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AppleSystemUIFont" svg:font-family=".AppleSystemUIFont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71mm"/>
    </style:style>
    <style:style style:name="co2" style:family="table-column">
      <style:table-column-properties fo:break-before="auto" style:column-width="13.02mm"/>
    </style:style>
    <style:style style:name="co3" style:family="table-column">
      <style:table-column-properties fo:break-before="auto" style:column-width="11.01mm"/>
    </style:style>
    <style:style style:name="co4" style:family="table-column">
      <style:table-column-properties fo:break-before="auto" style:column-width="27.3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67mm"/>
    </style:style>
    <style:style style:name="co7" style:family="table-column">
      <style:table-column-properties fo:break-before="auto" style:column-width="17.2mm"/>
    </style:style>
    <style:style style:name="co8" style:family="table-column">
      <style:table-column-properties fo:break-before="auto" style:column-width="108.74mm"/>
    </style:style>
    <style:style style:name="co9" style:family="table-column">
      <style:table-column-properties fo:break-before="auto" style:column-width="25.52mm"/>
    </style:style>
    <style:style style:name="co10" style:family="table-column">
      <style:table-column-properties fo:break-before="auto" style:column-width="18.34mm"/>
    </style:style>
    <style:style style:name="co11" style:family="table-column">
      <style:table-column-properties fo:break-before="auto" style:column-width="10.88mm"/>
    </style:style>
    <style:style style:name="co12" style:family="table-column">
      <style:table-column-properties fo:break-before="auto" style:column-width="80.91mm"/>
    </style:style>
    <style:style style:name="co13" style:family="table-column">
      <style:table-column-properties fo:break-before="auto" style:column-width="109.04mm"/>
    </style:style>
    <style:style style:name="co14" style:family="table-column">
      <style:table-column-properties fo:break-before="auto" style:column-width="17.78mm"/>
    </style:style>
    <style:style style:name="co15" style:family="table-column">
      <style:table-column-properties fo:break-before="auto" style:column-width="14.02mm"/>
    </style:style>
    <style:style style:name="co16" style:family="table-column">
      <style:table-column-properties fo:break-before="auto" style:column-width="16.03mm"/>
    </style:style>
    <style:style style:name="co17" style:family="table-column">
      <style:table-column-properties fo:break-before="auto" style:column-width="15.28mm"/>
    </style:style>
    <style:style style:name="co18" style:family="table-column">
      <style:table-column-properties fo:break-before="auto" style:column-width="13.78mm"/>
    </style:style>
    <style:style style:name="co19" style:family="table-column">
      <style:table-column-properties fo:break-before="auto" style:column-width="13.26mm"/>
    </style:style>
    <style:style style:name="co20" style:family="table-column">
      <style:table-column-properties fo:break-before="auto" style:column-width="9.54mm"/>
    </style:style>
    <style:style style:name="co21" style:family="table-column">
      <style:table-column-properties fo:break-before="auto" style:column-width="175.1mm"/>
    </style:style>
    <style:style style:name="co22" style:family="table-column">
      <style:table-column-properties fo:break-before="auto" style:column-width="21.15mm"/>
    </style:style>
    <style:style style:name="co23" style:family="table-column">
      <style:table-column-properties fo:break-before="auto" style:column-width="22.31mm"/>
    </style:style>
    <style:style style:name="co24" style:family="table-column">
      <style:table-column-properties fo:break-before="auto" style:column-width="108.59mm"/>
    </style:style>
    <style:style style:name="co25" style:family="table-column">
      <style:table-column-properties fo:break-before="auto" style:column-width="134.14mm"/>
    </style:style>
    <style:style style:name="co26" style:family="table-column">
      <style:table-column-properties fo:break-before="auto" style:column-width="112.08mm"/>
    </style:style>
    <style:style style:name="co27" style:family="table-column">
      <style:table-column-properties fo:break-before="auto" style:column-width="20.74mm"/>
    </style:style>
    <style:style style:name="co28" style:family="table-column">
      <style:table-column-properties fo:break-before="auto" style:column-width="22.23mm"/>
    </style:style>
    <style:style style:name="co29" style:family="table-column">
      <style:table-column-properties fo:break-before="auto" style:column-width="74.93mm"/>
    </style:style>
    <style:style style:name="co30" style:family="table-column">
      <style:table-column-properties fo:break-before="auto" style:column-width="77.61mm"/>
    </style:style>
    <style:style style:name="co31" style:family="table-column">
      <style:table-column-properties fo:break-before="auto" style:column-width="81.47mm"/>
    </style:style>
    <style:style style:name="co32" style:family="table-column">
      <style:table-column-properties fo:break-before="auto" style:column-width="107.99mm"/>
    </style:style>
    <style:style style:name="co33" style:family="table-column">
      <style:table-column-properties fo:break-before="auto" style:column-width="77.31mm"/>
    </style:style>
    <style:style style:name="co34" style:family="table-column">
      <style:table-column-properties fo:break-before="auto" style:column-width="79.39mm"/>
    </style:style>
    <style:style style:name="co35" style:family="table-column">
      <style:table-column-properties fo:break-before="auto" style:column-width="101.72mm"/>
    </style:style>
    <style:style style:name="co36" style:family="table-column">
      <style:table-column-properties fo:break-before="auto" style:column-width="10.71mm"/>
    </style:style>
    <style:style style:name="co37" style:family="table-column">
      <style:table-column-properties fo:break-before="auto" style:column-width="8.96mm"/>
    </style:style>
    <style:style style:name="co38" style:family="table-column">
      <style:table-column-properties fo:break-before="auto" style:column-width="8.08mm"/>
    </style:style>
    <style:style style:name="co39" style:family="table-column">
      <style:table-column-properties fo:break-before="auto" style:column-width="84.77mm"/>
    </style:style>
    <style:style style:name="co40" style:family="table-column">
      <style:table-column-properties fo:break-before="auto" style:column-width="91.74mm"/>
    </style:style>
    <style:style style:name="co41" style:family="table-column">
      <style:table-column-properties fo:break-before="auto" style:column-width="180.34mm"/>
    </style:style>
    <style:style style:name="co42" style:family="table-column">
      <style:table-column-properties fo:break-before="auto" style:column-width="14.48mm"/>
    </style:style>
    <style:style style:name="co43" style:family="table-column">
      <style:table-column-properties fo:break-before="auto" style:column-width="125.73mm"/>
    </style:style>
    <style:style style:name="co44" style:family="table-column">
      <style:table-column-properties fo:break-before="auto" style:column-width="151.62mm"/>
    </style:style>
    <style:style style:name="co45" style:family="table-column">
      <style:table-column-properties fo:break-before="auto" style:column-width="16.33mm"/>
    </style:style>
    <style:style style:name="co46" style:family="table-column">
      <style:table-column-properties fo:break-before="auto" style:column-width="7.74mm"/>
    </style:style>
    <style:style style:name="co47" style:family="table-column">
      <style:table-column-properties fo:break-before="auto" style:column-width="11.17mm"/>
    </style:style>
    <style:style style:name="co48" style:family="table-column">
      <style:table-column-properties fo:break-before="auto" style:column-width="30.39mm"/>
    </style:style>
    <style:style style:name="co49" style:family="table-column">
      <style:table-column-properties fo:break-before="auto" style:column-width="16.92mm"/>
    </style:style>
    <style:style style:name="co50" style:family="table-column">
      <style:table-column-properties fo:break-before="auto" style:column-width="186.14mm"/>
    </style:style>
    <style:style style:name="co51" style:family="table-column">
      <style:table-column-properties fo:break-before="auto" style:column-width="107.42mm"/>
    </style:style>
    <style:style style:name="co52" style:family="table-column">
      <style:table-column-properties fo:break-before="auto" style:column-width="27.82mm"/>
    </style:style>
    <style:style style:name="co53" style:family="table-column">
      <style:table-column-properties fo:break-before="auto" style:column-width="14.32mm"/>
    </style:style>
    <style:style style:name="co54" style:family="table-column">
      <style:table-column-properties fo:break-before="auto" style:column-width="18.91mm"/>
    </style:style>
    <style:style style:name="co55" style:family="table-column">
      <style:table-column-properties fo:break-before="auto" style:column-width="76.61mm"/>
    </style:style>
    <style:style style:name="co56" style:family="table-column">
      <style:table-column-properties fo:break-before="auto" style:column-width="27.23mm"/>
    </style:style>
    <style:style style:name="co57" style:family="table-column">
      <style:table-column-properties fo:break-before="auto" style:column-width="79.18mm"/>
    </style:style>
    <style:style style:name="co58" style:family="table-column">
      <style:table-column-properties fo:break-before="auto" style:column-width="14.27mm"/>
    </style:style>
    <style:style style:name="co59" style:family="table-column">
      <style:table-column-properties fo:break-before="auto" style:column-width="24.3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6mm" fo:break-before="auto" style:use-optimal-row-height="true"/>
    </style:style>
    <style:style style:name="ro5" style:family="table-row">
      <style:table-row-properties style:row-height="4.6mm" fo:break-before="auto" style:use-optimal-row-height="false"/>
    </style:style>
    <style:style style:name="ro6" style:family="table-row">
      <style:table-row-properties style:row-height="6.54mm" fo:break-before="auto" style:use-optimal-row-height="true"/>
    </style:style>
    <style:style style:name="ro7" style:family="table-row">
      <style:table-row-properties style:row-height="9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6.95mm" fo:break-before="auto" style:use-optimal-row-height="true"/>
    </style:style>
    <style:style style:name="ro10" style:family="table-row">
      <style:table-row-properties style:row-height="6.12mm" fo:break-before="auto" style:use-optimal-row-height="true"/>
    </style:style>
    <style:style style:name="ro11" style:family="table-row">
      <style:table-row-properties style:row-height="8.7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border-left="0.06pt solid #000000" fo:padding-bottom="0.49mm" fo:padding-left="1.99mm" fo:padding-right="0mm" fo:padding-top="0.49mm" fo:border-right="2.01pt solid #000000" fo:border-top="0.06pt solid #000000"/>
      <style:paragraph-properties fo:text-align="start" fo:margin-left="0mm"/>
    </style:style>
    <style:style style:name="ce27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f8f1f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2.01pt solid #000000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51" style:family="table-cell" style:parent-style-name="Default" style:data-style-name="N2">
      <style:table-cell-properties fo:border-bottom="0.06pt solid #000000" fo:background-color="#f8f1f9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 style:data-style-name="N2">
      <style:table-cell-properties fo:border-bottom="0.06pt solid #000000" fo:background-color="#f8f1f9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 style:data-style-name="N2">
      <style:table-cell-properties fo:border-bottom="0.06pt solid #000000" fo:background-color="#f8f1f9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1pt" style:font-size-asian="11pt" style:font-size-complex="11pt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2.01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59" style:family="table-cell" style:parent-style-name="Default" style:data-style-name="N2">
      <style:table-cell-properties fo:border-bottom="0.06pt solid #000000" fo:background-color="#f8f1f9" style:text-align-source="fix" style:repeat-content="false" fo:border-left="none" fo:border-right="none" fo:border-top="0.06pt solid #000000"/>
      <style:paragraph-properties fo:text-align="center" fo:margin-left="0m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60" style:family="table-cell" style:parent-style-name="Default" style:data-style-name="N2">
      <style:table-cell-properties fo:border-bottom="0.06pt solid #000000" fo:background-color="#f8f1f9" style:text-align-source="fix" style:repeat-content="false" fo:border-left="none" fo:border-right="none" fo:border-top="0.06pt solid #000000"/>
      <style:paragraph-properties fo:text-align="center" fo:margin-left="0mm"/>
      <style:text-properties fo:font-size="9pt" fo:font-style="italic" style:font-size-asian="9pt" style:font-style-asian="italic" style:font-size-complex="9pt" style:font-style-complex="italic"/>
    </style:style>
    <style:style style:name="ce85" style:family="table-cell" style:parent-style-name="Default">
      <style:table-cell-properties fo:border-bottom="2.01pt solid #000000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6" style:family="table-cell" style:parent-style-name="Default" style:data-style-name="N2">
      <style:table-cell-properties fo:border-bottom="0.06pt solid #000000" fo:background-color="#f8f1f9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87" style:family="table-cell" style:parent-style-name="Default" style:data-style-name="N2">
      <style:table-cell-properties fo:border-bottom="0.06pt solid #000000" fo:background-color="#f8f1f9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9pt" fo:font-style="italic" style:font-size-asian="9pt" style:font-style-asian="italic" style:font-size-complex="9pt" style:font-style-complex="italic"/>
    </style:style>
    <style:style style:name="ce89" style:family="table-cell" style:parent-style-name="Default">
      <style:table-cell-properties fo:border-bottom="0.06pt solid #000000" fo:background-color="#eaf5f1" style:text-align-source="fix" style:repeat-content="false" fo:border-left="0.06pt solid #000000" fo:border-right="1.5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0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none" fo:border-top="0.06pt solid #000000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91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none" fo:border-top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none" fo:border-top="0.06pt solid #000000"/>
      <style:paragraph-properties fo:text-align="center" fo:margin-left="0mm"/>
      <style:text-properties fo:font-size="11pt" style:font-size-asian="11pt" style:font-size-complex="11pt"/>
    </style:style>
    <style:style style:name="ce93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none" fo:border-top="0.06pt solid #000000"/>
      <style:paragraph-properties fo:text-align="center" fo:margin-left="0m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94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none" fo:border-top="0.06pt solid #000000"/>
      <style:paragraph-properties fo:text-align="center" fo:margin-left="0mm"/>
      <style:text-properties fo:font-size="9pt" fo:font-style="italic" style:font-size-asian="9pt" style:font-style-asian="italic" style:font-size-complex="9pt" style:font-style-complex="italic"/>
    </style:style>
    <style:style style:name="ce95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96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2.01pt solid #000000" fo:background-color="#ffffff" style:text-align-source="fix" style:repeat-content="false" fo:border-left="none" fo:border-right="1.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99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1.5pt solid #000000" fo:border-top="0.06pt solid #000000"/>
      <style:paragraph-properties fo:text-align="center" fo:margin-left="0m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00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1.5pt solid #000000" fo:border-top="0.06pt solid #000000"/>
      <style:paragraph-properties fo:text-align="center" fo:margin-left="0mm"/>
      <style:text-properties fo:font-size="9pt" fo:font-style="italic" style:font-size-asian="9pt" style:font-style-asian="italic" style:font-size-complex="9pt" style:font-style-complex="italic"/>
    </style:style>
    <style:style style:name="ce88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03" style:family="table-cell" style:parent-style-name="Default" style:data-style-name="N2">
      <style:table-cell-properties fo:border-bottom="none" fo:background-color="#dfcce4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345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08" style:family="table-cell" style:parent-style-name="Default" style:data-style-name="N2">
      <style:table-cell-properties fo:background-color="#dfcce4" style:text-align-source="fix" style:repeat-content="false"/>
      <style:paragraph-properties fo:text-align="center" fo:margin-left="0m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0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11" style:family="table-cell" style:parent-style-name="Default" style:data-style-name="N2">
      <style:table-cell-properties fo:background-color="#bee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3" style:family="table-cell" style:parent-style-name="Default" style:data-style-name="N2">
      <style:table-cell-properties fo:background-color="#bee3d3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15" style:family="table-cell" style:parent-style-name="Default" style:data-style-name="N2">
      <style:table-cell-properties fo:background-color="#bee3d3" style:text-align-source="fix" style:repeat-content="false"/>
      <style:paragraph-properties fo:text-align="center" fo:margin-left="0m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9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18" style:family="table-cell" style:parent-style-name="Default" style:data-style-name="N2">
      <style:table-cell-properties fo:border-bottom="none" fo:background-color="#bee3d3" style:text-align-source="fix" style:repeat-content="false" fo:border-left="none" fo:border-right="0.06pt solid #000000" fo:border-top="none"/>
      <style:paragraph-properties fo:text-align="center" fo:margin-left="0m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19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20" style:family="table-cell" style:parent-style-name="Default" style:data-style-name="N2">
      <style:table-cell-properties fo:background-color="#dfcce4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eaf5f1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2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23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9pt" fo:font-style="italic" style:font-size-asian="9pt" style:font-style-asian="italic" style:font-size-complex="9pt" style:font-style-complex="italic"/>
    </style:style>
    <style:style style:name="ce349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.AppleSystemUIFont" style:font-size-asian="10pt" style:language-asian="zh" style:country-asian="CN" style:font-style-asian="normal" style:font-weight-asian="normal" style:font-name-complex=".AppleSystemU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no-wrap" style:vertical-align="automatic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.AppleSystemUIFont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.AppleSystemUIFont" style:font-size-asian="10pt" style:language-asian="zh" style:country-asian="CN" style:font-style-asian="normal" style:font-weight-asian="normal" style:font-name-complex=".AppleSystemU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 style:data-style-name="N113"/>
    <style:style style:name="ce13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5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8" style:family="table-cell" style:parent-style-name="Default" style:data-style-name="N113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 style:data-style-name="N113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 style:data-style-name="N113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19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113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3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.AppleSystemUIFont" style:font-size-asian="10pt" style:language-asian="zh" style:country-asian="CN" style:font-style-asian="normal" style:font-weight-asian="normal" style:font-name-complex=".AppleSystemU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1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6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9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52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1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31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32" style:family="table-cell" style:parent-style-name="Default" style:data-style-name="N113">
      <style:table-cell-properties fo:border-bottom="none" fo:border-left="0.06pt solid #000000" fo:border-right="none" fo:border-top="none"/>
    </style:style>
    <style:style style:name="ce33" style:family="table-cell" style:parent-style-name="Default" style:data-style-name="N113">
      <style:table-cell-properties fo:border-bottom="0.06pt solid #000000" fo:border-left="0.06pt solid #000000" fo:border-right="none" fo:border-top="none"/>
    </style:style>
    <style:style style:name="ce105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34" style:family="table-cell" style:parent-style-name="Default" style:data-style-name="N113">
      <style:table-cell-properties fo:border-bottom="0.06pt solid #000000" fo:border-left="none" fo:border-right="none" fo:border-top="none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35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36" style:family="table-cell" style:parent-style-name="Default" style:data-style-name="N113">
      <style:table-cell-properties fo:border-bottom="none" fo:border-left="none" fo:border-right="0.06pt solid #000000" fo:border-top="none"/>
    </style:style>
    <style:style style:name="ce37" style:family="table-cell" style:parent-style-name="Default" style:data-style-name="N113">
      <style:table-cell-properties fo:border-bottom="0.06pt solid #000000" fo:border-left="none" fo:border-right="0.06pt solid #000000" fo:border-top="none"/>
    </style:style>
    <style:style style:name="ce38" style:family="table-cell" style:parent-style-name="Default" style:data-style-name="N113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12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39" style:family="table-cell" style:parent-style-name="Default" style:data-style-name="N113">
      <style:text-properties fo:font-weight="bold" style:font-weight-asian="bold" style:font-weight-complex="bold"/>
    </style:style>
    <style:style style:name="ce114" style:family="table-cell" style:parent-style-name="Default" style:data-style-name="N2"/>
    <style:style style:name="ce40" style:family="table-cell" style:parent-style-name="Default" style:data-style-name="N113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16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41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 style:data-style-name="N113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43" style:family="table-cell" style:parent-style-name="Default" style:data-style-name="N113">
      <style:table-cell-properties fo:border-bottom="none" fo:border-left="0.06pt solid #000000" fo:border-right="none" fo:border-top="0.06pt solid #000000"/>
    </style:style>
    <style:style style:name="ce44" style:family="table-cell" style:parent-style-name="Default" style:data-style-name="N113">
      <style:table-cell-properties fo:border-bottom="none" fo:border-left="none" fo:border-right="none" fo:border-top="0.06pt solid #000000"/>
    </style:style>
    <style:style style:name="ce45" style:family="table-cell" style:parent-style-name="Default" style:data-style-name="N113">
      <style:table-cell-properties fo:border="none"/>
    </style:style>
    <style:style style:name="ce46" style:family="table-cell" style:parent-style-name="Default" style:data-style-name="N113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47" style:family="table-cell" style:parent-style-name="Default" style:data-style-name="N113">
      <style:table-cell-properties fo:border-bottom="none" fo:border-left="none" fo:border-right="0.06pt solid #000000" fo:border-top="0.06pt solid #000000"/>
    </style:style>
    <style:style style:name="ce48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49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50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179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0" style:family="table-cell" style:parent-style-name="Default" style:data-style-name="N113">
      <style:table-cell-properties style:text-align-source="fix" style:repeat-content="false" fo:wrap-option="no-wrap" style:vertical-align="automatic"/>
      <style:paragraph-properties fo:text-align="center" fo:margin-left="0mm"/>
    </style:style>
    <style:style style:name="ce181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</style:style>
    <style:style style:name="ce182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.AppleSystemUIFont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.AppleSystemUIFont" style:font-size-asian="10pt" style:language-asian="zh" style:country-asian="CN" style:font-style-asian="normal" style:font-weight-asian="normal" style:font-name-complex=".AppleSystemU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13">
      <style:table-cell-properties style:text-align-source="fix" style:repeat-content="false" style:vertical-align="middle"/>
      <style:paragraph-properties fo:text-align="center"/>
    </style:style>
    <style:style style:name="ce184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6pt" style:font-size-asian="16pt" style:font-size-complex="16pt"/>
    </style:style>
    <style:style style:name="ce185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98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6pt" style:font-size-asian="16pt" style:font-size-complex="16pt"/>
    </style:style>
    <style:style style:name="ce1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b2b2b2" fo:font-weight="bold" style:font-weight-asian="bold" style:font-weight-complex="bold"/>
    </style:style>
    <style:style style:name="ce20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/>
    </style:style>
    <style:style style:name="ce2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0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2pt" style:font-size-asian="12pt" style:font-size-complex="12pt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09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12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13" style:family="table-cell" style:parent-style-name="Default">
      <style:table-cell-properties fo:background-color="#ffdaa2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15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1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8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</style:style>
    <style:style style:name="ce219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mm"/>
    </style:style>
    <style:style style:name="ce220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mm"/>
    </style:style>
    <style:style style:name="ce2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ccccc"/>
    </style:style>
    <style:style style:name="ce2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26" style:family="table-cell" style:parent-style-name="Default">
      <style:table-cell-properties fo:background-color="#ffdaa2"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30" style:family="table-cell" style:parent-style-name="Default">
      <style:table-cell-properties fo:background-color="#fffbcc"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235" style:family="table-cell" style:parent-style-name="Default">
      <style:table-cell-properties fo:background-color="#ffdaa2" style:text-align-source="fix" style:repeat-content="false" fo:border="none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236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2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8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</style:style>
    <style:style style:name="ce239" style:family="table-cell" style:parent-style-name="Default">
      <style:table-cell-properties fo:background-color="#bce4e5" style:text-align-source="fix" style:repeat-content="false" fo:border="none" style:vertical-align="middle"/>
      <style:paragraph-properties fo:text-align="center" fo:margin-left="0mm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4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24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b2b2b2"/>
    </style:style>
    <style:style style:name="ce2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b2b2b2"/>
    </style:style>
    <style:style style:name="ce2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ackground-color="#ffdaa2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46" style:family="table-cell" style:parent-style-name="Default">
      <style:table-cell-properties fo:background-color="#fffbcc"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47" style:family="table-cell" style:parent-style-name="Default">
      <style:table-cell-properties fo:border-bottom="none" fo:background-color="#e0efd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48" style:family="table-cell" style:parent-style-name="Default">
      <style:table-cell-properties fo:border-bottom="none" fo:background-color="#dfcce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49" style:family="table-cell" style:parent-style-name="Default">
      <style:table-cell-properties fo:background-color="#e0efd4" style:text-align-source="fix" style:repeat-content="false" fo:border="none" style:vertical-align="middle"/>
      <style:paragraph-properties fo:text-align="center" fo:margin-left="0mm"/>
    </style:style>
    <style:style style:name="ce2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2b2b2"/>
    </style:style>
    <style:style style:name="ce2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b2b2b2"/>
    </style:style>
    <style:style style:name="ce25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54" style:family="table-cell" style:parent-style-name="Default">
      <style:table-cell-properties fo:background-color="#ffdaa2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56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fo:color="#000000" fo:font-size="12pt" style:font-size-asian="12pt" style:font-size-complex="12pt"/>
    </style:style>
    <style:style style:name="ce25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9" style:family="table-cell" style:parent-style-name="Default">
      <style:table-cell-properties fo:border-bottom="none" fo:background-color="#e0efd4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000000"/>
    </style:style>
    <style:style style:name="ce260" style:family="table-cell" style:parent-style-name="Default">
      <style:table-cell-properties fo:background-color="#dfcce4" style:text-align-source="fix" style:repeat-content="false"/>
      <style:paragraph-properties fo:text-align="center" fo:margin-left="0mm"/>
    </style:style>
    <style:style style:name="ce261" style:family="table-cell" style:parent-style-name="Default">
      <style:table-cell-properties fo:border-bottom="0.06pt solid #000000" fo:background-color="#dfcce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61" style:family="table-cell" style:parent-style-name="Default">
      <style:table-cell-properties fo:background-color="#c4e9f6"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62" style:family="table-cell" style:parent-style-name="Default">
      <style:table-cell-properties fo:background-color="#c4e9f6"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fo:background-color="#c4e9f6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c4e9f6"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65" style:family="table-cell" style:parent-style-name="Default">
      <style:table-cell-properties fo:background-color="#c4e9f6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c4e9f6" style:text-align-source="fix" style:repeat-content="false"/>
      <style:paragraph-properties fo:text-align="start" fo:margin-left="0mm"/>
    </style:style>
    <style:style style:name="ce67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68" style:family="table-cell" style:parent-style-name="Default">
      <style:table-cell-properties fo:background-color="#e0efd4" style:text-align-source="fix" style:repeat-content="false"/>
      <style:paragraph-properties fo:text-align="center" fo:margin-left="0mm"/>
    </style:style>
    <style:style style:name="ce69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e0efd4"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71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e0efd4" style:text-align-source="fix" style:repeat-content="false"/>
      <style:paragraph-properties fo:text-align="start" fo:margin-left="0mm"/>
    </style:style>
    <style:style style:name="ce73" style:family="table-cell" style:parent-style-name="Default">
      <style:table-cell-properties fo:background-color="#f0f9fc"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74" style:family="table-cell" style:parent-style-name="Default">
      <style:table-cell-properties fo:background-color="#f0f9fc" style:text-align-source="fix" style:repeat-content="false"/>
      <style:paragraph-properties fo:text-align="center" fo:margin-left="0mm"/>
    </style:style>
    <style:style style:name="ce75" style:family="table-cell" style:parent-style-name="Default">
      <style:table-cell-properties fo:background-color="#f0f9f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0f9fc"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77" style:family="table-cell" style:parent-style-name="Default">
      <style:table-cell-properties fo:background-color="#f0f9fc" style:text-align-source="fix" style:repeat-content="false"/>
      <style:paragraph-properties fo:text-align="start" fo:margin-left="0mm"/>
    </style:style>
    <style:style style:name="ce78" style:family="table-cell" style:parent-style-name="Default">
      <style:table-cell-properties fo:background-color="#f0f9fc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fafff7"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80" style:family="table-cell" style:parent-style-name="Default">
      <style:table-cell-properties fo:background-color="#fafff7" style:text-align-source="fix" style:repeat-content="false"/>
      <style:paragraph-properties fo:text-align="center" fo:margin-left="0mm"/>
    </style:style>
    <style:style style:name="ce81" style:family="table-cell" style:parent-style-name="Default">
      <style:table-cell-properties fo:background-color="#fafff7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afff7"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83" style:family="table-cell" style:parent-style-name="Default">
      <style:table-cell-properties fo:background-color="#fafff7" style:text-align-source="fix" style:repeat-content="false"/>
      <style:paragraph-properties fo:text-align="start" fo:margin-left="0mm"/>
    </style:style>
    <style:style style:name="ce84" style:family="table-cell" style:parent-style-name="Default">
      <style:table-cell-properties fo:background-color="#fafff7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26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68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69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808080" fo:font-weight="bold" style:font-weight-asian="bold" style:font-weight-complex="bold"/>
    </style:style>
    <style:style style:name="ce27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8080"/>
    </style:style>
    <style:style style:name="ce27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8080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/>
    </style:style>
    <style:style style:name="ce275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999999" fo:font-size="10pt" style:font-size-asian="10pt" style:font-size-complex="10pt"/>
    </style:style>
    <style:style style:name="ce27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999999" fo:font-size="10pt" fo:font-weight="normal" style:font-size-asian="10pt" style:font-weight-asian="normal" style:font-size-complex="10pt" style:font-weight-complex="normal"/>
    </style:style>
    <style:style style:name="ce2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999999"/>
    </style:style>
    <style:style style:name="ce27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999999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281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/>
    </style:style>
    <style:style style:name="ce28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8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style:use-window-font-color="true"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8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use-window-font-color="true"/>
    </style:style>
    <style:style style:name="ce28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/>
    </style:style>
    <style:style style:name="ce290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94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8pt" style:font-size-asian="18pt" style:font-size-complex="18pt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296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4pt" style:font-size-asian="14pt" style:font-size-complex="14pt"/>
    </style:style>
    <style:style style:name="ce450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298" style:family="table-cell" style:parent-style-name="Default">
      <style:text-properties fo:font-size="14pt" style:font-size-asian="14pt" style:font-size-complex="14pt"/>
    </style:style>
    <style:style style:name="ce299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2pt" style:font-size-asian="12pt" style:font-size-complex="12pt"/>
    </style:style>
    <style:style style:name="ce45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454" style:family="table-cell" style:parent-style-name="Default">
      <style:text-properties fo:font-size="12pt" style:font-size-asian="12pt" style:font-size-complex="12pt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aa55a1" fo:font-size="12pt" fo:font-weight="bold" style:font-size-asian="12pt" style:font-weight-asian="bold" style:font-size-complex="12pt" style:font-weight-complex="bold"/>
    </style:style>
    <style:style style:name="ce303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808080" fo:font-size="10pt" fo:font-weight="bold" style:font-size-asian="10pt" style:font-weight-asian="bold" style:font-size-complex="10pt" style:font-weight-complex="bold"/>
    </style:style>
    <style:style style:name="ce304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808080" fo:font-size="10pt" style:font-size-asian="10pt" style:font-size-complex="10pt"/>
    </style:style>
    <style:style style:name="ce305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808080"/>
    </style:style>
    <style:style style:name="ce3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808080"/>
    </style:style>
    <style:style style:name="ce263" style:family="table-cell" style:parent-style-name="Default">
      <style:table-cell-properties fo:background-color="#fcc79b" style:text-align-source="fix" style:repeat-content="false"/>
      <style:paragraph-properties fo:text-align="center" fo:margin-left="0mm"/>
    </style:style>
    <style:style style:name="ce307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808080"/>
    </style:style>
    <style:style style:name="ce308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3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bd7cb5" fo:font-size="12pt" fo:font-weight="bold" style:font-size-asian="12pt" style:font-weight-asian="bold" style:font-size-complex="12pt" style:font-weight-complex="bold"/>
    </style:style>
    <style:style style:name="ce3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11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5pt" style:text-underline-style="none" fo:font-weight="bold" style:font-size-asian="15pt" style:font-weight-asian="bold" style:font-size-complex="15pt" style:font-weight-complex="bold"/>
    </style:style>
    <style:style style:name="ce312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0pt" style:font-size-asian="10pt" style:font-size-complex="10pt"/>
    </style:style>
    <style:style style:name="ce313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aa55a1"/>
    </style:style>
    <style:style style:name="ce3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aa55a1"/>
    </style:style>
    <style:style style:name="ce315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aa55a1"/>
    </style:style>
    <style:style style:name="ce316" style:family="table-cell" style:parent-style-name="Default">
      <style:table-cell-properties style:text-align-source="fix" style:repeat-content="false"/>
      <style:paragraph-properties fo:text-align="start" fo:margin-left="0mm"/>
      <style:text-properties fo:color="#bd7cb5"/>
    </style:style>
    <style:style style:name="ce3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bd7cb5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fo:border="0.06pt solid #000000"/>
      <style:text-properties style:use-window-font-color="true"/>
    </style:style>
    <style:style style:name="ce319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aa55a1" fo:font-size="10pt" fo:font-weight="bold" style:font-size-asian="10pt" style:font-weight-asian="bold" style:font-size-complex="10pt" style:font-weight-complex="bold"/>
    </style:style>
    <style:style style:name="ce320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0pt" fo:font-weight="normal" style:font-size-asian="10pt" style:font-weight-asian="normal" style:font-size-complex="10pt" style:font-weight-complex="normal"/>
    </style:style>
    <style:style style:name="ce321" style:family="table-cell" style:parent-style-name="Default">
      <style:text-properties fo:color="#bd7cb5"/>
    </style:style>
    <style:style style:name="ce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985006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808080" fo:font-weight="bold" style:font-weight-asian="bold" style:font-weight-complex="bold"/>
    </style:style>
    <style:style style:name="ce32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fo:color="#808080"/>
    </style:style>
    <style:style style:name="ce325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808080"/>
    </style:style>
    <style:style style:name="ce326" style:family="table-cell" style:parent-style-name="Default">
      <style:text-properties fo:color="#c06616"/>
    </style:style>
    <style:style style:name="ce3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06616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88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985006" fo:font-size="10pt" style:font-size-asian="10pt" style:font-size-complex="10pt"/>
    </style:style>
    <style:style style:name="ce389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fo:color="#985006"/>
    </style:style>
    <style:style style:name="ce390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985006"/>
    </style:style>
    <style:style style:name="ce3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985006"/>
    </style:style>
    <style:style style:name="ce392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985006"/>
    </style:style>
    <style:style style:name="ce393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985006"/>
    </style:style>
    <style:style style:name="ce394" style:family="table-cell" style:parent-style-name="Default">
      <style:table-cell-properties fo:border="0.06pt solid #000000"/>
      <style:text-properties fo:color="#c06616"/>
    </style:style>
    <style:style style:name="ce395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985006" fo:font-size="10pt" style:font-size-asian="10pt" style:font-size-complex="10pt"/>
    </style:style>
    <style:style style:name="ce3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6c3b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808080"/>
    </style:style>
    <style:style style:name="ce398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9353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9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b274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0" style:family="table-cell" style:parent-style-name="Default">
      <style:table-cell-properties fo:background-color="transparent"/>
      <style:text-properties fo:color="#009353"/>
    </style:style>
    <style:style style:name="ce40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9353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006c3b" fo:font-size="10pt" style:font-size-asian="10pt" style:font-size-complex="10pt"/>
    </style:style>
    <style:style style:name="ce409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006c3b"/>
    </style:style>
    <style:style style:name="ce4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6c3b"/>
    </style:style>
    <style:style style:name="ce413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006c3b"/>
    </style:style>
    <style:style style:name="ce478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006c3b"/>
    </style:style>
    <style:style style:name="ce497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006c3b" fo:font-size="15pt" fo:font-weight="bold" style:font-size-asian="15pt" style:font-weight-asian="bold" style:font-size-complex="15pt" style:font-weight-complex="bold"/>
    </style:style>
    <style:style style:name="ce498" style:family="table-cell" style:parent-style-name="Default">
      <style:table-cell-properties fo:background-color="transparent" fo:border="0.06pt solid #000000"/>
      <style:text-properties fo:color="#009353"/>
    </style:style>
    <style:style style:name="ce499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006c3b" fo:font-size="10pt" style:font-size-asian="10pt" style:font-size-complex="10pt"/>
    </style:style>
    <style:style style:name="ce50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9353" fo:font-size="12pt" fo:font-weight="bold" style:font-size-asian="12pt" style:font-weight-asian="bold" style:font-size-complex="12pt" style:font-weight-complex="bold"/>
    </style:style>
    <style:style style:name="ce501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006c3b" fo:font-size="10pt" style:font-size-asian="10pt" style:font-size-complex="10pt"/>
    </style:style>
    <style:style style:name="ce502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006c3b" fo:font-size="10pt" fo:font-weight="normal" style:font-size-asian="10pt" style:font-weight-asian="normal" style:font-size-complex="10pt" style:font-weight-complex="normal"/>
    </style:style>
    <style:style style:name="ce5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6c3b"/>
    </style:style>
    <style:style style:name="ce504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color="#006c3b" fo:font-size="10pt" style:font-size-asian="10pt" style:font-size-complex="10pt"/>
    </style:style>
    <style:style style:name="ce505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color="#006c3b" fo:font-size="10pt" fo:font-weight="normal" style:font-size-asian="10pt" style:font-weight-asian="normal" style:font-size-complex="10pt" style:font-weight-complex="normal"/>
    </style:style>
    <style:style style:name="ce50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6c3b"/>
    </style:style>
    <style:style style:name="ce507" style:family="table-cell" style:parent-style-name="Default">
      <style:table-cell-properties style:text-align-source="fix" style:repeat-content="false"/>
      <style:paragraph-properties fo:text-align="start" fo:margin-left="0mm"/>
      <style:text-properties fo:color="#bd7cb5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8" style:family="table-cell" style:parent-style-name="Default">
      <style:table-cell-properties style:text-align-source="fix" style:repeat-content="false"/>
      <style:paragraph-properties fo:text-align="start" fo:margin-left="0mm"/>
      <style:text-properties fo:color="#985006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5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358" style:family="table-cell" style:parent-style-name="Default">
      <style:table-cell-properties fo:border-bottom="none" fo:border-left="0.06pt solid #000000" fo:border-right="none" fo:border-top="none"/>
    </style:style>
    <style:style style:name="ce359" style:family="table-cell" style:parent-style-name="Default">
      <style:table-cell-properties fo:border-bottom="0.06pt solid #000000" fo:border-left="0.06pt solid #000000" fo:border-right="none" fo:border-top="none"/>
    </style:style>
    <style:style style:name="ce360" style:family="table-cell" style:parent-style-name="Default">
      <style:table-cell-properties fo:border-bottom="none" fo:border-left="none" fo:border-right="none" fo:border-top="0.06pt solid #000000"/>
    </style:style>
    <style:style style:name="ce361" style:family="table-cell" style:parent-style-name="Default">
      <style:table-cell-properties fo:border-bottom="0.06pt solid #000000" fo:border-left="none" fo:border-right="none" fo:border-top="none"/>
    </style:style>
    <style:style style:name="ce362" style:family="table-cell" style:parent-style-name="Default">
      <style:table-cell-properties fo:border-bottom="none" fo:border-left="none" fo:border-right="0.06pt solid #000000" fo:border-top="0.06pt solid #000000"/>
    </style:style>
    <style:style style:name="ce363" style:family="table-cell" style:parent-style-name="Default">
      <style:table-cell-properties fo:border-bottom="none" fo:border-left="none" fo:border-right="0.06pt solid #000000" fo:border-top="none"/>
    </style:style>
    <style:style style:name="ce364" style:family="table-cell" style:parent-style-name="Default">
      <style:table-cell-properties fo:border-bottom="0.06pt solid #000000" fo:border-left="none" fo:border-right="0.06pt solid #000000" fo:border-top="none"/>
    </style:style>
    <style:style style:name="ce36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7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7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47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4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80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482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58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8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48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8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9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93" style:family="table-cell" style:parent-style-name="Default">
      <style:table-cell-properties fo:border="0.06pt solid #000000"/>
    </style:style>
    <style:style style:name="ce49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9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55" style:family="table-cell" style:parent-style-name="Default">
      <style:text-properties fo:font-weight="bold" style:font-weight-asian="bold" style:font-weight-complex="bold"/>
    </style:style>
    <style:style style:name="ce595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size="14pt" style:font-size-asian="14pt" style:font-size-complex="14pt"/>
    </style:style>
    <style:style style:name="ce510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511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512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513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514" style:family="table-cell" style:parent-style-name="Default">
      <style:table-cell-properties fo:background-color="#fcc79b"/>
    </style:style>
    <style:style style:name="ce515" style:family="table-cell" style:parent-style-name="Default">
      <style:table-cell-properties fo:background-color="#8ccfb7"/>
    </style:style>
    <style:style style:name="ce516" style:family="table-cell" style:parent-style-name="Default">
      <style:table-cell-properties fo:background-color="#7da7d8"/>
    </style:style>
    <style:style style:name="ce517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518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519" style:family="table-cell" style:parent-style-name="Default">
      <style:table-cell-properties fo:background-color="#8ccfb7" style:text-align-source="fix" style:repeat-content="false" style:rotation-angle="0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520" style:family="table-cell" style:parent-style-name="Default">
      <style:table-cell-properties fo:background-color="#8ccfb7" style:text-align-source="fix" style:repeat-content="false" style:rotation-angle="0" style:vertical-align="middle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522" style:family="table-cell" style:parent-style-name="Default">
      <style:table-cell-properties fo:background-color="#fcc79b" style:text-align-source="fix" style:repeat-content="false" style:vertical-align="middle"/>
      <style:paragraph-properties fo:text-align="center" fo:margin-left="0mm"/>
    </style:style>
    <style:style style:name="ce523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524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</style:style>
    <style:style style:name="ce525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526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color="#ed1c24" fo:font-size="10pt" style:font-size-asian="10pt" style:font-size-complex="10pt"/>
    </style:style>
    <style:style style:name="ce527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font-size="10pt" style:font-size-asian="10pt" style:font-size-complex="10pt"/>
    </style:style>
    <style:style style:name="ce3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 Narrow" fo:font-size="12pt" fo:font-weight="bold" style:font-size-asian="12pt" style:font-weight-asian="bold" style:font-size-complex="12pt" style:font-weight-complex="bold"/>
    </style:style>
    <style:style style:name="ce34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Arial Narrow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.AppleSystemUIFont" style:font-size-asian="12pt" style:language-asian="zh" style:country-asian="CN" style:font-style-asian="normal" style:font-weight-asian="bold" style:font-name-complex=".AppleSystemUIFont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51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it" fo:country="IT" style:language-asian="zh" style:country-asian="CN" style:language-complex="hi" style:country-complex="IN" style:font-name-asian=".AppleSystemUIFont" style:font-name-complex=".AppleSystemUIFont" style:font-size-asian="5.19999980926514pt" style:font-size-complex="5.199999809265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.AppleSystemUIFon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it" fo:country="IT" style:language-asian="zh" style:country-asian="CN" style:language-complex="hi" style:country-complex="IN" style:font-name-asian=".AppleSystemUIFont" style:font-name-complex=".AppleSystemUIFont" style:font-size-asian="5.19999980926514pt" style:font-size-complex="5.199999809265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niformedRecap" table:style-name="ta1">
        <office:forms form:automatic-focus="false" form:apply-design-mode="false"/>
        <table:table-column table:style-name="co1" table:default-cell-style-name="ce270"/>
        <table:table-column table:style-name="co2" table:default-cell-style-name="ce262"/>
        <table:table-column table:style-name="co3" table:number-columns-repeated="2" table:default-cell-style-name="ce262"/>
        <table:table-column table:style-name="co2" table:default-cell-style-name="ce262"/>
        <table:table-column table:style-name="co3" table:number-columns-repeated="2" table:default-cell-style-name="ce262"/>
        <table:table-column table:style-name="co2" table:default-cell-style-name="ce262"/>
        <table:table-column table:style-name="co3" table:number-columns-repeated="2" table:default-cell-style-name="ce262"/>
        <table:table-column table:style-name="co2" table:default-cell-style-name="ce262"/>
        <table:table-column table:style-name="co3" table:number-columns-repeated="2" table:default-cell-style-name="ce262"/>
        <table:table-column table:style-name="co2" table:default-cell-style-name="ce262"/>
        <table:table-column table:style-name="co3" table:number-columns-repeated="2" table:default-cell-style-name="ce262"/>
        <table:table-column table:style-name="co2" table:default-cell-style-name="ce262"/>
        <table:table-column table:style-name="co3" table:number-columns-repeated="2" table:default-cell-style-name="ce262"/>
        <table:table-column table:style-name="co4" table:default-cell-style-name="ce262"/>
        <table:table-column table:style-name="co5" table:number-columns-repeated="1004" table:default-cell-style-name="ce262"/>
        <table:table-row table:style-name="ro1">
          <table:table-cell table:style-name="ce2" office:value-type="string" calcext:value-type="string" table:number-columns-spanned="1" table:number-rows-spanned="3">
            <text:p>TECNICA</text:p>
          </table:table-cell>
          <table:table-cell table:style-name="ce16" office:value-type="string" calcext:value-type="string" table:number-columns-spanned="6" table:number-rows-spanned="1">
            <text:p>1 <text:span text:style-name="T1">Livello LSTM</text:span></text:p>
          </table:table-cell>
          <table:covered-table-cell table:number-columns-repeated="4" table:style-name="ce56"/>
          <table:covered-table-cell table:style-name="ce95"/>
          <table:table-cell table:style-name="ce16" office:value-type="string" calcext:value-type="string" table:number-columns-spanned="6" table:number-rows-spanned="1">
            <text:p>2 <text:span text:style-name="T1">Livelli LSTM</text:span></text:p>
          </table:table-cell>
          <table:covered-table-cell table:number-columns-repeated="2" table:style-name="ce56"/>
          <table:covered-table-cell table:style-name="ce110" office:value-type="string" calcext:value-type="string">
            <text:p>2L</text:p>
          </table:covered-table-cell>
          <table:covered-table-cell table:style-name="ce56"/>
          <table:covered-table-cell table:style-name="ce95"/>
          <table:table-cell table:style-name="ce110" office:value-type="string" calcext:value-type="string" table:number-columns-spanned="6" table:number-rows-spanned="1">
            <text:p>3 <text:span text:style-name="T1">Livelli LSTM</text:span></text:p>
          </table:table-cell>
          <table:covered-table-cell table:number-columns-repeated="2" table:style-name="ce56"/>
          <table:covered-table-cell table:style-name="ce56" office:value-type="string" calcext:value-type="string">
            <text:p>3L</text:p>
          </table:covered-table-cell>
          <table:covered-table-cell table:number-columns-repeated="2" table:style-name="ce56"/>
          <table:table-cell table:number-columns-repeated="3"/>
          <table:table-cell table:style-name="ce125"/>
          <table:table-cell table:number-columns-repeated="3"/>
          <table:table-cell table:style-name="ce125"/>
          <table:table-cell table:style-name="ce350" table:number-columns-repeated="996"/>
          <table:table-cell/>
        </table:table-row>
        <table:table-row table:style-name="ro2">
          <table:covered-table-cell table:style-name="ce3"/>
          <table:table-cell table:style-name="ce20" office:value-type="string" calcext:value-type="string" table:number-columns-spanned="3" table:number-rows-spanned="1">
            <text:p>DETECTRON</text:p>
          </table:table-cell>
          <table:covered-table-cell table:number-columns-repeated="2" table:style-name="ce57"/>
          <table:table-cell table:style-name="ce89" office:value-type="string" calcext:value-type="string" table:number-columns-spanned="3" table:number-rows-spanned="1">
            <text:p>POSENET</text:p>
          </table:table-cell>
          <table:covered-table-cell table:style-name="ce57"/>
          <table:covered-table-cell table:style-name="ce96"/>
          <table:table-cell table:style-name="ce20" office:value-type="string" calcext:value-type="string" table:number-columns-spanned="3" table:number-rows-spanned="1">
            <text:p>DETECTRON</text:p>
          </table:table-cell>
          <table:covered-table-cell table:number-columns-repeated="2" table:style-name="ce57"/>
          <table:table-cell table:style-name="ce89" office:value-type="string" calcext:value-type="string" table:number-columns-spanned="3" table:number-rows-spanned="1">
            <text:p>POSENET</text:p>
          </table:table-cell>
          <table:covered-table-cell table:style-name="ce57"/>
          <table:covered-table-cell table:style-name="ce96"/>
          <table:table-cell table:style-name="ce20" office:value-type="string" calcext:value-type="string" table:number-columns-spanned="3" table:number-rows-spanned="1">
            <text:p>DETECTRON</text:p>
          </table:table-cell>
          <table:covered-table-cell table:number-columns-repeated="2" table:style-name="ce57"/>
          <table:table-cell table:style-name="ce121" office:value-type="string" calcext:value-type="string" table:number-columns-spanned="3" table:number-rows-spanned="1">
            <text:p>POSENET</text:p>
          </table:table-cell>
          <table:covered-table-cell table:number-columns-repeated="2" table:style-name="ce57"/>
          <table:table-cell table:number-columns-repeated="3"/>
          <table:table-cell table:style-name="ce125"/>
          <table:table-cell table:number-columns-repeated="3"/>
          <table:table-cell table:style-name="ce125"/>
          <table:table-cell table:style-name="ce350" table:number-columns-repeated="996"/>
          <table:table-cell/>
        </table:table-row>
        <table:table-row table:style-name="ro2">
          <table:covered-table-cell table:style-name="ce9"/>
          <table:table-cell table:style-name="ce30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85" office:value-type="string" calcext:value-type="string">
            <text:p>CS</text:p>
          </table:table-cell>
          <table:table-cell table:style-name="ce30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98" office:value-type="string" calcext:value-type="string">
            <text:p>CS</text:p>
          </table:table-cell>
          <table:table-cell table:style-name="ce58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58" office:value-type="string" calcext:value-type="string">
            <text:p>CS</text:p>
          </table:table-cell>
          <table:table-cell table:style-name="ce30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98" office:value-type="string" calcext:value-type="string">
            <text:p>CS</text:p>
          </table:table-cell>
          <table:table-cell table:style-name="ce30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85" office:value-type="string" calcext:value-type="string">
            <text:p>CS</text:p>
          </table:table-cell>
          <table:table-cell table:style-name="ce58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85" office:value-type="string" calcext:value-type="string">
            <text:p>CS</text:p>
          </table:table-cell>
          <table:table-cell office:value-type="string" calcext:value-type="string">
            <text:p>media glob 1L</text:p>
          </table:table-cell>
          <table:table-cell table:number-columns-repeated="2"/>
          <table:table-cell table:style-name="ce350"/>
          <table:table-cell table:number-columns-repeated="3"/>
          <table:table-cell table:style-name="ce350" table:number-columns-repeated="997"/>
          <table:table-cell/>
        </table:table-row>
        <table:table-row table:style-name="ro3">
          <table:table-cell table:style-name="ce11" office:value-type="string" calcext:value-type="string">
            <text:p>rimoz 0 + VIDEO + norm</text:p>
          </table:table-cell>
          <table:table-cell table:style-name="ce51" office:value-type="float" office:value="63.527" calcext:value-type="float">
            <text:p>63,53</text:p>
          </table:table-cell>
          <table:table-cell table:style-name="ce59" office:value-type="float" office:value="66.139" calcext:value-type="float">
            <text:p>66,14</text:p>
          </table:table-cell>
          <table:table-cell table:style-name="ce86" office:value-type="float" office:value="60.915" calcext:value-type="float">
            <text:p>60,92</text:p>
          </table:table-cell>
          <table:table-cell table:style-name="ce90" office:value-type="float" office:value="53.884" calcext:value-type="float">
            <text:p>53,88</text:p>
          </table:table-cell>
          <table:table-cell table:style-name="ce93" office:value-type="float" office:value="59.217" calcext:value-type="float">
            <text:p>59,22</text:p>
          </table:table-cell>
          <table:table-cell table:style-name="ce99" office:value-type="float" office:value="48.551" calcext:value-type="float">
            <text:p>48,55</text:p>
          </table:table-cell>
          <table:table-cell table:style-name="ce52" office:value-type="float" office:value="60.429" calcext:value-type="float">
            <text:p>60,43</text:p>
          </table:table-cell>
          <table:table-cell table:style-name="ce59" office:value-type="float" office:value="61.709" calcext:value-type="float">
            <text:p>61,71</text:p>
          </table:table-cell>
          <table:table-cell table:style-name="ce86" office:value-type="float" office:value="59.149" calcext:value-type="float">
            <text:p>59,15</text:p>
          </table:table-cell>
          <table:table-cell table:style-name="ce91" office:value-type="float" office:value="56.996" calcext:value-type="float">
            <text:p>57,00</text:p>
          </table:table-cell>
          <table:table-cell table:style-name="ce93" office:value-type="float" office:value="57.832" calcext:value-type="float">
            <text:p>57,83</text:p>
          </table:table-cell>
          <table:table-cell table:style-name="ce99" office:value-type="float" office:value="56.159" calcext:value-type="float">
            <text:p>56,16</text:p>
          </table:table-cell>
          <table:table-cell table:style-name="ce52" office:value-type="float" office:value="59.239" calcext:value-type="float">
            <text:p>59,24</text:p>
          </table:table-cell>
          <table:table-cell table:style-name="ce59" office:value-type="float" office:value="62.816" calcext:value-type="float">
            <text:p>62,82</text:p>
          </table:table-cell>
          <table:table-cell table:style-name="ce86" office:value-type="float" office:value="55.661" calcext:value-type="float">
            <text:p>55,66</text:p>
          </table:table-cell>
          <table:table-cell table:style-name="ce90" office:value-type="float" office:value="56.855" calcext:value-type="float">
            <text:p>56,86</text:p>
          </table:table-cell>
          <table:table-cell table:style-name="ce93" office:value-type="float" office:value="60.087" calcext:value-type="float">
            <text:p>60,09</text:p>
          </table:table-cell>
          <table:table-cell table:style-name="ce122" office:value-type="float" office:value="53.623" calcext:value-type="float">
            <text:p>53,62</text:p>
          </table:table-cell>
          <table:table-cell table:style-name="ce349" table:formula="of:=AVERAGE([.B4:.G4])" office:value-type="float" office:value="58.7055" calcext:value-type="float">
            <text:p>58,706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FRAME + norm</text:p>
          </table:table-cell>
          <table:table-cell table:style-name="ce52" office:value-type="float" office:value="63.289" calcext:value-type="float">
            <text:p>63,29</text:p>
          </table:table-cell>
          <table:table-cell table:style-name="ce59" office:value-type="float" office:value="65.981" calcext:value-type="float">
            <text:p>65,98</text:p>
          </table:table-cell>
          <table:table-cell table:style-name="ce86" office:value-type="float" office:value="60.598" calcext:value-type="float">
            <text:p>60,60</text:p>
          </table:table-cell>
          <table:table-cell table:style-name="ce91" office:value-type="float" office:value="57.956" calcext:value-type="float">
            <text:p>57,96</text:p>
          </table:table-cell>
          <table:table-cell table:style-name="ce93" office:value-type="float" office:value="59.889" calcext:value-type="float">
            <text:p>59,89</text:p>
          </table:table-cell>
          <table:table-cell table:style-name="ce99" office:value-type="float" office:value="56.024" calcext:value-type="float">
            <text:p>56,02</text:p>
          </table:table-cell>
          <table:table-cell table:style-name="ce51" office:value-type="float" office:value="63.426" calcext:value-type="float">
            <text:p>63,43</text:p>
          </table:table-cell>
          <table:table-cell table:style-name="ce59" office:value-type="float" office:value="64.715" calcext:value-type="float">
            <text:p>64,72</text:p>
          </table:table-cell>
          <table:table-cell table:style-name="ce86" office:value-type="float" office:value="62.138" calcext:value-type="float">
            <text:p>62,14</text:p>
          </table:table-cell>
          <table:table-cell table:style-name="ce90" office:value-type="float" office:value="56.914" calcext:value-type="float">
            <text:p>56,91</text:p>
          </table:table-cell>
          <table:table-cell table:style-name="ce93" office:value-type="float" office:value="58.03" calcext:value-type="float">
            <text:p>58,03</text:p>
          </table:table-cell>
          <table:table-cell table:style-name="ce99" office:value-type="float" office:value="55.797" calcext:value-type="float">
            <text:p>55,80</text:p>
          </table:table-cell>
          <table:table-cell table:style-name="ce52" office:value-type="float" office:value="33.016" calcext:value-type="float">
            <text:p>33,02</text:p>
          </table:table-cell>
          <table:table-cell table:style-name="ce59" office:value-type="float" office:value="12.5" calcext:value-type="float">
            <text:p>12,50</text:p>
          </table:table-cell>
          <table:table-cell table:style-name="ce86" office:value-type="float" office:value="53.533" calcext:value-type="float">
            <text:p>53,53</text:p>
          </table:table-cell>
          <table:table-cell table:style-name="ce90" office:value-type="float" office:value="12.5" calcext:value-type="float">
            <text:p>12,50</text:p>
          </table:table-cell>
          <table:table-cell table:style-name="ce93" office:value-type="float" office:value="12.5" calcext:value-type="float">
            <text:p>12,50</text:p>
          </table:table-cell>
          <table:table-cell table:style-name="ce122" office:value-type="float" office:value="12.5" calcext:value-type="float">
            <text:p>12,50</text:p>
          </table:table-cell>
          <table:table-cell table:style-name="ce349" table:formula="of:=AVERAGE([.B5:.G5])" office:value-type="float" office:value="60.6228333333333" calcext:value-type="float">
            <text:p>60,623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FRAME PERS + norm</text:p>
          </table:table-cell>
          <table:table-cell table:style-name="ce51" office:value-type="float" office:value="62.479" calcext:value-type="float">
            <text:p>62,48</text:p>
          </table:table-cell>
          <table:table-cell table:style-name="ce59" office:value-type="float" office:value="64.043" calcext:value-type="float">
            <text:p>64,04</text:p>
          </table:table-cell>
          <table:table-cell table:style-name="ce86" office:value-type="float" office:value="60.915" calcext:value-type="float">
            <text:p>60,92</text:p>
          </table:table-cell>
          <table:table-cell table:style-name="ce91" office:value-type="float" office:value="58.105" calcext:value-type="float">
            <text:p>58,11</text:p>
          </table:table-cell>
          <table:table-cell table:style-name="ce93" office:value-type="float" office:value="58.782" calcext:value-type="float">
            <text:p>58,78</text:p>
          </table:table-cell>
          <table:table-cell table:style-name="ce99" office:value-type="float" office:value="57.428" calcext:value-type="float">
            <text:p>57,43</text:p>
          </table:table-cell>
          <table:table-cell table:style-name="ce52" office:value-type="float" office:value="57.521" calcext:value-type="float">
            <text:p>57,52</text:p>
          </table:table-cell>
          <table:table-cell table:style-name="ce59" office:value-type="float" office:value="59.652" calcext:value-type="float">
            <text:p>59,65</text:p>
          </table:table-cell>
          <table:table-cell table:style-name="ce86" office:value-type="float" office:value="55.389" calcext:value-type="float">
            <text:p>55,39</text:p>
          </table:table-cell>
          <table:table-cell table:style-name="ce90" office:value-type="float" office:value="57.883" calcext:value-type="float">
            <text:p>57,88</text:p>
          </table:table-cell>
          <table:table-cell table:style-name="ce93" office:value-type="float" office:value="59.652" calcext:value-type="float">
            <text:p>59,65</text:p>
          </table:table-cell>
          <table:table-cell table:style-name="ce99" office:value-type="float" office:value="56.114" calcext:value-type="float">
            <text:p>56,11</text:p>
          </table:table-cell>
          <table:table-cell table:style-name="ce52" office:value-type="float" office:value="36.155" calcext:value-type="float">
            <text:p>36,16</text:p>
          </table:table-cell>
          <table:table-cell table:style-name="ce59" office:value-type="float" office:value="59.81" calcext:value-type="float">
            <text:p>59,81</text:p>
          </table:table-cell>
          <table:table-cell table:style-name="ce86" office:value-type="float" office:value="12.5" calcext:value-type="float">
            <text:p>12,50</text:p>
          </table:table-cell>
          <table:table-cell table:style-name="ce90" office:value-type="float" office:value="55.304" calcext:value-type="float">
            <text:p>55,30</text:p>
          </table:table-cell>
          <table:table-cell table:style-name="ce93" office:value-type="float" office:value="56.804" calcext:value-type="float">
            <text:p>56,80</text:p>
          </table:table-cell>
          <table:table-cell table:style-name="ce122" office:value-type="float" office:value="53.804" calcext:value-type="float">
            <text:p>53,80</text:p>
          </table:table-cell>
          <table:table-cell table:style-name="ce349" table:formula="of:=AVERAGE([.B6:.G6])" office:value-type="float" office:value="60.292" calcext:value-type="float">
            <text:p>60,292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FRAME + norm <text:s/>(MIN LOSS)</text:p>
          </table:table-cell>
          <table:table-cell table:style-name="ce51" office:value-type="float" office:value="62.166" calcext:value-type="float">
            <text:p>62,17</text:p>
          </table:table-cell>
          <table:table-cell table:style-name="ce59" office:value-type="float" office:value="65.229" calcext:value-type="float">
            <text:p>65,23</text:p>
          </table:table-cell>
          <table:table-cell table:style-name="ce86" office:value-type="float" office:value="59.103" calcext:value-type="float">
            <text:p>59,10</text:p>
          </table:table-cell>
          <table:table-cell table:style-name="ce91" office:value-type="float" office:value="57.182" calcext:value-type="float">
            <text:p>57,18</text:p>
          </table:table-cell>
          <table:table-cell table:style-name="ce93" office:value-type="float" office:value="59.019" calcext:value-type="float">
            <text:p>59,02</text:p>
          </table:table-cell>
          <table:table-cell table:style-name="ce99" office:value-type="float" office:value="55.344" calcext:value-type="float">
            <text:p>55,34</text:p>
          </table:table-cell>
          <table:table-cell table:style-name="ce52" office:value-type="float" office:value="61.283" calcext:value-type="float">
            <text:p>61,28</text:p>
          </table:table-cell>
          <table:table-cell table:style-name="ce59" office:value-type="float" office:value="62.104" calcext:value-type="float">
            <text:p>62,10</text:p>
          </table:table-cell>
          <table:table-cell table:style-name="ce86" office:value-type="float" office:value="60.462" calcext:value-type="float">
            <text:p>60,46</text:p>
          </table:table-cell>
          <table:table-cell table:style-name="ce90" office:value-type="float" office:value="55.275" calcext:value-type="float">
            <text:p>55,28</text:p>
          </table:table-cell>
          <table:table-cell table:style-name="ce93" office:value-type="float" office:value="57.199" calcext:value-type="float">
            <text:p>57,20</text:p>
          </table:table-cell>
          <table:table-cell table:style-name="ce99" office:value-type="float" office:value="53.351" calcext:value-type="float">
            <text:p>53,35</text:p>
          </table:table-cell>
          <table:table-cell table:style-name="ce52" office:value-type="float" office:value="32.767" calcext:value-type="float">
            <text:p>32,77</text:p>
          </table:table-cell>
          <table:table-cell table:style-name="ce59" office:value-type="float" office:value="12.5" calcext:value-type="float">
            <text:p>12,50</text:p>
          </table:table-cell>
          <table:table-cell table:style-name="ce86" office:value-type="float" office:value="53.034" calcext:value-type="float">
            <text:p>53,03</text:p>
          </table:table-cell>
          <table:table-cell table:style-name="ce90" office:value-type="float" office:value="12.5" calcext:value-type="float">
            <text:p>12,50</text:p>
          </table:table-cell>
          <table:table-cell table:style-name="ce93" office:value-type="float" office:value="12.5" calcext:value-type="float">
            <text:p>12,50</text:p>
          </table:table-cell>
          <table:table-cell table:style-name="ce122" office:value-type="float" office:value="12.5" calcext:value-type="float">
            <text:p>12,50</text:p>
          </table:table-cell>
          <table:table-cell table:style-name="ce349" table:formula="of:=AVERAGE([.B7:.G7])" office:value-type="float" office:value="59.6738333333333" calcext:value-type="float">
            <text:p>59,674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VIDEO PERS + norm</text:p>
          </table:table-cell>
          <table:table-cell table:style-name="ce53" office:value-type="float" office:value="61.003" calcext:value-type="float">
            <text:p>61,00</text:p>
          </table:table-cell>
          <table:table-cell table:style-name="ce60" office:value-type="float" office:value="62.223" calcext:value-type="float">
            <text:p>62,22</text:p>
          </table:table-cell>
          <table:table-cell table:style-name="ce87" office:value-type="float" office:value="59.783" calcext:value-type="float">
            <text:p>59,78</text:p>
          </table:table-cell>
          <table:table-cell table:style-name="ce91" office:value-type="float" office:value="59.63" calcext:value-type="float">
            <text:p>59,63</text:p>
          </table:table-cell>
          <table:table-cell table:style-name="ce94" office:value-type="float" office:value="62.737" calcext:value-type="float">
            <text:p>62,74</text:p>
          </table:table-cell>
          <table:table-cell table:style-name="ce100" office:value-type="float" office:value="56.522" calcext:value-type="float">
            <text:p>56,52</text:p>
          </table:table-cell>
          <table:table-cell table:style-name="ce53" office:value-type="float" office:value="60.831" calcext:value-type="float">
            <text:p>60,83</text:p>
          </table:table-cell>
          <table:table-cell table:style-name="ce60" office:value-type="float" office:value="64.913" calcext:value-type="float">
            <text:p>64,91</text:p>
          </table:table-cell>
          <table:table-cell table:style-name="ce87" office:value-type="float" office:value="56.748" calcext:value-type="float">
            <text:p>56,75</text:p>
          </table:table-cell>
          <table:table-cell table:style-name="ce92" office:value-type="float" office:value="58.521" calcext:value-type="float">
            <text:p>58,52</text:p>
          </table:table-cell>
          <table:table-cell table:style-name="ce94" office:value-type="float" office:value="58.347" calcext:value-type="float">
            <text:p>58,35</text:p>
          </table:table-cell>
          <table:table-cell table:style-name="ce100" office:value-type="float" office:value="58.696" calcext:value-type="float">
            <text:p>58,70</text:p>
          </table:table-cell>
          <table:table-cell table:style-name="ce51" office:value-type="float" office:value="61.139" calcext:value-type="float">
            <text:p>61,14</text:p>
          </table:table-cell>
          <table:table-cell table:style-name="ce60" office:value-type="float" office:value="61.907" calcext:value-type="float">
            <text:p>61,91</text:p>
          </table:table-cell>
          <table:table-cell table:style-name="ce87" office:value-type="float" office:value="60.371" calcext:value-type="float">
            <text:p>60,37</text:p>
          </table:table-cell>
          <table:table-cell table:style-name="ce92" office:value-type="float" office:value="32.812" calcext:value-type="float">
            <text:p>32,81</text:p>
          </table:table-cell>
          <table:table-cell table:style-name="ce94" office:value-type="float" office:value="12.5" calcext:value-type="float">
            <text:p>12,50</text:p>
          </table:table-cell>
          <table:table-cell table:style-name="ce123" office:value-type="float" office:value="53.125" calcext:value-type="float">
            <text:p>53,13</text:p>
          </table:table-cell>
          <table:table-cell table:style-name="ce349" table:formula="of:=AVERAGE([.B8:.G8])" office:value-type="float" office:value="60.3163333333333" calcext:value-type="float">
            <text:p>60,316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FRAME PERS + norm <text:s/>(MIN LOSS)</text:p>
          </table:table-cell>
          <table:table-cell table:style-name="ce51" office:value-type="float" office:value="60.92" calcext:value-type="float">
            <text:p>60,92</text:p>
          </table:table-cell>
          <table:table-cell table:style-name="ce59" office:value-type="float" office:value="63.054" calcext:value-type="float">
            <text:p>63,05</text:p>
          </table:table-cell>
          <table:table-cell table:style-name="ce86" office:value-type="float" office:value="58.786" calcext:value-type="float">
            <text:p>58,79</text:p>
          </table:table-cell>
          <table:table-cell table:style-name="ce90" office:value-type="float" office:value="55.63" calcext:value-type="float">
            <text:p>55,63</text:p>
          </table:table-cell>
          <table:table-cell table:style-name="ce93" office:value-type="float" office:value="56.685" calcext:value-type="float">
            <text:p>56,69</text:p>
          </table:table-cell>
          <table:table-cell table:style-name="ce99" office:value-type="float" office:value="54.574" calcext:value-type="float">
            <text:p>54,57</text:p>
          </table:table-cell>
          <table:table-cell table:style-name="ce52" office:value-type="float" office:value="56.708" calcext:value-type="float">
            <text:p>56,71</text:p>
          </table:table-cell>
          <table:table-cell table:style-name="ce59" office:value-type="float" office:value="59.612" calcext:value-type="float">
            <text:p>59,61</text:p>
          </table:table-cell>
          <table:table-cell table:style-name="ce86" office:value-type="float" office:value="53.804" calcext:value-type="float">
            <text:p>53,80</text:p>
          </table:table-cell>
          <table:table-cell table:style-name="ce91" office:value-type="float" office:value="56.763" calcext:value-type="float">
            <text:p>56,76</text:p>
          </table:table-cell>
          <table:table-cell table:style-name="ce93" office:value-type="float" office:value="56.052" calcext:value-type="float">
            <text:p>56,05</text:p>
          </table:table-cell>
          <table:table-cell table:style-name="ce99" office:value-type="float" office:value="57.473" calcext:value-type="float">
            <text:p>57,47</text:p>
          </table:table-cell>
          <table:table-cell table:style-name="ce52" office:value-type="float" office:value="33.9" calcext:value-type="float">
            <text:p>33,90</text:p>
          </table:table-cell>
          <table:table-cell table:style-name="ce59" office:value-type="float" office:value="55.301" calcext:value-type="float">
            <text:p>55,30</text:p>
          </table:table-cell>
          <table:table-cell table:style-name="ce86" office:value-type="float" office:value="12.5" calcext:value-type="float">
            <text:p>12,50</text:p>
          </table:table-cell>
          <table:table-cell table:style-name="ce90" office:value-type="float" office:value="54.769" calcext:value-type="float">
            <text:p>54,77</text:p>
          </table:table-cell>
          <table:table-cell table:style-name="ce93" office:value-type="float" office:value="56.685" calcext:value-type="float">
            <text:p>56,69</text:p>
          </table:table-cell>
          <table:table-cell table:style-name="ce122" office:value-type="float" office:value="52.853" calcext:value-type="float">
            <text:p>52,85</text:p>
          </table:table-cell>
          <table:table-cell table:style-name="ce349" table:formula="of:=AVERAGE([.B9:.G9])" office:value-type="float" office:value="58.2748333333333" calcext:value-type="float">
            <text:p>58,275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DIST REL + norm</text:p>
          </table:table-cell>
          <table:table-cell table:style-name="ce51" office:value-type="float" office:value="60.222" calcext:value-type="float">
            <text:p>60,22</text:p>
          </table:table-cell>
          <table:table-cell table:style-name="ce59" office:value-type="float" office:value="64.557" calcext:value-type="float">
            <text:p>64,56</text:p>
          </table:table-cell>
          <table:table-cell table:style-name="ce86" office:value-type="float" office:value="55.888" calcext:value-type="float">
            <text:p>55,89</text:p>
          </table:table-cell>
          <table:table-cell table:style-name="ce90" office:value-type="float" office:value="51.28" calcext:value-type="float">
            <text:p>51,28</text:p>
          </table:table-cell>
          <table:table-cell table:style-name="ce93" office:value-type="float" office:value="48.892" calcext:value-type="float">
            <text:p>48,89</text:p>
          </table:table-cell>
          <table:table-cell table:style-name="ce99" office:value-type="float" office:value="53.668" calcext:value-type="float">
            <text:p>53,67</text:p>
          </table:table-cell>
          <table:table-cell table:style-name="ce52" office:value-type="float" office:value="59.875" calcext:value-type="float">
            <text:p>59,88</text:p>
          </table:table-cell>
          <table:table-cell table:style-name="ce59" office:value-type="float" office:value="59.968" calcext:value-type="float">
            <text:p>59,97</text:p>
          </table:table-cell>
          <table:table-cell table:style-name="ce86" office:value-type="float" office:value="59.783" calcext:value-type="float">
            <text:p>59,78</text:p>
          </table:table-cell>
          <table:table-cell table:style-name="ce90" office:value-type="float" office:value="55.958" calcext:value-type="float">
            <text:p>55,96</text:p>
          </table:table-cell>
          <table:table-cell table:style-name="ce93" office:value-type="float" office:value="57.16" calcext:value-type="float">
            <text:p>57,16</text:p>
          </table:table-cell>
          <table:table-cell table:style-name="ce99" office:value-type="float" office:value="54.755" calcext:value-type="float">
            <text:p>54,76</text:p>
          </table:table-cell>
          <table:table-cell table:style-name="ce52" office:value-type="float" office:value="59.001" calcext:value-type="float">
            <text:p>59,00</text:p>
          </table:table-cell>
          <table:table-cell table:style-name="ce59" office:value-type="float" office:value="62.658" calcext:value-type="float">
            <text:p>62,66</text:p>
          </table:table-cell>
          <table:table-cell table:style-name="ce86" office:value-type="float" office:value="55.344" calcext:value-type="float">
            <text:p>55,34</text:p>
          </table:table-cell>
          <table:table-cell table:style-name="ce91" office:value-type="float" office:value="58.639" calcext:value-type="float">
            <text:p>58,64</text:p>
          </table:table-cell>
          <table:table-cell table:style-name="ce93" office:value-type="float" office:value="62.658" calcext:value-type="float">
            <text:p>62,66</text:p>
          </table:table-cell>
          <table:table-cell table:style-name="ce122" office:value-type="float" office:value="54.62" calcext:value-type="float">
            <text:p>54,62</text:p>
          </table:table-cell>
          <table:table-cell table:style-name="ce349" table:formula="of:=AVERAGE([.B10:.G10])" office:value-type="float" office:value="55.7511666666667" calcext:value-type="float">
            <text:p>55,75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3BAR + norm</text:p>
          </table:table-cell>
          <table:table-cell table:style-name="ce52" office:value-type="float" office:value="60.172" calcext:value-type="float">
            <text:p>60,17</text:p>
          </table:table-cell>
          <table:table-cell table:style-name="ce59" office:value-type="float" office:value="66.812" calcext:value-type="float">
            <text:p>66,81</text:p>
          </table:table-cell>
          <table:table-cell table:style-name="ce86" office:value-type="float" office:value="53.533" calcext:value-type="float">
            <text:p>53,53</text:p>
          </table:table-cell>
          <table:table-cell table:style-name="ce90" office:value-type="float" office:value="57.385" calcext:value-type="float">
            <text:p>57,39</text:p>
          </table:table-cell>
          <table:table-cell table:style-name="ce93" office:value-type="float" office:value="53.402" calcext:value-type="float">
            <text:p>53,40</text:p>
          </table:table-cell>
          <table:table-cell table:style-name="ce99" office:value-type="float" office:value="61.368" calcext:value-type="float">
            <text:p>61,37</text:p>
          </table:table-cell>
          <table:table-cell table:style-name="ce51" office:value-type="float" office:value="62.625" calcext:value-type="float">
            <text:p>62,63</text:p>
          </table:table-cell>
          <table:table-cell table:style-name="ce59" office:value-type="float" office:value="61.709" calcext:value-type="float">
            <text:p>61,71</text:p>
          </table:table-cell>
          <table:table-cell table:style-name="ce86" office:value-type="float" office:value="63.542" calcext:value-type="float">
            <text:p>63,54</text:p>
          </table:table-cell>
          <table:table-cell table:style-name="ce91" office:value-type="float" office:value="60.354" calcext:value-type="float">
            <text:p>60,35</text:p>
          </table:table-cell>
          <table:table-cell table:style-name="ce93" office:value-type="float" office:value="62.737" calcext:value-type="float">
            <text:p>62,74</text:p>
          </table:table-cell>
          <table:table-cell table:style-name="ce99" office:value-type="float" office:value="57.971" calcext:value-type="float">
            <text:p>57,97</text:p>
          </table:table-cell>
          <table:table-cell table:style-name="ce52" office:value-type="float" office:value="59.441" calcext:value-type="float">
            <text:p>59,44</text:p>
          </table:table-cell>
          <table:table-cell table:style-name="ce59" office:value-type="float" office:value="61.274" calcext:value-type="float">
            <text:p>61,27</text:p>
          </table:table-cell>
          <table:table-cell table:style-name="ce86" office:value-type="float" office:value="57.609" calcext:value-type="float">
            <text:p>57,61</text:p>
          </table:table-cell>
          <table:table-cell table:style-name="ce90" office:value-type="float" office:value="58.635" calcext:value-type="float">
            <text:p>58,64</text:p>
          </table:table-cell>
          <table:table-cell table:style-name="ce93" office:value-type="float" office:value="58.03" calcext:value-type="float">
            <text:p>58,03</text:p>
          </table:table-cell>
          <table:table-cell table:style-name="ce122" office:value-type="float" office:value="59.239" calcext:value-type="float">
            <text:p>59,24</text:p>
          </table:table-cell>
          <table:table-cell table:style-name="ce349" table:formula="of:=AVERAGE([.B11:.G11])" office:value-type="float" office:value="58.7786666666667" calcext:value-type="float">
            <text:p>58,779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3BAR ASS + norm <text:s/>(MIN LOSS)</text:p>
          </table:table-cell>
          <table:table-cell table:style-name="ce53" office:value-type="float" office:value="59.595" calcext:value-type="float">
            <text:p>59,60</text:p>
          </table:table-cell>
          <table:table-cell table:style-name="ce60" office:value-type="float" office:value="63.845" calcext:value-type="float">
            <text:p>63,85</text:p>
          </table:table-cell>
          <table:table-cell table:style-name="ce87" office:value-type="float" office:value="55.344" calcext:value-type="float">
            <text:p>55,34</text:p>
          </table:table-cell>
          <table:table-cell table:style-name="ce91" office:value-type="float" office:value="62.027" calcext:value-type="float">
            <text:p>62,03</text:p>
          </table:table-cell>
          <table:table-cell table:style-name="ce94" office:value-type="float" office:value="62.46" calcext:value-type="float">
            <text:p>62,46</text:p>
          </table:table-cell>
          <table:table-cell table:style-name="ce100" office:value-type="float" office:value="61.594" calcext:value-type="float">
            <text:p>61,59</text:p>
          </table:table-cell>
          <table:table-cell table:style-name="ce53" office:value-type="float" office:value="59.112" calcext:value-type="float">
            <text:p>59,11</text:p>
          </table:table-cell>
          <table:table-cell table:style-name="ce60" office:value-type="float" office:value="62.065" calcext:value-type="float">
            <text:p>62,07</text:p>
          </table:table-cell>
          <table:table-cell table:style-name="ce87" office:value-type="float" office:value="56.159" calcext:value-type="float">
            <text:p>56,16</text:p>
          </table:table-cell>
          <table:table-cell table:style-name="ce92" office:value-type="float" office:value="61.699" calcext:value-type="float">
            <text:p>61,70</text:p>
          </table:table-cell>
          <table:table-cell table:style-name="ce94" office:value-type="float" office:value="61.986" calcext:value-type="float">
            <text:p>61,99</text:p>
          </table:table-cell>
          <table:table-cell table:style-name="ce100" office:value-type="float" office:value="61.413" calcext:value-type="float">
            <text:p>61,41</text:p>
          </table:table-cell>
          <table:table-cell table:style-name="ce51" office:value-type="float" office:value="61.633" calcext:value-type="float">
            <text:p>61,63</text:p>
          </table:table-cell>
          <table:table-cell table:style-name="ce60" office:value-type="float" office:value="60.72" calcext:value-type="float">
            <text:p>60,72</text:p>
          </table:table-cell>
          <table:table-cell table:style-name="ce87" office:value-type="float" office:value="62.545" calcext:value-type="float">
            <text:p>62,55</text:p>
          </table:table-cell>
          <table:table-cell table:style-name="ce92" office:value-type="float" office:value="59.178" calcext:value-type="float">
            <text:p>59,18</text:p>
          </table:table-cell>
          <table:table-cell table:style-name="ce94" office:value-type="float" office:value="60.839" calcext:value-type="float">
            <text:p>60,84</text:p>
          </table:table-cell>
          <table:table-cell table:style-name="ce123" office:value-type="float" office:value="57.518" calcext:value-type="float">
            <text:p>57,52</text:p>
          </table:table-cell>
          <table:table-cell table:style-name="ce349" table:formula="of:=AVERAGE([.B12:.G12])" office:value-type="float" office:value="60.8108333333333" calcext:value-type="float">
            <text:p>60,81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3BAR ASS + norm</text:p>
          </table:table-cell>
          <table:table-cell table:style-name="ce53" office:value-type="float" office:value="59.469" calcext:value-type="float">
            <text:p>59,47</text:p>
          </table:table-cell>
          <table:table-cell table:style-name="ce60" office:value-type="float" office:value="64.636" calcext:value-type="float">
            <text:p>64,64</text:p>
          </table:table-cell>
          <table:table-cell table:style-name="ce87" office:value-type="float" office:value="54.303" calcext:value-type="float">
            <text:p>54,30</text:p>
          </table:table-cell>
          <table:table-cell table:style-name="ce91" office:value-type="float" office:value="63.036" calcext:value-type="float">
            <text:p>63,04</text:p>
          </table:table-cell>
          <table:table-cell table:style-name="ce94" office:value-type="float" office:value="61.669" calcext:value-type="float">
            <text:p>61,67</text:p>
          </table:table-cell>
          <table:table-cell table:style-name="ce100" office:value-type="float" office:value="64.402" calcext:value-type="float">
            <text:p>64,40</text:p>
          </table:table-cell>
          <table:table-cell table:style-name="ce53" office:value-type="float" office:value="61.863" calcext:value-type="float">
            <text:p>61,86</text:p>
          </table:table-cell>
          <table:table-cell table:style-name="ce60" office:value-type="float" office:value="59.415" calcext:value-type="float">
            <text:p>59,42</text:p>
          </table:table-cell>
          <table:table-cell table:style-name="ce87" office:value-type="float" office:value="64.312" calcext:value-type="float">
            <text:p>64,31</text:p>
          </table:table-cell>
          <table:table-cell table:style-name="ce92" office:value-type="float" office:value="60.89" calcext:value-type="float">
            <text:p>60,89</text:p>
          </table:table-cell>
          <table:table-cell table:style-name="ce94" office:value-type="float" office:value="61.59" calcext:value-type="float">
            <text:p>61,59</text:p>
          </table:table-cell>
          <table:table-cell table:style-name="ce100" office:value-type="float" office:value="60.19" calcext:value-type="float">
            <text:p>60,19</text:p>
          </table:table-cell>
          <table:table-cell table:style-name="ce51" office:value-type="float" office:value="62.221" calcext:value-type="float">
            <text:p>62,22</text:p>
          </table:table-cell>
          <table:table-cell table:style-name="ce60" office:value-type="float" office:value="61.353" calcext:value-type="float">
            <text:p>61,35</text:p>
          </table:table-cell>
          <table:table-cell table:style-name="ce87" office:value-type="float" office:value="63.089" calcext:value-type="float">
            <text:p>63,09</text:p>
          </table:table-cell>
          <table:table-cell table:style-name="ce92" office:value-type="float" office:value="61.217" calcext:value-type="float">
            <text:p>61,22</text:p>
          </table:table-cell>
          <table:table-cell table:style-name="ce94" office:value-type="float" office:value="60.522" calcext:value-type="float">
            <text:p>60,52</text:p>
          </table:table-cell>
          <table:table-cell table:style-name="ce123" office:value-type="float" office:value="61.911" calcext:value-type="float">
            <text:p>61,91</text:p>
          </table:table-cell>
          <table:table-cell table:style-name="ce349" table:formula="of:=AVERAGE([.B13:.G13])" office:value-type="float" office:value="61.2525" calcext:value-type="float">
            <text:p>61,253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VIDEO + norm <text:s/>(MIN LOSS)</text:p>
          </table:table-cell>
          <table:table-cell table:style-name="ce52" office:value-type="float" office:value="59.305" calcext:value-type="float">
            <text:p>59,31</text:p>
          </table:table-cell>
          <table:table-cell table:style-name="ce59" office:value-type="float" office:value="61.274" calcext:value-type="float">
            <text:p>61,27</text:p>
          </table:table-cell>
          <table:table-cell table:style-name="ce86" office:value-type="float" office:value="57.337" calcext:value-type="float">
            <text:p>57,34</text:p>
          </table:table-cell>
          <table:table-cell table:style-name="ce90" office:value-type="float" office:value="52.525" calcext:value-type="float">
            <text:p>52,53</text:p>
          </table:table-cell>
          <table:table-cell table:style-name="ce93" office:value-type="float" office:value="59.217" calcext:value-type="float">
            <text:p>59,22</text:p>
          </table:table-cell>
          <table:table-cell table:style-name="ce99" office:value-type="float" office:value="45.833" calcext:value-type="float">
            <text:p>45,83</text:p>
          </table:table-cell>
          <table:table-cell table:style-name="ce51" office:value-type="float" office:value="59.487" calcext:value-type="float">
            <text:p>59,49</text:p>
          </table:table-cell>
          <table:table-cell table:style-name="ce59" office:value-type="float" office:value="60.641" calcext:value-type="float">
            <text:p>60,64</text:p>
          </table:table-cell>
          <table:table-cell table:style-name="ce86" office:value-type="float" office:value="58.333" calcext:value-type="float">
            <text:p>58,33</text:p>
          </table:table-cell>
          <table:table-cell table:style-name="ce91" office:value-type="float" office:value="55.543" calcext:value-type="float">
            <text:p>55,54</text:p>
          </table:table-cell>
          <table:table-cell table:style-name="ce93" office:value-type="float" office:value="55.38" calcext:value-type="float">
            <text:p>55,38</text:p>
          </table:table-cell>
          <table:table-cell table:style-name="ce99" office:value-type="float" office:value="55.707" calcext:value-type="float">
            <text:p>55,71</text:p>
          </table:table-cell>
          <table:table-cell table:style-name="ce52" office:value-type="float" office:value="59.315" calcext:value-type="float">
            <text:p>59,32</text:p>
          </table:table-cell>
          <table:table-cell table:style-name="ce59" office:value-type="float" office:value="60.522" calcext:value-type="float">
            <text:p>60,52</text:p>
          </table:table-cell>
          <table:table-cell table:style-name="ce86" office:value-type="float" office:value="58.107" calcext:value-type="float">
            <text:p>58,11</text:p>
          </table:table-cell>
          <table:table-cell table:style-name="ce90" office:value-type="float" office:value="55.037" calcext:value-type="float">
            <text:p>55,04</text:p>
          </table:table-cell>
          <table:table-cell table:style-name="ce93" office:value-type="float" office:value="57.991" calcext:value-type="float">
            <text:p>57,99</text:p>
          </table:table-cell>
          <table:table-cell table:style-name="ce122" office:value-type="float" office:value="52.083" calcext:value-type="float">
            <text:p>52,08</text:p>
          </table:table-cell>
          <table:table-cell table:style-name="ce349" table:formula="of:=AVERAGE([.B14:.G14])" office:value-type="float" office:value="55.9151666666667" calcext:value-type="float">
            <text:p>55,915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5BAR + norm</text:p>
          </table:table-cell>
          <table:table-cell table:style-name="ce52" office:value-type="float" office:value="59.055" calcext:value-type="float">
            <text:p>59,06</text:p>
          </table:table-cell>
          <table:table-cell table:style-name="ce59" office:value-type="float" office:value="56.29" calcext:value-type="float">
            <text:p>56,29</text:p>
          </table:table-cell>
          <table:table-cell table:style-name="ce86" office:value-type="float" office:value="61.821" calcext:value-type="float">
            <text:p>61,82</text:p>
          </table:table-cell>
          <table:table-cell table:style-name="ce91" office:value-type="float" office:value="60.587" calcext:value-type="float">
            <text:p>60,59</text:p>
          </table:table-cell>
          <table:table-cell table:style-name="ce93" office:value-type="float" office:value="62.342" calcext:value-type="float">
            <text:p>62,34</text:p>
          </table:table-cell>
          <table:table-cell table:style-name="ce99" office:value-type="float" office:value="58.832" calcext:value-type="float">
            <text:p>58,83</text:p>
          </table:table-cell>
          <table:table-cell table:style-name="ce51" office:value-type="float" office:value="63.918" calcext:value-type="float">
            <text:p>63,92</text:p>
          </table:table-cell>
          <table:table-cell table:style-name="ce59" office:value-type="float" office:value="68.869" calcext:value-type="float">
            <text:p>68,87</text:p>
          </table:table-cell>
          <table:table-cell table:style-name="ce86" office:value-type="float" office:value="58.967" calcext:value-type="float">
            <text:p>58,97</text:p>
          </table:table-cell>
          <table:table-cell table:style-name="ce90" office:value-type="float" office:value="57.861" calcext:value-type="float">
            <text:p>57,86</text:p>
          </table:table-cell>
          <table:table-cell table:style-name="ce93" office:value-type="float" office:value="56.21" calcext:value-type="float">
            <text:p>56,21</text:p>
          </table:table-cell>
          <table:table-cell table:style-name="ce99" office:value-type="float" office:value="59.511" calcext:value-type="float">
            <text:p>59,51</text:p>
          </table:table-cell>
          <table:table-cell table:style-name="ce52" office:value-type="float" office:value="34.845" calcext:value-type="float">
            <text:p>34,85</text:p>
          </table:table-cell>
          <table:table-cell table:style-name="ce59" office:value-type="float" office:value="12.579" calcext:value-type="float">
            <text:p>12,58</text:p>
          </table:table-cell>
          <table:table-cell table:style-name="ce86" office:value-type="float" office:value="57.111" calcext:value-type="float">
            <text:p>57,11</text:p>
          </table:table-cell>
          <table:table-cell table:style-name="ce90" office:value-type="float" office:value="33.129" calcext:value-type="float">
            <text:p>33,13</text:p>
          </table:table-cell>
          <table:table-cell table:style-name="ce93" office:value-type="float" office:value="53.758" calcext:value-type="float">
            <text:p>53,76</text:p>
          </table:table-cell>
          <table:table-cell table:style-name="ce122" office:value-type="float" office:value="12.5" calcext:value-type="float">
            <text:p>12,50</text:p>
          </table:table-cell>
          <table:table-cell table:style-name="ce349" table:formula="of:=AVERAGE([.B15:.G15])" office:value-type="float" office:value="59.8211666666667" calcext:value-type="float">
            <text:p>59,82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DIST CUM + norm</text:p>
          </table:table-cell>
          <table:table-cell table:style-name="ce51" office:value-type="float" office:value="58.637" calcext:value-type="float">
            <text:p>58,64</text:p>
          </table:table-cell>
          <table:table-cell table:style-name="ce60" office:value-type="float" office:value="61.748" calcext:value-type="float">
            <text:p>61,75</text:p>
          </table:table-cell>
          <table:table-cell table:style-name="ce87" office:value-type="float" office:value="55.525" calcext:value-type="float">
            <text:p>55,53</text:p>
          </table:table-cell>
          <table:table-cell table:style-name="ce92" office:value-type="float" office:value="32.926" calcext:value-type="float">
            <text:p>32,93</text:p>
          </table:table-cell>
          <table:table-cell table:style-name="ce94" office:value-type="float" office:value="12.5" calcext:value-type="float">
            <text:p>12,50</text:p>
          </table:table-cell>
          <table:table-cell table:style-name="ce100" office:value-type="float" office:value="53.351" calcext:value-type="float">
            <text:p>53,35</text:p>
          </table:table-cell>
          <table:table-cell table:style-name="ce53" office:value-type="float" office:value="56.698" calcext:value-type="float">
            <text:p>56,70</text:p>
          </table:table-cell>
          <table:table-cell table:style-name="ce60" office:value-type="float" office:value="58.821" calcext:value-type="float">
            <text:p>58,82</text:p>
          </table:table-cell>
          <table:table-cell table:style-name="ce87" office:value-type="float" office:value="54.574" calcext:value-type="float">
            <text:p>54,57</text:p>
          </table:table-cell>
          <table:table-cell table:style-name="ce91" office:value-type="float" office:value="56.328" calcext:value-type="float">
            <text:p>56,33</text:p>
          </table:table-cell>
          <table:table-cell table:style-name="ce94" office:value-type="float" office:value="57.674" calcext:value-type="float">
            <text:p>57,67</text:p>
          </table:table-cell>
          <table:table-cell table:style-name="ce100" office:value-type="float" office:value="54.982" calcext:value-type="float">
            <text:p>54,98</text:p>
          </table:table-cell>
          <table:table-cell table:style-name="ce53" office:value-type="float" office:value="35.997" calcext:value-type="float">
            <text:p>36,00</text:p>
          </table:table-cell>
          <table:table-cell table:style-name="ce60" office:value-type="float" office:value="59.494" calcext:value-type="float">
            <text:p>59,49</text:p>
          </table:table-cell>
          <table:table-cell table:style-name="ce87" office:value-type="float" office:value="12.5" calcext:value-type="float">
            <text:p>12,50</text:p>
          </table:table-cell>
          <table:table-cell table:style-name="ce92" office:value-type="float" office:value="54.445" calcext:value-type="float">
            <text:p>54,45</text:p>
          </table:table-cell>
          <table:table-cell table:style-name="ce94" office:value-type="float" office:value="54.905" calcext:value-type="float">
            <text:p>54,91</text:p>
          </table:table-cell>
          <table:table-cell table:style-name="ce123" office:value-type="float" office:value="53.986" calcext:value-type="float">
            <text:p>53,99</text:p>
          </table:table-cell>
          <table:table-cell table:style-name="ce349" table:formula="of:=AVERAGE([.B16:.G16])" office:value-type="float" office:value="45.7811666666667" calcext:value-type="float">
            <text:p>45,78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DIST REL + norm <text:s/>(MIN LOSS)</text:p>
          </table:table-cell>
          <table:table-cell table:style-name="ce52" office:value-type="float" office:value="58.459" calcext:value-type="float">
            <text:p>58,46</text:p>
          </table:table-cell>
          <table:table-cell table:style-name="ce59" office:value-type="float" office:value="61.709" calcext:value-type="float">
            <text:p>61,71</text:p>
          </table:table-cell>
          <table:table-cell table:style-name="ce86" office:value-type="float" office:value="55.208" calcext:value-type="float">
            <text:p>55,21</text:p>
          </table:table-cell>
          <table:table-cell table:style-name="ce90" office:value-type="float" office:value="51.611" calcext:value-type="float">
            <text:p>51,61</text:p>
          </table:table-cell>
          <table:table-cell table:style-name="ce93" office:value-type="float" office:value="49.644" calcext:value-type="float">
            <text:p>49,64</text:p>
          </table:table-cell>
          <table:table-cell table:style-name="ce99" office:value-type="float" office:value="53.578" calcext:value-type="float">
            <text:p>53,58</text:p>
          </table:table-cell>
          <table:table-cell table:style-name="ce51" office:value-type="float" office:value="59.839" calcext:value-type="float">
            <text:p>59,84</text:p>
          </table:table-cell>
          <table:table-cell table:style-name="ce59" office:value-type="float" office:value="59.533" calcext:value-type="float">
            <text:p>59,53</text:p>
          </table:table-cell>
          <table:table-cell table:style-name="ce86" office:value-type="float" office:value="60.145" calcext:value-type="float">
            <text:p>60,15</text:p>
          </table:table-cell>
          <table:table-cell table:style-name="ce90" office:value-type="float" office:value="56.252" calcext:value-type="float">
            <text:p>56,25</text:p>
          </table:table-cell>
          <table:table-cell table:style-name="ce93" office:value-type="float" office:value="57.16" calcext:value-type="float">
            <text:p>57,16</text:p>
          </table:table-cell>
          <table:table-cell table:style-name="ce99" office:value-type="float" office:value="55.344" calcext:value-type="float">
            <text:p>55,34</text:p>
          </table:table-cell>
          <table:table-cell table:style-name="ce52" office:value-type="float" office:value="57.337" calcext:value-type="float">
            <text:p>57,34</text:p>
          </table:table-cell>
          <table:table-cell table:style-name="ce59" office:value-type="float" office:value="59.059" calcext:value-type="float">
            <text:p>59,06</text:p>
          </table:table-cell>
          <table:table-cell table:style-name="ce86" office:value-type="float" office:value="55.616" calcext:value-type="float">
            <text:p>55,62</text:p>
          </table:table-cell>
          <table:table-cell table:style-name="ce91" office:value-type="float" office:value="57.596" calcext:value-type="float">
            <text:p>57,60</text:p>
          </table:table-cell>
          <table:table-cell table:style-name="ce93" office:value-type="float" office:value="60.799" calcext:value-type="float">
            <text:p>60,80</text:p>
          </table:table-cell>
          <table:table-cell table:style-name="ce122" office:value-type="float" office:value="54.393" calcext:value-type="float">
            <text:p>54,39</text:p>
          </table:table-cell>
          <table:table-cell table:style-name="ce349" table:formula="of:=AVERAGE([.B17:.G17])" office:value-type="float" office:value="55.0348333333333" calcext:value-type="float">
            <text:p>55,035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VIDEO PERS + norm <text:s/>(MIN LOSS)</text:p>
          </table:table-cell>
          <table:table-cell table:style-name="ce53" office:value-type="float" office:value="58.124" calcext:value-type="float">
            <text:p>58,12</text:p>
          </table:table-cell>
          <table:table-cell table:style-name="ce60" office:value-type="float" office:value="59.138" calcext:value-type="float">
            <text:p>59,14</text:p>
          </table:table-cell>
          <table:table-cell table:style-name="ce87" office:value-type="float" office:value="57.111" calcext:value-type="float">
            <text:p>57,11</text:p>
          </table:table-cell>
          <table:table-cell table:style-name="ce92" office:value-type="float" office:value="57.865" calcext:value-type="float">
            <text:p>57,87</text:p>
          </table:table-cell>
          <table:table-cell table:style-name="ce94" office:value-type="float" office:value="60.522" calcext:value-type="float">
            <text:p>60,52</text:p>
          </table:table-cell>
          <table:table-cell table:style-name="ce100" office:value-type="float" office:value="55.208" calcext:value-type="float">
            <text:p>55,21</text:p>
          </table:table-cell>
          <table:table-cell table:style-name="ce53" office:value-type="float" office:value="60.831" calcext:value-type="float">
            <text:p>60,83</text:p>
          </table:table-cell>
          <table:table-cell table:style-name="ce60" office:value-type="float" office:value="64.913" calcext:value-type="float">
            <text:p>64,91</text:p>
          </table:table-cell>
          <table:table-cell table:style-name="ce87" office:value-type="float" office:value="56.748" calcext:value-type="float">
            <text:p>56,75</text:p>
          </table:table-cell>
          <table:table-cell table:style-name="ce91" office:value-type="float" office:value="58.521" calcext:value-type="float">
            <text:p>58,52</text:p>
          </table:table-cell>
          <table:table-cell table:style-name="ce94" office:value-type="float" office:value="58.347" calcext:value-type="float">
            <text:p>58,35</text:p>
          </table:table-cell>
          <table:table-cell table:style-name="ce100" office:value-type="float" office:value="58.696" calcext:value-type="float">
            <text:p>58,70</text:p>
          </table:table-cell>
          <table:table-cell table:style-name="ce51" office:value-type="float" office:value="61.139" calcext:value-type="float">
            <text:p>61,14</text:p>
          </table:table-cell>
          <table:table-cell table:style-name="ce60" office:value-type="float" office:value="61.907" calcext:value-type="float">
            <text:p>61,91</text:p>
          </table:table-cell>
          <table:table-cell table:style-name="ce87" office:value-type="float" office:value="60.371" calcext:value-type="float">
            <text:p>60,37</text:p>
          </table:table-cell>
          <table:table-cell table:style-name="ce92" office:value-type="float" office:value="32.812" calcext:value-type="float">
            <text:p>32,81</text:p>
          </table:table-cell>
          <table:table-cell table:style-name="ce94" office:value-type="float" office:value="12.5" calcext:value-type="float">
            <text:p>12,50</text:p>
          </table:table-cell>
          <table:table-cell table:style-name="ce123" office:value-type="float" office:value="53.125" calcext:value-type="float">
            <text:p>53,13</text:p>
          </table:table-cell>
          <table:table-cell table:style-name="ce349" table:formula="of:=AVERAGE([.B18:.G18])" office:value-type="float" office:value="57.9946666666667" calcext:value-type="float">
            <text:p>57,995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3BAR + norm <text:s/>(MIN LOSS)</text:p>
          </table:table-cell>
          <table:table-cell table:style-name="ce52" office:value-type="float" office:value="57.604" calcext:value-type="float">
            <text:p>57,60</text:p>
          </table:table-cell>
          <table:table-cell table:style-name="ce59" office:value-type="float" office:value="64.438" calcext:value-type="float">
            <text:p>64,44</text:p>
          </table:table-cell>
          <table:table-cell table:style-name="ce86" office:value-type="float" office:value="50.77" calcext:value-type="float">
            <text:p>50,77</text:p>
          </table:table-cell>
          <table:table-cell table:style-name="ce90" office:value-type="float" office:value="55.755" calcext:value-type="float">
            <text:p>55,76</text:p>
          </table:table-cell>
          <table:table-cell table:style-name="ce93" office:value-type="float" office:value="49.96" calcext:value-type="float">
            <text:p>49,96</text:p>
          </table:table-cell>
          <table:table-cell table:style-name="ce99" office:value-type="float" office:value="61.549" calcext:value-type="float">
            <text:p>61,55</text:p>
          </table:table-cell>
          <table:table-cell table:style-name="ce51" office:value-type="float" office:value="60.099" calcext:value-type="float">
            <text:p>60,10</text:p>
          </table:table-cell>
          <table:table-cell table:style-name="ce59" office:value-type="float" office:value="60.324" calcext:value-type="float">
            <text:p>60,32</text:p>
          </table:table-cell>
          <table:table-cell table:style-name="ce86" office:value-type="float" office:value="59.873" calcext:value-type="float">
            <text:p>59,87</text:p>
          </table:table-cell>
          <table:table-cell table:style-name="ce91" office:value-type="float" office:value="58.368" calcext:value-type="float">
            <text:p>58,37</text:p>
          </table:table-cell>
          <table:table-cell table:style-name="ce93" office:value-type="float" office:value="62.025" calcext:value-type="float">
            <text:p>62,03</text:p>
          </table:table-cell>
          <table:table-cell table:style-name="ce99" office:value-type="float" office:value="54.71" calcext:value-type="float">
            <text:p>54,71</text:p>
          </table:table-cell>
          <table:table-cell table:style-name="ce52" office:value-type="float" office:value="56.295" calcext:value-type="float">
            <text:p>56,30</text:p>
          </table:table-cell>
          <table:table-cell table:style-name="ce59" office:value-type="float" office:value="56.883" calcext:value-type="float">
            <text:p>56,88</text:p>
          </table:table-cell>
          <table:table-cell table:style-name="ce86" office:value-type="float" office:value="55.707" calcext:value-type="float">
            <text:p>55,71</text:p>
          </table:table-cell>
          <table:table-cell table:style-name="ce90" office:value-type="float" office:value="58.06" calcext:value-type="float">
            <text:p>58,06</text:p>
          </table:table-cell>
          <table:table-cell table:style-name="ce93" office:value-type="float" office:value="58.465" calcext:value-type="float">
            <text:p>58,47</text:p>
          </table:table-cell>
          <table:table-cell table:style-name="ce122" office:value-type="float" office:value="57.654" calcext:value-type="float">
            <text:p>57,65</text:p>
          </table:table-cell>
          <table:table-cell table:style-name="ce349" table:formula="of:=AVERAGE([.B19:.G19])" office:value-type="float" office:value="56.6793333333333" calcext:value-type="float">
            <text:p>56,679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17BAR ASS + norm</text:p>
          </table:table-cell>
          <table:table-cell table:style-name="ce53" office:value-type="float" office:value="57.034" calcext:value-type="float">
            <text:p>57,03</text:p>
          </table:table-cell>
          <table:table-cell table:style-name="ce60" office:value-type="float" office:value="62.302" calcext:value-type="float">
            <text:p>62,30</text:p>
          </table:table-cell>
          <table:table-cell table:style-name="ce87" office:value-type="float" office:value="51.766" calcext:value-type="float">
            <text:p>51,77</text:p>
          </table:table-cell>
          <table:table-cell table:style-name="ce92" office:value-type="float" office:value="54.706" calcext:value-type="float">
            <text:p>54,71</text:p>
          </table:table-cell>
          <table:table-cell table:style-name="ce94" office:value-type="float" office:value="58.188" calcext:value-type="float">
            <text:p>58,19</text:p>
          </table:table-cell>
          <table:table-cell table:style-name="ce100" office:value-type="float" office:value="51.223" calcext:value-type="float">
            <text:p>51,22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0:.G20])" office:value-type="float" office:value="55.8698333333333" calcext:value-type="float">
            <text:p>55,870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5BAR + norm <text:s/>(MIN LOSS)</text:p>
          </table:table-cell>
          <table:table-cell table:style-name="ce52" office:value-type="float" office:value="55.412" calcext:value-type="float">
            <text:p>55,41</text:p>
          </table:table-cell>
          <table:table-cell table:style-name="ce59" office:value-type="float" office:value="53.125" calcext:value-type="float">
            <text:p>53,13</text:p>
          </table:table-cell>
          <table:table-cell table:style-name="ce86" office:value-type="float" office:value="57.699" calcext:value-type="float">
            <text:p>57,70</text:p>
          </table:table-cell>
          <table:table-cell table:style-name="ce90" office:value-type="float" office:value="54.827" calcext:value-type="float">
            <text:p>54,83</text:p>
          </table:table-cell>
          <table:table-cell table:style-name="ce93" office:value-type="float" office:value="55.578" calcext:value-type="float">
            <text:p>55,58</text:p>
          </table:table-cell>
          <table:table-cell table:style-name="ce99" office:value-type="float" office:value="54.076" calcext:value-type="float">
            <text:p>54,08</text:p>
          </table:table-cell>
          <table:table-cell table:style-name="ce103" office:value-type="float" office:value="61.591" calcext:value-type="float">
            <text:p>61,59</text:p>
          </table:table-cell>
          <table:table-cell table:style-name="ce108" office:value-type="float" office:value="65.665" calcext:value-type="float">
            <text:p>65,67</text:p>
          </table:table-cell>
          <table:table-cell table:style-name="ce108" office:value-type="float" office:value="57.518" calcext:value-type="float">
            <text:p>57,52</text:p>
          </table:table-cell>
          <table:table-cell table:style-name="ce111" office:value-type="float" office:value="56.992" calcext:value-type="float">
            <text:p>56,99</text:p>
          </table:table-cell>
          <table:table-cell table:style-name="ce115" office:value-type="float" office:value="55.696" calcext:value-type="float">
            <text:p>55,70</text:p>
          </table:table-cell>
          <table:table-cell table:style-name="ce118" office:value-type="float" office:value="58.288" calcext:value-type="float">
            <text:p>58,29</text:p>
          </table:table-cell>
          <table:table-cell table:style-name="ce120" office:value-type="float" office:value="30.82" calcext:value-type="float">
            <text:p>30,82</text:p>
          </table:table-cell>
          <table:table-cell table:style-name="ce108" office:value-type="float" office:value="12.5" calcext:value-type="float">
            <text:p>12,50</text:p>
          </table:table-cell>
          <table:table-cell table:style-name="ce108" office:value-type="float" office:value="49.139" calcext:value-type="float">
            <text:p>49,14</text:p>
          </table:table-cell>
          <table:table-cell table:style-name="ce113" office:value-type="float" office:value="33.445" calcext:value-type="float">
            <text:p>33,45</text:p>
          </table:table-cell>
          <table:table-cell table:style-name="ce115" office:value-type="float" office:value="54.391" calcext:value-type="float">
            <text:p>54,39</text:p>
          </table:table-cell>
          <table:table-cell table:style-name="ce118" office:value-type="float" office:value="12.5" calcext:value-type="float">
            <text:p>12,50</text:p>
          </table:table-cell>
          <table:table-cell table:style-name="ce349" table:formula="of:=AVERAGE([.B21:.G21])" office:value-type="float" office:value="55.1195" calcext:value-type="float">
            <text:p>55,120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normXY</text:p>
          </table:table-cell>
          <table:table-cell table:style-name="ce53" office:value-type="float" office:value="55.041" calcext:value-type="float">
            <text:p>55,04</text:p>
          </table:table-cell>
          <table:table-cell table:style-name="ce60" office:value-type="float" office:value="60.127" calcext:value-type="float">
            <text:p>60,13</text:p>
          </table:table-cell>
          <table:table-cell table:style-name="ce87" office:value-type="float" office:value="49.955" calcext:value-type="float">
            <text:p>49,96</text:p>
          </table:table-cell>
          <table:table-cell table:style-name="ce92" office:value-type="float" office:value="57.148" calcext:value-type="float">
            <text:p>57,15</text:p>
          </table:table-cell>
          <table:table-cell table:style-name="ce94" office:value-type="float" office:value="55.103" calcext:value-type="float">
            <text:p>55,10</text:p>
          </table:table-cell>
          <table:table-cell table:style-name="ce100" office:value-type="float" office:value="59.194" calcext:value-type="float">
            <text:p>59,19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2:.G22])" office:value-type="float" office:value="56.0946666666667" calcext:value-type="float">
            <text:p>56,095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normXY  (MIN LOSS)</text:p>
          </table:table-cell>
          <table:table-cell table:style-name="ce53" office:value-type="float" office:value="54.69" calcext:value-type="float">
            <text:p>54,69</text:p>
          </table:table-cell>
          <table:table-cell table:style-name="ce60" office:value-type="float" office:value="59.652" calcext:value-type="float">
            <text:p>59,65</text:p>
          </table:table-cell>
          <table:table-cell table:style-name="ce87" office:value-type="float" office:value="49.728" calcext:value-type="float">
            <text:p>49,73</text:p>
          </table:table-cell>
          <table:table-cell table:style-name="ce92" office:value-type="float" office:value="52.886" calcext:value-type="float">
            <text:p>52,89</text:p>
          </table:table-cell>
          <table:table-cell table:style-name="ce94" office:value-type="float" office:value="54.549" calcext:value-type="float">
            <text:p>54,55</text:p>
          </table:table-cell>
          <table:table-cell table:style-name="ce100" office:value-type="float" office:value="51.223" calcext:value-type="float">
            <text:p>51,22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3:.G23])" office:value-type="float" office:value="53.788" calcext:value-type="float">
            <text:p>53,788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norm</text:p>
          </table:table-cell>
          <table:table-cell table:style-name="ce53" office:value-type="float" office:value="53.961" calcext:value-type="float">
            <text:p>53,96</text:p>
          </table:table-cell>
          <table:table-cell table:style-name="ce60" office:value-type="float" office:value="55.657" calcext:value-type="float">
            <text:p>55,66</text:p>
          </table:table-cell>
          <table:table-cell table:style-name="ce87" office:value-type="float" office:value="52.264" calcext:value-type="float">
            <text:p>52,26</text:p>
          </table:table-cell>
          <table:table-cell table:style-name="ce92" office:value-type="float" office:value="53.884" calcext:value-type="float">
            <text:p>53,88</text:p>
          </table:table-cell>
          <table:table-cell table:style-name="ce94" office:value-type="float" office:value="55.459" calcext:value-type="float">
            <text:p>55,46</text:p>
          </table:table-cell>
          <table:table-cell table:style-name="ce100" office:value-type="float" office:value="52.31" calcext:value-type="float">
            <text:p>52,31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4:.G24])" office:value-type="float" office:value="53.9225" calcext:value-type="float">
            <text:p>53,923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norm  (MIN LOSS)</text:p>
          </table:table-cell>
          <table:table-cell table:style-name="ce53" office:value-type="float" office:value="53.76" calcext:value-type="float">
            <text:p>53,76</text:p>
          </table:table-cell>
          <table:table-cell table:style-name="ce60" office:value-type="float" office:value="55.617" calcext:value-type="float">
            <text:p>55,62</text:p>
          </table:table-cell>
          <table:table-cell table:style-name="ce87" office:value-type="float" office:value="51.902" calcext:value-type="float">
            <text:p>51,90</text:p>
          </table:table-cell>
          <table:table-cell table:style-name="ce92" office:value-type="float" office:value="53.457" calcext:value-type="float">
            <text:p>53,46</text:p>
          </table:table-cell>
          <table:table-cell table:style-name="ce94" office:value-type="float" office:value="55.103" calcext:value-type="float">
            <text:p>55,10</text:p>
          </table:table-cell>
          <table:table-cell table:style-name="ce100" office:value-type="float" office:value="51.812" calcext:value-type="float">
            <text:p>51,81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5:.G25])" office:value-type="float" office:value="53.6085" calcext:value-type="float">
            <text:p>53,609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orm <text:s/>(MIN LOSS)</text:p>
          </table:table-cell>
          <table:table-cell table:style-name="ce53" office:value-type="float" office:value="53.555" calcext:value-type="float">
            <text:p>53,56</text:p>
          </table:table-cell>
          <table:table-cell table:style-name="ce60" office:value-type="float" office:value="53.441" calcext:value-type="float">
            <text:p>53,44</text:p>
          </table:table-cell>
          <table:table-cell table:style-name="ce87" office:value-type="float" office:value="53.668" calcext:value-type="float">
            <text:p>53,67</text:p>
          </table:table-cell>
          <table:table-cell table:style-name="ce92" office:value-type="float" office:value="52.641" calcext:value-type="float">
            <text:p>52,64</text:p>
          </table:table-cell>
          <table:table-cell table:style-name="ce94" office:value-type="float" office:value="53.244" calcext:value-type="float">
            <text:p>53,24</text:p>
          </table:table-cell>
          <table:table-cell table:style-name="ce100" office:value-type="float" office:value="52.038" calcext:value-type="float">
            <text:p>52,04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6:.G26])" office:value-type="float" office:value="53.0978333333333" calcext:value-type="float">
            <text:p>53,098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EXT 3 + norm</text:p>
          </table:table-cell>
          <table:table-cell table:style-name="ce53" office:value-type="float" office:value="52.654" calcext:value-type="float">
            <text:p>52,65</text:p>
          </table:table-cell>
          <table:table-cell table:style-name="ce60" office:value-type="float" office:value="57.12" calcext:value-type="float">
            <text:p>57,12</text:p>
          </table:table-cell>
          <table:table-cell table:style-name="ce87" office:value-type="float" office:value="48.188" calcext:value-type="float">
            <text:p>48,19</text:p>
          </table:table-cell>
          <table:table-cell table:style-name="ce92" office:value-type="float" office:value="14.988" calcext:value-type="float">
            <text:p>14,99</text:p>
          </table:table-cell>
          <table:table-cell table:style-name="ce94" office:value-type="float" office:value="12.54" calcext:value-type="float">
            <text:p>12,54</text:p>
          </table:table-cell>
          <table:table-cell table:style-name="ce100" office:value-type="float" office:value="17.437" calcext:value-type="float">
            <text:p>17,44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7:.G27])" office:value-type="float" office:value="33.8211666666667" calcext:value-type="float">
            <text:p>33,82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DIST CUM + norm <text:s/>(MIN LOSS)</text:p>
          </table:table-cell>
          <table:table-cell table:style-name="ce53" office:value-type="float" office:value="52.409" calcext:value-type="float">
            <text:p>52,41</text:p>
          </table:table-cell>
          <table:table-cell table:style-name="ce60" office:value-type="float" office:value="59.256" calcext:value-type="float">
            <text:p>59,26</text:p>
          </table:table-cell>
          <table:table-cell table:style-name="ce87" office:value-type="float" office:value="45.562" calcext:value-type="float">
            <text:p>45,56</text:p>
          </table:table-cell>
          <table:table-cell table:style-name="ce92" office:value-type="float" office:value="30.16" calcext:value-type="float">
            <text:p>30,16</text:p>
          </table:table-cell>
          <table:table-cell table:style-name="ce94" office:value-type="float" office:value="12.54" calcext:value-type="float">
            <text:p>12,54</text:p>
          </table:table-cell>
          <table:table-cell table:style-name="ce100" office:value-type="float" office:value="47.781" calcext:value-type="float">
            <text:p>47,78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8:.G28])" office:value-type="float" office:value="41.2846666666667" calcext:value-type="float">
            <text:p>41,285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orm</text:p>
          </table:table-cell>
          <table:table-cell table:style-name="ce53" office:value-type="float" office:value="52.288" calcext:value-type="float">
            <text:p>52,29</text:p>
          </table:table-cell>
          <table:table-cell table:style-name="ce60" office:value-type="float" office:value="54.984" calcext:value-type="float">
            <text:p>54,98</text:p>
          </table:table-cell>
          <table:table-cell table:style-name="ce87" office:value-type="float" office:value="49.592" calcext:value-type="float">
            <text:p>49,59</text:p>
          </table:table-cell>
          <table:table-cell table:style-name="ce92" office:value-type="float" office:value="51.984" calcext:value-type="float">
            <text:p>51,98</text:p>
          </table:table-cell>
          <table:table-cell table:style-name="ce94" office:value-type="float" office:value="53.244" calcext:value-type="float">
            <text:p>53,24</text:p>
          </table:table-cell>
          <table:table-cell table:style-name="ce100" office:value-type="float" office:value="50.725" calcext:value-type="float">
            <text:p>50,73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9:.G29])" office:value-type="float" office:value="52.1361666666667" calcext:value-type="float">
            <text:p>52,136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5BAR ASS + norm</text:p>
          </table:table-cell>
          <table:table-cell table:style-name="ce52" office:value-type="float" office:value="51.174" calcext:value-type="float">
            <text:p>51,17</text:p>
          </table:table-cell>
          <table:table-cell table:style-name="ce59" office:value-type="float" office:value="47.231" calcext:value-type="float">
            <text:p>47,23</text:p>
          </table:table-cell>
          <table:table-cell table:style-name="ce86" office:value-type="float" office:value="55.118" calcext:value-type="float">
            <text:p>55,12</text:p>
          </table:table-cell>
          <table:table-cell table:style-name="ce90" office:value-type="float" office:value="53.416" calcext:value-type="float">
            <text:p>53,42</text:p>
          </table:table-cell>
          <table:table-cell table:style-name="ce93" office:value-type="float" office:value="53.797" calcext:value-type="float">
            <text:p>53,80</text:p>
          </table:table-cell>
          <table:table-cell table:style-name="ce99" office:value-type="float" office:value="53.034" calcext:value-type="float">
            <text:p>53,03</text:p>
          </table:table-cell>
          <table:table-cell table:style-name="ce103" office:value-type="float" office:value="54.567" calcext:value-type="float">
            <text:p>54,57</text:p>
          </table:table-cell>
          <table:table-cell table:style-name="ce108" office:value-type="float" office:value="55.103" calcext:value-type="float">
            <text:p>55,10</text:p>
          </table:table-cell>
          <table:table-cell table:style-name="ce108" office:value-type="float" office:value="54.031" calcext:value-type="float">
            <text:p>54,03</text:p>
          </table:table-cell>
          <table:table-cell table:style-name="ce113" office:value-type="float" office:value="50.387" calcext:value-type="float">
            <text:p>50,39</text:p>
          </table:table-cell>
          <table:table-cell table:style-name="ce115" office:value-type="float" office:value="50.91" calcext:value-type="float">
            <text:p>50,91</text:p>
          </table:table-cell>
          <table:table-cell table:style-name="ce118" office:value-type="float" office:value="49.864" calcext:value-type="float">
            <text:p>49,86</text:p>
          </table:table-cell>
          <table:table-cell table:style-name="ce120" office:value-type="float" office:value="33.492" calcext:value-type="float">
            <text:p>33,49</text:p>
          </table:table-cell>
          <table:table-cell table:style-name="ce108" office:value-type="float" office:value="12.5" calcext:value-type="float">
            <text:p>12,50</text:p>
          </table:table-cell>
          <table:table-cell table:style-name="ce108" office:value-type="float" office:value="54.484" calcext:value-type="float">
            <text:p>54,48</text:p>
          </table:table-cell>
          <table:table-cell table:style-name="ce113" office:value-type="float" office:value="49.572" calcext:value-type="float">
            <text:p>49,57</text:p>
          </table:table-cell>
          <table:table-cell table:style-name="ce115" office:value-type="float" office:value="50.277" calcext:value-type="float">
            <text:p>50,28</text:p>
          </table:table-cell>
          <table:table-cell table:style-name="ce118" office:value-type="float" office:value="48.868" calcext:value-type="float">
            <text:p>48,87</text:p>
          </table:table-cell>
          <table:table-cell table:style-name="ce349" table:formula="of:=AVERAGE([.B30:.G30])" office:value-type="float" office:value="52.295" calcext:value-type="float">
            <text:p>52,295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17BAR ASS + norm <text:s/>(MIN LOSS)</text:p>
          </table:table-cell>
          <table:table-cell table:style-name="ce53" office:value-type="float" office:value="49.93" calcext:value-type="float">
            <text:p>49,93</text:p>
          </table:table-cell>
          <table:table-cell table:style-name="ce60" office:value-type="float" office:value="55.34" calcext:value-type="float">
            <text:p>55,34</text:p>
          </table:table-cell>
          <table:table-cell table:style-name="ce87" office:value-type="float" office:value="44.52" calcext:value-type="float">
            <text:p>44,52</text:p>
          </table:table-cell>
          <table:table-cell table:style-name="ce92" office:value-type="float" office:value="50.524" calcext:value-type="float">
            <text:p>50,52</text:p>
          </table:table-cell>
          <table:table-cell table:style-name="ce94" office:value-type="float" office:value="56.21" calcext:value-type="float">
            <text:p>56,21</text:p>
          </table:table-cell>
          <table:table-cell table:style-name="ce100" office:value-type="float" office:value="44.837" calcext:value-type="float">
            <text:p>44,84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31:.G31])" office:value-type="float" office:value="50.2268333333333" calcext:value-type="float">
            <text:p>50,227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5BAR ASS + norm <text:s/>(MIN LOSS)</text:p>
          </table:table-cell>
          <table:table-cell table:style-name="ce52" office:value-type="float" office:value="48.8" calcext:value-type="float">
            <text:p>48,80</text:p>
          </table:table-cell>
          <table:table-cell table:style-name="ce59" office:value-type="float" office:value="46.559" calcext:value-type="float">
            <text:p>46,56</text:p>
          </table:table-cell>
          <table:table-cell table:style-name="ce86" office:value-type="float" office:value="51.042" calcext:value-type="float">
            <text:p>51,04</text:p>
          </table:table-cell>
          <table:table-cell table:style-name="ce90" office:value-type="float" office:value="47.776" calcext:value-type="float">
            <text:p>47,78</text:p>
          </table:table-cell>
          <table:table-cell table:style-name="ce93" office:value-type="float" office:value="45.688" calcext:value-type="float">
            <text:p>45,69</text:p>
          </table:table-cell>
          <table:table-cell table:style-name="ce99" office:value-type="float" office:value="49.864" calcext:value-type="float">
            <text:p>49,86</text:p>
          </table:table-cell>
          <table:table-cell table:style-name="ce103" office:value-type="float" office:value="51.924" calcext:value-type="float">
            <text:p>51,92</text:p>
          </table:table-cell>
          <table:table-cell table:style-name="ce108" office:value-type="float" office:value="53.758" calcext:value-type="float">
            <text:p>53,76</text:p>
          </table:table-cell>
          <table:table-cell table:style-name="ce108" office:value-type="float" office:value="50.091" calcext:value-type="float">
            <text:p>50,09</text:p>
          </table:table-cell>
          <table:table-cell table:style-name="ce113" office:value-type="float" office:value="46.027" calcext:value-type="float">
            <text:p>46,03</text:p>
          </table:table-cell>
          <table:table-cell table:style-name="ce115" office:value-type="float" office:value="42.009" calcext:value-type="float">
            <text:p>42,01</text:p>
          </table:table-cell>
          <table:table-cell table:style-name="ce118" office:value-type="float" office:value="50.045" calcext:value-type="float">
            <text:p>50,05</text:p>
          </table:table-cell>
          <table:table-cell table:style-name="ce120" office:value-type="float" office:value="31.907" calcext:value-type="float">
            <text:p>31,91</text:p>
          </table:table-cell>
          <table:table-cell table:style-name="ce108" office:value-type="float" office:value="12.5" calcext:value-type="float">
            <text:p>12,50</text:p>
          </table:table-cell>
          <table:table-cell table:style-name="ce108" office:value-type="float" office:value="51.313" calcext:value-type="float">
            <text:p>51,31</text:p>
          </table:table-cell>
          <table:table-cell table:style-name="ce111" office:value-type="float" office:value="47.785" calcext:value-type="float">
            <text:p>47,79</text:p>
          </table:table-cell>
          <table:table-cell table:style-name="ce115" office:value-type="float" office:value="49.011" calcext:value-type="float">
            <text:p>49,01</text:p>
          </table:table-cell>
          <table:table-cell table:style-name="ce118" office:value-type="float" office:value="46.558" calcext:value-type="float">
            <text:p>46,56</text:p>
          </table:table-cell>
          <table:table-cell table:style-name="ce349" table:formula="of:=AVERAGE([.B32:.G32])" office:value-type="float" office:value="48.2881666666667" calcext:value-type="float">
            <text:p>48,288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EXT 3 + norm <text:s/>(MIN LOSS)</text:p>
          </table:table-cell>
          <table:table-cell table:style-name="ce53" office:value-type="float" office:value="47.158" calcext:value-type="float">
            <text:p>47,16</text:p>
          </table:table-cell>
          <table:table-cell table:style-name="ce60" office:value-type="float" office:value="46.717" calcext:value-type="float">
            <text:p>46,72</text:p>
          </table:table-cell>
          <table:table-cell table:style-name="ce87" office:value-type="float" office:value="47.6" calcext:value-type="float">
            <text:p>47,60</text:p>
          </table:table-cell>
          <table:table-cell table:style-name="ce92" office:value-type="float" office:value="12.565" calcext:value-type="float">
            <text:p>12,57</text:p>
          </table:table-cell>
          <table:table-cell table:style-name="ce94" office:value-type="float" office:value="12.54" calcext:value-type="float">
            <text:p>12,54</text:p>
          </table:table-cell>
          <table:table-cell table:style-name="ce100" office:value-type="float" office:value="12.591" calcext:value-type="float">
            <text:p>12,59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33:.G33])" office:value-type="float" office:value="29.8618333333333" calcext:value-type="float">
            <text:p>29,862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Semplice</text:p>
          </table:table-cell>
          <table:table-cell table:style-name="ce53" office:value-type="float" office:value="39.49" calcext:value-type="float">
            <text:p>39,49</text:p>
          </table:table-cell>
          <table:table-cell table:style-name="ce60" office:value-type="float" office:value="43.473" calcext:value-type="float">
            <text:p>43,47</text:p>
          </table:table-cell>
          <table:table-cell table:style-name="ce87" office:value-type="float" office:value="35.507" calcext:value-type="float">
            <text:p>35,51</text:p>
          </table:table-cell>
          <table:table-cell table:style-name="ce92" office:value-type="float" office:value="42.091" calcext:value-type="float">
            <text:p>42,09</text:p>
          </table:table-cell>
          <table:table-cell table:style-name="ce94" office:value-type="float" office:value="43.513" calcext:value-type="float">
            <text:p>43,51</text:p>
          </table:table-cell>
          <table:table-cell table:style-name="ce100" office:value-type="float" office:value="40.67" calcext:value-type="float">
            <text:p>40,67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34:.G34])" office:value-type="float" office:value="40.7906666666667" calcext:value-type="float">
            <text:p>40,79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Semplice <text:s/>(MIN LOSS)</text:p>
          </table:table-cell>
          <table:table-cell table:style-name="ce53" office:value-type="float" office:value="39.377" calcext:value-type="float">
            <text:p>39,38</text:p>
          </table:table-cell>
          <table:table-cell table:style-name="ce60" office:value-type="float" office:value="43.157" calcext:value-type="float">
            <text:p>43,16</text:p>
          </table:table-cell>
          <table:table-cell table:style-name="ce87" office:value-type="float" office:value="35.598" calcext:value-type="float">
            <text:p>35,60</text:p>
          </table:table-cell>
          <table:table-cell table:style-name="ce92" office:value-type="float" office:value="42.205" calcext:value-type="float">
            <text:p>42,21</text:p>
          </table:table-cell>
          <table:table-cell table:style-name="ce94" office:value-type="float" office:value="42.88" calcext:value-type="float">
            <text:p>42,88</text:p>
          </table:table-cell>
          <table:table-cell table:style-name="ce100" office:value-type="float" office:value="41.531" calcext:value-type="float">
            <text:p>41,53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35:.G35])" office:value-type="float" office:value="40.7913333333333" calcext:value-type="float">
            <text:p>40,79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17BAR + norm</text:p>
          </table:table-cell>
          <table:table-cell table:style-name="ce53" office:value-type="float" office:value="34.961" calcext:value-type="float">
            <text:p>34,96</text:p>
          </table:table-cell>
          <table:table-cell table:style-name="ce60" office:value-type="float" office:value="12.54" calcext:value-type="float">
            <text:p>12,54</text:p>
          </table:table-cell>
          <table:table-cell table:style-name="ce87" office:value-type="float" office:value="57.382" calcext:value-type="float">
            <text:p>57,38</text:p>
          </table:table-cell>
          <table:table-cell table:style-name="ce92" office:value-type="float" office:value="33.175" calcext:value-type="float">
            <text:p>33,18</text:p>
          </table:table-cell>
          <table:table-cell table:style-name="ce94" office:value-type="float" office:value="12.5" calcext:value-type="float">
            <text:p>12,50</text:p>
          </table:table-cell>
          <table:table-cell table:style-name="ce100" office:value-type="float" office:value="53.85" calcext:value-type="float">
            <text:p>53,85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36:.G36])" office:value-type="float" office:value="34.068" calcext:value-type="float">
            <text:p>34,068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17BAR + norm <text:s/>(MIN LOSS)</text:p>
          </table:table-cell>
          <table:table-cell table:style-name="ce53" office:value-type="float" office:value="33.987" calcext:value-type="float">
            <text:p>33,99</text:p>
          </table:table-cell>
          <table:table-cell table:style-name="ce60" office:value-type="float" office:value="12.54" calcext:value-type="float">
            <text:p>12,54</text:p>
          </table:table-cell>
          <table:table-cell table:style-name="ce87" office:value-type="float" office:value="55.435" calcext:value-type="float">
            <text:p>55,44</text:p>
          </table:table-cell>
          <table:table-cell table:style-name="ce92" office:value-type="float" office:value="32.855" calcext:value-type="float">
            <text:p>32,86</text:p>
          </table:table-cell>
          <table:table-cell table:style-name="ce94" office:value-type="float" office:value="12.54" calcext:value-type="float">
            <text:p>12,54</text:p>
          </table:table-cell>
          <table:table-cell table:style-name="ce100" office:value-type="float" office:value="53.17" calcext:value-type="float">
            <text:p>53,17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37:.G37])" office:value-type="float" office:value="33.4211666666667" calcext:value-type="float">
            <text:p>33,42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EXT 7 + norm</text:p>
          </table:table-cell>
          <table:table-cell table:style-name="ce53" office:value-type="float" office:value="12.54" calcext:value-type="float">
            <text:p>12,54</text:p>
          </table:table-cell>
          <table:table-cell table:style-name="ce60" office:value-type="float" office:value="12.579" calcext:value-type="float">
            <text:p>12,58</text:p>
          </table:table-cell>
          <table:table-cell table:style-name="ce87" office:value-type="float" office:value="12.5" calcext:value-type="float">
            <text:p>12,50</text:p>
          </table:table-cell>
          <table:table-cell table:style-name="ce92" office:value-type="float" office:value="29.499" calcext:value-type="float">
            <text:p>29,50</text:p>
          </table:table-cell>
          <table:table-cell table:style-name="ce94" office:value-type="float" office:value="13.845" calcext:value-type="float">
            <text:p>13,85</text:p>
          </table:table-cell>
          <table:table-cell table:style-name="ce100" office:value-type="float" office:value="45.154" calcext:value-type="float">
            <text:p>45,15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38:.G38])" office:value-type="float" office:value="21.0195" calcext:value-type="float">
            <text:p>21,020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EXT 15 + norm</text:p>
          </table:table-cell>
          <table:table-cell table:style-name="ce53" office:value-type="float" office:value="12.52" calcext:value-type="float">
            <text:p>12,52</text:p>
          </table:table-cell>
          <table:table-cell table:style-name="ce60" office:value-type="float" office:value="12.54" calcext:value-type="float">
            <text:p>12,54</text:p>
          </table:table-cell>
          <table:table-cell table:style-name="ce87" office:value-type="float" office:value="12.5" calcext:value-type="float">
            <text:p>12,50</text:p>
          </table:table-cell>
          <table:table-cell table:style-name="ce92" office:value-type="float" office:value="21.4" calcext:value-type="float">
            <text:p>21,40</text:p>
          </table:table-cell>
          <table:table-cell table:style-name="ce94" office:value-type="float" office:value="30.301" calcext:value-type="float">
            <text:p>30,30</text:p>
          </table:table-cell>
          <table:table-cell table:style-name="ce100" office:value-type="float" office:value="12.5" calcext:value-type="float">
            <text:p>12,50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39:.G39])" office:value-type="float" office:value="16.9601666666667" calcext:value-type="float">
            <text:p>16,960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EXT 15 + norm <text:s/>(MIN LOSS)</text:p>
          </table:table-cell>
          <table:table-cell table:style-name="ce53" office:value-type="float" office:value="12.52" calcext:value-type="float">
            <text:p>12,52</text:p>
          </table:table-cell>
          <table:table-cell table:style-name="ce60" office:value-type="float" office:value="12.54" calcext:value-type="float">
            <text:p>12,54</text:p>
          </table:table-cell>
          <table:table-cell table:style-name="ce87" office:value-type="float" office:value="12.5" calcext:value-type="float">
            <text:p>12,50</text:p>
          </table:table-cell>
          <table:table-cell table:style-name="ce92" office:value-type="float" office:value="21.479" calcext:value-type="float">
            <text:p>21,48</text:p>
          </table:table-cell>
          <table:table-cell table:style-name="ce94" office:value-type="float" office:value="30.459" calcext:value-type="float">
            <text:p>30,46</text:p>
          </table:table-cell>
          <table:table-cell table:style-name="ce100" office:value-type="float" office:value="12.5" calcext:value-type="float">
            <text:p>12,50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40:.G40])" office:value-type="float" office:value="16.9996666666667" calcext:value-type="float">
            <text:p>17,000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EXT 7 + norm <text:s/>(MIN LOSS)</text:p>
          </table:table-cell>
          <table:table-cell table:style-name="ce53" office:value-type="float" office:value="12.52" calcext:value-type="float">
            <text:p>12,52</text:p>
          </table:table-cell>
          <table:table-cell table:style-name="ce60" office:value-type="float" office:value="12.54" calcext:value-type="float">
            <text:p>12,54</text:p>
          </table:table-cell>
          <table:table-cell table:style-name="ce87" office:value-type="float" office:value="12.5" calcext:value-type="float">
            <text:p>12,50</text:p>
          </table:table-cell>
          <table:table-cell table:style-name="ce92" office:value-type="float" office:value="25.401" calcext:value-type="float">
            <text:p>25,40</text:p>
          </table:table-cell>
          <table:table-cell table:style-name="ce94" office:value-type="float" office:value="13.845" calcext:value-type="float">
            <text:p>13,85</text:p>
          </table:table-cell>
          <table:table-cell table:style-name="ce100" office:value-type="float" office:value="36.957" calcext:value-type="float">
            <text:p>36,96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41:.G41])" office:value-type="float" office:value="18.9605" calcext:value-type="float">
            <text:p>18,96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EXT + norm <text:s/>(MIN LOSS)</text:p>
          </table:table-cell>
          <table:table-cell table:style-name="ce53" office:value-type="float" office:value="12.52" calcext:value-type="float">
            <text:p>12,52</text:p>
          </table:table-cell>
          <table:table-cell table:style-name="ce60" office:value-type="float" office:value="12.54" calcext:value-type="float">
            <text:p>12,54</text:p>
          </table:table-cell>
          <table:table-cell table:style-name="ce87" office:value-type="float" office:value="12.5" calcext:value-type="float">
            <text:p>12,50</text:p>
          </table:table-cell>
          <table:table-cell table:style-name="ce92" office:value-type="float" office:value="12.523" calcext:value-type="float">
            <text:p>12,52</text:p>
          </table:table-cell>
          <table:table-cell table:style-name="ce94" office:value-type="float" office:value="12.5" calcext:value-type="float">
            <text:p>12,50</text:p>
          </table:table-cell>
          <table:table-cell table:style-name="ce100" office:value-type="float" office:value="12.545" calcext:value-type="float">
            <text:p>12,55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42:.G42])" office:value-type="float" office:value="12.5213333333333" calcext:value-type="float">
            <text:p>12,52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EXT + norm</text:p>
          </table:table-cell>
          <table:table-cell table:style-name="ce53" office:value-type="float" office:value="12.474" calcext:value-type="float">
            <text:p>12,47</text:p>
          </table:table-cell>
          <table:table-cell table:style-name="ce60" office:value-type="float" office:value="12.54" calcext:value-type="float">
            <text:p>12,54</text:p>
          </table:table-cell>
          <table:table-cell table:style-name="ce87" office:value-type="float" office:value="12.409" calcext:value-type="float">
            <text:p>12,41</text:p>
          </table:table-cell>
          <table:table-cell table:style-name="ce92" office:value-type="float" office:value="12.542" calcext:value-type="float">
            <text:p>12,54</text:p>
          </table:table-cell>
          <table:table-cell table:style-name="ce94" office:value-type="float" office:value="12.54" calcext:value-type="float">
            <text:p>12,54</text:p>
          </table:table-cell>
          <table:table-cell table:style-name="ce100" office:value-type="float" office:value="12.545" calcext:value-type="float">
            <text:p>12,55</text:p>
          </table:table-cell>
          <table:table-cell table:style-name="ce104"/>
          <table:table-cell table:style-name="ce109" table:number-columns-repeated="4"/>
          <table:table-cell table:style-name="ce119"/>
          <table:table-cell table:style-name="ce109" table:number-columns-repeated="5"/>
          <table:table-cell table:style-name="ce119"/>
          <table:table-cell table:style-name="ce349" table:formula="of:=AVERAGE([.B43:.G43])" office:value-type="float" office:value="12.5083333333333" calcext:value-type="float">
            <text:p>12,508</text:p>
          </table:table-cell>
          <table:table-cell table:number-columns-repeated="1004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ap" table:style-name="ta1">
        <office:forms form:automatic-focus="false" form:apply-design-mode="false"/>
        <table:table-column table:style-name="co6" table:default-cell-style-name="ce262"/>
        <table:table-column table:style-name="co7" table:number-columns-repeated="2" table:default-cell-style-name="ce262"/>
        <table:table-column table:style-name="co8" table:default-cell-style-name="ce262"/>
        <table:table-column table:style-name="co9" table:default-cell-style-name="ce262"/>
        <table:table-column table:style-name="co10" table:number-columns-repeated="2" table:default-cell-style-name="ce262"/>
        <table:table-column table:style-name="co8" table:default-cell-style-name="ce270"/>
        <table:table-column table:style-name="co5" table:default-cell-style-name="ce262"/>
        <table:table-column table:style-name="co11" table:default-cell-style-name="ce262"/>
        <table:table-column table:style-name="co10" table:default-cell-style-name="ce262"/>
        <table:table-column table:style-name="co5" table:default-cell-style-name="ce262"/>
        <table:table-column table:style-name="co12" table:default-cell-style-name="ce262"/>
        <table:table-column table:style-name="co5" table:number-columns-repeated="1011" table:default-cell-style-name="ce262"/>
        <table:table-row table:style-name="ro2">
          <table:table-cell table:style-name="Default" table:number-columns-repeated="4"/>
          <table:table-cell table:style-name="ce6" office:value-type="string" calcext:value-type="string" table:number-columns-spanned="4" table:number-rows-spanned="1">
            <text:p>MINI</text:p>
          </table:table-cell>
          <table:covered-table-cell table:style-name="ce7"/>
          <table:covered-table-cell table:style-name="ce133"/>
          <table:covered-table-cell table:style-name="ce10"/>
          <table:table-cell table:number-columns-repeated="1016"/>
        </table:table-row>
        <table:table-row table:style-name="ro4">
          <table:table-cell table:style-name="ce1" office:value-type="string" calcext:value-type="string">
            <text:p>best CV_mini:</text:p>
          </table:table-cell>
          <table:table-cell table:style-name="ce1" office:value-type="float" office:value="79.826" calcext:value-type="float">
            <text:p>79,826</text:p>
          </table:table-cell>
          <table:table-cell table:style-name="ce5" office:value-type="string" calcext:value-type="string" table:number-columns-spanned="2" table:number-rows-spanned="1">
            <text:p><text:span text:style-name="T2">det-3L-cuda-HU_155-remove0-DIST_REL-norm</text:span></text:p>
          </table:table-cell>
          <table:covered-table-cell/>
          <table:table-cell office:value-type="string" calcext:value-type="string">
            <text:p>best CV_mini</text:p>
          </table:table-cell>
          <table:table-cell table:style-name="ce7" office:value-type="float" office:value="76.503" calcext:value-type="float">
            <text:p>76,503</text:p>
          </table:table-cell>
          <table:table-cell table:style-name="ce133" office:value-type="string" calcext:value-type="string" table:number-columns-spanned="2" table:number-rows-spanned="1">
            <text:p><text:span text:style-name="T3">det-2L-cuda-HU_256-remove0-VIDEO-norm</text:span></text:p>
          </table:table-cell>
          <table:covered-table-cell table:style-name="ce10"/>
          <table:table-cell table:number-columns-repeated="1016"/>
        </table:table-row>
        <table:table-row table:style-name="ro4">
          <table:table-cell table:style-name="ce1" office:value-type="string" calcext:value-type="string">
            <text:p>best CS_mini:</text:p>
          </table:table-cell>
          <table:table-cell table:style-name="ce1" office:value-type="float" office:value="69.022" calcext:value-type="float">
            <text:p>69,022</text:p>
          </table:table-cell>
          <table:table-cell table:style-name="ce5" office:value-type="string" calcext:value-type="string" table:number-columns-spanned="2" table:number-rows-spanned="1">
            <text:p><text:span text:style-name="T2">det-2L-cuda-HU_256-remove0-3BAR_ABS-norm</text:span></text:p>
          </table:table-cell>
          <table:covered-table-cell/>
          <table:table-cell office:value-type="string" calcext:value-type="string">
            <text:p>best CS_mini</text:p>
          </table:table-cell>
          <table:table-cell table:style-name="ce8" office:value-type="float" office:value="69.022" calcext:value-type="float">
            <text:p>69,022</text:p>
          </table:table-cell>
          <table:table-cell table:style-name="ce8" office:value-type="string" calcext:value-type="string" table:number-columns-spanned="2" table:number-rows-spanned="1">
            <text:p>det-2L-cuda-HU_256-remove0-3BAR_ABS-norm</text:p>
          </table:table-cell>
          <table:covered-table-cell table:style-name="ce10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25" office:value-type="string" calcext:value-type="string">
            <text:p>AVG</text:p>
          </table:table-cell>
          <table:table-cell table:style-name="ce125" office:value-type="string" calcext:value-type="string">
            <text:p>CV_mini</text:p>
          </table:table-cell>
          <table:table-cell table:style-name="ce125" office:value-type="string" calcext:value-type="string">
            <text:p>CS_mini</text:p>
          </table:table-cell>
          <table:table-cell table:style-name="ce125" office:value-type="string" calcext:value-type="string">
            <text:p>modelName</text:p>
          </table:table-cell>
          <table:table-cell table:style-name="ce125" office:value-type="string" calcext:value-type="string">
            <text:p>AVG</text:p>
          </table:table-cell>
          <table:table-cell table:style-name="ce125" office:value-type="string" calcext:value-type="string">
            <text:p>CV_mini</text:p>
          </table:table-cell>
          <table:table-cell table:style-name="ce125" office:value-type="string" calcext:value-type="string">
            <text:p>CS_mini</text:p>
          </table:table-cell>
          <table:table-cell table:style-name="ce125" office:value-type="string" calcext:value-type="string">
            <text:p>modelName</text:p>
          </table:table-cell>
          <table:table-cell table:style-name="ce125"/>
          <table:table-cell table:style-name="ce125" office:value-type="string" calcext:value-type="string">
            <text:p>AVG</text:p>
          </table:table-cell>
          <table:table-cell table:style-name="ce125" office:value-type="string" calcext:value-type="string">
            <text:p>CV_mini</text:p>
          </table:table-cell>
          <table:table-cell table:style-name="ce125" office:value-type="string" calcext:value-type="string">
            <text:p>CS_mini</text:p>
          </table:table-cell>
          <table:table-cell table:style-name="ce125" office:value-type="string" calcext:value-type="string">
            <text:p>modelName</text:p>
          </table:table-cell>
          <table:table-cell table:style-name="ce125" table:number-columns-repeated="1011"/>
        </table:table-row>
        <table:table-row table:style-name="ro2">
          <table:table-cell table:style-name="ce4" office:value-type="float" office:value="72.243" calcext:value-type="float">
            <text:p>72,243</text:p>
          </table:table-cell>
          <table:table-cell table:style-name="ce4" office:value-type="float" office:value="77.729" calcext:value-type="float">
            <text:p>77,729</text:p>
          </table:table-cell>
          <table:table-cell table:style-name="ce4" office:value-type="float" office:value="66.757" calcext:value-type="float">
            <text:p>66,757</text:p>
          </table:table-cell>
          <table:table-cell table:style-name="ce4" office:value-type="string" calcext:value-type="string">
            <text:p>det-3L-cuda-HU_155-remove0-3BAR-norm</text:p>
          </table:table-cell>
          <table:table-cell office:value-type="float" office:value="71.7" calcext:value-type="float">
            <text:p>71,7</text:p>
          </table:table-cell>
          <table:table-cell office:value-type="float" office:value="74.921" calcext:value-type="float">
            <text:p>74,921</text:p>
          </table:table-cell>
          <table:table-cell office:value-type="float" office:value="68.478" calcext:value-type="float">
            <text:p>68,478</text:p>
          </table:table-cell>
          <table:table-cell office:value-type="string" calcext:value-type="string">
            <text:p>det-2L-cuda-HU_256-remove0-3BAR-norm</text:p>
          </table:table-cell>
          <table:table-cell/>
          <table:table-cell office:value-type="float" office:value="71.7" calcext:value-type="float">
            <text:p>71,7</text:p>
          </table:table-cell>
          <table:table-cell office:value-type="float" office:value="74.921" calcext:value-type="float">
            <text:p>74,921</text:p>
          </table:table-cell>
          <table:table-cell office:value-type="float" office:value="68.478" calcext:value-type="float">
            <text:p>68,478</text:p>
          </table:table-cell>
          <table:table-cell table:style-name="ce270" office:value-type="string" calcext:value-type="string">
            <text:p>det-2L-cuda-HU_256-remove0-3BAR-norm</text:p>
          </table:table-cell>
          <table:table-cell table:number-columns-repeated="1011"/>
        </table:table-row>
        <table:table-row table:style-name="ro2">
          <table:table-cell office:value-type="float" office:value="72.205" calcext:value-type="float">
            <text:p>72,205</text:p>
          </table:table-cell>
          <table:table-cell office:value-type="float" office:value="79.826" calcext:value-type="float">
            <text:p>79,826</text:p>
          </table:table-cell>
          <table:table-cell office:value-type="float" office:value="64.583" calcext:value-type="float">
            <text:p>64,583</text:p>
          </table:table-cell>
          <table:table-cell office:value-type="string" calcext:value-type="string">
            <text:p>det-3L-cuda-HU_155-remove0-DIST_REL-norm</text:p>
          </table:table-cell>
          <table:table-cell office:value-type="float" office:value="71.449" calcext:value-type="float">
            <text:p>71,449</text:p>
          </table:table-cell>
          <table:table-cell office:value-type="float" office:value="76.503" calcext:value-type="float">
            <text:p>76,503</text:p>
          </table:table-cell>
          <table:table-cell office:value-type="float" office:value="66.395" calcext:value-type="float">
            <text:p>66,395</text:p>
          </table:table-cell>
          <table:table-cell office:value-type="string" calcext:value-type="string">
            <text:p>det-2L-cuda-HU_256-remove0-VIDEO-norm</text:p>
          </table:table-cell>
          <table:table-cell/>
          <table:table-cell office:value-type="float" office:value="71.449" calcext:value-type="float">
            <text:p>71,449</text:p>
          </table:table-cell>
          <table:table-cell office:value-type="float" office:value="76.503" calcext:value-type="float">
            <text:p>76,503</text:p>
          </table:table-cell>
          <table:table-cell office:value-type="float" office:value="66.395" calcext:value-type="float">
            <text:p>66,395</text:p>
          </table:table-cell>
          <table:table-cell table:style-name="ce270" office:value-type="string" calcext:value-type="string">
            <text:p>det-2L-cuda-HU_256-remove0-VIDEO-norm</text:p>
          </table:table-cell>
          <table:table-cell table:number-columns-repeated="1011"/>
        </table:table-row>
        <table:table-row table:style-name="ro2">
          <table:table-cell office:value-type="float" office:value="71.7" calcext:value-type="float">
            <text:p>71,7</text:p>
          </table:table-cell>
          <table:table-cell office:value-type="float" office:value="74.921" calcext:value-type="float">
            <text:p>74,921</text:p>
          </table:table-cell>
          <table:table-cell office:value-type="float" office:value="68.478" calcext:value-type="float">
            <text:p>68,478</text:p>
          </table:table-cell>
          <table:table-cell office:value-type="string" calcext:value-type="string">
            <text:p>det-2L-cuda-HU_256-remove0-3BAR-norm</text:p>
          </table:table-cell>
          <table:table-cell office:value-type="float" office:value="70.39" calcext:value-type="float">
            <text:p>70,39</text:p>
          </table:table-cell>
          <table:table-cell office:value-type="float" office:value="76.424" calcext:value-type="float">
            <text:p>76,424</text:p>
          </table:table-cell>
          <table:table-cell office:value-type="float" office:value="64.357" calcext:value-type="float">
            <text:p>64,357</text:p>
          </table:table-cell>
          <table:table-cell office:value-type="string" calcext:value-type="string">
            <text:p>det-2L-cuda-HU_256-remove0-DIST_REL-norm</text:p>
          </table:table-cell>
          <table:table-cell/>
          <table:table-cell office:value-type="float" office:value="70.39" calcext:value-type="float">
            <text:p>70,39</text:p>
          </table:table-cell>
          <table:table-cell office:value-type="float" office:value="76.424" calcext:value-type="float">
            <text:p>76,424</text:p>
          </table:table-cell>
          <table:table-cell office:value-type="float" office:value="64.357" calcext:value-type="float">
            <text:p>64,357</text:p>
          </table:table-cell>
          <table:table-cell table:style-name="ce270" office:value-type="string" calcext:value-type="string">
            <text:p>det-2L-cuda-HU_256-remove0-DIST_REL-norm</text:p>
          </table:table-cell>
          <table:table-cell table:number-columns-repeated="1011"/>
        </table:table-row>
        <table:table-row table:style-name="ro2">
          <table:table-cell office:value-type="float" office:value="71.449" calcext:value-type="float">
            <text:p>71,449</text:p>
          </table:table-cell>
          <table:table-cell office:value-type="float" office:value="76.503" calcext:value-type="float">
            <text:p>76,503</text:p>
          </table:table-cell>
          <table:table-cell office:value-type="float" office:value="66.395" calcext:value-type="float">
            <text:p>66,395</text:p>
          </table:table-cell>
          <table:table-cell office:value-type="string" calcext:value-type="string">
            <text:p>det-2L-cuda-HU_256-remove0-VIDEO-norm</text:p>
          </table:table-cell>
          <table:table-cell office:value-type="float" office:value="69.914" calcext:value-type="float">
            <text:p>69,914</text:p>
          </table:table-cell>
          <table:table-cell office:value-type="float" office:value="74.565" calcext:value-type="float">
            <text:p>74,565</text:p>
          </table:table-cell>
          <table:table-cell office:value-type="float" office:value="65.263" calcext:value-type="float">
            <text:p>65,263</text:p>
          </table:table-cell>
          <table:table-cell office:value-type="string" calcext:value-type="string">
            <text:p>det-2L-cuda-HU_256-remove0-FRAME-norm</text:p>
          </table:table-cell>
          <table:table-cell table:number-columns-repeated="1016"/>
        </table:table-row>
        <table:table-row table:style-name="ro2">
          <table:table-cell office:value-type="float" office:value="71.3" calcext:value-type="float">
            <text:p>71,3</text:p>
          </table:table-cell>
          <table:table-cell office:value-type="float" office:value="75.119" calcext:value-type="float">
            <text:p>75,119</text:p>
          </table:table-cell>
          <table:table-cell office:value-type="float" office:value="67.482" calcext:value-type="float">
            <text:p>67,482</text:p>
          </table:table-cell>
          <table:table-cell office:value-type="string" calcext:value-type="string">
            <text:p>det-3L-cuda-HU_155-remove0-VIDEO-norm</text:p>
          </table:table-cell>
          <table:table-cell office:value-type="float" office:value="69.677" calcext:value-type="float">
            <text:p>69,677</text:p>
          </table:table-cell>
          <table:table-cell office:value-type="float" office:value="73.141" calcext:value-type="float">
            <text:p>73,141</text:p>
          </table:table-cell>
          <table:table-cell office:value-type="float" office:value="66.214" calcext:value-type="float">
            <text:p>66,214</text:p>
          </table:table-cell>
          <table:table-cell office:value-type="string" calcext:value-type="string">
            <text:p>det-2L-cuda-HU_256-remove0-FRAME_PERS-norm</text:p>
          </table:table-cell>
          <table:table-cell table:number-columns-repeated="1016"/>
        </table:table-row>
        <table:table-row table:style-name="ro2">
          <table:table-cell office:value-type="float" office:value="71.258" calcext:value-type="float">
            <text:p>71,258</text:p>
          </table:table-cell>
          <table:table-cell office:value-type="float" office:value="74.763" calcext:value-type="float">
            <text:p>74,763</text:p>
          </table:table-cell>
          <table:table-cell office:value-type="float" office:value="67.754" calcext:value-type="float">
            <text:p>67,754</text:p>
          </table:table-cell>
          <table:table-cell office:value-type="string" calcext:value-type="string">
            <text:p>det-3L-cuda-HU_155-remove0-FRAME-norm</text:p>
          </table:table-cell>
          <table:table-cell office:value-type="float" office:value="69.601" calcext:value-type="float">
            <text:p>69,601</text:p>
          </table:table-cell>
          <table:table-cell office:value-type="float" office:value="73.259" calcext:value-type="float">
            <text:p>73,259</text:p>
          </table:table-cell>
          <table:table-cell office:value-type="float" office:value="65.942" calcext:value-type="float">
            <text:p>65,942</text:p>
          </table:table-cell>
          <table:table-cell office:value-type="string" calcext:value-type="string">
            <text:p>det-2L-cuda-HU_256-remove0-VIDEO-norm-MIN_LOSS</text:p>
          </table:table-cell>
          <table:table-cell table:number-columns-repeated="1016"/>
        </table:table-row>
        <table:table-row table:style-name="ro2">
          <table:table-cell office:value-type="float" office:value="70.917" calcext:value-type="float">
            <text:p>70,917</text:p>
          </table:table-cell>
          <table:table-cell office:value-type="float" office:value="76.028" calcext:value-type="float">
            <text:p>76,028</text:p>
          </table:table-cell>
          <table:table-cell office:value-type="float" office:value="65.806" calcext:value-type="float">
            <text:p>65,806</text:p>
          </table:table-cell>
          <table:table-cell office:value-type="string" calcext:value-type="string">
            <text:p>det-3L-cuda-HU_155-remove0-VIDEO_PERS-norm</text:p>
          </table:table-cell>
          <table:table-cell office:value-type="float" office:value="69.246" calcext:value-type="float">
            <text:p>69,246</text:p>
          </table:table-cell>
          <table:table-cell office:value-type="float" office:value="71.598" calcext:value-type="float">
            <text:p>71,598</text:p>
          </table:table-cell>
          <table:table-cell office:value-type="float" office:value="66.893" calcext:value-type="float">
            <text:p>66,893</text:p>
          </table:table-cell>
          <table:table-cell office:value-type="string" calcext:value-type="string">
            <text:p>det-2L-cuda-HU_256-normXY</text:p>
          </table:table-cell>
          <table:table-cell table:number-columns-repeated="1016"/>
        </table:table-row>
        <table:table-row table:style-name="ro2">
          <table:table-cell office:value-type="float" office:value="70.872" calcext:value-type="float">
            <text:p>70,872</text:p>
          </table:table-cell>
          <table:table-cell office:value-type="float" office:value="76.028" calcext:value-type="float">
            <text:p>76,028</text:p>
          </table:table-cell>
          <table:table-cell office:value-type="float" office:value="65.716" calcext:value-type="float">
            <text:p>65,716</text:p>
          </table:table-cell>
          <table:table-cell office:value-type="string" calcext:value-type="string">
            <text:p>det-3L-cuda-HU_155-remove0-FRAME_PERS-norm</text:p>
          </table:table-cell>
          <table:table-cell office:value-type="float" office:value="69.191" calcext:value-type="float">
            <text:p>69,191</text:p>
          </table:table-cell>
          <table:table-cell office:value-type="float" office:value="72.983" calcext:value-type="float">
            <text:p>72,983</text:p>
          </table:table-cell>
          <table:table-cell office:value-type="float" office:value="65.399" calcext:value-type="float">
            <text:p>65,399</text:p>
          </table:table-cell>
          <table:table-cell office:value-type="string" calcext:value-type="string">
            <text:p>det-2L-cuda-HU_256-remove0-3BAR-norm-MIN_LOSS</text:p>
          </table:table-cell>
          <table:table-cell table:number-columns-repeated="1016"/>
        </table:table-row>
        <table:table-row table:style-name="ro2">
          <table:table-cell office:value-type="float" office:value="70.39" calcext:value-type="float">
            <text:p>70,39</text:p>
          </table:table-cell>
          <table:table-cell office:value-type="float" office:value="76.424" calcext:value-type="float">
            <text:p>76,424</text:p>
          </table:table-cell>
          <table:table-cell office:value-type="float" office:value="64.357" calcext:value-type="float">
            <text:p>64,357</text:p>
          </table:table-cell>
          <table:table-cell office:value-type="string" calcext:value-type="string">
            <text:p>det-2L-cuda-HU_256-remove0-DIST_REL-norm</text:p>
          </table:table-cell>
          <table:table-cell office:value-type="float" office:value="69.085" calcext:value-type="float">
            <text:p>69,085</text:p>
          </table:table-cell>
          <table:table-cell office:value-type="float" office:value="73.497" calcext:value-type="float">
            <text:p>73,497</text:p>
          </table:table-cell>
          <table:table-cell office:value-type="float" office:value="64.674" calcext:value-type="float">
            <text:p>64,674</text:p>
          </table:table-cell>
          <table:table-cell office:value-type="string" calcext:value-type="string">
            <text:p>det-2L-cuda-HU_256-remove0-VIDEO_PERS-norm</text:p>
          </table:table-cell>
          <table:table-cell table:number-columns-repeated="1016"/>
        </table:table-row>
        <table:table-row table:style-name="ro2">
          <table:table-cell office:value-type="float" office:value="69.914" calcext:value-type="float">
            <text:p>69,914</text:p>
          </table:table-cell>
          <table:table-cell office:value-type="float" office:value="74.565" calcext:value-type="float">
            <text:p>74,565</text:p>
          </table:table-cell>
          <table:table-cell office:value-type="float" office:value="65.263" calcext:value-type="float">
            <text:p>65,263</text:p>
          </table:table-cell>
          <table:table-cell office:value-type="string" calcext:value-type="string">
            <text:p>det-2L-cuda-HU_256-remove0-FRAME-norm</text:p>
          </table:table-cell>
          <table:table-cell office:value-type="float" office:value="68.426" calcext:value-type="float">
            <text:p>68,426</text:p>
          </table:table-cell>
          <table:table-cell office:value-type="float" office:value="73.536" calcext:value-type="float">
            <text:p>73,536</text:p>
          </table:table-cell>
          <table:table-cell office:value-type="float" office:value="63.315" calcext:value-type="float">
            <text:p>63,315</text:p>
          </table:table-cell>
          <table:table-cell office:value-type="string" calcext:value-type="string">
            <text:p>det-2L-cuda-HU_256-remove0-5BAR-norm</text:p>
          </table:table-cell>
          <table:table-cell table:number-columns-repeated="1016"/>
        </table:table-row>
        <table:table-row table:style-name="ro2">
          <table:table-cell office:value-type="float" office:value="69.677" calcext:value-type="float">
            <text:p>69,677</text:p>
          </table:table-cell>
          <table:table-cell office:value-type="float" office:value="73.141" calcext:value-type="float">
            <text:p>73,141</text:p>
          </table:table-cell>
          <table:table-cell office:value-type="float" office:value="66.214" calcext:value-type="float">
            <text:p>66,214</text:p>
          </table:table-cell>
          <table:table-cell office:value-type="string" calcext:value-type="string">
            <text:p>det-2L-cuda-HU_256-remove0-FRAME_PERS-norm</text:p>
          </table:table-cell>
          <table:table-cell office:value-type="float" office:value="67.894" calcext:value-type="float">
            <text:p>67,894</text:p>
          </table:table-cell>
          <table:table-cell office:value-type="float" office:value="69.62" calcext:value-type="float">
            <text:p>69,62</text:p>
          </table:table-cell>
          <table:table-cell office:value-type="float" office:value="66.168" calcext:value-type="float">
            <text:p>66,168</text:p>
          </table:table-cell>
          <table:table-cell office:value-type="string" calcext:value-type="string">
            <text:p>det-2L-cuda-HU_256-remove0-DIST_REL-norm-MIN_LOSS</text:p>
          </table:table-cell>
          <table:table-cell table:number-columns-repeated="1016"/>
        </table:table-row>
        <table:table-row table:style-name="ro2">
          <table:table-cell office:value-type="float" office:value="69.601" calcext:value-type="float">
            <text:p>69,601</text:p>
          </table:table-cell>
          <table:table-cell office:value-type="float" office:value="73.259" calcext:value-type="float">
            <text:p>73,259</text:p>
          </table:table-cell>
          <table:table-cell office:value-type="float" office:value="65.942" calcext:value-type="float">
            <text:p>65,942</text:p>
          </table:table-cell>
          <table:table-cell office:value-type="string" calcext:value-type="string">
            <text:p>det-2L-cuda-HU_256-remove0-VIDEO-norm-MIN_LOSS</text:p>
          </table:table-cell>
          <table:table-cell office:value-type="float" office:value="67.801" calcext:value-type="float">
            <text:p>67,801</text:p>
          </table:table-cell>
          <table:table-cell office:value-type="float" office:value="69.66" calcext:value-type="float">
            <text:p>69,66</text:p>
          </table:table-cell>
          <table:table-cell office:value-type="float" office:value="65.942" calcext:value-type="float">
            <text:p>65,942</text:p>
          </table:table-cell>
          <table:table-cell office:value-type="string" calcext:value-type="string">
            <text:p>det-2L-cuda-HU_256-remove0-normXY</text:p>
          </table:table-cell>
          <table:table-cell table:number-columns-repeated="1016"/>
        </table:table-row>
        <table:table-row table:style-name="ro2">
          <table:table-cell office:value-type="float" office:value="69.555" calcext:value-type="float">
            <text:p>69,555</text:p>
          </table:table-cell>
          <table:table-cell office:value-type="float" office:value="73.259" calcext:value-type="float">
            <text:p>73,259</text:p>
          </table:table-cell>
          <table:table-cell office:value-type="float" office:value="65.851" calcext:value-type="float">
            <text:p>65,851</text:p>
          </table:table-cell>
          <table:table-cell office:value-type="string" calcext:value-type="string">
            <text:p>det-3L-cuda-HU_155-normXY</text:p>
          </table:table-cell>
          <table:table-cell office:value-type="float" office:value="66.945" calcext:value-type="float">
            <text:p>66,945</text:p>
          </table:table-cell>
          <table:table-cell office:value-type="float" office:value="68.038" calcext:value-type="float">
            <text:p>68,038</text:p>
          </table:table-cell>
          <table:table-cell office:value-type="float" office:value="65.851" calcext:value-type="float">
            <text:p>65,851</text:p>
          </table:table-cell>
          <table:table-cell office:value-type="string" calcext:value-type="string">
            <text:p>det-2L-cuda-HU_256-remove0-FRAME-norm-MIN_LOSS</text:p>
          </table:table-cell>
          <table:table-cell table:number-columns-repeated="1016"/>
        </table:table-row>
        <table:table-row table:style-name="ro2">
          <table:table-cell office:value-type="float" office:value="69.246" calcext:value-type="float">
            <text:p>69,246</text:p>
          </table:table-cell>
          <table:table-cell office:value-type="float" office:value="71.598" calcext:value-type="float">
            <text:p>71,598</text:p>
          </table:table-cell>
          <table:table-cell office:value-type="float" office:value="66.893" calcext:value-type="float">
            <text:p>66,893</text:p>
          </table:table-cell>
          <table:table-cell office:value-type="string" calcext:value-type="string">
            <text:p>det-2L-cuda-HU_256-normXY</text:p>
          </table:table-cell>
          <table:table-cell office:value-type="float" office:value="66.908" calcext:value-type="float">
            <text:p>66,908</text:p>
          </table:table-cell>
          <table:table-cell office:value-type="float" office:value="64.794" calcext:value-type="float">
            <text:p>64,794</text:p>
          </table:table-cell>
          <table:table-cell office:value-type="float" office:value="69.022" calcext:value-type="float">
            <text:p>69,022</text:p>
          </table:table-cell>
          <table:table-cell office:value-type="string" calcext:value-type="string">
            <text:p>det-2L-cuda-HU_256-remove0-3BAR_ABS-norm</text:p>
          </table:table-cell>
          <table:table-cell table:number-columns-repeated="1016"/>
        </table:table-row>
        <table:table-row table:style-name="ro2">
          <table:table-cell office:value-type="float" office:value="69.191" calcext:value-type="float">
            <text:p>69,191</text:p>
          </table:table-cell>
          <table:table-cell office:value-type="float" office:value="72.983" calcext:value-type="float">
            <text:p>72,983</text:p>
          </table:table-cell>
          <table:table-cell office:value-type="float" office:value="65.399" calcext:value-type="float">
            <text:p>65,399</text:p>
          </table:table-cell>
          <table:table-cell office:value-type="string" calcext:value-type="string">
            <text:p>det-2L-cuda-HU_256-remove0-3BAR-norm-MIN_LOSS</text:p>
          </table:table-cell>
          <table:table-cell office:value-type="float" office:value="66.641" calcext:value-type="float">
            <text:p>66,641</text:p>
          </table:table-cell>
          <table:table-cell office:value-type="float" office:value="69.106" calcext:value-type="float">
            <text:p>69,106</text:p>
          </table:table-cell>
          <table:table-cell office:value-type="float" office:value="64.176" calcext:value-type="float">
            <text:p>64,176</text:p>
          </table:table-cell>
          <table:table-cell office:value-type="string" calcext:value-type="string">
            <text:p>det-2L-cuda-HU_256-normXY-MIN_LOSS</text:p>
          </table:table-cell>
          <table:table-cell table:number-columns-repeated="1016"/>
        </table:table-row>
        <table:table-row table:style-name="ro2">
          <table:table-cell office:value-type="float" office:value="69.14" calcext:value-type="float">
            <text:p>69,14</text:p>
          </table:table-cell>
          <table:table-cell office:value-type="float" office:value="72.429" calcext:value-type="float">
            <text:p>72,429</text:p>
          </table:table-cell>
          <table:table-cell office:value-type="float" office:value="65.851" calcext:value-type="float">
            <text:p>65,851</text:p>
          </table:table-cell>
          <table:table-cell office:value-type="string" calcext:value-type="string">
            <text:p>det-3L-cuda-HU_155-remove0-VIDEO-norm-MIN_LOSS</text:p>
          </table:table-cell>
          <table:table-cell office:value-type="float" office:value="66.412" calcext:value-type="float">
            <text:p>66,412</text:p>
          </table:table-cell>
          <table:table-cell office:value-type="float" office:value="69.146" calcext:value-type="float">
            <text:p>69,146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VIDEO_PERS-norm-MIN_LOSS</text:p>
          </table:table-cell>
          <table:table-cell table:number-columns-repeated="1016"/>
        </table:table-row>
        <table:table-row table:style-name="ro2">
          <table:table-cell office:value-type="float" office:value="69.085" calcext:value-type="float">
            <text:p>69,085</text:p>
          </table:table-cell>
          <table:table-cell office:value-type="float" office:value="73.497" calcext:value-type="float">
            <text:p>73,497</text:p>
          </table:table-cell>
          <table:table-cell office:value-type="float" office:value="64.674" calcext:value-type="float">
            <text:p>64,674</text:p>
          </table:table-cell>
          <table:table-cell office:value-type="string" calcext:value-type="string">
            <text:p>det-2L-cuda-HU_256-remove0-VIDEO_PERS-norm</text:p>
          </table:table-cell>
          <table:table-cell office:value-type="float" office:value="65.976" calcext:value-type="float">
            <text:p>65,976</text:p>
          </table:table-cell>
          <table:table-cell office:value-type="float" office:value="68.275" calcext:value-type="float">
            <text:p>68,275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FRAME_PERS-norm-MIN_LOSS</text:p>
          </table:table-cell>
          <table:table-cell table:number-columns-repeated="1016"/>
        </table:table-row>
        <table:table-row table:style-name="ro2">
          <table:table-cell office:value-type="float" office:value="68.426" calcext:value-type="float">
            <text:p>68,426</text:p>
          </table:table-cell>
          <table:table-cell office:value-type="float" office:value="73.536" calcext:value-type="float">
            <text:p>73,536</text:p>
          </table:table-cell>
          <table:table-cell office:value-type="float" office:value="63.315" calcext:value-type="float">
            <text:p>63,315</text:p>
          </table:table-cell>
          <table:table-cell office:value-type="string" calcext:value-type="string">
            <text:p>det-2L-cuda-HU_256-remove0-5BAR-norm</text:p>
          </table:table-cell>
          <table:table-cell office:value-type="float" office:value="65.944" calcext:value-type="float">
            <text:p>65,944</text:p>
          </table:table-cell>
          <table:table-cell office:value-type="float" office:value="69.976" calcext:value-type="float">
            <text:p>69,976</text:p>
          </table:table-cell>
          <table:table-cell office:value-type="float" office:value="61.911" calcext:value-type="float">
            <text:p>61,911</text:p>
          </table:table-cell>
          <table:table-cell office:value-type="string" calcext:value-type="string">
            <text:p>det-2L-cuda-HU_256-remove0-17BAR-norm</text:p>
          </table:table-cell>
          <table:table-cell table:number-columns-repeated="1016"/>
        </table:table-row>
        <table:table-row table:style-name="ro2">
          <table:table-cell office:value-type="float" office:value="67.894" calcext:value-type="float">
            <text:p>67,894</text:p>
          </table:table-cell>
          <table:table-cell office:value-type="float" office:value="69.62" calcext:value-type="float">
            <text:p>69,62</text:p>
          </table:table-cell>
          <table:table-cell office:value-type="float" office:value="66.168" calcext:value-type="float">
            <text:p>66,168</text:p>
          </table:table-cell>
          <table:table-cell office:value-type="string" calcext:value-type="string">
            <text:p>det-2L-cuda-HU_256-remove0-DIST_REL-norm-MIN_LOSS</text:p>
          </table:table-cell>
          <table:table-cell office:value-type="float" office:value="65.522" calcext:value-type="float">
            <text:p>65,522</text:p>
          </table:table-cell>
          <table:table-cell office:value-type="float" office:value="67.366" calcext:value-type="float">
            <text:p>67,366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NEXT_3-norm</text:p>
          </table:table-cell>
          <table:table-cell table:number-columns-repeated="1016"/>
        </table:table-row>
        <table:table-row table:style-name="ro2">
          <table:table-cell office:value-type="float" office:value="67.801" calcext:value-type="float">
            <text:p>67,801</text:p>
          </table:table-cell>
          <table:table-cell office:value-type="float" office:value="69.66" calcext:value-type="float">
            <text:p>69,66</text:p>
          </table:table-cell>
          <table:table-cell office:value-type="float" office:value="65.942" calcext:value-type="float">
            <text:p>65,942</text:p>
          </table:table-cell>
          <table:table-cell office:value-type="string" calcext:value-type="string">
            <text:p>det-2L-cuda-HU_256-remove0-normXY</text:p>
          </table:table-cell>
          <table:table-cell office:value-type="float" office:value="64.771" calcext:value-type="float">
            <text:p>64,771</text:p>
          </table:table-cell>
          <table:table-cell office:value-type="float" office:value="67.722" calcext:value-type="float">
            <text:p>67,722</text:p>
          </table:table-cell>
          <table:table-cell office:value-type="float" office:value="61.821" calcext:value-type="float">
            <text:p>61,821</text:p>
          </table:table-cell>
          <table:table-cell office:value-type="string" calcext:value-type="string">
            <text:p>det-2L-cuda-HU_256-remove0-NEXT_7-norm</text:p>
          </table:table-cell>
          <table:table-cell table:number-columns-repeated="1016"/>
        </table:table-row>
        <table:table-row table:style-name="ro2">
          <table:table-cell office:value-type="float" office:value="67.673" calcext:value-type="float">
            <text:p>67,673</text:p>
          </table:table-cell>
          <table:table-cell office:value-type="float" office:value="70.174" calcext:value-type="float">
            <text:p>70,174</text:p>
          </table:table-cell>
          <table:table-cell office:value-type="float" office:value="65.172" calcext:value-type="float">
            <text:p>65,172</text:p>
          </table:table-cell>
          <table:table-cell office:value-type="string" calcext:value-type="string">
            <text:p>det-3L-cuda-HU_155-remove0-VIDEO_PERS-norm-MIN_LOSS</text:p>
          </table:table-cell>
          <table:table-cell office:value-type="float" office:value="64.654" calcext:value-type="float">
            <text:p>64,654</text:p>
          </table:table-cell>
          <table:table-cell office:value-type="float" office:value="69.343" calcext:value-type="float">
            <text:p>69,343</text:p>
          </table:table-cell>
          <table:table-cell office:value-type="float" office:value="59.964" calcext:value-type="float">
            <text:p>59,964</text:p>
          </table:table-cell>
          <table:table-cell office:value-type="string" calcext:value-type="string">
            <text:p>det-2L-cuda-HU_256-remove0-NEXT_15-norm</text:p>
          </table:table-cell>
          <table:table-cell table:number-columns-repeated="1016"/>
        </table:table-row>
        <table:table-row table:style-name="ro2">
          <table:table-cell office:value-type="float" office:value="66.945" calcext:value-type="float">
            <text:p>66,945</text:p>
          </table:table-cell>
          <table:table-cell office:value-type="float" office:value="68.038" calcext:value-type="float">
            <text:p>68,038</text:p>
          </table:table-cell>
          <table:table-cell office:value-type="float" office:value="65.851" calcext:value-type="float">
            <text:p>65,851</text:p>
          </table:table-cell>
          <table:table-cell office:value-type="string" calcext:value-type="string">
            <text:p>det-2L-cuda-HU_256-remove0-FRAME-norm-MIN_LOSS</text:p>
          </table:table-cell>
          <table:table-cell office:value-type="float" office:value="64.144" calcext:value-type="float">
            <text:p>64,144</text:p>
          </table:table-cell>
          <table:table-cell office:value-type="float" office:value="69.502" calcext:value-type="float">
            <text:p>69,502</text:p>
          </table:table-cell>
          <table:table-cell office:value-type="float" office:value="58.786" calcext:value-type="float">
            <text:p>58,786</text:p>
          </table:table-cell>
          <table:table-cell office:value-type="string" calcext:value-type="string">
            <text:p>det-2L-cuda-HU_256-remove0-5BAR-norm-MIN_LOSS</text:p>
          </table:table-cell>
          <table:table-cell table:number-columns-repeated="1016"/>
        </table:table-row>
        <table:table-row table:style-name="ro2">
          <table:table-cell office:value-type="float" office:value="66.94" calcext:value-type="float">
            <text:p>66,94</text:p>
          </table:table-cell>
          <table:table-cell office:value-type="float" office:value="69.976" calcext:value-type="float">
            <text:p>69,976</text:p>
          </table:table-cell>
          <table:table-cell office:value-type="float" office:value="63.904" calcext:value-type="float">
            <text:p>63,904</text:p>
          </table:table-cell>
          <table:table-cell office:value-type="string" calcext:value-type="string">
            <text:p>det-3L-cuda-HU_155-remove0-DIST_REL-norm-MIN_LOSS</text:p>
          </table:table-cell>
          <table:table-cell office:value-type="float" office:value="62.625" calcext:value-type="float">
            <text:p>62,625</text:p>
          </table:table-cell>
          <table:table-cell office:value-type="float" office:value="71.4" calcext:value-type="float">
            <text:p>71,4</text:p>
          </table:table-cell>
          <table:table-cell office:value-type="float" office:value="53.85" calcext:value-type="float">
            <text:p>53,85</text:p>
          </table:table-cell>
          <table:table-cell office:value-type="string" calcext:value-type="string">
            <text:p>det-2L-cuda-HU_256-remove0-norm</text:p>
          </table:table-cell>
          <table:table-cell table:number-columns-repeated="1016"/>
        </table:table-row>
        <table:table-row table:style-name="ro2">
          <table:table-cell office:value-type="float" office:value="66.908" calcext:value-type="float">
            <text:p>66,908</text:p>
          </table:table-cell>
          <table:table-cell office:value-type="float" office:value="64.794" calcext:value-type="float">
            <text:p>64,794</text:p>
          </table:table-cell>
          <table:table-cell office:value-type="float" office:value="69.022" calcext:value-type="float">
            <text:p>69,022</text:p>
          </table:table-cell>
          <table:table-cell office:value-type="string" calcext:value-type="string">
            <text:p>det-2L-cuda-HU_256-remove0-3BAR_ABS-norm</text:p>
          </table:table-cell>
          <table:table-cell office:value-type="float" office:value="62.525" calcext:value-type="float">
            <text:p>62,525</text:p>
          </table:table-cell>
          <table:table-cell office:value-type="float" office:value="65.902" calcext:value-type="float">
            <text:p>65,902</text:p>
          </table:table-cell>
          <table:table-cell office:value-type="float" office:value="59.149" calcext:value-type="float">
            <text:p>59,149</text:p>
          </table:table-cell>
          <table:table-cell office:value-type="string" calcext:value-type="string">
            <text:p>det-2L-cuda-HU_256-remove0-17BAR_ABS-norm</text:p>
          </table:table-cell>
          <table:table-cell table:number-columns-repeated="1016"/>
        </table:table-row>
        <table:table-row table:style-name="ro2">
          <table:table-cell office:value-type="float" office:value="66.893" calcext:value-type="float">
            <text:p>66,893</text:p>
          </table:table-cell>
          <table:table-cell office:value-type="float" office:value="69.066" calcext:value-type="float">
            <text:p>69,066</text:p>
          </table:table-cell>
          <table:table-cell office:value-type="float" office:value="64.719" calcext:value-type="float">
            <text:p>64,719</text:p>
          </table:table-cell>
          <table:table-cell office:value-type="string" calcext:value-type="string">
            <text:p>det-3L-cuda-HU_155-remove0-3BAR-norm-MIN_LOSS</text:p>
          </table:table-cell>
          <table:table-cell office:value-type="float" office:value="62.063" calcext:value-type="float">
            <text:p>62,063</text:p>
          </table:table-cell>
          <table:table-cell office:value-type="float" office:value="61.036" calcext:value-type="float">
            <text:p>61,036</text:p>
          </table:table-cell>
          <table:table-cell office:value-type="float" office:value="63.089" calcext:value-type="float">
            <text:p>63,089</text:p>
          </table:table-cell>
          <table:table-cell office:value-type="string" calcext:value-type="string">
            <text:p>det-2L-cuda-HU_256-remove0-3BAR_ABS-norm-MIN_LOSS</text:p>
          </table:table-cell>
          <table:table-cell table:number-columns-repeated="1016"/>
        </table:table-row>
        <table:table-row table:style-name="ro2">
          <table:table-cell office:value-type="float" office:value="66.641" calcext:value-type="float">
            <text:p>66,641</text:p>
          </table:table-cell>
          <table:table-cell office:value-type="float" office:value="69.106" calcext:value-type="float">
            <text:p>69,106</text:p>
          </table:table-cell>
          <table:table-cell office:value-type="float" office:value="64.176" calcext:value-type="float">
            <text:p>64,176</text:p>
          </table:table-cell>
          <table:table-cell office:value-type="string" calcext:value-type="string">
            <text:p>det-2L-cuda-HU_256-normXY-MIN_LOSS</text:p>
          </table:table-cell>
          <table:table-cell office:value-type="float" office:value="61.364" calcext:value-type="float">
            <text:p>61,364</text:p>
          </table:table-cell>
          <table:table-cell office:value-type="float" office:value="63.172" calcext:value-type="float">
            <text:p>63,172</text:p>
          </table:table-cell>
          <table:table-cell office:value-type="float" office:value="59.556" calcext:value-type="float">
            <text:p>59,556</text:p>
          </table:table-cell>
          <table:table-cell office:value-type="string" calcext:value-type="string">
            <text:p>det-2L-cuda-HU_256-remove0-NEXT_3-norm-MIN_LOSS</text:p>
          </table:table-cell>
          <table:table-cell table:number-columns-repeated="1016"/>
        </table:table-row>
        <table:table-row table:style-name="ro2">
          <table:table-cell office:value-type="float" office:value="66.522" calcext:value-type="float">
            <text:p>66,522</text:p>
          </table:table-cell>
          <table:table-cell office:value-type="float" office:value="71.677" calcext:value-type="float">
            <text:p>71,677</text:p>
          </table:table-cell>
          <table:table-cell office:value-type="float" office:value="61.368" calcext:value-type="float">
            <text:p>61,368</text:p>
          </table:table-cell>
          <table:table-cell office:value-type="string" calcext:value-type="string">
            <text:p>det-3L-cuda-HU_155-remove0-5BAR-norm</text:p>
          </table:table-cell>
          <table:table-cell office:value-type="float" office:value="61.209" calcext:value-type="float">
            <text:p>61,209</text:p>
          </table:table-cell>
          <table:table-cell office:value-type="float" office:value="65.625" calcext:value-type="float">
            <text:p>65,625</text:p>
          </table:table-cell>
          <table:table-cell office:value-type="float" office:value="56.793" calcext:value-type="float">
            <text:p>56,793</text:p>
          </table:table-cell>
          <table:table-cell office:value-type="string" calcext:value-type="string">
            <text:p>det-2L-cuda-HU_256-remove0-CUM_DIFF-norm</text:p>
          </table:table-cell>
          <table:table-cell table:number-columns-repeated="1016"/>
        </table:table-row>
        <table:table-row table:style-name="ro2">
          <table:table-cell office:value-type="float" office:value="66.522" calcext:value-type="float">
            <text:p>66,522</text:p>
          </table:table-cell>
          <table:table-cell office:value-type="float" office:value="69.185" calcext:value-type="float">
            <text:p>69,185</text:p>
          </table:table-cell>
          <table:table-cell office:value-type="float" office:value="63.859" calcext:value-type="float">
            <text:p>63,859</text:p>
          </table:table-cell>
          <table:table-cell office:value-type="string" calcext:value-type="string">
            <text:p>det-3L-cuda-HU_155-remove0-normXY</text:p>
          </table:table-cell>
          <table:table-cell office:value-type="float" office:value="60.878" calcext:value-type="float">
            <text:p>60,878</text:p>
          </table:table-cell>
          <table:table-cell office:value-type="float" office:value="65.823" calcext:value-type="float">
            <text:p>65,823</text:p>
          </table:table-cell>
          <table:table-cell office:value-type="float" office:value="55.933" calcext:value-type="float">
            <text:p>55,933</text:p>
          </table:table-cell>
          <table:table-cell office:value-type="string" calcext:value-type="string">
            <text:p>det-2L-cuda-HU_256-remove0-normXY-MIN_LOSS</text:p>
          </table:table-cell>
          <table:table-cell table:number-columns-repeated="1016"/>
        </table:table-row>
        <table:table-row table:style-name="ro2">
          <table:table-cell office:value-type="float" office:value="66.412" calcext:value-type="float">
            <text:p>66,412</text:p>
          </table:table-cell>
          <table:table-cell office:value-type="float" office:value="69.146" calcext:value-type="float">
            <text:p>69,146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VIDEO_PERS-norm-MIN_LOSS</text:p>
          </table:table-cell>
          <table:table-cell office:value-type="float" office:value="60.576" calcext:value-type="float">
            <text:p>60,576</text:p>
          </table:table-cell>
          <table:table-cell office:value-type="float" office:value="61.551" calcext:value-type="float">
            <text:p>61,551</text:p>
          </table:table-cell>
          <table:table-cell office:value-type="float" office:value="59.601" calcext:value-type="float">
            <text:p>59,601</text:p>
          </table:table-cell>
          <table:table-cell office:value-type="string" calcext:value-type="string">
            <text:p>det-2L-cuda-HU_256-remove0-NEXT-norm</text:p>
          </table:table-cell>
          <table:table-cell table:number-columns-repeated="1016"/>
        </table:table-row>
        <table:table-row table:style-name="ro2">
          <table:table-cell office:value-type="float" office:value="66.238" calcext:value-type="float">
            <text:p>66,238</text:p>
          </table:table-cell>
          <table:table-cell office:value-type="float" office:value="66.851" calcext:value-type="float">
            <text:p>66,851</text:p>
          </table:table-cell>
          <table:table-cell office:value-type="float" office:value="65.625" calcext:value-type="float">
            <text:p>65,625</text:p>
          </table:table-cell>
          <table:table-cell office:value-type="string" calcext:value-type="string">
            <text:p>det-3L-cuda-HU_155-remove0-FRAME-norm-MIN_LOSS</text:p>
          </table:table-cell>
          <table:table-cell office:value-type="float" office:value="60.027" calcext:value-type="float">
            <text:p>60,027</text:p>
          </table:table-cell>
          <table:table-cell office:value-type="float" office:value="65.071" calcext:value-type="float">
            <text:p>65,071</text:p>
          </table:table-cell>
          <table:table-cell office:value-type="float" office:value="54.982" calcext:value-type="float">
            <text:p>54,982</text:p>
          </table:table-cell>
          <table:table-cell office:value-type="string" calcext:value-type="string">
            <text:p>det-2L-cuda-HU_256-norm</text:p>
          </table:table-cell>
          <table:table-cell table:number-columns-repeated="1016"/>
        </table:table-row>
        <table:table-row table:style-name="ro2">
          <table:table-cell office:value-type="float" office:value="65.99" calcext:value-type="float">
            <text:p>65,99</text:p>
          </table:table-cell>
          <table:table-cell office:value-type="float" office:value="68.394" calcext:value-type="float">
            <text:p>68,394</text:p>
          </table:table-cell>
          <table:table-cell office:value-type="float" office:value="63.587" calcext:value-type="float">
            <text:p>63,587</text:p>
          </table:table-cell>
          <table:table-cell office:value-type="string" calcext:value-type="string">
            <text:p>det-3L-cuda-HU_155-remove0-NEXT_7-norm</text:p>
          </table:table-cell>
          <table:table-cell office:value-type="float" office:value="59.369" calcext:value-type="float">
            <text:p>59,369</text:p>
          </table:table-cell>
          <table:table-cell office:value-type="float" office:value="59.454" calcext:value-type="float">
            <text:p>59,454</text:p>
          </table:table-cell>
          <table:table-cell office:value-type="float" office:value="59.284" calcext:value-type="float">
            <text:p>59,284</text:p>
          </table:table-cell>
          <table:table-cell office:value-type="string" calcext:value-type="string">
            <text:p>det-2L-cuda-HU_256-remove0-5BAR_ABS-norm</text:p>
          </table:table-cell>
          <table:table-cell table:number-columns-repeated="1016"/>
        </table:table-row>
        <table:table-row table:style-name="ro2">
          <table:table-cell office:value-type="float" office:value="65.976" calcext:value-type="float">
            <text:p>65,976</text:p>
          </table:table-cell>
          <table:table-cell office:value-type="float" office:value="68.275" calcext:value-type="float">
            <text:p>68,275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FRAME_PERS-norm-MIN_LOSS</text:p>
          </table:table-cell>
          <table:table-cell office:value-type="float" office:value="58.376" calcext:value-type="float">
            <text:p>58,376</text:p>
          </table:table-cell>
          <table:table-cell office:value-type="float" office:value="62.223" calcext:value-type="float">
            <text:p>62,223</text:p>
          </table:table-cell>
          <table:table-cell office:value-type="float" office:value="54.529" calcext:value-type="float">
            <text:p>54,529</text:p>
          </table:table-cell>
          <table:table-cell office:value-type="string" calcext:value-type="string">
            <text:p>det-2L-cuda-HU_256-remove0-CUM_DIFF-norm-MIN_LOSS</text:p>
          </table:table-cell>
          <table:table-cell table:number-columns-repeated="1016"/>
        </table:table-row>
        <table:table-row table:style-name="ro2">
          <table:table-cell office:value-type="float" office:value="65.944" calcext:value-type="float">
            <text:p>65,944</text:p>
          </table:table-cell>
          <table:table-cell office:value-type="float" office:value="69.976" calcext:value-type="float">
            <text:p>69,976</text:p>
          </table:table-cell>
          <table:table-cell office:value-type="float" office:value="61.911" calcext:value-type="float">
            <text:p>61,911</text:p>
          </table:table-cell>
          <table:table-cell office:value-type="string" calcext:value-type="string">
            <text:p>det-2L-cuda-HU_256-remove0-17BAR-norm</text:p>
          </table:table-cell>
          <table:table-cell office:value-type="float" office:value="57.651" calcext:value-type="float">
            <text:p>57,651</text:p>
          </table:table-cell>
          <table:table-cell office:value-type="float" office:value="62.223" calcext:value-type="float">
            <text:p>62,223</text:p>
          </table:table-cell>
          <table:table-cell office:value-type="float" office:value="53.08" calcext:value-type="float">
            <text:p>53,08</text:p>
          </table:table-cell>
          <table:table-cell office:value-type="string" calcext:value-type="string">
            <text:p>det-2L-cuda-HU_256-norm-MIN_LOSS</text:p>
          </table:table-cell>
          <table:table-cell table:number-columns-repeated="1016"/>
        </table:table-row>
        <table:table-row table:style-name="ro2">
          <table:table-cell office:value-type="float" office:value="65.522" calcext:value-type="float">
            <text:p>65,522</text:p>
          </table:table-cell>
          <table:table-cell office:value-type="float" office:value="67.366" calcext:value-type="float">
            <text:p>67,366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NEXT_3-norm</text:p>
          </table:table-cell>
          <table:table-cell office:value-type="float" office:value="57.374" calcext:value-type="float">
            <text:p>57,374</text:p>
          </table:table-cell>
          <table:table-cell office:value-type="float" office:value="58.861" calcext:value-type="float">
            <text:p>58,861</text:p>
          </table:table-cell>
          <table:table-cell office:value-type="float" office:value="55.888" calcext:value-type="float">
            <text:p>55,888</text:p>
          </table:table-cell>
          <table:table-cell office:value-type="string" calcext:value-type="string">
            <text:p>det-2L-cuda-HU_256-remove0-17BAR-norm-MIN_LOSS</text:p>
          </table:table-cell>
          <table:table-cell table:number-columns-repeated="1016"/>
        </table:table-row>
        <table:table-row table:style-name="ro2">
          <table:table-cell office:value-type="float" office:value="65.238" calcext:value-type="float">
            <text:p>65,238</text:p>
          </table:table-cell>
          <table:table-cell office:value-type="float" office:value="67.524" calcext:value-type="float">
            <text:p>67,524</text:p>
          </table:table-cell>
          <table:table-cell office:value-type="float" office:value="62.953" calcext:value-type="float">
            <text:p>62,953</text:p>
          </table:table-cell>
          <table:table-cell office:value-type="string" calcext:value-type="string">
            <text:p>det-3L-cuda-HU_155-remove0-5BAR-norm-MIN_LOSS</text:p>
          </table:table-cell>
          <table:table-cell office:value-type="float" office:value="57.274" calcext:value-type="float">
            <text:p>57,274</text:p>
          </table:table-cell>
          <table:table-cell office:value-type="float" office:value="57.12" calcext:value-type="float">
            <text:p>57,12</text:p>
          </table:table-cell>
          <table:table-cell office:value-type="float" office:value="57.428" calcext:value-type="float">
            <text:p>57,428</text:p>
          </table:table-cell>
          <table:table-cell office:value-type="string" calcext:value-type="string">
            <text:p>det-2L-cuda-HU_256-remove0-NEXT_7-norm-MIN_LOSS</text:p>
          </table:table-cell>
          <table:table-cell table:number-columns-repeated="1016"/>
        </table:table-row>
        <table:table-row table:style-name="ro2">
          <table:table-cell office:value-type="float" office:value="64.771" calcext:value-type="float">
            <text:p>64,771</text:p>
          </table:table-cell>
          <table:table-cell office:value-type="float" office:value="67.722" calcext:value-type="float">
            <text:p>67,722</text:p>
          </table:table-cell>
          <table:table-cell office:value-type="float" office:value="61.821" calcext:value-type="float">
            <text:p>61,821</text:p>
          </table:table-cell>
          <table:table-cell office:value-type="string" calcext:value-type="string">
            <text:p>det-2L-cuda-HU_256-remove0-NEXT_7-norm</text:p>
          </table:table-cell>
          <table:table-cell office:value-type="float" office:value="57.138" calcext:value-type="float">
            <text:p>57,138</text:p>
          </table:table-cell>
          <table:table-cell office:value-type="float" office:value="56.804" calcext:value-type="float">
            <text:p>56,804</text:p>
          </table:table-cell>
          <table:table-cell office:value-type="float" office:value="57.473" calcext:value-type="float">
            <text:p>57,473</text:p>
          </table:table-cell>
          <table:table-cell office:value-type="string" calcext:value-type="string">
            <text:p>det-2L-cuda-HU_256-remove0-NEXT_15-norm-MIN_LOSS</text:p>
          </table:table-cell>
          <table:table-cell table:number-columns-repeated="1016"/>
        </table:table-row>
        <table:table-row table:style-name="ro2">
          <table:table-cell office:value-type="float" office:value="64.654" calcext:value-type="float">
            <text:p>64,654</text:p>
          </table:table-cell>
          <table:table-cell office:value-type="float" office:value="69.343" calcext:value-type="float">
            <text:p>69,343</text:p>
          </table:table-cell>
          <table:table-cell office:value-type="float" office:value="59.964" calcext:value-type="float">
            <text:p>59,964</text:p>
          </table:table-cell>
          <table:table-cell office:value-type="string" calcext:value-type="string">
            <text:p>det-2L-cuda-HU_256-remove0-NEXT_15-norm</text:p>
          </table:table-cell>
          <table:table-cell office:value-type="float" office:value="56.719" calcext:value-type="float">
            <text:p>56,719</text:p>
          </table:table-cell>
          <table:table-cell office:value-type="float" office:value="60.087" calcext:value-type="float">
            <text:p>60,087</text:p>
          </table:table-cell>
          <table:table-cell office:value-type="float" office:value="53.351" calcext:value-type="float">
            <text:p>53,351</text:p>
          </table:table-cell>
          <table:table-cell office:value-type="string" calcext:value-type="string">
            <text:p>det-2L-cuda-HU_256-remove0-17BAR_ABS-norm-MIN_LOSS</text:p>
          </table:table-cell>
          <table:table-cell table:number-columns-repeated="1016"/>
        </table:table-row>
        <table:table-row table:style-name="ro2">
          <table:table-cell office:value-type="float" office:value="64.392" calcext:value-type="float">
            <text:p>64,392</text:p>
          </table:table-cell>
          <table:table-cell office:value-type="float" office:value="70.134" calcext:value-type="float">
            <text:p>70,134</text:p>
          </table:table-cell>
          <table:table-cell office:value-type="float" office:value="58.65" calcext:value-type="float">
            <text:p>58,65</text:p>
          </table:table-cell>
          <table:table-cell office:value-type="string" calcext:value-type="string">
            <text:p>det-3L-cuda-HU_155-remove0-FRAME_PERS-norm-MIN_LOSS</text:p>
          </table:table-cell>
          <table:table-cell office:value-type="float" office:value="55.054" calcext:value-type="float">
            <text:p>55,054</text:p>
          </table:table-cell>
          <table:table-cell office:value-type="float" office:value="58.07" calcext:value-type="float">
            <text:p>58,07</text:p>
          </table:table-cell>
          <table:table-cell office:value-type="float" office:value="52.038" calcext:value-type="float">
            <text:p>52,038</text:p>
          </table:table-cell>
          <table:table-cell office:value-type="string" calcext:value-type="string">
            <text:p>det-2L-cuda-HU_256-remove0-5BAR_ABS-norm-MIN_LOSS</text:p>
          </table:table-cell>
          <table:table-cell table:number-columns-repeated="1016"/>
        </table:table-row>
        <table:table-row table:style-name="ro2">
          <table:table-cell office:value-type="float" office:value="64.256" calcext:value-type="float">
            <text:p>64,256</text:p>
          </table:table-cell>
          <table:table-cell office:value-type="float" office:value="64.201" calcext:value-type="float">
            <text:p>64,201</text:p>
          </table:table-cell>
          <table:table-cell office:value-type="float" office:value="64.312" calcext:value-type="float">
            <text:p>64,312</text:p>
          </table:table-cell>
          <table:table-cell office:value-type="string" calcext:value-type="string">
            <text:p>det-3L-cuda-HU_155-remove0-normXY-MIN_LOSS</text:p>
          </table:table-cell>
          <table:table-cell office:value-type="float" office:value="55.035" calcext:value-type="float">
            <text:p>55,035</text:p>
          </table:table-cell>
          <table:table-cell office:value-type="float" office:value="56.764" calcext:value-type="float">
            <text:p>56,764</text:p>
          </table:table-cell>
          <table:table-cell office:value-type="float" office:value="53.306" calcext:value-type="float">
            <text:p>53,306</text:p>
          </table:table-cell>
          <table:table-cell office:value-type="string" calcext:value-type="string">
            <text:p>det-2L-cuda-HU_256-remove0-norm-MIN_LOSS</text:p>
          </table:table-cell>
          <table:table-cell table:number-columns-repeated="1016"/>
        </table:table-row>
        <table:table-row table:style-name="ro2">
          <table:table-cell office:value-type="float" office:value="64.165" calcext:value-type="float">
            <text:p>64,165</text:p>
          </table:table-cell>
          <table:table-cell office:value-type="float" office:value="68.275" calcext:value-type="float">
            <text:p>68,275</text:p>
          </table:table-cell>
          <table:table-cell office:value-type="float" office:value="60.054" calcext:value-type="float">
            <text:p>60,054</text:p>
          </table:table-cell>
          <table:table-cell office:value-type="string" calcext:value-type="string">
            <text:p>det-3L-cuda-HU_155-remove0-NEXT_15-norm</text:p>
          </table:table-cell>
          <table:table-cell office:value-type="float" office:value="49.988" calcext:value-type="float">
            <text:p>49,988</text:p>
          </table:table-cell>
          <table:table-cell office:value-type="float" office:value="47.666" calcext:value-type="float">
            <text:p>47,666</text:p>
          </table:table-cell>
          <table:table-cell office:value-type="float" office:value="52.31" calcext:value-type="float">
            <text:p>52,31</text:p>
          </table:table-cell>
          <table:table-cell office:value-type="string" calcext:value-type="string">
            <text:p>det-2L-cuda-HU_256-remove0-NEXT-norm-MIN_LOSS</text:p>
          </table:table-cell>
          <table:table-cell table:number-columns-repeated="1016"/>
        </table:table-row>
        <table:table-row table:style-name="ro2">
          <table:table-cell office:value-type="float" office:value="64.144" calcext:value-type="float">
            <text:p>64,144</text:p>
          </table:table-cell>
          <table:table-cell office:value-type="float" office:value="69.502" calcext:value-type="float">
            <text:p>69,502</text:p>
          </table:table-cell>
          <table:table-cell office:value-type="float" office:value="58.786" calcext:value-type="float">
            <text:p>58,786</text:p>
          </table:table-cell>
          <table:table-cell office:value-type="string" calcext:value-type="string">
            <text:p>det-2L-cuda-HU_256-remove0-5BAR-norm-MIN_LOSS</text:p>
          </table:table-cell>
          <table:table-cell office:value-type="float" office:value="42.558" calcext:value-type="float">
            <text:p>42,558</text:p>
          </table:table-cell>
          <table:table-cell office:value-type="float" office:value="43.631" calcext:value-type="float">
            <text:p>43,631</text:p>
          </table:table-cell>
          <table:table-cell office:value-type="float" office:value="41.486" calcext:value-type="float">
            <text:p>41,486</text:p>
          </table:table-cell>
          <table:table-cell office:value-type="string" calcext:value-type="string">
            <text:p>det-2L-cuda-HU_256-MIN_LOSS</text:p>
          </table:table-cell>
          <table:table-cell table:number-columns-repeated="1016"/>
        </table:table-row>
        <table:table-row table:style-name="ro2">
          <table:table-cell office:value-type="float" office:value="63.981" calcext:value-type="float">
            <text:p>63,981</text:p>
          </table:table-cell>
          <table:table-cell office:value-type="float" office:value="64.557" calcext:value-type="float">
            <text:p>64,557</text:p>
          </table:table-cell>
          <table:table-cell office:value-type="float" office:value="63.406" calcext:value-type="float">
            <text:p>63,406</text:p>
          </table:table-cell>
          <table:table-cell office:value-type="string" calcext:value-type="string">
            <text:p>det-3L-cuda-HU_155-normXY-MIN_LOSS</text:p>
          </table:table-cell>
          <table:table-cell office:value-type="float" office:value="42.544" calcext:value-type="float">
            <text:p>42,544</text:p>
          </table:table-cell>
          <table:table-cell office:value-type="float" office:value="43.829" calcext:value-type="float">
            <text:p>43,829</text:p>
          </table:table-cell>
          <table:table-cell office:value-type="float" office:value="41.259" calcext:value-type="float">
            <text:p>41,259</text:p>
          </table:table-cell>
          <table:table-cell office:value-type="string" calcext:value-type="string">
            <text:p>det-2L-cuda-HU_256</text:p>
          </table:table-cell>
          <table:table-cell table:number-columns-repeated="1016"/>
        </table:table-row>
        <table:table-row table:style-name="ro2">
          <table:table-cell office:value-type="float" office:value="63.844" calcext:value-type="float">
            <text:p>63,844</text:p>
          </table:table-cell>
          <table:table-cell office:value-type="float" office:value="63.331" calcext:value-type="float">
            <text:p>63,331</text:p>
          </table:table-cell>
          <table:table-cell office:value-type="float" office:value="64.357" calcext:value-type="float">
            <text:p>64,357</text:p>
          </table:table-cell>
          <table:table-cell office:value-type="string" calcext:value-type="string">
            <text:p>det-3L-cuda-HU_155-remove0-3BAR_ABS-norm</text:p>
          </table:table-cell>
          <table:table-cell table:number-columns-repeated="1020"/>
        </table:table-row>
        <table:table-row table:style-name="ro2">
          <table:table-cell office:value-type="float" office:value="62.98" calcext:value-type="float">
            <text:p>62,98</text:p>
          </table:table-cell>
          <table:table-cell office:value-type="float" office:value="70.253" calcext:value-type="float">
            <text:p>70,253</text:p>
          </table:table-cell>
          <table:table-cell office:value-type="float" office:value="55.707" calcext:value-type="float">
            <text:p>55,707</text:p>
          </table:table-cell>
          <table:table-cell office:value-type="string" calcext:value-type="string">
            <text:p>det-3L-cuda-HU_155-remove0-norm</text:p>
          </table:table-cell>
          <table:table-cell table:number-columns-repeated="1020"/>
        </table:table-row>
        <table:table-row table:style-name="ro2">
          <table:table-cell office:value-type="float" office:value="62.64" calcext:value-type="float">
            <text:p>62,64</text:p>
          </table:table-cell>
          <table:table-cell office:value-type="float" office:value="66.812" calcext:value-type="float">
            <text:p>66,812</text:p>
          </table:table-cell>
          <table:table-cell office:value-type="float" office:value="58.469" calcext:value-type="float">
            <text:p>58,469</text:p>
          </table:table-cell>
          <table:table-cell office:value-type="string" calcext:value-type="string">
            <text:p>det-3L-cuda-HU_155-remove0-17BAR-norm</text:p>
          </table:table-cell>
          <table:table-cell table:number-columns-repeated="1020"/>
        </table:table-row>
        <table:table-row table:style-name="ro2">
          <table:table-cell office:value-type="float" office:value="62.625" calcext:value-type="float">
            <text:p>62,625</text:p>
          </table:table-cell>
          <table:table-cell office:value-type="float" office:value="71.4" calcext:value-type="float">
            <text:p>71,4</text:p>
          </table:table-cell>
          <table:table-cell office:value-type="float" office:value="53.85" calcext:value-type="float">
            <text:p>53,85</text:p>
          </table:table-cell>
          <table:table-cell office:value-type="string" calcext:value-type="string">
            <text:p>det-2L-cuda-HU_256-remove0-norm</text:p>
          </table:table-cell>
          <table:table-cell table:number-columns-repeated="1020"/>
        </table:table-row>
        <table:table-row table:style-name="ro2">
          <table:table-cell office:value-type="float" office:value="62.525" calcext:value-type="float">
            <text:p>62,525</text:p>
          </table:table-cell>
          <table:table-cell office:value-type="float" office:value="65.902" calcext:value-type="float">
            <text:p>65,902</text:p>
          </table:table-cell>
          <table:table-cell office:value-type="float" office:value="59.149" calcext:value-type="float">
            <text:p>59,149</text:p>
          </table:table-cell>
          <table:table-cell office:value-type="string" calcext:value-type="string">
            <text:p>det-2L-cuda-HU_256-remove0-17BAR_ABS-norm</text:p>
          </table:table-cell>
          <table:table-cell table:number-columns-repeated="1020"/>
        </table:table-row>
        <table:table-row table:style-name="ro2">
          <table:table-cell office:value-type="float" office:value="62.063" calcext:value-type="float">
            <text:p>62,063</text:p>
          </table:table-cell>
          <table:table-cell office:value-type="float" office:value="61.036" calcext:value-type="float">
            <text:p>61,036</text:p>
          </table:table-cell>
          <table:table-cell office:value-type="float" office:value="63.089" calcext:value-type="float">
            <text:p>63,089</text:p>
          </table:table-cell>
          <table:table-cell office:value-type="string" calcext:value-type="string">
            <text:p>det-2L-cuda-HU_256-remove0-3BAR_ABS-norm-MIN_LOSS</text:p>
          </table:table-cell>
          <table:table-cell table:number-columns-repeated="1020"/>
        </table:table-row>
        <table:table-row table:style-name="ro2">
          <table:table-cell office:value-type="float" office:value="61.836" calcext:value-type="float">
            <text:p>61,836</text:p>
          </table:table-cell>
          <table:table-cell office:value-type="float" office:value="61.669" calcext:value-type="float">
            <text:p>61,669</text:p>
          </table:table-cell>
          <table:table-cell office:value-type="float" office:value="62.002" calcext:value-type="float">
            <text:p>62,002</text:p>
          </table:table-cell>
          <table:table-cell office:value-type="string" calcext:value-type="string">
            <text:p>det-3L-cuda-HU_155-remove0-3BAR_ABS-norm-MIN_LOSS</text:p>
          </table:table-cell>
          <table:table-cell table:number-columns-repeated="1020"/>
        </table:table-row>
        <table:table-row table:style-name="ro2">
          <table:table-cell office:value-type="float" office:value="61.449" calcext:value-type="float">
            <text:p>61,449</text:p>
          </table:table-cell>
          <table:table-cell office:value-type="float" office:value="63.568" calcext:value-type="float">
            <text:p>63,568</text:p>
          </table:table-cell>
          <table:table-cell office:value-type="float" office:value="59.33" calcext:value-type="float">
            <text:p>59,33</text:p>
          </table:table-cell>
          <table:table-cell office:value-type="string" calcext:value-type="string">
            <text:p>det-3L-cuda-HU_155-remove0-17BAR_ABS-norm</text:p>
          </table:table-cell>
          <table:table-cell table:number-columns-repeated="1020"/>
        </table:table-row>
        <table:table-row table:style-name="ro2">
          <table:table-cell office:value-type="float" office:value="61.364" calcext:value-type="float">
            <text:p>61,364</text:p>
          </table:table-cell>
          <table:table-cell office:value-type="float" office:value="63.172" calcext:value-type="float">
            <text:p>63,172</text:p>
          </table:table-cell>
          <table:table-cell office:value-type="float" office:value="59.556" calcext:value-type="float">
            <text:p>59,556</text:p>
          </table:table-cell>
          <table:table-cell office:value-type="string" calcext:value-type="string">
            <text:p>det-2L-cuda-HU_256-remove0-NEXT_3-norm-MIN_LOSS</text:p>
          </table:table-cell>
          <table:table-cell table:number-columns-repeated="1020"/>
        </table:table-row>
        <table:table-row table:style-name="ro2">
          <table:table-cell office:value-type="float" office:value="61.209" calcext:value-type="float">
            <text:p>61,209</text:p>
          </table:table-cell>
          <table:table-cell office:value-type="float" office:value="65.625" calcext:value-type="float">
            <text:p>65,625</text:p>
          </table:table-cell>
          <table:table-cell office:value-type="float" office:value="56.793" calcext:value-type="float">
            <text:p>56,793</text:p>
          </table:table-cell>
          <table:table-cell office:value-type="string" calcext:value-type="string">
            <text:p>det-2L-cuda-HU_256-remove0-CUM_DIFF-norm</text:p>
          </table:table-cell>
          <table:table-cell table:number-columns-repeated="1020"/>
        </table:table-row>
        <table:table-row table:style-name="ro2">
          <table:table-cell office:value-type="float" office:value="61.002" calcext:value-type="float">
            <text:p>61,002</text:p>
          </table:table-cell>
          <table:table-cell office:value-type="float" office:value="66.297" calcext:value-type="float">
            <text:p>66,297</text:p>
          </table:table-cell>
          <table:table-cell office:value-type="float" office:value="55.707" calcext:value-type="float">
            <text:p>55,707</text:p>
          </table:table-cell>
          <table:table-cell office:value-type="string" calcext:value-type="string">
            <text:p>det-3L-cuda-HU_155-norm</text:p>
          </table:table-cell>
          <table:table-cell table:number-columns-repeated="1020"/>
        </table:table-row>
        <table:table-row table:style-name="ro2">
          <table:table-cell office:value-type="float" office:value="60.878" calcext:value-type="float">
            <text:p>60,878</text:p>
          </table:table-cell>
          <table:table-cell office:value-type="float" office:value="65.823" calcext:value-type="float">
            <text:p>65,823</text:p>
          </table:table-cell>
          <table:table-cell office:value-type="float" office:value="55.933" calcext:value-type="float">
            <text:p>55,933</text:p>
          </table:table-cell>
          <table:table-cell office:value-type="string" calcext:value-type="string">
            <text:p>det-2L-cuda-HU_256-remove0-normXY-MIN_LOSS</text:p>
          </table:table-cell>
          <table:table-cell table:number-columns-repeated="1020"/>
        </table:table-row>
        <table:table-row table:style-name="ro2">
          <table:table-cell office:value-type="float" office:value="60.576" calcext:value-type="float">
            <text:p>60,576</text:p>
          </table:table-cell>
          <table:table-cell office:value-type="float" office:value="61.551" calcext:value-type="float">
            <text:p>61,551</text:p>
          </table:table-cell>
          <table:table-cell office:value-type="float" office:value="59.601" calcext:value-type="float">
            <text:p>59,601</text:p>
          </table:table-cell>
          <table:table-cell office:value-type="string" calcext:value-type="string">
            <text:p>det-2L-cuda-HU_256-remove0-NEXT-norm</text:p>
          </table:table-cell>
          <table:table-cell table:number-columns-repeated="1020"/>
        </table:table-row>
        <table:table-row table:style-name="ro2">
          <table:table-cell office:value-type="float" office:value="60.027" calcext:value-type="float">
            <text:p>60,027</text:p>
          </table:table-cell>
          <table:table-cell office:value-type="float" office:value="65.071" calcext:value-type="float">
            <text:p>65,071</text:p>
          </table:table-cell>
          <table:table-cell office:value-type="float" office:value="54.982" calcext:value-type="float">
            <text:p>54,982</text:p>
          </table:table-cell>
          <table:table-cell office:value-type="string" calcext:value-type="string">
            <text:p>det-2L-cuda-HU_256-norm</text:p>
          </table:table-cell>
          <table:table-cell table:number-columns-repeated="1020"/>
        </table:table-row>
        <table:table-row table:style-name="ro2">
          <table:table-cell office:value-type="float" office:value="59.575" calcext:value-type="float">
            <text:p>59,575</text:p>
          </table:table-cell>
          <table:table-cell office:value-type="float" office:value="63.172" calcext:value-type="float">
            <text:p>63,172</text:p>
          </table:table-cell>
          <table:table-cell office:value-type="float" office:value="55.978" calcext:value-type="float">
            <text:p>55,978</text:p>
          </table:table-cell>
          <table:table-cell office:value-type="string" calcext:value-type="string">
            <text:p>det-3L-cuda-HU_155-remove0-CUM_DIFF-norm</text:p>
          </table:table-cell>
          <table:table-cell table:number-columns-repeated="1020"/>
        </table:table-row>
        <table:table-row table:style-name="ro2">
          <table:table-cell office:value-type="float" office:value="59.369" calcext:value-type="float">
            <text:p>59,369</text:p>
          </table:table-cell>
          <table:table-cell office:value-type="float" office:value="59.454" calcext:value-type="float">
            <text:p>59,454</text:p>
          </table:table-cell>
          <table:table-cell office:value-type="float" office:value="59.284" calcext:value-type="float">
            <text:p>59,284</text:p>
          </table:table-cell>
          <table:table-cell office:value-type="string" calcext:value-type="string">
            <text:p>det-2L-cuda-HU_256-remove0-5BAR_ABS-norm</text:p>
          </table:table-cell>
          <table:table-cell table:number-columns-repeated="1020"/>
        </table:table-row>
        <table:table-row table:style-name="ro2">
          <table:table-cell office:value-type="float" office:value="58.376" calcext:value-type="float">
            <text:p>58,376</text:p>
          </table:table-cell>
          <table:table-cell office:value-type="float" office:value="62.223" calcext:value-type="float">
            <text:p>62,223</text:p>
          </table:table-cell>
          <table:table-cell office:value-type="float" office:value="54.529" calcext:value-type="float">
            <text:p>54,529</text:p>
          </table:table-cell>
          <table:table-cell office:value-type="string" calcext:value-type="string">
            <text:p>det-2L-cuda-HU_256-remove0-CUM_DIFF-norm-MIN_LOSS</text:p>
          </table:table-cell>
          <table:table-cell table:number-columns-repeated="1020"/>
        </table:table-row>
        <table:table-row table:style-name="ro2">
          <table:table-cell office:value-type="float" office:value="57.651" calcext:value-type="float">
            <text:p>57,651</text:p>
          </table:table-cell>
          <table:table-cell office:value-type="float" office:value="62.223" calcext:value-type="float">
            <text:p>62,223</text:p>
          </table:table-cell>
          <table:table-cell office:value-type="float" office:value="53.08" calcext:value-type="float">
            <text:p>53,08</text:p>
          </table:table-cell>
          <table:table-cell office:value-type="string" calcext:value-type="string">
            <text:p>det-2L-cuda-HU_256-norm-MIN_LOSS</text:p>
          </table:table-cell>
          <table:table-cell table:number-columns-repeated="1020"/>
        </table:table-row>
        <table:table-row table:style-name="ro2">
          <table:table-cell office:value-type="float" office:value="57.387" calcext:value-type="float">
            <text:p>57,387</text:p>
          </table:table-cell>
          <table:table-cell office:value-type="float" office:value="57.753" calcext:value-type="float">
            <text:p>57,753</text:p>
          </table:table-cell>
          <table:table-cell office:value-type="float" office:value="57.02" calcext:value-type="float">
            <text:p>57,02</text:p>
          </table:table-cell>
          <table:table-cell office:value-type="string" calcext:value-type="string">
            <text:p>det-3L-cuda-HU_155-remove0-17BAR-norm-MIN_LOSS</text:p>
          </table:table-cell>
          <table:table-cell table:number-columns-repeated="1020"/>
        </table:table-row>
        <table:table-row table:style-name="ro2">
          <table:table-cell office:value-type="float" office:value="57.374" calcext:value-type="float">
            <text:p>57,374</text:p>
          </table:table-cell>
          <table:table-cell office:value-type="float" office:value="58.861" calcext:value-type="float">
            <text:p>58,861</text:p>
          </table:table-cell>
          <table:table-cell office:value-type="float" office:value="55.888" calcext:value-type="float">
            <text:p>55,888</text:p>
          </table:table-cell>
          <table:table-cell office:value-type="string" calcext:value-type="string">
            <text:p>det-2L-cuda-HU_256-remove0-17BAR-norm-MIN_LOSS</text:p>
          </table:table-cell>
          <table:table-cell table:number-columns-repeated="1020"/>
        </table:table-row>
        <table:table-row table:style-name="ro2">
          <table:table-cell office:value-type="float" office:value="57.274" calcext:value-type="float">
            <text:p>57,274</text:p>
          </table:table-cell>
          <table:table-cell office:value-type="float" office:value="57.12" calcext:value-type="float">
            <text:p>57,12</text:p>
          </table:table-cell>
          <table:table-cell office:value-type="float" office:value="57.428" calcext:value-type="float">
            <text:p>57,428</text:p>
          </table:table-cell>
          <table:table-cell office:value-type="string" calcext:value-type="string">
            <text:p>det-2L-cuda-HU_256-remove0-NEXT_7-norm-MIN_LOSS</text:p>
          </table:table-cell>
          <table:table-cell table:number-columns-repeated="1020"/>
        </table:table-row>
        <table:table-row table:style-name="ro2">
          <table:table-cell office:value-type="float" office:value="57.143" calcext:value-type="float">
            <text:p>57,143</text:p>
          </table:table-cell>
          <table:table-cell office:value-type="float" office:value="57.991" calcext:value-type="float">
            <text:p>57,991</text:p>
          </table:table-cell>
          <table:table-cell office:value-type="float" office:value="56.295" calcext:value-type="float">
            <text:p>56,295</text:p>
          </table:table-cell>
          <table:table-cell office:value-type="string" calcext:value-type="string">
            <text:p>det-3L-cuda-HU_155-remove0-5BAR_ABS-norm</text:p>
          </table:table-cell>
          <table:table-cell table:number-columns-repeated="1020"/>
        </table:table-row>
        <table:table-row table:style-name="ro2">
          <table:table-cell office:value-type="float" office:value="57.138" calcext:value-type="float">
            <text:p>57,138</text:p>
          </table:table-cell>
          <table:table-cell office:value-type="float" office:value="56.804" calcext:value-type="float">
            <text:p>56,804</text:p>
          </table:table-cell>
          <table:table-cell office:value-type="float" office:value="57.473" calcext:value-type="float">
            <text:p>57,473</text:p>
          </table:table-cell>
          <table:table-cell office:value-type="string" calcext:value-type="string">
            <text:p>det-2L-cuda-HU_256-remove0-NEXT_15-norm-MIN_LOSS</text:p>
          </table:table-cell>
          <table:table-cell table:number-columns-repeated="1020"/>
        </table:table-row>
        <table:table-row table:style-name="ro2">
          <table:table-cell office:value-type="float" office:value="56.719" calcext:value-type="float">
            <text:p>56,719</text:p>
          </table:table-cell>
          <table:table-cell office:value-type="float" office:value="60.087" calcext:value-type="float">
            <text:p>60,087</text:p>
          </table:table-cell>
          <table:table-cell office:value-type="float" office:value="53.351" calcext:value-type="float">
            <text:p>53,351</text:p>
          </table:table-cell>
          <table:table-cell office:value-type="string" calcext:value-type="string">
            <text:p>det-2L-cuda-HU_256-remove0-17BAR_ABS-norm-MIN_LOSS</text:p>
          </table:table-cell>
          <table:table-cell table:number-columns-repeated="1020"/>
        </table:table-row>
        <table:table-row table:style-name="ro2">
          <table:table-cell office:value-type="float" office:value="55.76" calcext:value-type="float">
            <text:p>55,76</text:p>
          </table:table-cell>
          <table:table-cell office:value-type="float" office:value="53.006" calcext:value-type="float">
            <text:p>53,006</text:p>
          </table:table-cell>
          <table:table-cell office:value-type="float" office:value="58.514" calcext:value-type="float">
            <text:p>58,514</text:p>
          </table:table-cell>
          <table:table-cell office:value-type="string" calcext:value-type="string">
            <text:p>det-3L-cuda-HU_155-remove0-NEXT_7-norm-MIN_LOSS</text:p>
          </table:table-cell>
          <table:table-cell table:number-columns-repeated="1020"/>
        </table:table-row>
        <table:table-row table:style-name="ro2">
          <table:table-cell office:value-type="float" office:value="55.608" calcext:value-type="float">
            <text:p>55,608</text:p>
          </table:table-cell>
          <table:table-cell office:value-type="float" office:value="55.419" calcext:value-type="float">
            <text:p>55,419</text:p>
          </table:table-cell>
          <table:table-cell office:value-type="float" office:value="55.797" calcext:value-type="float">
            <text:p>55,797</text:p>
          </table:table-cell>
          <table:table-cell office:value-type="string" calcext:value-type="string">
            <text:p>det-3L-cuda-HU_155-remove0-norm-MIN_LOSS</text:p>
          </table:table-cell>
          <table:table-cell table:number-columns-repeated="1020"/>
        </table:table-row>
        <table:table-row table:style-name="ro2">
          <table:table-cell office:value-type="float" office:value="55.473" calcext:value-type="float">
            <text:p>55,473</text:p>
          </table:table-cell>
          <table:table-cell office:value-type="float" office:value="54.47" calcext:value-type="float">
            <text:p>54,47</text:p>
          </table:table-cell>
          <table:table-cell office:value-type="float" office:value="56.476" calcext:value-type="float">
            <text:p>56,476</text:p>
          </table:table-cell>
          <table:table-cell office:value-type="string" calcext:value-type="string">
            <text:p>det-3L-cuda-HU_155-remove0-NEXT_15-norm-MIN_LOSS</text:p>
          </table:table-cell>
          <table:table-cell table:number-columns-repeated="1020"/>
        </table:table-row>
        <table:table-row table:style-name="ro2">
          <table:table-cell office:value-type="float" office:value="55.323" calcext:value-type="float">
            <text:p>55,323</text:p>
          </table:table-cell>
          <table:table-cell office:value-type="float" office:value="54.984" calcext:value-type="float">
            <text:p>54,984</text:p>
          </table:table-cell>
          <table:table-cell office:value-type="float" office:value="55.661" calcext:value-type="float">
            <text:p>55,661</text:p>
          </table:table-cell>
          <table:table-cell office:value-type="string" calcext:value-type="string">
            <text:p>det-3L-cuda-HU_155-norm-MIN_LOSS</text:p>
          </table:table-cell>
          <table:table-cell table:number-columns-repeated="1020"/>
        </table:table-row>
        <table:table-row table:style-name="ro2">
          <table:table-cell office:value-type="float" office:value="55.054" calcext:value-type="float">
            <text:p>55,054</text:p>
          </table:table-cell>
          <table:table-cell office:value-type="float" office:value="58.07" calcext:value-type="float">
            <text:p>58,07</text:p>
          </table:table-cell>
          <table:table-cell office:value-type="float" office:value="52.038" calcext:value-type="float">
            <text:p>52,038</text:p>
          </table:table-cell>
          <table:table-cell office:value-type="string" calcext:value-type="string">
            <text:p>det-2L-cuda-HU_256-remove0-5BAR_ABS-norm-MIN_LOSS</text:p>
          </table:table-cell>
          <table:table-cell table:number-columns-repeated="1020"/>
        </table:table-row>
        <table:table-row table:style-name="ro2">
          <table:table-cell office:value-type="float" office:value="55.035" calcext:value-type="float">
            <text:p>55,035</text:p>
          </table:table-cell>
          <table:table-cell office:value-type="float" office:value="56.764" calcext:value-type="float">
            <text:p>56,764</text:p>
          </table:table-cell>
          <table:table-cell office:value-type="float" office:value="53.306" calcext:value-type="float">
            <text:p>53,306</text:p>
          </table:table-cell>
          <table:table-cell office:value-type="string" calcext:value-type="string">
            <text:p>det-2L-cuda-HU_256-remove0-norm-MIN_LOSS</text:p>
          </table:table-cell>
          <table:table-cell table:number-columns-repeated="1020"/>
        </table:table-row>
        <table:table-row table:style-name="ro2">
          <table:table-cell office:value-type="float" office:value="54.742" calcext:value-type="float">
            <text:p>54,742</text:p>
          </table:table-cell>
          <table:table-cell office:value-type="float" office:value="55.498" calcext:value-type="float">
            <text:p>55,498</text:p>
          </table:table-cell>
          <table:table-cell office:value-type="float" office:value="53.986" calcext:value-type="float">
            <text:p>53,986</text:p>
          </table:table-cell>
          <table:table-cell office:value-type="string" calcext:value-type="string">
            <text:p>det-3L-cuda-HU_155-remove0-17BAR_ABS-norm-MIN_LOSS</text:p>
          </table:table-cell>
          <table:table-cell table:number-columns-repeated="1020"/>
        </table:table-row>
        <table:table-row table:style-name="ro2">
          <table:table-cell office:value-type="float" office:value="53.456" calcext:value-type="float">
            <text:p>53,456</text:p>
          </table:table-cell>
          <table:table-cell office:value-type="float" office:value="53.877" calcext:value-type="float">
            <text:p>53,877</text:p>
          </table:table-cell>
          <table:table-cell office:value-type="float" office:value="53.034" calcext:value-type="float">
            <text:p>53,034</text:p>
          </table:table-cell>
          <table:table-cell office:value-type="string" calcext:value-type="string">
            <text:p>det-3L-cuda-HU_155-remove0-5BAR_ABS-norm-MIN_LOSS</text:p>
          </table:table-cell>
          <table:table-cell table:number-columns-repeated="1020"/>
        </table:table-row>
        <table:table-row table:style-name="ro2">
          <table:table-cell office:value-type="float" office:value="53.254" calcext:value-type="float">
            <text:p>53,254</text:p>
          </table:table-cell>
          <table:table-cell office:value-type="float" office:value="51.028" calcext:value-type="float">
            <text:p>51,028</text:p>
          </table:table-cell>
          <table:table-cell office:value-type="float" office:value="55.48" calcext:value-type="float">
            <text:p>55,48</text:p>
          </table:table-cell>
          <table:table-cell office:value-type="string" calcext:value-type="string">
            <text:p>det-3L-cuda-HU_155-remove0-CUM_DIFF-norm-MIN_LOSS</text:p>
          </table:table-cell>
          <table:table-cell table:number-columns-repeated="1020"/>
        </table:table-row>
        <table:table-row table:style-name="ro2">
          <table:table-cell office:value-type="float" office:value="49.988" calcext:value-type="float">
            <text:p>49,988</text:p>
          </table:table-cell>
          <table:table-cell office:value-type="float" office:value="47.666" calcext:value-type="float">
            <text:p>47,666</text:p>
          </table:table-cell>
          <table:table-cell office:value-type="float" office:value="52.31" calcext:value-type="float">
            <text:p>52,31</text:p>
          </table:table-cell>
          <table:table-cell office:value-type="string" calcext:value-type="string">
            <text:p>det-2L-cuda-HU_256-remove0-NEXT-norm-MIN_LOSS</text:p>
          </table:table-cell>
          <table:table-cell table:number-columns-repeated="1020"/>
        </table:table-row>
        <table:table-row table:style-name="ro2">
          <table:table-cell office:value-type="float" office:value="42.558" calcext:value-type="float">
            <text:p>42,558</text:p>
          </table:table-cell>
          <table:table-cell office:value-type="float" office:value="43.631" calcext:value-type="float">
            <text:p>43,631</text:p>
          </table:table-cell>
          <table:table-cell office:value-type="float" office:value="41.486" calcext:value-type="float">
            <text:p>41,486</text:p>
          </table:table-cell>
          <table:table-cell office:value-type="string" calcext:value-type="string">
            <text:p>det-2L-cuda-HU_256-MIN_LOSS</text:p>
          </table:table-cell>
          <table:table-cell table:number-columns-repeated="1020"/>
        </table:table-row>
        <table:table-row table:style-name="ro2">
          <table:table-cell office:value-type="float" office:value="42.544" calcext:value-type="float">
            <text:p>42,544</text:p>
          </table:table-cell>
          <table:table-cell office:value-type="float" office:value="43.829" calcext:value-type="float">
            <text:p>43,829</text:p>
          </table:table-cell>
          <table:table-cell office:value-type="float" office:value="41.259" calcext:value-type="float">
            <text:p>41,259</text:p>
          </table:table-cell>
          <table:table-cell office:value-type="string" calcext:value-type="string">
            <text:p>det-2L-cuda-HU_256</text:p>
          </table:table-cell>
          <table:table-cell table:number-columns-repeated="1020"/>
        </table:table-row>
        <table:table-row table:style-name="ro2">
          <table:table-cell office:value-type="float" office:value="39.305" calcext:value-type="float">
            <text:p>39,305</text:p>
          </table:table-cell>
          <table:table-cell office:value-type="float" office:value="16.97" calcext:value-type="float">
            <text:p>16,97</text:p>
          </table:table-cell>
          <table:table-cell office:value-type="float" office:value="61.639" calcext:value-type="float">
            <text:p>61,639</text:p>
          </table:table-cell>
          <table:table-cell office:value-type="string" calcext:value-type="string">
            <text:p>det-3L-cuda-HU_155-remove0-NEXT_3-norm</text:p>
          </table:table-cell>
          <table:table-cell table:number-columns-repeated="1020"/>
        </table:table-row>
        <table:table-row table:style-name="ro2">
          <table:table-cell office:value-type="float" office:value="37.596" calcext:value-type="float">
            <text:p>37,596</text:p>
          </table:table-cell>
          <table:table-cell office:value-type="float" office:value="16.179" calcext:value-type="float">
            <text:p>16,179</text:p>
          </table:table-cell>
          <table:table-cell office:value-type="float" office:value="59.013" calcext:value-type="float">
            <text:p>59,013</text:p>
          </table:table-cell>
          <table:table-cell office:value-type="string" calcext:value-type="string">
            <text:p>det-3L-cuda-HU_155-remove0-NEXT_3-norm-MIN_LOSS</text:p>
          </table:table-cell>
          <table:table-cell table:number-columns-repeated="1020"/>
        </table:table-row>
        <table:table-row table:style-name="ro2">
          <table:table-cell office:value-type="float" office:value="16.541" calcext:value-type="float">
            <text:p>16,541</text:p>
          </table:table-cell>
          <table:table-cell office:value-type="float" office:value="14.241" calcext:value-type="float">
            <text:p>14,241</text:p>
          </table:table-cell>
          <table:table-cell office:value-type="float" office:value="18.841" calcext:value-type="float">
            <text:p>18,841</text:p>
          </table:table-cell>
          <table:table-cell office:value-type="string" calcext:value-type="string">
            <text:p>det-3L-cuda-HU_155-remove0-NEXT-norm</text:p>
          </table:table-cell>
          <table:table-cell table:number-columns-repeated="1020"/>
        </table:table-row>
        <table:table-row table:style-name="ro2">
          <table:table-cell office:value-type="float" office:value="15.67" calcext:value-type="float">
            <text:p>15,67</text:p>
          </table:table-cell>
          <table:table-cell office:value-type="float" office:value="12.5" calcext:value-type="float">
            <text:p>12,5</text:p>
          </table:table-cell>
          <table:table-cell office:value-type="float" office:value="18.841" calcext:value-type="float">
            <text:p>18,841</text:p>
          </table:table-cell>
          <table:table-cell office:value-type="string" calcext:value-type="string">
            <text:p>det-3L-cuda-HU_155-remove0-NEXT-norm-MIN_LOSS</text:p>
          </table:table-cell>
          <table:table-cell table:number-columns-repeated="1020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apByLayers" table:style-name="ta1">
        <office:forms form:automatic-focus="false" form:apply-design-mode="false"/>
        <table:table-column table:style-name="co13" table:default-cell-style-name="ce349"/>
        <table:table-column table:style-name="co14" table:number-columns-repeated="2" table:default-cell-style-name="ce349"/>
        <table:table-column table:style-name="co15" table:default-cell-style-name="ce349"/>
        <table:table-column table:style-name="co14" table:number-columns-repeated="2" table:default-cell-style-name="ce349"/>
        <table:table-column table:style-name="co15" table:default-cell-style-name="ce349"/>
        <table:table-column table:style-name="co14" table:number-columns-repeated="2" table:default-cell-style-name="ce349"/>
        <table:table-column table:style-name="co15" table:default-cell-style-name="ce349"/>
        <table:table-column table:style-name="co16" table:default-cell-style-name="ce349"/>
        <table:table-column table:style-name="co17" table:default-cell-style-name="ce349"/>
        <table:table-column table:style-name="co18" table:default-cell-style-name="ce349"/>
        <table:table-column table:style-name="co19" table:default-cell-style-name="ce349"/>
        <table:table-column table:style-name="co17" table:default-cell-style-name="ce349"/>
        <table:table-column table:style-name="co19" table:default-cell-style-name="ce349"/>
        <table:table-column table:style-name="co17" table:number-columns-repeated="2" table:default-cell-style-name="ce349"/>
        <table:table-column table:style-name="co15" table:default-cell-style-name="ce349"/>
        <table:table-column table:style-name="co5" table:default-cell-style-name="ce349"/>
        <table:table-column table:style-name="co5" table:default-cell-style-name="ce138"/>
        <table:table-column table:style-name="co5" table:number-columns-repeated="1003" table:default-cell-style-name="ce349"/>
        <table:table-row table:style-name="ro2">
          <table:table-cell table:style-name="ce12" table:number-columns-repeated="16"/>
          <table:table-cell table:style-name="ce179" table:number-columns-spanned="5" table:number-rows-spanned="1"/>
          <table:covered-table-cell table:style-name="ce179"/>
          <table:covered-table-cell table:style-name="ce180"/>
          <table:covered-table-cell table:style-name="ce182"/>
          <table:covered-table-cell/>
          <table:table-cell table:number-columns-repeated="1003"/>
        </table:table-row>
        <table:table-row table:style-name="ro2">
          <table:table-cell table:style-name="ce13" office:value-type="string" calcext:value-type="string">
            <text:p>best CV_mini:</text:p>
          </table:table-cell>
          <table:table-cell table:style-name="ce13" office:value-type="float" office:value="79.826" calcext:value-type="float">
            <text:p>79,826</text:p>
          </table:table-cell>
          <table:table-cell table:style-name="ce23" office:value-type="string" calcext:value-type="string" table:number-columns-spanned="8" table:number-rows-spanned="1">
            <text:p><text:span text:style-name="T2">det-3L-cuda-HU_155-remove0-DIST_REL-norm</text:span></text:p>
          </table:table-cell>
          <table:covered-table-cell table:number-columns-repeated="7"/>
          <table:table-cell table:number-columns-repeated="8"/>
          <table:table-cell table:style-name="ce180"/>
          <table:table-cell table:style-name="ce182" table:number-columns-spanned="2" table:number-rows-spanned="1"/>
          <table:covered-table-cell/>
          <table:table-cell table:style-name="ce181" table:number-columns-spanned="3" table:number-rows-spanned="1"/>
          <table:covered-table-cell table:number-columns-repeated="2" table:style-name="ce12"/>
          <table:table-cell table:style-name="ce55" table:number-columns-spanned="2" table:number-rows-spanned="1"/>
          <table:covered-table-cell table:style-name="ce12"/>
          <table:table-cell table:style-name="ce138"/>
          <table:table-cell table:number-columns-repeated="997"/>
        </table:table-row>
        <table:table-row table:style-name="ro4">
          <table:table-cell table:style-name="ce13" office:value-type="string" calcext:value-type="string">
            <text:p>best CS_mini:</text:p>
          </table:table-cell>
          <table:table-cell table:style-name="ce13" office:value-type="float" office:value="69.022" calcext:value-type="float">
            <text:p>69,022</text:p>
          </table:table-cell>
          <table:table-cell table:style-name="ce23" office:value-type="string" calcext:value-type="string" table:number-columns-spanned="8" table:number-rows-spanned="1">
            <text:p><text:span text:style-name="T2">det-2L-cuda-HU_256-remove0-3BAR_ABS-norm</text:span></text:p>
          </table:table-cell>
          <table:covered-table-cell table:number-columns-repeated="7"/>
          <table:table-cell table:style-name="ce15" office:value-type="string" calcext:value-type="string">
            <text:p>cumul</text:p>
          </table:table-cell>
          <table:table-cell table:style-name="ce142" office:value-type="string" calcext:value-type="string">
            <text:p>normal</text:p>
          </table:table-cell>
          <table:table-cell table:style-name="ce15"/>
          <table:table-cell table:style-name="ce15" office:value-type="string" calcext:value-type="string">
            <text:p>cumul</text:p>
          </table:table-cell>
          <table:table-cell table:style-name="ce142" office:value-type="string" calcext:value-type="string">
            <text:p>normal</text:p>
          </table:table-cell>
          <table:table-cell table:style-name="ce15"/>
          <table:table-cell table:style-name="ce15" office:value-type="string" calcext:value-type="string">
            <text:p>cumul</text:p>
          </table:table-cell>
          <table:table-cell table:style-name="ce142" office:value-type="string" calcext:value-type="string">
            <text:p>normal</text:p>
          </table:table-cell>
          <table:table-cell table:style-name="ce181"/>
          <table:table-cell table:style-name="ce181" table:number-columns-spanned="2" table:number-rows-spanned="1"/>
          <table:covered-table-cell/>
          <table:table-cell table:style-name="ce181" table:number-columns-spanned="3" table:number-rows-spanned="1"/>
          <table:covered-table-cell table:number-columns-repeated="2" table:style-name="ce12"/>
          <table:table-cell table:style-name="ce55" table:number-columns-spanned="2" table:number-rows-spanned="1"/>
          <table:covered-table-cell table:style-name="ce12"/>
          <table:table-cell table:style-name="ce138"/>
          <table:table-cell table:number-columns-repeated="997"/>
        </table:table-row>
        <table:table-row table:style-name="ro2">
          <table:table-cell/>
          <table:table-cell table:style-name="ce15" table:number-columns-repeated="9"/>
          <table:table-cell table:style-name="ce152" office:value-type="string" calcext:value-type="string" table:number-columns-spanned="3" table:number-rows-spanned="1">
            <text:p>AVG DIFF</text:p>
          </table:table-cell>
          <table:covered-table-cell table:style-name="ce152"/>
          <table:covered-table-cell table:style-name="ce26"/>
          <table:table-cell table:style-name="ce152" office:value-type="string" calcext:value-type="string" table:number-columns-spanned="3" table:number-rows-spanned="1">
            <text:p>CS DIFF</text:p>
          </table:table-cell>
          <table:covered-table-cell table:style-name="ce152"/>
          <table:covered-table-cell table:style-name="ce26"/>
          <table:table-cell table:style-name="ce152" office:value-type="string" calcext:value-type="string" table:number-columns-spanned="3" table:number-rows-spanned="1">
            <text:p>CV DIFF</text:p>
          </table:table-cell>
          <table:covered-table-cell table:style-name="ce152"/>
          <table:covered-table-cell table:style-name="ce26"/>
          <table:table-cell table:number-columns-repeated="3"/>
          <table:table-cell table:style-name="ce12" table:number-columns-repeated="4"/>
          <table:table-cell table:number-columns-repeated="998"/>
        </table:table-row>
        <table:table-row table:style-name="ro2">
          <table:table-cell/>
          <table:table-cell table:style-name="ce19" office:value-type="string" calcext:value-type="string" table:number-columns-spanned="3" table:number-rows-spanned="1">
            <text:p>2L HU_256</text:p>
          </table:table-cell>
          <table:covered-table-cell table:style-name="ce24"/>
          <table:covered-table-cell table:style-name="ce26"/>
          <table:table-cell table:style-name="ce152" office:value-type="string" calcext:value-type="string" table:number-columns-spanned="3" table:number-rows-spanned="1">
            <text:p>3L HU_155</text:p>
          </table:table-cell>
          <table:covered-table-cell table:style-name="ce24"/>
          <table:covered-table-cell table:style-name="ce26"/>
          <table:table-cell table:style-name="ce152" office:value-type="string" calcext:value-type="string" table:number-columns-spanned="3" table:number-rows-spanned="1">
            <text:p>4L HU_122</text:p>
          </table:table-cell>
          <table:covered-table-cell table:style-name="ce24"/>
          <table:covered-table-cell table:style-name="ce26"/>
          <table:table-cell table:style-name="ce41" office:value-type="string" calcext:value-type="string" table:number-columns-spanned="2" table:number-rows-spanned="1">
            <text:p>2L-3L</text:p>
          </table:table-cell>
          <table:covered-table-cell table:style-name="ce142"/>
          <table:table-cell table:style-name="ce27" office:value-type="string" calcext:value-type="string">
            <text:p>3L-4L</text:p>
          </table:table-cell>
          <table:table-cell table:style-name="ce41" office:value-type="string" calcext:value-type="string" table:number-columns-spanned="2" table:number-rows-spanned="1">
            <text:p>2L-3L</text:p>
          </table:table-cell>
          <table:covered-table-cell table:style-name="ce142"/>
          <table:table-cell table:style-name="ce27" office:value-type="string" calcext:value-type="string">
            <text:p>3L-4L</text:p>
          </table:table-cell>
          <table:table-cell table:style-name="ce41" office:value-type="string" calcext:value-type="string" table:number-columns-spanned="2" table:number-rows-spanned="1">
            <text:p>2L-3L</text:p>
          </table:table-cell>
          <table:covered-table-cell table:style-name="ce142"/>
          <table:table-cell table:style-name="ce27" office:value-type="string" calcext:value-type="string">
            <text:p>3L-4L</text:p>
          </table:table-cell>
          <table:table-cell table:number-columns-repeated="3"/>
          <table:table-cell table:style-name="ce12" table:number-columns-repeated="4"/>
          <table:table-cell table:number-columns-repeated="998"/>
        </table:table-row>
        <table:table-row table:style-name="ro2">
          <table:table-cell table:style-name="ce15" office:value-type="string" calcext:value-type="string">
            <text:p>modelName</text:p>
          </table:table-cell>
          <table:table-cell table:style-name="ce142" office:value-type="string" calcext:value-type="string">
            <text:p>CS_mini</text:p>
          </table:table-cell>
          <table:table-cell table:style-name="ce15" office:value-type="string" calcext:value-type="string">
            <text:p>CV_mini</text:p>
          </table:table-cell>
          <table:table-cell table:style-name="ce27" office:value-type="string" calcext:value-type="string">
            <text:p>AVG</text:p>
          </table:table-cell>
          <table:table-cell table:style-name="ce142" office:value-type="string" calcext:value-type="string">
            <text:p>CS_mini</text:p>
          </table:table-cell>
          <table:table-cell table:style-name="ce15" office:value-type="string" calcext:value-type="string">
            <text:p>CV_mini</text:p>
          </table:table-cell>
          <table:table-cell table:style-name="ce27" office:value-type="string" calcext:value-type="string">
            <text:p>AVG</text:p>
          </table:table-cell>
          <table:table-cell table:style-name="ce38" office:value-type="string" calcext:value-type="string">
            <text:p>CS_mini</text:p>
          </table:table-cell>
          <table:table-cell table:style-name="ce39" office:value-type="string" calcext:value-type="string">
            <text:p>CV_mini</text:p>
          </table:table-cell>
          <table:table-cell table:style-name="ce40" office:value-type="string" calcext:value-type="string">
            <text:p>AVG</text:p>
          </table:table-cell>
          <table:table-cell table:style-name="ce42" office:value-type="float" office:value="0" calcext:value-type="float">
            <text:p>0,000</text:p>
          </table:table-cell>
          <table:table-cell table:style-name="ce142" office:value-type="string" calcext:value-type="string">
            <text:p>normal</text:p>
          </table:table-cell>
          <table:table-cell table:style-name="ce46" office:value-type="float" office:value="0" calcext:value-type="float">
            <text:p>0,000</text:p>
          </table:table-cell>
          <table:table-cell table:style-name="ce32" office:value-type="float" office:value="0" calcext:value-type="float">
            <text:p>0,000</text:p>
          </table:table-cell>
          <table:table-cell table:style-name="ce38" office:value-type="string" calcext:value-type="string">
            <text:p>normal</text:p>
          </table:table-cell>
          <table:table-cell table:style-name="ce48" office:value-type="float" office:value="0" calcext:value-type="float">
            <text:p>0,000</text:p>
          </table:table-cell>
          <table:table-cell table:style-name="ce32" office:value-type="float" office:value="0" calcext:value-type="float">
            <text:p>0,000</text:p>
          </table:table-cell>
          <table:table-cell table:style-name="ce38" office:value-type="string" calcext:value-type="string">
            <text:p>normal</text:p>
          </table:table-cell>
          <table:table-cell table:style-name="ce36" office:value-type="float" office:value="0" calcext:value-type="float">
            <text:p>0,000</text:p>
          </table:table-cell>
          <table:table-cell table:style-name="ce12"/>
          <table:table-cell table:style-name="ce15"/>
          <table:table-cell table:style-name="ce12" table:number-columns-repeated="6"/>
          <table:table-cell table:style-name="ce15" table:number-columns-repeated="997"/>
        </table:table-row>
        <table:table-row table:style-name="ro2">
          <table:table-cell table:style-name="ce138" office:value-type="string" calcext:value-type="string">
            <text:p>det-3L-cuda-HU_155-remove0-3BAR-norm</text:p>
          </table:table-cell>
          <table:table-cell table:style-name="ce88" office:value-type="float" office:value="68.478" calcext:value-type="float">
            <text:p>68,48</text:p>
          </table:table-cell>
          <table:table-cell table:style-name="ce345" office:value-type="float" office:value="74.921" calcext:value-type="float">
            <text:p>74,92</text:p>
          </table:table-cell>
          <table:table-cell table:style-name="ce97" office:value-type="float" office:value="71.7" calcext:value-type="float">
            <text:p>71,70</text:p>
          </table:table-cell>
          <table:table-cell table:style-name="ce101" office:value-type="float" office:value="66.757" calcext:value-type="float">
            <text:p>66,76</text:p>
          </table:table-cell>
          <table:table-cell table:style-name="ce105" office:value-type="float" office:value="77.729" calcext:value-type="float">
            <text:p>77,73</text:p>
          </table:table-cell>
          <table:table-cell table:style-name="ce107" office:value-type="float" office:value="72.243" calcext:value-type="float">
            <text:p>72,24</text:p>
          </table:table-cell>
          <table:table-cell table:style-name="ce112" office:value-type="float" office:value="66.304" calcext:value-type="float">
            <text:p>66,30</text:p>
          </table:table-cell>
          <table:table-cell table:style-name="ce114" office:value-type="float" office:value="73.259" calcext:value-type="float">
            <text:p>73,26</text:p>
          </table:table-cell>
          <table:table-cell table:style-name="ce116" office:value-type="float" office:value="69.782" calcext:value-type="float">
            <text:p>69,78</text:p>
          </table:table-cell>
          <table:table-cell table:style-name="ce43" table:formula="of:=[.K6]+[.D7]-[.G7]" office:value-type="float" office:value="-0.542999999999992" calcext:value-type="float">
            <text:p>-0,543</text:p>
          </table:table-cell>
          <table:table-cell table:style-name="ce44" table:formula="of:=[.D7]-[.G7]" office:value-type="float" office:value="-0.542999999999992" calcext:value-type="float">
            <text:p>-0,543</text:p>
          </table:table-cell>
          <table:table-cell table:style-name="ce47" table:formula="of:=IF([.J7];[.M6]+[.G7]-[.J7];[.M6])" office:value-type="float" office:value="2.461" calcext:value-type="float">
            <text:p>2,461</text:p>
          </table:table-cell>
          <table:table-cell table:style-name="ce43" table:formula="of:=[.N6]+[.B7]-[.E7]" office:value-type="float" office:value="1.72099999999999" calcext:value-type="float">
            <text:p>1,721</text:p>
          </table:table-cell>
          <table:table-cell table:style-name="ce44" table:formula="of:=[.B7]-[.E7]" office:value-type="float" office:value="1.72099999999999" calcext:value-type="float">
            <text:p>1,721</text:p>
          </table:table-cell>
          <table:table-cell table:style-name="ce47" table:formula="of:=IF([.H7];[.P6]+[.E7]-[.H7];[.P6])" office:value-type="float" office:value="0.453000000000003" calcext:value-type="float">
            <text:p>0,453</text:p>
          </table:table-cell>
          <table:table-cell table:style-name="ce44" table:formula="of:=[.Q6]+[.C7]-[.F7]" office:value-type="float" office:value="-2.80799999999999" calcext:value-type="float">
            <text:p>-2,808</text:p>
          </table:table-cell>
          <table:table-cell table:style-name="ce44" table:formula="of:=[.C7]-[.F7]" office:value-type="float" office:value="-2.80799999999999" calcext:value-type="float">
            <text:p>-2,808</text:p>
          </table:table-cell>
          <table:table-cell table:style-name="ce47" table:formula="of:=IF([.I7];[.S6]+[.F7]-[.I7];[.S6])" office:value-type="float" office:value="4.47" calcext:value-type="float">
            <text:p>4,470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38" office:value-type="string" calcext:value-type="string">
            <text:p>det-3L-cuda-HU_155-remove0-VIDEO-norm</text:p>
          </table:table-cell>
          <table:table-cell table:style-name="ce88" office:value-type="float" office:value="66.395" calcext:value-type="float">
            <text:p>66,40</text:p>
          </table:table-cell>
          <table:table-cell table:style-name="ce345" office:value-type="float" office:value="76.503" calcext:value-type="float">
            <text:p>76,50</text:p>
          </table:table-cell>
          <table:table-cell table:style-name="ce97" office:value-type="float" office:value="71.449" calcext:value-type="float">
            <text:p>71,45</text:p>
          </table:table-cell>
          <table:table-cell table:style-name="ce101" office:value-type="float" office:value="67.482" calcext:value-type="float">
            <text:p>67,48</text:p>
          </table:table-cell>
          <table:table-cell table:style-name="ce105" office:value-type="float" office:value="75.119" calcext:value-type="float">
            <text:p>75,12</text:p>
          </table:table-cell>
          <table:table-cell table:style-name="ce107" office:value-type="float" office:value="71.3" calcext:value-type="float">
            <text:p>71,30</text:p>
          </table:table-cell>
          <table:table-cell table:style-name="ce112" office:value-type="float" office:value="66.214" calcext:value-type="float">
            <text:p>66,21</text:p>
          </table:table-cell>
          <table:table-cell table:style-name="ce114" office:value-type="float" office:value="73.853" calcext:value-type="float">
            <text:p>73,85</text:p>
          </table:table-cell>
          <table:table-cell table:style-name="ce116" office:value-type="float" office:value="70.033" calcext:value-type="float">
            <text:p>70,03</text:p>
          </table:table-cell>
          <table:table-cell table:style-name="ce32" table:formula="of:=[.K7]+[.D8]-[.G8]" office:value-type="float" office:value="-0.393999999999991" calcext:value-type="float">
            <text:p>-0,394</text:p>
          </table:table-cell>
          <table:table-cell table:style-name="ce45" table:formula="of:=[.D8]-[.G8]" office:value-type="float" office:value="0.149000000000001" calcext:value-type="float">
            <text:p>0,149</text:p>
          </table:table-cell>
          <table:table-cell table:style-name="ce36" table:formula="of:=IF([.J8];[.M7]+[.G8]-[.J8];[.M7])" office:value-type="float" office:value="3.72799999999999" calcext:value-type="float">
            <text:p>3,728</text:p>
          </table:table-cell>
          <table:table-cell table:style-name="ce32" table:formula="of:=[.N7]+[.B8]-[.E8]" office:value-type="float" office:value="0.633999999999986" calcext:value-type="float">
            <text:p>0,634</text:p>
          </table:table-cell>
          <table:table-cell table:style-name="ce45" table:formula="of:=[.B8]-[.E8]" office:value-type="float" office:value="-1.087" calcext:value-type="float">
            <text:p>-1,087</text:p>
          </table:table-cell>
          <table:table-cell table:style-name="ce36" table:formula="of:=IF([.H8];[.P7]+[.E8]-[.H8];[.P7])" office:value-type="float" office:value="1.721" calcext:value-type="float">
            <text:p>1,721</text:p>
          </table:table-cell>
          <table:table-cell table:style-name="ce45" table:formula="of:=[.Q7]+[.C8]-[.F8]" office:value-type="float" office:value="-1.42399999999999" calcext:value-type="float">
            <text:p>-1,424</text:p>
          </table:table-cell>
          <table:table-cell table:style-name="ce45" table:formula="of:=[.C8]-[.F8]" office:value-type="float" office:value="1.384" calcext:value-type="float">
            <text:p>1,384</text:p>
          </table:table-cell>
          <table:table-cell table:style-name="ce36" table:formula="of:=IF([.I8];[.S7]+[.F8]-[.I8];[.S7])" office:value-type="float" office:value="5.736" calcext:value-type="float">
            <text:p>5,736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38" office:value-type="string" calcext:value-type="string">
            <text:p>det-3L-cuda-HU_155-remove0-DIST_REL-norm</text:p>
          </table:table-cell>
          <table:table-cell table:style-name="ce88" office:value-type="float" office:value="64.357" calcext:value-type="float">
            <text:p>64,36</text:p>
          </table:table-cell>
          <table:table-cell table:style-name="ce345" office:value-type="float" office:value="76.424" calcext:value-type="float">
            <text:p>76,42</text:p>
          </table:table-cell>
          <table:table-cell table:style-name="ce97" office:value-type="float" office:value="70.39" calcext:value-type="float">
            <text:p>70,39</text:p>
          </table:table-cell>
          <table:table-cell table:style-name="ce101" office:value-type="float" office:value="64.583" calcext:value-type="float">
            <text:p>64,58</text:p>
          </table:table-cell>
          <table:table-cell table:style-name="ce105" office:value-type="float" office:value="79.826" calcext:value-type="float">
            <text:p>79,83</text:p>
          </table:table-cell>
          <table:table-cell table:style-name="ce107" office:value-type="float" office:value="72.205" calcext:value-type="float">
            <text:p>72,21</text:p>
          </table:table-cell>
          <table:table-cell table:style-name="ce112" office:value-type="float" office:value="65.489" calcext:value-type="float">
            <text:p>65,49</text:p>
          </table:table-cell>
          <table:table-cell table:style-name="ce114" office:value-type="float" office:value="74.921" calcext:value-type="float">
            <text:p>74,92</text:p>
          </table:table-cell>
          <table:table-cell table:style-name="ce116" office:value-type="float" office:value="70.205" calcext:value-type="float">
            <text:p>70,21</text:p>
          </table:table-cell>
          <table:table-cell table:style-name="ce32" table:formula="of:=[.K8]+[.D9]-[.G9]" office:value-type="float" office:value="-2.20899999999999" calcext:value-type="float">
            <text:p>-2,209</text:p>
          </table:table-cell>
          <table:table-cell table:style-name="ce45" table:formula="of:=[.D9]-[.G9]" office:value-type="float" office:value="-1.815" calcext:value-type="float">
            <text:p>-1,815</text:p>
          </table:table-cell>
          <table:table-cell table:style-name="ce36" table:formula="of:=IF([.J9];[.M8]+[.G9]-[.J9];[.M8])" office:value-type="float" office:value="5.72799999999999" calcext:value-type="float">
            <text:p>5,728</text:p>
          </table:table-cell>
          <table:table-cell table:style-name="ce32" table:formula="of:=[.N8]+[.B9]-[.E9]" office:value-type="float" office:value="0.407999999999987" calcext:value-type="float">
            <text:p>0,408</text:p>
          </table:table-cell>
          <table:table-cell table:style-name="ce45" table:formula="of:=[.B9]-[.E9]" office:value-type="float" office:value="-0.225999999999999" calcext:value-type="float">
            <text:p>-0,226</text:p>
          </table:table-cell>
          <table:table-cell table:style-name="ce36" table:formula="of:=IF([.H9];[.P8]+[.E9]-[.H9];[.P8])" office:value-type="float" office:value="0.814999999999998" calcext:value-type="float">
            <text:p>0,815</text:p>
          </table:table-cell>
          <table:table-cell table:style-name="ce45" table:formula="of:=[.Q8]+[.C9]-[.F9]" office:value-type="float" office:value="-4.82599999999998" calcext:value-type="float">
            <text:p>-4,826</text:p>
          </table:table-cell>
          <table:table-cell table:style-name="ce45" table:formula="of:=[.C9]-[.F9]" office:value-type="float" office:value="-3.40199999999999" calcext:value-type="float">
            <text:p>-3,402</text:p>
          </table:table-cell>
          <table:table-cell table:style-name="ce36" table:formula="of:=IF([.I9];[.S8]+[.F9]-[.I9];[.S8])" office:value-type="float" office:value="10.641" calcext:value-type="float">
            <text:p>10,641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38" office:value-type="string" calcext:value-type="string">
            <text:p>det-3L-cuda-HU_155-remove0-FRAME-norm</text:p>
          </table:table-cell>
          <table:table-cell table:style-name="ce88" office:value-type="float" office:value="65.263" calcext:value-type="float">
            <text:p>65,26</text:p>
          </table:table-cell>
          <table:table-cell table:style-name="ce345" office:value-type="float" office:value="74.565" calcext:value-type="float">
            <text:p>74,57</text:p>
          </table:table-cell>
          <table:table-cell table:style-name="ce97" office:value-type="float" office:value="69.914" calcext:value-type="float">
            <text:p>69,91</text:p>
          </table:table-cell>
          <table:table-cell table:style-name="ce101" office:value-type="float" office:value="67.754" calcext:value-type="float">
            <text:p>67,75</text:p>
          </table:table-cell>
          <table:table-cell table:style-name="ce105" office:value-type="float" office:value="74.763" calcext:value-type="float">
            <text:p>74,76</text:p>
          </table:table-cell>
          <table:table-cell table:style-name="ce107" office:value-type="float" office:value="71.258" calcext:value-type="float">
            <text:p>71,26</text:p>
          </table:table-cell>
          <table:table-cell table:style-name="ce112" office:value-type="float" office:value="67.391" calcext:value-type="float">
            <text:p>67,39</text:p>
          </table:table-cell>
          <table:table-cell table:style-name="ce114" office:value-type="float" office:value="71.915" calcext:value-type="float">
            <text:p>71,92</text:p>
          </table:table-cell>
          <table:table-cell table:style-name="ce116" office:value-type="float" office:value="69.653" calcext:value-type="float">
            <text:p>69,65</text:p>
          </table:table-cell>
          <table:table-cell table:style-name="ce32" table:formula="of:=[.K9]+[.D10]-[.G10]" office:value-type="float" office:value="-3.55299999999998" calcext:value-type="float">
            <text:p>-3,553</text:p>
          </table:table-cell>
          <table:table-cell table:style-name="ce45" table:formula="of:=[.D10]-[.G10]" office:value-type="float" office:value="-1.34399999999999" calcext:value-type="float">
            <text:p>-1,344</text:p>
          </table:table-cell>
          <table:table-cell table:style-name="ce36" table:formula="of:=IF([.J10];[.M9]+[.G10]-[.J10];[.M9])" office:value-type="float" office:value="7.33299999999998" calcext:value-type="float">
            <text:p>7,333</text:p>
          </table:table-cell>
          <table:table-cell table:style-name="ce32" table:formula="of:=[.N9]+[.B10]-[.E10]" office:value-type="float" office:value="-2.08300000000001" calcext:value-type="float">
            <text:p>-2,083</text:p>
          </table:table-cell>
          <table:table-cell table:style-name="ce45" table:formula="of:=[.B10]-[.E10]" office:value-type="float" office:value="-2.491" calcext:value-type="float">
            <text:p>-2,491</text:p>
          </table:table-cell>
          <table:table-cell table:style-name="ce36" table:formula="of:=IF([.H10];[.P9]+[.E10]-[.H10];[.P9])" office:value-type="float" office:value="1.178" calcext:value-type="float">
            <text:p>1,178</text:p>
          </table:table-cell>
          <table:table-cell table:style-name="ce45" table:formula="of:=[.Q9]+[.C10]-[.F10]" office:value-type="float" office:value="-5.02399999999999" calcext:value-type="float">
            <text:p>-5,024</text:p>
          </table:table-cell>
          <table:table-cell table:style-name="ce45" table:formula="of:=[.C10]-[.F10]" office:value-type="float" office:value="-0.198000000000008" calcext:value-type="float">
            <text:p>-0,198</text:p>
          </table:table-cell>
          <table:table-cell table:style-name="ce36" table:formula="of:=IF([.I10];[.S9]+[.F10]-[.I10];[.S9])" office:value-type="float" office:value="13.489" calcext:value-type="float">
            <text:p>13,48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38" office:value-type="string" calcext:value-type="string">
            <text:p>det-3L-cuda-HU_155-remove0-FRAME_PERS-norm</text:p>
          </table:table-cell>
          <table:table-cell table:style-name="ce88" office:value-type="float" office:value="66.214" calcext:value-type="float">
            <text:p>66,21</text:p>
          </table:table-cell>
          <table:table-cell table:style-name="ce345" office:value-type="float" office:value="73.141" calcext:value-type="float">
            <text:p>73,14</text:p>
          </table:table-cell>
          <table:table-cell table:style-name="ce97" office:value-type="float" office:value="69.677" calcext:value-type="float">
            <text:p>69,68</text:p>
          </table:table-cell>
          <table:table-cell table:style-name="ce101" office:value-type="float" office:value="65.716" calcext:value-type="float">
            <text:p>65,72</text:p>
          </table:table-cell>
          <table:table-cell table:style-name="ce105" office:value-type="float" office:value="76.028" calcext:value-type="float">
            <text:p>76,03</text:p>
          </table:table-cell>
          <table:table-cell table:style-name="ce107" office:value-type="float" office:value="70.872" calcext:value-type="float">
            <text:p>70,87</text:p>
          </table:table-cell>
          <table:table-cell table:style-name="ce101" office:value-type="float" office:value="66.803" calcext:value-type="float">
            <text:p>66,80</text:p>
          </table:table-cell>
          <table:table-cell table:style-name="ce114" office:value-type="float" office:value="74.446" calcext:value-type="float">
            <text:p>74,45</text:p>
          </table:table-cell>
          <table:table-cell table:style-name="ce116" office:value-type="float" office:value="70.624" calcext:value-type="float">
            <text:p>70,62</text:p>
          </table:table-cell>
          <table:table-cell table:style-name="ce32" table:formula="of:=[.K10]+[.D11]-[.G11]" office:value-type="float" office:value="-4.74799999999998" calcext:value-type="float">
            <text:p>-4,748</text:p>
          </table:table-cell>
          <table:table-cell table:style-name="ce45" table:formula="of:=[.D11]-[.G11]" office:value-type="float" office:value="-1.19499999999999" calcext:value-type="float">
            <text:p>-1,195</text:p>
          </table:table-cell>
          <table:table-cell table:style-name="ce36" table:formula="of:=IF([.J11];[.M10]+[.G11]-[.J11];[.M10])" office:value-type="float" office:value="7.58099999999999" calcext:value-type="float">
            <text:p>7,581</text:p>
          </table:table-cell>
          <table:table-cell table:style-name="ce32" table:formula="of:=[.N10]+[.B11]-[.E11]" office:value-type="float" office:value="-1.58500000000001" calcext:value-type="float">
            <text:p>-1,585</text:p>
          </table:table-cell>
          <table:table-cell table:style-name="ce45" table:formula="of:=[.B11]-[.E11]" office:value-type="float" office:value="0.498000000000005" calcext:value-type="float">
            <text:p>0,498</text:p>
          </table:table-cell>
          <table:table-cell table:style-name="ce36" table:formula="of:=IF([.H11];[.P10]+[.E11]-[.H11];[.P10])" office:value-type="float" office:value="0.090999999999994" calcext:value-type="float">
            <text:p>0,091</text:p>
          </table:table-cell>
          <table:table-cell table:style-name="ce45" table:formula="of:=[.Q10]+[.C11]-[.F11]" office:value-type="float" office:value="-7.91099999999999" calcext:value-type="float">
            <text:p>-7,911</text:p>
          </table:table-cell>
          <table:table-cell table:style-name="ce45" table:formula="of:=[.C11]-[.F11]" office:value-type="float" office:value="-2.887" calcext:value-type="float">
            <text:p>-2,887</text:p>
          </table:table-cell>
          <table:table-cell table:style-name="ce36" table:formula="of:=IF([.I11];[.S10]+[.F11]-[.I11];[.S10])" office:value-type="float" office:value="15.071" calcext:value-type="float">
            <text:p>15,071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38" office:value-type="string" calcext:value-type="string">
            <text:p>det-3L-cuda-HU_155-remove0-VIDEO-norm-MIN_LOSS</text:p>
          </table:table-cell>
          <table:table-cell table:style-name="ce88" office:value-type="float" office:value="65.942" calcext:value-type="float">
            <text:p>65,94</text:p>
          </table:table-cell>
          <table:table-cell table:style-name="ce345" office:value-type="float" office:value="73.259" calcext:value-type="float">
            <text:p>73,26</text:p>
          </table:table-cell>
          <table:table-cell table:style-name="ce97" office:value-type="float" office:value="69.601" calcext:value-type="float">
            <text:p>69,60</text:p>
          </table:table-cell>
          <table:table-cell table:style-name="ce101" office:value-type="float" office:value="65.851" calcext:value-type="float">
            <text:p>65,85</text:p>
          </table:table-cell>
          <table:table-cell table:style-name="ce105" office:value-type="float" office:value="72.429" calcext:value-type="float">
            <text:p>72,43</text:p>
          </table:table-cell>
          <table:table-cell table:style-name="ce107" office:value-type="float" office:value="69.14" calcext:value-type="float">
            <text:p>69,14</text:p>
          </table:table-cell>
          <table:table-cell table:style-name="ce112" office:value-type="float" office:value="63.859" calcext:value-type="float">
            <text:p>63,86</text:p>
          </table:table-cell>
          <table:table-cell table:style-name="ce114" office:value-type="float" office:value="66.495" calcext:value-type="float">
            <text:p>66,50</text:p>
          </table:table-cell>
          <table:table-cell table:style-name="ce116" office:value-type="float" office:value="65.177" calcext:value-type="float">
            <text:p>65,18</text:p>
          </table:table-cell>
          <table:table-cell table:style-name="ce32" table:formula="of:=[.K11]+[.D12]-[.G12]" office:value-type="float" office:value="-4.28699999999998" calcext:value-type="float">
            <text:p>-4,287</text:p>
          </table:table-cell>
          <table:table-cell table:style-name="ce45" table:formula="of:=[.D12]-[.G12]" office:value-type="float" office:value="0.460999999999999" calcext:value-type="float">
            <text:p>0,461</text:p>
          </table:table-cell>
          <table:table-cell table:style-name="ce36" table:formula="of:=IF([.J12];[.M11]+[.G12]-[.J12];[.M11])" office:value-type="float" office:value="11.544" calcext:value-type="float">
            <text:p>11,544</text:p>
          </table:table-cell>
          <table:table-cell table:style-name="ce32" table:formula="of:=[.N11]+[.B12]-[.E12]" office:value-type="float" office:value="-1.49400000000001" calcext:value-type="float">
            <text:p>-1,494</text:p>
          </table:table-cell>
          <table:table-cell table:style-name="ce45" table:formula="of:=[.B12]-[.E12]" office:value-type="float" office:value="0.090999999999994" calcext:value-type="float">
            <text:p>0,091</text:p>
          </table:table-cell>
          <table:table-cell table:style-name="ce36" table:formula="of:=IF([.H12];[.P11]+[.E12]-[.H12];[.P11])" office:value-type="float" office:value="2.08299999999999" calcext:value-type="float">
            <text:p>2,083</text:p>
          </table:table-cell>
          <table:table-cell table:style-name="ce45" table:formula="of:=[.Q11]+[.C12]-[.F12]" office:value-type="float" office:value="-7.08099999999999" calcext:value-type="float">
            <text:p>-7,081</text:p>
          </table:table-cell>
          <table:table-cell table:style-name="ce45" table:formula="of:=[.C12]-[.F12]" office:value-type="float" office:value="0.829999999999998" calcext:value-type="float">
            <text:p>0,830</text:p>
          </table:table-cell>
          <table:table-cell table:style-name="ce36" table:formula="of:=IF([.I12];[.S11]+[.F12]-[.I12];[.S11])" office:value-type="float" office:value="21.005" calcext:value-type="float">
            <text:p>21,005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38" office:value-type="string" calcext:value-type="string">
            <text:p>det-3L-cuda-HU_155-normXY</text:p>
          </table:table-cell>
          <table:table-cell table:style-name="ce21" office:value-type="float" office:value="66.893" calcext:value-type="float">
            <text:p>66,893</text:p>
          </table:table-cell>
          <table:table-cell office:value-type="float" office:value="71.598" calcext:value-type="float">
            <text:p>71,598</text:p>
          </table:table-cell>
          <table:table-cell table:style-name="ce28" office:value-type="float" office:value="69.246" calcext:value-type="float">
            <text:p>69,246</text:p>
          </table:table-cell>
          <table:table-cell table:style-name="ce31" office:value-type="float" office:value="65.851" calcext:value-type="float">
            <text:p>65,851</text:p>
          </table:table-cell>
          <table:table-cell table:style-name="ce17" office:value-type="float" office:value="73.259" calcext:value-type="float">
            <text:p>73,259</text:p>
          </table:table-cell>
          <table:table-cell table:style-name="ce35" office:value-type="float" office:value="69.555" calcext:value-type="float">
            <text:p>69,555</text:p>
          </table:table-cell>
          <table:table-cell table:style-name="ce32"/>
          <table:table-cell table:style-name="ce12"/>
          <table:table-cell table:style-name="ce36"/>
          <table:table-cell table:style-name="ce32" table:formula="of:=[.K12]+[.D13]-[.G13]" office:value-type="float" office:value="-4.59599999999999" calcext:value-type="float">
            <text:p>-4,596</text:p>
          </table:table-cell>
          <table:table-cell table:style-name="ce45" table:formula="of:=[.D13]-[.G13]" office:value-type="float" office:value="-0.309000000000012" calcext:value-type="float">
            <text:p>-0,309</text:p>
          </table:table-cell>
          <table:table-cell table:style-name="ce36" table:formula="of:=IF([.J13];[.M12]+[.G13]-[.J13];[.M12])" office:value-type="float" office:value="11.544" calcext:value-type="float">
            <text:p>11,544</text:p>
          </table:table-cell>
          <table:table-cell table:style-name="ce32" table:formula="of:=[.N12]+[.B13]-[.E13]" office:value-type="float" office:value="-0.452000000000012" calcext:value-type="float">
            <text:p>-0,452</text:p>
          </table:table-cell>
          <table:table-cell table:style-name="ce45" table:formula="of:=[.B13]-[.E13]" office:value-type="float" office:value="1.042" calcext:value-type="float">
            <text:p>1,042</text:p>
          </table:table-cell>
          <table:table-cell table:style-name="ce36" table:formula="of:=IF([.H13];[.P12]+[.E13]-[.H13];[.P12])" office:value-type="float" office:value="2.08299999999999" calcext:value-type="float">
            <text:p>2,083</text:p>
          </table:table-cell>
          <table:table-cell table:style-name="ce45" table:formula="of:=[.Q12]+[.C13]-[.F13]" office:value-type="float" office:value="-8.74199999999999" calcext:value-type="float">
            <text:p>-8,742</text:p>
          </table:table-cell>
          <table:table-cell table:style-name="ce45" table:formula="of:=[.C13]-[.F13]" office:value-type="float" office:value="-1.661" calcext:value-type="float">
            <text:p>-1,661</text:p>
          </table:table-cell>
          <table:table-cell table:style-name="ce36" table:formula="of:=IF([.I13];[.S12]+[.F13]-[.I13];[.S12])" office:value-type="float" office:value="21.005" calcext:value-type="float">
            <text:p>21,005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38" office:value-type="string" calcext:value-type="string">
            <text:p>det-3L-cuda-HU_155-remove0-3BAR-norm-MIN_LOSS</text:p>
          </table:table-cell>
          <table:table-cell table:style-name="ce21" office:value-type="float" office:value="65.399" calcext:value-type="float">
            <text:p>65,399</text:p>
          </table:table-cell>
          <table:table-cell office:value-type="float" office:value="72.983" calcext:value-type="float">
            <text:p>72,983</text:p>
          </table:table-cell>
          <table:table-cell table:style-name="ce28" office:value-type="float" office:value="69.191" calcext:value-type="float">
            <text:p>69,191</text:p>
          </table:table-cell>
          <table:table-cell table:style-name="ce31" office:value-type="float" office:value="64.719" calcext:value-type="float">
            <text:p>64,719</text:p>
          </table:table-cell>
          <table:table-cell table:style-name="ce17" office:value-type="float" office:value="69.066" calcext:value-type="float">
            <text:p>69,066</text:p>
          </table:table-cell>
          <table:table-cell table:style-name="ce35" office:value-type="float" office:value="66.893" calcext:value-type="float">
            <text:p>66,893</text:p>
          </table:table-cell>
          <table:table-cell table:style-name="ce32" office:value-type="float" office:value="63.587" calcext:value-type="float">
            <text:p>63,587</text:p>
          </table:table-cell>
          <table:table-cell table:style-name="ce12" office:value-type="float" office:value="71.005" calcext:value-type="float">
            <text:p>71,005</text:p>
          </table:table-cell>
          <table:table-cell table:style-name="ce36" office:value-type="float" office:value="67.296" calcext:value-type="float">
            <text:p>67,296</text:p>
          </table:table-cell>
          <table:table-cell table:style-name="ce32" table:formula="of:=[.K13]+[.D14]-[.G14]" office:value-type="float" office:value="-2.29799999999999" calcext:value-type="float">
            <text:p>-2,298</text:p>
          </table:table-cell>
          <table:table-cell table:style-name="ce45" table:formula="of:=[.D14]-[.G14]" office:value-type="float" office:value="2.298" calcext:value-type="float">
            <text:p>2,298</text:p>
          </table:table-cell>
          <table:table-cell table:style-name="ce36" table:formula="of:=IF([.J14];[.M13]+[.G14]-[.J14];[.M13])" office:value-type="float" office:value="11.141" calcext:value-type="float">
            <text:p>11,141</text:p>
          </table:table-cell>
          <table:table-cell table:style-name="ce32" table:formula="of:=[.N13]+[.B14]-[.E14]" office:value-type="float" office:value="0.227999999999994" calcext:value-type="float">
            <text:p>0,228</text:p>
          </table:table-cell>
          <table:table-cell table:style-name="ce45" table:formula="of:=[.B14]-[.E14]" office:value-type="float" office:value="0.680000000000007" calcext:value-type="float">
            <text:p>0,680</text:p>
          </table:table-cell>
          <table:table-cell table:style-name="ce36" table:formula="of:=IF([.H14];[.P13]+[.E14]-[.H14];[.P13])" office:value-type="float" office:value="3.21499999999999" calcext:value-type="float">
            <text:p>3,215</text:p>
          </table:table-cell>
          <table:table-cell table:style-name="ce45" table:formula="of:=[.Q13]+[.C14]-[.F14]" office:value-type="float" office:value="-4.82499999999999" calcext:value-type="float">
            <text:p>-4,825</text:p>
          </table:table-cell>
          <table:table-cell table:style-name="ce45" table:formula="of:=[.C14]-[.F14]" office:value-type="float" office:value="3.917" calcext:value-type="float">
            <text:p>3,917</text:p>
          </table:table-cell>
          <table:table-cell table:style-name="ce36" table:formula="of:=IF([.I14];[.S13]+[.F14]-[.I14];[.S13])" office:value-type="float" office:value="19.066" calcext:value-type="float">
            <text:p>19,066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38" office:value-type="string" calcext:value-type="string">
            <text:p>det-3L-cuda-HU_155-remove0-VIDEO_PERS-norm</text:p>
          </table:table-cell>
          <table:table-cell table:style-name="ce21" office:value-type="float" office:value="64.674" calcext:value-type="float">
            <text:p>64,674</text:p>
          </table:table-cell>
          <table:table-cell office:value-type="float" office:value="73.497" calcext:value-type="float">
            <text:p>73,497</text:p>
          </table:table-cell>
          <table:table-cell table:style-name="ce28" office:value-type="float" office:value="69.085" calcext:value-type="float">
            <text:p>69,085</text:p>
          </table:table-cell>
          <table:table-cell table:style-name="ce31" office:value-type="float" office:value="65.806" calcext:value-type="float">
            <text:p>65,806</text:p>
          </table:table-cell>
          <table:table-cell table:style-name="ce17" office:value-type="float" office:value="76.028" calcext:value-type="float">
            <text:p>76,028</text:p>
          </table:table-cell>
          <table:table-cell table:style-name="ce35" office:value-type="float" office:value="70.917" calcext:value-type="float">
            <text:p>70,917</text:p>
          </table:table-cell>
          <table:table-cell table:style-name="ce12" table:number-columns-repeated="3"/>
          <table:table-cell table:style-name="ce32" table:formula="of:=[.K14]+[.D15]-[.G15]" office:value-type="float" office:value="-4.13" calcext:value-type="float">
            <text:p>-4,130</text:p>
          </table:table-cell>
          <table:table-cell table:style-name="ce45" table:formula="of:=[.D15]-[.G15]" office:value-type="float" office:value="-1.83200000000001" calcext:value-type="float">
            <text:p>-1,832</text:p>
          </table:table-cell>
          <table:table-cell table:style-name="ce36" table:formula="of:=IF([.J15];[.M14]+[.G15]-[.J15];[.M14])" office:value-type="float" office:value="11.141" calcext:value-type="float">
            <text:p>11,141</text:p>
          </table:table-cell>
          <table:table-cell table:style-name="ce32" table:formula="of:=[.N14]+[.B15]-[.E15]" office:value-type="float" office:value="-0.903999999999996" calcext:value-type="float">
            <text:p>-0,904</text:p>
          </table:table-cell>
          <table:table-cell table:style-name="ce45" table:formula="of:=[.B15]-[.E15]" office:value-type="float" office:value="-1.13199999999999" calcext:value-type="float">
            <text:p>-1,132</text:p>
          </table:table-cell>
          <table:table-cell table:style-name="ce36" table:formula="of:=IF([.H15];[.P14]+[.E15]-[.H15];[.P14])" office:value-type="float" office:value="3.21499999999999" calcext:value-type="float">
            <text:p>3,215</text:p>
          </table:table-cell>
          <table:table-cell table:style-name="ce45" table:formula="of:=[.Q14]+[.C15]-[.F15]" office:value-type="float" office:value="-7.35599999999999" calcext:value-type="float">
            <text:p>-7,356</text:p>
          </table:table-cell>
          <table:table-cell table:style-name="ce45" table:formula="of:=[.C15]-[.F15]" office:value-type="float" office:value="-2.53100000000001" calcext:value-type="float">
            <text:p>-2,531</text:p>
          </table:table-cell>
          <table:table-cell table:style-name="ce36" table:formula="of:=IF([.I15];[.S14]+[.F15]-[.I15];[.S14])" office:value-type="float" office:value="19.066" calcext:value-type="float">
            <text:p>19,066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38" office:value-type="string" calcext:value-type="string">
            <text:p>det-3L-cuda-HU_155-remove0-5BAR-norm</text:p>
          </table:table-cell>
          <table:table-cell table:style-name="ce21" office:value-type="float" office:value="63.315" calcext:value-type="float">
            <text:p>63,315</text:p>
          </table:table-cell>
          <table:table-cell office:value-type="float" office:value="73.536" calcext:value-type="float">
            <text:p>73,536</text:p>
          </table:table-cell>
          <table:table-cell table:style-name="ce28" office:value-type="float" office:value="68.426" calcext:value-type="float">
            <text:p>68,426</text:p>
          </table:table-cell>
          <table:table-cell table:style-name="ce31" office:value-type="float" office:value="61.368" calcext:value-type="float">
            <text:p>61,368</text:p>
          </table:table-cell>
          <table:table-cell table:style-name="ce17" office:value-type="float" office:value="71.677" calcext:value-type="float">
            <text:p>71,677</text:p>
          </table:table-cell>
          <table:table-cell table:style-name="ce35" office:value-type="float" office:value="66.522" calcext:value-type="float">
            <text:p>66,522</text:p>
          </table:table-cell>
          <table:table-cell table:style-name="ce32"/>
          <table:table-cell table:style-name="ce12" office:value-type="float" office:value="73.418" calcext:value-type="float">
            <text:p>73,418</text:p>
          </table:table-cell>
          <table:table-cell table:style-name="ce36" office:value-type="float" office:value="73.418" calcext:value-type="float">
            <text:p>73,418</text:p>
          </table:table-cell>
          <table:table-cell table:style-name="ce32" table:formula="of:=[.K15]+[.D16]-[.G16]" office:value-type="float" office:value="-2.226" calcext:value-type="float">
            <text:p>-2,226</text:p>
          </table:table-cell>
          <table:table-cell table:style-name="ce45" table:formula="of:=[.D16]-[.G16]" office:value-type="float" office:value="1.904" calcext:value-type="float">
            <text:p>1,904</text:p>
          </table:table-cell>
          <table:table-cell table:style-name="ce36" table:formula="of:=IF([.J16];[.M15]+[.G16]-[.J16];[.M15])" office:value-type="float" office:value="4.24499999999998" calcext:value-type="float">
            <text:p>4,245</text:p>
          </table:table-cell>
          <table:table-cell table:style-name="ce32" table:formula="of:=[.N15]+[.B16]-[.E16]" office:value-type="float" office:value="1.043" calcext:value-type="float">
            <text:p>1,043</text:p>
          </table:table-cell>
          <table:table-cell table:style-name="ce45" table:formula="of:=[.B16]-[.E16]" office:value-type="float" office:value="1.947" calcext:value-type="float">
            <text:p>1,947</text:p>
          </table:table-cell>
          <table:table-cell table:style-name="ce36" table:formula="of:=IF([.H16];[.P15]+[.E16]-[.H16];[.P15])" office:value-type="float" office:value="3.21499999999999" calcext:value-type="float">
            <text:p>3,215</text:p>
          </table:table-cell>
          <table:table-cell table:style-name="ce45" table:formula="of:=[.Q15]+[.C16]-[.F16]" office:value-type="float" office:value="-5.497" calcext:value-type="float">
            <text:p>-5,497</text:p>
          </table:table-cell>
          <table:table-cell table:style-name="ce45" table:formula="of:=[.C16]-[.F16]" office:value-type="float" office:value="1.85899999999999" calcext:value-type="float">
            <text:p>1,859</text:p>
          </table:table-cell>
          <table:table-cell table:style-name="ce36" table:formula="of:=IF([.I16];[.S15]+[.F16]-[.I16];[.S15])" office:value-type="float" office:value="17.325" calcext:value-type="float">
            <text:p>17,325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38" office:value-type="string" calcext:value-type="string">
            <text:p>det-3L-cuda-HU_155-remove0-DIST_REL-norm-MIN_LOSS</text:p>
          </table:table-cell>
          <table:table-cell table:style-name="ce21" office:value-type="float" office:value="66.168" calcext:value-type="float">
            <text:p>66,168</text:p>
          </table:table-cell>
          <table:table-cell office:value-type="float" office:value="69.62" calcext:value-type="float">
            <text:p>69,620</text:p>
          </table:table-cell>
          <table:table-cell table:style-name="ce28" office:value-type="float" office:value="67.894" calcext:value-type="float">
            <text:p>67,894</text:p>
          </table:table-cell>
          <table:table-cell table:style-name="ce31" office:value-type="float" office:value="63.904" calcext:value-type="float">
            <text:p>63,904</text:p>
          </table:table-cell>
          <table:table-cell table:style-name="ce17" office:value-type="float" office:value="69.976" calcext:value-type="float">
            <text:p>69,976</text:p>
          </table:table-cell>
          <table:table-cell table:style-name="ce35" office:value-type="float" office:value="66.94" calcext:value-type="float">
            <text:p>66,940</text:p>
          </table:table-cell>
          <table:table-cell table:style-name="ce32" office:value-type="float" office:value="63.225" calcext:value-type="float">
            <text:p>63,225</text:p>
          </table:table-cell>
          <table:table-cell table:style-name="ce12" office:value-type="float" office:value="74.209" calcext:value-type="float">
            <text:p>74,209</text:p>
          </table:table-cell>
          <table:table-cell table:style-name="ce36" office:value-type="float" office:value="68.717" calcext:value-type="float">
            <text:p>68,717</text:p>
          </table:table-cell>
          <table:table-cell table:style-name="ce32" table:formula="of:=[.K16]+[.D17]-[.G17]" office:value-type="float" office:value="-1.27199999999999" calcext:value-type="float">
            <text:p>-1,272</text:p>
          </table:table-cell>
          <table:table-cell table:style-name="ce45" table:formula="of:=[.D17]-[.G17]" office:value-type="float" office:value="0.954000000000008" calcext:value-type="float">
            <text:p>0,954</text:p>
          </table:table-cell>
          <table:table-cell table:style-name="ce36" table:formula="of:=IF([.J17];[.M16]+[.G17]-[.J17];[.M16])" office:value-type="float" office:value="2.46799999999997" calcext:value-type="float">
            <text:p>2,468</text:p>
          </table:table-cell>
          <table:table-cell table:style-name="ce32" table:formula="of:=[.N16]+[.B17]-[.E17]" office:value-type="float" office:value="3.30700000000001" calcext:value-type="float">
            <text:p>3,307</text:p>
          </table:table-cell>
          <table:table-cell table:style-name="ce45" table:formula="of:=[.B17]-[.E17]" office:value-type="float" office:value="2.264" calcext:value-type="float">
            <text:p>2,264</text:p>
          </table:table-cell>
          <table:table-cell table:style-name="ce36" table:formula="of:=IF([.H17];[.P16]+[.E17]-[.H17];[.P16])" office:value-type="float" office:value="3.894" calcext:value-type="float">
            <text:p>3,894</text:p>
          </table:table-cell>
          <table:table-cell table:style-name="ce45" table:formula="of:=[.Q16]+[.C17]-[.F17]" office:value-type="float" office:value="-5.85299999999999" calcext:value-type="float">
            <text:p>-5,853</text:p>
          </table:table-cell>
          <table:table-cell table:style-name="ce45" table:formula="of:=[.C17]-[.F17]" office:value-type="float" office:value="-0.355999999999995" calcext:value-type="float">
            <text:p>-0,356</text:p>
          </table:table-cell>
          <table:table-cell table:style-name="ce36" table:formula="of:=IF([.I17];[.S16]+[.F17]-[.I17];[.S16])" office:value-type="float" office:value="13.092" calcext:value-type="float">
            <text:p>13,09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38" office:value-type="string" calcext:value-type="string">
            <text:p>det-3L-cuda-HU_155-remove0-normXY</text:p>
          </table:table-cell>
          <table:table-cell table:style-name="ce21" office:value-type="float" office:value="65.942" calcext:value-type="float">
            <text:p>65,942</text:p>
          </table:table-cell>
          <table:table-cell office:value-type="float" office:value="69.66" calcext:value-type="float">
            <text:p>69,660</text:p>
          </table:table-cell>
          <table:table-cell table:style-name="ce28" office:value-type="float" office:value="67.801" calcext:value-type="float">
            <text:p>67,801</text:p>
          </table:table-cell>
          <table:table-cell table:style-name="ce31" office:value-type="float" office:value="63.859" calcext:value-type="float">
            <text:p>63,859</text:p>
          </table:table-cell>
          <table:table-cell table:style-name="ce17" office:value-type="float" office:value="69.185" calcext:value-type="float">
            <text:p>69,185</text:p>
          </table:table-cell>
          <table:table-cell table:style-name="ce35" office:value-type="float" office:value="66.522" calcext:value-type="float">
            <text:p>66,522</text:p>
          </table:table-cell>
          <table:table-cell table:style-name="ce21"/>
          <table:table-cell table:style-name="ce12"/>
          <table:table-cell table:style-name="ce36"/>
          <table:table-cell table:style-name="ce32" table:formula="of:=[.K17]+[.D18]-[.G18]" office:value-type="float" office:value="0.007000000000005" calcext:value-type="float">
            <text:p>0,007</text:p>
          </table:table-cell>
          <table:table-cell table:style-name="ce45" table:formula="of:=[.D18]-[.G18]" office:value-type="float" office:value="1.279" calcext:value-type="float">
            <text:p>1,279</text:p>
          </table:table-cell>
          <table:table-cell table:style-name="ce36" table:formula="of:=IF([.J18];[.M17]+[.G18]-[.J18];[.M17])" office:value-type="float" office:value="2.46799999999997" calcext:value-type="float">
            <text:p>2,468</text:p>
          </table:table-cell>
          <table:table-cell table:style-name="ce32" table:formula="of:=[.N17]+[.B18]-[.E18]" office:value-type="float" office:value="5.38999999999999" calcext:value-type="float">
            <text:p>5,390</text:p>
          </table:table-cell>
          <table:table-cell table:style-name="ce45" table:formula="of:=[.B18]-[.E18]" office:value-type="float" office:value="2.08299999999999" calcext:value-type="float">
            <text:p>2,083</text:p>
          </table:table-cell>
          <table:table-cell table:style-name="ce36" table:formula="of:=IF([.H18];[.P17]+[.E18]-[.H18];[.P17])" office:value-type="float" office:value="3.894" calcext:value-type="float">
            <text:p>3,894</text:p>
          </table:table-cell>
          <table:table-cell table:style-name="ce45" table:formula="of:=[.Q17]+[.C18]-[.F18]" office:value-type="float" office:value="-5.378" calcext:value-type="float">
            <text:p>-5,378</text:p>
          </table:table-cell>
          <table:table-cell table:style-name="ce45" table:formula="of:=[.C18]-[.F18]" office:value-type="float" office:value="0.474999999999994" calcext:value-type="float">
            <text:p>0,475</text:p>
          </table:table-cell>
          <table:table-cell table:style-name="ce36" table:formula="of:=IF([.I18];[.S17]+[.F18]-[.I18];[.S17])" office:value-type="float" office:value="13.092" calcext:value-type="float">
            <text:p>13,09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38" office:value-type="string" calcext:value-type="string">
            <text:p>det-3L-cuda-HU_155-remove0-FRAME-norm-MIN_LOSS</text:p>
          </table:table-cell>
          <table:table-cell table:style-name="ce21" office:value-type="float" office:value="65.851" calcext:value-type="float">
            <text:p>65,851</text:p>
          </table:table-cell>
          <table:table-cell office:value-type="float" office:value="68.038" calcext:value-type="float">
            <text:p>68,038</text:p>
          </table:table-cell>
          <table:table-cell table:style-name="ce28" office:value-type="float" office:value="66.945" calcext:value-type="float">
            <text:p>66,945</text:p>
          </table:table-cell>
          <table:table-cell table:style-name="ce31" office:value-type="float" office:value="65.625" calcext:value-type="float">
            <text:p>65,625</text:p>
          </table:table-cell>
          <table:table-cell table:style-name="ce17" office:value-type="float" office:value="66.851" calcext:value-type="float">
            <text:p>66,851</text:p>
          </table:table-cell>
          <table:table-cell table:style-name="ce35" office:value-type="float" office:value="66.238" calcext:value-type="float">
            <text:p>66,238</text:p>
          </table:table-cell>
          <table:table-cell table:style-name="ce32" office:value-type="float" office:value="66.803" calcext:value-type="float">
            <text:p>66,803</text:p>
          </table:table-cell>
          <table:table-cell table:style-name="ce12" office:value-type="float" office:value="66.021" calcext:value-type="float">
            <text:p>66,021</text:p>
          </table:table-cell>
          <table:table-cell table:style-name="ce36" office:value-type="float" office:value="66.412" calcext:value-type="float">
            <text:p>66,412</text:p>
          </table:table-cell>
          <table:table-cell table:style-name="ce32" table:formula="of:=[.K18]+[.D19]-[.G19]" office:value-type="float" office:value="0.713999999999999" calcext:value-type="float">
            <text:p>0,714</text:p>
          </table:table-cell>
          <table:table-cell table:style-name="ce45" table:formula="of:=[.D19]-[.G19]" office:value-type="float" office:value="0.706999999999994" calcext:value-type="float">
            <text:p>0,707</text:p>
          </table:table-cell>
          <table:table-cell table:style-name="ce36" table:formula="of:=IF([.J19];[.M18]+[.G19]-[.J19];[.M18])" office:value-type="float" office:value="2.29399999999997" calcext:value-type="float">
            <text:p>2,294</text:p>
          </table:table-cell>
          <table:table-cell table:style-name="ce32" table:formula="of:=[.N18]+[.B19]-[.E19]" office:value-type="float" office:value="5.61599999999999" calcext:value-type="float">
            <text:p>5,616</text:p>
          </table:table-cell>
          <table:table-cell table:style-name="ce45" table:formula="of:=[.B19]-[.E19]" office:value-type="float" office:value="0.225999999999999" calcext:value-type="float">
            <text:p>0,226</text:p>
          </table:table-cell>
          <table:table-cell table:style-name="ce36" table:formula="of:=IF([.H19];[.P18]+[.E19]-[.H19];[.P18])" office:value-type="float" office:value="2.71600000000001" calcext:value-type="float">
            <text:p>2,716</text:p>
          </table:table-cell>
          <table:table-cell table:style-name="ce45" table:formula="of:=[.Q18]+[.C19]-[.F19]" office:value-type="float" office:value="-4.191" calcext:value-type="float">
            <text:p>-4,191</text:p>
          </table:table-cell>
          <table:table-cell table:style-name="ce45" table:formula="of:=[.C19]-[.F19]" office:value-type="float" office:value="1.187" calcext:value-type="float">
            <text:p>1,187</text:p>
          </table:table-cell>
          <table:table-cell table:style-name="ce36" table:formula="of:=IF([.I19];[.S18]+[.F19]-[.I19];[.S18])" office:value-type="float" office:value="13.922" calcext:value-type="float">
            <text:p>13,92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5">
          <table:table-cell table:style-name="ce138" office:value-type="string" calcext:value-type="string">
            <text:p>det-3L-cuda-HU_155-remove0-3BAR_ABS-norm</text:p>
          </table:table-cell>
          <table:table-cell table:style-name="ce21" office:value-type="float" office:value="69.022" calcext:value-type="float">
            <text:p>69,022</text:p>
          </table:table-cell>
          <table:table-cell office:value-type="float" office:value="64.794" calcext:value-type="float">
            <text:p>64,794</text:p>
          </table:table-cell>
          <table:table-cell table:style-name="ce28" office:value-type="float" office:value="66.908" calcext:value-type="float">
            <text:p>66,908</text:p>
          </table:table-cell>
          <table:table-cell table:style-name="ce31" office:value-type="float" office:value="64.357" calcext:value-type="float">
            <text:p>64,357</text:p>
          </table:table-cell>
          <table:table-cell table:style-name="ce17" office:value-type="float" office:value="63.331" calcext:value-type="float">
            <text:p>63,331</text:p>
          </table:table-cell>
          <table:table-cell table:style-name="ce35" office:value-type="float" office:value="63.844" calcext:value-type="float">
            <text:p>63,844</text:p>
          </table:table-cell>
          <table:table-cell table:style-name="ce32"/>
          <table:table-cell table:style-name="ce12"/>
          <table:table-cell table:style-name="ce36"/>
          <table:table-cell table:style-name="ce32" table:formula="of:=[.K19]+[.D20]-[.G20]" office:value-type="float" office:value="3.778" calcext:value-type="float">
            <text:p>3,778</text:p>
          </table:table-cell>
          <table:table-cell table:style-name="ce45" table:formula="of:=[.D20]-[.G20]" office:value-type="float" office:value="3.064" calcext:value-type="float">
            <text:p>3,064</text:p>
          </table:table-cell>
          <table:table-cell table:style-name="ce36" table:formula="of:=IF([.J20];[.M19]+[.G20]-[.J20];[.M19])" office:value-type="float" office:value="2.29399999999997" calcext:value-type="float">
            <text:p>2,294</text:p>
          </table:table-cell>
          <table:table-cell table:style-name="ce32" table:formula="of:=[.N19]+[.B20]-[.E20]" office:value-type="float" office:value="10.281" calcext:value-type="float">
            <text:p>10,281</text:p>
          </table:table-cell>
          <table:table-cell table:style-name="ce45" table:formula="of:=[.B20]-[.E20]" office:value-type="float" office:value="4.66500000000001" calcext:value-type="float">
            <text:p>4,665</text:p>
          </table:table-cell>
          <table:table-cell table:style-name="ce36" table:formula="of:=IF([.H20];[.P19]+[.E20]-[.H20];[.P19])" office:value-type="float" office:value="2.71600000000001" calcext:value-type="float">
            <text:p>2,716</text:p>
          </table:table-cell>
          <table:table-cell table:style-name="ce45" table:formula="of:=[.Q19]+[.C20]-[.F20]" office:value-type="float" office:value="-2.72800000000001" calcext:value-type="float">
            <text:p>-2,728</text:p>
          </table:table-cell>
          <table:table-cell table:style-name="ce45" table:formula="of:=[.C20]-[.F20]" office:value-type="float" office:value="1.46299999999999" calcext:value-type="float">
            <text:p>1,463</text:p>
          </table:table-cell>
          <table:table-cell table:style-name="ce36" table:formula="of:=IF([.I20];[.S19]+[.F20]-[.I20];[.S19])" office:value-type="float" office:value="13.922" calcext:value-type="float">
            <text:p>13,92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38" office:value-type="string" calcext:value-type="string">
            <text:p>det-3L-cuda-HU_155-normXY-MIN_LOSS</text:p>
          </table:table-cell>
          <table:table-cell table:style-name="ce21" office:value-type="float" office:value="64.176" calcext:value-type="float">
            <text:p>64,176</text:p>
          </table:table-cell>
          <table:table-cell office:value-type="float" office:value="69.106" calcext:value-type="float">
            <text:p>69,106</text:p>
          </table:table-cell>
          <table:table-cell table:style-name="ce28" office:value-type="float" office:value="66.641" calcext:value-type="float">
            <text:p>66,641</text:p>
          </table:table-cell>
          <table:table-cell table:style-name="ce31" office:value-type="float" office:value="63.406" calcext:value-type="float">
            <text:p>63,406</text:p>
          </table:table-cell>
          <table:table-cell table:style-name="ce17" office:value-type="float" office:value="64.557" calcext:value-type="float">
            <text:p>64,557</text:p>
          </table:table-cell>
          <table:table-cell table:style-name="ce35" office:value-type="float" office:value="63.981" calcext:value-type="float">
            <text:p>63,981</text:p>
          </table:table-cell>
          <table:table-cell table:style-name="ce32"/>
          <table:table-cell table:style-name="ce12"/>
          <table:table-cell table:style-name="ce36"/>
          <table:table-cell table:style-name="ce32" table:formula="of:=[.K20]+[.D21]-[.G21]" office:value-type="float" office:value="6.43800000000001" calcext:value-type="float">
            <text:p>6,438</text:p>
          </table:table-cell>
          <table:table-cell table:style-name="ce45" table:formula="of:=[.D21]-[.G21]" office:value-type="float" office:value="2.66" calcext:value-type="float">
            <text:p>2,660</text:p>
          </table:table-cell>
          <table:table-cell table:style-name="ce36" table:formula="of:=IF([.J21];[.M20]+[.G21]-[.J21];[.M20])" office:value-type="float" office:value="2.29399999999997" calcext:value-type="float">
            <text:p>2,294</text:p>
          </table:table-cell>
          <table:table-cell table:style-name="ce32" table:formula="of:=[.N20]+[.B21]-[.E21]" office:value-type="float" office:value="11.051" calcext:value-type="float">
            <text:p>11,051</text:p>
          </table:table-cell>
          <table:table-cell table:style-name="ce45" table:formula="of:=[.B21]-[.E21]" office:value-type="float" office:value="0.770000000000003" calcext:value-type="float">
            <text:p>0,770</text:p>
          </table:table-cell>
          <table:table-cell table:style-name="ce36" table:formula="of:=IF([.H21];[.P20]+[.E21]-[.H21];[.P20])" office:value-type="float" office:value="2.71600000000001" calcext:value-type="float">
            <text:p>2,716</text:p>
          </table:table-cell>
          <table:table-cell table:style-name="ce45" table:formula="of:=[.Q20]+[.C21]-[.F21]" office:value-type="float" office:value="1.82099999999998" calcext:value-type="float">
            <text:p>1,821</text:p>
          </table:table-cell>
          <table:table-cell table:style-name="ce45" table:formula="of:=[.C21]-[.F21]" office:value-type="float" office:value="4.54899999999999" calcext:value-type="float">
            <text:p>4,549</text:p>
          </table:table-cell>
          <table:table-cell table:style-name="ce36" table:formula="of:=IF([.I21];[.S20]+[.F21]-[.I21];[.S20])" office:value-type="float" office:value="13.922" calcext:value-type="float">
            <text:p>13,92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38" office:value-type="string" calcext:value-type="string">
            <text:p>det-3L-cuda-HU_155-remove0-VIDEO_PERS-norm-MIN_LOSS</text:p>
          </table:table-cell>
          <table:table-cell table:style-name="ce21" office:value-type="float" office:value="63.678" calcext:value-type="float">
            <text:p>63,678</text:p>
          </table:table-cell>
          <table:table-cell office:value-type="float" office:value="69.146" calcext:value-type="float">
            <text:p>69,146</text:p>
          </table:table-cell>
          <table:table-cell table:style-name="ce28" office:value-type="float" office:value="66.412" calcext:value-type="float">
            <text:p>66,412</text:p>
          </table:table-cell>
          <table:table-cell table:style-name="ce31" office:value-type="float" office:value="65.172" calcext:value-type="float">
            <text:p>65,172</text:p>
          </table:table-cell>
          <table:table-cell table:style-name="ce17" office:value-type="float" office:value="70.174" calcext:value-type="float">
            <text:p>70,174</text:p>
          </table:table-cell>
          <table:table-cell table:style-name="ce35" office:value-type="float" office:value="67.673" calcext:value-type="float">
            <text:p>67,673</text:p>
          </table:table-cell>
          <table:table-cell table:style-name="ce21"/>
          <table:table-cell table:style-name="ce12"/>
          <table:table-cell table:style-name="ce36"/>
          <table:table-cell table:style-name="ce32" table:formula="of:=[.K21]+[.D22]-[.G22]" office:value-type="float" office:value="5.17700000000002" calcext:value-type="float">
            <text:p>5,177</text:p>
          </table:table-cell>
          <table:table-cell table:style-name="ce45" table:formula="of:=[.D22]-[.G22]" office:value-type="float" office:value="-1.261" calcext:value-type="float">
            <text:p>-1,261</text:p>
          </table:table-cell>
          <table:table-cell table:style-name="ce36" table:formula="of:=IF([.J22];[.M21]+[.G22]-[.J22];[.M21])" office:value-type="float" office:value="2.29399999999997" calcext:value-type="float">
            <text:p>2,294</text:p>
          </table:table-cell>
          <table:table-cell table:style-name="ce32" table:formula="of:=[.N21]+[.B22]-[.E22]" office:value-type="float" office:value="9.55699999999999" calcext:value-type="float">
            <text:p>9,557</text:p>
          </table:table-cell>
          <table:table-cell table:style-name="ce45" table:formula="of:=[.B22]-[.E22]" office:value-type="float" office:value="-1.494" calcext:value-type="float">
            <text:p>-1,494</text:p>
          </table:table-cell>
          <table:table-cell table:style-name="ce36" table:formula="of:=IF([.H22];[.P21]+[.E22]-[.H22];[.P21])" office:value-type="float" office:value="2.71600000000001" calcext:value-type="float">
            <text:p>2,716</text:p>
          </table:table-cell>
          <table:table-cell table:style-name="ce45" table:formula="of:=[.Q21]+[.C22]-[.F22]" office:value-type="float" office:value="0.792999999999978" calcext:value-type="float">
            <text:p>0,793</text:p>
          </table:table-cell>
          <table:table-cell table:style-name="ce45" table:formula="of:=[.C22]-[.F22]" office:value-type="float" office:value="-1.02800000000001" calcext:value-type="float">
            <text:p>-1,028</text:p>
          </table:table-cell>
          <table:table-cell table:style-name="ce36" table:formula="of:=IF([.I22];[.S21]+[.F22]-[.I22];[.S21])" office:value-type="float" office:value="13.922" calcext:value-type="float">
            <text:p>13,92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38" office:value-type="string" calcext:value-type="string">
            <text:p>det-3L-cuda-HU_155-remove0-FRAME_PERS-norm-MIN_LOSS</text:p>
          </table:table-cell>
          <table:table-cell table:style-name="ce21" office:value-type="float" office:value="63.678" calcext:value-type="float">
            <text:p>63,678</text:p>
          </table:table-cell>
          <table:table-cell office:value-type="float" office:value="68.275" calcext:value-type="float">
            <text:p>68,275</text:p>
          </table:table-cell>
          <table:table-cell table:style-name="ce28" office:value-type="float" office:value="65.976" calcext:value-type="float">
            <text:p>65,976</text:p>
          </table:table-cell>
          <table:table-cell table:style-name="ce31" office:value-type="float" office:value="58.65" calcext:value-type="float">
            <text:p>58,650</text:p>
          </table:table-cell>
          <table:table-cell table:style-name="ce17" office:value-type="float" office:value="70.134" calcext:value-type="float">
            <text:p>70,134</text:p>
          </table:table-cell>
          <table:table-cell table:style-name="ce35" office:value-type="float" office:value="64.392" calcext:value-type="float">
            <text:p>64,392</text:p>
          </table:table-cell>
          <table:table-cell table:style-name="ce36" office:value-type="float" office:value="65.082" calcext:value-type="float">
            <text:p>65,082</text:p>
          </table:table-cell>
          <table:table-cell table:style-name="ce12" office:value-type="float" office:value="70.293" calcext:value-type="float">
            <text:p>70,293</text:p>
          </table:table-cell>
          <table:table-cell table:style-name="ce32" office:value-type="float" office:value="67.687" calcext:value-type="float">
            <text:p>67,687</text:p>
          </table:table-cell>
          <table:table-cell table:style-name="ce32" table:formula="of:=[.K22]+[.D23]-[.G23]" office:value-type="float" office:value="6.76100000000002" calcext:value-type="float">
            <text:p>6,761</text:p>
          </table:table-cell>
          <table:table-cell table:style-name="ce45" table:formula="of:=[.D23]-[.G23]" office:value-type="float" office:value="1.584" calcext:value-type="float">
            <text:p>1,584</text:p>
          </table:table-cell>
          <table:table-cell table:style-name="ce36" table:formula="of:=IF([.J23];[.M22]+[.G23]-[.J23];[.M22])" office:value-type="float" office:value="-1.00100000000003" calcext:value-type="float">
            <text:p>-1,001</text:p>
          </table:table-cell>
          <table:table-cell table:style-name="ce32" table:formula="of:=[.N22]+[.B23]-[.E23]" office:value-type="float" office:value="14.585" calcext:value-type="float">
            <text:p>14,585</text:p>
          </table:table-cell>
          <table:table-cell table:style-name="ce45" table:formula="of:=[.B23]-[.E23]" office:value-type="float" office:value="5.028" calcext:value-type="float">
            <text:p>5,028</text:p>
          </table:table-cell>
          <table:table-cell table:style-name="ce36" table:formula="of:=IF([.H23];[.P22]+[.E23]-[.H23];[.P22])" office:value-type="float" office:value="-3.71599999999999" calcext:value-type="float">
            <text:p>-3,716</text:p>
          </table:table-cell>
          <table:table-cell table:style-name="ce45" table:formula="of:=[.Q22]+[.C23]-[.F23]" office:value-type="float" office:value="-1.06600000000002" calcext:value-type="float">
            <text:p>-1,066</text:p>
          </table:table-cell>
          <table:table-cell table:style-name="ce45" table:formula="of:=[.C23]-[.F23]" office:value-type="float" office:value="-1.85899999999999" calcext:value-type="float">
            <text:p>-1,859</text:p>
          </table:table-cell>
          <table:table-cell table:style-name="ce36" table:formula="of:=IF([.I23];[.S22]+[.F23]-[.I23];[.S22])" office:value-type="float" office:value="13.763" calcext:value-type="float">
            <text:p>13,76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38" office:value-type="string" calcext:value-type="string">
            <text:p>det-3L-cuda-HU_155-remove0-17BAR-norm</text:p>
          </table:table-cell>
          <table:table-cell table:style-name="ce21" office:value-type="float" office:value="61.911" calcext:value-type="float">
            <text:p>61,911</text:p>
          </table:table-cell>
          <table:table-cell office:value-type="float" office:value="69.976" calcext:value-type="float">
            <text:p>69,976</text:p>
          </table:table-cell>
          <table:table-cell table:style-name="ce28" office:value-type="float" office:value="65.944" calcext:value-type="float">
            <text:p>65,944</text:p>
          </table:table-cell>
          <table:table-cell table:style-name="ce31" office:value-type="float" office:value="58.469" calcext:value-type="float">
            <text:p>58,469</text:p>
          </table:table-cell>
          <table:table-cell table:style-name="ce17" office:value-type="float" office:value="66.812" calcext:value-type="float">
            <text:p>66,812</text:p>
          </table:table-cell>
          <table:table-cell table:style-name="ce35" office:value-type="float" office:value="62.64" calcext:value-type="float">
            <text:p>62,640</text:p>
          </table:table-cell>
          <table:table-cell table:style-name="ce32"/>
          <table:table-cell table:style-name="ce12"/>
          <table:table-cell table:style-name="ce36"/>
          <table:table-cell table:style-name="ce32" table:formula="of:=[.K23]+[.D24]-[.G24]" office:value-type="float" office:value="10.065" calcext:value-type="float">
            <text:p>10,065</text:p>
          </table:table-cell>
          <table:table-cell table:style-name="ce45" table:formula="of:=[.D24]-[.G24]" office:value-type="float" office:value="3.304" calcext:value-type="float">
            <text:p>3,304</text:p>
          </table:table-cell>
          <table:table-cell table:style-name="ce36" table:formula="of:=IF([.J24];[.M23]+[.G24]-[.J24];[.M23])" office:value-type="float" office:value="-1.00100000000003" calcext:value-type="float">
            <text:p>-1,001</text:p>
          </table:table-cell>
          <table:table-cell table:style-name="ce32" table:formula="of:=[.N23]+[.B24]-[.E24]" office:value-type="float" office:value="18.027" calcext:value-type="float">
            <text:p>18,027</text:p>
          </table:table-cell>
          <table:table-cell table:style-name="ce45" table:formula="of:=[.B24]-[.E24]" office:value-type="float" office:value="3.442" calcext:value-type="float">
            <text:p>3,442</text:p>
          </table:table-cell>
          <table:table-cell table:style-name="ce36" table:formula="of:=IF([.H24];[.P23]+[.E24]-[.H24];[.P23])" office:value-type="float" office:value="-3.71599999999999" calcext:value-type="float">
            <text:p>-3,716</text:p>
          </table:table-cell>
          <table:table-cell table:style-name="ce45" table:formula="of:=[.Q23]+[.C24]-[.F24]" office:value-type="float" office:value="2.09799999999998" calcext:value-type="float">
            <text:p>2,098</text:p>
          </table:table-cell>
          <table:table-cell table:style-name="ce45" table:formula="of:=[.C24]-[.F24]" office:value-type="float" office:value="3.164" calcext:value-type="float">
            <text:p>3,164</text:p>
          </table:table-cell>
          <table:table-cell table:style-name="ce36" table:formula="of:=IF([.I24];[.S23]+[.F24]-[.I24];[.S23])" office:value-type="float" office:value="13.763" calcext:value-type="float">
            <text:p>13,76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38" office:value-type="string" calcext:value-type="string">
            <text:p>det-3L-cuda-HU_155-remove0-NEXT_3-norm</text:p>
          </table:table-cell>
          <table:table-cell table:style-name="ce21" office:value-type="float" office:value="63.678" calcext:value-type="float">
            <text:p>63,678</text:p>
          </table:table-cell>
          <table:table-cell office:value-type="float" office:value="67.366" calcext:value-type="float">
            <text:p>67,366</text:p>
          </table:table-cell>
          <table:table-cell table:style-name="ce28" office:value-type="float" office:value="65.522" calcext:value-type="float">
            <text:p>65,522</text:p>
          </table:table-cell>
          <table:table-cell table:style-name="ce31" office:value-type="float" office:value="61.639" calcext:value-type="float">
            <text:p>61,639</text:p>
          </table:table-cell>
          <table:table-cell table:style-name="ce17" office:value-type="float" office:value="16.97" calcext:value-type="float">
            <text:p>16,970</text:p>
          </table:table-cell>
          <table:table-cell table:style-name="ce35" office:value-type="float" office:value="39.305" calcext:value-type="float">
            <text:p>39,305</text:p>
          </table:table-cell>
          <table:table-cell table:style-name="ce21"/>
          <table:table-cell table:style-name="ce12"/>
          <table:table-cell table:style-name="ce36"/>
          <table:table-cell table:style-name="ce32" table:formula="of:=[.K24]+[.D25]-[.G25]" office:value-type="float" office:value="36.282" calcext:value-type="float">
            <text:p>36,282</text:p>
          </table:table-cell>
          <table:table-cell table:style-name="ce45" table:formula="of:=[.D25]-[.G25]" office:value-type="float" office:value="26.217" calcext:value-type="float">
            <text:p>26,217</text:p>
          </table:table-cell>
          <table:table-cell table:style-name="ce36" table:formula="of:=IF([.J25];[.M24]+[.G25]-[.J25];[.M24])" office:value-type="float" office:value="-1.00100000000003" calcext:value-type="float">
            <text:p>-1,001</text:p>
          </table:table-cell>
          <table:table-cell table:style-name="ce32" table:formula="of:=[.N24]+[.B25]-[.E25]" office:value-type="float" office:value="20.066" calcext:value-type="float">
            <text:p>20,066</text:p>
          </table:table-cell>
          <table:table-cell table:style-name="ce45" table:formula="of:=[.B25]-[.E25]" office:value-type="float" office:value="2.03899999999999" calcext:value-type="float">
            <text:p>2,039</text:p>
          </table:table-cell>
          <table:table-cell table:style-name="ce36" table:formula="of:=IF([.H25];[.P24]+[.E25]-[.H25];[.P24])" office:value-type="float" office:value="-3.71599999999999" calcext:value-type="float">
            <text:p>-3,716</text:p>
          </table:table-cell>
          <table:table-cell table:style-name="ce45" table:formula="of:=[.Q24]+[.C25]-[.F25]" office:value-type="float" office:value="52.494" calcext:value-type="float">
            <text:p>52,494</text:p>
          </table:table-cell>
          <table:table-cell table:style-name="ce45" table:formula="of:=[.C25]-[.F25]" office:value-type="float" office:value="50.396" calcext:value-type="float">
            <text:p>50,396</text:p>
          </table:table-cell>
          <table:table-cell table:style-name="ce36" table:formula="of:=IF([.I25];[.S24]+[.F25]-[.I25];[.S24])" office:value-type="float" office:value="13.763" calcext:value-type="float">
            <text:p>13,76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38" office:value-type="string" calcext:value-type="string">
            <text:p>det-3L-cuda-HU_155-remove0-NEXT_7-norm</text:p>
          </table:table-cell>
          <table:table-cell table:style-name="ce21" office:value-type="float" office:value="61.821" calcext:value-type="float">
            <text:p>61,821</text:p>
          </table:table-cell>
          <table:table-cell office:value-type="float" office:value="67.722" calcext:value-type="float">
            <text:p>67,722</text:p>
          </table:table-cell>
          <table:table-cell table:style-name="ce28" office:value-type="float" office:value="64.771" calcext:value-type="float">
            <text:p>64,771</text:p>
          </table:table-cell>
          <table:table-cell table:style-name="ce31" office:value-type="float" office:value="63.587" calcext:value-type="float">
            <text:p>63,587</text:p>
          </table:table-cell>
          <table:table-cell table:style-name="ce17" office:value-type="float" office:value="68.394" calcext:value-type="float">
            <text:p>68,394</text:p>
          </table:table-cell>
          <table:table-cell table:style-name="ce35" office:value-type="float" office:value="65.99" calcext:value-type="float">
            <text:p>65,990</text:p>
          </table:table-cell>
          <table:table-cell table:style-name="ce21"/>
          <table:table-cell table:style-name="ce12"/>
          <table:table-cell table:style-name="ce36"/>
          <table:table-cell table:style-name="ce32" table:formula="of:=[.K25]+[.D26]-[.G26]" office:value-type="float" office:value="35.063" calcext:value-type="float">
            <text:p>35,063</text:p>
          </table:table-cell>
          <table:table-cell table:style-name="ce45" table:formula="of:=[.D26]-[.G26]" office:value-type="float" office:value="-1.21899999999999" calcext:value-type="float">
            <text:p>-1,219</text:p>
          </table:table-cell>
          <table:table-cell table:style-name="ce36" table:formula="of:=IF([.J26];[.M25]+[.G26]-[.J26];[.M25])" office:value-type="float" office:value="-1.00100000000003" calcext:value-type="float">
            <text:p>-1,001</text:p>
          </table:table-cell>
          <table:table-cell table:style-name="ce32" table:formula="of:=[.N25]+[.B26]-[.E26]" office:value-type="float" office:value="18.3" calcext:value-type="float">
            <text:p>18,300</text:p>
          </table:table-cell>
          <table:table-cell table:style-name="ce45" table:formula="of:=[.B26]-[.E26]" office:value-type="float" office:value="-1.76600000000001" calcext:value-type="float">
            <text:p>-1,766</text:p>
          </table:table-cell>
          <table:table-cell table:style-name="ce36" table:formula="of:=IF([.H26];[.P25]+[.E26]-[.H26];[.P25])" office:value-type="float" office:value="-3.71599999999999" calcext:value-type="float">
            <text:p>-3,716</text:p>
          </table:table-cell>
          <table:table-cell table:style-name="ce45" table:formula="of:=[.Q25]+[.C26]-[.F26]" office:value-type="float" office:value="51.822" calcext:value-type="float">
            <text:p>51,822</text:p>
          </table:table-cell>
          <table:table-cell table:style-name="ce45" table:formula="of:=[.C26]-[.F26]" office:value-type="float" office:value="-0.672000000000011" calcext:value-type="float">
            <text:p>-0,672</text:p>
          </table:table-cell>
          <table:table-cell table:style-name="ce36" table:formula="of:=IF([.I26];[.S25]+[.F26]-[.I26];[.S25])" office:value-type="float" office:value="13.763" calcext:value-type="float">
            <text:p>13,76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38" office:value-type="string" calcext:value-type="string">
            <text:p>det-3L-cuda-HU_155-remove0-NEXT_15-norm</text:p>
          </table:table-cell>
          <table:table-cell table:style-name="ce21" office:value-type="float" office:value="59.964" calcext:value-type="float">
            <text:p>59,964</text:p>
          </table:table-cell>
          <table:table-cell office:value-type="float" office:value="69.343" calcext:value-type="float">
            <text:p>69,343</text:p>
          </table:table-cell>
          <table:table-cell table:style-name="ce28" office:value-type="float" office:value="64.654" calcext:value-type="float">
            <text:p>64,654</text:p>
          </table:table-cell>
          <table:table-cell table:style-name="ce31" office:value-type="float" office:value="60.054" calcext:value-type="float">
            <text:p>60,054</text:p>
          </table:table-cell>
          <table:table-cell table:style-name="ce17" office:value-type="float" office:value="68.275" calcext:value-type="float">
            <text:p>68,275</text:p>
          </table:table-cell>
          <table:table-cell table:style-name="ce35" office:value-type="float" office:value="64.165" calcext:value-type="float">
            <text:p>64,165</text:p>
          </table:table-cell>
          <table:table-cell table:style-name="ce32"/>
          <table:table-cell table:style-name="ce12"/>
          <table:table-cell table:style-name="ce36"/>
          <table:table-cell table:style-name="ce33" table:formula="of:=[.K26]+[.D27]-[.G27]" office:value-type="float" office:value="35.552" calcext:value-type="float">
            <text:p>35,552</text:p>
          </table:table-cell>
          <table:table-cell table:style-name="ce34" table:formula="of:=[.D27]-[.G27]" office:value-type="float" office:value="0.48899999999999" calcext:value-type="float">
            <text:p>0,489</text:p>
          </table:table-cell>
          <table:table-cell table:style-name="ce37" table:formula="of:=IF([.J27];[.M26]+[.G27]-[.J27];[.M26])" office:value-type="float" office:value="-1.00100000000003" calcext:value-type="float">
            <text:p>-1,001</text:p>
          </table:table-cell>
          <table:table-cell table:style-name="ce33" table:formula="of:=[.N26]+[.B27]-[.E27]" office:value-type="float" office:value="18.21" calcext:value-type="float">
            <text:p>18,210</text:p>
          </table:table-cell>
          <table:table-cell table:style-name="ce34" table:formula="of:=[.B27]-[.E27]" office:value-type="float" office:value="-0.0900000000000034" calcext:value-type="float">
            <text:p>-0,090</text:p>
          </table:table-cell>
          <table:table-cell table:style-name="ce37" table:formula="of:=IF([.H27];[.P26]+[.E27]-[.H27];[.P26])" office:value-type="float" office:value="-3.71599999999999" calcext:value-type="float">
            <text:p>-3,716</text:p>
          </table:table-cell>
          <table:table-cell table:style-name="ce34" table:formula="of:=[.Q26]+[.C27]-[.F27]" office:value-type="float" office:value="52.89" calcext:value-type="float">
            <text:p>52,890</text:p>
          </table:table-cell>
          <table:table-cell table:style-name="ce34" table:formula="of:=[.C27]-[.F27]" office:value-type="float" office:value="1.068" calcext:value-type="float">
            <text:p>1,068</text:p>
          </table:table-cell>
          <table:table-cell table:style-name="ce37" table:formula="of:=IF([.I27];[.S26]+[.F27]-[.I27];[.S26])" office:value-type="float" office:value="13.763" calcext:value-type="float">
            <text:p>13,76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38" office:value-type="string" calcext:value-type="string">
            <text:p>det-3L-cuda-HU_155-remove0-5BAR-norm-MIN_LOSS</text:p>
          </table:table-cell>
          <table:table-cell table:style-name="ce21" office:value-type="float" office:value="58.786" calcext:value-type="float">
            <text:p>58,786</text:p>
          </table:table-cell>
          <table:table-cell office:value-type="float" office:value="69.502" calcext:value-type="float">
            <text:p>69,502</text:p>
          </table:table-cell>
          <table:table-cell table:style-name="ce28" office:value-type="float" office:value="64.144" calcext:value-type="float">
            <text:p>64,144</text:p>
          </table:table-cell>
          <table:table-cell table:style-name="ce31" office:value-type="float" office:value="62.953" calcext:value-type="float">
            <text:p>62,953</text:p>
          </table:table-cell>
          <table:table-cell table:style-name="ce17" office:value-type="float" office:value="67.524" calcext:value-type="float">
            <text:p>67,524</text:p>
          </table:table-cell>
          <table:table-cell table:style-name="ce35" office:value-type="float" office:value="65.238" calcext:value-type="float">
            <text:p>65,238</text:p>
          </table:table-cell>
          <table:table-cell table:style-name="ce32"/>
          <table:table-cell table:style-name="ce12" office:value-type="float" office:value="67.168" calcext:value-type="float">
            <text:p>67,168</text:p>
          </table:table-cell>
          <table:table-cell table:style-name="ce36" office:value-type="float" office:value="67.168" calcext:value-type="float">
            <text:p>67,168</text:p>
          </table:table-cell>
          <table:table-cell table:style-name="ce32" table:formula="of:=[.K27]+[.D28]-[.G28]" office:value-type="float" office:value="34.458" calcext:value-type="float">
            <text:p>34,458</text:p>
          </table:table-cell>
          <table:table-cell table:style-name="ce45" table:formula="of:=[.D28]-[.G28]" office:value-type="float" office:value="-1.09399999999999" calcext:value-type="float">
            <text:p>-1,094</text:p>
          </table:table-cell>
          <table:table-cell table:style-name="ce36" table:formula="of:=IF([.J28];[.M27]+[.G28]-[.J28];[.M27])" office:value-type="float" office:value="-2.93100000000004" calcext:value-type="float">
            <text:p>-2,931</text:p>
          </table:table-cell>
          <table:table-cell table:style-name="ce32" table:formula="of:=[.N27]+[.B28]-[.E28]" office:value-type="float" office:value="14.043" calcext:value-type="float">
            <text:p>14,043</text:p>
          </table:table-cell>
          <table:table-cell table:style-name="ce45" table:formula="of:=[.B28]-[.E28]" office:value-type="float" office:value="-4.167" calcext:value-type="float">
            <text:p>-4,167</text:p>
          </table:table-cell>
          <table:table-cell table:style-name="ce36" table:formula="of:=IF([.H28];[.P27]+[.E28]-[.H28];[.P27])" office:value-type="float" office:value="-3.71599999999999" calcext:value-type="float">
            <text:p>-3,716</text:p>
          </table:table-cell>
          <table:table-cell table:style-name="ce45" table:formula="of:=[.Q27]+[.C28]-[.F28]" office:value-type="float" office:value="54.868" calcext:value-type="float">
            <text:p>54,868</text:p>
          </table:table-cell>
          <table:table-cell table:style-name="ce45" table:formula="of:=[.C28]-[.F28]" office:value-type="float" office:value="1.97799999999999" calcext:value-type="float">
            <text:p>1,978</text:p>
          </table:table-cell>
          <table:table-cell table:style-name="ce36" table:formula="of:=IF([.I28];[.S27]+[.F28]-[.I28];[.S27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38" office:value-type="string" calcext:value-type="string">
            <text:p>det-3L-cuda-HU_155-remove0-norm</text:p>
          </table:table-cell>
          <table:table-cell table:style-name="ce21" office:value-type="float" office:value="53.85" calcext:value-type="float">
            <text:p>53,850</text:p>
          </table:table-cell>
          <table:table-cell office:value-type="float" office:value="71.4" calcext:value-type="float">
            <text:p>71,400</text:p>
          </table:table-cell>
          <table:table-cell table:style-name="ce28" office:value-type="float" office:value="62.625" calcext:value-type="float">
            <text:p>62,625</text:p>
          </table:table-cell>
          <table:table-cell table:style-name="ce31" office:value-type="float" office:value="55.707" calcext:value-type="float">
            <text:p>55,707</text:p>
          </table:table-cell>
          <table:table-cell table:style-name="ce17" office:value-type="float" office:value="70.253" calcext:value-type="float">
            <text:p>70,253</text:p>
          </table:table-cell>
          <table:table-cell table:style-name="ce35" office:value-type="float" office:value="62.98" calcext:value-type="float">
            <text:p>62,980</text:p>
          </table:table-cell>
          <table:table-cell table:style-name="ce21"/>
          <table:table-cell table:style-name="ce12"/>
          <table:table-cell table:style-name="ce36"/>
          <table:table-cell table:style-name="ce32" table:formula="of:=[.K28]+[.D29]-[.G29]" office:value-type="float" office:value="34.103" calcext:value-type="float">
            <text:p>34,103</text:p>
          </table:table-cell>
          <table:table-cell table:style-name="ce45" table:formula="of:=[.D29]-[.G29]" office:value-type="float" office:value="-0.354999999999997" calcext:value-type="float">
            <text:p>-0,355</text:p>
          </table:table-cell>
          <table:table-cell table:style-name="ce36" table:formula="of:=IF([.J29];[.M28]+[.G29]-[.J29];[.M28])" office:value-type="float" office:value="-2.93100000000004" calcext:value-type="float">
            <text:p>-2,931</text:p>
          </table:table-cell>
          <table:table-cell table:style-name="ce32" table:formula="of:=[.N28]+[.B29]-[.E29]" office:value-type="float" office:value="12.186" calcext:value-type="float">
            <text:p>12,186</text:p>
          </table:table-cell>
          <table:table-cell table:style-name="ce45" table:formula="of:=[.B29]-[.E29]" office:value-type="float" office:value="-1.857" calcext:value-type="float">
            <text:p>-1,857</text:p>
          </table:table-cell>
          <table:table-cell table:style-name="ce36" table:formula="of:=IF([.H29];[.P28]+[.E29]-[.H29];[.P28])" office:value-type="float" office:value="-3.71599999999999" calcext:value-type="float">
            <text:p>-3,716</text:p>
          </table:table-cell>
          <table:table-cell table:style-name="ce45" table:formula="of:=[.Q28]+[.C29]-[.F29]" office:value-type="float" office:value="56.015" calcext:value-type="float">
            <text:p>56,015</text:p>
          </table:table-cell>
          <table:table-cell table:style-name="ce45" table:formula="of:=[.C29]-[.F29]" office:value-type="float" office:value="1.14700000000001" calcext:value-type="float">
            <text:p>1,147</text:p>
          </table:table-cell>
          <table:table-cell table:style-name="ce36" table:formula="of:=IF([.I29];[.S28]+[.F29]-[.I29];[.S28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38" office:value-type="string" calcext:value-type="string">
            <text:p>det-3L-cuda-HU_155-remove0-17BAR_ABS-norm</text:p>
          </table:table-cell>
          <table:table-cell table:style-name="ce21" office:value-type="float" office:value="59.149" calcext:value-type="float">
            <text:p>59,149</text:p>
          </table:table-cell>
          <table:table-cell office:value-type="float" office:value="65.902" calcext:value-type="float">
            <text:p>65,902</text:p>
          </table:table-cell>
          <table:table-cell table:style-name="ce28" office:value-type="float" office:value="62.525" calcext:value-type="float">
            <text:p>62,525</text:p>
          </table:table-cell>
          <table:table-cell table:style-name="ce31" office:value-type="float" office:value="59.33" calcext:value-type="float">
            <text:p>59,330</text:p>
          </table:table-cell>
          <table:table-cell table:style-name="ce17" office:value-type="float" office:value="63.568" calcext:value-type="float">
            <text:p>63,568</text:p>
          </table:table-cell>
          <table:table-cell table:style-name="ce35" office:value-type="float" office:value="61.449" calcext:value-type="float">
            <text:p>61,449</text:p>
          </table:table-cell>
          <table:table-cell table:style-name="ce32"/>
          <table:table-cell table:style-name="ce12"/>
          <table:table-cell table:style-name="ce36"/>
          <table:table-cell table:style-name="ce32" table:formula="of:=[.K29]+[.D30]-[.G30]" office:value-type="float" office:value="35.179" calcext:value-type="float">
            <text:p>35,179</text:p>
          </table:table-cell>
          <table:table-cell table:style-name="ce45" table:formula="of:=[.D30]-[.G30]" office:value-type="float" office:value="1.076" calcext:value-type="float">
            <text:p>1,076</text:p>
          </table:table-cell>
          <table:table-cell table:style-name="ce36" table:formula="of:=IF([.J30];[.M29]+[.G30]-[.J30];[.M29])" office:value-type="float" office:value="-2.93100000000004" calcext:value-type="float">
            <text:p>-2,931</text:p>
          </table:table-cell>
          <table:table-cell table:style-name="ce32" table:formula="of:=[.N29]+[.B30]-[.E30]" office:value-type="float" office:value="12.005" calcext:value-type="float">
            <text:p>12,005</text:p>
          </table:table-cell>
          <table:table-cell table:style-name="ce45" table:formula="of:=[.B30]-[.E30]" office:value-type="float" office:value="-0.180999999999997" calcext:value-type="float">
            <text:p>-0,181</text:p>
          </table:table-cell>
          <table:table-cell table:style-name="ce36" table:formula="of:=IF([.H30];[.P29]+[.E30]-[.H30];[.P29])" office:value-type="float" office:value="-3.71599999999999" calcext:value-type="float">
            <text:p>-3,716</text:p>
          </table:table-cell>
          <table:table-cell table:style-name="ce45" table:formula="of:=[.Q29]+[.C30]-[.F30]" office:value-type="float" office:value="58.349" calcext:value-type="float">
            <text:p>58,349</text:p>
          </table:table-cell>
          <table:table-cell table:style-name="ce45" table:formula="of:=[.C30]-[.F30]" office:value-type="float" office:value="2.334" calcext:value-type="float">
            <text:p>2,334</text:p>
          </table:table-cell>
          <table:table-cell table:style-name="ce36" table:formula="of:=IF([.I30];[.S29]+[.F30]-[.I30];[.S29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38" office:value-type="string" calcext:value-type="string">
            <text:p>det-3L-cuda-HU_155-remove0-3BAR_ABS-norm-MIN_LOSS</text:p>
          </table:table-cell>
          <table:table-cell table:style-name="ce21" office:value-type="float" office:value="63.089" calcext:value-type="float">
            <text:p>63,089</text:p>
          </table:table-cell>
          <table:table-cell office:value-type="float" office:value="61.036" calcext:value-type="float">
            <text:p>61,036</text:p>
          </table:table-cell>
          <table:table-cell table:style-name="ce28" office:value-type="float" office:value="62.063" calcext:value-type="float">
            <text:p>62,063</text:p>
          </table:table-cell>
          <table:table-cell table:style-name="ce31" office:value-type="float" office:value="62.002" calcext:value-type="float">
            <text:p>62,002</text:p>
          </table:table-cell>
          <table:table-cell table:style-name="ce17" office:value-type="float" office:value="61.669" calcext:value-type="float">
            <text:p>61,669</text:p>
          </table:table-cell>
          <table:table-cell table:style-name="ce35" office:value-type="float" office:value="61.836" calcext:value-type="float">
            <text:p>61,836</text:p>
          </table:table-cell>
          <table:table-cell table:style-name="ce32"/>
          <table:table-cell table:style-name="ce12"/>
          <table:table-cell table:style-name="ce36"/>
          <table:table-cell table:style-name="ce32" table:formula="of:=[.K30]+[.D31]-[.G31]" office:value-type="float" office:value="35.406" calcext:value-type="float">
            <text:p>35,406</text:p>
          </table:table-cell>
          <table:table-cell table:style-name="ce45" table:formula="of:=[.D31]-[.G31]" office:value-type="float" office:value="0.227000000000004" calcext:value-type="float">
            <text:p>0,227</text:p>
          </table:table-cell>
          <table:table-cell table:style-name="ce36" table:formula="of:=IF([.J31];[.M30]+[.G31]-[.J31];[.M30])" office:value-type="float" office:value="-2.93100000000004" calcext:value-type="float">
            <text:p>-2,931</text:p>
          </table:table-cell>
          <table:table-cell table:style-name="ce32" table:formula="of:=[.N30]+[.B31]-[.E31]" office:value-type="float" office:value="13.092" calcext:value-type="float">
            <text:p>13,092</text:p>
          </table:table-cell>
          <table:table-cell table:style-name="ce45" table:formula="of:=[.B31]-[.E31]" office:value-type="float" office:value="1.087" calcext:value-type="float">
            <text:p>1,087</text:p>
          </table:table-cell>
          <table:table-cell table:style-name="ce36" table:formula="of:=IF([.H31];[.P30]+[.E31]-[.H31];[.P30])" office:value-type="float" office:value="-3.71599999999999" calcext:value-type="float">
            <text:p>-3,716</text:p>
          </table:table-cell>
          <table:table-cell table:style-name="ce45" table:formula="of:=[.Q30]+[.C31]-[.F31]" office:value-type="float" office:value="57.716" calcext:value-type="float">
            <text:p>57,716</text:p>
          </table:table-cell>
          <table:table-cell table:style-name="ce45" table:formula="of:=[.C31]-[.F31]" office:value-type="float" office:value="-0.632999999999996" calcext:value-type="float">
            <text:p>-0,633</text:p>
          </table:table-cell>
          <table:table-cell table:style-name="ce36" table:formula="of:=IF([.I31];[.S30]+[.F31]-[.I31];[.S30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38" office:value-type="string" calcext:value-type="string">
            <text:p>det-3L-cuda-HU_155-remove0-NEXT_3-norm-MIN_LOSS</text:p>
          </table:table-cell>
          <table:table-cell table:style-name="ce21" office:value-type="float" office:value="59.556" calcext:value-type="float">
            <text:p>59,556</text:p>
          </table:table-cell>
          <table:table-cell office:value-type="float" office:value="63.172" calcext:value-type="float">
            <text:p>63,172</text:p>
          </table:table-cell>
          <table:table-cell table:style-name="ce28" office:value-type="float" office:value="61.364" calcext:value-type="float">
            <text:p>61,364</text:p>
          </table:table-cell>
          <table:table-cell table:style-name="ce31" office:value-type="float" office:value="59.013" calcext:value-type="float">
            <text:p>59,013</text:p>
          </table:table-cell>
          <table:table-cell table:style-name="ce17" office:value-type="float" office:value="16.179" calcext:value-type="float">
            <text:p>16,179</text:p>
          </table:table-cell>
          <table:table-cell table:style-name="ce35" office:value-type="float" office:value="37.596" calcext:value-type="float">
            <text:p>37,596</text:p>
          </table:table-cell>
          <table:table-cell table:style-name="ce21"/>
          <table:table-cell table:style-name="ce12"/>
          <table:table-cell table:style-name="ce36"/>
          <table:table-cell table:style-name="ce32" table:formula="of:=[.K31]+[.D32]-[.G32]" office:value-type="float" office:value="59.174" calcext:value-type="float">
            <text:p>59,174</text:p>
          </table:table-cell>
          <table:table-cell table:style-name="ce45" table:formula="of:=[.D32]-[.G32]" office:value-type="float" office:value="23.768" calcext:value-type="float">
            <text:p>23,768</text:p>
          </table:table-cell>
          <table:table-cell table:style-name="ce36" table:formula="of:=IF([.J32];[.M31]+[.G32]-[.J32];[.M31])" office:value-type="float" office:value="-2.93100000000004" calcext:value-type="float">
            <text:p>-2,931</text:p>
          </table:table-cell>
          <table:table-cell table:style-name="ce32" table:formula="of:=[.N31]+[.B32]-[.E32]" office:value-type="float" office:value="13.635" calcext:value-type="float">
            <text:p>13,635</text:p>
          </table:table-cell>
          <table:table-cell table:style-name="ce45" table:formula="of:=[.B32]-[.E32]" office:value-type="float" office:value="0.542999999999999" calcext:value-type="float">
            <text:p>0,543</text:p>
          </table:table-cell>
          <table:table-cell table:style-name="ce36" table:formula="of:=IF([.H32];[.P31]+[.E32]-[.H32];[.P31])" office:value-type="float" office:value="-3.71599999999999" calcext:value-type="float">
            <text:p>-3,716</text:p>
          </table:table-cell>
          <table:table-cell table:style-name="ce45" table:formula="of:=[.Q31]+[.C32]-[.F32]" office:value-type="float" office:value="104.709" calcext:value-type="float">
            <text:p>104,709</text:p>
          </table:table-cell>
          <table:table-cell table:style-name="ce45" table:formula="of:=[.C32]-[.F32]" office:value-type="float" office:value="46.993" calcext:value-type="float">
            <text:p>46,993</text:p>
          </table:table-cell>
          <table:table-cell table:style-name="ce36" table:formula="of:=IF([.I32];[.S31]+[.F32]-[.I32];[.S31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38" office:value-type="string" calcext:value-type="string">
            <text:p>det-3L-cuda-HU_155-remove0-CUM_DIFF-norm</text:p>
          </table:table-cell>
          <table:table-cell table:style-name="ce21" office:value-type="float" office:value="56.793" calcext:value-type="float">
            <text:p>56,793</text:p>
          </table:table-cell>
          <table:table-cell office:value-type="float" office:value="65.625" calcext:value-type="float">
            <text:p>65,625</text:p>
          </table:table-cell>
          <table:table-cell table:style-name="ce28" office:value-type="float" office:value="61.209" calcext:value-type="float">
            <text:p>61,209</text:p>
          </table:table-cell>
          <table:table-cell table:style-name="ce31" office:value-type="float" office:value="55.978" calcext:value-type="float">
            <text:p>55,978</text:p>
          </table:table-cell>
          <table:table-cell table:style-name="ce17" office:value-type="float" office:value="63.172" calcext:value-type="float">
            <text:p>63,172</text:p>
          </table:table-cell>
          <table:table-cell table:style-name="ce35" office:value-type="float" office:value="59.575" calcext:value-type="float">
            <text:p>59,575</text:p>
          </table:table-cell>
          <table:table-cell table:style-name="ce32"/>
          <table:table-cell table:style-name="ce12"/>
          <table:table-cell table:style-name="ce36"/>
          <table:table-cell table:style-name="ce32" table:formula="of:=[.K32]+[.D33]-[.G33]" office:value-type="float" office:value="60.808" calcext:value-type="float">
            <text:p>60,808</text:p>
          </table:table-cell>
          <table:table-cell table:style-name="ce45" table:formula="of:=[.D33]-[.G33]" office:value-type="float" office:value="1.634" calcext:value-type="float">
            <text:p>1,634</text:p>
          </table:table-cell>
          <table:table-cell table:style-name="ce36" table:formula="of:=IF([.J33];[.M32]+[.G33]-[.J33];[.M32])" office:value-type="float" office:value="-2.93100000000004" calcext:value-type="float">
            <text:p>-2,931</text:p>
          </table:table-cell>
          <table:table-cell table:style-name="ce32" table:formula="of:=[.N32]+[.B33]-[.E33]" office:value-type="float" office:value="14.45" calcext:value-type="float">
            <text:p>14,450</text:p>
          </table:table-cell>
          <table:table-cell table:style-name="ce45" table:formula="of:=[.B33]-[.E33]" office:value-type="float" office:value="0.814999999999998" calcext:value-type="float">
            <text:p>0,815</text:p>
          </table:table-cell>
          <table:table-cell table:style-name="ce36" table:formula="of:=IF([.H33];[.P32]+[.E33]-[.H33];[.P32])" office:value-type="float" office:value="-3.71599999999999" calcext:value-type="float">
            <text:p>-3,716</text:p>
          </table:table-cell>
          <table:table-cell table:style-name="ce45" table:formula="of:=[.Q32]+[.C33]-[.F33]" office:value-type="float" office:value="107.162" calcext:value-type="float">
            <text:p>107,162</text:p>
          </table:table-cell>
          <table:table-cell table:style-name="ce45" table:formula="of:=[.C33]-[.F33]" office:value-type="float" office:value="2.453" calcext:value-type="float">
            <text:p>2,453</text:p>
          </table:table-cell>
          <table:table-cell table:style-name="ce36" table:formula="of:=IF([.I33];[.S32]+[.F33]-[.I33];[.S32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38" office:value-type="string" calcext:value-type="string">
            <text:p>det-3L-cuda-HU_155-remove0-normXY-MIN_LOSS</text:p>
          </table:table-cell>
          <table:table-cell table:style-name="ce21" office:value-type="float" office:value="55.933" calcext:value-type="float">
            <text:p>55,933</text:p>
          </table:table-cell>
          <table:table-cell office:value-type="float" office:value="65.823" calcext:value-type="float">
            <text:p>65,823</text:p>
          </table:table-cell>
          <table:table-cell table:style-name="ce28" office:value-type="float" office:value="60.878" calcext:value-type="float">
            <text:p>60,878</text:p>
          </table:table-cell>
          <table:table-cell table:style-name="ce31" office:value-type="float" office:value="64.312" calcext:value-type="float">
            <text:p>64,312</text:p>
          </table:table-cell>
          <table:table-cell table:style-name="ce17" office:value-type="float" office:value="64.201" calcext:value-type="float">
            <text:p>64,201</text:p>
          </table:table-cell>
          <table:table-cell table:style-name="ce35" office:value-type="float" office:value="64.256" calcext:value-type="float">
            <text:p>64,256</text:p>
          </table:table-cell>
          <table:table-cell table:style-name="ce12" table:number-columns-repeated="2"/>
          <table:table-cell table:style-name="ce36"/>
          <table:table-cell table:style-name="ce32" table:formula="of:=[.K33]+[.D34]-[.G34]" office:value-type="float" office:value="57.43" calcext:value-type="float">
            <text:p>57,430</text:p>
          </table:table-cell>
          <table:table-cell table:style-name="ce45" table:formula="of:=[.D34]-[.G34]" office:value-type="float" office:value="-3.378" calcext:value-type="float">
            <text:p>-3,378</text:p>
          </table:table-cell>
          <table:table-cell table:style-name="ce36" table:formula="of:=IF([.J34];[.M33]+[.G34]-[.J34];[.M33])" office:value-type="float" office:value="-2.93100000000004" calcext:value-type="float">
            <text:p>-2,931</text:p>
          </table:table-cell>
          <table:table-cell table:style-name="ce32" table:formula="of:=[.N33]+[.B34]-[.E34]" office:value-type="float" office:value="6.07099999999997" calcext:value-type="float">
            <text:p>6,071</text:p>
          </table:table-cell>
          <table:table-cell table:style-name="ce45" table:formula="of:=[.B34]-[.E34]" office:value-type="float" office:value="-8.379" calcext:value-type="float">
            <text:p>-8,379</text:p>
          </table:table-cell>
          <table:table-cell table:style-name="ce36" table:formula="of:=IF([.H34];[.P33]+[.E34]-[.H34];[.P33])" office:value-type="float" office:value="-3.71599999999999" calcext:value-type="float">
            <text:p>-3,716</text:p>
          </table:table-cell>
          <table:table-cell table:style-name="ce45" table:formula="of:=[.Q33]+[.C34]-[.F34]" office:value-type="float" office:value="108.784" calcext:value-type="float">
            <text:p>108,784</text:p>
          </table:table-cell>
          <table:table-cell table:style-name="ce45" table:formula="of:=[.C34]-[.F34]" office:value-type="float" office:value="1.622" calcext:value-type="float">
            <text:p>1,622</text:p>
          </table:table-cell>
          <table:table-cell table:style-name="ce36" table:formula="of:=IF([.I34];[.S33]+[.F34]-[.I34];[.S33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38" office:value-type="string" calcext:value-type="string">
            <text:p>det-3L-cuda-HU_155-remove0-NEXT-norm</text:p>
          </table:table-cell>
          <table:table-cell table:style-name="ce21" office:value-type="float" office:value="59.601" calcext:value-type="float">
            <text:p>59,601</text:p>
          </table:table-cell>
          <table:table-cell office:value-type="float" office:value="61.551" calcext:value-type="float">
            <text:p>61,551</text:p>
          </table:table-cell>
          <table:table-cell table:style-name="ce28" office:value-type="float" office:value="60.576" calcext:value-type="float">
            <text:p>60,576</text:p>
          </table:table-cell>
          <table:table-cell table:style-name="ce31" office:value-type="float" office:value="18.841" calcext:value-type="float">
            <text:p>18,841</text:p>
          </table:table-cell>
          <table:table-cell table:style-name="ce17" office:value-type="float" office:value="14.241" calcext:value-type="float">
            <text:p>14,241</text:p>
          </table:table-cell>
          <table:table-cell table:style-name="ce35" office:value-type="float" office:value="16.541" calcext:value-type="float">
            <text:p>16,541</text:p>
          </table:table-cell>
          <table:table-cell table:style-name="ce21"/>
          <table:table-cell table:style-name="ce12"/>
          <table:table-cell table:style-name="ce36"/>
          <table:table-cell table:style-name="ce32" table:formula="of:=[.K34]+[.D35]-[.G35]" office:value-type="float" office:value="101.465" calcext:value-type="float">
            <text:p>101,465</text:p>
          </table:table-cell>
          <table:table-cell table:style-name="ce45" table:formula="of:=[.D35]-[.G35]" office:value-type="float" office:value="44.035" calcext:value-type="float">
            <text:p>44,035</text:p>
          </table:table-cell>
          <table:table-cell table:style-name="ce36" table:formula="of:=IF([.J35];[.M34]+[.G35]-[.J35];[.M34])" office:value-type="float" office:value="-2.93100000000004" calcext:value-type="float">
            <text:p>-2,931</text:p>
          </table:table-cell>
          <table:table-cell table:style-name="ce32" table:formula="of:=[.N34]+[.B35]-[.E35]" office:value-type="float" office:value="46.831" calcext:value-type="float">
            <text:p>46,831</text:p>
          </table:table-cell>
          <table:table-cell table:style-name="ce45" table:formula="of:=[.B35]-[.E35]" office:value-type="float" office:value="40.76" calcext:value-type="float">
            <text:p>40,760</text:p>
          </table:table-cell>
          <table:table-cell table:style-name="ce36" table:formula="of:=IF([.H35];[.P34]+[.E35]-[.H35];[.P34])" office:value-type="float" office:value="-3.71599999999999" calcext:value-type="float">
            <text:p>-3,716</text:p>
          </table:table-cell>
          <table:table-cell table:style-name="ce45" table:formula="of:=[.Q34]+[.C35]-[.F35]" office:value-type="float" office:value="156.094" calcext:value-type="float">
            <text:p>156,094</text:p>
          </table:table-cell>
          <table:table-cell table:style-name="ce45" table:formula="of:=[.C35]-[.F35]" office:value-type="float" office:value="47.31" calcext:value-type="float">
            <text:p>47,310</text:p>
          </table:table-cell>
          <table:table-cell table:style-name="ce36" table:formula="of:=IF([.I35];[.S34]+[.F35]-[.I35];[.S34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38" office:value-type="string" calcext:value-type="string">
            <text:p>det-3L-cuda-HU_155-norm</text:p>
          </table:table-cell>
          <table:table-cell table:style-name="ce21" office:value-type="float" office:value="54.982" calcext:value-type="float">
            <text:p>54,982</text:p>
          </table:table-cell>
          <table:table-cell office:value-type="float" office:value="65.071" calcext:value-type="float">
            <text:p>65,071</text:p>
          </table:table-cell>
          <table:table-cell table:style-name="ce28" office:value-type="float" office:value="60.027" calcext:value-type="float">
            <text:p>60,027</text:p>
          </table:table-cell>
          <table:table-cell table:style-name="ce31" office:value-type="float" office:value="55.707" calcext:value-type="float">
            <text:p>55,707</text:p>
          </table:table-cell>
          <table:table-cell table:style-name="ce17" office:value-type="float" office:value="66.297" calcext:value-type="float">
            <text:p>66,297</text:p>
          </table:table-cell>
          <table:table-cell table:style-name="ce35" office:value-type="float" office:value="61.002" calcext:value-type="float">
            <text:p>61,002</text:p>
          </table:table-cell>
          <table:table-cell table:style-name="ce32" office:value-type="float" office:value="0" calcext:value-type="float">
            <text:p>0,000</text:p>
          </table:table-cell>
          <table:table-cell table:style-name="ce12" office:value-type="float" office:value="61.313" calcext:value-type="float">
            <text:p>61,313</text:p>
          </table:table-cell>
          <table:table-cell table:style-name="ce36" office:value-type="float" office:value="61.313" calcext:value-type="float">
            <text:p>61,313</text:p>
          </table:table-cell>
          <table:table-cell table:style-name="ce32" table:formula="of:=[.K35]+[.D36]-[.G36]" office:value-type="float" office:value="100.49" calcext:value-type="float">
            <text:p>100,490</text:p>
          </table:table-cell>
          <table:table-cell table:style-name="ce45" table:formula="of:=[.D36]-[.G36]" office:value-type="float" office:value="-0.975000000000001" calcext:value-type="float">
            <text:p>-0,975</text:p>
          </table:table-cell>
          <table:table-cell table:style-name="ce36" table:formula="of:=IF([.J36];[.M35]+[.G36]-[.J36];[.M35])" office:value-type="float" office:value="-3.24200000000004" calcext:value-type="float">
            <text:p>-3,242</text:p>
          </table:table-cell>
          <table:table-cell table:style-name="ce32" table:formula="of:=[.N35]+[.B36]-[.E36]" office:value-type="float" office:value="46.106" calcext:value-type="float">
            <text:p>46,106</text:p>
          </table:table-cell>
          <table:table-cell table:style-name="ce45" table:formula="of:=[.B36]-[.E36]" office:value-type="float" office:value="-0.725000000000001" calcext:value-type="float">
            <text:p>-0,725</text:p>
          </table:table-cell>
          <table:table-cell table:style-name="ce36" table:formula="of:=IF([.H36];[.P35]+[.E36]-[.H36];[.P35])" office:value-type="float" office:value="-3.71599999999999" calcext:value-type="float">
            <text:p>-3,716</text:p>
          </table:table-cell>
          <table:table-cell table:style-name="ce45" table:formula="of:=[.Q35]+[.C36]-[.F36]" office:value-type="float" office:value="154.868" calcext:value-type="float">
            <text:p>154,868</text:p>
          </table:table-cell>
          <table:table-cell table:style-name="ce45" table:formula="of:=[.C36]-[.F36]" office:value-type="float" office:value="-1.226" calcext:value-type="float">
            <text:p>-1,226</text:p>
          </table:table-cell>
          <table:table-cell table:style-name="ce36" table:formula="of:=IF([.I36];[.S35]+[.F36]-[.I36];[.S35])" office:value-type="float" office:value="19.103" calcext:value-type="float">
            <text:p>19,10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38" office:value-type="string" calcext:value-type="string">
            <text:p>det-3L-cuda-HU_155-remove0-5BAR_ABS-norm</text:p>
          </table:table-cell>
          <table:table-cell table:style-name="ce21" office:value-type="float" office:value="59.284" calcext:value-type="float">
            <text:p>59,284</text:p>
          </table:table-cell>
          <table:table-cell office:value-type="float" office:value="59.454" calcext:value-type="float">
            <text:p>59,454</text:p>
          </table:table-cell>
          <table:table-cell table:style-name="ce28" office:value-type="float" office:value="59.369" calcext:value-type="float">
            <text:p>59,369</text:p>
          </table:table-cell>
          <table:table-cell table:style-name="ce31" office:value-type="float" office:value="56.295" calcext:value-type="float">
            <text:p>56,295</text:p>
          </table:table-cell>
          <table:table-cell table:style-name="ce17" office:value-type="float" office:value="57.991" calcext:value-type="float">
            <text:p>57,991</text:p>
          </table:table-cell>
          <table:table-cell table:style-name="ce35" office:value-type="float" office:value="57.143" calcext:value-type="float">
            <text:p>57,143</text:p>
          </table:table-cell>
          <table:table-cell table:style-name="ce32"/>
          <table:table-cell table:style-name="ce12"/>
          <table:table-cell table:style-name="ce36"/>
          <table:table-cell table:style-name="ce32" table:formula="of:=[.K36]+[.D37]-[.G37]" office:value-type="float" office:value="102.716" calcext:value-type="float">
            <text:p>102,716</text:p>
          </table:table-cell>
          <table:table-cell table:style-name="ce45" table:formula="of:=[.D37]-[.G37]" office:value-type="float" office:value="2.226" calcext:value-type="float">
            <text:p>2,226</text:p>
          </table:table-cell>
          <table:table-cell table:style-name="ce36" table:formula="of:=IF([.J37];[.M36]+[.G37]-[.J37];[.M36])" office:value-type="float" office:value="-3.24200000000004" calcext:value-type="float">
            <text:p>-3,242</text:p>
          </table:table-cell>
          <table:table-cell table:style-name="ce32" table:formula="of:=[.N36]+[.B37]-[.E37]" office:value-type="float" office:value="49.095" calcext:value-type="float">
            <text:p>49,095</text:p>
          </table:table-cell>
          <table:table-cell table:style-name="ce45" table:formula="of:=[.B37]-[.E37]" office:value-type="float" office:value="2.989" calcext:value-type="float">
            <text:p>2,989</text:p>
          </table:table-cell>
          <table:table-cell table:style-name="ce36" table:formula="of:=IF([.H37];[.P36]+[.E37]-[.H37];[.P36])" office:value-type="float" office:value="-3.71599999999999" calcext:value-type="float">
            <text:p>-3,716</text:p>
          </table:table-cell>
          <table:table-cell table:style-name="ce45" table:formula="of:=[.Q36]+[.C37]-[.F37]" office:value-type="float" office:value="156.331" calcext:value-type="float">
            <text:p>156,331</text:p>
          </table:table-cell>
          <table:table-cell table:style-name="ce45" table:formula="of:=[.C37]-[.F37]" office:value-type="float" office:value="1.463" calcext:value-type="float">
            <text:p>1,463</text:p>
          </table:table-cell>
          <table:table-cell table:style-name="ce36" table:formula="of:=IF([.I37];[.S36]+[.F37]-[.I37];[.S36])" office:value-type="float" office:value="19.103" calcext:value-type="float">
            <text:p>19,10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38" office:value-type="string" calcext:value-type="string">
            <text:p>det-3L-cuda-HU_155-remove0-CUM_DIFF-norm-MIN_LOSS</text:p>
          </table:table-cell>
          <table:table-cell table:style-name="ce21" office:value-type="float" office:value="54.529" calcext:value-type="float">
            <text:p>54,529</text:p>
          </table:table-cell>
          <table:table-cell office:value-type="float" office:value="62.223" calcext:value-type="float">
            <text:p>62,223</text:p>
          </table:table-cell>
          <table:table-cell table:style-name="ce28" office:value-type="float" office:value="58.376" calcext:value-type="float">
            <text:p>58,376</text:p>
          </table:table-cell>
          <table:table-cell table:style-name="ce31" office:value-type="float" office:value="55.48" calcext:value-type="float">
            <text:p>55,480</text:p>
          </table:table-cell>
          <table:table-cell table:style-name="ce17" office:value-type="float" office:value="51.028" calcext:value-type="float">
            <text:p>51,028</text:p>
          </table:table-cell>
          <table:table-cell table:style-name="ce35" office:value-type="float" office:value="53.254" calcext:value-type="float">
            <text:p>53,254</text:p>
          </table:table-cell>
          <table:table-cell table:style-name="ce32"/>
          <table:table-cell table:style-name="ce12"/>
          <table:table-cell table:style-name="ce36"/>
          <table:table-cell table:style-name="ce32" table:formula="of:=[.K37]+[.D38]-[.G38]" office:value-type="float" office:value="107.838" calcext:value-type="float">
            <text:p>107,838</text:p>
          </table:table-cell>
          <table:table-cell table:style-name="ce45" table:formula="of:=[.D38]-[.G38]" office:value-type="float" office:value="5.122" calcext:value-type="float">
            <text:p>5,122</text:p>
          </table:table-cell>
          <table:table-cell table:style-name="ce36" table:formula="of:=IF([.J38];[.M37]+[.G38]-[.J38];[.M37])" office:value-type="float" office:value="-3.24200000000004" calcext:value-type="float">
            <text:p>-3,242</text:p>
          </table:table-cell>
          <table:table-cell table:style-name="ce32" table:formula="of:=[.N37]+[.B38]-[.E38]" office:value-type="float" office:value="48.144" calcext:value-type="float">
            <text:p>48,144</text:p>
          </table:table-cell>
          <table:table-cell table:style-name="ce45" table:formula="of:=[.B38]-[.E38]" office:value-type="float" office:value="-0.950999999999993" calcext:value-type="float">
            <text:p>-0,951</text:p>
          </table:table-cell>
          <table:table-cell table:style-name="ce36" table:formula="of:=IF([.H38];[.P37]+[.E38]-[.H38];[.P37])" office:value-type="float" office:value="-3.71599999999999" calcext:value-type="float">
            <text:p>-3,716</text:p>
          </table:table-cell>
          <table:table-cell table:style-name="ce45" table:formula="of:=[.Q37]+[.C38]-[.F38]" office:value-type="float" office:value="167.526" calcext:value-type="float">
            <text:p>167,526</text:p>
          </table:table-cell>
          <table:table-cell table:style-name="ce45" table:formula="of:=[.C38]-[.F38]" office:value-type="float" office:value="11.195" calcext:value-type="float">
            <text:p>11,195</text:p>
          </table:table-cell>
          <table:table-cell table:style-name="ce36" table:formula="of:=IF([.I38];[.S37]+[.F38]-[.I38];[.S37])" office:value-type="float" office:value="19.103" calcext:value-type="float">
            <text:p>19,10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38" office:value-type="string" calcext:value-type="string">
            <text:p>det-3L-cuda-HU_155-norm-MIN_LOSS</text:p>
          </table:table-cell>
          <table:table-cell table:style-name="ce21" office:value-type="float" office:value="53.08" calcext:value-type="float">
            <text:p>53,080</text:p>
          </table:table-cell>
          <table:table-cell office:value-type="float" office:value="62.223" calcext:value-type="float">
            <text:p>62,223</text:p>
          </table:table-cell>
          <table:table-cell table:style-name="ce28" office:value-type="float" office:value="57.651" calcext:value-type="float">
            <text:p>57,651</text:p>
          </table:table-cell>
          <table:table-cell table:style-name="ce31" office:value-type="float" office:value="55.661" calcext:value-type="float">
            <text:p>55,661</text:p>
          </table:table-cell>
          <table:table-cell table:style-name="ce17" office:value-type="float" office:value="54.984" calcext:value-type="float">
            <text:p>54,984</text:p>
          </table:table-cell>
          <table:table-cell table:style-name="ce35" office:value-type="float" office:value="55.323" calcext:value-type="float">
            <text:p>55,323</text:p>
          </table:table-cell>
          <table:table-cell table:style-name="ce32" office:value-type="float" office:value="0" calcext:value-type="float">
            <text:p>0,000</text:p>
          </table:table-cell>
          <table:table-cell table:style-name="ce12" office:value-type="float" office:value="61.867" calcext:value-type="float">
            <text:p>61,867</text:p>
          </table:table-cell>
          <table:table-cell table:style-name="ce36" office:value-type="float" office:value="61.867" calcext:value-type="float">
            <text:p>61,867</text:p>
          </table:table-cell>
          <table:table-cell table:style-name="ce32" table:formula="of:=[.K38]+[.D39]-[.G39]" office:value-type="float" office:value="110.166" calcext:value-type="float">
            <text:p>110,166</text:p>
          </table:table-cell>
          <table:table-cell table:style-name="ce45" table:formula="of:=[.D39]-[.G39]" office:value-type="float" office:value="2.328" calcext:value-type="float">
            <text:p>2,328</text:p>
          </table:table-cell>
          <table:table-cell table:style-name="ce36" table:formula="of:=IF([.J39];[.M38]+[.G39]-[.J39];[.M38])" office:value-type="float" office:value="-9.78600000000004" calcext:value-type="float">
            <text:p>-9,786</text:p>
          </table:table-cell>
          <table:table-cell table:style-name="ce32" table:formula="of:=[.N38]+[.B39]-[.E39]" office:value-type="float" office:value="45.563" calcext:value-type="float">
            <text:p>45,563</text:p>
          </table:table-cell>
          <table:table-cell table:style-name="ce45" table:formula="of:=[.B39]-[.E39]" office:value-type="float" office:value="-2.581" calcext:value-type="float">
            <text:p>-2,581</text:p>
          </table:table-cell>
          <table:table-cell table:style-name="ce36" table:formula="of:=IF([.H39];[.P38]+[.E39]-[.H39];[.P38])" office:value-type="float" office:value="-3.71599999999999" calcext:value-type="float">
            <text:p>-3,716</text:p>
          </table:table-cell>
          <table:table-cell table:style-name="ce45" table:formula="of:=[.Q38]+[.C39]-[.F39]" office:value-type="float" office:value="174.765" calcext:value-type="float">
            <text:p>174,765</text:p>
          </table:table-cell>
          <table:table-cell table:style-name="ce45" table:formula="of:=[.C39]-[.F39]" office:value-type="float" office:value="7.239" calcext:value-type="float">
            <text:p>7,239</text:p>
          </table:table-cell>
          <table:table-cell table:style-name="ce36" table:formula="of:=IF([.I39];[.S38]+[.F39]-[.I39];[.S38])" office:value-type="float" office:value="12.22" calcext:value-type="float">
            <text:p>12,220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38" office:value-type="string" calcext:value-type="string">
            <text:p>det-3L-cuda-HU_155-remove0-17BAR-norm-MIN_LOSS</text:p>
          </table:table-cell>
          <table:table-cell table:style-name="ce21" office:value-type="float" office:value="55.888" calcext:value-type="float">
            <text:p>55,888</text:p>
          </table:table-cell>
          <table:table-cell office:value-type="float" office:value="58.861" calcext:value-type="float">
            <text:p>58,861</text:p>
          </table:table-cell>
          <table:table-cell table:style-name="ce28" office:value-type="float" office:value="57.374" calcext:value-type="float">
            <text:p>57,374</text:p>
          </table:table-cell>
          <table:table-cell table:style-name="ce31" office:value-type="float" office:value="57.02" calcext:value-type="float">
            <text:p>57,020</text:p>
          </table:table-cell>
          <table:table-cell table:style-name="ce17" office:value-type="float" office:value="57.753" calcext:value-type="float">
            <text:p>57,753</text:p>
          </table:table-cell>
          <table:table-cell table:style-name="ce35" office:value-type="float" office:value="57.387" calcext:value-type="float">
            <text:p>57,387</text:p>
          </table:table-cell>
          <table:table-cell table:style-name="ce32"/>
          <table:table-cell table:style-name="ce12"/>
          <table:table-cell table:style-name="ce36"/>
          <table:table-cell table:style-name="ce32" table:formula="of:=[.K39]+[.D40]-[.G40]" office:value-type="float" office:value="110.153" calcext:value-type="float">
            <text:p>110,153</text:p>
          </table:table-cell>
          <table:table-cell table:style-name="ce45" table:formula="of:=[.D40]-[.G40]" office:value-type="float" office:value="-0.0129999999999981" calcext:value-type="float">
            <text:p>-0,013</text:p>
          </table:table-cell>
          <table:table-cell table:style-name="ce36"/>
          <table:table-cell table:style-name="ce32"/>
          <table:table-cell table:style-name="ce45" table:formula="of:=[.B40]-[.E40]" office:value-type="float" office:value="-1.13200000000001" calcext:value-type="float">
            <text:p>-1,132</text:p>
          </table:table-cell>
          <table:table-cell table:style-name="ce28"/>
          <table:table-cell table:style-name="ce12"/>
          <table:table-cell table:style-name="ce45" table:formula="of:=[.C40]-[.F40]" office:value-type="float" office:value="1.108" calcext:value-type="float">
            <text:p>1,108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38" office:value-type="string" calcext:value-type="string">
            <text:p>det-3L-cuda-HU_155-remove0-NEXT_7-norm-MIN_LOSS</text:p>
          </table:table-cell>
          <table:table-cell table:style-name="ce21" office:value-type="float" office:value="57.428" calcext:value-type="float">
            <text:p>57,428</text:p>
          </table:table-cell>
          <table:table-cell office:value-type="float" office:value="57.12" calcext:value-type="float">
            <text:p>57,120</text:p>
          </table:table-cell>
          <table:table-cell table:style-name="ce28" office:value-type="float" office:value="57.274" calcext:value-type="float">
            <text:p>57,274</text:p>
          </table:table-cell>
          <table:table-cell table:style-name="ce31" office:value-type="float" office:value="58.514" calcext:value-type="float">
            <text:p>58,514</text:p>
          </table:table-cell>
          <table:table-cell table:style-name="ce17" office:value-type="float" office:value="53.006" calcext:value-type="float">
            <text:p>53,006</text:p>
          </table:table-cell>
          <table:table-cell table:style-name="ce35" office:value-type="float" office:value="55.76" calcext:value-type="float">
            <text:p>55,760</text:p>
          </table:table-cell>
          <table:table-cell table:style-name="ce21"/>
          <table:table-cell table:style-name="ce12"/>
          <table:table-cell table:style-name="ce36"/>
          <table:table-cell table:style-name="ce32" table:formula="of:=[.K40]+[.D41]-[.G41]" office:value-type="float" office:value="111.667" calcext:value-type="float">
            <text:p>111,667</text:p>
          </table:table-cell>
          <table:table-cell table:style-name="ce45" table:formula="of:=[.D41]-[.G41]" office:value-type="float" office:value="1.514" calcext:value-type="float">
            <text:p>1,514</text:p>
          </table:table-cell>
          <table:table-cell table:style-name="ce36"/>
          <table:table-cell table:style-name="ce32"/>
          <table:table-cell table:style-name="ce45" table:formula="of:=[.B41]-[.E41]" office:value-type="float" office:value="-1.08600000000001" calcext:value-type="float">
            <text:p>-1,086</text:p>
          </table:table-cell>
          <table:table-cell table:style-name="ce28"/>
          <table:table-cell table:style-name="ce12"/>
          <table:table-cell table:style-name="ce45" table:formula="of:=[.C41]-[.F41]" office:value-type="float" office:value="4.114" calcext:value-type="float">
            <text:p>4,114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38" office:value-type="string" calcext:value-type="string">
            <text:p>det-3L-cuda-HU_155-remove0-NEXT_15-norm-MIN_LOSS</text:p>
          </table:table-cell>
          <table:table-cell table:style-name="ce21" office:value-type="float" office:value="57.473" calcext:value-type="float">
            <text:p>57,473</text:p>
          </table:table-cell>
          <table:table-cell office:value-type="float" office:value="56.804" calcext:value-type="float">
            <text:p>56,804</text:p>
          </table:table-cell>
          <table:table-cell table:style-name="ce28" office:value-type="float" office:value="57.138" calcext:value-type="float">
            <text:p>57,138</text:p>
          </table:table-cell>
          <table:table-cell table:style-name="ce31" office:value-type="float" office:value="56.476" calcext:value-type="float">
            <text:p>56,476</text:p>
          </table:table-cell>
          <table:table-cell table:style-name="ce17" office:value-type="float" office:value="54.47" calcext:value-type="float">
            <text:p>54,470</text:p>
          </table:table-cell>
          <table:table-cell table:style-name="ce35" office:value-type="float" office:value="55.473" calcext:value-type="float">
            <text:p>55,473</text:p>
          </table:table-cell>
          <table:table-cell table:style-name="ce32"/>
          <table:table-cell table:style-name="ce12"/>
          <table:table-cell table:style-name="ce36"/>
          <table:table-cell table:style-name="ce32" table:formula="of:=[.K41]+[.D42]-[.G42]" office:value-type="float" office:value="113.332" calcext:value-type="float">
            <text:p>113,332</text:p>
          </table:table-cell>
          <table:table-cell table:style-name="ce45" table:formula="of:=[.D42]-[.G42]" office:value-type="float" office:value="1.665" calcext:value-type="float">
            <text:p>1,665</text:p>
          </table:table-cell>
          <table:table-cell table:style-name="ce36"/>
          <table:table-cell table:style-name="ce32"/>
          <table:table-cell table:style-name="ce45" table:formula="of:=[.B42]-[.E42]" office:value-type="float" office:value="0.997" calcext:value-type="float">
            <text:p>0,997</text:p>
          </table:table-cell>
          <table:table-cell table:style-name="ce28"/>
          <table:table-cell table:style-name="ce12"/>
          <table:table-cell table:style-name="ce45" table:formula="of:=[.C42]-[.F42]" office:value-type="float" office:value="2.334" calcext:value-type="float">
            <text:p>2,334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38" office:value-type="string" calcext:value-type="string">
            <text:p>det-3L-cuda-HU_155-remove0-17BAR_ABS-norm-MIN_LOSS</text:p>
          </table:table-cell>
          <table:table-cell table:style-name="ce21" office:value-type="float" office:value="53.351" calcext:value-type="float">
            <text:p>53,351</text:p>
          </table:table-cell>
          <table:table-cell office:value-type="float" office:value="60.087" calcext:value-type="float">
            <text:p>60,087</text:p>
          </table:table-cell>
          <table:table-cell table:style-name="ce28" office:value-type="float" office:value="56.719" calcext:value-type="float">
            <text:p>56,719</text:p>
          </table:table-cell>
          <table:table-cell table:style-name="ce31" office:value-type="float" office:value="53.986" calcext:value-type="float">
            <text:p>53,986</text:p>
          </table:table-cell>
          <table:table-cell table:style-name="ce17" office:value-type="float" office:value="55.498" calcext:value-type="float">
            <text:p>55,498</text:p>
          </table:table-cell>
          <table:table-cell table:style-name="ce35" office:value-type="float" office:value="54.742" calcext:value-type="float">
            <text:p>54,742</text:p>
          </table:table-cell>
          <table:table-cell table:style-name="ce32"/>
          <table:table-cell table:style-name="ce12"/>
          <table:table-cell table:style-name="ce36"/>
          <table:table-cell table:style-name="ce32" table:formula="of:=[.K42]+[.D43]-[.G43]" office:value-type="float" office:value="115.309" calcext:value-type="float">
            <text:p>115,309</text:p>
          </table:table-cell>
          <table:table-cell table:style-name="ce45" table:formula="of:=[.D43]-[.G43]" office:value-type="float" office:value="1.977" calcext:value-type="float">
            <text:p>1,977</text:p>
          </table:table-cell>
          <table:table-cell table:style-name="ce36"/>
          <table:table-cell table:style-name="ce32"/>
          <table:table-cell table:style-name="ce45" table:formula="of:=[.B43]-[.E43]" office:value-type="float" office:value="-0.634999999999998" calcext:value-type="float">
            <text:p>-0,635</text:p>
          </table:table-cell>
          <table:table-cell table:style-name="ce28"/>
          <table:table-cell table:style-name="ce12"/>
          <table:table-cell table:style-name="ce45" table:formula="of:=[.C43]-[.F43]" office:value-type="float" office:value="4.58900000000001" calcext:value-type="float">
            <text:p>4,589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38" office:value-type="string" calcext:value-type="string">
            <text:p>det-3L-cuda-HU_155-remove0-5BAR_ABS-norm-MIN_LOSS</text:p>
          </table:table-cell>
          <table:table-cell table:style-name="ce21" office:value-type="float" office:value="52.038" calcext:value-type="float">
            <text:p>52,038</text:p>
          </table:table-cell>
          <table:table-cell office:value-type="float" office:value="58.07" calcext:value-type="float">
            <text:p>58,070</text:p>
          </table:table-cell>
          <table:table-cell table:style-name="ce28" office:value-type="float" office:value="55.054" calcext:value-type="float">
            <text:p>55,054</text:p>
          </table:table-cell>
          <table:table-cell table:style-name="ce31" office:value-type="float" office:value="53.034" calcext:value-type="float">
            <text:p>53,034</text:p>
          </table:table-cell>
          <table:table-cell table:style-name="ce17" office:value-type="float" office:value="53.877" calcext:value-type="float">
            <text:p>53,877</text:p>
          </table:table-cell>
          <table:table-cell table:style-name="ce35" office:value-type="float" office:value="53.456" calcext:value-type="float">
            <text:p>53,456</text:p>
          </table:table-cell>
          <table:table-cell table:style-name="ce32"/>
          <table:table-cell table:style-name="ce12"/>
          <table:table-cell table:style-name="ce36"/>
          <table:table-cell table:style-name="ce32" table:formula="of:=[.K43]+[.D44]-[.G44]" office:value-type="float" office:value="116.907" calcext:value-type="float">
            <text:p>116,907</text:p>
          </table:table-cell>
          <table:table-cell table:style-name="ce45" table:formula="of:=[.D44]-[.G44]" office:value-type="float" office:value="1.598" calcext:value-type="float">
            <text:p>1,598</text:p>
          </table:table-cell>
          <table:table-cell table:style-name="ce36"/>
          <table:table-cell table:style-name="ce32"/>
          <table:table-cell table:style-name="ce45" table:formula="of:=[.B44]-[.E44]" office:value-type="float" office:value="-0.996000000000002" calcext:value-type="float">
            <text:p>-0,996</text:p>
          </table:table-cell>
          <table:table-cell table:style-name="ce28"/>
          <table:table-cell table:style-name="ce12"/>
          <table:table-cell table:style-name="ce45" table:formula="of:=[.C44]-[.F44]" office:value-type="float" office:value="4.193" calcext:value-type="float">
            <text:p>4,193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38" office:value-type="string" calcext:value-type="string">
            <text:p>det-3L-cuda-HU_155-remove0-norm-MIN_LOSS</text:p>
          </table:table-cell>
          <table:table-cell table:style-name="ce21" office:value-type="float" office:value="53.306" calcext:value-type="float">
            <text:p>53,306</text:p>
          </table:table-cell>
          <table:table-cell office:value-type="float" office:value="56.764" calcext:value-type="float">
            <text:p>56,764</text:p>
          </table:table-cell>
          <table:table-cell table:style-name="ce28" office:value-type="float" office:value="55.035" calcext:value-type="float">
            <text:p>55,035</text:p>
          </table:table-cell>
          <table:table-cell table:style-name="ce31" office:value-type="float" office:value="55.797" calcext:value-type="float">
            <text:p>55,797</text:p>
          </table:table-cell>
          <table:table-cell table:style-name="ce17" office:value-type="float" office:value="55.419" calcext:value-type="float">
            <text:p>55,419</text:p>
          </table:table-cell>
          <table:table-cell table:style-name="ce35" office:value-type="float" office:value="55.608" calcext:value-type="float">
            <text:p>55,608</text:p>
          </table:table-cell>
          <table:table-cell table:style-name="ce21"/>
          <table:table-cell table:style-name="ce12"/>
          <table:table-cell table:style-name="ce36"/>
          <table:table-cell table:style-name="ce32" table:formula="of:=[.K44]+[.D45]-[.G45]" office:value-type="float" office:value="116.334" calcext:value-type="float">
            <text:p>116,334</text:p>
          </table:table-cell>
          <table:table-cell table:style-name="ce45" table:formula="of:=[.D45]-[.G45]" office:value-type="float" office:value="-0.573" calcext:value-type="float">
            <text:p>-0,573</text:p>
          </table:table-cell>
          <table:table-cell table:style-name="ce36"/>
          <table:table-cell table:style-name="ce32"/>
          <table:table-cell table:style-name="ce45" table:formula="of:=[.B45]-[.E45]" office:value-type="float" office:value="-2.491" calcext:value-type="float">
            <text:p>-2,491</text:p>
          </table:table-cell>
          <table:table-cell table:style-name="ce28"/>
          <table:table-cell table:style-name="ce12"/>
          <table:table-cell table:style-name="ce45" table:formula="of:=[.C45]-[.F45]" office:value-type="float" office:value="1.34500000000001" calcext:value-type="float">
            <text:p>1,345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38" office:value-type="string" calcext:value-type="string">
            <text:p>det-3L-cuda-HU_155-remove0-NEXT-norm-MIN_LOSS</text:p>
          </table:table-cell>
          <table:table-cell table:style-name="ce21" office:value-type="float" office:value="52.31" calcext:value-type="float">
            <text:p>52,310</text:p>
          </table:table-cell>
          <table:table-cell office:value-type="float" office:value="47.666" calcext:value-type="float">
            <text:p>47,666</text:p>
          </table:table-cell>
          <table:table-cell table:style-name="ce28" office:value-type="float" office:value="49.988" calcext:value-type="float">
            <text:p>49,988</text:p>
          </table:table-cell>
          <table:table-cell table:style-name="ce31" office:value-type="float" office:value="18.841" calcext:value-type="float">
            <text:p>18,841</text:p>
          </table:table-cell>
          <table:table-cell table:style-name="ce17" office:value-type="float" office:value="12.5" calcext:value-type="float">
            <text:p>12,500</text:p>
          </table:table-cell>
          <table:table-cell table:style-name="ce35" office:value-type="float" office:value="15.67" calcext:value-type="float">
            <text:p>15,670</text:p>
          </table:table-cell>
          <table:table-cell table:style-name="ce21"/>
          <table:table-cell table:style-name="ce12"/>
          <table:table-cell table:style-name="ce36"/>
          <table:table-cell table:style-name="ce32" table:formula="of:=[.K45]+[.D46]-[.G46]" office:value-type="float" office:value="150.652" calcext:value-type="float">
            <text:p>150,652</text:p>
          </table:table-cell>
          <table:table-cell table:style-name="ce45" table:formula="of:=[.D46]-[.G46]" office:value-type="float" office:value="34.318" calcext:value-type="float">
            <text:p>34,318</text:p>
          </table:table-cell>
          <table:table-cell table:style-name="ce36"/>
          <table:table-cell table:style-name="ce32"/>
          <table:table-cell table:style-name="ce45" table:formula="of:=[.B46]-[.E46]" office:value-type="float" office:value="33.469" calcext:value-type="float">
            <text:p>33,469</text:p>
          </table:table-cell>
          <table:table-cell table:style-name="ce28"/>
          <table:table-cell table:style-name="ce12"/>
          <table:table-cell table:style-name="ce45" table:formula="of:=[.C46]-[.F46]" office:value-type="float" office:value="35.166" calcext:value-type="float">
            <text:p>35,166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38" office:value-type="string" calcext:value-type="string">
            <text:p>det-2L-cuda-HU_256-MIN_LOSS</text:p>
          </table:table-cell>
          <table:table-cell table:style-name="ce21" office:value-type="float" office:value="41.486" calcext:value-type="float">
            <text:p>41,486</text:p>
          </table:table-cell>
          <table:table-cell office:value-type="float" office:value="43.631" calcext:value-type="float">
            <text:p>43,631</text:p>
          </table:table-cell>
          <table:table-cell table:style-name="ce28" office:value-type="float" office:value="42.558" calcext:value-type="float">
            <text:p>42,558</text:p>
          </table:table-cell>
          <table:table-cell table:style-name="ce32"/>
          <table:table-cell table:style-name="ce12"/>
          <table:table-cell table:style-name="ce36"/>
          <table:table-cell table:style-name="ce32"/>
          <table:table-cell table:style-name="ce12"/>
          <table:table-cell table:style-name="ce36"/>
          <table:table-cell table:style-name="ce32" table:formula="of:=[.K46]+[.D47]-[.G47]" office:value-type="float" office:value="193.21" calcext:value-type="float">
            <text:p>193,210</text:p>
          </table:table-cell>
          <table:table-cell table:style-name="ce45" table:formula="of:=[.D47]-[.G47]" office:value-type="float" office:value="42.558" calcext:value-type="float">
            <text:p>42,558</text:p>
          </table:table-cell>
          <table:table-cell table:style-name="ce36"/>
          <table:table-cell table:style-name="ce32"/>
          <table:table-cell table:style-name="ce45" table:formula="of:=[.B47]-[.E47]" office:value-type="float" office:value="41.486" calcext:value-type="float">
            <text:p>41,486</text:p>
          </table:table-cell>
          <table:table-cell table:style-name="ce49"/>
          <table:table-cell table:style-name="ce12"/>
          <table:table-cell table:style-name="ce45" table:formula="of:=[.C47]-[.F47]" office:value-type="float" office:value="43.631" calcext:value-type="float">
            <text:p>43,631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38" office:value-type="string" calcext:value-type="string">
            <text:p>det-2L-cuda-HU_256</text:p>
          </table:table-cell>
          <table:table-cell table:style-name="ce22" office:value-type="float" office:value="41.259" calcext:value-type="float">
            <text:p>41,259</text:p>
          </table:table-cell>
          <table:table-cell table:style-name="ce25" office:value-type="float" office:value="43.829" calcext:value-type="float">
            <text:p>43,829</text:p>
          </table:table-cell>
          <table:table-cell table:style-name="ce29" office:value-type="float" office:value="42.544" calcext:value-type="float">
            <text:p>42,544</text:p>
          </table:table-cell>
          <table:table-cell table:style-name="ce33"/>
          <table:table-cell table:style-name="ce34"/>
          <table:table-cell table:style-name="ce37"/>
          <table:table-cell table:style-name="ce33"/>
          <table:table-cell table:style-name="ce34"/>
          <table:table-cell table:style-name="ce37"/>
          <table:table-cell table:style-name="ce33" table:formula="of:=[.K47]+[.D48]-[.G48]" office:value-type="float" office:value="235.754" calcext:value-type="float">
            <text:p>235,754</text:p>
          </table:table-cell>
          <table:table-cell table:style-name="ce34" table:formula="of:=[.D48]-[.G48]" office:value-type="float" office:value="42.544" calcext:value-type="float">
            <text:p>42,544</text:p>
          </table:table-cell>
          <table:table-cell table:style-name="ce37"/>
          <table:table-cell table:style-name="ce33"/>
          <table:table-cell table:style-name="ce34" table:formula="of:=[.B48]-[.E48]" office:value-type="float" office:value="41.259" calcext:value-type="float">
            <text:p>41,259</text:p>
          </table:table-cell>
          <table:table-cell table:style-name="ce50"/>
          <table:table-cell table:style-name="ce34"/>
          <table:table-cell table:style-name="ce34" table:formula="of:=[.C48]-[.F48]" office:value-type="float" office:value="43.829" calcext:value-type="float">
            <text:p>43,829</text:p>
          </table:table-cell>
          <table:table-cell table:style-name="ce37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 table:number-rows-repeated="2">
          <table:table-cell table:style-name="ce17" table:number-columns-repeated="16"/>
          <table:table-cell table:number-columns-repeated="1008"/>
        </table:table-row>
        <table:table-row table:style-name="ro2">
          <table:table-cell table:style-name="ce17"/>
          <table:table-cell table:style-name="ce15" office:value-type="string" calcext:value-type="string">
            <text:p>CS_mini</text:p>
          </table:table-cell>
          <table:table-cell table:style-name="ce15" office:value-type="string" calcext:value-type="string">
            <text:p>CV_mini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CS_mini</text:p>
          </table:table-cell>
          <table:table-cell table:style-name="ce15" office:value-type="string" calcext:value-type="string">
            <text:p>CV_mini</text:p>
          </table:table-cell>
          <table:table-cell table:style-name="ce15" office:value-type="string" calcext:value-type="string">
            <text:p>AVG</text:p>
          </table:table-cell>
          <table:table-cell table:style-name="ce39" office:value-type="string" calcext:value-type="string">
            <text:p>CS_mini</text:p>
          </table:table-cell>
          <table:table-cell table:style-name="ce39" office:value-type="string" calcext:value-type="string">
            <text:p>CV_mini</text:p>
          </table:table-cell>
          <table:table-cell table:style-name="ce39" office:value-type="string" calcext:value-type="string">
            <text:p>AVG</text:p>
          </table:table-cell>
          <table:table-cell table:style-name="ce17" table:number-columns-repeated="6"/>
          <table:table-cell table:number-columns-repeated="1008"/>
        </table:table-row>
        <table:table-row table:style-name="ro2">
          <table:table-cell table:style-name="ce17" office:value-type="string" calcext:value-type="string">
            <text:p>mean first 28</text:p>
          </table:table-cell>
          <table:table-cell table:style-name="ce17" table:formula="of:=AVERAGE([.B7:.B28])" office:value-type="float" office:value="64.6184090909091" calcext:value-type="float">
            <text:p>64,618</text:p>
          </table:table-cell>
          <table:table-cell table:style-name="ce17" table:formula="of:=AVERAGE([.C7:.C28])" office:value-type="float" office:value="71.0443181818182" calcext:value-type="float">
            <text:p>71,044</text:p>
          </table:table-cell>
          <table:table-cell table:style-name="ce17" table:formula="of:=AVERAGE([.D7:.D28])" office:value-type="float" office:value="67.8314090909091" calcext:value-type="float">
            <text:p>67,831</text:p>
          </table:table-cell>
          <table:table-cell table:style-name="ce17" table:formula="of:=AVERAGE([.E7:.E28])" office:value-type="float" office:value="63.9800909090909" calcext:value-type="float">
            <text:p>63,980</text:p>
          </table:table-cell>
          <table:table-cell table:style-name="ce17" table:formula="of:=AVERAGE([.F7:.F28])" office:value-type="float" office:value="68.5503181818182" calcext:value-type="float">
            <text:p>68,550</text:p>
          </table:table-cell>
          <table:table-cell table:style-name="ce17" table:formula="of:=AVERAGE([.G7:.G28])" office:value-type="float" office:value="66.2651363636364" calcext:value-type="float">
            <text:p>66,265</text:p>
          </table:table-cell>
          <table:table-cell table:style-name="ce17" table:formula="of:=AVERAGE([.H7:.H28])" office:value-type="float" office:value="65.4757" calcext:value-type="float">
            <text:p>65,476</text:p>
          </table:table-cell>
          <table:table-cell table:style-name="ce17" table:formula="of:=AVERAGE([.I7:.I28])" office:value-type="float" office:value="71.4169166666667" calcext:value-type="float">
            <text:p>71,417</text:p>
          </table:table-cell>
          <table:table-cell table:style-name="ce17" table:formula="of:=AVERAGE([.J7:.J28])" office:value-type="float" office:value="68.8476666666667" calcext:value-type="float">
            <text:p>68,848</text:p>
          </table:table-cell>
          <table:table-cell table:style-name="ce17" table:number-columns-repeated="6"/>
          <table:table-cell table:number-columns-repeated="1008"/>
        </table:table-row>
        <table:table-row table:style-name="ro2">
          <table:table-cell table:style-name="ce17" office:value-type="string" calcext:value-type="string">
            <text:p>mean first 23</text:p>
          </table:table-cell>
          <table:table-cell table:style-name="ce17" table:formula="of:=AVERAGE([.B7:.B23])" office:value-type="float" office:value="65.6144117647059" calcext:value-type="float">
            <text:p>65,614</text:p>
          </table:table-cell>
          <table:table-cell table:style-name="ce17" table:formula="of:=AVERAGE([.C7:.C23])" office:value-type="float" office:value="71.7097647058824" calcext:value-type="float">
            <text:p>71,710</text:p>
          </table:table-cell>
          <table:table-cell table:style-name="ce17" table:formula="of:=AVERAGE([.D7:.D23])" office:value-type="float" office:value="68.6621176470588" calcext:value-type="float">
            <text:p>68,662</text:p>
          </table:table-cell>
          <table:table-cell table:style-name="ce17" table:formula="of:=AVERAGE([.E7:.E23])" office:value-type="float" office:value="64.7564705882353" calcext:value-type="float">
            <text:p>64,756</text:p>
          </table:table-cell>
          <table:table-cell table:style-name="ce17" table:formula="of:=AVERAGE([.F7:.F23])" office:value-type="float" office:value="71.7724705882353" calcext:value-type="float">
            <text:p>71,772</text:p>
          </table:table-cell>
          <table:table-cell table:style-name="ce17" table:formula="of:=AVERAGE([.G7:.G23])" office:value-type="float" office:value="68.2644117647059" calcext:value-type="float">
            <text:p>68,264</text:p>
          </table:table-cell>
          <table:table-cell table:style-name="ce17" table:formula="of:=AVERAGE([.H7:.H23])" office:value-type="float" office:value="65.4757" calcext:value-type="float">
            <text:p>65,476</text:p>
          </table:table-cell>
          <table:table-cell table:style-name="ce17" table:formula="of:=AVERAGE([.I7:.I23])" office:value-type="float" office:value="71.8031818181818" calcext:value-type="float">
            <text:p>71,803</text:p>
          </table:table-cell>
          <table:table-cell table:style-name="ce17" table:formula="of:=AVERAGE([.J7:.J23])" office:value-type="float" office:value="69.0003636363636" calcext:value-type="float">
            <text:p>69,000</text:p>
          </table:table-cell>
          <table:table-cell table:style-name="ce17" table:number-columns-repeated="6"/>
          <table:table-cell table:number-columns-repeated="1008"/>
        </table:table-row>
        <table:table-row table:style-name="ro2">
          <table:table-cell table:style-name="ce17" office:value-type="string" calcext:value-type="string">
            <text:p>mean first 5</text:p>
          </table:table-cell>
          <table:table-cell table:style-name="ce17" table:formula="of:=AVERAGE([.B1:.B7])" office:value-type="float" office:value="72.442" calcext:value-type="float">
            <text:p>72,442</text:p>
          </table:table-cell>
          <table:table-cell table:style-name="ce17" table:formula="of:=AVERAGE([.C1:.C7])" office:value-type="float" office:value="74.921" calcext:value-type="float">
            <text:p>74,921</text:p>
          </table:table-cell>
          <table:table-cell table:style-name="ce17" table:formula="of:=AVERAGE([.D1:.D7])" office:value-type="float" office:value="71.7" calcext:value-type="float">
            <text:p>71,700</text:p>
          </table:table-cell>
          <table:table-cell table:style-name="ce17" table:formula="of:=AVERAGE([.E1:.E7])" office:value-type="float" office:value="66.757" calcext:value-type="float">
            <text:p>66,757</text:p>
          </table:table-cell>
          <table:table-cell table:style-name="ce17" table:formula="of:=AVERAGE([.F1:.F7])" office:value-type="float" office:value="77.729" calcext:value-type="float">
            <text:p>77,729</text:p>
          </table:table-cell>
          <table:table-cell table:style-name="ce17" table:formula="of:=AVERAGE([.G1:.G7])" office:value-type="float" office:value="72.243" calcext:value-type="float">
            <text:p>72,243</text:p>
          </table:table-cell>
          <table:table-cell table:style-name="ce17" table:formula="of:=AVERAGE([.H1:.H7])" office:value-type="float" office:value="66.304" calcext:value-type="float">
            <text:p>66,304</text:p>
          </table:table-cell>
          <table:table-cell table:style-name="ce17" table:formula="of:=AVERAGE([.I1:.I7])" office:value-type="float" office:value="73.259" calcext:value-type="float">
            <text:p>73,259</text:p>
          </table:table-cell>
          <table:table-cell table:style-name="ce17" table:formula="of:=AVERAGE([.J1:.J7])" office:value-type="float" office:value="69.782" calcext:value-type="float">
            <text:p>69,782</text:p>
          </table:table-cell>
          <table:table-cell table:style-name="ce17" table:number-columns-repeated="6"/>
          <table:table-cell table:number-columns-repeated="1008"/>
        </table:table-row>
        <table:table-row table:style-name="ro2" table:number-rows-repeated="4">
          <table:table-cell table:style-name="ce17" table:number-columns-repeated="16"/>
          <table:table-cell table:number-columns-repeated="1008"/>
        </table:table-row>
        <table:table-row table:style-name="ro2">
          <table:table-cell table:style-name="ce18" table:number-columns-repeated="16"/>
          <table:table-cell table:number-columns-repeated="1008"/>
        </table:table-row>
        <table:table-row table:style-name="ro2" table:number-rows-repeated="29">
          <table:table-cell table:style-name="ce17" table:number-columns-repeated="16"/>
          <table:table-cell table:number-columns-repeated="1008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y levels" table:style-name="ta1">
        <office:forms form:automatic-focus="false" form:apply-design-mode="false"/>
        <table:table-column table:style-name="co20" table:default-cell-style-name="ce184"/>
        <table:table-column table:style-name="co5" table:number-columns-repeated="2" table:default-cell-style-name="ce184"/>
        <table:table-column table:style-name="co21" table:default-cell-style-name="ce184"/>
        <table:table-column table:style-name="co22" table:default-cell-style-name="ce8"/>
        <table:table-column table:style-name="co23" table:default-cell-style-name="ce8"/>
        <table:table-column table:style-name="co24" table:default-cell-style-name="ce8"/>
        <table:table-column table:style-name="co22" table:default-cell-style-name="ce8"/>
        <table:table-column table:style-name="co23" table:default-cell-style-name="ce8"/>
        <table:table-column table:style-name="co25" table:default-cell-style-name="ce8"/>
        <table:table-column table:style-name="co23" table:default-cell-style-name="ce8"/>
        <table:table-column table:style-name="co5" table:default-cell-style-name="ce8"/>
        <table:table-column table:style-name="co26" table:default-cell-style-name="ce8"/>
        <table:table-column table:style-name="co22" table:default-cell-style-name="ce8"/>
        <table:table-column table:style-name="co23" table:default-cell-style-name="ce8"/>
        <table:table-column table:style-name="co25" table:default-cell-style-name="ce8"/>
        <table:table-column table:style-name="co5" table:number-columns-repeated="1007" table:default-cell-style-name="ce8"/>
        <table:table-row table:style-name="ro6">
          <table:table-cell/>
          <table:table-cell table:style-name="Default" table:number-columns-repeated="3"/>
          <table:table-cell table:style-name="ce199" office:value-type="string" calcext:value-type="string" table:number-columns-spanned="3" table:number-rows-spanned="1">
            <text:p>4 Layer</text:p>
          </table:table-cell>
          <table:covered-table-cell table:number-columns-repeated="2"/>
          <table:table-cell table:style-name="ce199" office:value-type="string" calcext:value-type="string" table:number-columns-spanned="3" table:number-rows-spanned="1">
            <text:p>3 Layer</text:p>
          </table:table-cell>
          <table:covered-table-cell table:number-columns-repeated="2" table:style-name="ce227"/>
          <table:table-cell table:style-name="ce199" office:value-type="string" calcext:value-type="string" table:number-columns-spanned="3" table:number-rows-spanned="1">
            <text:p>2 Layer</text:p>
          </table:table-cell>
          <table:covered-table-cell table:style-name="ce227"/>
          <table:covered-table-cell table:style-name="Default"/>
          <table:table-cell table:style-name="ce199" office:value-type="string" calcext:value-type="string" table:number-columns-spanned="3" table:number-rows-spanned="1">
            <text:p>1 Layer</text:p>
          </table:table-cell>
          <table:covered-table-cell table:number-columns-repeated="2" table:style-name="ce227"/>
          <table:table-cell table:style-name="Default" table:number-columns-repeated="9"/>
          <table:table-cell table:number-columns-repeated="998"/>
        </table:table-row>
        <table:table-row table:style-name="ro2">
          <table:table-cell/>
          <table:table-cell table:style-name="Default" table:number-columns-repeated="3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27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27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27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06" office:value-type="string" calcext:value-type="string">
            <text:p>name</text:p>
          </table:table-cell>
          <table:table-cell table:style-name="Default" table:number-columns-repeated="9"/>
          <table:table-cell table:number-columns-repeated="998"/>
        </table:table-row>
        <table:table-row table:style-name="ro7">
          <table:table-cell table:style-name="ce185" office:value-type="string" calcext:value-type="string" table:number-columns-spanned="1" table:number-rows-spanned="4">
            <text:p>Combined</text:p>
          </table:table-cell>
          <table:table-cell table:style-name="Default" table:number-columns-repeated="3"/>
          <table:table-cell table:style-name="ce201" office:value-type="float" office:value="93.773" calcext:value-type="float">
            <text:p>93,773</text:p>
          </table:table-cell>
          <table:table-cell table:style-name="ce207" office:value-type="float" office:value="92.358" calcext:value-type="float">
            <text:p>92,358</text:p>
          </table:table-cell>
          <table:table-cell table:style-name="ce218" office:value-type="string" calcext:value-type="string">
            <text:p>PoseNet-relativeToNextFrame-norm-</text:p>
            <text:p>Detectron2-relativeToNextFrame-norm</text:p>
          </table:table-cell>
          <table:table-cell table:style-name="ce221" office:value-type="float" office:value="93.48" calcext:value-type="float">
            <text:p>93,48</text:p>
          </table:table-cell>
          <table:table-cell table:style-name="ce225" office:value-type="float" office:value="91.436" calcext:value-type="float">
            <text:p>91,436</text:p>
          </table:table-cell>
          <table:table-cell table:style-name="ce218" office:value-type="string" calcext:value-type="string">
            <text:p>PoseNet-relativeToUpperMiddleBottomCentersOfVideo-norm-</text:p>
            <text:p>Detectron-relativeToUpperMiddleBottomCentersOfVideo-norm</text:p>
          </table:table-cell>
          <table:table-cell table:style-name="ce221" office:value-type="float" office:value="93.919" calcext:value-type="float">
            <text:p>93,919</text:p>
          </table:table-cell>
          <table:table-cell table:style-name="ce244" office:value-type="float" office:value="91.304" calcext:value-type="float">
            <text:p>91,304</text:p>
          </table:table-cell>
          <table:table-cell table:style-name="ce218" office:value-type="string" calcext:value-type="string">
            <text:p>PoseNet-relativeToNextFrame-norm</text:p>
            <text:p>Detectron2-relativeToNextFrame-norm</text:p>
          </table:table-cell>
          <table:table-cell table:style-name="ce201" office:value-type="float" office:value="91.722" calcext:value-type="float">
            <text:p>91,722</text:p>
          </table:table-cell>
          <table:table-cell table:style-name="ce253" office:value-type="float" office:value="89.328" calcext:value-type="float">
            <text:p>89,328</text:p>
          </table:table-cell>
          <table:table-cell table:style-name="ce218" office:value-type="string" calcext:value-type="string">
            <text:p>PoseNet-relativeToUpperMiddleBottomCentersOfVideo-norm</text:p>
            <text:p>Detectron2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7">
          <table:covered-table-cell/>
          <table:table-cell table:style-name="Default" table:number-columns-repeated="3"/>
          <table:table-cell table:style-name="ce201" office:value-type="float" office:value="93.26" calcext:value-type="float">
            <text:p>93,26</text:p>
          </table:table-cell>
          <table:table-cell table:style-name="ce207" office:value-type="float" office:value="90.25" calcext:value-type="float">
            <text:p>90,25</text:p>
          </table:table-cell>
          <table:table-cell table:style-name="ce218" office:value-type="string" calcext:value-type="string">
            <text:p>PoseNet-relativeToUpperMiddleBottomCentersOfVideo-norm-</text:p>
            <text:p>Detectron2-relativeToUpperMiddleBottomCentersOfVideo-norm</text:p>
          </table:table-cell>
          <table:table-cell table:style-name="ce221" office:value-type="float" office:value="93.773" calcext:value-type="float">
            <text:p>93,773</text:p>
          </table:table-cell>
          <table:table-cell table:style-name="ce226" office:value-type="float" office:value="91.436" calcext:value-type="float">
            <text:p>91,436</text:p>
          </table:table-cell>
          <table:table-cell table:style-name="ce218" office:value-type="string" calcext:value-type="string">
            <text:p>PoseNet-removeZerosFromDataset-relativeToNextFrame-norm-</text:p>
            <text:p>Detectron-removeZerosFromDataset-relativeToNextFrame-norm</text:p>
          </table:table-cell>
          <table:table-cell table:style-name="ce241" office:value-type="float" office:value="91.722" calcext:value-type="float">
            <text:p>91,722</text:p>
          </table:table-cell>
          <table:table-cell table:style-name="ce225" office:value-type="float" office:value="89.987" calcext:value-type="float">
            <text:p>89,987</text:p>
          </table:table-cell>
          <table:table-cell table:style-name="ce218" office:value-type="string" calcext:value-type="string">
            <text:p>PoseNet-relativeToUpperMiddleBottomCentersOfVideo-norm</text:p>
            <text:p>Detectron2-relativeToUpperMiddleBottomCentersOfVideo-norm</text:p>
          </table:table-cell>
          <table:table-cell table:style-name="ce201" office:value-type="float" office:value="90.842" calcext:value-type="float">
            <text:p>90,842</text:p>
          </table:table-cell>
          <table:table-cell table:style-name="ce253" office:value-type="float" office:value="88.933" calcext:value-type="float">
            <text:p>88,933</text:p>
          </table:table-cell>
          <table:table-cell table:style-name="ce218" office:value-type="string" calcext:value-type="string">
            <text:p>PoseNet-relativeToVideoCenter-norm</text:p>
            <text:p>Detectron2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7">
          <table:covered-table-cell/>
          <table:table-cell table:style-name="Default" table:number-columns-repeated="3"/>
          <table:table-cell table:style-name="ce201" office:value-type="float" office:value="92.674" calcext:value-type="float">
            <text:p>92,674</text:p>
          </table:table-cell>
          <table:table-cell table:style-name="ce207" office:value-type="float" office:value="89.592" calcext:value-type="float">
            <text:p>89,592</text:p>
          </table:table-cell>
          <table:table-cell table:style-name="ce218" office:value-type="string" calcext:value-type="string">
            <text:p>PoseNet-relativeToVideoCenter-norm-</text:p>
            <text:p>Detectron2-relativeToVideoCenter-norm</text:p>
          </table:table-cell>
          <table:table-cell table:style-name="ce221" office:value-type="float" office:value="92.015" calcext:value-type="float">
            <text:p>92,015</text:p>
          </table:table-cell>
          <table:table-cell table:style-name="ce225" office:value-type="float" office:value="90.25" calcext:value-type="float">
            <text:p>90,25</text:p>
          </table:table-cell>
          <table:table-cell table:style-name="ce218" office:value-type="string" calcext:value-type="string">
            <text:p>PoseNet-relativeToVideoCenter-norm-</text:p>
            <text:p>Detectron-relativeToVideoCenter-norm</text:p>
          </table:table-cell>
          <table:table-cell table:style-name="ce241" office:value-type="float" office:value="91.868" calcext:value-type="float">
            <text:p>91,868</text:p>
          </table:table-cell>
          <table:table-cell table:style-name="ce225" office:value-type="float" office:value="89.592" calcext:value-type="float">
            <text:p>89,592</text:p>
          </table:table-cell>
          <table:table-cell table:style-name="ce218" office:value-type="string" calcext:value-type="string">
            <text:p>PoseNet-relativeToVideoCenter-norm</text:p>
            <text:p>Detectron2-relativeToVideoCenter-norm</text:p>
          </table:table-cell>
          <table:table-cell table:style-name="ce201" office:value-type="float" office:value="87.179" calcext:value-type="float">
            <text:p>87,179</text:p>
          </table:table-cell>
          <table:table-cell table:style-name="ce253" office:value-type="float" office:value="85.903" calcext:value-type="float">
            <text:p>85,903</text:p>
          </table:table-cell>
          <table:table-cell table:style-name="ce218" office:value-type="string" calcext:value-type="string">
            <text:p>PoseNet-relativeToNextFrame-norm</text:p>
            <text:p>Detec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7">
          <table:covered-table-cell/>
          <table:table-cell table:style-name="Default" table:number-columns-repeated="3"/>
          <table:table-cell table:number-columns-repeated="3"/>
          <table:table-cell table:style-name="ce221" office:value-type="float" office:value="22.93" calcext:value-type="float">
            <text:p>22,93</text:p>
          </table:table-cell>
          <table:table-cell table:style-name="ce230" office:value-type="float" office:value="23.057" calcext:value-type="float">
            <text:p>23,057</text:p>
          </table:table-cell>
          <table:table-cell table:style-name="ce239" office:value-type="string" calcext:value-type="string">
            <text:p>PoseNet-relativeToNextFrame-norm-</text:p>
            <text:p>Detectron-relativeToNextFrame-norm</text:p>
          </table:table-cell>
          <table:table-cell table:style-name="ce232" table:number-columns-repeated="3"/>
          <table:table-cell table:style-name="ce250" office:value-type="float" office:value="86.667" calcext:value-type="float">
            <text:p>86,667</text:p>
          </table:table-cell>
          <table:table-cell table:style-name="ce225" office:value-type="float" office:value="84.848" calcext:value-type="float">
            <text:p>84,848</text:p>
          </table:table-cell>
          <table:table-cell table:style-name="ce218" office:value-type="string" calcext:value-type="string">
            <text:p>PoseNet-relativeToUpperMiddleBottomCentersOfVideo</text:p>
            <text:p>Detec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6" table:number-rows-repeated="2">
          <table:table-cell/>
          <table:table-cell table:style-name="Default" table:number-columns-repeated="3"/>
          <table:table-cell table:number-columns-repeated="3"/>
          <table:table-cell table:style-name="ce222"/>
          <table:table-cell table:style-name="ce232" table:number-columns-repeated="5"/>
          <table:table-cell table:style-name="ce222"/>
          <table:table-cell table:style-name="ce232" table:number-columns-repeated="2"/>
          <table:table-cell table:style-name="Default" table:number-columns-repeated="9"/>
          <table:table-cell table:number-columns-repeated="998"/>
        </table:table-row>
        <table:table-row table:style-name="ro2">
          <table:table-cell/>
          <table:table-cell table:style-name="Default" table:number-columns-repeated="3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27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27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06" office:value-type="string" calcext:value-type="string">
            <text:p>name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table-cell table:style-name="ce185" office:value-type="string" calcext:value-type="string" table:number-columns-spanned="1" table:number-rows-spanned="24">
            <text:p>Simple</text:p>
          </table:table-cell>
          <table:table-cell table:style-name="Default" table:number-columns-repeated="3"/>
          <table:table-cell table:style-name="ce203" office:value-type="float" office:value="93.333" calcext:value-type="float">
            <text:p>93,333</text:p>
          </table:table-cell>
          <table:table-cell table:style-name="ce208" office:value-type="float" office:value="92.754" calcext:value-type="float">
            <text:p>92,754</text:p>
          </table:table-cell>
          <table:table-cell table:style-name="ce219" office:value-type="string" calcext:value-type="string">
            <text:p>Detectron2-relativeToUpperMiddleBottomCentersOfVideo-norm</text:p>
          </table:table-cell>
          <table:table-cell table:style-name="ce221" office:value-type="float" office:value="95.311" calcext:value-type="float">
            <text:p>95,311</text:p>
          </table:table-cell>
          <table:table-cell table:style-name="ce233" office:value-type="float" office:value="94.071" calcext:value-type="float">
            <text:p>94,071</text:p>
          </table:table-cell>
          <table:table-cell table:style-name="ce219" office:value-type="string" calcext:value-type="string">
            <text:p>Detectron-relativeToNextFrame-norm</text:p>
          </table:table-cell>
          <table:table-cell table:style-name="ce242" office:value-type="float" office:value="93.48" calcext:value-type="float">
            <text:p>93,48</text:p>
          </table:table-cell>
          <table:table-cell table:style-name="ce208" office:value-type="float" office:value="92.227" calcext:value-type="float">
            <text:p>92,227</text:p>
          </table:table-cell>
          <table:table-cell table:style-name="ce247" office:value-type="string" calcext:value-type="string">
            <text:p>Detectron2-relativeToUpperMiddleBottomCentersOfVideo-norm</text:p>
          </table:table-cell>
          <table:table-cell table:style-name="ce242" office:value-type="float" office:value="91.502" calcext:value-type="float">
            <text:p>91,502</text:p>
          </table:table-cell>
          <table:table-cell table:style-name="ce208" office:value-type="float" office:value="91.7" calcext:value-type="float">
            <text:p>91,7</text:p>
          </table:table-cell>
          <table:table-cell table:style-name="ce247" office:value-type="string" calcext:value-type="string">
            <text:p>Dete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3" office:value-type="float" office:value="93.7" calcext:value-type="float">
            <text:p>93,7</text:p>
          </table:table-cell>
          <table:table-cell table:style-name="ce208" office:value-type="float" office:value="91.963" calcext:value-type="float">
            <text:p>91,963</text:p>
          </table:table-cell>
          <table:table-cell table:style-name="ce219" office:value-type="string" calcext:value-type="string">
            <text:p>Detectron2-relativeToVideoCenter-norm</text:p>
          </table:table-cell>
          <table:table-cell table:style-name="ce223" office:value-type="float" office:value="94.286" calcext:value-type="float">
            <text:p>94,286</text:p>
          </table:table-cell>
          <table:table-cell table:style-name="ce234" office:value-type="float" office:value="92.622" calcext:value-type="float">
            <text:p>92,622</text:p>
          </table:table-cell>
          <table:table-cell table:style-name="ce219" office:value-type="string" calcext:value-type="string">
            <text:p>Detectron-relativeToVideoCenter-norm</text:p>
          </table:table-cell>
          <table:table-cell table:style-name="ce242" office:value-type="float" office:value="93.333" calcext:value-type="float">
            <text:p>93,333</text:p>
          </table:table-cell>
          <table:table-cell table:style-name="ce208" office:value-type="float" office:value="91.436" calcext:value-type="float">
            <text:p>91,436</text:p>
          </table:table-cell>
          <table:table-cell table:style-name="ce247" office:value-type="string" calcext:value-type="string">
            <text:p>Detectron2-relativeToVideoCenter-norm</text:p>
          </table:table-cell>
          <table:table-cell table:style-name="ce242" office:value-type="float" office:value="91.282" calcext:value-type="float">
            <text:p>91,282</text:p>
          </table:table-cell>
          <table:table-cell table:style-name="ce208" office:value-type="float" office:value="90.514" calcext:value-type="float">
            <text:p>90,514</text:p>
          </table:table-cell>
          <table:table-cell table:style-name="ce247" office:value-type="string" calcext:value-type="string">
            <text:p>Detetron2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3" office:value-type="float" office:value="91.575" calcext:value-type="float">
            <text:p>91,575</text:p>
          </table:table-cell>
          <table:table-cell table:style-name="ce208" office:value-type="float" office:value="88.274" calcext:value-type="float">
            <text:p>88,274</text:p>
          </table:table-cell>
          <table:table-cell table:style-name="ce220" office:value-type="string" calcext:value-type="string">
            <text:p>Posenet-relativeToUpperMiddleBottomCentersOfVideo-norm</text:p>
          </table:table-cell>
          <table:table-cell table:style-name="ce223" office:value-type="float" office:value="93.626" calcext:value-type="float">
            <text:p>93,626</text:p>
          </table:table-cell>
          <table:table-cell table:style-name="ce234" office:value-type="float" office:value="91.568" calcext:value-type="float">
            <text:p>91,568</text:p>
          </table:table-cell>
          <table:table-cell table:style-name="ce219" office:value-type="string" calcext:value-type="string">
            <text:p>Detectron-relativeToUpperMiddleBottomCentersOfVideo-norm</text:p>
          </table:table-cell>
          <table:table-cell table:style-name="ce242" office:value-type="float" office:value="89.963" calcext:value-type="float">
            <text:p>89,963</text:p>
          </table:table-cell>
          <table:table-cell table:style-name="ce208" office:value-type="float" office:value="88.011" calcext:value-type="float">
            <text:p>88,011</text:p>
          </table:table-cell>
          <table:table-cell table:style-name="ce248" office:value-type="string" calcext:value-type="string">
            <text:p>PoseNet-relativeToUpperMiddleBottomCentersOfVideo-norm</text:p>
          </table:table-cell>
          <table:table-cell table:style-name="ce242" office:value-type="float" office:value="91.575" calcext:value-type="float">
            <text:p>91,575</text:p>
          </table:table-cell>
          <table:table-cell table:style-name="ce208" office:value-type="float" office:value="89.855" calcext:value-type="float">
            <text:p>89,855</text:p>
          </table:table-cell>
          <table:table-cell table:style-name="ce247" office:value-type="string" calcext:value-type="string">
            <text:p>Detetron2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3" office:value-type="float" office:value="90.916" calcext:value-type="float">
            <text:p>90,916</text:p>
          </table:table-cell>
          <table:table-cell table:style-name="ce208" office:value-type="float" office:value="87.615" calcext:value-type="float">
            <text:p>87,615</text:p>
          </table:table-cell>
          <table:table-cell table:style-name="ce220" office:value-type="string" calcext:value-type="string">
            <text:p>Posenet-relativeToUpperMiddleBottomCentersOfVideo</text:p>
          </table:table-cell>
          <table:table-cell table:style-name="ce223" office:value-type="float" office:value="90.916" calcext:value-type="float">
            <text:p>90,916</text:p>
          </table:table-cell>
          <table:table-cell table:style-name="ce234" office:value-type="float" office:value="88.933" calcext:value-type="float">
            <text:p>88,933</text:p>
          </table:table-cell>
          <table:table-cell table:style-name="ce220" office:value-type="string" calcext:value-type="string">
            <text:p>PoseNet-relativeToUpperMiddleBottomCentersOfVideo-norm</text:p>
          </table:table-cell>
          <table:table-cell table:style-name="ce242" office:value-type="float" office:value="89.451" calcext:value-type="float">
            <text:p>89,451</text:p>
          </table:table-cell>
          <table:table-cell table:style-name="ce208" office:value-type="float" office:value="87.879" calcext:value-type="float">
            <text:p>87,879</text:p>
          </table:table-cell>
          <table:table-cell table:style-name="ce248" office:value-type="string" calcext:value-type="string">
            <text:p>PoseNet-relativeToVideoCenter-norm</text:p>
          </table:table-cell>
          <table:table-cell table:style-name="ce242" office:value-type="float" office:value="91.062" calcext:value-type="float">
            <text:p>91,062</text:p>
          </table:table-cell>
          <table:table-cell table:style-name="ce208" office:value-type="float" office:value="89.723" calcext:value-type="float">
            <text:p>89,723</text:p>
          </table:table-cell>
          <table:table-cell table:style-name="ce247" office:value-type="string" calcext:value-type="string">
            <text:p>Detetron2-relativeToUpperMiddleBottomCentersOfFrame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3" office:value-type="float" office:value="90.256" calcext:value-type="float">
            <text:p>90,256</text:p>
          </table:table-cell>
          <table:table-cell table:style-name="ce208" office:value-type="float" office:value="85.771" calcext:value-type="float">
            <text:p>85,771</text:p>
          </table:table-cell>
          <table:table-cell table:style-name="ce220" office:value-type="string" calcext:value-type="string">
            <text:p>Posenet-relativeToVideoCenter-norm</text:p>
          </table:table-cell>
          <table:table-cell table:style-name="ce223" office:value-type="float" office:value="90.037" calcext:value-type="float">
            <text:p>90,037</text:p>
          </table:table-cell>
          <table:table-cell table:style-name="ce234" office:value-type="float" office:value="87.615" calcext:value-type="float">
            <text:p>87,615</text:p>
          </table:table-cell>
          <table:table-cell table:style-name="ce220" office:value-type="string" calcext:value-type="string">
            <text:p>PoseNet-relativeToUpperMiddleBottomCentersOfVideo</text:p>
          </table:table-cell>
          <table:table-cell table:style-name="ce242" office:value-type="float" office:value="88.864" calcext:value-type="float">
            <text:p>88,864</text:p>
          </table:table-cell>
          <table:table-cell table:style-name="ce208" office:value-type="float" office:value="87.615" calcext:value-type="float">
            <text:p>87,615</text:p>
          </table:table-cell>
          <table:table-cell table:style-name="ce248" office:value-type="string" calcext:value-type="string">
            <text:p>PoseNet-relativeToUpperMiddleBottomCentersOfVideo</text:p>
          </table:table-cell>
          <table:table-cell table:style-name="ce242" office:value-type="float" office:value="88.791" calcext:value-type="float">
            <text:p>88,791</text:p>
          </table:table-cell>
          <table:table-cell table:style-name="ce208" office:value-type="float" office:value="89.46" calcext:value-type="float">
            <text:p>89,46</text:p>
          </table:table-cell>
          <table:table-cell table:style-name="ce247" office:value-type="string" calcext:value-type="string">
            <text:p>Detetron2-relativeToUpperMiddleBottomCentersOfFrame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3" office:value-type="float" office:value="12.527" calcext:value-type="float">
            <text:p>12,527</text:p>
          </table:table-cell>
          <table:table-cell table:style-name="ce209" office:value-type="float" office:value="12.516" calcext:value-type="float">
            <text:p>12,516</text:p>
          </table:table-cell>
          <table:table-cell table:style-name="ce220" office:value-type="string" calcext:value-type="string">
            <text:p>Posenet-relativeToNextFrame-norm</text:p>
          </table:table-cell>
          <table:table-cell table:style-name="ce223" office:value-type="float" office:value="89.377" calcext:value-type="float">
            <text:p>89,377</text:p>
          </table:table-cell>
          <table:table-cell table:style-name="ce234" office:value-type="float" office:value="86.166" calcext:value-type="float">
            <text:p>86,166</text:p>
          </table:table-cell>
          <table:table-cell table:style-name="ce220" office:value-type="string" calcext:value-type="string">
            <text:p>PoseNet-relativeToVideoCenter-norm</text:p>
          </table:table-cell>
          <table:table-cell table:style-name="ce203" office:value-type="float" office:value="56.923" calcext:value-type="float">
            <text:p>56,923</text:p>
          </table:table-cell>
          <table:table-cell table:style-name="ce245" office:value-type="float" office:value="56.126" calcext:value-type="float">
            <text:p>56,126</text:p>
          </table:table-cell>
          <table:table-cell table:style-name="ce219" office:value-type="string" calcext:value-type="string">
            <text:p>Detectron2-removeZerosFromDataset-relativeToNextFrame-norm</text:p>
          </table:table-cell>
          <table:table-cell table:style-name="ce242" office:value-type="float" office:value="90.623" calcext:value-type="float">
            <text:p>90,623</text:p>
          </table:table-cell>
          <table:table-cell table:style-name="ce208" office:value-type="float" office:value="88.801" calcext:value-type="float">
            <text:p>88,801</text:p>
          </table:table-cell>
          <table:table-cell table:style-name="ce247" office:value-type="string" calcext:value-type="string">
            <text:p>Detetron2-relativeToFrame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3" office:value-type="float" office:value="12.527" calcext:value-type="float">
            <text:p>12,527</text:p>
          </table:table-cell>
          <table:table-cell table:style-name="ce209" office:value-type="float" office:value="12.516" calcext:value-type="float">
            <text:p>12,516</text:p>
          </table:table-cell>
          <table:table-cell table:style-name="ce219" office:value-type="string" calcext:value-type="string">
            <text:p>Detectron2-relativeToNextFrame-norm</text:p>
          </table:table-cell>
          <table:table-cell table:style-name="ce221" office:value-type="float" office:value="81.538" calcext:value-type="float">
            <text:p>81,538</text:p>
          </table:table-cell>
          <table:table-cell table:style-name="ce235" office:value-type="float" office:value="79.842" calcext:value-type="float">
            <text:p>79,842</text:p>
          </table:table-cell>
          <table:table-cell table:style-name="ce220" office:value-type="string" calcext:value-type="string">
            <text:p>PoseNet-removeZerosFromDataset-relativeToNextFrame-norm</text:p>
          </table:table-cell>
          <table:table-cell table:style-name="ce243" office:value-type="float" office:value="55.018" calcext:value-type="float">
            <text:p>55,018</text:p>
          </table:table-cell>
          <table:table-cell table:style-name="ce246" office:value-type="float" office:value="55.204" calcext:value-type="float">
            <text:p>55,204</text:p>
          </table:table-cell>
          <table:table-cell table:style-name="ce249" office:value-type="string" calcext:value-type="string">
            <text:p>Detectron2-relativeToNextFrame-norm</text:p>
          </table:table-cell>
          <table:table-cell table:style-name="ce242" office:value-type="float" office:value="90.916" calcext:value-type="float">
            <text:p>90,916</text:p>
          </table:table-cell>
          <table:table-cell table:style-name="ce208" office:value-type="float" office:value="88.801" calcext:value-type="float">
            <text:p>88,801</text:p>
          </table:table-cell>
          <table:table-cell table:style-name="ce247" office:value-type="string" calcext:value-type="string">
            <text:p>Detetron2-relativeToVideoCenter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3"/>
          <table:table-cell table:style-name="ce223" office:value-type="float" office:value="12.527" calcext:value-type="float">
            <text:p>12,527</text:p>
          </table:table-cell>
          <table:table-cell table:style-name="ce236" office:value-type="float" office:value="12.516" calcext:value-type="float">
            <text:p>12,516</text:p>
          </table:table-cell>
          <table:table-cell table:style-name="ce220" office:value-type="string" calcext:value-type="string">
            <text:p>PoseNet-relativeToNextFrame-norm</text:p>
          </table:table-cell>
          <table:table-cell table:number-columns-repeated="2" office:value-type="string" calcext:value-type="string">
            <text:p>?</text:p>
          </table:table-cell>
          <table:table-cell table:style-name="ce220" office:value-type="string" calcext:value-type="string">
            <text:p>PoseNet-relativeToNextFrame-norm</text:p>
          </table:table-cell>
          <table:table-cell table:style-name="ce242" office:value-type="float" office:value="89.744" calcext:value-type="float">
            <text:p>89,744</text:p>
          </table:table-cell>
          <table:table-cell table:style-name="ce208" office:value-type="float" office:value="88.142" calcext:value-type="float">
            <text:p>88,142</text:p>
          </table:table-cell>
          <table:table-cell table:style-name="ce259" office:value-type="string" calcext:value-type="string">
            <text:p>Detetron2-relativeToUpperMiddleBottomCentersOfVideo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6"/>
          <table:table-cell table:style-name="Default" table:number-columns-repeated="3"/>
          <table:table-cell table:style-name="ce242" office:value-type="float" office:value="90.33" calcext:value-type="float">
            <text:p>90,33</text:p>
          </table:table-cell>
          <table:table-cell table:style-name="ce208" office:value-type="float" office:value="87.747" calcext:value-type="float">
            <text:p>87,747</text:p>
          </table:table-cell>
          <table:table-cell table:style-name="ce247" office:value-type="string" calcext:value-type="string">
            <text:p>Detetron2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ce208"/>
          <table:table-cell table:style-name="ce242" office:value-type="float" office:value="90.183" calcext:value-type="float">
            <text:p>90,183</text:p>
          </table:table-cell>
          <table:table-cell table:style-name="ce208" office:value-type="float" office:value="87.615" calcext:value-type="float">
            <text:p>87,615</text:p>
          </table:table-cell>
          <table:table-cell table:style-name="ce247" office:value-type="string" calcext:value-type="string">
            <text:p>Detetron2-relativeToFrameCenter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242" office:value-type="float" office:value="86.96" calcext:value-type="float">
            <text:p>86,96</text:p>
          </table:table-cell>
          <table:table-cell table:style-name="ce208" office:value-type="float" office:value="87.352" calcext:value-type="float">
            <text:p>87,352</text:p>
          </table:table-cell>
          <table:table-cell table:style-name="ce248" office:value-type="string" calcext:value-type="string">
            <text:p>PoseNet-relativeToUpperMiddleBottomCentersOfVideo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4"/>
          <table:table-cell table:style-name="ce211"/>
          <table:table-cell/>
          <table:table-cell table:style-name="Default" table:number-columns-repeated="2"/>
          <table:table-cell table:style-name="ce240" office:value-type="string" calcext:value-type="string">
            <text:p>Improving?</text:p>
          </table:table-cell>
          <table:table-cell table:number-columns-repeated="3"/>
          <table:table-cell table:style-name="ce242" office:value-type="float" office:value="86.3" calcext:value-type="float">
            <text:p>86,3</text:p>
          </table:table-cell>
          <table:table-cell table:style-name="ce208" office:value-type="float" office:value="86.825" calcext:value-type="float">
            <text:p>86,825</text:p>
          </table:table-cell>
          <table:table-cell table:style-name="ce247" office:value-type="string" calcext:value-type="string">
            <text:p>Detetron2-relativeToNextFrame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4"/>
          <table:table-cell table:style-name="ce211"/>
          <table:table-cell/>
          <table:table-cell table:style-name="ce224" office:value-type="float" office:value="90.037" calcext:value-type="float">
            <text:p>90,037</text:p>
          </table:table-cell>
          <table:table-cell office:value-type="float" office:value="89.855" calcext:value-type="float">
            <text:p>89,855</text:p>
          </table:table-cell>
          <table:table-cell table:style-name="ce219" office:value-type="string" calcext:value-type="string">
            <text:p>Detectron2-removeZerosFromDataset-smooth-29-6-relativeToNextFrame-norm</text:p>
          </table:table-cell>
          <table:table-cell table:number-columns-repeated="3"/>
          <table:table-cell table:style-name="ce242" office:value-type="float" office:value="88.132" calcext:value-type="float">
            <text:p>88,132</text:p>
          </table:table-cell>
          <table:table-cell table:style-name="ce208" office:value-type="float" office:value="86.693" calcext:value-type="float">
            <text:p>86,693</text:p>
          </table:table-cell>
          <table:table-cell table:style-name="ce248" office:value-type="string" calcext:value-type="string">
            <text:p>PoseNet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4"/>
          <table:table-cell table:style-name="ce212"/>
          <table:table-cell office:value-type="string" calcext:value-type="string">
            <text:p>before</text:p>
          </table:table-cell>
          <table:table-cell table:style-name="ce224" office:value-type="float" office:value="85.421" calcext:value-type="float">
            <text:p>85,421</text:p>
          </table:table-cell>
          <table:table-cell table:style-name="ce237" office:value-type="float" office:value="83.794" calcext:value-type="float">
            <text:p>83,794</text:p>
          </table:table-cell>
          <table:table-cell table:style-name="ce220" office:value-type="string" calcext:value-type="string">
            <text:p>PoseNet-removeZerosFromDataset-smooth-29-5-relativeToNextFrame-norm</text:p>
          </table:table-cell>
          <table:table-cell table:number-columns-repeated="3"/>
          <table:table-cell table:style-name="ce242" office:value-type="float" office:value="89.231" calcext:value-type="float">
            <text:p>89,231</text:p>
          </table:table-cell>
          <table:table-cell table:style-name="ce208" office:value-type="float" office:value="86.693" calcext:value-type="float">
            <text:p>86,693</text:p>
          </table:table-cell>
          <table:table-cell table:style-name="ce248" office:value-type="string" calcext:value-type="string">
            <text:p>PoseNet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4"/>
          <table:table-cell table:style-name="ce213"/>
          <table:table-cell office:value-type="string" calcext:value-type="string">
            <text:p>after</text:p>
          </table:table-cell>
          <table:table-cell table:style-name="ce224" office:value-type="float" office:value="84.762" calcext:value-type="float">
            <text:p>84,762</text:p>
          </table:table-cell>
          <table:table-cell office:value-type="float" office:value="78.393" calcext:value-type="float">
            <text:p>78,393</text:p>
          </table:table-cell>
          <table:table-cell table:style-name="ce220" office:value-type="string" calcext:value-type="string">
            <text:p>PoseNet-removeZerosFromDataset-smooth-29-7-relativeToNextFrame-norm</text:p>
          </table:table-cell>
          <table:table-cell table:number-columns-repeated="3"/>
          <table:table-cell table:style-name="ce242" office:value-type="float" office:value="87.546" calcext:value-type="float">
            <text:p>87,546</text:p>
          </table:table-cell>
          <table:table-cell table:style-name="ce208" office:value-type="float" office:value="85.375" calcext:value-type="float">
            <text:p>85,375</text:p>
          </table:table-cell>
          <table:table-cell table:style-name="ce248" office:value-type="string" calcext:value-type="string">
            <text:p>PoseNet-relativeToUpperMiddleBottomCentersOfFrame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4"/>
          <table:table-cell table:style-name="ce215"/>
          <table:table-cell office:value-type="string" calcext:value-type="string">
            <text:p>to be repeated</text:p>
          </table:table-cell>
          <table:table-cell table:style-name="ce224" office:value-type="float" office:value="78.974" calcext:value-type="float">
            <text:p>78,974</text:p>
          </table:table-cell>
          <table:table-cell office:value-type="float" office:value="77.207" calcext:value-type="float">
            <text:p>77,207</text:p>
          </table:table-cell>
          <table:table-cell table:style-name="ce220" office:value-type="string" calcext:value-type="string">
            <text:p>PoseNet-removeZerosFromDataset-smooth-29-6-relativeToNextFrame-norm</text:p>
          </table:table-cell>
          <table:table-cell table:number-columns-repeated="3"/>
          <table:table-cell table:style-name="ce242" office:value-type="float" office:value="87.399" calcext:value-type="float">
            <text:p>87,399</text:p>
          </table:table-cell>
          <table:table-cell table:style-name="ce208" office:value-type="float" office:value="84.321" calcext:value-type="float">
            <text:p>84,321</text:p>
          </table:table-cell>
          <table:table-cell table:style-name="ce248" office:value-type="string" calcext:value-type="string">
            <text:p>PoseNet-relativeToVideoCenter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4"/>
          <table:table-cell table:style-name="ce211"/>
          <table:table-cell/>
          <table:table-cell table:style-name="ce224" office:value-type="float" office:value="22.491" calcext:value-type="float">
            <text:p>22,491</text:p>
          </table:table-cell>
          <table:table-cell table:style-name="ce238" office:value-type="float" office:value="22.134" calcext:value-type="float">
            <text:p>22,134</text:p>
          </table:table-cell>
          <table:table-cell table:style-name="ce220" office:value-type="string" calcext:value-type="string">
            <text:p>PoseNet-removeZerosFromDataset-smooth-29-4-relativeToNextFrame-norm</text:p>
          </table:table-cell>
          <table:table-cell table:number-columns-repeated="3"/>
          <table:table-cell table:style-name="ce242" office:value-type="float" office:value="86.886" calcext:value-type="float">
            <text:p>86,886</text:p>
          </table:table-cell>
          <table:table-cell table:style-name="ce208" office:value-type="float" office:value="83.926" calcext:value-type="float">
            <text:p>83,926</text:p>
          </table:table-cell>
          <table:table-cell table:style-name="ce248" office:value-type="string" calcext:value-type="string">
            <text:p>PoseNet-relativeToFrameCenter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5"/>
          <table:table-cell table:style-name="ce216"/>
          <table:table-cell/>
          <table:table-cell table:style-name="ce224" office:value-type="float" office:value="21.905" calcext:value-type="float">
            <text:p>21,905</text:p>
          </table:table-cell>
          <table:table-cell table:style-name="ce238" office:value-type="float" office:value="21.871" calcext:value-type="float">
            <text:p>21,871</text:p>
          </table:table-cell>
          <table:table-cell table:style-name="ce219" office:value-type="string" calcext:value-type="string">
            <text:p>Detectron2-removeZerosFromDataset-smooth-29-7-relativeToNextFrame-norm</text:p>
          </table:table-cell>
          <table:table-cell table:number-columns-repeated="3"/>
          <table:table-cell table:style-name="ce242" office:value-type="float" office:value="86.52" calcext:value-type="float">
            <text:p>86,52</text:p>
          </table:table-cell>
          <table:table-cell table:style-name="ce208" office:value-type="float" office:value="83.267" calcext:value-type="float">
            <text:p>83,267</text:p>
          </table:table-cell>
          <table:table-cell table:style-name="ce248" office:value-type="string" calcext:value-type="string">
            <text:p>PoseNet-relativeToFrame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4"/>
          <table:table-cell table:style-name="ce211"/>
          <table:table-cell/>
          <table:table-cell table:style-name="ce224" office:value-type="float" office:value="19.927" calcext:value-type="float">
            <text:p>19,927</text:p>
          </table:table-cell>
          <table:table-cell table:style-name="ce238" office:value-type="float" office:value="19.236" calcext:value-type="float">
            <text:p>19,236</text:p>
          </table:table-cell>
          <table:table-cell table:style-name="ce219" office:value-type="string" calcext:value-type="string">
            <text:p>Detectron2-removeZerosFromDataset-smooth-29-5-relativeToNextFrame-norm</text:p>
          </table:table-cell>
          <table:table-cell table:number-columns-repeated="3"/>
          <table:table-cell table:style-name="ce242" office:value-type="float" office:value="86.52" calcext:value-type="float">
            <text:p>86,52</text:p>
          </table:table-cell>
          <table:table-cell table:style-name="ce208" office:value-type="float" office:value="83.267" calcext:value-type="float">
            <text:p>83,267</text:p>
          </table:table-cell>
          <table:table-cell table:style-name="ce248" office:value-type="string" calcext:value-type="string">
            <text:p>PoseNet-relativeToUpperMiddleBottomCentersOfFrame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3"/>
          <table:table-cell table:style-name="ce224" office:value-type="float" office:value="12.674" calcext:value-type="float">
            <text:p>12,674</text:p>
          </table:table-cell>
          <table:table-cell table:style-name="ce238" office:value-type="float" office:value="12.78" calcext:value-type="float">
            <text:p>12,78</text:p>
          </table:table-cell>
          <table:table-cell table:style-name="ce219" office:value-type="string" calcext:value-type="string">
            <text:p>Detectron2-removeZerosFromDataset-smooth-29-4-relativeToNextFrame-norm</text:p>
          </table:table-cell>
          <table:table-cell table:number-columns-repeated="3"/>
          <table:table-cell table:style-name="ce242" office:value-type="float" office:value="84.615" calcext:value-type="float">
            <text:p>84,615</text:p>
          </table:table-cell>
          <table:table-cell table:style-name="ce208" office:value-type="float" office:value="81.028" calcext:value-type="float">
            <text:p>81,028</text:p>
          </table:table-cell>
          <table:table-cell table:style-name="ce248" office:value-type="string" calcext:value-type="string">
            <text:p>PoseNet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251" office:value-type="float" office:value="80.733" calcext:value-type="float">
            <text:p>80,733</text:p>
          </table:table-cell>
          <table:table-cell table:style-name="ce254" office:value-type="float" office:value="78.524" calcext:value-type="float">
            <text:p>78,524</text:p>
          </table:table-cell>
          <table:table-cell table:style-name="ce260" office:value-type="string" calcext:value-type="string">
            <text:p>PoseNet-removeZerosFromDataset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9"/>
          <table:table-cell table:style-name="ce242" office:value-type="float" office:value="70.916" calcext:value-type="float">
            <text:p>70,916</text:p>
          </table:table-cell>
          <table:table-cell table:style-name="ce255" office:value-type="float" office:value="68.379" calcext:value-type="float">
            <text:p>68,379</text:p>
          </table:table-cell>
          <table:table-cell table:style-name="ce248" office:value-type="string" calcext:value-type="string">
            <text:p>PoseNet-relativeToNextFrame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9"/>
          <table:table-cell table:style-name="ce242" office:value-type="float" office:value="53.04" calcext:value-type="float">
            <text:p>53,04</text:p>
          </table:table-cell>
          <table:table-cell table:style-name="ce256" office:value-type="float" office:value="53.887" calcext:value-type="float">
            <text:p>53,887</text:p>
          </table:table-cell>
          <table:table-cell table:style-name="ce248" office:value-type="string" calcext:value-type="string">
            <text:p>PoseNet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9"/>
          <table:table-cell table:style-name="ce242" office:value-type="float" office:value="27.399" calcext:value-type="float">
            <text:p>27,399</text:p>
          </table:table-cell>
          <table:table-cell table:style-name="ce208" office:value-type="float" office:value="26.35" calcext:value-type="float">
            <text:p>26,35</text:p>
          </table:table-cell>
          <table:table-cell table:style-name="ce247" office:value-type="string" calcext:value-type="string">
            <text:p>Detetron2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table-cell/>
          <table:table-cell table:style-name="Default" table:number-columns-repeated="3"/>
          <table:table-cell table:number-columns-repeated="9"/>
          <table:table-cell table:style-name="ce252" office:value-type="float" office:value="27.766" calcext:value-type="float">
            <text:p>27,766</text:p>
          </table:table-cell>
          <table:table-cell table:style-name="ce257" office:value-type="float" office:value="24.506" calcext:value-type="float">
            <text:p>24,506</text:p>
          </table:table-cell>
          <table:table-cell table:style-name="ce261" office:value-type="string" calcext:value-type="string">
            <text:p>PoseNet</text:p>
          </table:table-cell>
          <table:table-cell table:number-columns-repeated="1007"/>
        </table:table-row>
        <table:table-row table:style-name="ro2">
          <table:table-cell/>
          <table:table-cell table:style-name="Default" table:number-columns-repeated="3"/>
          <table:table-cell table:number-columns-repeated="1019"/>
        </table:table-row>
        <table:table-row table:style-name="ro9">
          <table:table-cell/>
          <table:table-cell table:style-name="ce198" table:number-columns-repeated="3"/>
          <table:table-cell table:number-columns-repeated="1019"/>
        </table:table-row>
        <table:table-row table:style-name="ro10">
          <table:table-cell table:number-columns-repeated="15"/>
          <table:table-cell table:style-name="ce240" office:value-type="string" calcext:value-type="string">
            <text:p>Improving?</text:p>
          </table:table-cell>
          <table:table-cell table:number-columns-repeated="1007"/>
        </table:table-row>
        <table:table-row table:style-name="ro8">
          <table:table-cell table:style-name="ce185" table:number-columns-spanned="1" table:number-rows-spanned="8"/>
          <table:table-cell table:style-name="ce185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203" office:value-type="float" office:value="88.278" calcext:value-type="float">
            <text:p>88,278</text:p>
          </table:table-cell>
          <table:table-cell table:style-name="ce208" office:value-type="float" office:value="87.484" calcext:value-type="float">
            <text:p>87,484</text:p>
          </table:table-cell>
          <table:table-cell table:style-name="ce219" office:value-type="string" calcext:value-type="string">
            <text:p>Detectron2-removeZerosFromDataset-smooth-29-5-relativeToNextFrame-norm</text:p>
          </table:table-cell>
          <table:table-cell table:number-columns-repeated="1007"/>
        </table:table-row>
        <table:table-row table:style-name="ro8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8.791" calcext:value-type="float">
            <text:p>88,791</text:p>
          </table:table-cell>
          <table:table-cell table:style-name="ce208" office:value-type="float" office:value="86.298" calcext:value-type="float">
            <text:p>86,298</text:p>
          </table:table-cell>
          <table:table-cell table:style-name="ce219" office:value-type="string" calcext:value-type="string">
            <text:p>Detectron2-removeZerosFromDataset-smooth-29-6-relativeToNextFrame-norm</text:p>
          </table:table-cell>
          <table:table-cell table:number-columns-repeated="1007"/>
        </table:table-row>
        <table:table-row table:style-name="ro8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9.817" calcext:value-type="float">
            <text:p>89,817</text:p>
          </table:table-cell>
          <table:table-cell table:style-name="ce208" office:value-type="float" office:value="85.903" calcext:value-type="float">
            <text:p>85,903</text:p>
          </table:table-cell>
          <table:table-cell table:style-name="ce219" office:value-type="string" calcext:value-type="string">
            <text:p>Detectron2-removeZerosFromDataset-smooth-29-4-relativeToNextFrame-norm</text:p>
          </table:table-cell>
          <table:table-cell table:number-columns-repeated="1007"/>
        </table:table-row>
        <table:table-row table:style-name="ro8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6.447" calcext:value-type="float">
            <text:p>86,447</text:p>
          </table:table-cell>
          <table:table-cell table:style-name="ce258" office:value-type="float" office:value="83.267" calcext:value-type="float">
            <text:p>83,267</text:p>
          </table:table-cell>
          <table:table-cell table:style-name="ce220" office:value-type="string" calcext:value-type="string">
            <text:p>PoseNet-removeZerosFromDataset-smooth-29-6-relativeToNextFrame-norm</text:p>
          </table:table-cell>
          <table:table-cell table:number-columns-repeated="1007"/>
        </table:table-row>
        <table:table-row table:style-name="ro8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5.861" calcext:value-type="float">
            <text:p>85,861</text:p>
          </table:table-cell>
          <table:table-cell table:style-name="ce258" office:value-type="float" office:value="82.345" calcext:value-type="float">
            <text:p>82,345</text:p>
          </table:table-cell>
          <table:table-cell table:style-name="ce220" office:value-type="string" calcext:value-type="string">
            <text:p>PoseNet-removeZerosFromDataset-smooth-29-7-relativeToNextFrame-norm</text:p>
          </table:table-cell>
          <table:table-cell table:number-columns-repeated="1007"/>
        </table:table-row>
        <table:table-row table:style-name="ro8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3.077" calcext:value-type="float">
            <text:p>83,077</text:p>
          </table:table-cell>
          <table:table-cell table:style-name="ce258" office:value-type="float" office:value="80.632" calcext:value-type="float">
            <text:p>80,632</text:p>
          </table:table-cell>
          <table:table-cell table:style-name="ce220" office:value-type="string" calcext:value-type="string">
            <text:p>PoseNet-removeZerosFromDataset-smooth-29-4-relativeToNextFrame-norm</text:p>
          </table:table-cell>
          <table:table-cell table:number-columns-repeated="1007"/>
        </table:table-row>
        <table:table-row table:style-name="ro8">
          <table:covered-table-cell/>
          <table:table-cell table:number-columns-repeated="12"/>
          <table:table-cell table:style-name="ce203" office:value-type="float" office:value="84.029" calcext:value-type="float">
            <text:p>84,029</text:p>
          </table:table-cell>
          <table:table-cell table:style-name="ce258" office:value-type="float" office:value="80.501" calcext:value-type="float">
            <text:p>80,501</text:p>
          </table:table-cell>
          <table:table-cell table:style-name="ce220" office:value-type="string" calcext:value-type="string">
            <text:p>PoseNet-removeZerosFromDataset-smooth-29-5-relativeToNextFrame-norm</text:p>
          </table:table-cell>
          <table:table-cell table:number-columns-repeated="1007"/>
        </table:table-row>
        <table:table-row table:style-name="ro8">
          <table:covered-table-cell/>
          <table:table-cell table:number-columns-repeated="12"/>
          <table:table-cell table:style-name="ce203" office:value-type="float" office:value="81.026" calcext:value-type="float">
            <text:p>81,026</text:p>
          </table:table-cell>
          <table:table-cell table:style-name="ce208" office:value-type="float" office:value="78.788" calcext:value-type="float">
            <text:p>78,788</text:p>
          </table:table-cell>
          <table:table-cell table:style-name="ce219" office:value-type="string" calcext:value-type="string">
            <text:p>Detectron2-removeZerosFromDataset-smooth-29-7-relativeToNextFrame-norm</text:p>
          </table:table-cell>
          <table:table-cell table:number-columns-repeated="1007"/>
        </table:table-row>
        <table:table-row table:style-name="ro2" table:number-rows-repeated="104853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globalView" table:style-name="ta1">
        <table:table-column table:style-name="co27" table:default-cell-style-name="ce62"/>
        <table:table-column table:style-name="co28" table:default-cell-style-name="ce62"/>
        <table:table-column table:style-name="co29" table:default-cell-style-name="ce66"/>
        <table:table-column table:style-name="co27" table:default-cell-style-name="ce68"/>
        <table:table-column table:style-name="co28" table:default-cell-style-name="ce68"/>
        <table:table-column table:style-name="co30" table:default-cell-style-name="ce72"/>
        <table:table-column table:style-name="co27" table:default-cell-style-name="ce74"/>
        <table:table-column table:style-name="co28" table:default-cell-style-name="ce74"/>
        <table:table-column table:style-name="co31" table:default-cell-style-name="ce77"/>
        <table:table-column table:style-name="co27" table:default-cell-style-name="ce80"/>
        <table:table-column table:style-name="co28" table:default-cell-style-name="ce80"/>
        <table:table-column table:style-name="co32" table:default-cell-style-name="ce83"/>
        <table:table-column table:style-name="co27" table:default-cell-style-name="ce262"/>
        <table:table-column table:style-name="co28" table:default-cell-style-name="ce262"/>
        <table:table-column table:style-name="co33" table:default-cell-style-name="ce270"/>
        <table:table-column table:style-name="co27" table:default-cell-style-name="ce273"/>
        <table:table-column table:style-name="co28" table:default-cell-style-name="ce262"/>
        <table:table-column table:style-name="co34" table:default-cell-style-name="ce270"/>
        <table:table-column table:style-name="co27" table:default-cell-style-name="ce274"/>
        <table:table-column table:style-name="co28" table:default-cell-style-name="ce262"/>
        <table:table-column table:style-name="co35" table:default-cell-style-name="ce270"/>
        <table:table-column table:style-name="co27" table:default-cell-style-name="ce274"/>
        <table:table-column table:style-name="co28" table:default-cell-style-name="ce262"/>
        <table:table-column table:style-name="co35" table:default-cell-style-name="ce270"/>
        <table:table-column table:style-name="co27" table:default-cell-style-name="ce274"/>
        <table:table-column table:style-name="co28" table:default-cell-style-name="ce262"/>
        <table:table-column table:style-name="co35" table:default-cell-style-name="ce270"/>
        <table:table-column table:style-name="co27" table:default-cell-style-name="ce274"/>
        <table:table-column table:style-name="co28" table:default-cell-style-name="ce262"/>
        <table:table-column table:style-name="co35" table:default-cell-style-name="ce270"/>
        <table:table-column table:style-name="co5" table:number-columns-repeated="6" table:default-cell-style-name="Default"/>
        <table:table-column table:style-name="co5" table:number-columns-repeated="3" table:default-cell-style-name="ce270"/>
        <table:table-column table:style-name="co5" table:number-columns-repeated="983" table:default-cell-style-name="ce262"/>
        <table:table-column table:style-name="co5" table:number-columns-repeated="2" table:default-cell-style-name="Default"/>
        <table:table-row table:style-name="ro9">
          <table:table-cell table:style-name="ce61" office:value-type="string" calcext:value-type="string">
            <text:p>val_acc %</text:p>
          </table:table-cell>
          <table:table-cell table:style-name="ce63" office:value-type="string" calcext:value-type="string">
            <text:p>test_acc %</text:p>
          </table:table-cell>
          <table:table-cell table:style-name="ce64" office:value-type="string" calcext:value-type="string">
            <text:p>CrossVIEW</text:p>
          </table:table-cell>
          <table:table-cell table:style-name="ce67" office:value-type="string" calcext:value-type="string">
            <text:p>val_acc %</text:p>
          </table:table-cell>
          <table:table-cell table:style-name="ce69" office:value-type="string" calcext:value-type="string">
            <text:p>test_acc %</text:p>
          </table:table-cell>
          <table:table-cell table:style-name="ce70" office:value-type="string" calcext:value-type="string">
            <text:p>CrossSUBJECT</text:p>
          </table:table-cell>
          <table:table-cell table:style-name="ce73" office:value-type="string" calcext:value-type="string">
            <text:p>val_acc %</text:p>
          </table:table-cell>
          <table:table-cell table:style-name="ce75" office:value-type="string" calcext:value-type="string">
            <text:p>test_acc %</text:p>
          </table:table-cell>
          <table:table-cell table:style-name="ce76" office:value-type="string" calcext:value-type="string">
            <text:p>CrossVIEW_tough</text:p>
          </table:table-cell>
          <table:table-cell table:style-name="ce79" office:value-type="string" calcext:value-type="string">
            <text:p>val_acc %</text:p>
          </table:table-cell>
          <table:table-cell table:style-name="ce81" office:value-type="string" calcext:value-type="string">
            <text:p>test_acc %</text:p>
          </table:table-cell>
          <table:table-cell table:style-name="ce82" office:value-type="string" calcext:value-type="string">
            <text:p>CrossSUBJECT_tough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CrossVIEW_mini</text:p>
          </table:table-cell>
          <table:table-cell table:style-name="ce271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CrossSUBJECT_mini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Top+Senesi CrossVIEW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Top+Senesi CrossSUBJECT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Top-models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Senesi</text:p>
          </table:table-cell>
          <table:table-cell table:style-name="ce262" table:number-columns-repeated="9"/>
          <table:table-cell table:number-columns-repeated="983"/>
          <table:table-cell table:style-name="ce262" table:number-columns-repeated="2"/>
        </table:table-row>
        <table:table-row table:style-name="ro2">
          <table:table-cell office:value-type="float" office:value="86.379" calcext:value-type="float">
            <text:p>86,379</text:p>
          </table:table-cell>
          <table:table-cell office:value-type="float" office:value="90.359" calcext:value-type="float">
            <text:p>90,359</text:p>
          </table:table-cell>
          <table:table-cell table:style-name="ce65" office:value-type="string" calcext:value-type="string">
            <text:p>det-4L-CUDA-3BAR-norm-drop-0,15-reg-0</text:p>
          </table:table-cell>
          <table:table-cell office:value-type="float" office:value="90.005" calcext:value-type="float">
            <text:p>90,005</text:p>
          </table:table-cell>
          <table:table-cell office:value-type="float" office:value="80.882" calcext:value-type="float">
            <text:p>80,882</text:p>
          </table:table-cell>
          <table:table-cell table:style-name="ce71" office:value-type="string" calcext:value-type="string">
            <text:p>det-3L-3BAR-norm-drop-0,05-rec_drop-0,05</text:p>
          </table:table-cell>
          <table:table-cell office:value-type="float" office:value="78.708" calcext:value-type="float">
            <text:p>78,708</text:p>
          </table:table-cell>
          <table:table-cell office:value-type="float" office:value="84.968" calcext:value-type="float">
            <text:p>84,968</text:p>
          </table:table-cell>
          <table:table-cell office:value-type="string" calcext:value-type="string">
            <text:p>det-4L-CUDA-3BAR-norm-drop-0,2-reg-1e-05</text:p>
          </table:table-cell>
          <table:table-cell office:value-type="float" office:value="84.005" calcext:value-type="float">
            <text:p>84,005</text:p>
          </table:table-cell>
          <table:table-cell office:value-type="float" office:value="70.894" calcext:value-type="float">
            <text:p>70,894</text:p>
          </table:table-cell>
          <table:table-cell office:value-type="string" calcext:value-type="string">
            <text:p>det-3L-3BAR-norm-drop-0,15-rec_drop-0,15</text:p>
          </table:table-cell>
          <table:table-cell table:style-name="ce267" office:value-type="float" office:value="94.595" calcext:value-type="float">
            <text:p>94,595</text:p>
          </table:table-cell>
          <table:table-cell table:style-name="ce267" office:value-type="float" office:value="95.939" calcext:value-type="float">
            <text:p>95,939</text:p>
          </table:table-cell>
          <table:table-cell table:style-name="ce269" office:value-type="string" calcext:value-type="string">
            <text:p>det-2L-3BAR-norm-drop-0,05-rec_drop-0,05</text:p>
          </table:table-cell>
          <table:table-cell table:style-name="ce272" office:value-type="float" office:value="96.032" calcext:value-type="float">
            <text:p>96,032</text:p>
          </table:table-cell>
          <table:table-cell table:style-name="ce267" office:value-type="float" office:value="90.7" calcext:value-type="float">
            <text:p>90,7</text:p>
          </table:table-cell>
          <table:table-cell table:style-name="ce269" office:value-type="string" calcext:value-type="string">
            <text:p>det-2L-3BAR-norm-drop-0,05-rec_drop-0,05</text:p>
          </table:table-cell>
          <table:table-cell office:value-type="float" office:value="96.533" calcext:value-type="float">
            <text:p>96,533</text:p>
          </table:table-cell>
          <table:table-cell office:value-type="float" office:value="97.541" calcext:value-type="float">
            <text:p>97,541</text:p>
          </table:table-cell>
          <table:table-cell office:value-type="string" calcext:value-type="string">
            <text:p>det-2L-3BAR-drop-0,15-rec_drop-0,15-norm</text:p>
          </table:table-cell>
          <table:table-cell office:value-type="float" office:value="96.682" calcext:value-type="float">
            <text:p>96,682</text:p>
          </table:table-cell>
          <table:table-cell office:value-type="float" office:value="92.419" calcext:value-type="float">
            <text:p>92,419</text:p>
          </table:table-cell>
          <table:table-cell office:value-type="string" calcext:value-type="string">
            <text:p>det-2L-NEXT-drop-0,15-rec_drop-0,15-norm</text:p>
          </table:table-cell>
          <table:table-cell table:style-name="ce275" office:value-type="float" office:value="96.117" calcext:value-type="float">
            <text:p>96,117</text:p>
          </table:table-cell>
          <table:table-cell table:style-name="ce280" office:value-type="float" office:value="95.652" calcext:value-type="float">
            <text:p>95,652</text:p>
          </table:table-cell>
          <table:table-cell table:style-name="ce286" office:value-type="string" calcext:value-type="string">
            <text:p>det-2L-5BAR-drop-0,05-rec_drop-0,05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996" calcext:value-type="float">
            <text:p>97,996</text:p>
          </table:table-cell>
          <table:table-cell office:value-type="string" calcext:value-type="string">
            <text:p>det-2L-5BAR-drop-0,1-rec_drop-0,1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2">
          <table:table-cell office:value-type="float" office:value="86.432" calcext:value-type="float">
            <text:p>86,432</text:p>
          </table:table-cell>
          <table:table-cell office:value-type="float" office:value="90.327" calcext:value-type="float">
            <text:p>90,327</text:p>
          </table:table-cell>
          <table:table-cell office:value-type="string" calcext:value-type="string">
            <text:p>det-4L-CUDA-3BAR-norm-drop-0,1-reg-0</text:p>
          </table:table-cell>
          <table:table-cell office:value-type="float" office:value="90.203" calcext:value-type="float">
            <text:p>90,203</text:p>
          </table:table-cell>
          <table:table-cell office:value-type="float" office:value="79.511" calcext:value-type="float">
            <text:p>79,511</text:p>
          </table:table-cell>
          <table:table-cell office:value-type="string" calcext:value-type="string">
            <text:p>det-4L-CUDA-3BAR-norm-drop-0,1-reg-0</text:p>
          </table:table-cell>
          <table:table-cell office:value-type="float" office:value="78.181" calcext:value-type="float">
            <text:p>78,181</text:p>
          </table:table-cell>
          <table:table-cell office:value-type="float" office:value="84.546" calcext:value-type="float">
            <text:p>84,546</text:p>
          </table:table-cell>
          <table:table-cell office:value-type="string" calcext:value-type="string">
            <text:p>det-5L-CUDA-3BAR-norm-drop-0,2-reg-1e-05</text:p>
          </table:table-cell>
          <table:table-cell office:value-type="float" office:value="85.431" calcext:value-type="float">
            <text:p>85,431</text:p>
          </table:table-cell>
          <table:table-cell office:value-type="float" office:value="70.773" calcext:value-type="float">
            <text:p>70,773</text:p>
          </table:table-cell>
          <table:table-cell office:value-type="string" calcext:value-type="string">
            <text:p>det-3L-3BAR-norm-drop-0,1-rec_drop-0,1</text:p>
          </table:table-cell>
          <table:table-cell table:style-name="ce267" office:value-type="float" office:value="94.529" calcext:value-type="float">
            <text:p>94,529</text:p>
          </table:table-cell>
          <table:table-cell table:style-name="ce267" office:value-type="float" office:value="95.121" calcext:value-type="float">
            <text:p>95,121</text:p>
          </table:table-cell>
          <table:table-cell table:style-name="ce269" office:value-type="string" calcext:value-type="string">
            <text:p>det-2L-3BAR-norm-drop-0,2-rec_drop-0,2</text:p>
          </table:table-cell>
          <table:table-cell table:style-name="ce272" office:value-type="float" office:value="95.164" calcext:value-type="float">
            <text:p>95,164</text:p>
          </table:table-cell>
          <table:table-cell table:style-name="ce267" office:value-type="float" office:value="90.64" calcext:value-type="float">
            <text:p>90,64</text:p>
          </table:table-cell>
          <table:table-cell table:style-name="ce269" office:value-type="string" calcext:value-type="string">
            <text:p>det-2L-3BAR-normXY-drop-0,2-rec_drop-0,2</text:p>
          </table:table-cell>
          <table:table-cell office:value-type="float" office:value="96.472" calcext:value-type="float">
            <text:p>96,472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-2L-3BAR-drop-0,05-rec_drop-0,05-norm</text:p>
          </table:table-cell>
          <table:table-cell office:value-type="float" office:value="96.854" calcext:value-type="float">
            <text:p>96,854</text:p>
          </table:table-cell>
          <table:table-cell office:value-type="float" office:value="92.363" calcext:value-type="float">
            <text:p>92,363</text:p>
          </table:table-cell>
          <table:table-cell office:value-type="string" calcext:value-type="string">
            <text:p>det-2L-NEXT-drop-0,05-rec_drop-0,05-norm</text:p>
          </table:table-cell>
          <table:table-cell table:style-name="ce275" office:value-type="float" office:value="96.19" calcext:value-type="float">
            <text:p>96,19</text:p>
          </table:table-cell>
          <table:table-cell table:style-name="ce280" office:value-type="float" office:value="95.52" calcext:value-type="float">
            <text:p>95,52</text:p>
          </table:table-cell>
          <table:table-cell table:style-name="ce286" office:value-type="string" calcext:value-type="string">
            <text:p>det-2L-5BAR-drop-0-rec_drop-0-norm</text:p>
          </table:table-cell>
          <table:table-cell office:value-type="float" office:value="98.184" calcext:value-type="float">
            <text:p>98,184</text:p>
          </table:table-cell>
          <table:table-cell office:value-type="float" office:value="97.574" calcext:value-type="float">
            <text:p>97,574</text:p>
          </table:table-cell>
          <table:table-cell office:value-type="string" calcext:value-type="string">
            <text:p>det-2L-5BAR-drop-0,2-rec_drop-0,2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2">
          <table:table-cell office:value-type="float" office:value="87.184" calcext:value-type="float">
            <text:p>87,184</text:p>
          </table:table-cell>
          <table:table-cell office:value-type="float" office:value="89.393" calcext:value-type="float">
            <text:p>89,393</text:p>
          </table:table-cell>
          <table:table-cell office:value-type="string" calcext:value-type="string">
            <text:p>det-3L-3BAR-norm-drop-0,05-rec_drop-0,05</text:p>
          </table:table-cell>
          <table:table-cell office:value-type="float" office:value="90.253" calcext:value-type="float">
            <text:p>90,253</text:p>
          </table:table-cell>
          <table:table-cell office:value-type="float" office:value="79.45" calcext:value-type="float">
            <text:p>79,45</text:p>
          </table:table-cell>
          <table:table-cell office:value-type="string" calcext:value-type="string">
            <text:p>det-4L-CUDA-3BAR-norm-drop-0,05-reg-0</text:p>
          </table:table-cell>
          <table:table-cell office:value-type="float" office:value="78.312" calcext:value-type="float">
            <text:p>78,312</text:p>
          </table:table-cell>
          <table:table-cell office:value-type="float" office:value="83.94" calcext:value-type="float">
            <text:p>83,94</text:p>
          </table:table-cell>
          <table:table-cell office:value-type="string" calcext:value-type="string">
            <text:p>det-5L-CUDA-3BAR-norm-drop-0,15-reg-1e-05</text:p>
          </table:table-cell>
          <table:table-cell office:value-type="float" office:value="84.687" calcext:value-type="float">
            <text:p>84,687</text:p>
          </table:table-cell>
          <table:table-cell office:value-type="float" office:value="70.441" calcext:value-type="float">
            <text:p>70,441</text:p>
          </table:table-cell>
          <table:table-cell table:style-name="ce84" office:value-type="string" calcext:value-type="string">
            <text:p>det-3L-3BAR-norm-drop-0,05-rec_drop-0,05</text:p>
          </table:table-cell>
          <table:table-cell table:style-name="ce267" office:value-type="float" office:value="94.858" calcext:value-type="float">
            <text:p>94,858</text:p>
          </table:table-cell>
          <table:table-cell table:style-name="ce267" office:value-type="float" office:value="94.989" calcext:value-type="float">
            <text:p>94,989</text:p>
          </table:table-cell>
          <table:table-cell table:style-name="ce269" office:value-type="string" calcext:value-type="string">
            <text:p>det-2L-3BAR-norm-drop-0,1-rec_drop-0,1</text:p>
          </table:table-cell>
          <table:table-cell table:style-name="ce272" office:value-type="float" office:value="95.846" calcext:value-type="float">
            <text:p>95,846</text:p>
          </table:table-cell>
          <table:table-cell table:style-name="ce267" office:value-type="float" office:value="90.429" calcext:value-type="float">
            <text:p>90,429</text:p>
          </table:table-cell>
          <table:table-cell table:style-name="ce269" office:value-type="string" calcext:value-type="string">
            <text:p>det-2L-normXY-drop-0,05-rec_drop-0,05</text:p>
          </table:table-cell>
          <table:table-cell office:value-type="float" office:value="96.776" calcext:value-type="float">
            <text:p>96,776</text:p>
          </table:table-cell>
          <table:table-cell office:value-type="float" office:value="97.395" calcext:value-type="float">
            <text:p>97,395</text:p>
          </table:table-cell>
          <table:table-cell office:value-type="string" calcext:value-type="string">
            <text:p>det-2L-3BAR-drop-0,1-rec_drop-0,1-norm</text:p>
          </table:table-cell>
          <table:table-cell office:value-type="float" office:value="96.682" calcext:value-type="float">
            <text:p>96,682</text:p>
          </table:table-cell>
          <table:table-cell office:value-type="float" office:value="92.252" calcext:value-type="float">
            <text:p>92,252</text:p>
          </table:table-cell>
          <table:table-cell office:value-type="string" calcext:value-type="string">
            <text:p>det-2L-NEXT-drop-0,2-rec_drop-0,2-norm</text:p>
          </table:table-cell>
          <table:table-cell table:style-name="ce275" office:value-type="float" office:value="95.751" calcext:value-type="float">
            <text:p>95,751</text:p>
          </table:table-cell>
          <table:table-cell table:style-name="ce280" office:value-type="float" office:value="95.389" calcext:value-type="float">
            <text:p>95,389</text:p>
          </table:table-cell>
          <table:table-cell table:style-name="ce286" office:value-type="string" calcext:value-type="string">
            <text:p>det-2L-5BAR-drop-0,1-rec_drop-0,1-norm</text:p>
          </table:table-cell>
          <table:table-cell office:value-type="float" office:value="98.594" calcext:value-type="float">
            <text:p>98,594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-2L-3BAR_ABS-drop-0,15-rec_drop-0,15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2">
          <table:table-cell office:value-type="float" office:value="86.564" calcext:value-type="float">
            <text:p>86,564</text:p>
          </table:table-cell>
          <table:table-cell office:value-type="float" office:value="89.082" calcext:value-type="float">
            <text:p>89,082</text:p>
          </table:table-cell>
          <table:table-cell office:value-type="string" calcext:value-type="string">
            <text:p>det-4L-CUDA-3BAR-norm-drop-0,05-reg-0</text:p>
          </table:table-cell>
          <table:table-cell office:value-type="float" office:value="89.211" calcext:value-type="float">
            <text:p>89,211</text:p>
          </table:table-cell>
          <table:table-cell office:value-type="float" office:value="79.191" calcext:value-type="float">
            <text:p>79,191</text:p>
          </table:table-cell>
          <table:table-cell office:value-type="string" calcext:value-type="string">
            <text:p>det-3L-CUDA-3BAR-norm-drop-0,05-reg-0</text:p>
          </table:table-cell>
          <table:table-cell office:value-type="float" office:value="78.181" calcext:value-type="float">
            <text:p>78,181</text:p>
          </table:table-cell>
          <table:table-cell office:value-type="float" office:value="83.65" calcext:value-type="float">
            <text:p>83,65</text:p>
          </table:table-cell>
          <table:table-cell office:value-type="string" calcext:value-type="string">
            <text:p>det-4L-CUDA-3BAR-norm-drop-0,1-reg-0</text:p>
          </table:table-cell>
          <table:table-cell office:value-type="float" office:value="82.765" calcext:value-type="float">
            <text:p>82,765</text:p>
          </table:table-cell>
          <table:table-cell office:value-type="float" office:value="69.867" calcext:value-type="float">
            <text:p>69,867</text:p>
          </table:table-cell>
          <table:table-cell office:value-type="string" calcext:value-type="string">
            <text:p>det-4L-3BAR-norm-drop-0,2-rec_drop-0,2</text:p>
          </table:table-cell>
          <table:table-cell office:value-type="float" office:value="94.463" calcext:value-type="float">
            <text:p>94,463</text:p>
          </table:table-cell>
          <table:table-cell office:value-type="float" office:value="94.884" calcext:value-type="float">
            <text:p>94,884</text:p>
          </table:table-cell>
          <table:table-cell office:value-type="string" calcext:value-type="string">
            <text:p>det-2L-3BAR-norm-drop-0,15-rec_drop-0,15</text:p>
          </table:table-cell>
          <table:table-cell office:value-type="float" office:value="95.722" calcext:value-type="float">
            <text:p>95,722</text:p>
          </table:table-cell>
          <table:table-cell office:value-type="float" office:value="90.338" calcext:value-type="float">
            <text:p>90,338</text:p>
          </table:table-cell>
          <table:table-cell office:value-type="string" calcext:value-type="string">
            <text:p>det-2L-3BAR-norm-drop-0,15-rec_drop-0,15</text:p>
          </table:table-cell>
          <table:table-cell office:value-type="float" office:value="96.107" calcext:value-type="float">
            <text:p>96,107</text:p>
          </table:table-cell>
          <table:table-cell office:value-type="float" office:value="96.957" calcext:value-type="float">
            <text:p>96,957</text:p>
          </table:table-cell>
          <table:table-cell office:value-type="string" calcext:value-type="string">
            <text:p>det-2L-3BAR-drop-0,2-rec_drop-0,2-norm</text:p>
          </table:table-cell>
          <table:table-cell office:value-type="float" office:value="97.197" calcext:value-type="float">
            <text:p>97,197</text:p>
          </table:table-cell>
          <table:table-cell office:value-type="float" office:value="92.057" calcext:value-type="float">
            <text:p>92,057</text:p>
          </table:table-cell>
          <table:table-cell office:value-type="string" calcext:value-type="string">
            <text:p>det-2L-NEXT-drop-0,1-rec_drop-0,1-norm</text:p>
          </table:table-cell>
          <table:table-cell table:style-name="ce276" office:value-type="float" office:value="96.85" calcext:value-type="float">
            <text:p>96,85</text:p>
          </table:table-cell>
          <table:table-cell table:style-name="ce281" office:value-type="float" office:value="95.257" calcext:value-type="float">
            <text:p>95,257</text:p>
          </table:table-cell>
          <table:table-cell table:style-name="ce287" office:value-type="string" calcext:value-type="string">
            <text:p>det-2L-3BAR-drop-0,05-rec_drop-0,05-norm</text:p>
          </table:table-cell>
          <table:table-cell office:value-type="float" office:value="98.243" calcext:value-type="float">
            <text:p>98,243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-2L-5BAR-drop-0,05-rec_drop-0,05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2">
          <table:table-cell office:value-type="float" office:value="83.9" calcext:value-type="float">
            <text:p>83,9</text:p>
          </table:table-cell>
          <table:table-cell office:value-type="float" office:value="89.008" calcext:value-type="float">
            <text:p>89,008</text:p>
          </table:table-cell>
          <table:table-cell office:value-type="string" calcext:value-type="string">
            <text:p>det-4L-CUDA-3BAR-norm-drop-0,2-reg-0</text:p>
          </table:table-cell>
          <table:table-cell office:value-type="float" office:value="90.327" calcext:value-type="float">
            <text:p>90,327</text:p>
          </table:table-cell>
          <table:table-cell office:value-type="float" office:value="79.082" calcext:value-type="float">
            <text:p>79,082</text:p>
          </table:table-cell>
          <table:table-cell office:value-type="string" calcext:value-type="string">
            <text:p>det-4L-CUDA-3BAR-norm-drop-0,15-reg-0</text:p>
          </table:table-cell>
          <table:table-cell office:value-type="float" office:value="77.39" calcext:value-type="float">
            <text:p>77,39</text:p>
          </table:table-cell>
          <table:table-cell office:value-type="float" office:value="83.623" calcext:value-type="float">
            <text:p>83,623</text:p>
          </table:table-cell>
          <table:table-cell office:value-type="string" calcext:value-type="string">
            <text:p>det-5L-CUDA-3BAR-norm-drop-0,1-reg-1e-05</text:p>
          </table:table-cell>
          <table:table-cell office:value-type="float" office:value="82.455" calcext:value-type="float">
            <text:p>82,455</text:p>
          </table:table-cell>
          <table:table-cell office:value-type="float" office:value="69.716" calcext:value-type="float">
            <text:p>69,716</text:p>
          </table:table-cell>
          <table:table-cell office:value-type="string" calcext:value-type="string">
            <text:p>det-3L-3BAR-norm-drop-0,2-rec_drop-0,2</text:p>
          </table:table-cell>
          <table:table-cell office:value-type="float" office:value="93.078" calcext:value-type="float">
            <text:p>93,078</text:p>
          </table:table-cell>
          <table:table-cell office:value-type="float" office:value="93.645" calcext:value-type="float">
            <text:p>93,645</text:p>
          </table:table-cell>
          <table:table-cell office:value-type="string" calcext:value-type="string">
            <text:p>det-2L-NEXT_5-norm-drop-0,2-rec_drop-0,2</text:p>
          </table:table-cell>
          <table:table-cell office:value-type="float" office:value="95.412" calcext:value-type="float">
            <text:p>95,412</text:p>
          </table:table-cell>
          <table:table-cell office:value-type="float" office:value="90.308" calcext:value-type="float">
            <text:p>90,308</text:p>
          </table:table-cell>
          <table:table-cell office:value-type="string" calcext:value-type="string">
            <text:p>det-2L-normXY-drop-0,1-rec_drop-0,1</text:p>
          </table:table-cell>
          <table:table-cell office:value-type="float" office:value="95.255" calcext:value-type="float">
            <text:p>95,255</text:p>
          </table:table-cell>
          <table:table-cell office:value-type="float" office:value="96.616" calcext:value-type="float">
            <text:p>96,616</text:p>
          </table:table-cell>
          <table:table-cell office:value-type="string" calcext:value-type="string">
            <text:p>det-2L-5BAR-drop-0,05-rec_drop-0,05-norm</text:p>
          </table:table-cell>
          <table:table-cell office:value-type="float" office:value="97.311" calcext:value-type="float">
            <text:p>97,311</text:p>
          </table:table-cell>
          <table:table-cell office:value-type="float" office:value="91.611" calcext:value-type="float">
            <text:p>91,611</text:p>
          </table:table-cell>
          <table:table-cell office:value-type="string" calcext:value-type="string">
            <text:p>det-2L-5BAR-drop-0,05-rec_drop-0,05-norm</text:p>
          </table:table-cell>
          <table:table-cell table:style-name="ce277" office:value-type="float" office:value="94.725" calcext:value-type="float">
            <text:p>94,725</text:p>
          </table:table-cell>
          <table:table-cell table:style-name="ce282" office:value-type="float" office:value="94.598" calcext:value-type="float">
            <text:p>94,598</text:p>
          </table:table-cell>
          <table:table-cell table:style-name="ce288" office:value-type="string" calcext:value-type="string">
            <text:p>det-2L-5BAR-drop-0,2-rec_drop-0,2-norm</text:p>
          </table:table-cell>
          <table:table-cell office:value-type="float" office:value="98.243" calcext:value-type="float">
            <text:p>98,243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-2L-5BAR-drop-0-rec_drop-0-norm</text:p>
          </table:table-cell>
          <table:table-cell table:number-columns-repeated="11"/>
          <table:table-cell table:style-name="ce270"/>
          <table:table-cell table:number-columns-repeated="982"/>
        </table:table-row>
        <table:table-row table:style-name="ro2">
          <table:table-cell office:value-type="float" office:value="84.322" calcext:value-type="float">
            <text:p>84,322</text:p>
          </table:table-cell>
          <table:table-cell office:value-type="float" office:value="87.827" calcext:value-type="float">
            <text:p>87,827</text:p>
          </table:table-cell>
          <table:table-cell office:value-type="string" calcext:value-type="string">
            <text:p>det-3L-CUDA-3BAR-norm-drop-0,05-reg-0</text:p>
          </table:table-cell>
          <table:table-cell office:value-type="float" office:value="89.683" calcext:value-type="float">
            <text:p>89,683</text:p>
          </table:table-cell>
          <table:table-cell office:value-type="float" office:value="78.81" calcext:value-type="float">
            <text:p>78,81</text:p>
          </table:table-cell>
          <table:table-cell office:value-type="string" calcext:value-type="string">
            <text:p>det-4L-CUDA-3BAR-norm-drop-0,2-reg-0</text:p>
          </table:table-cell>
          <table:table-cell office:value-type="float" office:value="78.642" calcext:value-type="float">
            <text:p>78,642</text:p>
          </table:table-cell>
          <table:table-cell office:value-type="float" office:value="83.149" calcext:value-type="float">
            <text:p>83,149</text:p>
          </table:table-cell>
          <table:table-cell office:value-type="string" calcext:value-type="string">
            <text:p>det-5L-CUDA-3BAR-norm-drop-0,15-reg-0</text:p>
          </table:table-cell>
          <table:table-cell office:value-type="float" office:value="81.773" calcext:value-type="float">
            <text:p>81,773</text:p>
          </table:table-cell>
          <table:table-cell office:value-type="float" office:value="69.656" calcext:value-type="float">
            <text:p>69,656</text:p>
          </table:table-cell>
          <table:table-cell office:value-type="string" calcext:value-type="string">
            <text:p>det-4L-CUDA-3BAR-norm-drop-0,05-reg-0,0001</text:p>
          </table:table-cell>
          <table:table-cell office:value-type="float" office:value="92.947" calcext:value-type="float">
            <text:p>92,947</text:p>
          </table:table-cell>
          <table:table-cell office:value-type="float" office:value="93.434" calcext:value-type="float">
            <text:p>93,434</text:p>
          </table:table-cell>
          <table:table-cell office:value-type="string" calcext:value-type="string">
            <text:p>det-2L-CUDA-NEXT-norm-drop-0,5-reg-0</text:p>
          </table:table-cell>
          <table:table-cell office:value-type="float" office:value="94.296" calcext:value-type="float">
            <text:p>94,296</text:p>
          </table:table-cell>
          <table:table-cell office:value-type="float" office:value="90.127" calcext:value-type="float">
            <text:p>90,127</text:p>
          </table:table-cell>
          <table:table-cell office:value-type="string" calcext:value-type="string">
            <text:p>det-2L-3BAR-norm-drop-0,2-rec_drop-0,2</text:p>
          </table:table-cell>
          <table:table-cell office:value-type="float" office:value="94.1" calcext:value-type="float">
            <text:p>94,1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-2L-17BARAbs-drop-0,05-rec_drop-0,05-norm</text:p>
          </table:table-cell>
          <table:table-cell office:value-type="float" office:value="96.453" calcext:value-type="float">
            <text:p>96,453</text:p>
          </table:table-cell>
          <table:table-cell office:value-type="float" office:value="91.472" calcext:value-type="float">
            <text:p>91,472</text:p>
          </table:table-cell>
          <table:table-cell office:value-type="string" calcext:value-type="string">
            <text:p>det-2L-5BAR-drop-0,2-rec_drop-0,2-norm</text:p>
          </table:table-cell>
          <table:table-cell table:style-name="ce275" office:value-type="float" office:value="95.604" calcext:value-type="float">
            <text:p>95,604</text:p>
          </table:table-cell>
          <table:table-cell table:style-name="ce280" office:value-type="float" office:value="94.203" calcext:value-type="float">
            <text:p>94,203</text:p>
          </table:table-cell>
          <table:table-cell table:style-name="ce286" office:value-type="string" calcext:value-type="string">
            <text:p>det-2L-3BAR_ABS-drop-0,05-rec_drop-0,05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363" calcext:value-type="float">
            <text:p>97,363</text:p>
          </table:table-cell>
          <table:table-cell office:value-type="string" calcext:value-type="string">
            <text:p>det-2L-NEXT-drop-0,15-rec_drop-0,15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2">
          <table:table-cell office:value-type="float" office:value="84.322" calcext:value-type="float">
            <text:p>84,322</text:p>
          </table:table-cell>
          <table:table-cell office:value-type="float" office:value="85.496" calcext:value-type="float">
            <text:p>85,496</text:p>
          </table:table-cell>
          <table:table-cell office:value-type="string" calcext:value-type="string">
            <text:p>det-3L-CUDA-normXY-drop-0,05-reg-0</text:p>
          </table:table-cell>
          <table:table-cell office:value-type="float" office:value="88.157" calcext:value-type="float">
            <text:p>88,157</text:p>
          </table:table-cell>
          <table:table-cell office:value-type="float" office:value="78.569" calcext:value-type="float">
            <text:p>78,569</text:p>
          </table:table-cell>
          <table:table-cell office:value-type="string" calcext:value-type="string">
            <text:p>det-3L-CUDA-normXY-drop-0,05-reg-0</text:p>
          </table:table-cell>
          <table:table-cell office:value-type="float" office:value="79.499" calcext:value-type="float">
            <text:p>79,499</text:p>
          </table:table-cell>
          <table:table-cell office:value-type="float" office:value="82.964" calcext:value-type="float">
            <text:p>82,964</text:p>
          </table:table-cell>
          <table:table-cell office:value-type="string" calcext:value-type="string">
            <text:p>det-3L-3BAR-norm-drop-0,2-rec_drop-0,2</text:p>
          </table:table-cell>
          <table:table-cell office:value-type="float" office:value="82.641" calcext:value-type="float">
            <text:p>82,641</text:p>
          </table:table-cell>
          <table:table-cell office:value-type="float" office:value="69.203" calcext:value-type="float">
            <text:p>69,203</text:p>
          </table:table-cell>
          <table:table-cell office:value-type="string" calcext:value-type="string">
            <text:p>det-4L-CUDA-3BAR-norm-drop-0,05-reg-1e-05</text:p>
          </table:table-cell>
          <table:table-cell office:value-type="float" office:value="93.342" calcext:value-type="float">
            <text:p>93,342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det-2L-3BAR-normXY-drop-0,2-rec_drop-0,2</text:p>
          </table:table-cell>
          <table:table-cell office:value-type="float" office:value="96.032" calcext:value-type="float">
            <text:p>96,032</text:p>
          </table:table-cell>
          <table:table-cell office:value-type="float" office:value="89.855" calcext:value-type="float">
            <text:p>89,855</text:p>
          </table:table-cell>
          <table:table-cell office:value-type="string" calcext:value-type="string">
            <text:p>det-2L-3BAR-norm-drop-0,1-rec_drop-0,1</text:p>
          </table:table-cell>
          <table:table-cell office:value-type="float" office:value="94.221" calcext:value-type="float">
            <text:p>94,221</text:p>
          </table:table-cell>
          <table:table-cell office:value-type="float" office:value="96.105" calcext:value-type="float">
            <text:p>96,105</text:p>
          </table:table-cell>
          <table:table-cell office:value-type="string" calcext:value-type="string">
            <text:p>det-2L-17BARAbs-drop-0,1-rec_drop-0,1-norm</text:p>
          </table:table-cell>
          <table:table-cell office:value-type="float" office:value="96.854" calcext:value-type="float">
            <text:p>96,854</text:p>
          </table:table-cell>
          <table:table-cell office:value-type="float" office:value="91.444" calcext:value-type="float">
            <text:p>91,444</text:p>
          </table:table-cell>
          <table:table-cell office:value-type="string" calcext:value-type="string">
            <text:p>det-2L-5BAR-drop-0,15-rec_drop-0,15-norm</text:p>
          </table:table-cell>
          <table:table-cell table:style-name="ce275" office:value-type="float" office:value="95.311" calcext:value-type="float">
            <text:p>95,311</text:p>
          </table:table-cell>
          <table:table-cell table:style-name="ce280" office:value-type="float" office:value="94.071" calcext:value-type="float">
            <text:p>94,071</text:p>
          </table:table-cell>
          <table:table-cell table:style-name="ce286" office:value-type="string" calcext:value-type="string">
            <text:p>det-4L-BEST-NEXT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363" calcext:value-type="float">
            <text:p>97,363</text:p>
          </table:table-cell>
          <table:table-cell office:value-type="string" calcext:value-type="string">
            <text:p>det-2L-3BAR_ABS-drop-0,05-rec_drop-0,05-norm</text:p>
          </table:table-cell>
          <table:table-cell table:number-columns-repeated="11"/>
          <table:table-cell table:style-name="ce270"/>
          <table:table-cell table:number-columns-repeated="982"/>
        </table:table-row>
        <table:table-row table:style-name="ro2">
          <table:table-cell office:value-type="float" office:value="81.21" calcext:value-type="float">
            <text:p>81,21</text:p>
          </table:table-cell>
          <table:table-cell office:value-type="float" office:value="85.338" calcext:value-type="float">
            <text:p>85,338</text:p>
          </table:table-cell>
          <table:table-cell office:value-type="string" calcext:value-type="string">
            <text:p>det-4L-CUDA-3BAR-norm-drop-0,3-reg-0</text:p>
          </table:table-cell>
          <table:table-cell office:value-type="float" office:value="85.925" calcext:value-type="float">
            <text:p>85,925</text:p>
          </table:table-cell>
          <table:table-cell office:value-type="float" office:value="76.208" calcext:value-type="float">
            <text:p>76,208</text:p>
          </table:table-cell>
          <table:table-cell office:value-type="string" calcext:value-type="string">
            <text:p>det-4L-CUDA-3BAR-norm-drop-0-reg-0</text:p>
          </table:table-cell>
          <table:table-cell office:value-type="float" office:value="78.181" calcext:value-type="float">
            <text:p>78,181</text:p>
          </table:table-cell>
          <table:table-cell office:value-type="float" office:value="82.78" calcext:value-type="float">
            <text:p>82,78</text:p>
          </table:table-cell>
          <table:table-cell office:value-type="string" calcext:value-type="string">
            <text:p>det-3L-CUDA-3BAR-norm-drop-0,2-reg-0</text:p>
          </table:table-cell>
          <table:table-cell office:value-type="float" office:value="85.555" calcext:value-type="float">
            <text:p>85,555</text:p>
          </table:table-cell>
          <table:table-cell office:value-type="float" office:value="68.992" calcext:value-type="float">
            <text:p>68,992</text:p>
          </table:table-cell>
          <table:table-cell office:value-type="string" calcext:value-type="string">
            <text:p>det-4L-CUDA-3BAR-norm-drop-0,1-reg-0</text:p>
          </table:table-cell>
          <table:table-cell office:value-type="float" office:value="92.485" calcext:value-type="float">
            <text:p>92,485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NEXT_11-norm-drop-0,2-rec_drop-0,2</text:p>
          </table:table-cell>
          <table:table-cell office:value-type="float" office:value="94.172" calcext:value-type="float">
            <text:p>94,172</text:p>
          </table:table-cell>
          <table:table-cell office:value-type="float" office:value="89.342" calcext:value-type="float">
            <text:p>89,342</text:p>
          </table:table-cell>
          <table:table-cell office:value-type="string" calcext:value-type="string">
            <text:p>det-2L-normXY-drop-0,15-rec_drop-0,15</text:p>
          </table:table-cell>
          <table:table-cell office:value-type="float" office:value="95.195" calcext:value-type="float">
            <text:p>95,195</text:p>
          </table:table-cell>
          <table:table-cell office:value-type="float" office:value="96.056" calcext:value-type="float">
            <text:p>96,056</text:p>
          </table:table-cell>
          <table:table-cell office:value-type="string" calcext:value-type="string">
            <text:p>det-2L-NEXT-drop-0,05-rec_drop-0,05-norm</text:p>
          </table:table-cell>
          <table:table-cell office:value-type="float" office:value="97.597" calcext:value-type="float">
            <text:p>97,597</text:p>
          </table:table-cell>
          <table:table-cell office:value-type="float" office:value="91.416" calcext:value-type="float">
            <text:p>91,416</text:p>
          </table:table-cell>
          <table:table-cell office:value-type="string" calcext:value-type="string">
            <text:p>det-2L-3BAR-drop-0,05-rec_drop-0,05-norm</text:p>
          </table:table-cell>
          <table:table-cell table:style-name="ce275" office:value-type="float" office:value="96.63" calcext:value-type="float">
            <text:p>96,63</text:p>
          </table:table-cell>
          <table:table-cell table:style-name="ce280" office:value-type="float" office:value="94.071" calcext:value-type="float">
            <text:p>94,071</text:p>
          </table:table-cell>
          <table:table-cell table:style-name="ce286" office:value-type="string" calcext:value-type="string">
            <text:p>det-2L-3BAR-drop-0,1-rec_drop-0,1-norm</text:p>
          </table:table-cell>
          <table:table-cell office:value-type="float" office:value="97.774" calcext:value-type="float">
            <text:p>97,774</text:p>
          </table:table-cell>
          <table:table-cell office:value-type="float" office:value="97.257" calcext:value-type="float">
            <text:p>97,257</text:p>
          </table:table-cell>
          <table:table-cell office:value-type="string" calcext:value-type="string">
            <text:p>det-2L-NEXT-drop-0,1-rec_drop-0,1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2">
          <table:table-cell office:value-type="float" office:value="79.378" calcext:value-type="float">
            <text:p>79,378</text:p>
          </table:table-cell>
          <table:table-cell office:value-type="float" office:value="84.984" calcext:value-type="float">
            <text:p>84,984</text:p>
          </table:table-cell>
          <table:table-cell office:value-type="string" calcext:value-type="string">
            <text:p>det-3L-CUDA-norm-drop-0-reg-0</text:p>
          </table:table-cell>
          <table:table-cell office:value-type="float" office:value="83.42" calcext:value-type="float">
            <text:p>83,42</text:p>
          </table:table-cell>
          <table:table-cell office:value-type="float" office:value="75.338" calcext:value-type="float">
            <text:p>75,338</text:p>
          </table:table-cell>
          <table:table-cell office:value-type="string" calcext:value-type="string">
            <text:p>det-3L-CUDA-normXY-drop-0-reg-0</text:p>
          </table:table-cell>
          <table:table-cell office:value-type="float" office:value="78.906" calcext:value-type="float">
            <text:p>78,906</text:p>
          </table:table-cell>
          <table:table-cell office:value-type="float" office:value="82.621" calcext:value-type="float">
            <text:p>82,621</text:p>
          </table:table-cell>
          <table:table-cell office:value-type="string" calcext:value-type="string">
            <text:p>det-4L-CUDA-3BAR-norm-drop-0,15-reg-1e-06</text:p>
          </table:table-cell>
          <table:table-cell office:value-type="float" office:value="83.509" calcext:value-type="float">
            <text:p>83,509</text:p>
          </table:table-cell>
          <table:table-cell office:value-type="float" office:value="68.901" calcext:value-type="float">
            <text:p>68,901</text:p>
          </table:table-cell>
          <table:table-cell office:value-type="string" calcext:value-type="string">
            <text:p>det-3L-CUDA-3BAR-norm-drop-0,05-reg-0</text:p>
          </table:table-cell>
          <table:table-cell office:value-type="float" office:value="92.815" calcext:value-type="float">
            <text:p>92,815</text:p>
          </table:table-cell>
          <table:table-cell office:value-type="float" office:value="93.038" calcext:value-type="float">
            <text:p>93,038</text:p>
          </table:table-cell>
          <table:table-cell office:value-type="string" calcext:value-type="string">
            <text:p>det-2L-CUDA-NEXT-norm-drop-0,4-reg-0</text:p>
          </table:table-cell>
          <table:table-cell office:value-type="float" office:value="90.701" calcext:value-type="float">
            <text:p>90,701</text:p>
          </table:table-cell>
          <table:table-cell office:value-type="float" office:value="88.225" calcext:value-type="float">
            <text:p>88,225</text:p>
          </table:table-cell>
          <table:table-cell office:value-type="string" calcext:value-type="string">
            <text:p>det-2L-NEXT-norm-drop-0,05-rec_drop-0,05</text:p>
          </table:table-cell>
          <table:table-cell office:value-type="float" office:value="95.012" calcext:value-type="float">
            <text:p>95,012</text:p>
          </table:table-cell>
          <table:table-cell office:value-type="float" office:value="95.935" calcext:value-type="float">
            <text:p>95,935</text:p>
          </table:table-cell>
          <table:table-cell office:value-type="string" calcext:value-type="string">
            <text:p>det-2L-NEXT-drop-0,15-rec_drop-0,15-norm</text:p>
          </table:table-cell>
          <table:table-cell office:value-type="float" office:value="97.025" calcext:value-type="float">
            <text:p>97,025</text:p>
          </table:table-cell>
          <table:table-cell office:value-type="float" office:value="91.388" calcext:value-type="float">
            <text:p>91,388</text:p>
          </table:table-cell>
          <table:table-cell office:value-type="string" calcext:value-type="string">
            <text:p>det-2L-3BAR_ABS-drop-0,15-rec_drop-0,15-norm</text:p>
          </table:table-cell>
          <table:table-cell table:style-name="ce275" office:value-type="float" office:value="95.311" calcext:value-type="float">
            <text:p>95,311</text:p>
          </table:table-cell>
          <table:table-cell table:style-name="ce280" office:value-type="float" office:value="94.071" calcext:value-type="float">
            <text:p>94,071</text:p>
          </table:table-cell>
          <table:table-cell table:style-name="ce286" office:value-type="string" calcext:value-type="string">
            <text:p>det-2L-5BAR-drop-0,15-rec_drop-0,15-norm</text:p>
          </table:table-cell>
          <table:table-cell office:value-type="float" office:value="98.36" calcext:value-type="float">
            <text:p>98,36</text:p>
          </table:table-cell>
          <table:table-cell office:value-type="float" office:value="97.257" calcext:value-type="float">
            <text:p>97,257</text:p>
          </table:table-cell>
          <table:table-cell office:value-type="string" calcext:value-type="string">
            <text:p>det-2L-3BAR_ABS-drop-0,1-rec_drop-0,1-norm</text:p>
          </table:table-cell>
          <table:table-cell table:number-columns-repeated="11"/>
          <table:table-cell table:style-name="ce270"/>
          <table:table-cell table:number-columns-repeated="982"/>
        </table:table-row>
        <table:table-row table:style-name="ro2">
          <table:table-cell office:value-type="float" office:value="80.657" calcext:value-type="float">
            <text:p>80,657</text:p>
          </table:table-cell>
          <table:table-cell office:value-type="float" office:value="83.344" calcext:value-type="float">
            <text:p>83,344</text:p>
          </table:table-cell>
          <table:table-cell office:value-type="string" calcext:value-type="string">
            <text:p>det-4L-CUDA-3BAR-norm-drop-0-reg-0</text:p>
          </table:table-cell>
          <table:table-cell office:value-type="float" office:value="85.379" calcext:value-type="float">
            <text:p>85,379</text:p>
          </table:table-cell>
          <table:table-cell office:value-type="float" office:value="74.843" calcext:value-type="float">
            <text:p>74,843</text:p>
          </table:table-cell>
          <table:table-cell office:value-type="string" calcext:value-type="string">
            <text:p>det-3L-CUDA-norm-drop-0-reg-0</text:p>
          </table:table-cell>
          <table:table-cell office:value-type="float" office:value="78.51" calcext:value-type="float">
            <text:p>78,51</text:p>
          </table:table-cell>
          <table:table-cell office:value-type="float" office:value="82.516" calcext:value-type="float">
            <text:p>82,516</text:p>
          </table:table-cell>
          <table:table-cell table:style-name="ce78" office:value-type="string" calcext:value-type="string">
            <text:p>det-4L-CUDA-3BAR-norm-drop-0,15-reg-0</text:p>
          </table:table-cell>
          <table:table-cell office:value-type="float" office:value="84.687" calcext:value-type="float">
            <text:p>84,687</text:p>
          </table:table-cell>
          <table:table-cell office:value-type="float" office:value="68.901" calcext:value-type="float">
            <text:p>68,901</text:p>
          </table:table-cell>
          <table:table-cell office:value-type="string" calcext:value-type="string">
            <text:p>det-4L-CUDA-3BAR-norm-drop-0,15-reg-0</text:p>
          </table:table-cell>
          <table:table-cell office:value-type="float" office:value="91.035" calcext:value-type="float">
            <text:p>91,035</text:p>
          </table:table-cell>
          <table:table-cell office:value-type="float" office:value="92.827" calcext:value-type="float">
            <text:p>92,827</text:p>
          </table:table-cell>
          <table:table-cell office:value-type="string" calcext:value-type="string">
            <text:p>det-2L-norm-drop-0,05-rec_drop-0,05</text:p>
          </table:table-cell>
          <table:table-cell office:value-type="float" office:value="92.87" calcext:value-type="float">
            <text:p>92,87</text:p>
          </table:table-cell>
          <table:table-cell office:value-type="float" office:value="87.591" calcext:value-type="float">
            <text:p>87,591</text:p>
          </table:table-cell>
          <table:table-cell office:value-type="string" calcext:value-type="string">
            <text:p>det-2L-normXY-drop-0,2-rec_drop-0,2</text:p>
          </table:table-cell>
          <table:table-cell office:value-type="float" office:value="95.255" calcext:value-type="float">
            <text:p>95,255</text:p>
          </table:table-cell>
          <table:table-cell office:value-type="float" office:value="95.813" calcext:value-type="float">
            <text:p>95,813</text:p>
          </table:table-cell>
          <table:table-cell office:value-type="string" calcext:value-type="string">
            <text:p>det-2L-5BAR-drop-0,1-rec_drop-0,1-norm</text:p>
          </table:table-cell>
          <table:table-cell office:value-type="float" office:value="96.796" calcext:value-type="float">
            <text:p>96,796</text:p>
          </table:table-cell>
          <table:table-cell office:value-type="float" office:value="91.36" calcext:value-type="float">
            <text:p>91,36</text:p>
          </table:table-cell>
          <table:table-cell office:value-type="string" calcext:value-type="string">
            <text:p>det-2L-3BAR-drop-0,2-rec_drop-0,2-norm</text:p>
          </table:table-cell>
          <table:table-cell table:style-name="ce277" office:value-type="float" office:value="95.897" calcext:value-type="float">
            <text:p>95,897</text:p>
          </table:table-cell>
          <table:table-cell table:style-name="ce282" office:value-type="float" office:value="93.939" calcext:value-type="float">
            <text:p>93,939</text:p>
          </table:table-cell>
          <table:table-cell table:style-name="ce288" office:value-type="string" calcext:value-type="string">
            <text:p>det-2L-3BAR-drop-0,15-rec_drop-0,15-norm</text:p>
          </table:table-cell>
          <table:table-cell office:value-type="float" office:value="98.184" calcext:value-type="float">
            <text:p>98,184</text:p>
          </table:table-cell>
          <table:table-cell office:value-type="float" office:value="97.152" calcext:value-type="float">
            <text:p>97,152</text:p>
          </table:table-cell>
          <table:table-cell table:style-name="ce269" office:value-type="string" calcext:value-type="string">
            <text:p>det-2L-3BAR-drop-0,15-rec_drop-0,15-norm</text:p>
          </table:table-cell>
          <table:table-cell table:number-columns-repeated="11"/>
          <table:table-cell table:style-name="ce270"/>
          <table:table-cell table:number-columns-repeated="982"/>
        </table:table-row>
        <table:table-row table:style-name="ro2">
          <table:table-cell office:value-type="float" office:value="77.189" calcext:value-type="float">
            <text:p>77,189</text:p>
          </table:table-cell>
          <table:table-cell office:value-type="float" office:value="83.339" calcext:value-type="float">
            <text:p>83,339</text:p>
          </table:table-cell>
          <table:table-cell office:value-type="string" calcext:value-type="string">
            <text:p>det-3L-CUDA-norm-drop-0,05-reg-0</text:p>
          </table:table-cell>
          <table:table-cell office:value-type="float" office:value="82.316" calcext:value-type="float">
            <text:p>82,316</text:p>
          </table:table-cell>
          <table:table-cell office:value-type="float" office:value="73.098" calcext:value-type="float">
            <text:p>73,098</text:p>
          </table:table-cell>
          <table:table-cell office:value-type="string" calcext:value-type="string">
            <text:p>det-3L-CUDA-3BAR-norm-drop-0-reg-0</text:p>
          </table:table-cell>
          <table:table-cell office:value-type="float" office:value="78.444" calcext:value-type="float">
            <text:p>78,444</text:p>
          </table:table-cell>
          <table:table-cell office:value-type="float" office:value="82.331" calcext:value-type="float">
            <text:p>82,331</text:p>
          </table:table-cell>
          <table:table-cell office:value-type="string" calcext:value-type="string">
            <text:p>det-4L-CUDA-3BAR-norm-drop-0,1-reg-1e-05</text:p>
          </table:table-cell>
          <table:table-cell office:value-type="float" office:value="84.873" calcext:value-type="float">
            <text:p>84,873</text:p>
          </table:table-cell>
          <table:table-cell office:value-type="float" office:value="68.81" calcext:value-type="float">
            <text:p>68,81</text:p>
          </table:table-cell>
          <table:table-cell office:value-type="string" calcext:value-type="string">
            <text:p>det-5L-CUDA-3BAR-norm-drop-0,1-reg-0</text:p>
          </table:table-cell>
          <table:table-cell office:value-type="float" office:value="91.694" calcext:value-type="float">
            <text:p>91,694</text:p>
          </table:table-cell>
          <table:table-cell office:value-type="float" office:value="92.168" calcext:value-type="float">
            <text:p>92,168</text:p>
          </table:table-cell>
          <table:table-cell office:value-type="string" calcext:value-type="string">
            <text:p>det-2L-NEXT-normXY-drop-0,2-rec_drop-0,2</text:p>
          </table:table-cell>
          <table:table-cell office:value-type="float" office:value="93.614" calcext:value-type="float">
            <text:p>93,614</text:p>
          </table:table-cell>
          <table:table-cell office:value-type="float" office:value="87.107" calcext:value-type="float">
            <text:p>87,107</text:p>
          </table:table-cell>
          <table:table-cell office:value-type="string" calcext:value-type="string">
            <text:p>det-2L-3BAR-norm-drop-0-rec_drop-0</text:p>
          </table:table-cell>
          <table:table-cell office:value-type="float" office:value="95.012" calcext:value-type="float">
            <text:p>95,012</text:p>
          </table:table-cell>
          <table:table-cell office:value-type="float" office:value="95.813" calcext:value-type="float">
            <text:p>95,813</text:p>
          </table:table-cell>
          <table:table-cell office:value-type="string" calcext:value-type="string">
            <text:p>det-2L-5BAR-drop-0-rec_drop-0-norm</text:p>
          </table:table-cell>
          <table:table-cell office:value-type="float" office:value="96.51" calcext:value-type="float">
            <text:p>96,51</text:p>
          </table:table-cell>
          <table:table-cell office:value-type="float" office:value="91.36" calcext:value-type="float">
            <text:p>91,36</text:p>
          </table:table-cell>
          <table:table-cell office:value-type="string" calcext:value-type="string">
            <text:p>det-2L-3BAR_ABS-drop-0,2-rec_drop-0,2-norm</text:p>
          </table:table-cell>
          <table:table-cell table:style-name="ce277" office:value-type="float" office:value="94.652" calcext:value-type="float">
            <text:p>94,652</text:p>
          </table:table-cell>
          <table:table-cell table:style-name="ce282" office:value-type="float" office:value="93.676" calcext:value-type="float">
            <text:p>93,676</text:p>
          </table:table-cell>
          <table:table-cell table:style-name="ce288" office:value-type="string" calcext:value-type="string">
            <text:p>det-2L-3BAR-drop-0,2-rec_drop-0,2-norm</text:p>
          </table:table-cell>
          <table:table-cell office:value-type="float" office:value="98.477" calcext:value-type="float">
            <text:p>98,477</text:p>
          </table:table-cell>
          <table:table-cell office:value-type="float" office:value="97.152" calcext:value-type="float">
            <text:p>97,152</text:p>
          </table:table-cell>
          <table:table-cell office:value-type="string" calcext:value-type="string">
            <text:p>det-2L-3BAR-drop-0,05-rec_drop-0,05-norm</text:p>
          </table:table-cell>
          <table:table-cell table:number-columns-repeated="994"/>
        </table:table-row>
        <table:table-row table:style-name="ro2">
          <table:table-cell office:value-type="float" office:value="76.622" calcext:value-type="float">
            <text:p>76,622</text:p>
          </table:table-cell>
          <table:table-cell office:value-type="float" office:value="81.957" calcext:value-type="float">
            <text:p>81,957</text:p>
          </table:table-cell>
          <table:table-cell office:value-type="string" calcext:value-type="string">
            <text:p>det-2L-CUDA-norm-drop-0-reg-0</text:p>
          </table:table-cell>
          <table:table-cell office:value-type="float" office:value="79.7" calcext:value-type="float">
            <text:p>79,7</text:p>
          </table:table-cell>
          <table:table-cell office:value-type="float" office:value="72.736" calcext:value-type="float">
            <text:p>72,736</text:p>
          </table:table-cell>
          <table:table-cell office:value-type="string" calcext:value-type="string">
            <text:p>det-2L-CUDA-normXY-drop-0-reg-0</text:p>
          </table:table-cell>
          <table:table-cell office:value-type="float" office:value="78.642" calcext:value-type="float">
            <text:p>78,642</text:p>
          </table:table-cell>
          <table:table-cell office:value-type="float" office:value="81.936" calcext:value-type="float">
            <text:p>81,936</text:p>
          </table:table-cell>
          <table:table-cell office:value-type="string" calcext:value-type="string">
            <text:p>det-5L-CUDA-3BAR-norm-drop-0,2-reg-1e-06</text:p>
          </table:table-cell>
          <table:table-cell office:value-type="float" office:value="85.183" calcext:value-type="float">
            <text:p>85,183</text:p>
          </table:table-cell>
          <table:table-cell office:value-type="float" office:value="68.75" calcext:value-type="float">
            <text:p>68,75</text:p>
          </table:table-cell>
          <table:table-cell office:value-type="string" calcext:value-type="string">
            <text:p>det-4L-CUDA-3BAR-norm-drop-0,2-reg-0</text:p>
          </table:table-cell>
          <table:table-cell office:value-type="float" office:value="90.771" calcext:value-type="float">
            <text:p>90,771</text:p>
          </table:table-cell>
          <table:table-cell office:value-type="float" office:value="91.64" calcext:value-type="float">
            <text:p>91,64</text:p>
          </table:table-cell>
          <table:table-cell office:value-type="string" calcext:value-type="string">
            <text:p>det-2L-CUDA-3BAR-norm-drop-0-reg-0</text:p>
          </table:table-cell>
          <table:table-cell office:value-type="float" office:value="93.924" calcext:value-type="float">
            <text:p>93,924</text:p>
          </table:table-cell>
          <table:table-cell office:value-type="float" office:value="86.896" calcext:value-type="float">
            <text:p>86,896</text:p>
          </table:table-cell>
          <table:table-cell office:value-type="string" calcext:value-type="string">
            <text:p>det-2L-CUDA-3BAR-norm-drop-0,2-reg-0</text:p>
          </table:table-cell>
          <table:table-cell office:value-type="float" office:value="95.316" calcext:value-type="float">
            <text:p>95,316</text:p>
          </table:table-cell>
          <table:table-cell office:value-type="float" office:value="95.789" calcext:value-type="float">
            <text:p>95,789</text:p>
          </table:table-cell>
          <table:table-cell office:value-type="string" calcext:value-type="string">
            <text:p>det-2L-NEXT-drop-0,1-rec_drop-0,1-norm</text:p>
          </table:table-cell>
          <table:table-cell office:value-type="float" office:value="97.311" calcext:value-type="float">
            <text:p>97,311</text:p>
          </table:table-cell>
          <table:table-cell office:value-type="float" office:value="91.276" calcext:value-type="float">
            <text:p>91,276</text:p>
          </table:table-cell>
          <table:table-cell office:value-type="string" calcext:value-type="string">
            <text:p>det-2L-5BAR-drop-0-rec_drop-0-norm</text:p>
          </table:table-cell>
          <table:table-cell table:style-name="ce277" office:value-type="float" office:value="95.604" calcext:value-type="float">
            <text:p>95,604</text:p>
          </table:table-cell>
          <table:table-cell table:style-name="ce282" office:value-type="float" office:value="93.544" calcext:value-type="float">
            <text:p>93,544</text:p>
          </table:table-cell>
          <table:table-cell table:style-name="ce288" office:value-type="string" calcext:value-type="string">
            <text:p>det-2L-3BAR_ABS-drop-0,1-rec_drop-0,1-norm</text:p>
          </table:table-cell>
          <table:table-cell office:value-type="float" office:value="98.36" calcext:value-type="float">
            <text:p>98,36</text:p>
          </table:table-cell>
          <table:table-cell office:value-type="float" office:value="97.152" calcext:value-type="float">
            <text:p>97,152</text:p>
          </table:table-cell>
          <table:table-cell office:value-type="string" calcext:value-type="string">
            <text:p>det-2L-5BAR-drop-0,15-rec_drop-0,15-norm</text:p>
          </table:table-cell>
          <table:table-cell table:number-columns-repeated="994"/>
        </table:table-row>
        <table:table-row table:style-name="ro2">
          <table:table-cell office:value-type="float" office:value="79.813" calcext:value-type="float">
            <text:p>79,813</text:p>
          </table:table-cell>
          <table:table-cell office:value-type="float" office:value="81.925" calcext:value-type="float">
            <text:p>81,925</text:p>
          </table:table-cell>
          <table:table-cell office:value-type="string" calcext:value-type="string">
            <text:p>det-3L-CUDA-3BAR-norm-drop-0-reg-0</text:p>
          </table:table-cell>
          <table:table-cell office:value-type="float" office:value="83.668" calcext:value-type="float">
            <text:p>83,668</text:p>
          </table:table-cell>
          <table:table-cell office:value-type="float" office:value="72.627" calcext:value-type="float">
            <text:p>72,627</text:p>
          </table:table-cell>
          <table:table-cell office:value-type="string" calcext:value-type="string">
            <text:p>det-3L-CUDA-norm-drop-0,05-reg-0</text:p>
          </table:table-cell>
          <table:table-cell office:value-type="float" office:value="77.785" calcext:value-type="float">
            <text:p>77,785</text:p>
          </table:table-cell>
          <table:table-cell office:value-type="float" office:value="81.909" calcext:value-type="float">
            <text:p>81,909</text:p>
          </table:table-cell>
          <table:table-cell office:value-type="string" calcext:value-type="string">
            <text:p>det-5L-CUDA-3BAR-norm-drop-0,1-reg-0</text:p>
          </table:table-cell>
          <table:table-cell office:value-type="float" office:value="85.431" calcext:value-type="float">
            <text:p>85,431</text:p>
          </table:table-cell>
          <table:table-cell office:value-type="float" office:value="68.569" calcext:value-type="float">
            <text:p>68,569</text:p>
          </table:table-cell>
          <table:table-cell office:value-type="string" calcext:value-type="string">
            <text:p>det-5L-CUDA-3BAR-norm-drop-0,05-reg-0</text:p>
          </table:table-cell>
          <table:table-cell office:value-type="float" office:value="91.299" calcext:value-type="float">
            <text:p>91,299</text:p>
          </table:table-cell>
          <table:table-cell office:value-type="float" office:value="91.64" calcext:value-type="float">
            <text:p>91,64</text:p>
          </table:table-cell>
          <table:table-cell office:value-type="string" calcext:value-type="string">
            <text:p>det-2L-NEXT_11-norm-drop-0,5-rec_drop-0,5</text:p>
          </table:table-cell>
          <table:table-cell office:value-type="float" office:value="93.614" calcext:value-type="float">
            <text:p>93,614</text:p>
          </table:table-cell>
          <table:table-cell office:value-type="float" office:value="86.775" calcext:value-type="float">
            <text:p>86,775</text:p>
          </table:table-cell>
          <table:table-cell office:value-type="string" calcext:value-type="string">
            <text:p>det-2L-CUDA-3BAR-norm-drop-0,1-reg-0</text:p>
          </table:table-cell>
          <table:table-cell office:value-type="float" office:value="93.491" calcext:value-type="float">
            <text:p>93,491</text:p>
          </table:table-cell>
          <table:table-cell office:value-type="float" office:value="95.618" calcext:value-type="float">
            <text:p>95,618</text:p>
          </table:table-cell>
          <table:table-cell office:value-type="string" calcext:value-type="string">
            <text:p>det-2L-17BAR-drop-0,1-rec_drop-0,1-norm</text:p>
          </table:table-cell>
          <table:table-cell office:value-type="float" office:value="97.368" calcext:value-type="float">
            <text:p>97,368</text:p>
          </table:table-cell>
          <table:table-cell office:value-type="float" office:value="91.221" calcext:value-type="float">
            <text:p>91,221</text:p>
          </table:table-cell>
          <table:table-cell office:value-type="string" calcext:value-type="string">
            <text:p>det-2L-3BAR-drop-0,1-rec_drop-0,1-norm</text:p>
          </table:table-cell>
          <table:table-cell table:style-name="ce277" office:value-type="float" office:value="93.846" calcext:value-type="float">
            <text:p>93,846</text:p>
          </table:table-cell>
          <table:table-cell table:style-name="ce282" office:value-type="float" office:value="93.017" calcext:value-type="float">
            <text:p>93,017</text:p>
          </table:table-cell>
          <table:table-cell table:style-name="ce288" office:value-type="string" calcext:value-type="string">
            <text:p>pos-101-2L-3BAR-drop-0,1-rec_drop-0,1-norm</text:p>
          </table:table-cell>
          <table:table-cell office:value-type="float" office:value="98.125" calcext:value-type="float">
            <text:p>98,125</text:p>
          </table:table-cell>
          <table:table-cell office:value-type="float" office:value="97.046" calcext:value-type="float">
            <text:p>97,046</text:p>
          </table:table-cell>
          <table:table-cell office:value-type="string" calcext:value-type="string">
            <text:p>det-2L-NEXT-drop-0,2-rec_drop-0,2-norm</text:p>
          </table:table-cell>
          <table:table-cell table:number-columns-repeated="994"/>
        </table:table-row>
        <table:table-row table:style-name="ro2">
          <table:table-cell office:value-type="float" office:value="79.299" calcext:value-type="float">
            <text:p>79,299</text:p>
          </table:table-cell>
          <table:table-cell office:value-type="float" office:value="79.146" calcext:value-type="float">
            <text:p>79,146</text:p>
          </table:table-cell>
          <table:table-cell office:value-type="string" calcext:value-type="string">
            <text:p>det-3L-CUDA-normXY-drop-0-reg-0</text:p>
          </table:table-cell>
          <table:table-cell office:value-type="float" office:value="83.011" calcext:value-type="float">
            <text:p>83,011</text:p>
          </table:table-cell>
          <table:table-cell office:value-type="float" office:value="72.597" calcext:value-type="float">
            <text:p>72,597</text:p>
          </table:table-cell>
          <table:table-cell office:value-type="string" calcext:value-type="string">
            <text:p>det-4L-CUDA-3BAR-norm-drop-0,3-reg-0</text:p>
          </table:table-cell>
          <table:table-cell office:value-type="float" office:value="78.906" calcext:value-type="float">
            <text:p>78,906</text:p>
          </table:table-cell>
          <table:table-cell office:value-type="float" office:value="81.725" calcext:value-type="float">
            <text:p>81,725</text:p>
          </table:table-cell>
          <table:table-cell office:value-type="string" calcext:value-type="string">
            <text:p>det-4L-CUDA-3BAR-norm-drop-0,05-reg-0</text:p>
          </table:table-cell>
          <table:table-cell office:value-type="float" office:value="86.733" calcext:value-type="float">
            <text:p>86,733</text:p>
          </table:table-cell>
          <table:table-cell office:value-type="float" office:value="68.478" calcext:value-type="float">
            <text:p>68,478</text:p>
          </table:table-cell>
          <table:table-cell office:value-type="string" calcext:value-type="string">
            <text:p>det-4L-CUDA-3BAR-norm-drop-0,15-reg-1e-05</text:p>
          </table:table-cell>
          <table:table-cell office:value-type="float" office:value="91.365" calcext:value-type="float">
            <text:p>91,365</text:p>
          </table:table-cell>
          <table:table-cell office:value-type="float" office:value="91.271" calcext:value-type="float">
            <text:p>91,271</text:p>
          </table:table-cell>
          <table:table-cell office:value-type="string" calcext:value-type="string">
            <text:p>det-2L-CUDA-NEXT-norm-drop-0,3-reg-0</text:p>
          </table:table-cell>
          <table:table-cell office:value-type="float" office:value="94.172" calcext:value-type="float">
            <text:p>94,172</text:p>
          </table:table-cell>
          <table:table-cell office:value-type="float" office:value="86.504" calcext:value-type="float">
            <text:p>86,504</text:p>
          </table:table-cell>
          <table:table-cell office:value-type="string" calcext:value-type="string">
            <text:p>det-2L-norm-drop-0,05-rec_drop-0,05</text:p>
          </table:table-cell>
          <table:table-cell office:value-type="float" office:value="95.195" calcext:value-type="float">
            <text:p>95,195</text:p>
          </table:table-cell>
          <table:table-cell office:value-type="float" office:value="95.594" calcext:value-type="float">
            <text:p>95,594</text:p>
          </table:table-cell>
          <table:table-cell office:value-type="string" calcext:value-type="string">
            <text:p>det-2L-5BAR-drop-0,15-rec_drop-0,15-norm</text:p>
          </table:table-cell>
          <table:table-cell office:value-type="float" office:value="97.254" calcext:value-type="float">
            <text:p>97,254</text:p>
          </table:table-cell>
          <table:table-cell office:value-type="float" office:value="91.193" calcext:value-type="float">
            <text:p>91,193</text:p>
          </table:table-cell>
          <table:table-cell office:value-type="string" calcext:value-type="string">
            <text:p>det-2L-3BAR-drop-0,15-rec_drop-0,15-norm</text:p>
          </table:table-cell>
          <table:table-cell table:style-name="ce277" office:value-type="float" office:value="93.993" calcext:value-type="float">
            <text:p>93,993</text:p>
          </table:table-cell>
          <table:table-cell table:style-name="ce282" office:value-type="float" office:value="92.885" calcext:value-type="float">
            <text:p>92,885</text:p>
          </table:table-cell>
          <table:table-cell table:style-name="ce288" office:value-type="string" calcext:value-type="string">
            <text:p>det-4L-smooth-29-5-3BAR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046" calcext:value-type="float">
            <text:p>97,046</text:p>
          </table:table-cell>
          <table:table-cell office:value-type="string" calcext:value-type="string">
            <text:p>det-2L-NEXT-drop-0,1-rec_drop-0,1-norm</text:p>
          </table:table-cell>
          <table:table-cell table:number-columns-repeated="994"/>
        </table:table-row>
        <table:table-row table:style-name="ro2">
          <table:table-cell office:value-type="float" office:value="75.831" calcext:value-type="float">
            <text:p>75,831</text:p>
          </table:table-cell>
          <table:table-cell office:value-type="float" office:value="76.867" calcext:value-type="float">
            <text:p>76,867</text:p>
          </table:table-cell>
          <table:table-cell office:value-type="string" calcext:value-type="string">
            <text:p>det-2L-CUDA-3BAR-norm-drop-0-reg-0</text:p>
          </table:table-cell>
          <table:table-cell office:value-type="float" office:value="79.191" calcext:value-type="float">
            <text:p>79,191</text:p>
          </table:table-cell>
          <table:table-cell office:value-type="float" office:value="70.55" calcext:value-type="float">
            <text:p>70,55</text:p>
          </table:table-cell>
          <table:table-cell office:value-type="string" calcext:value-type="string">
            <text:p>det-2L-CUDA-norm-drop-0-reg-0</text:p>
          </table:table-cell>
          <table:table-cell office:value-type="float" office:value="77.126" calcext:value-type="float">
            <text:p>77,126</text:p>
          </table:table-cell>
          <table:table-cell office:value-type="float" office:value="81.646" calcext:value-type="float">
            <text:p>81,646</text:p>
          </table:table-cell>
          <table:table-cell office:value-type="string" calcext:value-type="string">
            <text:p>det-5L-CUDA-3BAR-norm-drop-0,2-reg-0</text:p>
          </table:table-cell>
          <table:table-cell office:value-type="float" office:value="83.943" calcext:value-type="float">
            <text:p>83,943</text:p>
          </table:table-cell>
          <table:table-cell office:value-type="float" office:value="68.448" calcext:value-type="float">
            <text:p>68,448</text:p>
          </table:table-cell>
          <table:table-cell office:value-type="string" calcext:value-type="string">
            <text:p>det-3L-CUDA-3BAR-norm-drop-0,15-reg-0</text:p>
          </table:table-cell>
          <table:table-cell office:value-type="float" office:value="91.892" calcext:value-type="float">
            <text:p>91,892</text:p>
          </table:table-cell>
          <table:table-cell office:value-type="float" office:value="91.192" calcext:value-type="float">
            <text:p>91,192</text:p>
          </table:table-cell>
          <table:table-cell office:value-type="string" calcext:value-type="string">
            <text:p>det-2L-NEXT_17-norm-drop-0,2-rec_drop-0,2</text:p>
          </table:table-cell>
          <table:table-cell office:value-type="float" office:value="93.242" calcext:value-type="float">
            <text:p>93,242</text:p>
          </table:table-cell>
          <table:table-cell office:value-type="float" office:value="86.171" calcext:value-type="float">
            <text:p>86,171</text:p>
          </table:table-cell>
          <table:table-cell office:value-type="string" calcext:value-type="string">
            <text:p>det-2L-CUDA-3BAR-norm-drop-0-reg-0</text:p>
          </table:table-cell>
          <table:table-cell office:value-type="float" office:value="93.248" calcext:value-type="float">
            <text:p>93,248</text:p>
          </table:table-cell>
          <table:table-cell office:value-type="float" office:value="95.448" calcext:value-type="float">
            <text:p>95,448</text:p>
          </table:table-cell>
          <table:table-cell office:value-type="string" calcext:value-type="string">
            <text:p>det-2L-17BAR-drop-0,05-rec_drop-0,05-norm</text:p>
          </table:table-cell>
          <table:table-cell office:value-type="float" office:value="97.311" calcext:value-type="float">
            <text:p>97,311</text:p>
          </table:table-cell>
          <table:table-cell office:value-type="float" office:value="91.026" calcext:value-type="float">
            <text:p>91,026</text:p>
          </table:table-cell>
          <table:table-cell office:value-type="string" calcext:value-type="string">
            <text:p>det-2L-5BAR-drop-0,1-rec_drop-0,1-norm</text:p>
          </table:table-cell>
          <table:table-cell table:style-name="ce278" office:value-type="float" office:value="93.407" calcext:value-type="float">
            <text:p>93,407</text:p>
          </table:table-cell>
          <table:table-cell table:style-name="ce283" office:value-type="float" office:value="92.754" calcext:value-type="float">
            <text:p>92,754</text:p>
          </table:table-cell>
          <table:table-cell table:style-name="ce289" office:value-type="string" calcext:value-type="string">
            <text:p>pos-101-2L-3BAR-drop-0,15-rec_drop-0,15-norm</text:p>
          </table:table-cell>
          <table:table-cell office:value-type="float" office:value="98.477" calcext:value-type="float">
            <text:p>98,477</text:p>
          </table:table-cell>
          <table:table-cell office:value-type="float" office:value="97.046" calcext:value-type="float">
            <text:p>97,046</text:p>
          </table:table-cell>
          <table:table-cell office:value-type="string" calcext:value-type="string">
            <text:p>det-2L-NEXT-drop-0,05-rec_drop-0,05-norm</text:p>
          </table:table-cell>
          <table:table-cell table:number-columns-repeated="994"/>
        </table:table-row>
        <table:table-row table:style-name="ro2">
          <table:table-cell office:value-type="float" office:value="76.398" calcext:value-type="float">
            <text:p>76,398</text:p>
          </table:table-cell>
          <table:table-cell office:value-type="float" office:value="73.597" calcext:value-type="float">
            <text:p>73,597</text:p>
          </table:table-cell>
          <table:table-cell office:value-type="string" calcext:value-type="string">
            <text:p>det-2L-CUDA-normXY-drop-0-reg-0</text:p>
          </table:table-cell>
          <table:table-cell office:value-type="float" office:value="79.849" calcext:value-type="float">
            <text:p>79,849</text:p>
          </table:table-cell>
          <table:table-cell office:value-type="float" office:value="69.529" calcext:value-type="float">
            <text:p>69,529</text:p>
          </table:table-cell>
          <table:table-cell office:value-type="string" calcext:value-type="string">
            <text:p>det-2L-CUDA-3BAR-norm-drop-0-reg-0</text:p>
          </table:table-cell>
          <table:table-cell office:value-type="float" office:value="76.796" calcext:value-type="float">
            <text:p>76,796</text:p>
          </table:table-cell>
          <table:table-cell office:value-type="float" office:value="81.619" calcext:value-type="float">
            <text:p>81,619</text:p>
          </table:table-cell>
          <table:table-cell office:value-type="string" calcext:value-type="string">
            <text:p>det-4L-CUDA-3BAR-norm-drop-0,2-reg-1e-06</text:p>
          </table:table-cell>
          <table:table-cell office:value-type="float" office:value="83.881" calcext:value-type="float">
            <text:p>83,881</text:p>
          </table:table-cell>
          <table:table-cell office:value-type="float" office:value="68.448" calcext:value-type="float">
            <text:p>68,448</text:p>
          </table:table-cell>
          <table:table-cell office:value-type="string" calcext:value-type="string">
            <text:p>det-3L-CUDA-3BAR-norm-drop-0,1-reg-0</text:p>
          </table:table-cell>
          <table:table-cell office:value-type="float" office:value="90.705" calcext:value-type="float">
            <text:p>90,705</text:p>
          </table:table-cell>
          <table:table-cell office:value-type="float" office:value="91.086" calcext:value-type="float">
            <text:p>91,086</text:p>
          </table:table-cell>
          <table:table-cell office:value-type="string" calcext:value-type="string">
            <text:p>det-2L-CUDA-3BAR-norm-drop-0,1-reg-0</text:p>
          </table:table-cell>
          <table:table-cell office:value-type="float" office:value="91.073" calcext:value-type="float">
            <text:p>91,073</text:p>
          </table:table-cell>
          <table:table-cell office:value-type="float" office:value="86.111" calcext:value-type="float">
            <text:p>86,111</text:p>
          </table:table-cell>
          <table:table-cell office:value-type="string" calcext:value-type="string">
            <text:p>det-2L-normXY-drop-0-rec_drop-0</text:p>
          </table:table-cell>
          <table:table-cell office:value-type="float" office:value="95.681" calcext:value-type="float">
            <text:p>95,681</text:p>
          </table:table-cell>
          <table:table-cell office:value-type="float" office:value="95.351" calcext:value-type="float">
            <text:p>95,351</text:p>
          </table:table-cell>
          <table:table-cell office:value-type="string" calcext:value-type="string">
            <text:p>det-2L-3BAR_ABS-drop-0,1-rec_drop-0,1-norm</text:p>
          </table:table-cell>
          <table:table-cell office:value-type="float" office:value="97.368" calcext:value-type="float">
            <text:p>97,368</text:p>
          </table:table-cell>
          <table:table-cell office:value-type="float" office:value="90.858" calcext:value-type="float">
            <text:p>90,858</text:p>
          </table:table-cell>
          <table:table-cell office:value-type="string" calcext:value-type="string">
            <text:p>det-2L-3BAR_ABS-drop-0,1-rec_drop-0,1-norm</text:p>
          </table:table-cell>
          <table:table-cell table:style-name="ce278" office:value-type="float" office:value="93.846" calcext:value-type="float">
            <text:p>93,846</text:p>
          </table:table-cell>
          <table:table-cell table:style-name="ce283" office:value-type="float" office:value="92.622" calcext:value-type="float">
            <text:p>92,622</text:p>
          </table:table-cell>
          <table:table-cell table:style-name="ce289" office:value-type="string" calcext:value-type="string">
            <text:p>det-3L-smooth-29-9-3BAR-norm</text:p>
          </table:table-cell>
          <table:table-cell office:value-type="float" office:value="98.535" calcext:value-type="float">
            <text:p>98,535</text:p>
          </table:table-cell>
          <table:table-cell office:value-type="float" office:value="96.835" calcext:value-type="float">
            <text:p>96,835</text:p>
          </table:table-cell>
          <table:table-cell office:value-type="string" calcext:value-type="string">
            <text:p>det-2L-3BAR_ABS-drop-0,2-rec_drop-0,2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7.851" calcext:value-type="float">
            <text:p>77,851</text:p>
          </table:table-cell>
          <table:table-cell office:value-type="float" office:value="81.593" calcext:value-type="float">
            <text:p>81,593</text:p>
          </table:table-cell>
          <table:table-cell office:value-type="string" calcext:value-type="string">
            <text:p>det-4L-CUDA-3BAR-norm-drop-0,2-reg-0,0001</text:p>
          </table:table-cell>
          <table:table-cell office:value-type="float" office:value="86.113" calcext:value-type="float">
            <text:p>86,113</text:p>
          </table:table-cell>
          <table:table-cell office:value-type="float" office:value="68.388" calcext:value-type="float">
            <text:p>68,388</text:p>
          </table:table-cell>
          <table:table-cell office:value-type="string" calcext:value-type="string">
            <text:p>det-5L-CUDA-3BAR-norm-drop-0,15-reg-0</text:p>
          </table:table-cell>
          <table:table-cell office:value-type="float" office:value="93.474" calcext:value-type="float">
            <text:p>93,474</text:p>
          </table:table-cell>
          <table:table-cell office:value-type="float" office:value="90.796" calcext:value-type="float">
            <text:p>90,796</text:p>
          </table:table-cell>
          <table:table-cell office:value-type="string" calcext:value-type="string">
            <text:p>det-2L-normXY-drop-0,1-rec_drop-0,1</text:p>
          </table:table-cell>
          <table:table-cell office:value-type="float" office:value="91.507" calcext:value-type="float">
            <text:p>91,507</text:p>
          </table:table-cell>
          <table:table-cell office:value-type="float" office:value="85.779" calcext:value-type="float">
            <text:p>85,779</text:p>
          </table:table-cell>
          <table:table-cell office:value-type="string" calcext:value-type="string">
            <text:p>det-2L-CUDA-3BAR-norm-drop-0,3-reg-0</text:p>
          </table:table-cell>
          <table:table-cell office:value-type="float" office:value="95.499" calcext:value-type="float">
            <text:p>95,499</text:p>
          </table:table-cell>
          <table:table-cell office:value-type="float" office:value="95.302" calcext:value-type="float">
            <text:p>95,302</text:p>
          </table:table-cell>
          <table:table-cell office:value-type="string" calcext:value-type="string">
            <text:p>det-2L-3BAR_ABS-drop-0,15-rec_drop-0,15-norm</text:p>
          </table:table-cell>
          <table:table-cell office:value-type="float" office:value="97.254" calcext:value-type="float">
            <text:p>97,254</text:p>
          </table:table-cell>
          <table:table-cell office:value-type="float" office:value="90.803" calcext:value-type="float">
            <text:p>90,803</text:p>
          </table:table-cell>
          <table:table-cell office:value-type="string" calcext:value-type="string">
            <text:p>det-2L-3BAR_ABS-drop-0,05-rec_drop-0,05-norm</text:p>
          </table:table-cell>
          <table:table-cell table:style-name="ce278" office:value-type="float" office:value="94.652" calcext:value-type="float">
            <text:p>94,652</text:p>
          </table:table-cell>
          <table:table-cell table:style-name="ce283" office:value-type="float" office:value="92.622" calcext:value-type="float">
            <text:p>92,622</text:p>
          </table:table-cell>
          <table:table-cell table:style-name="ce289" office:value-type="string" calcext:value-type="string">
            <text:p>det-4L-NEXT-norm</text:p>
          </table:table-cell>
          <table:table-cell office:value-type="float" office:value="98.243" calcext:value-type="float">
            <text:p>98,243</text:p>
          </table:table-cell>
          <table:table-cell office:value-type="float" office:value="96.835" calcext:value-type="float">
            <text:p>96,835</text:p>
          </table:table-cell>
          <table:table-cell office:value-type="string" calcext:value-type="string">
            <text:p>det-2L-3BAR-drop-0,2-rec_drop-0,2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7.917" calcext:value-type="float">
            <text:p>77,917</text:p>
          </table:table-cell>
          <table:table-cell office:value-type="float" office:value="81.593" calcext:value-type="float">
            <text:p>81,593</text:p>
          </table:table-cell>
          <table:table-cell office:value-type="string" calcext:value-type="string">
            <text:p>det-5L-CUDA-3BAR-norm-drop-0,05-reg-0</text:p>
          </table:table-cell>
          <table:table-cell office:value-type="float" office:value="83.881" calcext:value-type="float">
            <text:p>83,881</text:p>
          </table:table-cell>
          <table:table-cell office:value-type="float" office:value="68.327" calcext:value-type="float">
            <text:p>68,327</text:p>
          </table:table-cell>
          <table:table-cell office:value-type="string" calcext:value-type="string">
            <text:p>det-4L-CUDA-3BAR-norm-drop-0,2-reg-1e-06</text:p>
          </table:table-cell>
          <table:table-cell office:value-type="float" office:value="93.408" calcext:value-type="float">
            <text:p>93,408</text:p>
          </table:table-cell>
          <table:table-cell office:value-type="float" office:value="90.691" calcext:value-type="float">
            <text:p>90,691</text:p>
          </table:table-cell>
          <table:table-cell office:value-type="string" calcext:value-type="string">
            <text:p>det-2L-normXY-drop-0,05-rec_drop-0,05</text:p>
          </table:table-cell>
          <table:table-cell office:value-type="float" office:value="92.25" calcext:value-type="float">
            <text:p>92,25</text:p>
          </table:table-cell>
          <table:table-cell office:value-type="float" office:value="85.688" calcext:value-type="float">
            <text:p>85,688</text:p>
          </table:table-cell>
          <table:table-cell office:value-type="string" calcext:value-type="string">
            <text:p>det-2L-norm-drop-0,1-rec_drop-0,1</text:p>
          </table:table-cell>
          <table:table-cell office:value-type="float" office:value="93.37" calcext:value-type="float">
            <text:p>93,37</text:p>
          </table:table-cell>
          <table:table-cell office:value-type="float" office:value="95.156" calcext:value-type="float">
            <text:p>95,156</text:p>
          </table:table-cell>
          <table:table-cell office:value-type="string" calcext:value-type="string">
            <text:p>det-2L-17BAR-drop-0,15-rec_drop-0,15-norm</text:p>
          </table:table-cell>
          <table:table-cell office:value-type="float" office:value="96.224" calcext:value-type="float">
            <text:p>96,224</text:p>
          </table:table-cell>
          <table:table-cell office:value-type="float" office:value="90.217" calcext:value-type="float">
            <text:p>90,217</text:p>
          </table:table-cell>
          <table:table-cell office:value-type="string" calcext:value-type="string">
            <text:p>det-2L-17BAR-drop-0,05-rec_drop-0,05-norm</text:p>
          </table:table-cell>
          <table:table-cell table:style-name="ce278" office:value-type="float" office:value="94.579" calcext:value-type="float">
            <text:p>94,579</text:p>
          </table:table-cell>
          <table:table-cell table:style-name="ce283" office:value-type="float" office:value="92.622" calcext:value-type="float">
            <text:p>92,622</text:p>
          </table:table-cell>
          <table:table-cell table:style-name="ce289" office:value-type="string" calcext:value-type="string">
            <text:p>det-2L-DIST_REL-drop-0,05-rec_drop-0,05-norm</text:p>
          </table:table-cell>
          <table:table-cell office:value-type="float" office:value="98.535" calcext:value-type="float">
            <text:p>98,535</text:p>
          </table:table-cell>
          <table:table-cell office:value-type="float" office:value="96.835" calcext:value-type="float">
            <text:p>96,835</text:p>
          </table:table-cell>
          <table:table-cell office:value-type="string" calcext:value-type="string">
            <text:p>det-2L-3BAR-drop-0,1-rec_drop-0,1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8.84" calcext:value-type="float">
            <text:p>78,84</text:p>
          </table:table-cell>
          <table:table-cell office:value-type="float" office:value="81.461" calcext:value-type="float">
            <text:p>81,461</text:p>
          </table:table-cell>
          <table:table-cell office:value-type="string" calcext:value-type="string">
            <text:p>det-3L-CUDA-3BAR-norm-drop-0,1-reg-0</text:p>
          </table:table-cell>
          <table:table-cell office:value-type="float" office:value="83.137" calcext:value-type="float">
            <text:p>83,137</text:p>
          </table:table-cell>
          <table:table-cell office:value-type="float" office:value="68.267" calcext:value-type="float">
            <text:p>68,267</text:p>
          </table:table-cell>
          <table:table-cell office:value-type="string" calcext:value-type="string">
            <text:p>det-4L-CUDA-3BAR-norm-drop-0,1-reg-0,0001</text:p>
          </table:table-cell>
          <table:table-cell office:value-type="float" office:value="91.562" calcext:value-type="float">
            <text:p>91,562</text:p>
          </table:table-cell>
          <table:table-cell office:value-type="float" office:value="90.084" calcext:value-type="float">
            <text:p>90,084</text:p>
          </table:table-cell>
          <table:table-cell office:value-type="string" calcext:value-type="string">
            <text:p>det-2L-CUDA-3BAR-norm-drop-0,2-reg-0</text:p>
          </table:table-cell>
          <table:table-cell office:value-type="float" office:value="90.515" calcext:value-type="float">
            <text:p>90,515</text:p>
          </table:table-cell>
          <table:table-cell office:value-type="float" office:value="84.964" calcext:value-type="float">
            <text:p>84,964</text:p>
          </table:table-cell>
          <table:table-cell office:value-type="string" calcext:value-type="string">
            <text:p>det-2L-CUDA-3BAR-norm-drop-0,4-reg-0</text:p>
          </table:table-cell>
          <table:table-cell office:value-type="float" office:value="93.248" calcext:value-type="float">
            <text:p>93,248</text:p>
          </table:table-cell>
          <table:table-cell office:value-type="float" office:value="95.01" calcext:value-type="float">
            <text:p>95,01</text:p>
          </table:table-cell>
          <table:table-cell office:value-type="string" calcext:value-type="string">
            <text:p>det-2L-17BARAbs-drop-0,15-rec_drop-0,15-norm</text:p>
          </table:table-cell>
          <table:table-cell office:value-type="float" office:value="96.224" calcext:value-type="float">
            <text:p>96,224</text:p>
          </table:table-cell>
          <table:table-cell office:value-type="float" office:value="90.162" calcext:value-type="float">
            <text:p>90,162</text:p>
          </table:table-cell>
          <table:table-cell office:value-type="string" calcext:value-type="string">
            <text:p>det-2L-17BAR-drop-0,1-rec_drop-0,1-norm</text:p>
          </table:table-cell>
          <table:table-cell table:style-name="ce278" office:value-type="float" office:value="93.919" calcext:value-type="float">
            <text:p>93,919</text:p>
          </table:table-cell>
          <table:table-cell table:style-name="ce283" office:value-type="float" office:value="92.622" calcext:value-type="float">
            <text:p>92,622</text:p>
          </table:table-cell>
          <table:table-cell table:style-name="ce289" office:value-type="string" calcext:value-type="string">
            <text:p>pos-101-2L-3BAR-drop-0,05-rec_drop-0,05-norm</text:p>
          </table:table-cell>
          <table:table-cell office:value-type="float" office:value="97.891" calcext:value-type="float">
            <text:p>97,891</text:p>
          </table:table-cell>
          <table:table-cell office:value-type="float" office:value="96.624" calcext:value-type="float">
            <text:p>96,624</text:p>
          </table:table-cell>
          <table:table-cell office:value-type="string" calcext:value-type="string">
            <text:p>det-2L-3BAR_ABS-drop-0,3-rec_drop-0,3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8.84" calcext:value-type="float">
            <text:p>78,84</text:p>
          </table:table-cell>
          <table:table-cell office:value-type="float" office:value="81.276" calcext:value-type="float">
            <text:p>81,276</text:p>
          </table:table-cell>
          <table:table-cell office:value-type="string" calcext:value-type="string">
            <text:p>det-5L-CUDA-3BAR-norm-drop-0,1-reg-1e-06</text:p>
          </table:table-cell>
          <table:table-cell office:value-type="float" office:value="84.935" calcext:value-type="float">
            <text:p>84,935</text:p>
          </table:table-cell>
          <table:table-cell office:value-type="float" office:value="68.267" calcext:value-type="float">
            <text:p>68,267</text:p>
          </table:table-cell>
          <table:table-cell office:value-type="string" calcext:value-type="string">
            <text:p>det-5L-CUDA-3BAR-norm-drop-0,2-reg-0</text:p>
          </table:table-cell>
          <table:table-cell office:value-type="float" office:value="90.376" calcext:value-type="float">
            <text:p>90,376</text:p>
          </table:table-cell>
          <table:table-cell office:value-type="float" office:value="90.032" calcext:value-type="float">
            <text:p>90,032</text:p>
          </table:table-cell>
          <table:table-cell office:value-type="string" calcext:value-type="string">
            <text:p>det-2L-CUDA-3BAR-norm-drop-0,3-reg-0,001</text:p>
          </table:table-cell>
          <table:table-cell office:value-type="float" office:value="90.887" calcext:value-type="float">
            <text:p>90,887</text:p>
          </table:table-cell>
          <table:table-cell office:value-type="float" office:value="84.662" calcext:value-type="float">
            <text:p>84,662</text:p>
          </table:table-cell>
          <table:table-cell office:value-type="string" calcext:value-type="string">
            <text:p>det-2L-norm-drop-0-rec_drop-0</text:p>
          </table:table-cell>
          <table:table-cell office:value-type="float" office:value="95.438" calcext:value-type="float">
            <text:p>95,438</text:p>
          </table:table-cell>
          <table:table-cell office:value-type="float" office:value="94.888" calcext:value-type="float">
            <text:p>94,888</text:p>
          </table:table-cell>
          <table:table-cell office:value-type="string" calcext:value-type="string">
            <text:p>det-2L-3BAR_ABS-drop-0,05-rec_drop-0,05-norm</text:p>
          </table:table-cell>
          <table:table-cell office:value-type="float" office:value="96.11" calcext:value-type="float">
            <text:p>96,11</text:p>
          </table:table-cell>
          <table:table-cell office:value-type="float" office:value="89.576" calcext:value-type="float">
            <text:p>89,576</text:p>
          </table:table-cell>
          <table:table-cell office:value-type="string" calcext:value-type="string">
            <text:p>det-2L-17BAR-drop-0,15-rec_drop-0,15-norm</text:p>
          </table:table-cell>
          <table:table-cell table:style-name="ce278" office:value-type="float" office:value="94.212" calcext:value-type="float">
            <text:p>94,212</text:p>
          </table:table-cell>
          <table:table-cell table:style-name="ce283" office:value-type="float" office:value="92.49" calcext:value-type="float">
            <text:p>92,49</text:p>
          </table:table-cell>
          <table:table-cell table:style-name="ce289" office:value-type="string" calcext:value-type="string">
            <text:p>det-4L-smooth-29-9-DIST_REL-norm</text:p>
          </table:table-cell>
          <table:table-cell office:value-type="float" office:value="97.422" calcext:value-type="float">
            <text:p>97,422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-2L-17BARAbs-drop-0,1-rec_drop-0,1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9.565" calcext:value-type="float">
            <text:p>79,565</text:p>
          </table:table-cell>
          <table:table-cell office:value-type="float" office:value="81.197" calcext:value-type="float">
            <text:p>81,197</text:p>
          </table:table-cell>
          <table:table-cell office:value-type="string" calcext:value-type="string">
            <text:p>det-4L-CUDA-3BAR-norm-drop-0,2-reg-0</text:p>
          </table:table-cell>
          <table:table-cell office:value-type="float" office:value="80.099" calcext:value-type="float">
            <text:p>80,099</text:p>
          </table:table-cell>
          <table:table-cell office:value-type="float" office:value="68.267" calcext:value-type="float">
            <text:p>68,267</text:p>
          </table:table-cell>
          <table:table-cell office:value-type="string" calcext:value-type="string">
            <text:p>det-5L-CUDA-3BAR-norm-drop-0-reg-0</text:p>
          </table:table-cell>
          <table:table-cell office:value-type="float" office:value="91.233" calcext:value-type="float">
            <text:p>91,233</text:p>
          </table:table-cell>
          <table:table-cell office:value-type="float" office:value="89.662" calcext:value-type="float">
            <text:p>89,662</text:p>
          </table:table-cell>
          <table:table-cell office:value-type="string" calcext:value-type="string">
            <text:p>det-2L-normXY-drop-0,2-rec_drop-0,2</text:p>
          </table:table-cell>
          <table:table-cell office:value-type="float" office:value="86.237" calcext:value-type="float">
            <text:p>86,237</text:p>
          </table:table-cell>
          <table:table-cell office:value-type="float" office:value="83.816" calcext:value-type="float">
            <text:p>83,816</text:p>
          </table:table-cell>
          <table:table-cell office:value-type="string" calcext:value-type="string">
            <text:p>det-2L-3BAR-norm-drop-0,5-rec_drop-0,5</text:p>
          </table:table-cell>
          <table:table-cell office:value-type="float" office:value="95.742" calcext:value-type="float">
            <text:p>95,742</text:p>
          </table:table-cell>
          <table:table-cell office:value-type="float" office:value="94.62" calcext:value-type="float">
            <text:p>94,62</text:p>
          </table:table-cell>
          <table:table-cell office:value-type="string" calcext:value-type="string">
            <text:p>det-2L-3BAR_ABS-drop-0,2-rec_drop-0,2-norm</text:p>
          </table:table-cell>
          <table:table-cell office:value-type="float" office:value="95.366" calcext:value-type="float">
            <text:p>95,366</text:p>
          </table:table-cell>
          <table:table-cell office:value-type="float" office:value="89.437" calcext:value-type="float">
            <text:p>89,437</text:p>
          </table:table-cell>
          <table:table-cell office:value-type="string" calcext:value-type="string">
            <text:p>pos-101-2L-3BAR-drop-0,1-rec_drop-0,1-norm</text:p>
          </table:table-cell>
          <table:table-cell table:style-name="ce278" office:value-type="float" office:value="92.674" calcext:value-type="float">
            <text:p>92,674</text:p>
          </table:table-cell>
          <table:table-cell table:style-name="ce283" office:value-type="float" office:value="92.49" calcext:value-type="float">
            <text:p>92,49</text:p>
          </table:table-cell>
          <table:table-cell table:style-name="ce289" office:value-type="string" calcext:value-type="string">
            <text:p>det-4L-smooth-29-9-3BAR-norm</text:p>
          </table:table-cell>
          <table:table-cell office:value-type="float" office:value="97.071" calcext:value-type="float">
            <text:p>97,071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-2L-17BAR-drop-0,05-rec_drop-0,0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8.444" calcext:value-type="float">
            <text:p>78,444</text:p>
          </table:table-cell>
          <table:table-cell office:value-type="float" office:value="81.145" calcext:value-type="float">
            <text:p>81,145</text:p>
          </table:table-cell>
          <table:table-cell office:value-type="string" calcext:value-type="string">
            <text:p>det-5L-CUDA-3BAR-norm-drop-0,15-reg-1e-06</text:p>
          </table:table-cell>
          <table:table-cell office:value-type="float" office:value="84.687" calcext:value-type="float">
            <text:p>84,687</text:p>
          </table:table-cell>
          <table:table-cell office:value-type="float" office:value="68.207" calcext:value-type="float">
            <text:p>68,207</text:p>
          </table:table-cell>
          <table:table-cell office:value-type="string" calcext:value-type="string">
            <text:p>det-4L-CUDA-3BAR-norm-drop-0,05-reg-1e-06</text:p>
          </table:table-cell>
          <table:table-cell office:value-type="float" office:value="87.541" calcext:value-type="float">
            <text:p>87,541</text:p>
          </table:table-cell>
          <table:table-cell office:value-type="float" office:value="89.425" calcext:value-type="float">
            <text:p>89,425</text:p>
          </table:table-cell>
          <table:table-cell office:value-type="string" calcext:value-type="string">
            <text:p>det-2L-3BAR-norm-drop-0-rec_drop-0</text:p>
          </table:table-cell>
          <table:table-cell office:value-type="float" office:value="84.129" calcext:value-type="float">
            <text:p>84,129</text:p>
          </table:table-cell>
          <table:table-cell office:value-type="float" office:value="81.975" calcext:value-type="float">
            <text:p>81,975</text:p>
          </table:table-cell>
          <table:table-cell office:value-type="string" calcext:value-type="string">
            <text:p>det-2L-NEXT-norm-drop-0-rec_drop-0</text:p>
          </table:table-cell>
          <table:table-cell office:value-type="float" office:value="92.64" calcext:value-type="float">
            <text:p>92,64</text:p>
          </table:table-cell>
          <table:table-cell office:value-type="float" office:value="94.523" calcext:value-type="float">
            <text:p>94,523</text:p>
          </table:table-cell>
          <table:table-cell office:value-type="string" calcext:value-type="string">
            <text:p>det-2L-DIST_REL-drop-0,05-rec_drop-0,05-norm</text:p>
          </table:table-cell>
          <table:table-cell office:value-type="float" office:value="93.249" calcext:value-type="float">
            <text:p>93,249</text:p>
          </table:table-cell>
          <table:table-cell office:value-type="float" office:value="89.353" calcext:value-type="float">
            <text:p>89,353</text:p>
          </table:table-cell>
          <table:table-cell office:value-type="string" calcext:value-type="string">
            <text:p>pos-101-2L-17BAR-drop-0,1-rec_drop-0,1-norm</text:p>
          </table:table-cell>
          <table:table-cell table:style-name="ce278" office:value-type="float" office:value="95.311" calcext:value-type="float">
            <text:p>95,311</text:p>
          </table:table-cell>
          <table:table-cell table:style-name="ce283" office:value-type="float" office:value="92.49" calcext:value-type="float">
            <text:p>92,49</text:p>
          </table:table-cell>
          <table:table-cell table:style-name="ce289" office:value-type="string" calcext:value-type="string">
            <text:p>det-2L-3BAR_ABS-drop-0,15-rec_drop-0,15-norm</text:p>
          </table:table-cell>
          <table:table-cell office:value-type="float" office:value="97.481" calcext:value-type="float">
            <text:p>97,481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-2L-17BARAbs-drop-0,05-rec_drop-0,0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8.576" calcext:value-type="float">
            <text:p>78,576</text:p>
          </table:table-cell>
          <table:table-cell office:value-type="float" office:value="80.986" calcext:value-type="float">
            <text:p>80,986</text:p>
          </table:table-cell>
          <table:table-cell office:value-type="string" calcext:value-type="string">
            <text:p>det-5L-CUDA-3BAR-norm-drop-0,1-reg-0,0001</text:p>
          </table:table-cell>
          <table:table-cell office:value-type="float" office:value="85.803" calcext:value-type="float">
            <text:p>85,803</text:p>
          </table:table-cell>
          <table:table-cell office:value-type="float" office:value="68.176" calcext:value-type="float">
            <text:p>68,176</text:p>
          </table:table-cell>
          <table:table-cell office:value-type="string" calcext:value-type="string">
            <text:p>det-4L-CUDA-3BAR-norm-drop-0,1-reg-1e-06</text:p>
          </table:table-cell>
          <table:table-cell office:value-type="float" office:value="87.607" calcext:value-type="float">
            <text:p>87,607</text:p>
          </table:table-cell>
          <table:table-cell office:value-type="float" office:value="89.399" calcext:value-type="float">
            <text:p>89,399</text:p>
          </table:table-cell>
          <table:table-cell office:value-type="string" calcext:value-type="string">
            <text:p>det-2L-CUDA-3BAR-norm-drop-0,3-reg-0,01</text:p>
          </table:table-cell>
          <table:table-cell office:value-type="float" office:value="86.051" calcext:value-type="float">
            <text:p>86,051</text:p>
          </table:table-cell>
          <table:table-cell office:value-type="float" office:value="81.944" calcext:value-type="float">
            <text:p>81,944</text:p>
          </table:table-cell>
          <table:table-cell office:value-type="string" calcext:value-type="string">
            <text:p>det-2L-norm-drop-0,15-rec_drop-0,15</text:p>
          </table:table-cell>
          <table:table-cell office:value-type="float" office:value="94.465" calcext:value-type="float">
            <text:p>94,465</text:p>
          </table:table-cell>
          <table:table-cell office:value-type="float" office:value="94.499" calcext:value-type="float">
            <text:p>94,499</text:p>
          </table:table-cell>
          <table:table-cell office:value-type="string" calcext:value-type="string">
            <text:p>det-2L-5BAR-drop-0,2-rec_drop-0,2-norm</text:p>
          </table:table-cell>
          <table:table-cell office:value-type="float" office:value="95.309" calcext:value-type="float">
            <text:p>95,309</text:p>
          </table:table-cell>
          <table:table-cell office:value-type="float" office:value="89.326" calcext:value-type="float">
            <text:p>89,326</text:p>
          </table:table-cell>
          <table:table-cell office:value-type="string" calcext:value-type="string">
            <text:p>pos-101-2L-3BAR-drop-0,15-rec_drop-0,15-norm</text:p>
          </table:table-cell>
          <table:table-cell table:style-name="ce278" office:value-type="float" office:value="94.139" calcext:value-type="float">
            <text:p>94,139</text:p>
          </table:table-cell>
          <table:table-cell table:style-name="ce283" office:value-type="float" office:value="92.49" calcext:value-type="float">
            <text:p>92,49</text:p>
          </table:table-cell>
          <table:table-cell table:style-name="ce289" office:value-type="string" calcext:value-type="string">
            <text:p>det-2L-17BAR-drop-0,1-rec_drop-0,1-norm</text:p>
          </table:table-cell>
          <table:table-cell office:value-type="float" office:value="97.071" calcext:value-type="float">
            <text:p>97,071</text:p>
          </table:table-cell>
          <table:table-cell office:value-type="float" office:value="95.886" calcext:value-type="float">
            <text:p>95,886</text:p>
          </table:table-cell>
          <table:table-cell office:value-type="string" calcext:value-type="string">
            <text:p>det-2L-3BAR-drop-0,3-rec_drop-0,3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7.851" calcext:value-type="float">
            <text:p>77,851</text:p>
          </table:table-cell>
          <table:table-cell office:value-type="float" office:value="80.934" calcext:value-type="float">
            <text:p>80,934</text:p>
          </table:table-cell>
          <table:table-cell office:value-type="string" calcext:value-type="string">
            <text:p>det-4L-CUDA-3BAR-norm-drop-0,15-reg-1e-05</text:p>
          </table:table-cell>
          <table:table-cell office:value-type="float" office:value="83.757" calcext:value-type="float">
            <text:p>83,757</text:p>
          </table:table-cell>
          <table:table-cell office:value-type="float" office:value="68.146" calcext:value-type="float">
            <text:p>68,146</text:p>
          </table:table-cell>
          <table:table-cell office:value-type="string" calcext:value-type="string">
            <text:p>det-4L-CUDA-3BAR-norm-drop-0,2-reg-0,0001</text:p>
          </table:table-cell>
          <table:table-cell office:value-type="float" office:value="93.013" calcext:value-type="float">
            <text:p>93,013</text:p>
          </table:table-cell>
          <table:table-cell office:value-type="float" office:value="89.267" calcext:value-type="float">
            <text:p>89,267</text:p>
          </table:table-cell>
          <table:table-cell office:value-type="string" calcext:value-type="string">
            <text:p>det-2L-normXY-drop-0,15-rec_drop-0,15</text:p>
          </table:table-cell>
          <table:table-cell office:value-type="float" office:value="83.013" calcext:value-type="float">
            <text:p>83,013</text:p>
          </table:table-cell>
          <table:table-cell office:value-type="float" office:value="78.351" calcext:value-type="float">
            <text:p>78,351</text:p>
          </table:table-cell>
          <table:table-cell office:value-type="string" calcext:value-type="string">
            <text:p>det-2L-NEXT_11-norm-drop-0-rec_drop-0</text:p>
          </table:table-cell>
          <table:table-cell office:value-type="float" office:value="93.309" calcext:value-type="float">
            <text:p>93,309</text:p>
          </table:table-cell>
          <table:table-cell office:value-type="float" office:value="94.377" calcext:value-type="float">
            <text:p>94,377</text:p>
          </table:table-cell>
          <table:table-cell office:value-type="string" calcext:value-type="string">
            <text:p>pos-101-2L-3BAR-drop-0,05-rec_drop-0,05-norm</text:p>
          </table:table-cell>
          <table:table-cell office:value-type="float" office:value="95.538" calcext:value-type="float">
            <text:p>95,538</text:p>
          </table:table-cell>
          <table:table-cell office:value-type="float" office:value="89.326" calcext:value-type="float">
            <text:p>89,326</text:p>
          </table:table-cell>
          <table:table-cell office:value-type="string" calcext:value-type="string">
            <text:p>pos-101-2L-3BAR-drop-0,05-rec_drop-0,05-norm</text:p>
          </table:table-cell>
          <table:table-cell table:style-name="ce278" office:value-type="float" office:value="94.139" calcext:value-type="float">
            <text:p>94,139</text:p>
          </table:table-cell>
          <table:table-cell table:style-name="ce283" office:value-type="float" office:value="92.358" calcext:value-type="float">
            <text:p>92,358</text:p>
          </table:table-cell>
          <table:table-cell table:style-name="ce289" office:value-type="string" calcext:value-type="string">
            <text:p>det-2L-17BAR-drop-0,15-rec_drop-0,15-norm</text:p>
          </table:table-cell>
          <table:table-cell office:value-type="float" office:value="97.071" calcext:value-type="float">
            <text:p>97,071</text:p>
          </table:table-cell>
          <table:table-cell office:value-type="float" office:value="95.781" calcext:value-type="float">
            <text:p>95,781</text:p>
          </table:table-cell>
          <table:table-cell office:value-type="string" calcext:value-type="string">
            <text:p>det-2L-17BAR-drop-0,1-rec_drop-0,1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8.312" calcext:value-type="float">
            <text:p>78,312</text:p>
          </table:table-cell>
          <table:table-cell office:value-type="float" office:value="80.828" calcext:value-type="float">
            <text:p>80,828</text:p>
          </table:table-cell>
          <table:table-cell office:value-type="string" calcext:value-type="string">
            <text:p>det-4L-CUDA-3BAR-norm-drop-0,1-reg-1e-06</text:p>
          </table:table-cell>
          <table:table-cell office:value-type="float" office:value="85.493" calcext:value-type="float">
            <text:p>85,493</text:p>
          </table:table-cell>
          <table:table-cell office:value-type="float" office:value="68.116" calcext:value-type="float">
            <text:p>68,116</text:p>
          </table:table-cell>
          <table:table-cell office:value-type="string" calcext:value-type="string">
            <text:p>det-4L-CUDA-3BAR-norm-drop-0,15-reg-1e-06</text:p>
          </table:table-cell>
          <table:table-cell office:value-type="float" office:value="89.123" calcext:value-type="float">
            <text:p>89,123</text:p>
          </table:table-cell>
          <table:table-cell office:value-type="float" office:value="89.214" calcext:value-type="float">
            <text:p>89,214</text:p>
          </table:table-cell>
          <table:table-cell office:value-type="string" calcext:value-type="string">
            <text:p>det-2L-CUDA-3BAR-norm-drop-0,4-reg-0</text:p>
          </table:table-cell>
          <table:table-cell office:value-type="float" office:value="82.083" calcext:value-type="float">
            <text:p>82,083</text:p>
          </table:table-cell>
          <table:table-cell office:value-type="float" office:value="76.902" calcext:value-type="float">
            <text:p>76,902</text:p>
          </table:table-cell>
          <table:table-cell office:value-type="string" calcext:value-type="string">
            <text:p>det-2L-CUDA-normXY-drop-0,5-reg-0</text:p>
          </table:table-cell>
          <table:table-cell office:value-type="float" office:value="93.248" calcext:value-type="float">
            <text:p>93,248</text:p>
          </table:table-cell>
          <table:table-cell office:value-type="float" office:value="94.231" calcext:value-type="float">
            <text:p>94,231</text:p>
          </table:table-cell>
          <table:table-cell office:value-type="string" calcext:value-type="string">
            <text:p>pos-101-2L-3BAR-drop-0,15-rec_drop-0,15-norm</text:p>
          </table:table-cell>
          <table:table-cell office:value-type="float" office:value="94.622" calcext:value-type="float">
            <text:p>94,622</text:p>
          </table:table-cell>
          <table:table-cell office:value-type="float" office:value="89.298" calcext:value-type="float">
            <text:p>89,298</text:p>
          </table:table-cell>
          <table:table-cell office:value-type="string" calcext:value-type="string">
            <text:p>pos-101-2L-3BAR-drop-0,2-rec_drop-0,2-norm</text:p>
          </table:table-cell>
          <table:table-cell office:value-type="float" office:value="93.26" calcext:value-type="float">
            <text:p>93,26</text:p>
          </table:table-cell>
          <table:table-cell table:style-name="ce284" office:value-type="float" office:value="92.227" calcext:value-type="float">
            <text:p>92,227</text:p>
          </table:table-cell>
          <table:table-cell table:style-name="ce290" office:value-type="string" calcext:value-type="string">
            <text:p>det-3L-smooth-29-7-3BAR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5.675" calcext:value-type="float">
            <text:p>95,675</text:p>
          </table:table-cell>
          <table:table-cell office:value-type="string" calcext:value-type="string">
            <text:p>det-4L-smooth-29-8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8.84" calcext:value-type="float">
            <text:p>78,84</text:p>
          </table:table-cell>
          <table:table-cell office:value-type="float" office:value="80.749" calcext:value-type="float">
            <text:p>80,749</text:p>
          </table:table-cell>
          <table:table-cell office:value-type="string" calcext:value-type="string">
            <text:p>det-5L-CUDA-3BAR-norm-drop-0,05-reg-1e-06</text:p>
          </table:table-cell>
          <table:table-cell office:value-type="float" office:value="85.989" calcext:value-type="float">
            <text:p>85,989</text:p>
          </table:table-cell>
          <table:table-cell office:value-type="float" office:value="67.965" calcext:value-type="float">
            <text:p>67,965</text:p>
          </table:table-cell>
          <table:table-cell office:value-type="string" calcext:value-type="string">
            <text:p>det-4L-CUDA-3BAR-norm-drop-0,1-reg-1e-05</text:p>
          </table:table-cell>
          <table:table-cell office:value-type="float" office:value="87.541" calcext:value-type="float">
            <text:p>87,541</text:p>
          </table:table-cell>
          <table:table-cell office:value-type="float" office:value="88.423" calcext:value-type="float">
            <text:p>88,423</text:p>
          </table:table-cell>
          <table:table-cell office:value-type="string" calcext:value-type="string">
            <text:p>det-2L-CUDA-3BAR-norm-drop-0-reg-0,01</text:p>
          </table:table-cell>
          <table:table-cell office:value-type="float" office:value="82.331" calcext:value-type="float">
            <text:p>82,331</text:p>
          </table:table-cell>
          <table:table-cell office:value-type="float" office:value="76.661" calcext:value-type="float">
            <text:p>76,661</text:p>
          </table:table-cell>
          <table:table-cell office:value-type="string" calcext:value-type="string">
            <text:p>det-2L-NEXT_17-norm-drop-0-rec_drop-0</text:p>
          </table:table-cell>
          <table:table-cell office:value-type="float" office:value="93.127" calcext:value-type="float">
            <text:p>93,127</text:p>
          </table:table-cell>
          <table:table-cell office:value-type="float" office:value="94.206" calcext:value-type="float">
            <text:p>94,206</text:p>
          </table:table-cell>
          <table:table-cell office:value-type="string" calcext:value-type="string">
            <text:p>pos-101-2L-3BAR-drop-0,1-rec_drop-0,1-norm</text:p>
          </table:table-cell>
          <table:table-cell office:value-type="float" office:value="92.906" calcext:value-type="float">
            <text:p>92,906</text:p>
          </table:table-cell>
          <table:table-cell office:value-type="float" office:value="89.298" calcext:value-type="float">
            <text:p>89,298</text:p>
          </table:table-cell>
          <table:table-cell office:value-type="string" calcext:value-type="string">
            <text:p>pos-101-2L-17BAR-drop-0,15-rec_drop-0,15-norm</text:p>
          </table:table-cell>
          <table:table-cell office:value-type="float" office:value="94.139" calcext:value-type="float">
            <text:p>94,139</text:p>
          </table:table-cell>
          <table:table-cell table:style-name="ce284" office:value-type="float" office:value="92.095" calcext:value-type="float">
            <text:p>92,095</text:p>
          </table:table-cell>
          <table:table-cell table:style-name="ce290" office:value-type="string" calcext:value-type="string">
            <text:p>det-4L-smooth-29-7-3BAR-norm</text:p>
          </table:table-cell>
          <table:table-cell office:value-type="float" office:value="96.251" calcext:value-type="float">
            <text:p>96,251</text:p>
          </table:table-cell>
          <table:table-cell office:value-type="float" office:value="95.253" calcext:value-type="float">
            <text:p>95,253</text:p>
          </table:table-cell>
          <table:table-cell office:value-type="string" calcext:value-type="string">
            <text:p>det-2L-DIST_REL-drop-0,1-rec_drop-0,1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8.181" calcext:value-type="float">
            <text:p>78,181</text:p>
          </table:table-cell>
          <table:table-cell office:value-type="float" office:value="80.696" calcext:value-type="float">
            <text:p>80,696</text:p>
          </table:table-cell>
          <table:table-cell office:value-type="string" calcext:value-type="string">
            <text:p>det-4L-CUDA-3BAR-norm-drop-0,1-reg-0,0001</text:p>
          </table:table-cell>
          <table:table-cell office:value-type="float" office:value="84.315" calcext:value-type="float">
            <text:p>84,315</text:p>
          </table:table-cell>
          <table:table-cell office:value-type="float" office:value="67.935" calcext:value-type="float">
            <text:p>67,935</text:p>
          </table:table-cell>
          <table:table-cell office:value-type="string" calcext:value-type="string">
            <text:p>det-4L-CUDA-3BAR-norm-drop-0,05-reg-0</text:p>
          </table:table-cell>
          <table:table-cell office:value-type="float" office:value="87.607" calcext:value-type="float">
            <text:p>87,607</text:p>
          </table:table-cell>
          <table:table-cell office:value-type="float" office:value="88.291" calcext:value-type="float">
            <text:p>88,291</text:p>
          </table:table-cell>
          <table:table-cell office:value-type="string" calcext:value-type="string">
            <text:p>det-2L-CUDA-3BAR-norm-drop-0,2-reg-0,01</text:p>
          </table:table-cell>
          <table:table-cell office:value-type="float" office:value="78.549" calcext:value-type="float">
            <text:p>78,549</text:p>
          </table:table-cell>
          <table:table-cell office:value-type="float" office:value="74.547" calcext:value-type="float">
            <text:p>74,547</text:p>
          </table:table-cell>
          <table:table-cell office:value-type="string" calcext:value-type="string">
            <text:p>det-2L-normXY-drop-0,5-rec_drop-0,5</text:p>
          </table:table-cell>
          <table:table-cell office:value-type="float" office:value="92.762" calcext:value-type="float">
            <text:p>92,762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-2L-DIST_REL-drop-0,15-rec_drop-0,15-norm</text:p>
          </table:table-cell>
          <table:table-cell office:value-type="float" office:value="93.65" calcext:value-type="float">
            <text:p>93,65</text:p>
          </table:table-cell>
          <table:table-cell office:value-type="float" office:value="88.88" calcext:value-type="float">
            <text:p>88,88</text:p>
          </table:table-cell>
          <table:table-cell office:value-type="string" calcext:value-type="string">
            <text:p>pos-101-2L-3BAR_ABS-drop-0,15-rec_drop-0,15-norm</text:p>
          </table:table-cell>
          <table:table-cell office:value-type="float" office:value="94.945" calcext:value-type="float">
            <text:p>94,945</text:p>
          </table:table-cell>
          <table:table-cell table:style-name="ce284" office:value-type="float" office:value="92.095" calcext:value-type="float">
            <text:p>92,095</text:p>
          </table:table-cell>
          <table:table-cell table:style-name="ce290" office:value-type="string" calcext:value-type="string">
            <text:p>det-2L-3BAR_ABS-drop-0,2-rec_drop-0,2-norm</text:p>
          </table:table-cell>
          <table:table-cell office:value-type="float" office:value="96.134" calcext:value-type="float">
            <text:p>96,134</text:p>
          </table:table-cell>
          <table:table-cell office:value-type="float" office:value="95.253" calcext:value-type="float">
            <text:p>95,253</text:p>
          </table:table-cell>
          <table:table-cell office:value-type="string" calcext:value-type="string">
            <text:p>det-2L-DIST_REL-drop-0,15-rec_drop-0,1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8.247" calcext:value-type="float">
            <text:p>78,247</text:p>
          </table:table-cell>
          <table:table-cell office:value-type="float" office:value="80.116" calcext:value-type="float">
            <text:p>80,116</text:p>
          </table:table-cell>
          <table:table-cell office:value-type="string" calcext:value-type="string">
            <text:p>det-4L-CUDA-3BAR-norm-drop-0,15-reg-0,0001</text:p>
          </table:table-cell>
          <table:table-cell office:value-type="float" office:value="85.369" calcext:value-type="float">
            <text:p>85,369</text:p>
          </table:table-cell>
          <table:table-cell office:value-type="float" office:value="67.754" calcext:value-type="float">
            <text:p>67,754</text:p>
          </table:table-cell>
          <table:table-cell office:value-type="string" calcext:value-type="string">
            <text:p>det-4L-CUDA-3BAR-norm-drop-0,2-reg-1e-05</text:p>
          </table:table-cell>
          <table:table-cell office:value-type="float" office:value="86.75" calcext:value-type="float">
            <text:p>86,75</text:p>
          </table:table-cell>
          <table:table-cell office:value-type="float" office:value="88.212" calcext:value-type="float">
            <text:p>88,212</text:p>
          </table:table-cell>
          <table:table-cell office:value-type="string" calcext:value-type="string">
            <text:p>det-2L-norm-drop-0-rec_drop-0</text:p>
          </table:table-cell>
          <table:table-cell office:value-type="float" office:value="69.064" calcext:value-type="float">
            <text:p>69,064</text:p>
          </table:table-cell>
          <table:table-cell office:value-type="float" office:value="65.791" calcext:value-type="float">
            <text:p>65,791</text:p>
          </table:table-cell>
          <table:table-cell office:value-type="string" calcext:value-type="string">
            <text:p>det-2L-norm-drop-0,2-rec_drop-0,2</text:p>
          </table:table-cell>
          <table:table-cell office:value-type="float" office:value="92.762" calcext:value-type="float">
            <text:p>92,762</text:p>
          </table:table-cell>
          <table:table-cell office:value-type="float" office:value="93.817" calcext:value-type="float">
            <text:p>93,817</text:p>
          </table:table-cell>
          <table:table-cell office:value-type="string" calcext:value-type="string">
            <text:p>det-2L-DIST_REL-drop-0,1-rec_drop-0,1-norm</text:p>
          </table:table-cell>
          <table:table-cell office:value-type="float" office:value="93.135" calcext:value-type="float">
            <text:p>93,135</text:p>
          </table:table-cell>
          <table:table-cell office:value-type="float" office:value="88.852" calcext:value-type="float">
            <text:p>88,852</text:p>
          </table:table-cell>
          <table:table-cell office:value-type="string" calcext:value-type="string">
            <text:p>pos-101-2L-17BAR-drop-0,05-rec_drop-0,05-norm</text:p>
          </table:table-cell>
          <table:table-cell office:value-type="float" office:value="94.066" calcext:value-type="float">
            <text:p>94,066</text:p>
          </table:table-cell>
          <table:table-cell table:style-name="ce284" office:value-type="float" office:value="92.095" calcext:value-type="float">
            <text:p>92,095</text:p>
          </table:table-cell>
          <table:table-cell table:style-name="ce290" office:value-type="string" calcext:value-type="string">
            <text:p>det-2L-DIST_REL-drop-0,15-rec_drop-0,15-norm</text:p>
          </table:table-cell>
          <table:table-cell office:value-type="float" office:value="96.954" calcext:value-type="float">
            <text:p>96,954</text:p>
          </table:table-cell>
          <table:table-cell office:value-type="float" office:value="95.253" calcext:value-type="float">
            <text:p>95,253</text:p>
          </table:table-cell>
          <table:table-cell office:value-type="string" calcext:value-type="string">
            <text:p>det-2L-17BAR-drop-0,15-rec_drop-0,1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4.489" calcext:value-type="float">
            <text:p>74,489</text:p>
          </table:table-cell>
          <table:table-cell office:value-type="float" office:value="79.14" calcext:value-type="float">
            <text:p>79,14</text:p>
          </table:table-cell>
          <table:table-cell office:value-type="string" calcext:value-type="string">
            <text:p>det-4L-CUDA-3BAR-norm-drop-0,3-reg-0</text:p>
          </table:table-cell>
          <table:table-cell office:value-type="float" office:value="80.223" calcext:value-type="float">
            <text:p>80,223</text:p>
          </table:table-cell>
          <table:table-cell office:value-type="float" office:value="67.603" calcext:value-type="float">
            <text:p>67,603</text:p>
          </table:table-cell>
          <table:table-cell office:value-type="string" calcext:value-type="string">
            <text:p>det-3L-CUDA-3BAR-norm-drop-0-reg-0</text:p>
          </table:table-cell>
          <table:table-cell office:value-type="float" office:value="89.321" calcext:value-type="float">
            <text:p>89,321</text:p>
          </table:table-cell>
          <table:table-cell office:value-type="float" office:value="88.133" calcext:value-type="float">
            <text:p>88,133</text:p>
          </table:table-cell>
          <table:table-cell office:value-type="string" calcext:value-type="string">
            <text:p>det-2L-CUDA-3BAR-norm-drop-0,3-reg-0</text:p>
          </table:table-cell>
          <table:table-cell office:value-type="float" office:value="53.069" calcext:value-type="float">
            <text:p>53,069</text:p>
          </table:table-cell>
          <table:table-cell office:value-type="float" office:value="48.007" calcext:value-type="float">
            <text:p>48,007</text:p>
          </table:table-cell>
          <table:table-cell office:value-type="string" calcext:value-type="string">
            <text:p>det-2L-CUDA-norm-drop-0,5-reg-0</text:p>
          </table:table-cell>
          <table:table-cell office:value-type="float" office:value="90.572" calcext:value-type="float">
            <text:p>90,572</text:p>
          </table:table-cell>
          <table:table-cell office:value-type="float" office:value="93.33" calcext:value-type="float">
            <text:p>93,33</text:p>
          </table:table-cell>
          <table:table-cell office:value-type="string" calcext:value-type="string">
            <text:p>pos-101-2L-17BAR-drop-0,05-rec_drop-0,05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824" calcext:value-type="float">
            <text:p>88,824</text:p>
          </table:table-cell>
          <table:table-cell office:value-type="string" calcext:value-type="string">
            <text:p>pos-101-2L-NEXT-drop-0,05-rec_drop-0,05-norm</text:p>
          </table:table-cell>
          <table:table-cell office:value-type="float" office:value="92.454" calcext:value-type="float">
            <text:p>92,454</text:p>
          </table:table-cell>
          <table:table-cell table:style-name="ce284" office:value-type="float" office:value="91.831" calcext:value-type="float">
            <text:p>91,831</text:p>
          </table:table-cell>
          <table:table-cell table:style-name="ce290" office:value-type="string" calcext:value-type="string">
            <text:p>det-3L-smooth-29-5-3BAR-norm</text:p>
          </table:table-cell>
          <table:table-cell office:value-type="float" office:value="97.247" calcext:value-type="float">
            <text:p>97,247</text:p>
          </table:table-cell>
          <table:table-cell office:value-type="float" office:value="95.148" calcext:value-type="float">
            <text:p>95,148</text:p>
          </table:table-cell>
          <table:table-cell office:value-type="string" calcext:value-type="string">
            <text:p>det-2L-17BARAbs-drop-0,15-rec_drop-0,1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5.808" calcext:value-type="float">
            <text:p>75,808</text:p>
          </table:table-cell>
          <table:table-cell office:value-type="float" office:value="78.903" calcext:value-type="float">
            <text:p>78,903</text:p>
          </table:table-cell>
          <table:table-cell office:value-type="string" calcext:value-type="string">
            <text:p>det-5L-CUDA-3BAR-norm-drop-0-reg-1e-06</text:p>
          </table:table-cell>
          <table:table-cell office:value-type="float" office:value="79.603" calcext:value-type="float">
            <text:p>79,603</text:p>
          </table:table-cell>
          <table:table-cell office:value-type="float" office:value="67.452" calcext:value-type="float">
            <text:p>67,452</text:p>
          </table:table-cell>
          <table:table-cell office:value-type="string" calcext:value-type="string">
            <text:p>det-4L-CUDA-3BAR-norm-drop-0,4-reg-0,0001</text:p>
          </table:table-cell>
          <table:table-cell office:value-type="float" office:value="88.596" calcext:value-type="float">
            <text:p>88,596</text:p>
          </table:table-cell>
          <table:table-cell office:value-type="float" office:value="87.79" calcext:value-type="float">
            <text:p>87,79</text:p>
          </table:table-cell>
          <table:table-cell office:value-type="string" calcext:value-type="string">
            <text:p>det-2L-CUDA-3BAR-norm-drop-0,1-reg-0,01</text:p>
          </table:table-cell>
          <table:table-cell office:value-type="float" office:value="13.577" calcext:value-type="float">
            <text:p>13,577</text:p>
          </table:table-cell>
          <table:table-cell office:value-type="float" office:value="12.409" calcext:value-type="float">
            <text:p>12,409</text:p>
          </table:table-cell>
          <table:table-cell office:value-type="string" calcext:value-type="string">
            <text:p>det-2L-NEXT-norm-drop-0,1-rec_drop-0,1</text:p>
          </table:table-cell>
          <table:table-cell office:value-type="float" office:value="92.701" calcext:value-type="float">
            <text:p>92,701</text:p>
          </table:table-cell>
          <table:table-cell office:value-type="float" office:value="93.281" calcext:value-type="float">
            <text:p>93,281</text:p>
          </table:table-cell>
          <table:table-cell office:value-type="string" calcext:value-type="string">
            <text:p>det-2L-DIST_REL-drop-0,2-rec_drop-0,2-norm</text:p>
          </table:table-cell>
          <table:table-cell office:value-type="float" office:value="93.65" calcext:value-type="float">
            <text:p>93,65</text:p>
          </table:table-cell>
          <table:table-cell office:value-type="float" office:value="88.685" calcext:value-type="float">
            <text:p>88,685</text:p>
          </table:table-cell>
          <table:table-cell office:value-type="string" calcext:value-type="string">
            <text:p>pos-101-2L-3BAR_ABS-drop-0,1-rec_drop-0,1-norm</text:p>
          </table:table-cell>
          <table:table-cell office:value-type="float" office:value="94.359" calcext:value-type="float">
            <text:p>94,359</text:p>
          </table:table-cell>
          <table:table-cell table:style-name="ce284" office:value-type="float" office:value="91.831" calcext:value-type="float">
            <text:p>91,831</text:p>
          </table:table-cell>
          <table:table-cell table:style-name="ce290" office:value-type="string" calcext:value-type="string">
            <text:p>det-2L-DIST_REL-drop-0,1-rec_drop-0,1-norm</text:p>
          </table:table-cell>
          <table:table-cell office:value-type="float" office:value="96.778" calcext:value-type="float">
            <text:p>96,778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det-4L-smooth-29-9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6.599" calcext:value-type="float">
            <text:p>76,599</text:p>
          </table:table-cell>
          <table:table-cell office:value-type="float" office:value="78.877" calcext:value-type="float">
            <text:p>78,877</text:p>
          </table:table-cell>
          <table:table-cell office:value-type="string" calcext:value-type="string">
            <text:p>det-5L-CUDA-3BAR-norm-drop-0,05-reg-1e-05</text:p>
          </table:table-cell>
          <table:table-cell office:value-type="float" office:value="77.185" calcext:value-type="float">
            <text:p>77,185</text:p>
          </table:table-cell>
          <table:table-cell office:value-type="float" office:value="67.271" calcext:value-type="float">
            <text:p>67,271</text:p>
          </table:table-cell>
          <table:table-cell office:value-type="string" calcext:value-type="string">
            <text:p>det-4L-CUDA-NEXT_11-norm-drop-0,05-reg-1e-06</text:p>
          </table:table-cell>
          <table:table-cell office:value-type="float" office:value="87.937" calcext:value-type="float">
            <text:p>87,937</text:p>
          </table:table-cell>
          <table:table-cell office:value-type="float" office:value="87.395" calcext:value-type="float">
            <text:p>87,395</text:p>
          </table:table-cell>
          <table:table-cell office:value-type="string" calcext:value-type="string">
            <text:p>det-2L-CUDA-3BAR-norm-drop-0-rec_drop-0</text:p>
          </table:table-cell>
          <table:table-cell office:value-type="float" office:value="13.515" calcext:value-type="float">
            <text:p>13,515</text:p>
          </table:table-cell>
          <table:table-cell office:value-type="float" office:value="12.379" calcext:value-type="float">
            <text:p>12,379</text:p>
          </table:table-cell>
          <table:table-cell office:value-type="string" calcext:value-type="string">
            <text:p>det-2L-NEXT-norm-drop-0,15-rec_drop-0,15</text:p>
          </table:table-cell>
          <table:table-cell office:value-type="float" office:value="90.693" calcext:value-type="float">
            <text:p>90,693</text:p>
          </table:table-cell>
          <table:table-cell office:value-type="float" office:value="93.233" calcext:value-type="float">
            <text:p>93,233</text:p>
          </table:table-cell>
          <table:table-cell office:value-type="string" calcext:value-type="string">
            <text:p>pos-101-2L-17BAR-drop-0,1-rec_drop-0,1-norm</text:p>
          </table:table-cell>
          <table:table-cell office:value-type="float" office:value="93.936" calcext:value-type="float">
            <text:p>93,936</text:p>
          </table:table-cell>
          <table:table-cell office:value-type="float" office:value="88.573" calcext:value-type="float">
            <text:p>88,573</text:p>
          </table:table-cell>
          <table:table-cell office:value-type="string" calcext:value-type="string">
            <text:p>pos-101-2L-3BAR_ABS-drop-0,05-rec_drop-0,05-norm</text:p>
          </table:table-cell>
          <table:table-cell office:value-type="float" office:value="91.502" calcext:value-type="float">
            <text:p>91,502</text:p>
          </table:table-cell>
          <table:table-cell table:style-name="ce284" office:value-type="float" office:value="91.7" calcext:value-type="float">
            <text:p>91,7</text:p>
          </table:table-cell>
          <table:table-cell table:style-name="ce290" office:value-type="string" calcext:value-type="string">
            <text:p>det-2L-smooth-29-8-DIST_REL-norm</text:p>
          </table:table-cell>
          <table:table-cell office:value-type="float" office:value="95.723" calcext:value-type="float">
            <text:p>95,723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pos-101-2L-3BAR-drop-0,1-rec_drop-0,1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5.939" calcext:value-type="float">
            <text:p>75,939</text:p>
          </table:table-cell>
          <table:table-cell office:value-type="float" office:value="78.639" calcext:value-type="float">
            <text:p>78,639</text:p>
          </table:table-cell>
          <table:table-cell office:value-type="string" calcext:value-type="string">
            <text:p>det-5L-CUDA-3BAR-norm-drop-0-reg-1e-05</text:p>
          </table:table-cell>
          <table:table-cell office:value-type="float" office:value="79.479" calcext:value-type="float">
            <text:p>79,479</text:p>
          </table:table-cell>
          <table:table-cell office:value-type="float" office:value="67.21" calcext:value-type="float">
            <text:p>67,21</text:p>
          </table:table-cell>
          <table:table-cell office:value-type="string" calcext:value-type="string">
            <text:p>det-4L-CUDA-3BAR-norm-drop-0,3-reg-1e-06</text:p>
          </table:table-cell>
          <table:table-cell office:value-type="float" office:value="86.882" calcext:value-type="float">
            <text:p>86,882</text:p>
          </table:table-cell>
          <table:table-cell office:value-type="float" office:value="87.395" calcext:value-type="float">
            <text:p>87,395</text:p>
          </table:table-cell>
          <table:table-cell office:value-type="string" calcext:value-type="string">
            <text:p>det-2L-CUDA-3BAR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484" calcext:value-type="float">
            <text:p>8,484</text:p>
          </table:table-cell>
          <table:table-cell office:value-type="string" calcext:value-type="string">
            <text:p>det-2L-CUDA-3BAR-norm-drop-0,4-reg-0,01</text:p>
          </table:table-cell>
          <table:table-cell office:value-type="float" office:value="90.937" calcext:value-type="float">
            <text:p>90,937</text:p>
          </table:table-cell>
          <table:table-cell office:value-type="float" office:value="92.989" calcext:value-type="float">
            <text:p>92,989</text:p>
          </table:table-cell>
          <table:table-cell office:value-type="string" calcext:value-type="string">
            <text:p>pos-101-2L-17BAR-drop-0,15-rec_drop-0,15-norm</text:p>
          </table:table-cell>
          <table:table-cell office:value-type="float" office:value="95.824" calcext:value-type="float">
            <text:p>95,824</text:p>
          </table:table-cell>
          <table:table-cell office:value-type="float" office:value="88.545" calcext:value-type="float">
            <text:p>88,545</text:p>
          </table:table-cell>
          <table:table-cell office:value-type="string" calcext:value-type="string">
            <text:p>det-2L-17BARAbs-drop-0,1-rec_drop-0,1-norm</text:p>
          </table:table-cell>
          <table:table-cell office:value-type="float" office:value="93.26" calcext:value-type="float">
            <text:p>93,26</text:p>
          </table:table-cell>
          <table:table-cell table:style-name="ce284" office:value-type="float" office:value="91.436" calcext:value-type="float">
            <text:p>91,436</text:p>
          </table:table-cell>
          <table:table-cell table:style-name="ce290" office:value-type="string" calcext:value-type="string">
            <text:p>det-4L-DIST_REL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pos-101-2L-NEXT-drop-0,05-rec_drop-0,0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3.962" calcext:value-type="float">
            <text:p>73,962</text:p>
          </table:table-cell>
          <table:table-cell office:value-type="float" office:value="78.534" calcext:value-type="float">
            <text:p>78,534</text:p>
          </table:table-cell>
          <table:table-cell office:value-type="string" calcext:value-type="string">
            <text:p>det-5L-CUDA-3BAR-norm-drop-0,3-reg-1e-06</text:p>
          </table:table-cell>
          <table:table-cell office:value-type="float" office:value="81.959" calcext:value-type="float">
            <text:p>81,959</text:p>
          </table:table-cell>
          <table:table-cell office:value-type="float" office:value="66.486" calcext:value-type="float">
            <text:p>66,486</text:p>
          </table:table-cell>
          <table:table-cell office:value-type="string" calcext:value-type="string">
            <text:p>det-4L-CUDA-3BAR-norm-drop-0,3-reg-1e-05</text:p>
          </table:table-cell>
          <table:table-cell office:value-type="float" office:value="87.08" calcext:value-type="float">
            <text:p>87,08</text:p>
          </table:table-cell>
          <table:table-cell office:value-type="float" office:value="87.236" calcext:value-type="float">
            <text:p>87,236</text:p>
          </table:table-cell>
          <table:table-cell office:value-type="string" calcext:value-type="string">
            <text:p>det-2L-CUDA-3BAR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484" calcext:value-type="float">
            <text:p>8,484</text:p>
          </table:table-cell>
          <table:table-cell office:value-type="string" calcext:value-type="string">
            <text:p>det-2L-NEXT_17-norm-drop-0,2-rec_drop-0,2</text:p>
          </table:table-cell>
          <table:table-cell office:value-type="float" office:value="91.727" calcext:value-type="float">
            <text:p>91,727</text:p>
          </table:table-cell>
          <table:table-cell office:value-type="float" office:value="92.746" calcext:value-type="float">
            <text:p>92,746</text:p>
          </table:table-cell>
          <table:table-cell office:value-type="string" calcext:value-type="string">
            <text:p>det-2L-3BAR-drop-0,4-rec_drop-0,4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545" calcext:value-type="float">
            <text:p>88,545</text:p>
          </table:table-cell>
          <table:table-cell office:value-type="string" calcext:value-type="string">
            <text:p>pos-101-2L-3BAR_ABS-drop-0,2-rec_drop-0,2-norm</text:p>
          </table:table-cell>
          <table:table-cell office:value-type="float" office:value="92.308" calcext:value-type="float">
            <text:p>92,308</text:p>
          </table:table-cell>
          <table:table-cell table:style-name="ce284" office:value-type="float" office:value="91.436" calcext:value-type="float">
            <text:p>91,436</text:p>
          </table:table-cell>
          <table:table-cell table:style-name="ce290" office:value-type="string" calcext:value-type="string">
            <text:p>det-2L-3BAR-drop-0,3-rec_drop-0,3-norm</text:p>
          </table:table-cell>
          <table:table-cell office:value-type="float" office:value="95.548" calcext:value-type="float">
            <text:p>95,548</text:p>
          </table:table-cell>
          <table:table-cell office:value-type="float" office:value="94.937" calcext:value-type="float">
            <text:p>94,937</text:p>
          </table:table-cell>
          <table:table-cell office:value-type="string" calcext:value-type="string">
            <text:p>det-2L-DIST_REL-drop-0,3-rec_drop-0,3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6.071" calcext:value-type="float">
            <text:p>76,071</text:p>
          </table:table-cell>
          <table:table-cell office:value-type="float" office:value="78.534" calcext:value-type="float">
            <text:p>78,534</text:p>
          </table:table-cell>
          <table:table-cell office:value-type="string" calcext:value-type="string">
            <text:p>det-3L-CUDA-3BAR-norm-drop-0,05-reg-0</text:p>
          </table:table-cell>
          <table:table-cell office:value-type="float" office:value="83.881" calcext:value-type="float">
            <text:p>83,881</text:p>
          </table:table-cell>
          <table:table-cell office:value-type="float" office:value="66.304" calcext:value-type="float">
            <text:p>66,304</text:p>
          </table:table-cell>
          <table:table-cell office:value-type="string" calcext:value-type="string">
            <text:p>det-3L-CUDA-3BAR-norm-drop-0,2-reg-0</text:p>
          </table:table-cell>
          <table:table-cell office:value-type="float" office:value="86.157" calcext:value-type="float">
            <text:p>86,157</text:p>
          </table:table-cell>
          <table:table-cell office:value-type="float" office:value="86.999" calcext:value-type="float">
            <text:p>86,999</text:p>
          </table:table-cell>
          <table:table-cell office:value-type="string" calcext:value-type="string">
            <text:p>det-2L-NEXT_11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54" calcext:value-type="float">
            <text:p>8,454</text:p>
          </table:table-cell>
          <table:table-cell office:value-type="string" calcext:value-type="string">
            <text:p>det-2L-CUDA-3BAR-norm-drop-0,5-reg-0</text:p>
          </table:table-cell>
          <table:table-cell office:value-type="float" office:value="92.822" calcext:value-type="float">
            <text:p>92,82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-4L-smooth-29-8-3BAR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462" calcext:value-type="float">
            <text:p>88,462</text:p>
          </table:table-cell>
          <table:table-cell office:value-type="string" calcext:value-type="string">
            <text:p>pos-101-2L-NEXT-drop-0,15-rec_drop-0,15-norm</text:p>
          </table:table-cell>
          <table:table-cell office:value-type="float" office:value="93.48" calcext:value-type="float">
            <text:p>93,48</text:p>
          </table:table-cell>
          <table:table-cell table:style-name="ce284" office:value-type="float" office:value="91.436" calcext:value-type="float">
            <text:p>91,436</text:p>
          </table:table-cell>
          <table:table-cell table:style-name="ce290" office:value-type="string" calcext:value-type="string">
            <text:p>det-2L-DIST_REL-drop-0,2-rec_drop-0,2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937" calcext:value-type="float">
            <text:p>94,937</text:p>
          </table:table-cell>
          <table:table-cell office:value-type="string" calcext:value-type="string">
            <text:p>det-2L-DIST_REL-drop-0,2-rec_drop-0,2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6.664" calcext:value-type="float">
            <text:p>76,664</text:p>
          </table:table-cell>
          <table:table-cell office:value-type="float" office:value="78.534" calcext:value-type="float">
            <text:p>78,534</text:p>
          </table:table-cell>
          <table:table-cell office:value-type="string" calcext:value-type="string">
            <text:p>det-3L-CUDA-3BAR-norm-drop-0-reg-0</text:p>
          </table:table-cell>
          <table:table-cell office:value-type="float" office:value="80.409" calcext:value-type="float">
            <text:p>80,409</text:p>
          </table:table-cell>
          <table:table-cell office:value-type="float" office:value="65.791" calcext:value-type="float">
            <text:p>65,791</text:p>
          </table:table-cell>
          <table:table-cell office:value-type="string" calcext:value-type="string">
            <text:p>det-3L-CUDA-3BAR-norm-drop-0,3-reg-0</text:p>
          </table:table-cell>
          <table:table-cell office:value-type="float" office:value="85.498" calcext:value-type="float">
            <text:p>85,498</text:p>
          </table:table-cell>
          <table:table-cell office:value-type="float" office:value="86.682" calcext:value-type="float">
            <text:p>86,682</text:p>
          </table:table-cell>
          <table:table-cell office:value-type="string" calcext:value-type="string">
            <text:p>det-2L-CUDA-3BAR-norm-drop-0,4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424" calcext:value-type="float">
            <text:p>8,424</text:p>
          </table:table-cell>
          <table:table-cell office:value-type="string" calcext:value-type="string">
            <text:p>det-2L-CUDA-3BAR-norm-drop-0,3-reg-1</text:p>
          </table:table-cell>
          <table:table-cell office:value-type="float" office:value="92.032" calcext:value-type="float">
            <text:p>92,032</text:p>
          </table:table-cell>
          <table:table-cell office:value-type="float" office:value="92.697" calcext:value-type="float">
            <text:p>92,697</text:p>
          </table:table-cell>
          <table:table-cell office:value-type="string" calcext:value-type="string">
            <text:p>pos-101-2L-3BAR-drop-0,2-rec_drop-0,2-norm</text:p>
          </table:table-cell>
          <table:table-cell office:value-type="float" office:value="95.08" calcext:value-type="float">
            <text:p>95,08</text:p>
          </table:table-cell>
          <table:table-cell office:value-type="float" office:value="88.434" calcext:value-type="float">
            <text:p>88,434</text:p>
          </table:table-cell>
          <table:table-cell office:value-type="string" calcext:value-type="string">
            <text:p>det-2L-17BARAbs-drop-0,15-rec_drop-0,15-norm</text:p>
          </table:table-cell>
          <table:table-cell office:value-type="float" office:value="93.919" calcext:value-type="float">
            <text:p>93,919</text:p>
          </table:table-cell>
          <table:table-cell table:style-name="ce284" office:value-type="float" office:value="91.436" calcext:value-type="float">
            <text:p>91,436</text:p>
          </table:table-cell>
          <table:table-cell table:style-name="ce290" office:value-type="string" calcext:value-type="string">
            <text:p>det-2L-17BAR-drop-0,05-rec_drop-0,05-norm</text:p>
          </table:table-cell>
          <table:table-cell office:value-type="float" office:value="96.192" calcext:value-type="float">
            <text:p>96,192</text:p>
          </table:table-cell>
          <table:table-cell office:value-type="float" office:value="94.937" calcext:value-type="float">
            <text:p>94,937</text:p>
          </table:table-cell>
          <table:table-cell office:value-type="string" calcext:value-type="string">
            <text:p>pos-101-2L-3BAR-drop-0,05-rec_drop-0,0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4.16" calcext:value-type="float">
            <text:p>74,16</text:p>
          </table:table-cell>
          <table:table-cell office:value-type="float" office:value="78.217" calcext:value-type="float">
            <text:p>78,217</text:p>
          </table:table-cell>
          <table:table-cell office:value-type="string" calcext:value-type="string">
            <text:p>det-3L-CUDA-3BAR-norm-drop-0,3-reg-0</text:p>
          </table:table-cell>
          <table:table-cell office:value-type="float" office:value="79.417" calcext:value-type="float">
            <text:p>79,417</text:p>
          </table:table-cell>
          <table:table-cell office:value-type="float" office:value="65.67" calcext:value-type="float">
            <text:p>65,67</text:p>
          </table:table-cell>
          <table:table-cell office:value-type="string" calcext:value-type="string">
            <text:p>det-4L-CUDA-3BAR-norm-drop-0-reg-0</text:p>
          </table:table-cell>
          <table:table-cell office:value-type="float" office:value="85.168" calcext:value-type="float">
            <text:p>85,168</text:p>
          </table:table-cell>
          <table:table-cell office:value-type="float" office:value="86.524" calcext:value-type="float">
            <text:p>86,524</text:p>
          </table:table-cell>
          <table:table-cell office:value-type="string" calcext:value-type="string">
            <text:p>det-2L-CUDA-3BAR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24" calcext:value-type="float">
            <text:p>8,424</text:p>
          </table:table-cell>
          <table:table-cell office:value-type="string" calcext:value-type="string">
            <text:p>det-2L-CUDA-NEXT-norm-drop-0,3-reg-0,001</text:p>
          </table:table-cell>
          <table:table-cell office:value-type="float" office:value="89.599" calcext:value-type="float">
            <text:p>89,599</text:p>
          </table:table-cell>
          <table:table-cell office:value-type="float" office:value="92.648" calcext:value-type="float">
            <text:p>92,648</text:p>
          </table:table-cell>
          <table:table-cell office:value-type="string" calcext:value-type="string">
            <text:p>pos-101-2L-17BARAbs-drop-0,05-rec_drop-0,05-norm</text:p>
          </table:table-cell>
          <table:table-cell office:value-type="float" office:value="92.105" calcext:value-type="float">
            <text:p>92,105</text:p>
          </table:table-cell>
          <table:table-cell office:value-type="float" office:value="88.434" calcext:value-type="float">
            <text:p>88,434</text:p>
          </table:table-cell>
          <table:table-cell office:value-type="string" calcext:value-type="string">
            <text:p>pos-101-2L-NEXT-drop-0,2-rec_drop-0,2-norm</text:p>
          </table:table-cell>
          <table:table-cell office:value-type="float" office:value="93.48" calcext:value-type="float">
            <text:p>93,48</text:p>
          </table:table-cell>
          <table:table-cell office:value-type="float" office:value="91.173" calcext:value-type="float">
            <text:p>91,173</text:p>
          </table:table-cell>
          <table:table-cell office:value-type="string" calcext:value-type="string">
            <text:p>det-3L-smooth-29-4-3BAR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det-4L-smooth-29-4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4.423" calcext:value-type="float">
            <text:p>74,423</text:p>
          </table:table-cell>
          <table:table-cell office:value-type="float" office:value="77.927" calcext:value-type="float">
            <text:p>77,927</text:p>
          </table:table-cell>
          <table:table-cell office:value-type="string" calcext:value-type="string">
            <text:p>det-5L-CUDA-3BAR-norm-drop-0,3-reg-0,0001</text:p>
          </table:table-cell>
          <table:table-cell office:value-type="float" office:value="80.533" calcext:value-type="float">
            <text:p>80,533</text:p>
          </table:table-cell>
          <table:table-cell office:value-type="float" office:value="64.553" calcext:value-type="float">
            <text:p>64,553</text:p>
          </table:table-cell>
          <table:table-cell office:value-type="string" calcext:value-type="string">
            <text:p>det-4L-CUDA-3BAR-norm-drop-0,3-reg-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6.05" calcext:value-type="float">
            <text:p>86,05</text:p>
          </table:table-cell>
          <table:table-cell office:value-type="string" calcext:value-type="string">
            <text:p>det-2L-CUDA-3BAR-norm-drop-0,4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office:value-type="string" calcext:value-type="string">
            <text:p>det-2L-CUDA-3BAR-norm-drop-0,5-reg-0,1</text:p>
          </table:table-cell>
          <table:table-cell office:value-type="float" office:value="89.659" calcext:value-type="float">
            <text:p>89,659</text:p>
          </table:table-cell>
          <table:table-cell office:value-type="float" office:value="92.259" calcext:value-type="float">
            <text:p>92,259</text:p>
          </table:table-cell>
          <table:table-cell office:value-type="string" calcext:value-type="string">
            <text:p>pos-101-2L-17BARAbs-drop-0,1-rec_drop-0,1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434" calcext:value-type="float">
            <text:p>88,434</text:p>
          </table:table-cell>
          <table:table-cell office:value-type="string" calcext:value-type="string">
            <text:p>pos-101-2L-NEXT-drop-0,1-rec_drop-0,1-norm</text:p>
          </table:table-cell>
          <table:table-cell office:value-type="float" office:value="93.114" calcext:value-type="float">
            <text:p>93,11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-3L-smooth-29-8-3BAR-norm</text:p>
          </table:table-cell>
          <table:table-cell office:value-type="float" office:value="95.313" calcext:value-type="float">
            <text:p>95,313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pos-101-2L-3BAR-drop-0,15-rec_drop-0,1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6.203" calcext:value-type="float">
            <text:p>76,203</text:p>
          </table:table-cell>
          <table:table-cell office:value-type="float" office:value="77.611" calcext:value-type="float">
            <text:p>77,611</text:p>
          </table:table-cell>
          <table:table-cell office:value-type="string" calcext:value-type="string">
            <text:p>det-3L-CUDA-3BAR-norm-drop-0,15-reg-0</text:p>
          </table:table-cell>
          <table:table-cell office:value-type="float" office:value="80.719" calcext:value-type="float">
            <text:p>80,719</text:p>
          </table:table-cell>
          <table:table-cell office:value-type="float" office:value="64.463" calcext:value-type="float">
            <text:p>64,463</text:p>
          </table:table-cell>
          <table:table-cell office:value-type="string" calcext:value-type="string">
            <text:p>det-4L-CUDA-3BAR-norm-drop-0,3-reg-0,0001</text:p>
          </table:table-cell>
          <table:table-cell office:value-type="float" office:value="86.025" calcext:value-type="float">
            <text:p>86,025</text:p>
          </table:table-cell>
          <table:table-cell office:value-type="float" office:value="86.023" calcext:value-type="float">
            <text:p>86,023</text:p>
          </table:table-cell>
          <table:table-cell office:value-type="string" calcext:value-type="string">
            <text:p>det-2L-CUDA-3BAR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office:value-type="string" calcext:value-type="string">
            <text:p>det-2L-CUDA-normXY-drop-0,5-reg-0,001</text:p>
          </table:table-cell>
          <table:table-cell office:value-type="float" office:value="90.389" calcext:value-type="float">
            <text:p>90,389</text:p>
          </table:table-cell>
          <table:table-cell office:value-type="float" office:value="92.162" calcext:value-type="float">
            <text:p>92,162</text:p>
          </table:table-cell>
          <table:table-cell office:value-type="string" calcext:value-type="string">
            <text:p>pos-101-2L-17BAR-drop-0,2-rec_drop-0,2-norm</text:p>
          </table:table-cell>
          <table:table-cell office:value-type="float" office:value="95.767" calcext:value-type="float">
            <text:p>95,767</text:p>
          </table:table-cell>
          <table:table-cell office:value-type="float" office:value="88.35" calcext:value-type="float">
            <text:p>88,35</text:p>
          </table:table-cell>
          <table:table-cell office:value-type="string" calcext:value-type="string">
            <text:p>det-2L-DIST_REL-drop-0,1-rec_drop-0,1-norm</text:p>
          </table:table-cell>
          <table:table-cell office:value-type="float" office:value="92.015" calcext:value-type="float">
            <text:p>92,015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-4L-smooth-29-4-DIST_REL-norm</text:p>
          </table:table-cell>
          <table:table-cell office:value-type="float" office:value="95.372" calcext:value-type="float">
            <text:p>95,372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pos-101-2L-3BAR_ABS-drop-0,1-rec_drop-0,1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1.589" calcext:value-type="float">
            <text:p>71,589</text:p>
          </table:table-cell>
          <table:table-cell office:value-type="float" office:value="77.4" calcext:value-type="float">
            <text:p>77,4</text:p>
          </table:table-cell>
          <table:table-cell office:value-type="string" calcext:value-type="string">
            <text:p>det-5L-CUDA-3BAR-norm-drop-0,3-reg-0</text:p>
          </table:table-cell>
          <table:table-cell office:value-type="float" office:value="81.153" calcext:value-type="float">
            <text:p>81,153</text:p>
          </table:table-cell>
          <table:table-cell office:value-type="float" office:value="64.281" calcext:value-type="float">
            <text:p>64,281</text:p>
          </table:table-cell>
          <table:table-cell office:value-type="string" calcext:value-type="string">
            <text:p>det-5L-CUDA-3BAR-norm-drop-0,3-reg-0</text:p>
          </table:table-cell>
          <table:table-cell office:value-type="float" office:value="83.586" calcext:value-type="float">
            <text:p>83,586</text:p>
          </table:table-cell>
          <table:table-cell office:value-type="float" office:value="85.97" calcext:value-type="float">
            <text:p>85,97</text:p>
          </table:table-cell>
          <table:table-cell office:value-type="string" calcext:value-type="string">
            <text:p>det-2LCUDA-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office:value-type="string" calcext:value-type="string">
            <text:p>det-2L-CUDA-NEXT-norm-drop-0,1-reg-0,1</text:p>
          </table:table-cell>
          <table:table-cell office:value-type="float" office:value="89.477" calcext:value-type="float">
            <text:p>89,477</text:p>
          </table:table-cell>
          <table:table-cell office:value-type="float" office:value="92.137" calcext:value-type="float">
            <text:p>92,137</text:p>
          </table:table-cell>
          <table:table-cell office:value-type="string" calcext:value-type="string">
            <text:p>pos-101-2L-17BARAbs-drop-0,15-rec_drop-0,15-norm</text:p>
          </table:table-cell>
          <table:table-cell office:value-type="float" office:value="95.995" calcext:value-type="float">
            <text:p>95,995</text:p>
          </table:table-cell>
          <table:table-cell office:value-type="float" office:value="88.266" calcext:value-type="float">
            <text:p>88,266</text:p>
          </table:table-cell>
          <table:table-cell office:value-type="string" calcext:value-type="string">
            <text:p>det-2L-17BARAbs-drop-0,05-rec_drop-0,05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-4L-smooth-29-5-DIST_REL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pos-101-2L-NEXT-drop-0,1-rec_drop-0,1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6.137" calcext:value-type="float">
            <text:p>76,137</text:p>
          </table:table-cell>
          <table:table-cell office:value-type="float" office:value="76.345" calcext:value-type="float">
            <text:p>76,345</text:p>
          </table:table-cell>
          <table:table-cell office:value-type="string" calcext:value-type="string">
            <text:p>det-4L-CUDA-3BAR-norm-drop-0-reg-0</text:p>
          </table:table-cell>
          <table:table-cell office:value-type="float" office:value="75.387" calcext:value-type="float">
            <text:p>75,387</text:p>
          </table:table-cell>
          <table:table-cell office:value-type="float" office:value="63.738" calcext:value-type="float">
            <text:p>63,738</text:p>
          </table:table-cell>
          <table:table-cell office:value-type="string" calcext:value-type="string">
            <text:p>det-4L-CUDA-3BAR-norm-drop-0,4-reg-1e-06</text:p>
          </table:table-cell>
          <table:table-cell office:value-type="float" office:value="85.498" calcext:value-type="float">
            <text:p>85,498</text:p>
          </table:table-cell>
          <table:table-cell office:value-type="float" office:value="85.127" calcext:value-type="float">
            <text:p>85,127</text:p>
          </table:table-cell>
          <table:table-cell office:value-type="string" calcext:value-type="string">
            <text:p>det-2L-CUDA-normXY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office:value-type="string" calcext:value-type="string">
            <text:p>det-2L-NEXT_11-norm-drop-0,5-rec_drop-0,5</text:p>
          </table:table-cell>
          <table:table-cell office:value-type="float" office:value="92.275" calcext:value-type="float">
            <text:p>92,275</text:p>
          </table:table-cell>
          <table:table-cell office:value-type="float" office:value="91.943" calcext:value-type="float">
            <text:p>91,943</text:p>
          </table:table-cell>
          <table:table-cell office:value-type="string" calcext:value-type="string">
            <text:p>pos-101-2L-3BAR_ABS-drop-0,2-rec_drop-0,2-norm</text:p>
          </table:table-cell>
          <table:table-cell office:value-type="float" office:value="95.366" calcext:value-type="float">
            <text:p>95,366</text:p>
          </table:table-cell>
          <table:table-cell office:value-type="float" office:value="88.239" calcext:value-type="float">
            <text:p>88,239</text:p>
          </table:table-cell>
          <table:table-cell office:value-type="string" calcext:value-type="string">
            <text:p>det-2L-DIST_REL-drop-0,2-rec_drop-0,2-norm</text:p>
          </table:table-cell>
          <table:table-cell office:value-type="float" office:value="91.429" calcext:value-type="float">
            <text:p>91,429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-2L-smooth-29-9-DIST_REL-norm</text:p>
          </table:table-cell>
          <table:table-cell office:value-type="float" office:value="95.899" calcext:value-type="float">
            <text:p>95,899</text:p>
          </table:table-cell>
          <table:table-cell office:value-type="float" office:value="94.726" calcext:value-type="float">
            <text:p>94,726</text:p>
          </table:table-cell>
          <table:table-cell office:value-type="string" calcext:value-type="string">
            <text:p>det-4L-smooth-29-2-NEXT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3.896" calcext:value-type="float">
            <text:p>73,896</text:p>
          </table:table-cell>
          <table:table-cell office:value-type="float" office:value="76.266" calcext:value-type="float">
            <text:p>76,266</text:p>
          </table:table-cell>
          <table:table-cell office:value-type="string" calcext:value-type="string">
            <text:p>det-5L-CUDA-3BAR-norm-drop-0-reg-0</text:p>
          </table:table-cell>
          <table:table-cell office:value-type="float" office:value="75.635" calcext:value-type="float">
            <text:p>75,635</text:p>
          </table:table-cell>
          <table:table-cell office:value-type="float" office:value="63.617" calcext:value-type="float">
            <text:p>63,617</text:p>
          </table:table-cell>
          <table:table-cell office:value-type="string" calcext:value-type="string">
            <text:p>det-4L-CUDA-cumulativeDifferences-norm-drop-0,2-reg-0,0001</text:p>
          </table:table-cell>
          <table:table-cell office:value-type="float" office:value="86.486" calcext:value-type="float">
            <text:p>86,486</text:p>
          </table:table-cell>
          <table:table-cell office:value-type="float" office:value="84.916" calcext:value-type="float">
            <text:p>84,916</text:p>
          </table:table-cell>
          <table:table-cell office:value-type="string" calcext:value-type="string">
            <text:p>det-2L-CUDA-3BAR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office:value-type="string" calcext:value-type="string">
            <text:p>det-2L-NEXT-norm-drop-0,2-rec_drop-0,2</text:p>
          </table:table-cell>
          <table:table-cell office:value-type="float" office:value="91.667" calcext:value-type="float">
            <text:p>91,667</text:p>
          </table:table-cell>
          <table:table-cell office:value-type="float" office:value="91.943" calcext:value-type="float">
            <text:p>91,943</text:p>
          </table:table-cell>
          <table:table-cell office:value-type="string" calcext:value-type="string">
            <text:p>pos-101-2L-3BAR_ABS-drop-0,1-rec_drop-0,1-norm</text:p>
          </table:table-cell>
          <table:table-cell office:value-type="float" office:value="94.966" calcext:value-type="float">
            <text:p>94,966</text:p>
          </table:table-cell>
          <table:table-cell office:value-type="float" office:value="87.821" calcext:value-type="float">
            <text:p>87,821</text:p>
          </table:table-cell>
          <table:table-cell office:value-type="string" calcext:value-type="string">
            <text:p>det-4L-smooth-29-8-3BAR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-3L-smooth-29-6-3BAR-norm</text:p>
          </table:table-cell>
          <table:table-cell office:value-type="float" office:value="95.372" calcext:value-type="float">
            <text:p>95,372</text:p>
          </table:table-cell>
          <table:table-cell office:value-type="float" office:value="94.726" calcext:value-type="float">
            <text:p>94,726</text:p>
          </table:table-cell>
          <table:table-cell office:value-type="string" calcext:value-type="string">
            <text:p>pos-101-2L-3BAR_ABS-drop-0,15-rec_drop-0,1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1.523" calcext:value-type="float">
            <text:p>71,523</text:p>
          </table:table-cell>
          <table:table-cell office:value-type="float" office:value="75.87" calcext:value-type="float">
            <text:p>75,87</text:p>
          </table:table-cell>
          <table:table-cell office:value-type="string" calcext:value-type="string">
            <text:p>det-5L-CUDA-3BAR-norm-drop-0,4-reg-0</text:p>
          </table:table-cell>
          <table:table-cell office:value-type="float" office:value="77.743" calcext:value-type="float">
            <text:p>77,743</text:p>
          </table:table-cell>
          <table:table-cell office:value-type="float" office:value="63.557" calcext:value-type="float">
            <text:p>63,557</text:p>
          </table:table-cell>
          <table:table-cell office:value-type="string" calcext:value-type="string">
            <text:p>det-4L-CUDA-3BAR-norm-drop-0,4-reg-1e-05</text:p>
          </table:table-cell>
          <table:table-cell office:value-type="float" office:value="84.641" calcext:value-type="float">
            <text:p>84,641</text:p>
          </table:table-cell>
          <table:table-cell office:value-type="float" office:value="84.705" calcext:value-type="float">
            <text:p>84,705</text:p>
          </table:table-cell>
          <table:table-cell office:value-type="string" calcext:value-type="string">
            <text:p>det-2L-NEXT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office:value-type="string" calcext:value-type="string">
            <text:p>det-2L-CUDA-NEXT-norm-drop-0,2-reg-1</text:p>
          </table:table-cell>
          <table:table-cell office:value-type="float" office:value="91.91" calcext:value-type="float">
            <text:p>91,91</text:p>
          </table:table-cell>
          <table:table-cell office:value-type="float" office:value="91.821" calcext:value-type="float">
            <text:p>91,821</text:p>
          </table:table-cell>
          <table:table-cell office:value-type="string" calcext:value-type="string">
            <text:p>pos-101-2L-3BAR_ABS-drop-0,15-rec_drop-0,15-norm</text:p>
          </table:table-cell>
          <table:table-cell office:value-type="float" office:value="95.824" calcext:value-type="float">
            <text:p>95,824</text:p>
          </table:table-cell>
          <table:table-cell office:value-type="float" office:value="87.793" calcext:value-type="float">
            <text:p>87,793</text:p>
          </table:table-cell>
          <table:table-cell office:value-type="string" calcext:value-type="string">
            <text:p>det-2L-DIST_REL-drop-0,15-rec_drop-0,15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-4L-smooth-29-2-DIST_REL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4.62" calcext:value-type="float">
            <text:p>94,62</text:p>
          </table:table-cell>
          <table:table-cell office:value-type="string" calcext:value-type="string">
            <text:p>pos-101-2L-3BAR_ABS-drop-0,05-rec_drop-0,0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3.566" calcext:value-type="float">
            <text:p>73,566</text:p>
          </table:table-cell>
          <table:table-cell office:value-type="float" office:value="75.448" calcext:value-type="float">
            <text:p>75,448</text:p>
          </table:table-cell>
          <table:table-cell office:value-type="string" calcext:value-type="string">
            <text:p>det-5L-CUDA-3BAR-norm-drop-0,3-reg-1e-05</text:p>
          </table:table-cell>
          <table:table-cell office:value-type="float" office:value="74.458" calcext:value-type="float">
            <text:p>74,458</text:p>
          </table:table-cell>
          <table:table-cell office:value-type="float" office:value="63.074" calcext:value-type="float">
            <text:p>63,074</text:p>
          </table:table-cell>
          <table:table-cell office:value-type="string" calcext:value-type="string">
            <text:p>det-4L-CUDA-cumulativeDifferences-norm-drop-0,15-reg-0,0001</text:p>
          </table:table-cell>
          <table:table-cell office:value-type="float" office:value="85.564" calcext:value-type="float">
            <text:p>85,564</text:p>
          </table:table-cell>
          <table:table-cell office:value-type="float" office:value="84.705" calcext:value-type="float">
            <text:p>84,705</text:p>
          </table:table-cell>
          <table:table-cell office:value-type="string" calcext:value-type="string">
            <text:p>det-2L-CUDA-3BAR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office:value-type="string" calcext:value-type="string">
            <text:p>det-2L-CUDA-NEXT-norm-drop-0,1-reg-1</text:p>
          </table:table-cell>
          <table:table-cell office:value-type="float" office:value="91.484" calcext:value-type="float">
            <text:p>91,484</text:p>
          </table:table-cell>
          <table:table-cell office:value-type="float" office:value="91.358" calcext:value-type="float">
            <text:p>91,358</text:p>
          </table:table-cell>
          <table:table-cell office:value-type="string" calcext:value-type="string">
            <text:p>pos-101-2L-3BAR_ABS-drop-0,05-rec_drop-0,05-norm</text:p>
          </table:table-cell>
          <table:table-cell office:value-type="float" office:value="96.053" calcext:value-type="float">
            <text:p>96,053</text:p>
          </table:table-cell>
          <table:table-cell office:value-type="float" office:value="87.765" calcext:value-type="float">
            <text:p>87,765</text:p>
          </table:table-cell>
          <table:table-cell office:value-type="string" calcext:value-type="string">
            <text:p>det-2L-DIST_REL-drop-0,05-rec_drop-0,05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-4L-smooth-29-3-DIST_REL-norm</text:p>
          </table:table-cell>
          <table:table-cell office:value-type="float" office:value="94.728" calcext:value-type="float">
            <text:p>94,728</text:p>
          </table:table-cell>
          <table:table-cell office:value-type="float" office:value="94.515" calcext:value-type="float">
            <text:p>94,515</text:p>
          </table:table-cell>
          <table:table-cell office:value-type="string" calcext:value-type="string">
            <text:p>pos-101-2L-17BAR-drop-0,2-rec_drop-0,2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0.007" calcext:value-type="float">
            <text:p>70,007</text:p>
          </table:table-cell>
          <table:table-cell office:value-type="float" office:value="71.941" calcext:value-type="float">
            <text:p>71,941</text:p>
          </table:table-cell>
          <table:table-cell office:value-type="string" calcext:value-type="string">
            <text:p>det-3L-CUDA-3BAR-norm-drop-0,4-reg-0</text:p>
          </table:table-cell>
          <table:table-cell office:value-type="float" office:value="76.441" calcext:value-type="float">
            <text:p>76,441</text:p>
          </table:table-cell>
          <table:table-cell office:value-type="float" office:value="63.074" calcext:value-type="float">
            <text:p>63,074</text:p>
          </table:table-cell>
          <table:table-cell office:value-type="string" calcext:value-type="string">
            <text:p>det-3L-CUDA-3BAR-norm-drop-0,4-reg-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4.652" calcext:value-type="float">
            <text:p>84,652</text:p>
          </table:table-cell>
          <table:table-cell office:value-type="string" calcext:value-type="string">
            <text:p>det-2L-normXY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office:value-type="string" calcext:value-type="string">
            <text:p>det-2L-CUDA-NEXT-norm-drop-0-reg-0</text:p>
          </table:table-cell>
          <table:table-cell office:value-type="float" office:value="90.754" calcext:value-type="float">
            <text:p>90,754</text:p>
          </table:table-cell>
          <table:table-cell office:value-type="float" office:value="91.115" calcext:value-type="float">
            <text:p>91,115</text:p>
          </table:table-cell>
          <table:table-cell office:value-type="string" calcext:value-type="string">
            <text:p>det-2L-DIST_REL-drop-0,4-rec_drop-0,4-norm</text:p>
          </table:table-cell>
          <table:table-cell office:value-type="float" office:value="91.705" calcext:value-type="float">
            <text:p>91,705</text:p>
          </table:table-cell>
          <table:table-cell office:value-type="float" office:value="86.761" calcext:value-type="float">
            <text:p>86,761</text:p>
          </table:table-cell>
          <table:table-cell office:value-type="string" calcext:value-type="string">
            <text:p>pos-101-2L-17BARAbs-drop-0,2-rec_drop-0,2-norm</text:p>
          </table:table-cell>
          <table:table-cell office:value-type="float" office:value="90.476" calcext:value-type="float">
            <text:p>90,476</text:p>
          </table:table-cell>
          <table:table-cell office:value-type="float" office:value="90.777" calcext:value-type="float">
            <text:p>90,777</text:p>
          </table:table-cell>
          <table:table-cell office:value-type="string" calcext:value-type="string">
            <text:p>det-2L-smooth-29-9-3BAR-norm</text:p>
          </table:table-cell>
          <table:table-cell office:value-type="float" office:value="95.079" calcext:value-type="float">
            <text:p>95,079</text:p>
          </table:table-cell>
          <table:table-cell office:value-type="float" office:value="94.515" calcext:value-type="float">
            <text:p>94,515</text:p>
          </table:table-cell>
          <table:table-cell office:value-type="string" calcext:value-type="string">
            <text:p>pos-101-2L-17BAR-drop-0,15-rec_drop-0,1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69.018" calcext:value-type="float">
            <text:p>69,018</text:p>
          </table:table-cell>
          <table:table-cell office:value-type="float" office:value="71.282" calcext:value-type="float">
            <text:p>71,282</text:p>
          </table:table-cell>
          <table:table-cell office:value-type="string" calcext:value-type="string">
            <text:p>det-4L-CUDA-3BAR-norm-drop-0,4-reg-0</text:p>
          </table:table-cell>
          <table:table-cell office:value-type="float" office:value="75.573" calcext:value-type="float">
            <text:p>75,573</text:p>
          </table:table-cell>
          <table:table-cell office:value-type="float" office:value="62.53" calcext:value-type="float">
            <text:p>62,53</text:p>
          </table:table-cell>
          <table:table-cell office:value-type="string" calcext:value-type="string">
            <text:p>det-4L-CUDA-cumulativeDifferences-norm-drop-0,1-reg-1e-06</text:p>
          </table:table-cell>
          <table:table-cell office:value-type="float" office:value="83.586" calcext:value-type="float">
            <text:p>83,586</text:p>
          </table:table-cell>
          <table:table-cell office:value-type="float" office:value="84.124" calcext:value-type="float">
            <text:p>84,124</text:p>
          </table:table-cell>
          <table:table-cell office:value-type="string" calcext:value-type="string">
            <text:p>det-2L-NEXT_17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CUDA--normXY-drop-0-rec_drop-0</text:p>
          </table:table-cell>
          <table:table-cell office:value-type="float" office:value="91.058" calcext:value-type="float">
            <text:p>91,058</text:p>
          </table:table-cell>
          <table:table-cell office:value-type="float" office:value="91.115" calcext:value-type="float">
            <text:p>91,115</text:p>
          </table:table-cell>
          <table:table-cell office:value-type="string" calcext:value-type="string">
            <text:p>det-2L-smooth-29-9-3BAR-drop-0,4-rec_drop-0,4-norm</text:p>
          </table:table-cell>
          <table:table-cell office:value-type="float" office:value="92.334" calcext:value-type="float">
            <text:p>92,334</text:p>
          </table:table-cell>
          <table:table-cell office:value-type="float" office:value="86.761" calcext:value-type="float">
            <text:p>86,761</text:p>
          </table:table-cell>
          <table:table-cell office:value-type="string" calcext:value-type="string">
            <text:p>pos-101-2L-17BARAbs-drop-0,15-rec_drop-0,15-norm</text:p>
          </table:table-cell>
          <table:table-cell table:style-name="ce279" office:value-type="float" office:value="91.355" calcext:value-type="float">
            <text:p>91,355</text:p>
          </table:table-cell>
          <table:table-cell table:style-name="ce285" office:value-type="float" office:value="90.777" calcext:value-type="float">
            <text:p>90,777</text:p>
          </table:table-cell>
          <table:table-cell table:style-name="ce291" office:value-type="string" calcext:value-type="string">
            <text:p>det-2L-smooth-29-3-DIST_REL-norm</text:p>
          </table:table-cell>
          <table:table-cell office:value-type="float" office:value="95.723" calcext:value-type="float">
            <text:p>95,723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-4L-DIST_REL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67.106" calcext:value-type="float">
            <text:p>67,106</text:p>
          </table:table-cell>
          <table:table-cell office:value-type="float" office:value="69.805" calcext:value-type="float">
            <text:p>69,805</text:p>
          </table:table-cell>
          <table:table-cell office:value-type="string" calcext:value-type="string">
            <text:p>det-3L-CUDA-3BAR-norm-drop-0,5-reg-0</text:p>
          </table:table-cell>
          <table:table-cell office:value-type="float" office:value="77.805" calcext:value-type="float">
            <text:p>77,805</text:p>
          </table:table-cell>
          <table:table-cell office:value-type="float" office:value="62.409" calcext:value-type="float">
            <text:p>62,409</text:p>
          </table:table-cell>
          <table:table-cell office:value-type="string" calcext:value-type="string">
            <text:p>det-4L-CUDA-3BAR-norm-drop-0,4-reg-0</text:p>
          </table:table-cell>
          <table:table-cell office:value-type="float" office:value="84.047" calcext:value-type="float">
            <text:p>84,047</text:p>
          </table:table-cell>
          <table:table-cell office:value-type="float" office:value="83.36" calcext:value-type="float">
            <text:p>83,36</text:p>
          </table:table-cell>
          <table:table-cell office:value-type="string" calcext:value-type="string">
            <text:p>det-2L-CUDA-normXY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CUDA--norm-drop-0-rec_drop-0</text:p>
          </table:table-cell>
          <table:table-cell office:value-type="float" office:value="88.564" calcext:value-type="float">
            <text:p>88,564</text:p>
          </table:table-cell>
          <table:table-cell office:value-type="float" office:value="90.798" calcext:value-type="float">
            <text:p>90,798</text:p>
          </table:table-cell>
          <table:table-cell office:value-type="string" calcext:value-type="string">
            <text:p>pos-101-2L-17BARAbs-drop-0,2-rec_drop-0,2-norm</text:p>
          </table:table-cell>
          <table:table-cell office:value-type="float" office:value="92.391" calcext:value-type="float">
            <text:p>92,391</text:p>
          </table:table-cell>
          <table:table-cell office:value-type="float" office:value="86.65" calcext:value-type="float">
            <text:p>86,65</text:p>
          </table:table-cell>
          <table:table-cell office:value-type="string" calcext:value-type="string">
            <text:p>pos-101-2L-17BARAbs-drop-0,1-rec_drop-0,1-norm</text:p>
          </table:table-cell>
          <table:table-cell table:style-name="ce279" office:value-type="float" office:value="92.821" calcext:value-type="float">
            <text:p>92,821</text:p>
          </table:table-cell>
          <table:table-cell table:style-name="ce285" office:value-type="float" office:value="90.777" calcext:value-type="float">
            <text:p>90,777</text:p>
          </table:table-cell>
          <table:table-cell table:style-name="ce291" office:value-type="string" calcext:value-type="string">
            <text:p>det-2L-DIST_REL-drop-0,3-rec_drop-0,3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-4L-smooth-29-6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64.272" calcext:value-type="float">
            <text:p>64,272</text:p>
          </table:table-cell>
          <table:table-cell office:value-type="float" office:value="65.796" calcext:value-type="float">
            <text:p>65,796</text:p>
          </table:table-cell>
          <table:table-cell office:value-type="string" calcext:value-type="string">
            <text:p>det-5L-CUDA-3BAR-norm-drop-0,5-reg-0</text:p>
          </table:table-cell>
          <table:table-cell office:value-type="float" office:value="72.97" calcext:value-type="float">
            <text:p>72,97</text:p>
          </table:table-cell>
          <table:table-cell office:value-type="float" office:value="62.168" calcext:value-type="float">
            <text:p>62,168</text:p>
          </table:table-cell>
          <table:table-cell office:value-type="string" calcext:value-type="string">
            <text:p>det-4L-CUDA-cumulativeDifferences-norm-drop-0,2-reg-1e-06</text:p>
          </table:table-cell>
          <table:table-cell office:value-type="float" office:value="83.388" calcext:value-type="float">
            <text:p>83,388</text:p>
          </table:table-cell>
          <table:table-cell office:value-type="float" office:value="83.333" calcext:value-type="float">
            <text:p>83,333</text:p>
          </table:table-cell>
          <table:table-cell office:value-type="string" calcext:value-type="string">
            <text:p>det-2L-CUDA-3BAR-norm-drop-0,5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c_drop-0</text:p>
          </table:table-cell>
          <table:table-cell office:value-type="float" office:value="90.876" calcext:value-type="float">
            <text:p>90,876</text:p>
          </table:table-cell>
          <table:table-cell office:value-type="float" office:value="90.75" calcext:value-type="float">
            <text:p>90,75</text:p>
          </table:table-cell>
          <table:table-cell office:value-type="string" calcext:value-type="string">
            <text:p>det-2L-smooth-29-9-DIST_REL-drop-0,4-rec_drop-0,4-norm</text:p>
          </table:table-cell>
          <table:table-cell office:value-type="float" office:value="89.016" calcext:value-type="float">
            <text:p>89,016</text:p>
          </table:table-cell>
          <table:table-cell office:value-type="float" office:value="86.622" calcext:value-type="float">
            <text:p>86,622</text:p>
          </table:table-cell>
          <table:table-cell office:value-type="string" calcext:value-type="string">
            <text:p>det-2L-smooth-29-9-NEXT-drop-0,5-rec_drop-0,5-norm</text:p>
          </table:table-cell>
          <table:table-cell table:style-name="ce279" office:value-type="float" office:value="91.648" calcext:value-type="float">
            <text:p>91,648</text:p>
          </table:table-cell>
          <table:table-cell table:style-name="ce285" office:value-type="float" office:value="90.514" calcext:value-type="float">
            <text:p>90,514</text:p>
          </table:table-cell>
          <table:table-cell table:style-name="ce291" office:value-type="string" calcext:value-type="string">
            <text:p>pos-101-2L-3BAR_ABS-drop-0,05-rec_drop-0,05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-4L-smooth-29-7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64.338" calcext:value-type="float">
            <text:p>64,338</text:p>
          </table:table-cell>
          <table:table-cell office:value-type="float" office:value="65.243" calcext:value-type="float">
            <text:p>65,243</text:p>
          </table:table-cell>
          <table:table-cell office:value-type="string" calcext:value-type="string">
            <text:p>det-4L-CUDA-3BAR-norm-drop-0,5-reg-0</text:p>
          </table:table-cell>
          <table:table-cell office:value-type="float" office:value="72.412" calcext:value-type="float">
            <text:p>72,412</text:p>
          </table:table-cell>
          <table:table-cell office:value-type="float" office:value="61.987" calcext:value-type="float">
            <text:p>61,987</text:p>
          </table:table-cell>
          <table:table-cell office:value-type="string" calcext:value-type="string">
            <text:p>det-4L-CUDA-3BAR-norm-drop-0,5-reg-0,0001</text:p>
          </table:table-cell>
          <table:table-cell office:value-type="float" office:value="82.465" calcext:value-type="float">
            <text:p>82,465</text:p>
          </table:table-cell>
          <table:table-cell office:value-type="float" office:value="83.281" calcext:value-type="float">
            <text:p>83,281</text:p>
          </table:table-cell>
          <table:table-cell office:value-type="string" calcext:value-type="string">
            <text:p>det-2L-norm-drop-0,1-rec_drop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c_drop-0</text:p>
          </table:table-cell>
          <table:table-cell office:value-type="float" office:value="91.91" calcext:value-type="float">
            <text:p>91,91</text:p>
          </table:table-cell>
          <table:table-cell office:value-type="float" office:value="90.433" calcext:value-type="float">
            <text:p>90,433</text:p>
          </table:table-cell>
          <table:table-cell office:value-type="string" calcext:value-type="string">
            <text:p>det-2L-3BAR_ABS-drop-0,4-rec_drop-0,4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6.176" calcext:value-type="float">
            <text:p>86,176</text:p>
          </table:table-cell>
          <table:table-cell office:value-type="string" calcext:value-type="string">
            <text:p>pos-101-2L-17BARAbs-drop-0,05-rec_drop-0,05-norm</text:p>
          </table:table-cell>
          <table:table-cell table:style-name="ce279" office:value-type="float" office:value="93.48" calcext:value-type="float">
            <text:p>93,48</text:p>
          </table:table-cell>
          <table:table-cell table:style-name="ce285" office:value-type="float" office:value="90.382" calcext:value-type="float">
            <text:p>90,382</text:p>
          </table:table-cell>
          <table:table-cell table:style-name="ce291" office:value-type="string" calcext:value-type="string">
            <text:p>det-2L-3BAR_ABS-drop-0,3-rec_drop-0,3-norm</text:p>
          </table:table-cell>
          <table:table-cell office:value-type="float" office:value="93.966" calcext:value-type="float">
            <text:p>93,966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pos-101-2L-17BARAbs-drop-0,15-rec_drop-0,1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16.875" calcext:value-type="float">
            <text:p>16,875</text:p>
          </table:table-cell>
          <table:table-cell office:value-type="float" office:value="16.693" calcext:value-type="float">
            <text:p>16,693</text:p>
          </table:table-cell>
          <table:table-cell office:value-type="string" calcext:value-type="string">
            <text:p>det-5L-CUDA-3BAR-norm-drop-0,1-reg-0,0001</text:p>
          </table:table-cell>
          <table:table-cell office:value-type="float" office:value="72.474" calcext:value-type="float">
            <text:p>72,474</text:p>
          </table:table-cell>
          <table:table-cell office:value-type="float" office:value="61.836" calcext:value-type="float">
            <text:p>61,836</text:p>
          </table:table-cell>
          <table:table-cell office:value-type="string" calcext:value-type="string">
            <text:p>det-4L-CUDA-cumulativeDifferences-norm-drop-0,15-reg-1e-06</text:p>
          </table:table-cell>
          <table:table-cell office:value-type="float" office:value="83.191" calcext:value-type="float">
            <text:p>83,191</text:p>
          </table:table-cell>
          <table:table-cell office:value-type="float" office:value="83.228" calcext:value-type="float">
            <text:p>83,228</text:p>
          </table:table-cell>
          <table:table-cell office:value-type="string" calcext:value-type="string">
            <text:p>det-2L-3BAR-norm-drop-0,5-rec_drop-0,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1</text:p>
          </table:table-cell>
          <table:table-cell office:value-type="float" office:value="89.416" calcext:value-type="float">
            <text:p>89,416</text:p>
          </table:table-cell>
          <table:table-cell office:value-type="float" office:value="90.287" calcext:value-type="float">
            <text:p>90,287</text:p>
          </table:table-cell>
          <table:table-cell office:value-type="string" calcext:value-type="string">
            <text:p>pos-101-2L-DIST_REL-drop-0,15-rec_drop-0,15-norm</text:p>
          </table:table-cell>
          <table:table-cell office:value-type="float" office:value="88.215" calcext:value-type="float">
            <text:p>88,215</text:p>
          </table:table-cell>
          <table:table-cell office:value-type="float" office:value="85.953" calcext:value-type="float">
            <text:p>85,953</text:p>
          </table:table-cell>
          <table:table-cell office:value-type="string" calcext:value-type="string">
            <text:p>det-2L-NEXT-drop-0,5-rec_drop-0,5-norm</text:p>
          </table:table-cell>
          <table:table-cell office:value-type="float" office:value="91.282" calcext:value-type="float">
            <text:p>91,282</text:p>
          </table:table-cell>
          <table:table-cell office:value-type="float" office:value="90.382" calcext:value-type="float">
            <text:p>90,382</text:p>
          </table:table-cell>
          <table:table-cell office:value-type="string" calcext:value-type="string">
            <text:p>pos-101-2L-3BAR_ABS-drop-0,15-rec_drop-0,15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-4L-NEXT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16.744" calcext:value-type="float">
            <text:p>16,744</text:p>
          </table:table-cell>
          <table:table-cell office:value-type="float" office:value="16.667" calcext:value-type="float">
            <text:p>16,667</text:p>
          </table:table-cell>
          <table:table-cell office:value-type="string" calcext:value-type="string">
            <text:p>det-5L-CUDA-3BAR-norm-drop-0,2-reg-0,0001</text:p>
          </table:table-cell>
          <table:table-cell office:value-type="float" office:value="70.056" calcext:value-type="float">
            <text:p>70,056</text:p>
          </table:table-cell>
          <table:table-cell office:value-type="float" office:value="61.443" calcext:value-type="float">
            <text:p>61,443</text:p>
          </table:table-cell>
          <table:table-cell office:value-type="string" calcext:value-type="string">
            <text:p>det-3L-CUDA-3BAR-norm-drop-0,5-reg-0</text:p>
          </table:table-cell>
          <table:table-cell office:value-type="float" office:value="82.927" calcext:value-type="float">
            <text:p>82,927</text:p>
          </table:table-cell>
          <table:table-cell office:value-type="float" office:value="83.096" calcext:value-type="float">
            <text:p>83,096</text:p>
          </table:table-cell>
          <table:table-cell office:value-type="string" calcext:value-type="string">
            <text:p>det-2L-CUDA-normXY-drop-0,4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1</text:p>
          </table:table-cell>
          <table:table-cell office:value-type="float" office:value="89.781" calcext:value-type="float">
            <text:p>89,781</text:p>
          </table:table-cell>
          <table:table-cell office:value-type="float" office:value="90.19" calcext:value-type="float">
            <text:p>90,19</text:p>
          </table:table-cell>
          <table:table-cell office:value-type="string" calcext:value-type="string">
            <text:p>pos-101-2L-DIST_REL-drop-0,1-rec_drop-0,1-norm</text:p>
          </table:table-cell>
          <table:table-cell office:value-type="float" office:value="92.334" calcext:value-type="float">
            <text:p>92,334</text:p>
          </table:table-cell>
          <table:table-cell office:value-type="float" office:value="84.699" calcext:value-type="float">
            <text:p>84,699</text:p>
          </table:table-cell>
          <table:table-cell office:value-type="string" calcext:value-type="string">
            <text:p>det-2L-DIST_REL-drop-0,5-rec_drop-0,5-norm</text:p>
          </table:table-cell>
          <table:table-cell office:value-type="float" office:value="92.527" calcext:value-type="float">
            <text:p>92,527</text:p>
          </table:table-cell>
          <table:table-cell office:value-type="float" office:value="90.25" calcext:value-type="float">
            <text:p>90,25</text:p>
          </table:table-cell>
          <table:table-cell office:value-type="string" calcext:value-type="string">
            <text:p>pos-101-2L-3BAR-drop-0,2-rec_drop-0,2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-2L-smooth-29-9-3BAR-drop-0,4-rec_drop-0,4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16.678" calcext:value-type="float">
            <text:p>16,678</text:p>
          </table:table-cell>
          <table:table-cell office:value-type="float" office:value="16.667" calcext:value-type="float">
            <text:p>16,667</text:p>
          </table:table-cell>
          <table:table-cell office:value-type="string" calcext:value-type="string">
            <text:p>det-5L-CUDA-3BAR-norm-drop-0,15-reg-0,0001</text:p>
          </table:table-cell>
          <table:table-cell office:value-type="float" office:value="74.086" calcext:value-type="float">
            <text:p>74,086</text:p>
          </table:table-cell>
          <table:table-cell office:value-type="float" office:value="61.292" calcext:value-type="float">
            <text:p>61,292</text:p>
          </table:table-cell>
          <table:table-cell office:value-type="string" calcext:value-type="string">
            <text:p>det-4L-CUDA-cumulativeDifferences-norm-drop-0,2-reg-1e-05</text:p>
          </table:table-cell>
          <table:table-cell office:value-type="float" office:value="81.543" calcext:value-type="float">
            <text:p>81,543</text:p>
          </table:table-cell>
          <table:table-cell office:value-type="float" office:value="82.991" calcext:value-type="float">
            <text:p>82,991</text:p>
          </table:table-cell>
          <table:table-cell office:value-type="string" calcext:value-type="string">
            <text:p>det-2L-CUDA-normXY-drop-0,5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1</text:p>
          </table:table-cell>
          <table:table-cell office:value-type="float" office:value="89.477" calcext:value-type="float">
            <text:p>89,477</text:p>
          </table:table-cell>
          <table:table-cell office:value-type="float" office:value="89.752" calcext:value-type="float">
            <text:p>89,752</text:p>
          </table:table-cell>
          <table:table-cell office:value-type="string" calcext:value-type="string">
            <text:p>pos-101-2L-DIST_REL-drop-0,05-rec_drop-0,05-norm</text:p>
          </table:table-cell>
          <table:table-cell office:value-type="float" office:value="91.419" calcext:value-type="float">
            <text:p>91,419</text:p>
          </table:table-cell>
          <table:table-cell office:value-type="float" office:value="84.002" calcext:value-type="float">
            <text:p>84,002</text:p>
          </table:table-cell>
          <table:table-cell office:value-type="string" calcext:value-type="string">
            <text:p>pos-101-2L-DIST_REL-drop-0,1-rec_drop-0,1-norm</text:p>
          </table:table-cell>
          <table:table-cell office:value-type="float" office:value="92.015" calcext:value-type="float">
            <text:p>92,015</text:p>
          </table:table-cell>
          <table:table-cell office:value-type="float" office:value="89.855" calcext:value-type="float">
            <text:p>89,855</text:p>
          </table:table-cell>
          <table:table-cell office:value-type="string" calcext:value-type="string">
            <text:p>det-2L-DIST_REL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-4L-smooth-29-5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16.48" calcext:value-type="float">
            <text:p>16,48</text:p>
          </table:table-cell>
          <table:table-cell office:value-type="float" office:value="16.667" calcext:value-type="float">
            <text:p>16,667</text:p>
          </table:table-cell>
          <table:table-cell office:value-type="string" calcext:value-type="string">
            <text:p>det-5L-CUDA-3BAR-norm-drop-0,05-reg-0,0001</text:p>
          </table:table-cell>
          <table:table-cell office:value-type="float" office:value="70.428" calcext:value-type="float">
            <text:p>70,428</text:p>
          </table:table-cell>
          <table:table-cell office:value-type="float" office:value="61.081" calcext:value-type="float">
            <text:p>61,081</text:p>
          </table:table-cell>
          <table:table-cell office:value-type="string" calcext:value-type="string">
            <text:p>det-4L-CUDA-cumulativeDifferences-norm-drop-0,05-reg-1e-06</text:p>
          </table:table-cell>
          <table:table-cell office:value-type="float" office:value="84.575" calcext:value-type="float">
            <text:p>84,575</text:p>
          </table:table-cell>
          <table:table-cell office:value-type="float" office:value="82.964" calcext:value-type="float">
            <text:p>82,964</text:p>
          </table:table-cell>
          <table:table-cell office:value-type="string" calcext:value-type="string">
            <text:p>det-2L-CUDA-normXY-drop-0,4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1</text:p>
          </table:table-cell>
          <table:table-cell office:value-type="float" office:value="88.808" calcext:value-type="float">
            <text:p>88,808</text:p>
          </table:table-cell>
          <table:table-cell office:value-type="float" office:value="89.387" calcext:value-type="float">
            <text:p>89,387</text:p>
          </table:table-cell>
          <table:table-cell office:value-type="string" calcext:value-type="string">
            <text:p>pos-101-2L-DIST_REL-drop-0,2-rec_drop-0,2-norm</text:p>
          </table:table-cell>
          <table:table-cell office:value-type="float" office:value="90.847" calcext:value-type="float">
            <text:p>90,847</text:p>
          </table:table-cell>
          <table:table-cell office:value-type="float" office:value="83.696" calcext:value-type="float">
            <text:p>83,696</text:p>
          </table:table-cell>
          <table:table-cell office:value-type="string" calcext:value-type="string">
            <text:p>pos-101-2L-DIST_REL-drop-0,15-rec_drop-0,15-norm</text:p>
          </table:table-cell>
          <table:table-cell office:value-type="float" office:value="91.502" calcext:value-type="float">
            <text:p>91,502</text:p>
          </table:table-cell>
          <table:table-cell office:value-type="float" office:value="89.855" calcext:value-type="float">
            <text:p>89,855</text:p>
          </table:table-cell>
          <table:table-cell office:value-type="string" calcext:value-type="string">
            <text:p>pos-101-2L-3BAR_ABS-drop-0,1-rec_drop-0,1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-2L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16.612" calcext:value-type="float">
            <text:p>16,612</text:p>
          </table:table-cell>
          <table:table-cell office:value-type="float" office:value="16.535" calcext:value-type="float">
            <text:p>16,535</text:p>
          </table:table-cell>
          <table:table-cell office:value-type="string" calcext:value-type="string">
            <text:p>det-5L-CUDA-3BAR-norm-drop-0,2-reg-1e-05</text:p>
          </table:table-cell>
          <table:table-cell office:value-type="float" office:value="71.854" calcext:value-type="float">
            <text:p>71,854</text:p>
          </table:table-cell>
          <table:table-cell office:value-type="float" office:value="61.051" calcext:value-type="float">
            <text:p>61,051</text:p>
          </table:table-cell>
          <table:table-cell office:value-type="string" calcext:value-type="string">
            <text:p>det-4L-CUDA-3BAR-norm-drop-0,5-reg-1e-06</text:p>
          </table:table-cell>
          <table:table-cell office:value-type="float" office:value="83.125" calcext:value-type="float">
            <text:p>83,125</text:p>
          </table:table-cell>
          <table:table-cell office:value-type="float" office:value="82.832" calcext:value-type="float">
            <text:p>82,832</text:p>
          </table:table-cell>
          <table:table-cell office:value-type="string" calcext:value-type="string">
            <text:p>det-2L-CUDA-normXY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1</text:p>
          </table:table-cell>
          <table:table-cell office:value-type="float" office:value="90.633" calcext:value-type="float">
            <text:p>90,633</text:p>
          </table:table-cell>
          <table:table-cell office:value-type="float" office:value="89.216" calcext:value-type="float">
            <text:p>89,216</text:p>
          </table:table-cell>
          <table:table-cell office:value-type="string" calcext:value-type="string">
            <text:p>det-2L-smooth-29-9-3BAR_ABS-drop-0,4-rec_drop-0,4-norm</text:p>
          </table:table-cell>
          <table:table-cell office:value-type="float" office:value="88.501" calcext:value-type="float">
            <text:p>88,501</text:p>
          </table:table-cell>
          <table:table-cell office:value-type="float" office:value="83.64" calcext:value-type="float">
            <text:p>83,64</text:p>
          </table:table-cell>
          <table:table-cell office:value-type="string" calcext:value-type="string">
            <text:p>det-2L-3BAR_ABS-drop-0,5-rec_drop-0,5-norm</text:p>
          </table:table-cell>
          <table:table-cell office:value-type="float" office:value="92.527" calcext:value-type="float">
            <text:p>92,527</text:p>
          </table:table-cell>
          <table:table-cell office:value-type="float" office:value="89.723" calcext:value-type="float">
            <text:p>89,723</text:p>
          </table:table-cell>
          <table:table-cell office:value-type="string" calcext:value-type="string">
            <text:p>det-4L-smooth-29-3-3BAR-norm</text:p>
          </table:table-cell>
          <table:table-cell office:value-type="float" office:value="96.134" calcext:value-type="float">
            <text:p>96,134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-4L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15.689" calcext:value-type="float">
            <text:p>15,689</text:p>
          </table:table-cell>
          <table:table-cell office:value-type="float" office:value="15.928" calcext:value-type="float">
            <text:p>15,928</text:p>
          </table:table-cell>
          <table:table-cell office:value-type="string" calcext:value-type="string">
            <text:p>det-5L-CUDA-3BAR-norm-drop-0-reg-0,0001</text:p>
          </table:table-cell>
          <table:table-cell office:value-type="float" office:value="70.986" calcext:value-type="float">
            <text:p>70,986</text:p>
          </table:table-cell>
          <table:table-cell office:value-type="float" office:value="60.93" calcext:value-type="float">
            <text:p>60,93</text:p>
          </table:table-cell>
          <table:table-cell office:value-type="string" calcext:value-type="string">
            <text:p>det-4L-CUDA-cumulativeDifferences-norm-drop-0,05-reg-0,0001</text:p>
          </table:table-cell>
          <table:table-cell office:value-type="float" office:value="83.652" calcext:value-type="float">
            <text:p>83,652</text:p>
          </table:table-cell>
          <table:table-cell office:value-type="float" office:value="82.78" calcext:value-type="float">
            <text:p>82,78</text:p>
          </table:table-cell>
          <table:table-cell office:value-type="string" calcext:value-type="string">
            <text:p>det-2L-CUDA-normXY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1</text:p>
          </table:table-cell>
          <table:table-cell office:value-type="float" office:value="21.715" calcext:value-type="float">
            <text:p>21,715</text:p>
          </table:table-cell>
          <table:table-cell office:value-type="float" office:value="22.371" calcext:value-type="float">
            <text:p>22,371</text:p>
          </table:table-cell>
          <table:table-cell office:value-type="string" calcext:value-type="string">
            <text:p>pos-101-2L-NEXT-drop-0,05-rec_drop-0,05-norm</text:p>
          </table:table-cell>
          <table:table-cell office:value-type="float" office:value="89.645" calcext:value-type="float">
            <text:p>89,645</text:p>
          </table:table-cell>
          <table:table-cell office:value-type="float" office:value="83.584" calcext:value-type="float">
            <text:p>83,584</text:p>
          </table:table-cell>
          <table:table-cell office:value-type="string" calcext:value-type="string">
            <text:p>det-2L-smooth-29-9-3BAR-drop-0,5-rec_drop-0,5-norm</text:p>
          </table:table-cell>
          <table:table-cell office:value-type="float" office:value="91.136" calcext:value-type="float">
            <text:p>91,136</text:p>
          </table:table-cell>
          <table:table-cell office:value-type="float" office:value="89.723" calcext:value-type="float">
            <text:p>89,723</text:p>
          </table:table-cell>
          <table:table-cell office:value-type="string" calcext:value-type="string">
            <text:p>det-2L-17BARAbs-drop-0,05-rec_drop-0,05-norm</text:p>
          </table:table-cell>
          <table:table-cell office:value-type="float" office:value="94.435" calcext:value-type="float">
            <text:p>94,435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pos-101-2L-3BAR-drop-0,2-rec_drop-0,2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14.832" calcext:value-type="float">
            <text:p>14,832</text:p>
          </table:table-cell>
          <table:table-cell office:value-type="float" office:value="14.478" calcext:value-type="float">
            <text:p>14,478</text:p>
          </table:table-cell>
          <table:table-cell office:value-type="string" calcext:value-type="string">
            <text:p>det-5L-CUDA-3BAR-norm-drop-0,2-reg-0,0001</text:p>
          </table:table-cell>
          <table:table-cell office:value-type="float" office:value="71.978" calcext:value-type="float">
            <text:p>71,978</text:p>
          </table:table-cell>
          <table:table-cell office:value-type="float" office:value="60.87" calcext:value-type="float">
            <text:p>60,87</text:p>
          </table:table-cell>
          <table:table-cell office:value-type="string" calcext:value-type="string">
            <text:p>det-5L-CUDA-3BAR-norm-drop-0,5-reg-0</text:p>
          </table:table-cell>
          <table:table-cell office:value-type="float" office:value="81.674" calcext:value-type="float">
            <text:p>81,674</text:p>
          </table:table-cell>
          <table:table-cell office:value-type="float" office:value="82.041" calcext:value-type="float">
            <text:p>82,041</text:p>
          </table:table-cell>
          <table:table-cell office:value-type="string" calcext:value-type="string">
            <text:p>det-2L-CUDA-normXY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1</text:p>
          </table:table-cell>
          <table:table-cell office:value-type="float" office:value="20.073" calcext:value-type="float">
            <text:p>20,073</text:p>
          </table:table-cell>
          <table:table-cell office:value-type="float" office:value="20.862" calcext:value-type="float">
            <text:p>20,862</text:p>
          </table:table-cell>
          <table:table-cell office:value-type="string" calcext:value-type="string">
            <text:p>pos-101-2L-NEXT-drop-0,1-rec_drop-0,1-norm</text:p>
          </table:table-cell>
          <table:table-cell office:value-type="float" office:value="90.675" calcext:value-type="float">
            <text:p>90,675</text:p>
          </table:table-cell>
          <table:table-cell office:value-type="float" office:value="83.222" calcext:value-type="float">
            <text:p>83,222</text:p>
          </table:table-cell>
          <table:table-cell office:value-type="string" calcext:value-type="string">
            <text:p>pos-101-2L-DIST_REL-drop-0,2-rec_drop-0,2-norm</text:p>
          </table:table-cell>
          <table:table-cell office:value-type="float" office:value="91.062" calcext:value-type="float">
            <text:p>91,062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-2L-3BAR-norm</text:p>
          </table:table-cell>
          <table:table-cell office:value-type="float" office:value="95.899" calcext:value-type="float">
            <text:p>95,899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-2L-smooth-29-8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12.722" calcext:value-type="float">
            <text:p>12,722</text:p>
          </table:table-cell>
          <table:table-cell office:value-type="float" office:value="13.318" calcext:value-type="float">
            <text:p>13,318</text:p>
          </table:table-cell>
          <table:table-cell office:value-type="string" calcext:value-type="string">
            <text:p>det-5L-CUDA-3BAR-norm-drop-0,15-reg-0,0001</text:p>
          </table:table-cell>
          <table:table-cell office:value-type="float" office:value="70.428" calcext:value-type="float">
            <text:p>70,428</text:p>
          </table:table-cell>
          <table:table-cell office:value-type="float" office:value="60.417" calcext:value-type="float">
            <text:p>60,417</text:p>
          </table:table-cell>
          <table:table-cell office:value-type="string" calcext:value-type="string">
            <text:p>det-4L-CUDA-3BAR-norm-drop-0,5-reg-0</text:p>
          </table:table-cell>
          <table:table-cell office:value-type="float" office:value="82.136" calcext:value-type="float">
            <text:p>82,136</text:p>
          </table:table-cell>
          <table:table-cell office:value-type="float" office:value="81.857" calcext:value-type="float">
            <text:p>81,857</text:p>
          </table:table-cell>
          <table:table-cell office:value-type="string" calcext:value-type="string">
            <text:p>det-2LCUDA--normXY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,1</text:p>
          </table:table-cell>
          <table:table-cell office:value-type="float" office:value="19.891" calcext:value-type="float">
            <text:p>19,891</text:p>
          </table:table-cell>
          <table:table-cell office:value-type="float" office:value="20.156" calcext:value-type="float">
            <text:p>20,156</text:p>
          </table:table-cell>
          <table:table-cell office:value-type="string" calcext:value-type="string">
            <text:p>pos-101-2L-NEXT-drop-0,15-rec_drop-0,15-norm</text:p>
          </table:table-cell>
          <table:table-cell office:value-type="float" office:value="90.675" calcext:value-type="float">
            <text:p>90,675</text:p>
          </table:table-cell>
          <table:table-cell office:value-type="float" office:value="83.194" calcext:value-type="float">
            <text:p>83,194</text:p>
          </table:table-cell>
          <table:table-cell office:value-type="string" calcext:value-type="string">
            <text:p>det-2L-smooth-29-9-DIST_REL-drop-0,5-rec_drop-0,5-norm</text:p>
          </table:table-cell>
          <table:table-cell office:value-type="float" office:value="89.231" calcext:value-type="float">
            <text:p>89,231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-2L-smooth-29-1-DIST_REL-norm</text:p>
          </table:table-cell>
          <table:table-cell office:value-type="float" office:value="95.138" calcext:value-type="float">
            <text:p>95,138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-2L-smooth-29-6-NEXT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72.102" calcext:value-type="float">
            <text:p>72,102</text:p>
          </table:table-cell>
          <table:table-cell office:value-type="float" office:value="59.36" calcext:value-type="float">
            <text:p>59,36</text:p>
          </table:table-cell>
          <table:table-cell office:value-type="string" calcext:value-type="string">
            <text:p>det-4L-CUDA-3BAR-norm-drop-0,5-reg-1e-05</text:p>
          </table:table-cell>
          <table:table-cell office:value-type="float" office:value="84.838" calcext:value-type="float">
            <text:p>84,838</text:p>
          </table:table-cell>
          <table:table-cell office:value-type="float" office:value="81.408" calcext:value-type="float">
            <text:p>81,408</text:p>
          </table:table-cell>
          <table:table-cell office:value-type="string" calcext:value-type="string">
            <text:p>det-2L-CUDA-normXY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01</text:p>
          </table:table-cell>
          <table:table-cell office:value-type="float" office:value="15.207" calcext:value-type="float">
            <text:p>15,207</text:p>
          </table:table-cell>
          <table:table-cell office:value-type="float" office:value="15.044" calcext:value-type="float">
            <text:p>15,044</text:p>
          </table:table-cell>
          <table:table-cell office:value-type="string" calcext:value-type="string">
            <text:p>det-2L-smooth-29-9-NEXT-drop-0,4-rec_drop-0,4-norm</text:p>
          </table:table-cell>
          <table:table-cell office:value-type="float" office:value="91.362" calcext:value-type="float">
            <text:p>91,362</text:p>
          </table:table-cell>
          <table:table-cell office:value-type="float" office:value="82.86" calcext:value-type="float">
            <text:p>82,86</text:p>
          </table:table-cell>
          <table:table-cell office:value-type="string" calcext:value-type="string">
            <text:p>pos-101-2L-DIST_REL-drop-0,05-rec_drop-0,05-norm</text:p>
          </table:table-cell>
          <table:table-cell office:value-type="float" office:value="90.842" calcext:value-type="float">
            <text:p>90,842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pos-101-2L-17BAR-drop-0,15-rec_drop-0,15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-2L-smooth-29-9-DIST_REL-drop-0,4-rec_drop-0,4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41.104" calcext:value-type="float">
            <text:p>41,104</text:p>
          </table:table-cell>
          <table:table-cell office:value-type="float" office:value="35.477" calcext:value-type="float">
            <text:p>35,477</text:p>
          </table:table-cell>
          <table:table-cell office:value-type="string" calcext:value-type="string">
            <text:p>det-4L-CUDA-NEXT_11-norm-drop-0,2-reg-1e-05</text:p>
          </table:table-cell>
          <table:table-cell office:value-type="float" office:value="80.62" calcext:value-type="float">
            <text:p>80,62</text:p>
          </table:table-cell>
          <table:table-cell office:value-type="float" office:value="78.639" calcext:value-type="float">
            <text:p>78,639</text:p>
          </table:table-cell>
          <table:table-cell office:value-type="string" calcext:value-type="string">
            <text:p>det-2L-CUDA-NEXT-norm-drop-0,2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01</text:p>
          </table:table-cell>
          <table:table-cell office:value-type="float" office:value="11.679" calcext:value-type="float">
            <text:p>11,679</text:p>
          </table:table-cell>
          <table:table-cell office:value-type="float" office:value="12.39" calcext:value-type="float">
            <text:p>12,39</text:p>
          </table:table-cell>
          <table:table-cell office:value-type="string" calcext:value-type="string">
            <text:p>pos-101-2L-NEXT-drop-0,2-rec_drop-0,2-norm</text:p>
          </table:table-cell>
          <table:table-cell office:value-type="float" office:value="85.755" calcext:value-type="float">
            <text:p>85,755</text:p>
          </table:table-cell>
          <table:table-cell office:value-type="float" office:value="80.881" calcext:value-type="float">
            <text:p>80,881</text:p>
          </table:table-cell>
          <table:table-cell office:value-type="string" calcext:value-type="string">
            <text:p>det-2L-smooth-29-9-3BAR_ABS-drop-0,5-rec_drop-0,5-norm</text:p>
          </table:table-cell>
          <table:table-cell office:value-type="float" office:value="90.916" calcext:value-type="float">
            <text:p>90,916</text:p>
          </table:table-cell>
          <table:table-cell office:value-type="float" office:value="89.46" calcext:value-type="float">
            <text:p>89,46</text:p>
          </table:table-cell>
          <table:table-cell office:value-type="string" calcext:value-type="string">
            <text:p>det-2L-smooth-29-6-DIST_REL-norm</text:p>
          </table:table-cell>
          <table:table-cell office:value-type="float" office:value="95.021" calcext:value-type="float">
            <text:p>95,021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pos-101-2L-17BAR-drop-0,1-rec_drop-0,1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6.677" calcext:value-type="float">
            <text:p>16,677</text:p>
          </table:table-cell>
          <table:table-cell office:value-type="float" office:value="16.667" calcext:value-type="float">
            <text:p>16,667</text:p>
          </table:table-cell>
          <table:table-cell office:value-type="string" calcext:value-type="string">
            <text:p>det-4L-CUDA-3BAR-norm-drop-0,15-reg-0,0001</text:p>
          </table:table-cell>
          <table:table-cell office:value-type="float" office:value="77.653" calcext:value-type="float">
            <text:p>77,653</text:p>
          </table:table-cell>
          <table:table-cell office:value-type="float" office:value="78.323" calcext:value-type="float">
            <text:p>78,323</text:p>
          </table:table-cell>
          <table:table-cell office:value-type="string" calcext:value-type="string">
            <text:p>det-2L-normXY-drop-0,5-rec_drop-0,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1</text:p>
          </table:table-cell>
          <table:table-cell office:value-type="float" office:value="8.577" calcext:value-type="float">
            <text:p>8,577</text:p>
          </table:table-cell>
          <table:table-cell office:value-type="float" office:value="8.301" calcext:value-type="float">
            <text:p>8,301</text:p>
          </table:table-cell>
          <table:table-cell office:value-type="string" calcext:value-type="string">
            <text:p>det-2L-NEXT-drop-0,2-rec_drop-0,2-norm</text:p>
          </table:table-cell>
          <table:table-cell office:value-type="float" office:value="14.703" calcext:value-type="float">
            <text:p>14,703</text:p>
          </table:table-cell>
          <table:table-cell office:value-type="float" office:value="15.19" calcext:value-type="float">
            <text:p>15,19</text:p>
          </table:table-cell>
          <table:table-cell office:value-type="string" calcext:value-type="string">
            <text:p>det-2L-3BAR-drop-0,5-rec_drop-0,5-norm</text:p>
          </table:table-cell>
          <table:table-cell office:value-type="float" office:value="90.256" calcext:value-type="float">
            <text:p>90,256</text:p>
          </table:table-cell>
          <table:table-cell office:value-type="float" office:value="89.46" calcext:value-type="float">
            <text:p>89,46</text:p>
          </table:table-cell>
          <table:table-cell office:value-type="string" calcext:value-type="string">
            <text:p>pos-101-2L-DIST_REL-drop-0,15-rec_drop-0,15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3.882" calcext:value-type="float">
            <text:p>93,882</text:p>
          </table:table-cell>
          <table:table-cell office:value-type="string" calcext:value-type="string">
            <text:p>det-4L-smooth-29-2-DIST_REL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7.917" calcext:value-type="float">
            <text:p>17,917</text:p>
          </table:table-cell>
          <table:table-cell office:value-type="float" office:value="16.546" calcext:value-type="float">
            <text:p>16,546</text:p>
          </table:table-cell>
          <table:table-cell office:value-type="string" calcext:value-type="string">
            <text:p>det-4L-CUDA-NEXT_11-norm-drop-0,05-reg-0,0001</text:p>
          </table:table-cell>
          <table:table-cell office:value-type="float" office:value="80.488" calcext:value-type="float">
            <text:p>80,488</text:p>
          </table:table-cell>
          <table:table-cell office:value-type="float" office:value="76.978" calcext:value-type="float">
            <text:p>76,978</text:p>
          </table:table-cell>
          <table:table-cell office:value-type="string" calcext:value-type="string">
            <text:p>det-2L-CUDA-normXY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,01</text:p>
          </table:table-cell>
          <table:table-cell office:value-type="float" office:value="7.786" calcext:value-type="float">
            <text:p>7,786</text:p>
          </table:table-cell>
          <table:table-cell office:value-type="float" office:value="7.717" calcext:value-type="float">
            <text:p>7,717</text:p>
          </table:table-cell>
          <table:table-cell office:value-type="string" calcext:value-type="string">
            <text:p>det-2L-NEXT-drop-0,5-rec_drop-0,5-norm</text:p>
          </table:table-cell>
          <table:table-cell office:value-type="float" office:value="14.531" calcext:value-type="float">
            <text:p>14,531</text:p>
          </table:table-cell>
          <table:table-cell office:value-type="float" office:value="14.604" calcext:value-type="float">
            <text:p>14,604</text:p>
          </table:table-cell>
          <table:table-cell office:value-type="string" calcext:value-type="string">
            <text:p>pos-101-2L-17BAR-drop-0,2-rec_drop-0,2-norm</text:p>
          </table:table-cell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-2L-smooth-29-7-DIST_REL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3.882" calcext:value-type="float">
            <text:p>93,882</text:p>
          </table:table-cell>
          <table:table-cell office:value-type="string" calcext:value-type="string">
            <text:p>det-2L-DIST_REL-drop-0,05-rec_drop-0,05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6.677" calcext:value-type="float">
            <text:p>16,677</text:p>
          </table:table-cell>
          <table:table-cell office:value-type="float" office:value="16.516" calcext:value-type="float">
            <text:p>16,516</text:p>
          </table:table-cell>
          <table:table-cell office:value-type="string" calcext:value-type="string">
            <text:p>det-4L-CUDA-cumulativeDifferences-norm-drop-0,15-reg-1e-05</text:p>
          </table:table-cell>
          <table:table-cell office:value-type="float" office:value="75.742" calcext:value-type="float">
            <text:p>75,742</text:p>
          </table:table-cell>
          <table:table-cell office:value-type="float" office:value="74.815" calcext:value-type="float">
            <text:p>74,815</text:p>
          </table:table-cell>
          <table:table-cell office:value-type="string" calcext:value-type="string">
            <text:p>det-2L-CUDA-NEXT-norm-drop-0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001</text:p>
          </table:table-cell>
          <table:table-cell office:value-type="float" office:value="7.968" calcext:value-type="float">
            <text:p>7,968</text:p>
          </table:table-cell>
          <table:table-cell office:value-type="float" office:value="7.692" calcext:value-type="float">
            <text:p>7,692</text:p>
          </table:table-cell>
          <table:table-cell office:value-type="string" calcext:value-type="string">
            <text:p>det-2L-NEXT-drop-0,4-rec_drop-0,4-norm</text:p>
          </table:table-cell>
          <table:table-cell table:number-columns-repeated="3"/>
          <table:table-cell office:value-type="float" office:value="91.429" calcext:value-type="float">
            <text:p>91,429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-2L-smooth-29-7-3BAR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3.882" calcext:value-type="float">
            <text:p>93,882</text:p>
          </table:table-cell>
          <table:table-cell office:value-type="string" calcext:value-type="string">
            <text:p>pos-101-2L-3BAR_ABS-drop-0,2-rec_drop-0,2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7.359" calcext:value-type="float">
            <text:p>17,359</text:p>
          </table:table-cell>
          <table:table-cell office:value-type="float" office:value="16.395" calcext:value-type="float">
            <text:p>16,395</text:p>
          </table:table-cell>
          <table:table-cell office:value-type="string" calcext:value-type="string">
            <text:p>det-4L-CUDA-NEXT_11-norm-drop-0,1-reg-1e-05</text:p>
          </table:table-cell>
          <table:table-cell office:value-type="float" office:value="73.896" calcext:value-type="float">
            <text:p>73,896</text:p>
          </table:table-cell>
          <table:table-cell office:value-type="float" office:value="73.892" calcext:value-type="float">
            <text:p>73,892</text:p>
          </table:table-cell>
          <table:table-cell office:value-type="string" calcext:value-type="string">
            <text:p>det-2L-norm-drop-0,15-rec_drop-0,1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001</text:p>
          </table:table-cell>
          <table:table-cell table:number-columns-repeated="6"/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-2L-smooth-29-5-3BAR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3.671" calcext:value-type="float">
            <text:p>93,671</text:p>
          </table:table-cell>
          <table:table-cell office:value-type="string" calcext:value-type="string">
            <text:p>det-4L-smooth-29-3-DIST_REL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8.537" calcext:value-type="float">
            <text:p>18,537</text:p>
          </table:table-cell>
          <table:table-cell office:value-type="float" office:value="16.365" calcext:value-type="float">
            <text:p>16,365</text:p>
          </table:table-cell>
          <table:table-cell office:value-type="string" calcext:value-type="string">
            <text:p>det-4L-CUDA-NEXT_11-norm-drop-0,2-reg-1e-06</text:p>
          </table:table-cell>
          <table:table-cell office:value-type="float" office:value="68.425" calcext:value-type="float">
            <text:p>68,425</text:p>
          </table:table-cell>
          <table:table-cell office:value-type="float" office:value="69.119" calcext:value-type="float">
            <text:p>69,119</text:p>
          </table:table-cell>
          <table:table-cell office:value-type="string" calcext:value-type="string">
            <text:p>det-2L-norm-drop-0,2-rec_drop-0,2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01</text:p>
          </table:table-cell>
          <table:table-cell table:number-columns-repeated="6"/>
          <table:table-cell office:value-type="float" office:value="90.33" calcext:value-type="float">
            <text:p>90,33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-2L-smooth-29-4-DIST_REL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3.671" calcext:value-type="float">
            <text:p>93,671</text:p>
          </table:table-cell>
          <table:table-cell office:value-type="string" calcext:value-type="string">
            <text:p>det-2L-3BAR-smooth-29-8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5.933" calcext:value-type="float">
            <text:p>15,933</text:p>
          </table:table-cell>
          <table:table-cell office:value-type="float" office:value="15.942" calcext:value-type="float">
            <text:p>15,942</text:p>
          </table:table-cell>
          <table:table-cell office:value-type="string" calcext:value-type="string">
            <text:p>det-4L-CUDA-NEXT_11-norm-drop-0,2-reg-0,0001</text:p>
          </table:table-cell>
          <table:table-cell office:value-type="float" office:value="61.767" calcext:value-type="float">
            <text:p>61,767</text:p>
          </table:table-cell>
          <table:table-cell office:value-type="float" office:value="62.236" calcext:value-type="float">
            <text:p>62,236</text:p>
          </table:table-cell>
          <table:table-cell office:value-type="string" calcext:value-type="string">
            <text:p>det-2L-CUDA-norm-drop-0,4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,001</text:p>
          </table:table-cell>
          <table:table-cell table:number-columns-repeated="6"/>
          <table:table-cell office:value-type="float" office:value="87.399" calcext:value-type="float">
            <text:p>87,399</text:p>
          </table:table-cell>
          <table:table-cell office:value-type="float" office:value="89.196" calcext:value-type="float">
            <text:p>89,196</text:p>
          </table:table-cell>
          <table:table-cell office:value-type="string" calcext:value-type="string">
            <text:p>det-2L-smooth-29-3-NEXT-norm</text:p>
          </table:table-cell>
          <table:table-cell office:value-type="float" office:value="95.079" calcext:value-type="float">
            <text:p>95,079</text:p>
          </table:table-cell>
          <table:table-cell office:value-type="float" office:value="93.671" calcext:value-type="float">
            <text:p>93,671</text:p>
          </table:table-cell>
          <table:table-cell office:value-type="string" calcext:value-type="string">
            <text:p>det-2L-smooth-29-8-3BAR-smooth-29-8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6.615" calcext:value-type="float">
            <text:p>16,615</text:p>
          </table:table-cell>
          <table:table-cell office:value-type="float" office:value="15.942" calcext:value-type="float">
            <text:p>15,942</text:p>
          </table:table-cell>
          <table:table-cell office:value-type="string" calcext:value-type="string">
            <text:p>det-4L-CUDA-cumulativeDifferences-norm-drop-0,1-reg-0,0001</text:p>
          </table:table-cell>
          <table:table-cell office:value-type="float" office:value="62.36" calcext:value-type="float">
            <text:p>62,36</text:p>
          </table:table-cell>
          <table:table-cell office:value-type="float" office:value="60.469" calcext:value-type="float">
            <text:p>60,469</text:p>
          </table:table-cell>
          <table:table-cell office:value-type="string" calcext:value-type="string">
            <text:p>det-2L-CUDA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</text:p>
          </table:table-cell>
          <table:table-cell table:number-columns-repeated="6"/>
          <table:table-cell office:value-type="float" office:value="90.842" calcext:value-type="float">
            <text:p>90,842</text:p>
          </table:table-cell>
          <table:table-cell office:value-type="float" office:value="89.196" calcext:value-type="float">
            <text:p>89,196</text:p>
          </table:table-cell>
          <table:table-cell office:value-type="string" calcext:value-type="string">
            <text:p>det-2L-17BARAbs-drop-0,1-rec_drop-0,1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3.565" calcext:value-type="float">
            <text:p>93,565</text:p>
          </table:table-cell>
          <table:table-cell office:value-type="string" calcext:value-type="string">
            <text:p>det-4L-smooth-29-4-NEXT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5.499" calcext:value-type="float">
            <text:p>15,499</text:p>
          </table:table-cell>
          <table:table-cell office:value-type="float" office:value="15.821" calcext:value-type="float">
            <text:p>15,821</text:p>
          </table:table-cell>
          <table:table-cell office:value-type="string" calcext:value-type="string">
            <text:p>det-4L-CUDA-NEXT-norm-drop-0,4-reg-1e-06</text:p>
          </table:table-cell>
          <table:table-cell office:value-type="float" office:value="56.625" calcext:value-type="float">
            <text:p>56,625</text:p>
          </table:table-cell>
          <table:table-cell office:value-type="float" office:value="56.883" calcext:value-type="float">
            <text:p>56,883</text:p>
          </table:table-cell>
          <table:table-cell office:value-type="string" calcext:value-type="string">
            <text:p>det-2L-CUDA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</text:p>
          </table:table-cell>
          <table:table-cell table:number-columns-repeated="6"/>
          <table:table-cell office:value-type="float" office:value="90.403" calcext:value-type="float">
            <text:p>90,403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det-4L-smooth-29-1-DIST_REL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3.565" calcext:value-type="float">
            <text:p>93,565</text:p>
          </table:table-cell>
          <table:table-cell office:value-type="string" calcext:value-type="string">
            <text:p>det-2L-smooth-29-2-3BAR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6.243" calcext:value-type="float">
            <text:p>16,243</text:p>
          </table:table-cell>
          <table:table-cell office:value-type="float" office:value="15.761" calcext:value-type="float">
            <text:p>15,761</text:p>
          </table:table-cell>
          <table:table-cell office:value-type="string" calcext:value-type="string">
            <text:p>det-4L-CUDA-NEXT_11-norm-drop-0,15-reg-0,0001</text:p>
          </table:table-cell>
          <table:table-cell office:value-type="float" office:value="54.186" calcext:value-type="float">
            <text:p>54,186</text:p>
          </table:table-cell>
          <table:table-cell office:value-type="float" office:value="55.09" calcext:value-type="float">
            <text:p>55,09</text:p>
          </table:table-cell>
          <table:table-cell office:value-type="string" calcext:value-type="string">
            <text:p>det-2L-CUDA-norm-drop-0,5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</text:p>
          </table:table-cell>
          <table:table-cell table:number-columns-repeated="6"/>
          <table:table-cell office:value-type="float" office:value="89.524" calcext:value-type="float">
            <text:p>89,524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det-2L-smooth-29-4-3BAR-norm</text:p>
          </table:table-cell>
          <table:table-cell office:value-type="float" office:value="95.548" calcext:value-type="float">
            <text:p>95,548</text:p>
          </table:table-cell>
          <table:table-cell office:value-type="float" office:value="93.565" calcext:value-type="float">
            <text:p>93,565</text:p>
          </table:table-cell>
          <table:table-cell office:value-type="string" calcext:value-type="string">
            <text:p>det-2L-3BAR_ABS-drop-0,4-rec_drop-0,4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6.925" calcext:value-type="float">
            <text:p>16,925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det-4L-CUDA-cumulativeDifferences-norm-drop-0,05-reg-1e-05</text:p>
          </table:table-cell>
          <table:table-cell office:value-type="float" office:value="54.252" calcext:value-type="float">
            <text:p>54,252</text:p>
          </table:table-cell>
          <table:table-cell office:value-type="float" office:value="53.771" calcext:value-type="float">
            <text:p>53,771</text:p>
          </table:table-cell>
          <table:table-cell office:value-type="string" calcext:value-type="string">
            <text:p>det-2L-CUDA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1</text:p>
          </table:table-cell>
          <table:table-cell table:number-columns-repeated="6"/>
          <table:table-cell office:value-type="float" office:value="90.183" calcext:value-type="float">
            <text:p>90,183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pos-101-2L-DIST_REL-drop-0,2-rec_drop-0,2-norm</text:p>
          </table:table-cell>
          <table:table-cell office:value-type="float" office:value="95.372" calcext:value-type="float">
            <text:p>95,372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det-2L-smooth-29-5-3BAR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6.429" calcext:value-type="float">
            <text:p>16,429</text:p>
          </table:table-cell>
          <table:table-cell office:value-type="float" office:value="15.097" calcext:value-type="float">
            <text:p>15,097</text:p>
          </table:table-cell>
          <table:table-cell office:value-type="string" calcext:value-type="string">
            <text:p>det-4L-CUDA-cumulativeDifferences-norm-drop-0,1-reg-1e-05</text:p>
          </table:table-cell>
          <table:table-cell office:value-type="float" office:value="52.999" calcext:value-type="float">
            <text:p>52,999</text:p>
          </table:table-cell>
          <table:table-cell office:value-type="float" office:value="50.686" calcext:value-type="float">
            <text:p>50,686</text:p>
          </table:table-cell>
          <table:table-cell office:value-type="string" calcext:value-type="string">
            <text:p>det-2L-CUDA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4-reg-1</text:p>
          </table:table-cell>
          <table:table-cell table:number-columns-repeated="6"/>
          <table:table-cell office:value-type="float" office:value="90.256" calcext:value-type="float">
            <text:p>90,256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pos-101-2L-DIST_REL-drop-0,05-rec_drop-0,05-norm</text:p>
          </table:table-cell>
          <table:table-cell office:value-type="float" office:value="95.138" calcext:value-type="float">
            <text:p>95,138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det-2L-smooth-29-3-3BAR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5.127" calcext:value-type="float">
            <text:p>15,127</text:p>
          </table:table-cell>
          <table:table-cell office:value-type="float" office:value="15.097" calcext:value-type="float">
            <text:p>15,097</text:p>
          </table:table-cell>
          <table:table-cell office:value-type="string" calcext:value-type="string">
            <text:p>det-4L-CUDA-NEXT-norm-drop-0,4-reg-1e-05</text:p>
          </table:table-cell>
          <table:table-cell office:value-type="float" office:value="46.473" calcext:value-type="float">
            <text:p>46,473</text:p>
          </table:table-cell>
          <table:table-cell office:value-type="float" office:value="48.365" calcext:value-type="float">
            <text:p>48,365</text:p>
          </table:table-cell>
          <table:table-cell office:value-type="string" calcext:value-type="string">
            <text:p>det-2L-CUDA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1</text:p>
          </table:table-cell>
          <table:table-cell table:number-columns-repeated="6"/>
          <table:table-cell office:value-type="float" office:value="90.183" calcext:value-type="float">
            <text:p>90,183</text:p>
          </table:table-cell>
          <table:table-cell office:value-type="float" office:value="88.933" calcext:value-type="float">
            <text:p>88,933</text:p>
          </table:table-cell>
          <table:table-cell office:value-type="string" calcext:value-type="string">
            <text:p>det-2L-smooth-29-3-3BAR-norm</text:p>
          </table:table-cell>
          <table:table-cell office:value-type="float" office:value="94.376" calcext:value-type="float">
            <text:p>94,376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pos-101-2L-17BARAbs-drop-0,05-rec_drop-0,05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6.057" calcext:value-type="float">
            <text:p>16,057</text:p>
          </table:table-cell>
          <table:table-cell office:value-type="float" office:value="14.946" calcext:value-type="float">
            <text:p>14,946</text:p>
          </table:table-cell>
          <table:table-cell office:value-type="string" calcext:value-type="string">
            <text:p>det-4L-CUDA-NEXT_11-norm-drop-0,1-reg-0,0001</text:p>
          </table:table-cell>
          <table:table-cell office:value-type="float" office:value="48.912" calcext:value-type="float">
            <text:p>48,912</text:p>
          </table:table-cell>
          <table:table-cell office:value-type="float" office:value="46.783" calcext:value-type="float">
            <text:p>46,783</text:p>
          </table:table-cell>
          <table:table-cell office:value-type="string" calcext:value-type="string">
            <text:p>det-2L-CUDA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1</text:p>
          </table:table-cell>
          <table:table-cell table:number-columns-repeated="6"/>
          <table:table-cell office:value-type="float" office:value="90.842" calcext:value-type="float">
            <text:p>90,842</text:p>
          </table:table-cell>
          <table:table-cell office:value-type="float" office:value="88.933" calcext:value-type="float">
            <text:p>88,933</text:p>
          </table:table-cell>
          <table:table-cell office:value-type="string" calcext:value-type="string">
            <text:p>det-2L-smooth-29-2-DIST_REL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3.249" calcext:value-type="float">
            <text:p>93,249</text:p>
          </table:table-cell>
          <table:table-cell office:value-type="string" calcext:value-type="string">
            <text:p>det-2L-smooth-29-4-3BAR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5.127" calcext:value-type="float">
            <text:p>15,127</text:p>
          </table:table-cell>
          <table:table-cell office:value-type="float" office:value="14.402" calcext:value-type="float">
            <text:p>14,402</text:p>
          </table:table-cell>
          <table:table-cell office:value-type="string" calcext:value-type="string">
            <text:p>det-4L-CUDA-NEXT-norm-drop-0,3-reg-1e-06</text:p>
          </table:table-cell>
          <table:table-cell office:value-type="float" office:value="22.149" calcext:value-type="float">
            <text:p>22,149</text:p>
          </table:table-cell>
          <table:table-cell office:value-type="float" office:value="22.732" calcext:value-type="float">
            <text:p>22,732</text:p>
          </table:table-cell>
          <table:table-cell office:value-type="string" calcext:value-type="string">
            <text:p>det-2L-NEXT-norm-drop-0,1-rec_drop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0,1</text:p>
          </table:table-cell>
          <table:table-cell table:number-columns-repeated="6"/>
          <table:table-cell office:value-type="float" office:value="91.062" calcext:value-type="float">
            <text:p>91,062</text:p>
          </table:table-cell>
          <table:table-cell office:value-type="float" office:value="88.933" calcext:value-type="float">
            <text:p>88,933</text:p>
          </table:table-cell>
          <table:table-cell office:value-type="string" calcext:value-type="string">
            <text:p>pos-101-2L-17BAR-drop-0,05-rec_drop-0,05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3.249" calcext:value-type="float">
            <text:p>93,249</text:p>
          </table:table-cell>
          <table:table-cell office:value-type="string" calcext:value-type="string">
            <text:p>det-2L-smooth-29-9-3BAR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5.499" calcext:value-type="float">
            <text:p>15,499</text:p>
          </table:table-cell>
          <table:table-cell office:value-type="float" office:value="14.221" calcext:value-type="float">
            <text:p>14,221</text:p>
          </table:table-cell>
          <table:table-cell office:value-type="string" calcext:value-type="string">
            <text:p>det-4L-CUDA-NEXT_11-norm-drop-0,1-reg-1e-06</text:p>
          </table:table-cell>
          <table:table-cell office:value-type="float" office:value="21.753" calcext:value-type="float">
            <text:p>21,753</text:p>
          </table:table-cell>
          <table:table-cell office:value-type="float" office:value="22.547" calcext:value-type="float">
            <text:p>22,547</text:p>
          </table:table-cell>
          <table:table-cell office:value-type="string" calcext:value-type="string">
            <text:p>det-2L-NEXT-norm-drop-0,05-rec_drop-0,0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4-reg-0,1</text:p>
          </table:table-cell>
          <table:table-cell table:number-columns-repeated="6"/>
          <table:table-cell office:value-type="float" office:value="89.744" calcext:value-type="float">
            <text:p>89,744</text:p>
          </table:table-cell>
          <table:table-cell office:value-type="float" office:value="88.801" calcext:value-type="float">
            <text:p>88,801</text:p>
          </table:table-cell>
          <table:table-cell office:value-type="string" calcext:value-type="string">
            <text:p>det-2L-smooth-29-8-3BAR-norm</text:p>
          </table:table-cell>
          <table:table-cell office:value-type="float" office:value="94.552" calcext:value-type="float">
            <text:p>94,552</text:p>
          </table:table-cell>
          <table:table-cell office:value-type="float" office:value="93.249" calcext:value-type="float">
            <text:p>93,249</text:p>
          </table:table-cell>
          <table:table-cell office:value-type="string" calcext:value-type="string">
            <text:p>det-4L-smooth-29-1-NEXT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5.375" calcext:value-type="float">
            <text:p>15,375</text:p>
          </table:table-cell>
          <table:table-cell office:value-type="float" office:value="14.191" calcext:value-type="float">
            <text:p>14,191</text:p>
          </table:table-cell>
          <table:table-cell office:value-type="string" calcext:value-type="string">
            <text:p>det-4L-CUDA-NEXT_11-norm-drop-0,15-reg-1e-06</text:p>
          </table:table-cell>
          <table:table-cell office:value-type="float" office:value="21.753" calcext:value-type="float">
            <text:p>21,753</text:p>
          </table:table-cell>
          <table:table-cell office:value-type="float" office:value="22.442" calcext:value-type="float">
            <text:p>22,442</text:p>
          </table:table-cell>
          <table:table-cell office:value-type="string" calcext:value-type="string">
            <text:p>det-2L-NEXT-norm-drop-0,15-rec_drop-0,1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1</text:p>
          </table:table-cell>
          <table:table-cell table:number-columns-repeated="6"/>
          <table:table-cell office:value-type="float" office:value="89.67" calcext:value-type="float">
            <text:p>89,67</text:p>
          </table:table-cell>
          <table:table-cell office:value-type="float" office:value="88.801" calcext:value-type="float">
            <text:p>88,801</text:p>
          </table:table-cell>
          <table:table-cell office:value-type="string" calcext:value-type="string">
            <text:p>det-2L-smooth-29-2-3BAR-norm</text:p>
          </table:table-cell>
          <table:table-cell office:value-type="float" office:value="94.318" calcext:value-type="float">
            <text:p>94,318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smooth-29-5-NEXT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4.693" calcext:value-type="float">
            <text:p>14,693</text:p>
          </table:table-cell>
          <table:table-cell office:value-type="float" office:value="13.738" calcext:value-type="float">
            <text:p>13,738</text:p>
          </table:table-cell>
          <table:table-cell office:value-type="string" calcext:value-type="string">
            <text:p>det-4L-CUDA-NEXT_11-norm-drop-0,15-reg-1e-05</text:p>
          </table:table-cell>
          <table:table-cell office:value-type="float" office:value="19.051" calcext:value-type="float">
            <text:p>19,051</text:p>
          </table:table-cell>
          <table:table-cell office:value-type="float" office:value="19.963" calcext:value-type="float">
            <text:p>19,963</text:p>
          </table:table-cell>
          <table:table-cell office:value-type="string" calcext:value-type="string">
            <text:p>det-2L-CUDA-NEXT-norm-drop-0,1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0,1</text:p>
          </table:table-cell>
          <table:table-cell table:number-columns-repeated="6"/>
          <table:table-cell office:value-type="float" office:value="90.549" calcext:value-type="float">
            <text:p>90,549</text:p>
          </table:table-cell>
          <table:table-cell office:value-type="float" office:value="88.801" calcext:value-type="float">
            <text:p>88,801</text:p>
          </table:table-cell>
          <table:table-cell office:value-type="string" calcext:value-type="string">
            <text:p>pos-101-2L-17BAR-drop-0,2-rec_drop-0,2-norm</text:p>
          </table:table-cell>
          <table:table-cell office:value-type="float" office:value="95.723" calcext:value-type="float">
            <text:p>95,723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4L-smooth-29-3-NEXT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4.941" calcext:value-type="float">
            <text:p>14,941</text:p>
          </table:table-cell>
          <table:table-cell office:value-type="float" office:value="13.678" calcext:value-type="float">
            <text:p>13,678</text:p>
          </table:table-cell>
          <table:table-cell office:value-type="string" calcext:value-type="string">
            <text:p>det-4L-CUDA-NEXT_11-norm-drop-0,05-reg-1e-05</text:p>
          </table:table-cell>
          <table:table-cell office:value-type="float" office:value="15.953" calcext:value-type="float">
            <text:p>15,953</text:p>
          </table:table-cell>
          <table:table-cell office:value-type="float" office:value="16.06" calcext:value-type="float">
            <text:p>16,06</text:p>
          </table:table-cell>
          <table:table-cell office:value-type="string" calcext:value-type="string">
            <text:p>det-2L-NEXT-norm-drop-0,2-rec_drop-0,2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0,01</text:p>
          </table:table-cell>
          <table:table-cell table:number-columns-repeated="6"/>
          <table:table-cell office:value-type="float" office:value="90.256" calcext:value-type="float">
            <text:p>90,25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-2L-smooth-29-5-DIST_REL-norm</text:p>
          </table:table-cell>
          <table:table-cell office:value-type="float" office:value="93.849" calcext:value-type="float">
            <text:p>93,849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smooth-29-8-DIST_REL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4.755" calcext:value-type="float">
            <text:p>14,755</text:p>
          </table:table-cell>
          <table:table-cell office:value-type="float" office:value="13.436" calcext:value-type="float">
            <text:p>13,436</text:p>
          </table:table-cell>
          <table:table-cell office:value-type="string" calcext:value-type="string">
            <text:p>det-4L-CUDA-NEXT-norm-drop-0,5-reg-1e-05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4-reg-0,01</text:p>
          </table:table-cell>
          <table:table-cell table:number-columns-repeated="6"/>
          <table:table-cell office:value-type="float" office:value="90.696" calcext:value-type="float">
            <text:p>90,69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-2L-DIST_REL-drop-0,4-rec_drop-0,4-norm</text:p>
          </table:table-cell>
          <table:table-cell office:value-type="float" office:value="93.673" calcext:value-type="float">
            <text:p>93,673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smooth-29-6-DIST_REL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2.771" calcext:value-type="float">
            <text:p>12,771</text:p>
          </table:table-cell>
          <table:table-cell office:value-type="float" office:value="13.104" calcext:value-type="float">
            <text:p>13,104</text:p>
          </table:table-cell>
          <table:table-cell office:value-type="string" calcext:value-type="string">
            <text:p>det-4L-CUDA-NEXT-norm-drop-0,5-reg-1e-06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1</text:p>
          </table:table-cell>
          <table:table-cell table:number-columns-repeated="6"/>
          <table:table-cell office:value-type="float" office:value="90.403" calcext:value-type="float">
            <text:p>90,403</text:p>
          </table:table-cell>
          <table:table-cell office:value-type="float" office:value="88.538" calcext:value-type="float">
            <text:p>88,538</text:p>
          </table:table-cell>
          <table:table-cell office:value-type="string" calcext:value-type="string">
            <text:p>det-2L-smooth-29-9-DIST_REL-drop-0,4-rec_drop-0,4-norm</text:p>
          </table:table-cell>
          <table:table-cell office:value-type="float" office:value="93.263" calcext:value-type="float">
            <text:p>93,263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DIST_REL-drop-0,4-rec_drop-0,4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3.081" calcext:value-type="float">
            <text:p>13,081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det-4L-CUDA-NEXT-norm-drop-0,3-reg-1e-05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1</text:p>
          </table:table-cell>
          <table:table-cell table:number-columns-repeated="6"/>
          <table:table-cell office:value-type="float" office:value="90.183" calcext:value-type="float">
            <text:p>90,183</text:p>
          </table:table-cell>
          <table:table-cell office:value-type="float" office:value="88.406" calcext:value-type="float">
            <text:p>88,406</text:p>
          </table:table-cell>
          <table:table-cell office:value-type="string" calcext:value-type="string">
            <text:p>det-2L-17BARAbs-drop-0,15-rec_drop-0,15-norm</text:p>
          </table:table-cell>
          <table:table-cell office:value-type="float" office:value="95.782" calcext:value-type="float">
            <text:p>95,782</text:p>
          </table:table-cell>
          <table:table-cell office:value-type="float" office:value="93.038" calcext:value-type="float">
            <text:p>93,038</text:p>
          </table:table-cell>
          <table:table-cell office:value-type="string" calcext:value-type="string">
            <text:p>det-2L-smooth-29-6-3BAR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4L-CUDA-NEXT-norm-drop-0,5-reg-0,0001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1</text:p>
          </table:table-cell>
          <table:table-cell table:number-columns-repeated="6"/>
          <table:table-cell office:value-type="float" office:value="90.256" calcext:value-type="float">
            <text:p>90,256</text:p>
          </table:table-cell>
          <table:table-cell office:value-type="float" office:value="88.406" calcext:value-type="float">
            <text:p>88,406</text:p>
          </table:table-cell>
          <table:table-cell office:value-type="string" calcext:value-type="string">
            <text:p>pos-101-2L-DIST_REL-drop-0,1-rec_drop-0,1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det-2L-smooth-29-3-NEXT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4L-CUDA-NEXT-norm-drop-0,4-reg-0,0001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4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1</text:p>
          </table:table-cell>
          <table:table-cell table:number-columns-repeated="6"/>
          <table:table-cell office:value-type="float" office:value="90.696" calcext:value-type="float">
            <text:p>90,696</text:p>
          </table:table-cell>
          <table:table-cell office:value-type="float" office:value="88.274" calcext:value-type="float">
            <text:p>88,274</text:p>
          </table:table-cell>
          <table:table-cell office:value-type="string" calcext:value-type="string">
            <text:p>pos-101-2L-17BAR-drop-0,1-rec_drop-0,1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det-2L-NEXT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4L-CUDA-NEXT-norm-drop-0,3-reg-0,0001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2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1</text:p>
          </table:table-cell>
          <table:table-cell table:number-columns-repeated="6"/>
          <table:table-cell office:value-type="float" office:value="90.037" calcext:value-type="float">
            <text:p>90,037</text:p>
          </table:table-cell>
          <table:table-cell office:value-type="float" office:value="88.142" calcext:value-type="float">
            <text:p>88,142</text:p>
          </table:table-cell>
          <table:table-cell office:value-type="string" calcext:value-type="string">
            <text:p>det-2L-smooth-29-9-NEXT-norm</text:p>
          </table:table-cell>
          <table:table-cell office:value-type="float" office:value="95.021" calcext:value-type="float">
            <text:p>95,021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det-2L-smooth-29-7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2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1</text:p>
          </table:table-cell>
          <table:table-cell table:number-columns-repeated="6"/>
          <table:table-cell office:value-type="float" office:value="89.011" calcext:value-type="float">
            <text:p>89,011</text:p>
          </table:table-cell>
          <table:table-cell office:value-type="float" office:value="88.011" calcext:value-type="float">
            <text:p>88,011</text:p>
          </table:table-cell>
          <table:table-cell office:value-type="string" calcext:value-type="string">
            <text:p>det-2L-3BAR-smooth-29-9-norm</text:p>
          </table:table-cell>
          <table:table-cell office:value-type="float" office:value="94.435" calcext:value-type="float">
            <text:p>94,435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pos-101-2L-DIST_REL-drop-0,1-rec_drop-0,1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2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1</text:p>
          </table:table-cell>
          <table:table-cell table:number-columns-repeated="6"/>
          <table:table-cell office:value-type="float" office:value="89.158" calcext:value-type="float">
            <text:p>89,158</text:p>
          </table:table-cell>
          <table:table-cell office:value-type="float" office:value="87.879" calcext:value-type="float">
            <text:p>87,879</text:p>
          </table:table-cell>
          <table:table-cell office:value-type="string" calcext:value-type="string">
            <text:p>det-2L-3BAR-smooth-29-5-norm</text:p>
          </table:table-cell>
          <table:table-cell office:value-type="float" office:value="95.196" calcext:value-type="float">
            <text:p>95,196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pos-101-2L-17BAR-drop-0,05-rec_drop-0,05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1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001</text:p>
          </table:table-cell>
          <table:table-cell table:number-columns-repeated="6"/>
          <table:table-cell office:value-type="float" office:value="87.399" calcext:value-type="float">
            <text:p>87,399</text:p>
          </table:table-cell>
          <table:table-cell office:value-type="float" office:value="87.747" calcext:value-type="float">
            <text:p>87,747</text:p>
          </table:table-cell>
          <table:table-cell office:value-type="string" calcext:value-type="string">
            <text:p>det-2L-smooth-29-7-NEXT-norm</text:p>
          </table:table-cell>
          <table:table-cell office:value-type="float" office:value="95.079" calcext:value-type="float">
            <text:p>95,079</text:p>
          </table:table-cell>
          <table:table-cell office:value-type="float" office:value="92.827" calcext:value-type="float">
            <text:p>92,827</text:p>
          </table:table-cell>
          <table:table-cell office:value-type="string" calcext:value-type="string">
            <text:p>det-2L-3BAR_ABS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01</text:p>
          </table:table-cell>
          <table:table-cell table:number-columns-repeated="6"/>
          <table:table-cell office:value-type="float" office:value="89.304" calcext:value-type="float">
            <text:p>89,304</text:p>
          </table:table-cell>
          <table:table-cell office:value-type="float" office:value="87.484" calcext:value-type="float">
            <text:p>87,484</text:p>
          </table:table-cell>
          <table:table-cell office:value-type="string" calcext:value-type="string">
            <text:p>det-2L-smooth-29-5-3BAR-smooth-29-5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2.827" calcext:value-type="float">
            <text:p>92,827</text:p>
          </table:table-cell>
          <table:table-cell office:value-type="string" calcext:value-type="string">
            <text:p>pos-101-2L-17BARAbs-drop-0,1-rec_drop-0,1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,001</text:p>
          </table:table-cell>
          <table:table-cell table:number-columns-repeated="6"/>
          <table:table-cell office:value-type="float" office:value="89.451" calcext:value-type="float">
            <text:p>89,451</text:p>
          </table:table-cell>
          <table:table-cell office:value-type="float" office:value="87.352" calcext:value-type="float">
            <text:p>87,352</text:p>
          </table:table-cell>
          <table:table-cell office:value-type="string" calcext:value-type="string">
            <text:p>pos-101-2L-3BAR_ABS-drop-0,2-rec_drop-0,2-norm</text:p>
          </table:table-cell>
          <table:table-cell office:value-type="float" office:value="94.903" calcext:value-type="float">
            <text:p>94,903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-2L-3BAR_ABS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</text:p>
          </table:table-cell>
          <table:table-cell table:number-columns-repeated="6"/>
          <table:table-cell office:value-type="float" office:value="86.447" calcext:value-type="float">
            <text:p>86,447</text:p>
          </table:table-cell>
          <table:table-cell office:value-type="float" office:value="87.088" calcext:value-type="float">
            <text:p>87,088</text:p>
          </table:table-cell>
          <table:table-cell office:value-type="string" calcext:value-type="string">
            <text:p>det-2L-3BAR-drop-0,4-rec_drop-0,4-norm</text:p>
          </table:table-cell>
          <table:table-cell office:value-type="float" office:value="93.849" calcext:value-type="float">
            <text:p>93,849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pos-101-2L-DIST_REL-drop-0,2-rec_drop-0,2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3BAR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</text:p>
          </table:table-cell>
          <table:table-cell table:number-columns-repeated="6"/>
          <table:table-cell office:value-type="float" office:value="89.304" calcext:value-type="float">
            <text:p>89,304</text:p>
          </table:table-cell>
          <table:table-cell office:value-type="float" office:value="87.088" calcext:value-type="float">
            <text:p>87,088</text:p>
          </table:table-cell>
          <table:table-cell office:value-type="string" calcext:value-type="string">
            <text:p>pos-101-2L-17BARAbs-drop-0,1-rec_drop-0,1-norm</text:p>
          </table:table-cell>
          <table:table-cell office:value-type="float" office:value="94.903" calcext:value-type="float">
            <text:p>94,903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-2L-smooth-29-7-3BAR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1</text:p>
          </table:table-cell>
          <table:table-cell table:number-columns-repeated="6"/>
          <table:table-cell office:value-type="float" office:value="88.132" calcext:value-type="float">
            <text:p>88,132</text:p>
          </table:table-cell>
          <table:table-cell office:value-type="float" office:value="86.825" calcext:value-type="float">
            <text:p>86,825</text:p>
          </table:table-cell>
          <table:table-cell office:value-type="string" calcext:value-type="string">
            <text:p>pos-101-2L-DIST_REL-norm</text:p>
          </table:table-cell>
          <table:table-cell office:value-type="float" office:value="93.966" calcext:value-type="float">
            <text:p>93,966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-2L-smooth-29-1-3BAR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4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1</text:p>
          </table:table-cell>
          <table:table-cell table:number-columns-repeated="6"/>
          <table:table-cell office:value-type="float" office:value="87.912" calcext:value-type="float">
            <text:p>87,912</text:p>
          </table:table-cell>
          <table:table-cell office:value-type="float" office:value="86.561" calcext:value-type="float">
            <text:p>86,561</text:p>
          </table:table-cell>
          <table:table-cell office:value-type="string" calcext:value-type="string">
            <text:p>pos-101-2L-smooth-29-9-DIST_REL-norm</text:p>
          </table:table-cell>
          <table:table-cell office:value-type="float" office:value="94.61" calcext:value-type="float">
            <text:p>94,61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-2L-smooth-29-7-3BAR_ABS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3BAR-norm-drop-0,3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1</text:p>
          </table:table-cell>
          <table:table-cell table:number-columns-repeated="6"/>
          <table:table-cell office:value-type="float" office:value="88.352" calcext:value-type="float">
            <text:p>88,352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pos-101-2L-smooth-29-9-DIST_REL-norm</text:p>
          </table:table-cell>
          <table:table-cell office:value-type="float" office:value="94.845" calcext:value-type="float">
            <text:p>94,845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-2L-smooth-29-9-3BAR_ABS-drop-0,4-rec_drop-0,4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2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1</text:p>
          </table:table-cell>
          <table:table-cell table:number-columns-repeated="6"/>
          <table:table-cell office:value-type="float" office:value="88.425" calcext:value-type="float">
            <text:p>88,425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det-2L-3BAR_ABS-drop-0,4-rec_drop-0,4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pos-101-2L-DIST_REL-drop-0,15-rec_drop-0,15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1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0,1</text:p>
          </table:table-cell>
          <table:table-cell table:number-columns-repeated="6"/>
          <table:table-cell office:value-type="float" office:value="87.326" calcext:value-type="float">
            <text:p>87,326</text:p>
          </table:table-cell>
          <table:table-cell office:value-type="float" office:value="86.166" calcext:value-type="float">
            <text:p>86,166</text:p>
          </table:table-cell>
          <table:table-cell office:value-type="string" calcext:value-type="string">
            <text:p>pos-101-2L-smooth-29-7-DIST_REL-norm</text:p>
          </table:table-cell>
          <table:table-cell office:value-type="float" office:value="93.907" calcext:value-type="float">
            <text:p>93,907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det-2L-smooth-29-9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3BAR-norm-drop-0,1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01</text:p>
          </table:table-cell>
          <table:table-cell table:number-columns-repeated="6"/>
          <table:table-cell office:value-type="float" office:value="89.597" calcext:value-type="float">
            <text:p>89,597</text:p>
          </table:table-cell>
          <table:table-cell office:value-type="float" office:value="86.166" calcext:value-type="float">
            <text:p>86,166</text:p>
          </table:table-cell>
          <table:table-cell office:value-type="string" calcext:value-type="string">
            <text:p>pos-101-2L-17BARAbs-drop-0,15-rec_drop-0,15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pos-101-2L-smooth-29-7-3BAR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1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001</text:p>
          </table:table-cell>
          <table:table-cell table:number-columns-repeated="6"/>
          <table:table-cell office:value-type="float" office:value="89.597" calcext:value-type="float">
            <text:p>89,597</text:p>
          </table:table-cell>
          <table:table-cell office:value-type="float" office:value="86.166" calcext:value-type="float">
            <text:p>86,166</text:p>
          </table:table-cell>
          <table:table-cell office:value-type="string" calcext:value-type="string">
            <text:p>pos-101-2L-17BARAbs-drop-0,05-rec_drop-0,05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-2L-smooth-29-7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1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0,001</text:p>
          </table:table-cell>
          <table:table-cell table:number-columns-repeated="6"/>
          <table:table-cell office:value-type="float" office:value="87.839" calcext:value-type="float">
            <text:p>87,839</text:p>
          </table:table-cell>
          <table:table-cell office:value-type="float" office:value="86.034" calcext:value-type="float">
            <text:p>86,034</text:p>
          </table:table-cell>
          <table:table-cell office:value-type="string" calcext:value-type="string">
            <text:p>det-2L-smooth-29-9-3BAR_ABS-drop-0,4-rec_drop-0,4-norm</text:p>
          </table:table-cell>
          <table:table-cell office:value-type="float" office:value="93.556" calcext:value-type="float">
            <text:p>93,556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-2L-smooth-29-8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</text:p>
          </table:table-cell>
          <table:table-cell table:number-columns-repeated="6"/>
          <table:table-cell office:value-type="float" office:value="87.399" calcext:value-type="float">
            <text:p>87,399</text:p>
          </table:table-cell>
          <table:table-cell office:value-type="float" office:value="85.771" calcext:value-type="float">
            <text:p>85,771</text:p>
          </table:table-cell>
          <table:table-cell office:value-type="string" calcext:value-type="string">
            <text:p>pos-101-2L-smooth-29-7-DIST_REL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-2L-3BAR-drop-0,4-rec_drop-0,4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1</text:p>
          </table:table-cell>
          <table:table-cell table:number-columns-repeated="6"/>
          <table:table-cell office:value-type="float" office:value="87.619" calcext:value-type="float">
            <text:p>87,619</text:p>
          </table:table-cell>
          <table:table-cell office:value-type="float" office:value="85.639" calcext:value-type="float">
            <text:p>85,639</text:p>
          </table:table-cell>
          <table:table-cell office:value-type="string" calcext:value-type="string">
            <text:p>det-2L-3BAR_ABS-norm</text:p>
          </table:table-cell>
          <table:table-cell office:value-type="float" office:value="93.146" calcext:value-type="float">
            <text:p>93,146</text:p>
          </table:table-cell>
          <table:table-cell office:value-type="float" office:value="92.3" calcext:value-type="float">
            <text:p>92,3</text:p>
          </table:table-cell>
          <table:table-cell office:value-type="string" calcext:value-type="string">
            <text:p>pos-101-2L-3BAR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1</text:p>
          </table:table-cell>
          <table:table-cell table:number-columns-repeated="6"/>
          <table:table-cell office:value-type="float" office:value="86.227" calcext:value-type="float">
            <text:p>86,227</text:p>
          </table:table-cell>
          <table:table-cell office:value-type="float" office:value="85.507" calcext:value-type="float">
            <text:p>85,507</text:p>
          </table:table-cell>
          <table:table-cell office:value-type="string" calcext:value-type="string">
            <text:p>det-2L-smooth-29-4-NEXT-norm</text:p>
          </table:table-cell>
          <table:table-cell office:value-type="float" office:value="94.025" calcext:value-type="float">
            <text:p>94,025</text:p>
          </table:table-cell>
          <table:table-cell office:value-type="float" office:value="92.3" calcext:value-type="float">
            <text:p>92,3</text:p>
          </table:table-cell>
          <table:table-cell office:value-type="string" calcext:value-type="string">
            <text:p>pos-101-2L-DIST_REL-drop-0,05-rec_drop-0,05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3-reg-0,1</text:p>
          </table:table-cell>
          <table:table-cell table:number-columns-repeated="6"/>
          <table:table-cell office:value-type="float" office:value="86.374" calcext:value-type="float">
            <text:p>86,374</text:p>
          </table:table-cell>
          <table:table-cell office:value-type="float" office:value="84.848" calcext:value-type="float">
            <text:p>84,848</text:p>
          </table:table-cell>
          <table:table-cell office:value-type="string" calcext:value-type="string">
            <text:p>pos-101-2L-smooth-29-5-3BAR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2.194" calcext:value-type="float">
            <text:p>92,194</text:p>
          </table:table-cell>
          <table:table-cell office:value-type="string" calcext:value-type="string">
            <text:p>det-2L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01</text:p>
          </table:table-cell>
          <table:table-cell table:number-columns-repeated="6"/>
          <table:table-cell office:value-type="float" office:value="87.106" calcext:value-type="float">
            <text:p>87,106</text:p>
          </table:table-cell>
          <table:table-cell office:value-type="float" office:value="84.717" calcext:value-type="float">
            <text:p>84,717</text:p>
          </table:table-cell>
          <table:table-cell office:value-type="string" calcext:value-type="string">
            <text:p>pos-101-2L-smooth-29-7-3BAR-norm</text:p>
          </table:table-cell>
          <table:table-cell office:value-type="float" office:value="92.853" calcext:value-type="float">
            <text:p>92,853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-2L-smooth-29-5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3-reg-0,01</text:p>
          </table:table-cell>
          <table:table-cell table:number-columns-repeated="6"/>
          <table:table-cell office:value-type="float" office:value="84.469" calcext:value-type="float">
            <text:p>84,469</text:p>
          </table:table-cell>
          <table:table-cell office:value-type="float" office:value="84.717" calcext:value-type="float">
            <text:p>84,717</text:p>
          </table:table-cell>
          <table:table-cell office:value-type="string" calcext:value-type="string">
            <text:p>det-2L-smooth-29-9-3BAR-drop-0,4-rec_drop-0,4-norm</text:p>
          </table:table-cell>
          <table:table-cell office:value-type="float" office:value="93.497" calcext:value-type="float">
            <text:p>93,497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-2L-smooth-29-9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3-reg-0,001</text:p>
          </table:table-cell>
          <table:table-cell table:number-columns-repeated="6"/>
          <table:table-cell office:value-type="float" office:value="86.3" calcext:value-type="float">
            <text:p>86,3</text:p>
          </table:table-cell>
          <table:table-cell office:value-type="float" office:value="84.717" calcext:value-type="float">
            <text:p>84,717</text:p>
          </table:table-cell>
          <table:table-cell office:value-type="string" calcext:value-type="string">
            <text:p>det-2L-5BAR-drop-0,5-rec_drop-0,5-norm</text:p>
          </table:table-cell>
          <table:table-cell office:value-type="float" office:value="91.154" calcext:value-type="float">
            <text:p>91,154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pos-101-2L-smooth-29-5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</text:p>
          </table:table-cell>
          <table:table-cell table:number-columns-repeated="6"/>
          <table:table-cell office:value-type="float" office:value="86.081" calcext:value-type="float">
            <text:p>86,081</text:p>
          </table:table-cell>
          <table:table-cell office:value-type="float" office:value="84.585" calcext:value-type="float">
            <text:p>84,585</text:p>
          </table:table-cell>
          <table:table-cell office:value-type="string" calcext:value-type="string">
            <text:p>pos-101-2L-smooth-29-5-DIST_REL-norm</text:p>
          </table:table-cell>
          <table:table-cell office:value-type="float" office:value="92.97" calcext:value-type="float">
            <text:p>92,97</text:p>
          </table:table-cell>
          <table:table-cell office:value-type="float" office:value="91.983" calcext:value-type="float">
            <text:p>91,983</text:p>
          </table:table-cell>
          <table:table-cell office:value-type="string" calcext:value-type="string">
            <text:p>pos-101-2L-3BAR_ABS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2-reg-1</text:p>
          </table:table-cell>
          <table:table-cell table:number-columns-repeated="6"/>
          <table:table-cell office:value-type="float" office:value="87.106" calcext:value-type="float">
            <text:p>87,106</text:p>
          </table:table-cell>
          <table:table-cell office:value-type="float" office:value="84.453" calcext:value-type="float">
            <text:p>84,453</text:p>
          </table:table-cell>
          <table:table-cell office:value-type="string" calcext:value-type="string">
            <text:p>pos-101-2L-smooth-29-5-DIST_REL-norm</text:p>
          </table:table-cell>
          <table:table-cell office:value-type="float" office:value="93.146" calcext:value-type="float">
            <text:p>93,146</text:p>
          </table:table-cell>
          <table:table-cell office:value-type="float" office:value="91.878" calcext:value-type="float">
            <text:p>91,878</text:p>
          </table:table-cell>
          <table:table-cell office:value-type="string" calcext:value-type="string">
            <text:p>det-2L-smooth-29-2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1</text:p>
          </table:table-cell>
          <table:table-cell table:number-columns-repeated="6"/>
          <table:table-cell office:value-type="float" office:value="87.253" calcext:value-type="float">
            <text:p>87,253</text:p>
          </table:table-cell>
          <table:table-cell office:value-type="float" office:value="84.058" calcext:value-type="float">
            <text:p>84,058</text:p>
          </table:table-cell>
          <table:table-cell office:value-type="string" calcext:value-type="string">
            <text:p>det-2L-smooth-29-2-NEXT-norm</text:p>
          </table:table-cell>
          <table:table-cell office:value-type="float" office:value="93.087" calcext:value-type="float">
            <text:p>93,087</text:p>
          </table:table-cell>
          <table:table-cell office:value-type="float" office:value="91.878" calcext:value-type="float">
            <text:p>91,878</text:p>
          </table:table-cell>
          <table:table-cell office:value-type="string" calcext:value-type="string">
            <text:p>det-2L-smooth-29-3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2-reg-0,1</text:p>
          </table:table-cell>
          <table:table-cell table:number-columns-repeated="6"/>
          <table:table-cell office:value-type="float" office:value="86.96" calcext:value-type="float">
            <text:p>86,96</text:p>
          </table:table-cell>
          <table:table-cell office:value-type="float" office:value="83.926" calcext:value-type="float">
            <text:p>83,926</text:p>
          </table:table-cell>
          <table:table-cell office:value-type="string" calcext:value-type="string">
            <text:p>det-2L-smooth-29-6-3BAR-norm</text:p>
          </table:table-cell>
          <table:table-cell office:value-type="float" office:value="94.2" calcext:value-type="float">
            <text:p>94,2</text:p>
          </table:table-cell>
          <table:table-cell office:value-type="float" office:value="91.878" calcext:value-type="float">
            <text:p>91,878</text:p>
          </table:table-cell>
          <table:table-cell office:value-type="string" calcext:value-type="string">
            <text:p>det-2L-smooth-29-7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01</text:p>
          </table:table-cell>
          <table:table-cell table:number-columns-repeated="6"/>
          <table:table-cell office:value-type="float" office:value="87.033" calcext:value-type="float">
            <text:p>87,033</text:p>
          </table:table-cell>
          <table:table-cell office:value-type="float" office:value="83.794" calcext:value-type="float">
            <text:p>83,794</text:p>
          </table:table-cell>
          <table:table-cell office:value-type="string" calcext:value-type="string">
            <text:p>pos-101-2L-17BARAbs-drop-0,2-rec_drop-0,2-norm</text:p>
          </table:table-cell>
          <table:table-cell office:value-type="float" office:value="93.029" calcext:value-type="float">
            <text:p>93,029</text:p>
          </table:table-cell>
          <table:table-cell office:value-type="float" office:value="91.772" calcext:value-type="float">
            <text:p>91,772</text:p>
          </table:table-cell>
          <table:table-cell office:value-type="string" calcext:value-type="string">
            <text:p>det-2L-smooth-29-2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2-reg-0,01</text:p>
          </table:table-cell>
          <table:table-cell table:number-columns-repeated="6"/>
          <table:table-cell office:value-type="float" office:value="87.766" calcext:value-type="float">
            <text:p>87,766</text:p>
          </table:table-cell>
          <table:table-cell office:value-type="float" office:value="83.531" calcext:value-type="float">
            <text:p>83,531</text:p>
          </table:table-cell>
          <table:table-cell office:value-type="string" calcext:value-type="string">
            <text:p>pos-101-2L-smooth-29-9-3BAR-norm</text:p>
          </table:table-cell>
          <table:table-cell office:value-type="float" office:value="93.79" calcext:value-type="float">
            <text:p>93,79</text:p>
          </table:table-cell>
          <table:table-cell office:value-type="float" office:value="91.772" calcext:value-type="float">
            <text:p>91,772</text:p>
          </table:table-cell>
          <table:table-cell office:value-type="string" calcext:value-type="string">
            <text:p>det-2L-smooth-29-5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001</text:p>
          </table:table-cell>
          <table:table-cell table:number-columns-repeated="6"/>
          <table:table-cell office:value-type="float" office:value="86.96" calcext:value-type="float">
            <text:p>86,96</text:p>
          </table:table-cell>
          <table:table-cell office:value-type="float" office:value="83.531" calcext:value-type="float">
            <text:p>83,531</text:p>
          </table:table-cell>
          <table:table-cell office:value-type="string" calcext:value-type="string">
            <text:p>det-2L-smooth-29-5-3BAR_ABS-norm</text:p>
          </table:table-cell>
          <table:table-cell office:value-type="float" office:value="93.79" calcext:value-type="float">
            <text:p>93,79</text:p>
          </table:table-cell>
          <table:table-cell office:value-type="float" office:value="91.667" calcext:value-type="float">
            <text:p>91,667</text:p>
          </table:table-cell>
          <table:table-cell office:value-type="string" calcext:value-type="string">
            <text:p>det-2L-smooth-29-4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2-reg-0,001</text:p>
          </table:table-cell>
          <table:table-cell table:number-columns-repeated="6"/>
          <table:table-cell office:value-type="float" office:value="84.835" calcext:value-type="float">
            <text:p>84,835</text:p>
          </table:table-cell>
          <table:table-cell office:value-type="float" office:value="82.477" calcext:value-type="float">
            <text:p>82,477</text:p>
          </table:table-cell>
          <table:table-cell office:value-type="string" calcext:value-type="string">
            <text:p>det-2L-smooth-29-1-NEXT-norm</text:p>
          </table:table-cell>
          <table:table-cell office:value-type="float" office:value="94.259" calcext:value-type="float">
            <text:p>94,259</text:p>
          </table:table-cell>
          <table:table-cell office:value-type="float" office:value="91.667" calcext:value-type="float">
            <text:p>91,667</text:p>
          </table:table-cell>
          <table:table-cell office:value-type="string" calcext:value-type="string">
            <text:p>det-2L-smooth-29-9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</text:p>
          </table:table-cell>
          <table:table-cell table:number-columns-repeated="6"/>
          <table:table-cell office:value-type="float" office:value="82.711" calcext:value-type="float">
            <text:p>82,711</text:p>
          </table:table-cell>
          <table:table-cell office:value-type="float" office:value="82.213" calcext:value-type="float">
            <text:p>82,213</text:p>
          </table:table-cell>
          <table:table-cell office:value-type="string" calcext:value-type="string">
            <text:p>pos-101-2L-3BAR_ABS-norm</text:p>
          </table:table-cell>
          <table:table-cell office:value-type="float" office:value="93.204" calcext:value-type="float">
            <text:p>93,204</text:p>
          </table:table-cell>
          <table:table-cell office:value-type="float" office:value="91.456" calcext:value-type="float">
            <text:p>91,456</text:p>
          </table:table-cell>
          <table:table-cell office:value-type="string" calcext:value-type="string">
            <text:p>det-4L-smooth-29-1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1</text:p>
          </table:table-cell>
          <table:table-cell table:number-columns-repeated="6"/>
          <table:table-cell office:value-type="float" office:value="83.443" calcext:value-type="float">
            <text:p>83,443</text:p>
          </table:table-cell>
          <table:table-cell office:value-type="float" office:value="82.082" calcext:value-type="float">
            <text:p>82,082</text:p>
          </table:table-cell>
          <table:table-cell office:value-type="string" calcext:value-type="string">
            <text:p>pos-101-2L-smooth-29-7-3BAR_ABS-norm</text:p>
          </table:table-cell>
          <table:table-cell office:value-type="float" office:value="92.619" calcext:value-type="float">
            <text:p>92,619</text:p>
          </table:table-cell>
          <table:table-cell office:value-type="float" office:value="91.456" calcext:value-type="float">
            <text:p>91,456</text:p>
          </table:table-cell>
          <table:table-cell office:value-type="string" calcext:value-type="string">
            <text:p>pos-101-2L-17BARAbs-drop-0,2-rec_drop-0,2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0,1</text:p>
          </table:table-cell>
          <table:table-cell table:number-columns-repeated="6"/>
          <table:table-cell office:value-type="float" office:value="83.37" calcext:value-type="float">
            <text:p>83,37</text:p>
          </table:table-cell>
          <table:table-cell office:value-type="float" office:value="81.95" calcext:value-type="float">
            <text:p>81,95</text:p>
          </table:table-cell>
          <table:table-cell office:value-type="string" calcext:value-type="string">
            <text:p>pos-101-2L-smooth-29-9-3BAR_ABS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det-2L-smooth-29-1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3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1-reg-0,01</text:p>
          </table:table-cell>
          <table:table-cell table:number-columns-repeated="6"/>
          <table:table-cell office:value-type="float" office:value="84.176" calcext:value-type="float">
            <text:p>84,176</text:p>
          </table:table-cell>
          <table:table-cell office:value-type="float" office:value="81.423" calcext:value-type="float">
            <text:p>81,423</text:p>
          </table:table-cell>
          <table:table-cell office:value-type="string" calcext:value-type="string">
            <text:p>pos-101-2L-smooth-29-5-3BAR_ABS-norm</text:p>
          </table:table-cell>
          <table:table-cell office:value-type="float" office:value="93.322" calcext:value-type="float">
            <text:p>93,322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pos-101-2L-smooth-29-5-3BAR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0,01</text:p>
          </table:table-cell>
          <table:table-cell table:number-columns-repeated="6"/>
          <table:table-cell office:value-type="float" office:value="83.883" calcext:value-type="float">
            <text:p>83,883</text:p>
          </table:table-cell>
          <table:table-cell office:value-type="float" office:value="81.291" calcext:value-type="float">
            <text:p>81,291</text:p>
          </table:table-cell>
          <table:table-cell office:value-type="string" calcext:value-type="string">
            <text:p>pos-101-2L-3BAR_ABS</text:p>
          </table:table-cell>
          <table:table-cell office:value-type="float" office:value="94.2" calcext:value-type="float">
            <text:p>94,2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det-2L-smooth-29-9-3BAR_ABS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1-reg-0,001</text:p>
          </table:table-cell>
          <table:table-cell table:number-columns-repeated="6"/>
          <table:table-cell office:value-type="float" office:value="88.425" calcext:value-type="float">
            <text:p>88,425</text:p>
          </table:table-cell>
          <table:table-cell office:value-type="float" office:value="81.159" calcext:value-type="float">
            <text:p>81,159</text:p>
          </table:table-cell>
          <table:table-cell office:value-type="string" calcext:value-type="string">
            <text:p>pos-101-2L-3BAR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det-2L-smooth-29-5-3BAR_ABS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0,001</text:p>
          </table:table-cell>
          <table:table-cell table:number-columns-repeated="6"/>
          <table:table-cell office:value-type="float" office:value="81.905" calcext:value-type="float">
            <text:p>81,905</text:p>
          </table:table-cell>
          <table:table-cell office:value-type="float" office:value="80.237" calcext:value-type="float">
            <text:p>80,237</text:p>
          </table:table-cell>
          <table:table-cell office:value-type="string" calcext:value-type="string">
            <text:p>pos-101-2L-smooth-29-3-NEXT-norm</text:p>
          </table:table-cell>
          <table:table-cell office:value-type="float" office:value="91.564" calcext:value-type="float">
            <text:p>91,564</text:p>
          </table:table-cell>
          <table:table-cell office:value-type="float" office:value="91.245" calcext:value-type="float">
            <text:p>91,245</text:p>
          </table:table-cell>
          <table:table-cell office:value-type="string" calcext:value-type="string">
            <text:p>pos-101-2L-smooth-29-5-3BAR_ABS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1-reg-0</text:p>
          </table:table-cell>
          <table:table-cell table:number-columns-repeated="6"/>
          <table:table-cell office:value-type="float" office:value="78.974" calcext:value-type="float">
            <text:p>78,974</text:p>
          </table:table-cell>
          <table:table-cell office:value-type="float" office:value="77.866" calcext:value-type="float">
            <text:p>77,866</text:p>
          </table:table-cell>
          <table:table-cell office:value-type="string" calcext:value-type="string">
            <text:p>det-2L-smooth-29-9-3BAR-smooth-29-9-norm</text:p>
          </table:table-cell>
          <table:table-cell office:value-type="float" office:value="91.095" calcext:value-type="float">
            <text:p>91,095</text:p>
          </table:table-cell>
          <table:table-cell office:value-type="float" office:value="91.139" calcext:value-type="float">
            <text:p>91,139</text:p>
          </table:table-cell>
          <table:table-cell office:value-type="string" calcext:value-type="string">
            <text:p>pos-101-2L-smooth-29-7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1</text:p>
          </table:table-cell>
          <table:table-cell table:number-columns-repeated="6"/>
          <table:table-cell office:value-type="float" office:value="78.388" calcext:value-type="float">
            <text:p>78,388</text:p>
          </table:table-cell>
          <table:table-cell office:value-type="float" office:value="77.075" calcext:value-type="float">
            <text:p>77,075</text:p>
          </table:table-cell>
          <table:table-cell office:value-type="string" calcext:value-type="string">
            <text:p>det-2L-smooth-29-7-3BAR_ABS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0.928" calcext:value-type="float">
            <text:p>90,928</text:p>
          </table:table-cell>
          <table:table-cell office:value-type="string" calcext:value-type="string">
            <text:p>det-2L-smooth-29-4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g-1</text:p>
          </table:table-cell>
          <table:table-cell table:number-columns-repeated="6"/>
          <table:table-cell office:value-type="float" office:value="75.018" calcext:value-type="float">
            <text:p>75,018</text:p>
          </table:table-cell>
          <table:table-cell office:value-type="float" office:value="76.548" calcext:value-type="float">
            <text:p>76,548</text:p>
          </table:table-cell>
          <table:table-cell office:value-type="string" calcext:value-type="string">
            <text:p>det-2L-smooth-29-9-3BAR_ABS-norm</text:p>
          </table:table-cell>
          <table:table-cell office:value-type="float" office:value="91.74" calcext:value-type="float">
            <text:p>91,74</text:p>
          </table:table-cell>
          <table:table-cell office:value-type="float" office:value="90.928" calcext:value-type="float">
            <text:p>90,928</text:p>
          </table:table-cell>
          <table:table-cell office:value-type="string" calcext:value-type="string">
            <text:p>pos-101-2L-smooth-29-7-3BAR_ABS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1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1</text:p>
          </table:table-cell>
          <table:table-cell table:number-columns-repeated="6"/>
          <table:table-cell office:value-type="float" office:value="75.751" calcext:value-type="float">
            <text:p>75,751</text:p>
          </table:table-cell>
          <table:table-cell office:value-type="float" office:value="75.362" calcext:value-type="float">
            <text:p>75,362</text:p>
          </table:table-cell>
          <table:table-cell office:value-type="string" calcext:value-type="string">
            <text:p>det-2L-smooth-29-1-3BAR-norm</text:p>
          </table:table-cell>
          <table:table-cell office:value-type="float" office:value="90.275" calcext:value-type="float">
            <text:p>90,275</text:p>
          </table:table-cell>
          <table:table-cell office:value-type="float" office:value="90.823" calcext:value-type="float">
            <text:p>90,823</text:p>
          </table:table-cell>
          <table:table-cell office:value-type="string" calcext:value-type="string">
            <text:p>pos-101-2L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g-0,1</text:p>
          </table:table-cell>
          <table:table-cell table:number-columns-repeated="6"/>
          <table:table-cell office:value-type="float" office:value="73.333" calcext:value-type="float">
            <text:p>73,333</text:p>
          </table:table-cell>
          <table:table-cell office:value-type="float" office:value="72.596" calcext:value-type="float">
            <text:p>72,596</text:p>
          </table:table-cell>
          <table:table-cell office:value-type="string" calcext:value-type="string">
            <text:p>pos-101-2L-smooth-29-9-NEXT-norm</text:p>
          </table:table-cell>
          <table:table-cell office:value-type="float" office:value="92.267" calcext:value-type="float">
            <text:p>92,267</text:p>
          </table:table-cell>
          <table:table-cell office:value-type="float" office:value="90.612" calcext:value-type="float">
            <text:p>90,612</text:p>
          </table:table-cell>
          <table:table-cell office:value-type="string" calcext:value-type="string">
            <text:p>det-2L-smooth-29-1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01</text:p>
          </table:table-cell>
          <table:table-cell table:number-columns-repeated="6"/>
          <table:table-cell office:value-type="float" office:value="74.432" calcext:value-type="float">
            <text:p>74,432</text:p>
          </table:table-cell>
          <table:table-cell office:value-type="float" office:value="72.069" calcext:value-type="float">
            <text:p>72,069</text:p>
          </table:table-cell>
          <table:table-cell office:value-type="string" calcext:value-type="string">
            <text:p>det-2L-3BAR_ABS</text:p>
          </table:table-cell>
          <table:table-cell office:value-type="float" office:value="91.916" calcext:value-type="float">
            <text:p>91,916</text:p>
          </table:table-cell>
          <table:table-cell office:value-type="float" office:value="90.612" calcext:value-type="float">
            <text:p>90,612</text:p>
          </table:table-cell>
          <table:table-cell office:value-type="string" calcext:value-type="string">
            <text:p>pos-101-2L-3BAR_ABS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g-0,01</text:p>
          </table:table-cell>
          <table:table-cell table:number-columns-repeated="6"/>
          <table:table-cell office:value-type="float" office:value="46.886" calcext:value-type="float">
            <text:p>46,886</text:p>
          </table:table-cell>
          <table:table-cell office:value-type="float" office:value="42.292" calcext:value-type="float">
            <text:p>42,292</text:p>
          </table:table-cell>
          <table:table-cell office:value-type="string" calcext:value-type="string">
            <text:p>pos-101-2L-DIST_REL</text:p>
          </table:table-cell>
          <table:table-cell office:value-type="float" office:value="92.033" calcext:value-type="float">
            <text:p>92,033</text:p>
          </table:table-cell>
          <table:table-cell office:value-type="float" office:value="90.506" calcext:value-type="float">
            <text:p>90,506</text:p>
          </table:table-cell>
          <table:table-cell office:value-type="string" calcext:value-type="string">
            <text:p>pos-101-2L-smooth-29-9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001</text:p>
          </table:table-cell>
          <table:table-cell table:number-columns-repeated="6"/>
          <table:table-cell office:value-type="float" office:value="32.527" calcext:value-type="float">
            <text:p>32,527</text:p>
          </table:table-cell>
          <table:table-cell office:value-type="float" office:value="30.962" calcext:value-type="float">
            <text:p>30,962</text:p>
          </table:table-cell>
          <table:table-cell office:value-type="string" calcext:value-type="string">
            <text:p>det-2L-NEXT-drop-0,3-rec_drop-0,3-norm</text:p>
          </table:table-cell>
          <table:table-cell office:value-type="float" office:value="91.037" calcext:value-type="float">
            <text:p>91,037</text:p>
          </table:table-cell>
          <table:table-cell office:value-type="float" office:value="90.401" calcext:value-type="float">
            <text:p>90,401</text:p>
          </table:table-cell>
          <table:table-cell office:value-type="string" calcext:value-type="string">
            <text:p>pos-101-2L-smooth-29-9-DIST_REL-norm</text:p>
          </table:table-cell>
          <table:table-cell table:number-columns-repeated="994"/>
        </table:table-row>
        <table:table-row table:style-name="ro2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g-0,001</text:p>
          </table:table-cell>
          <table:table-cell table:number-columns-repeated="6"/>
          <table:table-cell office:value-type="float" office:value="29.597" calcext:value-type="float">
            <text:p>29,597</text:p>
          </table:table-cell>
          <table:table-cell office:value-type="float" office:value="28.722" calcext:value-type="float">
            <text:p>28,722</text:p>
          </table:table-cell>
          <table:table-cell office:value-type="string" calcext:value-type="string">
            <text:p>det-2L-NEXT-drop-0,5-rec_drop-0,5-norm</text:p>
          </table:table-cell>
          <table:table-cell office:value-type="float" office:value="92.677" calcext:value-type="float">
            <text:p>92,677</text:p>
          </table:table-cell>
          <table:table-cell office:value-type="float" office:value="90.084" calcext:value-type="float">
            <text:p>90,084</text:p>
          </table:table-cell>
          <table:table-cell office:value-type="string" calcext:value-type="string">
            <text:p>pos-101-2L-smooth-29-9-3BAR-norm</text:p>
          </table:table-cell>
          <table:table-cell table:number-columns-repeated="994"/>
        </table:table-row>
        <table:table-row table:style-name="ro2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NEXT-normXY-drop-0,2-rec_drop-0,2</text:p>
          </table:table-cell>
          <table:table-cell table:number-columns-repeated="6"/>
          <table:table-cell office:value-type="float" office:value="29.158" calcext:value-type="float">
            <text:p>29,158</text:p>
          </table:table-cell>
          <table:table-cell office:value-type="float" office:value="26.877" calcext:value-type="float">
            <text:p>26,877</text:p>
          </table:table-cell>
          <table:table-cell office:value-type="string" calcext:value-type="string">
            <text:p>pos-101-2L-smooth-29-7-NEXT-norm</text:p>
          </table:table-cell>
          <table:table-cell office:value-type="float" office:value="89.69" calcext:value-type="float">
            <text:p>89,69</text:p>
          </table:table-cell>
          <table:table-cell office:value-type="float" office:value="89.135" calcext:value-type="float">
            <text:p>89,135</text:p>
          </table:table-cell>
          <table:table-cell office:value-type="string" calcext:value-type="string">
            <text:p>pos-101-2L-smooth-29-7-DIST_REL-norm</text:p>
          </table:table-cell>
          <table:table-cell table:number-columns-repeated="994"/>
        </table:table-row>
        <table:table-row table:style-name="ro2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NEXT_5-normXY-drop-0,2-rec_drop-0,2</text:p>
          </table:table-cell>
          <table:table-cell table:number-columns-repeated="6"/>
          <table:table-cell office:value-type="float" office:value="28.205" calcext:value-type="float">
            <text:p>28,205</text:p>
          </table:table-cell>
          <table:table-cell office:value-type="float" office:value="25.428" calcext:value-type="float">
            <text:p>25,428</text:p>
          </table:table-cell>
          <table:table-cell office:value-type="string" calcext:value-type="string">
            <text:p>det-2L-DIST_REL</text:p>
          </table:table-cell>
          <table:table-cell office:value-type="float" office:value="89.924" calcext:value-type="float">
            <text:p>89,924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-101-2L-smooth-29-5-DIST_REL-norm</text:p>
          </table:table-cell>
          <table:table-cell table:number-columns-repeated="994"/>
        </table:table-row>
        <table:table-row table:style-name="ro2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NEXT_11-norm-drop-0,2-rec_drop-0,2</text:p>
          </table:table-cell>
          <table:table-cell table:number-columns-repeated="6"/>
          <table:table-cell office:value-type="float" office:value="23.736" calcext:value-type="float">
            <text:p>23,736</text:p>
          </table:table-cell>
          <table:table-cell office:value-type="float" office:value="23.715" calcext:value-type="float">
            <text:p>23,715</text:p>
          </table:table-cell>
          <table:table-cell office:value-type="string" calcext:value-type="string">
            <text:p>det-2L-NEXT-drop-0,2-rec_drop-0,2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-101-2L-DIST_REL-norm</text:p>
          </table:table-cell>
          <table:table-cell table:number-columns-repeated="994"/>
        </table:table-row>
        <table:table-row table:style-name="ro2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NEXT_17-norm-drop-0,5-rec_drop-0,5</text:p>
          </table:table-cell>
          <table:table-cell table:number-columns-repeated="6"/>
          <table:table-cell office:value-type="float" office:value="23.516" calcext:value-type="float">
            <text:p>23,516</text:p>
          </table:table-cell>
          <table:table-cell office:value-type="float" office:value="23.715" calcext:value-type="float">
            <text:p>23,715</text:p>
          </table:table-cell>
          <table:table-cell office:value-type="string" calcext:value-type="string">
            <text:p>det-2L-NEXT-drop-0,1-rec_drop-0,1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7.342" calcext:value-type="float">
            <text:p>87,342</text:p>
          </table:table-cell>
          <table:table-cell office:value-type="string" calcext:value-type="string">
            <text:p>pos-101-2L-DIST_REL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3.15" calcext:value-type="float">
            <text:p>23,15</text:p>
          </table:table-cell>
          <table:table-cell office:value-type="float" office:value="23.584" calcext:value-type="float">
            <text:p>23,584</text:p>
          </table:table-cell>
          <table:table-cell office:value-type="string" calcext:value-type="string">
            <text:p>det-2L-NEXT-drop-0,1-rec_drop-0,1-norm</text:p>
          </table:table-cell>
          <table:table-cell office:value-type="float" office:value="81.136" calcext:value-type="float">
            <text:p>81,136</text:p>
          </table:table-cell>
          <table:table-cell office:value-type="float" office:value="79.747" calcext:value-type="float">
            <text:p>79,747</text:p>
          </table:table-cell>
          <table:table-cell office:value-type="string" calcext:value-type="string">
            <text:p>pos-101-2L-smooth-29-9-3BAR_ABS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3.37" calcext:value-type="float">
            <text:p>23,37</text:p>
          </table:table-cell>
          <table:table-cell office:value-type="float" office:value="23.584" calcext:value-type="float">
            <text:p>23,584</text:p>
          </table:table-cell>
          <table:table-cell office:value-type="string" calcext:value-type="string">
            <text:p>det-2L-NEXT-drop-0,15-rec_drop-0,15-norm</text:p>
          </table:table-cell>
          <table:table-cell office:value-type="float" office:value="44.347" calcext:value-type="float">
            <text:p>44,347</text:p>
          </table:table-cell>
          <table:table-cell office:value-type="float" office:value="40.19" calcext:value-type="float">
            <text:p>40,19</text:p>
          </table:table-cell>
          <table:table-cell office:value-type="string" calcext:value-type="string">
            <text:p>pos-101-2L-DIST_REL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3.37" calcext:value-type="float">
            <text:p>23,37</text:p>
          </table:table-cell>
          <table:table-cell office:value-type="float" office:value="23.584" calcext:value-type="float">
            <text:p>23,584</text:p>
          </table:table-cell>
          <table:table-cell office:value-type="string" calcext:value-type="string">
            <text:p>det-2L-NEXT-drop-0,05-rec_drop-0,05-norm</text:p>
          </table:table-cell>
          <table:table-cell office:value-type="float" office:value="42.472" calcext:value-type="float">
            <text:p>42,472</text:p>
          </table:table-cell>
          <table:table-cell office:value-type="float" office:value="38.819" calcext:value-type="float">
            <text:p>38,819</text:p>
          </table:table-cell>
          <table:table-cell office:value-type="string" calcext:value-type="string">
            <text:p>det-2L-DIST_REL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3.59" calcext:value-type="float">
            <text:p>23,59</text:p>
          </table:table-cell>
          <table:table-cell office:value-type="float" office:value="23.452" calcext:value-type="float">
            <text:p>23,452</text:p>
          </table:table-cell>
          <table:table-cell office:value-type="string" calcext:value-type="string">
            <text:p>pos-101-2L-NEXT-drop-0,15-rec_drop-0,15-norm</text:p>
          </table:table-cell>
          <table:table-cell office:value-type="float" office:value="19.332" calcext:value-type="float">
            <text:p>19,332</text:p>
          </table:table-cell>
          <table:table-cell office:value-type="float" office:value="20.042" calcext:value-type="float">
            <text:p>20,042</text:p>
          </table:table-cell>
          <table:table-cell office:value-type="string" calcext:value-type="string">
            <text:p>det-2L-NEXT-drop-0,5-rec_drop-0,5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3.15" calcext:value-type="float">
            <text:p>23,15</text:p>
          </table:table-cell>
          <table:table-cell office:value-type="float" office:value="23.188" calcext:value-type="float">
            <text:p>23,188</text:p>
          </table:table-cell>
          <table:table-cell office:value-type="string" calcext:value-type="string">
            <text:p>det-2L-NEXT-norm</text:p>
          </table:table-cell>
          <table:table-cell office:value-type="float" office:value="19.566" calcext:value-type="float">
            <text:p>19,566</text:p>
          </table:table-cell>
          <table:table-cell office:value-type="float" office:value="19.831" calcext:value-type="float">
            <text:p>19,831</text:p>
          </table:table-cell>
          <table:table-cell office:value-type="string" calcext:value-type="string">
            <text:p>det-2L-5BAR-drop-0,5-rec_drop-0,5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3.37" calcext:value-type="float">
            <text:p>23,37</text:p>
          </table:table-cell>
          <table:table-cell office:value-type="float" office:value="22.925" calcext:value-type="float">
            <text:p>22,925</text:p>
          </table:table-cell>
          <table:table-cell office:value-type="string" calcext:value-type="string">
            <text:p>det-2L-smooth-29-9-NEXT-drop-0,4-rec_drop-0,4-norm</text:p>
          </table:table-cell>
          <table:table-cell office:value-type="float" office:value="19.684" calcext:value-type="float">
            <text:p>19,684</text:p>
          </table:table-cell>
          <table:table-cell office:value-type="float" office:value="19.726" calcext:value-type="float">
            <text:p>19,726</text:p>
          </table:table-cell>
          <table:table-cell office:value-type="string" calcext:value-type="string">
            <text:p>pos-101-2L-NEXT-drop-0,15-rec_drop-0,15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3.37" calcext:value-type="float">
            <text:p>23,37</text:p>
          </table:table-cell>
          <table:table-cell office:value-type="float" office:value="22.925" calcext:value-type="float">
            <text:p>22,925</text:p>
          </table:table-cell>
          <table:table-cell office:value-type="string" calcext:value-type="string">
            <text:p>pos-101-2L-NEXT-drop-0,1-rec_drop-0,1-norm</text:p>
          </table:table-cell>
          <table:table-cell office:value-type="float" office:value="19.391" calcext:value-type="float">
            <text:p>19,391</text:p>
          </table:table-cell>
          <table:table-cell office:value-type="float" office:value="19.62" calcext:value-type="float">
            <text:p>19,62</text:p>
          </table:table-cell>
          <table:table-cell office:value-type="string" calcext:value-type="string">
            <text:p>det-2L-smooth-29-9-NEXT-drop-0,4-rec_drop-0,4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3.297" calcext:value-type="float">
            <text:p>23,297</text:p>
          </table:table-cell>
          <table:table-cell office:value-type="float" office:value="22.266" calcext:value-type="float">
            <text:p>22,266</text:p>
          </table:table-cell>
          <table:table-cell office:value-type="string" calcext:value-type="string">
            <text:p>pos-101-2L-NEXT-drop-0,2-rec_drop-0,2-norm</text:p>
          </table:table-cell>
          <table:table-cell office:value-type="float" office:value="10.018" calcext:value-type="float">
            <text:p>10,018</text:p>
          </table:table-cell>
          <table:table-cell office:value-type="float" office:value="10.127" calcext:value-type="float">
            <text:p>10,127</text:p>
          </table:table-cell>
          <table:table-cell office:value-type="string" calcext:value-type="string">
            <text:p>pos-101-2L-NEXT-drop-0,2-rec_drop-0,2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2.418" calcext:value-type="float">
            <text:p>22,418</text:p>
          </table:table-cell>
          <table:table-cell office:value-type="float" office:value="22.134" calcext:value-type="float">
            <text:p>22,134</text:p>
          </table:table-cell>
          <table:table-cell office:value-type="string" calcext:value-type="string">
            <text:p>det-2L-smooth-29-8-NEXT-norm</text:p>
          </table:table-cell>
          <table:table-cell office:value-type="float" office:value="10.076" calcext:value-type="float">
            <text:p>10,076</text:p>
          </table:table-cell>
          <table:table-cell office:value-type="float" office:value="10.021" calcext:value-type="float">
            <text:p>10,021</text:p>
          </table:table-cell>
          <table:table-cell office:value-type="string" calcext:value-type="string">
            <text:p>det-2L-NEXT-drop-0,4-rec_drop-0,4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2.564" calcext:value-type="float">
            <text:p>22,564</text:p>
          </table:table-cell>
          <table:table-cell office:value-type="float" office:value="21.871" calcext:value-type="float">
            <text:p>21,871</text:p>
          </table:table-cell>
          <table:table-cell office:value-type="string" calcext:value-type="string">
            <text:p>pos-101-2L-NEXT-drop-0,05-rec_drop-0,05-norm</text:p>
          </table:table-cell>
          <table:table-cell office:value-type="float" office:value="10.076" calcext:value-type="float">
            <text:p>10,076</text:p>
          </table:table-cell>
          <table:table-cell office:value-type="float" office:value="9.916" calcext:value-type="float">
            <text:p>9,916</text:p>
          </table:table-cell>
          <table:table-cell office:value-type="string" calcext:value-type="string">
            <text:p>det-2L-NEXT-drop-0,3-rec_drop-0,3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2.344" calcext:value-type="float">
            <text:p>22,344</text:p>
          </table:table-cell>
          <table:table-cell office:value-type="float" office:value="21.739" calcext:value-type="float">
            <text:p>21,739</text:p>
          </table:table-cell>
          <table:table-cell office:value-type="string" calcext:value-type="string">
            <text:p>det-2L-smooth-29-6-NEXT-norm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float" office:value="21.465" calcext:value-type="float">
            <text:p>21,465</text:p>
          </table:table-cell>
          <table:table-cell office:value-type="float" office:value="20.817" calcext:value-type="float">
            <text:p>20,817</text:p>
          </table:table-cell>
          <table:table-cell office:value-type="string" calcext:value-type="string">
            <text:p>det-2L-smooth-29-5-NEXT-norm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float" office:value="16.923" calcext:value-type="float">
            <text:p>16,923</text:p>
          </table:table-cell>
          <table:table-cell office:value-type="float" office:value="17.128" calcext:value-type="float">
            <text:p>17,128</text:p>
          </table:table-cell>
          <table:table-cell office:value-type="string" calcext:value-type="string">
            <text:p>pos-101-2L-NEXT-norm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float" office:value="12.527" calcext:value-type="float">
            <text:p>12,527</text:p>
          </table:table-cell>
          <table:table-cell office:value-type="float" office:value="12.516" calcext:value-type="float">
            <text:p>12,516</text:p>
          </table:table-cell>
          <table:table-cell office:value-type="string" calcext:value-type="string">
            <text:p>det-4L-NEXT-norm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float" office:value="12.674" calcext:value-type="float">
            <text:p>12,674</text:p>
          </table:table-cell>
          <table:table-cell office:value-type="float" office:value="12.385" calcext:value-type="float">
            <text:p>12,385</text:p>
          </table:table-cell>
          <table:table-cell office:value-type="string" calcext:value-type="string">
            <text:p>det-2L-NEXT-drop-0,4-rec_drop-0,4-norm</text:p>
          </table:table-cell>
          <table:table-cell table:number-columns-repeated="997"/>
        </table:table-row>
        <table:table-row table:style-name="ro2" table:number-rows-repeated="10484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vided by tests" table:style-name="ta1">
        <table:table-column table:style-name="co36" table:default-cell-style-name="ce262"/>
        <table:table-column table:style-name="co37" table:default-cell-style-name="ce450"/>
        <table:table-column table:style-name="co38" table:default-cell-style-name="ce453"/>
        <table:table-column table:style-name="co22" table:default-cell-style-name="ce308"/>
        <table:table-column table:style-name="co23" table:default-cell-style-name="ce316"/>
        <table:table-column table:style-name="co39" table:default-cell-style-name="ce321"/>
        <table:table-column table:style-name="co22" table:default-cell-style-name="ce326"/>
        <table:table-column table:style-name="co23" table:default-cell-style-name="ce326"/>
        <table:table-column table:style-name="co40" table:default-cell-style-name="ce326"/>
        <table:table-column table:style-name="co22" table:default-cell-style-name="ce400"/>
        <table:table-column table:style-name="co23" table:default-cell-style-name="ce400"/>
        <table:table-column table:style-name="co41" table:default-cell-style-name="ce400"/>
        <table:table-column table:style-name="co42" table:number-columns-repeated="2" table:default-cell-style-name="ce400"/>
        <table:table-column table:style-name="co43" table:default-cell-style-name="ce400"/>
        <table:table-column table:style-name="co5" table:number-columns-repeated="2" table:default-cell-style-name="Default"/>
        <table:table-column table:style-name="co44" table:default-cell-style-name="Default"/>
        <table:table-column table:style-name="co5" table:number-columns-repeated="2" table:default-cell-style-name="Default"/>
        <table:table-column table:style-name="co41" table:default-cell-style-name="Default"/>
        <table:table-column table:style-name="co5" table:number-columns-repeated="1000" table:default-cell-style-name="Default"/>
        <table:table-row table:style-name="ro10">
          <table:table-cell table:style-name="ce292"/>
          <table:table-cell table:style-name="ce295"/>
          <table:table-cell table:style-name="ce292"/>
          <table:table-cell table:style-name="ce302" office:value-type="string" calcext:value-type="string" table:number-columns-spanned="3" table:number-rows-spanned="1">
            <text:p>relativeToNextFrame</text:p>
          </table:table-cell>
          <table:covered-table-cell table:style-name="ce309"/>
          <table:covered-table-cell table:style-name="ce317"/>
          <table:table-cell table:style-name="ce322" office:value-type="string" calcext:value-type="string" table:number-columns-spanned="3" table:number-rows-spanned="1">
            <text:p>relativeToPointDistances</text:p>
          </table:table-cell>
          <table:covered-table-cell table:number-columns-repeated="2" table:style-name="ce344"/>
          <table:table-cell table:style-name="ce396" office:value-type="string" calcext:value-type="string" table:number-columns-spanned="3" table:number-rows-spanned="1">
            <text:p>relativeToUpperMiddleBottomCentersOfVideo</text:p>
          </table:table-cell>
          <table:covered-table-cell table:number-columns-repeated="2" table:style-name="ce401"/>
          <table:table-cell table:style-name="ce500" table:number-columns-repeated="3"/>
          <table:table-cell table:style-name="ce292" table:number-columns-repeated="1006"/>
        </table:table-row>
        <table:table-row table:style-name="ro9">
          <table:table-cell table:style-name="ce293"/>
          <table:table-cell table:style-name="ce240"/>
          <table:table-cell table:style-name="ce293"/>
          <table:table-cell table:style-name="ce271" office:value-type="string" calcext:value-type="string">
            <text:p>val_acc %</text:p>
          </table:table-cell>
          <table:table-cell table:style-name="ce310" office:value-type="string" calcext:value-type="string">
            <text:p>test_acc %</text:p>
          </table:table-cell>
          <table:table-cell table:style-name="ce318"/>
          <table:table-cell table:style-name="ce323" office:value-type="string" calcext:value-type="string">
            <text:p>val_acc %</text:p>
          </table:table-cell>
          <table:table-cell table:style-name="ce387" office:value-type="string" calcext:value-type="string">
            <text:p>test_acc %</text:p>
          </table:table-cell>
          <table:table-cell table:style-name="ce394"/>
          <table:table-cell table:style-name="ce323" office:value-type="string" calcext:value-type="string">
            <text:p>val_acc %</text:p>
          </table:table-cell>
          <table:table-cell table:style-name="ce387" office:value-type="string" calcext:value-type="string">
            <text:p>test_acc %</text:p>
          </table:table-cell>
          <table:table-cell table:style-name="ce498"/>
          <table:table-cell table:number-columns-repeated="3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Top-models</text:p>
          </table:table-cell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Senesi</text:p>
          </table:table-cell>
          <table:table-cell table:number-columns-repeated="1000"/>
        </table:table-row>
        <table:table-row table:style-name="ro6">
          <table:table-cell table:style-name="ce294" office:value-type="string" calcext:value-type="string" table:number-columns-spanned="1" table:number-rows-spanned="43">
            <text:p>Top-models</text:p>
          </table:table-cell>
          <table:table-cell table:style-name="ce296" office:value-type="string" calcext:value-type="string" table:number-columns-spanned="1" table:number-rows-spanned="21">
            <text:p>Detectron</text:p>
          </table:table-cell>
          <table:table-cell table:style-name="ce299" office:value-type="string" calcext:value-type="string" table:number-columns-spanned="1" table:number-rows-spanned="10">
            <text:p>4 layers</text:p>
          </table:table-cell>
          <table:table-cell table:style-name="ce303" office:value-type="float" office:value="95.311" calcext:value-type="float">
            <text:p>95,311</text:p>
          </table:table-cell>
          <table:table-cell table:style-name="ce311" office:value-type="float" office:value="94.071" calcext:value-type="float">
            <text:p>94,071</text:p>
          </table:table-cell>
          <table:table-cell table:style-name="ce319" office:value-type="string" calcext:value-type="string">
            <text:p>Detectron2-4L-BEST-relativeToNextFrame</text:p>
          </table:table-cell>
          <table:table-cell table:style-name="ce304" office:value-type="float" office:value="94.212" calcext:value-type="float">
            <text:p>94,212</text:p>
          </table:table-cell>
          <table:table-cell table:style-name="ce388" office:value-type="float" office:value="92.49" calcext:value-type="float">
            <text:p>92,49</text:p>
          </table:table-cell>
          <table:table-cell table:style-name="ce395" office:value-type="string" calcext:value-type="string">
            <text:p>Detectron2-4L-smooth-29-9-relativeToPointDistances</text:p>
          </table:table-cell>
          <table:table-cell table:style-name="ce304" office:value-type="float" office:value="93.993" calcext:value-type="float">
            <text:p>93,993</text:p>
          </table:table-cell>
          <table:table-cell table:style-name="ce402" office:value-type="float" office:value="92.885" calcext:value-type="float">
            <text:p>92,885</text:p>
          </table:table-cell>
          <table:table-cell table:style-name="ce499" office:value-type="string" calcext:value-type="string">
            <text:p>Detectron2-4L-smooth-29-5-relativeToUpperMiddleBottomCentersOfVideo</text:p>
          </table:table-cell>
          <table:table-cell table:number-columns-repeated="3"/>
          <table:table-cell table:style-name="ce286" office:value-type="float" office:value="95.311" calcext:value-type="float">
            <text:p>95,311</text:p>
          </table:table-cell>
          <table:table-cell table:style-name="ce286" office:value-type="float" office:value="94.071" calcext:value-type="float">
            <text:p>94,071</text:p>
          </table:table-cell>
          <table:table-cell table:style-name="ce286" office:value-type="string" calcext:value-type="string">
            <text:p>Detectron2-4L-BEST-relativeToNextFrame-norm</text:p>
          </table:table-cell>
          <table:table-cell table:style-name="ce251" office:value-type="float" office:value="95.841" calcext:value-type="float">
            <text:p>95,841</text:p>
          </table:table-cell>
          <table:table-cell table:style-name="ce262" office:value-type="float" office:value="95.675" calcext:value-type="float">
            <text:p>95,675</text:p>
          </table:table-cell>
          <table:table-cell table:style-name="ce270" office:value-type="string" calcext:value-type="string">
            <text:p>Detectron2-4L-removeZerosFromDataset-smooth-29-8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4" office:value-type="float" office:value="94.652" calcext:value-type="float">
            <text:p>94,652</text:p>
          </table:table-cell>
          <table:table-cell table:style-name="ce312" office:value-type="float" office:value="92.622" calcext:value-type="float">
            <text:p>92,622</text:p>
          </table:table-cell>
          <table:table-cell table:style-name="ce320" office:value-type="string" calcext:value-type="string">
            <text:p>Detectron2-4L-relativeToNextFrame</text:p>
          </table:table-cell>
          <table:table-cell table:style-name="ce324" office:value-type="float" office:value="93.26" calcext:value-type="float">
            <text:p>93,26</text:p>
          </table:table-cell>
          <table:table-cell table:style-name="ce389" office:value-type="float" office:value="91.436" calcext:value-type="float">
            <text:p>91,436</text:p>
          </table:table-cell>
          <table:table-cell table:style-name="ce389" office:value-type="string" calcext:value-type="string">
            <text:p>Detectron2-4L-relativeToPointDistances</text:p>
          </table:table-cell>
          <table:table-cell table:style-name="ce304" office:value-type="float" office:value="92.674" calcext:value-type="float">
            <text:p>92,674</text:p>
          </table:table-cell>
          <table:table-cell table:style-name="ce402" office:value-type="float" office:value="92.49" calcext:value-type="float">
            <text:p>92,49</text:p>
          </table:table-cell>
          <table:table-cell table:style-name="ce402" office:value-type="string" calcext:value-type="string">
            <text:p>Detectron2-4L-smooth-29-9-relativeToUpperMiddleBottomCentersOfVideo</text:p>
          </table:table-cell>
          <table:table-cell table:number-columns-repeated="3"/>
          <table:table-cell table:style-name="ce286" office:value-type="float" office:value="93.993" calcext:value-type="float">
            <text:p>93,993</text:p>
          </table:table-cell>
          <table:table-cell table:style-name="ce286" office:value-type="float" office:value="92.885" calcext:value-type="float">
            <text:p>92,885</text:p>
          </table:table-cell>
          <table:table-cell table:style-name="ce286" office:value-type="string" calcext:value-type="string">
            <text:p>Detectron2-4L-smooth-29-5-relativeToUpperMiddleBottomCentersOfVideo-norm</text:p>
          </table:table-cell>
          <table:table-cell table:style-name="ce251" office:value-type="float" office:value="96.778" calcext:value-type="float">
            <text:p>96,778</text:p>
          </table:table-cell>
          <table:table-cell table:style-name="ce262" office:value-type="float" office:value="95.042" calcext:value-type="float">
            <text:p>95,042</text:p>
          </table:table-cell>
          <table:table-cell table:style-name="ce270" office:value-type="string" calcext:value-type="string">
            <text:p>Detectron2-4L-removeZerosFromDataset-smooth-29-9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4" office:value-type="float" office:value="92.015" calcext:value-type="float">
            <text:p>92,015</text:p>
          </table:table-cell>
          <table:table-cell table:style-name="ce388" office:value-type="float" office:value="91.041" calcext:value-type="float">
            <text:p>91,041</text:p>
          </table:table-cell>
          <table:table-cell table:style-name="ce388" office:value-type="string" calcext:value-type="string">
            <text:p>Detectron2-4L-smooth-29-4-relativeToPointDistances</text:p>
          </table:table-cell>
          <table:table-cell table:style-name="ce304" office:value-type="float" office:value="94.139" calcext:value-type="float">
            <text:p>94,139</text:p>
          </table:table-cell>
          <table:table-cell table:style-name="ce402" office:value-type="float" office:value="92.095" calcext:value-type="float">
            <text:p>92,095</text:p>
          </table:table-cell>
          <table:table-cell table:style-name="ce402" office:value-type="string" calcext:value-type="string">
            <text:p>Detectron2-4L-smooth-29-7-relativeToUpperMiddleBottomCentersOfVideo</text:p>
          </table:table-cell>
          <table:table-cell table:number-columns-repeated="3"/>
          <table:table-cell table:style-name="ce286" office:value-type="float" office:value="93.846" calcext:value-type="float">
            <text:p>93,846</text:p>
          </table:table-cell>
          <table:table-cell table:style-name="ce286" office:value-type="float" office:value="92.622" calcext:value-type="float">
            <text:p>92,622</text:p>
          </table:table-cell>
          <table:table-cell table:style-name="ce286" office:value-type="string" calcext:value-type="string">
            <text:p>Detectron2-3L-removeZerosFromDataset-smooth-29-9-relativeToUpperMiddleBottomCentersOfVideo-norm</text:p>
          </table:table-cell>
          <table:table-cell table:style-name="ce251" office:value-type="float" office:value="96.075" calcext:value-type="float">
            <text:p>96,075</text:p>
          </table:table-cell>
          <table:table-cell table:style-name="ce262" office:value-type="float" office:value="94.831" calcext:value-type="float">
            <text:p>94,831</text:p>
          </table:table-cell>
          <table:table-cell table:style-name="ce270" office:value-type="string" calcext:value-type="string">
            <text:p>Detectron2-4L-removeZerosFromDataset-smooth-29-4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24" office:value-type="float" office:value="92.674" calcext:value-type="float">
            <text:p>92,674</text:p>
          </table:table-cell>
          <table:table-cell table:style-name="ce388" office:value-type="float" office:value="91.041" calcext:value-type="float">
            <text:p>91,041</text:p>
          </table:table-cell>
          <table:table-cell table:style-name="ce388" office:value-type="string" calcext:value-type="string">
            <text:p>Detectron2-4L-smooth-29-5-relativeToPointDistances</text:p>
          </table:table-cell>
          <table:table-cell table:style-name="ce305" office:value-type="float" office:value="92.527" calcext:value-type="float">
            <text:p>92,527</text:p>
          </table:table-cell>
          <table:table-cell table:style-name="ce409" office:value-type="float" office:value="89.723" calcext:value-type="float">
            <text:p>89,723</text:p>
          </table:table-cell>
          <table:table-cell table:style-name="ce409" office:value-type="string" calcext:value-type="string">
            <text:p>Detectron2-4L-smooth-29-3-relativeToUpperMiddleBottomCentersOfVideo</text:p>
          </table:table-cell>
          <table:table-cell table:number-columns-repeated="3"/>
          <table:table-cell table:style-name="ce287" office:value-type="float" office:value="94.652" calcext:value-type="float">
            <text:p>94,652</text:p>
          </table:table-cell>
          <table:table-cell table:style-name="ce287" office:value-type="float" office:value="92.622" calcext:value-type="float">
            <text:p>92,622</text:p>
          </table:table-cell>
          <table:table-cell table:style-name="ce287" office:value-type="string" calcext:value-type="string">
            <text:p>Detectron2-4L-relativeToNextFrame-norm</text:p>
          </table:table-cell>
          <table:table-cell table:style-name="ce251" office:value-type="float" office:value="95.899" calcext:value-type="float">
            <text:p>95,899</text:p>
          </table:table-cell>
          <table:table-cell table:style-name="ce262" office:value-type="float" office:value="94.726" calcext:value-type="float">
            <text:p>94,726</text:p>
          </table:table-cell>
          <table:table-cell table:style-name="ce270" office:value-type="string" calcext:value-type="string">
            <text:p>Detectron2-4L-removeZerosFromDataset-smooth-29-2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24" office:value-type="float" office:value="91.575" calcext:value-type="float">
            <text:p>91,575</text:p>
          </table:table-cell>
          <table:table-cell table:style-name="ce389" office:value-type="float" office:value="90.909" calcext:value-type="float">
            <text:p>90,909</text:p>
          </table:table-cell>
          <table:table-cell table:style-name="ce389" office:value-type="string" calcext:value-type="string">
            <text:p>Detectron2-4L-smooth-29-2-relativeToPointDistances</text:p>
          </table:table-cell>
          <table:table-cell table:style-name="ce289" office:value-type="float" office:value="92.527" calcext:value-type="float">
            <text:p>92,527</text:p>
          </table:table-cell>
          <table:table-cell table:style-name="ce289" office:value-type="float" office:value="89.723" calcext:value-type="float">
            <text:p>89,723</text:p>
          </table:table-cell>
          <table:table-cell table:style-name="ce289" office:value-type="string" calcext:value-type="string">
            <text:p>Detectron2-4L-smooth-29-3-relativeToUpperMiddleBottomCentersOfVideo-norm</text:p>
          </table:table-cell>
          <table:table-cell table:number-columns-repeated="3"/>
          <table:table-cell table:style-name="ce288" office:value-type="float" office:value="94.212" calcext:value-type="float">
            <text:p>94,212</text:p>
          </table:table-cell>
          <table:table-cell table:style-name="ce288" office:value-type="float" office:value="92.49" calcext:value-type="float">
            <text:p>92,49</text:p>
          </table:table-cell>
          <table:table-cell table:style-name="ce288" office:value-type="string" calcext:value-type="string">
            <text:p>Detectron2-4L-smooth-29-9-relativeToPointDistances-norm</text:p>
          </table:table-cell>
          <table:table-cell table:style-name="ce251" office:value-type="float" office:value="95.723" calcext:value-type="float">
            <text:p>95,723</text:p>
          </table:table-cell>
          <table:table-cell table:style-name="ce262" office:value-type="float" office:value="94.304" calcext:value-type="float">
            <text:p>94,304</text:p>
          </table:table-cell>
          <table:table-cell table:style-name="ce270" office:value-type="string" calcext:value-type="string">
            <text:p>Detectron2-4L-removeZerosFromDataset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454"/>
          <table:table-cell table:style-name="ce305"/>
          <table:table-cell table:style-name="ce313" table:number-columns-repeated="2"/>
          <table:table-cell table:style-name="ce324" office:value-type="float" office:value="91.575" calcext:value-type="float">
            <text:p>91,575</text:p>
          </table:table-cell>
          <table:table-cell table:style-name="ce389" office:value-type="float" office:value="90.909" calcext:value-type="float">
            <text:p>90,909</text:p>
          </table:table-cell>
          <table:table-cell table:style-name="ce389" office:value-type="string" calcext:value-type="string">
            <text:p>Detectron2-4L-smooth-29-3-relativeToPointDistances</text:p>
          </table:table-cell>
          <table:table-cell table:style-name="ce305"/>
          <table:table-cell table:style-name="ce409" table:number-columns-repeated="2"/>
          <table:table-cell table:number-columns-repeated="3"/>
          <table:table-cell table:style-name="ce286" office:value-type="float" office:value="92.674" calcext:value-type="float">
            <text:p>92,674</text:p>
          </table:table-cell>
          <table:table-cell table:style-name="ce286" office:value-type="float" office:value="92.49" calcext:value-type="float">
            <text:p>92,49</text:p>
          </table:table-cell>
          <table:table-cell table:style-name="ce286" office:value-type="string" calcext:value-type="string">
            <text:p>Detectron2-4L-smooth-29-9-relativeToUpperMiddleBottomCentersOfVideo-norm</text:p>
          </table:table-cell>
          <table:table-cell table:style-name="ce251" office:value-type="float" office:value="96.075" calcext:value-type="float">
            <text:p>96,075</text:p>
          </table:table-cell>
          <table:table-cell table:style-name="ce262" office:value-type="float" office:value="94.304" calcext:value-type="float">
            <text:p>94,304</text:p>
          </table:table-cell>
          <table:table-cell table:style-name="ce270" office:value-type="string" calcext:value-type="string">
            <text:p>Detectron2-4L-removeZerosFromDataset-smooth-29-6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 office:value-type="float" office:value="90.403" calcext:value-type="float">
            <text:p>90,403</text:p>
          </table:table-cell>
          <table:table-cell table:style-name="ce390" office:value-type="float" office:value="89.065" calcext:value-type="float">
            <text:p>89,065</text:p>
          </table:table-cell>
          <table:table-cell table:style-name="ce390" office:value-type="string" calcext:value-type="string">
            <text:p>Detectron2-4L-smooth-29-1-relativeToPointDistances</text:p>
          </table:table-cell>
          <table:table-cell table:style-name="ce305"/>
          <table:table-cell table:style-name="ce409" table:number-columns-repeated="2"/>
          <table:table-cell table:number-columns-repeated="3"/>
          <table:table-cell table:style-name="ce286" office:value-type="float" office:value="93.26" calcext:value-type="float">
            <text:p>93,26</text:p>
          </table:table-cell>
          <table:table-cell table:style-name="ce286" office:value-type="float" office:value="92.227" calcext:value-type="float">
            <text:p>92,227</text:p>
          </table:table-cell>
          <table:table-cell table:style-name="ce286" office:value-type="string" calcext:value-type="string">
            <text:p>Detectron2-3L-removeZerosFromDataset-smooth-29-7-relativeToUpperMiddleBottomCentersOfVideo-norm</text:p>
          </table:table-cell>
          <table:table-cell table:style-name="ce251" office:value-type="float" office:value="95.841" calcext:value-type="float">
            <text:p>95,841</text:p>
          </table:table-cell>
          <table:table-cell table:style-name="ce262" office:value-type="float" office:value="94.304" calcext:value-type="float">
            <text:p>94,304</text:p>
          </table:table-cell>
          <table:table-cell table:style-name="ce270" office:value-type="string" calcext:value-type="string">
            <text:p>Detectron2-4L-removeZerosFromDataset-smooth-29-7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ce501" office:value-type="float" office:value="93.846" calcext:value-type="float">
            <text:p>93,846</text:p>
          </table:table-cell>
          <table:table-cell table:style-name="ce501" office:value-type="float" office:value="92.622" calcext:value-type="float">
            <text:p>92,622</text:p>
          </table:table-cell>
          <table:table-cell table:style-name="ce504" office:value-type="string" calcext:value-type="string">
            <text:p>Detectron2-3L-smooth-29-9-relativeToUpperMiddleBottomCentersOfVideo</text:p>
          </table:table-cell>
          <table:table-cell table:style-name="ce286" office:value-type="float" office:value="94.139" calcext:value-type="float">
            <text:p>94,139</text:p>
          </table:table-cell>
          <table:table-cell table:style-name="ce286" office:value-type="float" office:value="92.095" calcext:value-type="float">
            <text:p>92,095</text:p>
          </table:table-cell>
          <table:table-cell table:style-name="ce286" office:value-type="string" calcext:value-type="string">
            <text:p>Detectron2-4L-smooth-29-7-relativeToUpperMiddleBottomCentersOfVideo-norm</text:p>
          </table:table-cell>
          <table:table-cell table:style-name="ce251" office:value-type="float" office:value="95.958" calcext:value-type="float">
            <text:p>95,958</text:p>
          </table:table-cell>
          <table:table-cell table:style-name="ce262" office:value-type="float" office:value="94.198" calcext:value-type="float">
            <text:p>94,198</text:p>
          </table:table-cell>
          <table:table-cell table:style-name="ce270" office:value-type="string" calcext:value-type="string">
            <text:p>Detectron2-4L-relativeToNextFrame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 table:style-name="ce454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ce501" office:value-type="float" office:value="93.26" calcext:value-type="float">
            <text:p>93,26</text:p>
          </table:table-cell>
          <table:table-cell table:style-name="ce501" office:value-type="float" office:value="92.227" calcext:value-type="float">
            <text:p>92,227</text:p>
          </table:table-cell>
          <table:table-cell table:style-name="ce504" office:value-type="string" calcext:value-type="string">
            <text:p>Detectron2-3L-smooth-29-7-relativeToUpperMiddleBottomCentersOfVideo</text:p>
          </table:table-cell>
          <table:table-cell table:style-name="ce286" office:value-type="float" office:value="92.454" calcext:value-type="float">
            <text:p>92,454</text:p>
          </table:table-cell>
          <table:table-cell table:style-name="ce286" office:value-type="float" office:value="91.831" calcext:value-type="float">
            <text:p>91,831</text:p>
          </table:table-cell>
          <table:table-cell table:style-name="ce286" office:value-type="string" calcext:value-type="string">
            <text:p>Detectron2-3L-removeZerosFromDataset-smooth-29-5-relativeToUpperMiddleBottomCentersOfVideo-norm</text:p>
          </table:table-cell>
          <table:table-cell table:style-name="ce251" office:value-type="float" office:value="95.841" calcext:value-type="float">
            <text:p>95,841</text:p>
          </table:table-cell>
          <table:table-cell table:style-name="ce262" office:value-type="float" office:value="94.093" calcext:value-type="float">
            <text:p>94,093</text:p>
          </table:table-cell>
          <table:table-cell table:style-name="ce270" office:value-type="string" calcext:value-type="string">
            <text:p>Detectron2-4L-removeZerosFromDataset-smooth-29-5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454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ce502" office:value-type="float" office:value="92.454" calcext:value-type="float">
            <text:p>92,454</text:p>
          </table:table-cell>
          <table:table-cell table:style-name="ce502" office:value-type="float" office:value="91.831" calcext:value-type="float">
            <text:p>91,831</text:p>
          </table:table-cell>
          <table:table-cell table:style-name="ce505" office:value-type="string" calcext:value-type="string">
            <text:p>Detectron2-3L-smooth-29-5-relativeToUpperMiddleBottomCentersOfVideo</text:p>
          </table:table-cell>
          <table:table-cell table:style-name="ce288" office:value-type="float" office:value="91.502" calcext:value-type="float">
            <text:p>91,502</text:p>
          </table:table-cell>
          <table:table-cell table:style-name="ce288" office:value-type="float" office:value="91.7" calcext:value-type="float">
            <text:p>91,7</text:p>
          </table:table-cell>
          <table:table-cell table:style-name="ce288" office:value-type="string" calcext:value-type="string">
            <text:p>Detectron2-2L-smooth-29-8-relativeToPointDistances-norm</text:p>
          </table:table-cell>
          <table:table-cell table:style-name="ce251" office:value-type="float" office:value="95.489" calcext:value-type="float">
            <text:p>95,489</text:p>
          </table:table-cell>
          <table:table-cell table:style-name="ce262" office:value-type="float" office:value="94.093" calcext:value-type="float">
            <text:p>94,093</text:p>
          </table:table-cell>
          <table:table-cell table:style-name="ce270" office:value-type="string" calcext:value-type="string">
            <text:p>Detectron2-2L-removeZerosFromDataset-relativeToUpperMiddleBottomCentersOfVideo-norm</text:p>
          </table:table-cell>
          <table:table-cell table:number-columns-repeated="1000"/>
        </table:table-row>
        <table:table-row table:style-name="ro8">
          <table:covered-table-cell table:number-columns-repeated="2"/>
          <table:table-cell table:style-name="ce454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style-name="ce501" office:value-type="float" office:value="93.48" calcext:value-type="float">
            <text:p>93,48</text:p>
          </table:table-cell>
          <table:table-cell table:style-name="ce501" office:value-type="float" office:value="91.173" calcext:value-type="float">
            <text:p>91,173</text:p>
          </table:table-cell>
          <table:table-cell table:style-name="ce504" office:value-type="string" calcext:value-type="string">
            <text:p>Detectron2-3L-smooth-29-4-relativeToUpperMiddleBottomCentersOfVideo</text:p>
          </table:table-cell>
          <table:table-cell table:style-name="ce288" office:value-type="float" office:value="93.26" calcext:value-type="float">
            <text:p>93,26</text:p>
          </table:table-cell>
          <table:table-cell table:style-name="ce288" office:value-type="float" office:value="91.436" calcext:value-type="float">
            <text:p>91,436</text:p>
          </table:table-cell>
          <table:table-cell table:style-name="ce288" office:value-type="string" calcext:value-type="string">
            <text:p>Detectron2-4L-relativeToPointDistances-norm</text:p>
          </table:table-cell>
          <table:table-cell table:style-name="ce251" office:value-type="float" office:value="96.134" calcext:value-type="float">
            <text:p>96,134</text:p>
          </table:table-cell>
          <table:table-cell table:style-name="ce262" office:value-type="float" office:value="94.093" calcext:value-type="float">
            <text:p>94,093</text:p>
          </table:table-cell>
          <table:table-cell table:style-name="ce270" office:value-type="string" calcext:value-type="string">
            <text:p>Detectron2-4L-removeZerosFromDataset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table:style-name="ce299" office:value-type="string" calcext:value-type="string" table:number-columns-spanned="1" table:number-rows-spanned="10">
            <text:p>2 layers</text:p>
          </table:table-cell>
          <table:table-cell table:style-name="ce263" office:value-type="float" office:value="87.399" calcext:value-type="float">
            <text:p>87,399</text:p>
          </table:table-cell>
          <table:table-cell table:style-name="ce263" office:value-type="float" office:value="89.196" calcext:value-type="float">
            <text:p>89,196</text:p>
          </table:table-cell>
          <table:table-cell table:style-name="ce263" office:value-type="string" calcext:value-type="string">
            <text:p>Detectron2-2L-smooth-29-3-relativeToNextFrame-norm</text:p>
          </table:table-cell>
          <table:table-cell table:style-name="ce263" office:value-type="float" office:value="91.502" calcext:value-type="float">
            <text:p>91,502</text:p>
          </table:table-cell>
          <table:table-cell table:style-name="ce263" office:value-type="float" office:value="91.7" calcext:value-type="float">
            <text:p>91,7</text:p>
          </table:table-cell>
          <table:table-cell table:style-name="ce263" office:value-type="string" calcext:value-type="string">
            <text:p>Detectron2-2L-smooth-29-8-relativeToPointDistances-norm</text:p>
          </table:table-cell>
          <table:table-cell table:style-name="ce325" office:value-type="float" office:value="90.476" calcext:value-type="float">
            <text:p>90,476</text:p>
          </table:table-cell>
          <table:table-cell table:style-name="ce413" office:value-type="float" office:value="90.777" calcext:value-type="float">
            <text:p>90,777</text:p>
          </table:table-cell>
          <table:table-cell table:style-name="ce413" office:value-type="string" calcext:value-type="string">
            <text:p>Detectron2-2L-smooth-29-9-relativeToUpperMiddleBottomCentersOfVideo</text:p>
          </table:table-cell>
          <table:table-cell table:style-name="ce501" office:value-type="float" office:value="93.114" calcext:value-type="float">
            <text:p>93,114</text:p>
          </table:table-cell>
          <table:table-cell table:style-name="ce501" office:value-type="float" office:value="91.041" calcext:value-type="float">
            <text:p>91,041</text:p>
          </table:table-cell>
          <table:table-cell table:style-name="ce504" office:value-type="string" calcext:value-type="string">
            <text:p>Detectron2-3L-smooth-29-8-relativeToUpperMiddleBottomCentersOfVideo</text:p>
          </table:table-cell>
          <table:table-cell table:style-name="ce288" office:value-type="float" office:value="93.48" calcext:value-type="float">
            <text:p>93,48</text:p>
          </table:table-cell>
          <table:table-cell table:style-name="ce288" office:value-type="float" office:value="91.173" calcext:value-type="float">
            <text:p>91,173</text:p>
          </table:table-cell>
          <table:table-cell table:style-name="ce288" office:value-type="string" calcext:value-type="string">
            <text:p>Detectron2-3L-removeZerosFromDataset-smooth-29-4-relativeToUpperMiddleBottomCentersOfVideo-norm</text:p>
          </table:table-cell>
          <table:table-cell table:style-name="ce251" office:value-type="float" office:value="95.899" calcext:value-type="float">
            <text:p>95,899</text:p>
          </table:table-cell>
          <table:table-cell table:style-name="ce262" office:value-type="float" office:value="93.987" calcext:value-type="float">
            <text:p>93,987</text:p>
          </table:table-cell>
          <table:table-cell table:style-name="ce270" office:value-type="string" calcext:value-type="string">
            <text:p>Detectron2-2L-removeZerosFromDataset-smooth-29-8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263" office:value-type="float" office:value="90.037" calcext:value-type="float">
            <text:p>90,037</text:p>
          </table:table-cell>
          <table:table-cell table:style-name="ce263" office:value-type="float" office:value="88.142" calcext:value-type="float">
            <text:p>88,142</text:p>
          </table:table-cell>
          <table:table-cell table:style-name="ce263" office:value-type="string" calcext:value-type="string">
            <text:p>Detectron2-2L-smooth-29-9-relativeToNextFrame-norm</text:p>
          </table:table-cell>
          <table:table-cell table:style-name="ce325" office:value-type="float" office:value="91.429" calcext:value-type="float">
            <text:p>91,429</text:p>
          </table:table-cell>
          <table:table-cell table:style-name="ce392" office:value-type="float" office:value="90.909" calcext:value-type="float">
            <text:p>90,909</text:p>
          </table:table-cell>
          <table:table-cell table:style-name="ce392" office:value-type="string" calcext:value-type="string">
            <text:p>Detectron2-2L-smooth-29-9-relativeToPointDistances</text:p>
          </table:table-cell>
          <table:table-cell table:style-name="ce307" office:value-type="float" office:value="91.062" calcext:value-type="float">
            <text:p>91,062</text:p>
          </table:table-cell>
          <table:table-cell table:style-name="ce478" office:value-type="float" office:value="89.592" calcext:value-type="float">
            <text:p>89,592</text:p>
          </table:table-cell>
          <table:table-cell table:style-name="ce478" office:value-type="string" calcext:value-type="string">
            <text:p>Detectron2-2L-relativeToUpperMiddleBottomCentersOfVideo</text:p>
          </table:table-cell>
          <table:table-cell table:style-name="ce503" office:value-type="float" office:value="92.674" calcext:value-type="float">
            <text:p>92,674</text:p>
          </table:table-cell>
          <table:table-cell table:style-name="ce503" office:value-type="float" office:value="90.909" calcext:value-type="float">
            <text:p>90,909</text:p>
          </table:table-cell>
          <table:table-cell table:style-name="ce506" office:value-type="string" calcext:value-type="string">
            <text:p>Detectron2-3L-smooth-29-6-relativeToUpperMiddleBottomCentersOfVideo</text:p>
          </table:table-cell>
          <table:table-cell table:style-name="ce288" office:value-type="float" office:value="93.114" calcext:value-type="float">
            <text:p>93,114</text:p>
          </table:table-cell>
          <table:table-cell table:style-name="ce288" office:value-type="float" office:value="91.041" calcext:value-type="float">
            <text:p>91,041</text:p>
          </table:table-cell>
          <table:table-cell table:style-name="ce288" office:value-type="string" calcext:value-type="string">
            <text:p>Detectron2-3L-removeZerosFromDataset-smooth-29-8-relativeToUpperMiddleBottomCentersOfVideo-norm</text:p>
          </table:table-cell>
          <table:table-cell table:style-name="ce251" office:value-type="float" office:value="95.138" calcext:value-type="float">
            <text:p>95,138</text:p>
          </table:table-cell>
          <table:table-cell table:style-name="ce262" office:value-type="float" office:value="93.987" calcext:value-type="float">
            <text:p>93,987</text:p>
          </table:table-cell>
          <table:table-cell table:style-name="ce270" office:value-type="string" calcext:value-type="string">
            <text:p>Detectron2-2L-removeZerosFromDataset-smooth-29-6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263" office:value-type="float" office:value="87.399" calcext:value-type="float">
            <text:p>87,399</text:p>
          </table:table-cell>
          <table:table-cell table:style-name="ce263" office:value-type="float" office:value="87.747" calcext:value-type="float">
            <text:p>87,747</text:p>
          </table:table-cell>
          <table:table-cell table:style-name="ce263" office:value-type="string" calcext:value-type="string">
            <text:p>Detectron2-2L-smooth-29-7-relativeToNextFrame-norm</text:p>
          </table:table-cell>
          <table:table-cell table:style-name="ce263" office:value-type="float" office:value="92.015" calcext:value-type="float">
            <text:p>92,015</text:p>
          </table:table-cell>
          <table:table-cell table:style-name="ce263" office:value-type="float" office:value="89.855" calcext:value-type="float">
            <text:p>89,855</text:p>
          </table:table-cell>
          <table:table-cell table:style-name="ce263" office:value-type="string" calcext:value-type="string">
            <text:p>Detectron2-2L-relativeToPointDistances-norm</text:p>
          </table:table-cell>
          <table:table-cell table:style-name="ce307" office:value-type="float" office:value="90.842" calcext:value-type="float">
            <text:p>90,842</text:p>
          </table:table-cell>
          <table:table-cell table:style-name="ce478" office:value-type="float" office:value="89.328" calcext:value-type="float">
            <text:p>89,328</text:p>
          </table:table-cell>
          <table:table-cell table:style-name="ce478" office:value-type="string" calcext:value-type="string">
            <text:p>Detectron2-2L-smooth-29-5-relativeToUpperMiddleBottomCentersOfVideo</text:p>
          </table:table-cell>
          <table:table-cell table:number-columns-repeated="3"/>
          <table:table-cell table:style-name="ce288" office:value-type="float" office:value="92.015" calcext:value-type="float">
            <text:p>92,015</text:p>
          </table:table-cell>
          <table:table-cell table:style-name="ce288" office:value-type="float" office:value="91.041" calcext:value-type="float">
            <text:p>91,041</text:p>
          </table:table-cell>
          <table:table-cell table:style-name="ce288" office:value-type="string" calcext:value-type="string">
            <text:p>Detectron2-4L-smooth-29-4-relativeToPointDistances-norm</text:p>
          </table:table-cell>
          <table:table-cell table:style-name="ce251" office:value-type="float" office:value="94.142" calcext:value-type="float">
            <text:p>94,142</text:p>
          </table:table-cell>
          <table:table-cell table:style-name="ce262" office:value-type="float" office:value="93.882" calcext:value-type="float">
            <text:p>93,882</text:p>
          </table:table-cell>
          <table:table-cell table:style-name="ce270" office:value-type="string" calcext:value-type="string">
            <text:p>Detectron2-4L-removeZerosFromDataset-smooth-29-2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263" office:value-type="float" office:value="86.227" calcext:value-type="float">
            <text:p>86,227</text:p>
          </table:table-cell>
          <table:table-cell table:style-name="ce263" office:value-type="float" office:value="85.507" calcext:value-type="float">
            <text:p>85,507</text:p>
          </table:table-cell>
          <table:table-cell table:style-name="ce263" office:value-type="string" calcext:value-type="string">
            <text:p>Detectron2-2L-smooth-29-4-relativeToNextFrame-norm</text:p>
          </table:table-cell>
          <table:table-cell table:style-name="ce307" office:value-type="float" office:value="90.842" calcext:value-type="float">
            <text:p>90,842</text:p>
          </table:table-cell>
          <table:table-cell table:style-name="ce393" office:value-type="float" office:value="89.328" calcext:value-type="float">
            <text:p>89,328</text:p>
          </table:table-cell>
          <table:table-cell table:style-name="ce393" office:value-type="string" calcext:value-type="string">
            <text:p>Detectron2-2L-smooth-29-7-relativeToPointDistances</text:p>
          </table:table-cell>
          <table:table-cell table:style-name="ce307" office:value-type="float" office:value="91.429" calcext:value-type="float">
            <text:p>91,429</text:p>
          </table:table-cell>
          <table:table-cell table:style-name="ce478" office:value-type="float" office:value="89.328" calcext:value-type="float">
            <text:p>89,328</text:p>
          </table:table-cell>
          <table:table-cell table:style-name="ce478" office:value-type="string" calcext:value-type="string">
            <text:p>Detectron2-2L-smooth-29-7-relativeToUpperMiddleBottomCentersOfVideo</text:p>
          </table:table-cell>
          <table:table-cell table:number-columns-repeated="3"/>
          <table:table-cell table:style-name="ce289" office:value-type="float" office:value="92.674" calcext:value-type="float">
            <text:p>92,674</text:p>
          </table:table-cell>
          <table:table-cell table:style-name="ce289" office:value-type="float" office:value="91.041" calcext:value-type="float">
            <text:p>91,041</text:p>
          </table:table-cell>
          <table:table-cell table:style-name="ce289" office:value-type="string" calcext:value-type="string">
            <text:p>Detectron2-4L-smooth-29-5-relativeToPointDistances-norm</text:p>
          </table:table-cell>
          <table:table-cell table:style-name="ce251" office:value-type="float" office:value="94.962" calcext:value-type="float">
            <text:p>94,962</text:p>
          </table:table-cell>
          <table:table-cell table:style-name="ce262" office:value-type="float" office:value="93.671" calcext:value-type="float">
            <text:p>93,671</text:p>
          </table:table-cell>
          <table:table-cell table:style-name="ce270" office:value-type="string" calcext:value-type="string">
            <text:p>Detectron2-4L-removeZerosFromDataset-smooth-29-3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263" office:value-type="float" office:value="87.253" calcext:value-type="float">
            <text:p>87,253</text:p>
          </table:table-cell>
          <table:table-cell table:style-name="ce263" office:value-type="float" office:value="84.058" calcext:value-type="float">
            <text:p>84,058</text:p>
          </table:table-cell>
          <table:table-cell table:style-name="ce263" office:value-type="string" calcext:value-type="string">
            <text:p>Detectron2-2L-smooth-29-2-relativeToNextFrame-norm</text:p>
          </table:table-cell>
          <table:table-cell table:style-name="ce307" office:value-type="float" office:value="90.256" calcext:value-type="float">
            <text:p>90,256</text:p>
          </table:table-cell>
          <table:table-cell table:style-name="ce393" office:value-type="float" office:value="88.669" calcext:value-type="float">
            <text:p>88,669</text:p>
          </table:table-cell>
          <table:table-cell table:style-name="ce393" office:value-type="string" calcext:value-type="string">
            <text:p>Detectron2-2L-smooth-29-5-relativeToPointDistances</text:p>
          </table:table-cell>
          <table:table-cell table:style-name="ce307" office:value-type="float" office:value="89.524" calcext:value-type="float">
            <text:p>89,524</text:p>
          </table:table-cell>
          <table:table-cell table:style-name="ce478" office:value-type="float" office:value="89.065" calcext:value-type="float">
            <text:p>89,065</text:p>
          </table:table-cell>
          <table:table-cell table:style-name="ce478" office:value-type="string" calcext:value-type="string">
            <text:p>Detectron2-2L-smooth-29-4-relativeToUpperMiddleBottomCentersOfVideo</text:p>
          </table:table-cell>
          <table:table-cell table:number-columns-repeated="3"/>
          <table:table-cell table:style-name="ce289" office:value-type="float" office:value="91.429" calcext:value-type="float">
            <text:p>91,429</text:p>
          </table:table-cell>
          <table:table-cell table:style-name="ce289" office:value-type="float" office:value="90.909" calcext:value-type="float">
            <text:p>90,909</text:p>
          </table:table-cell>
          <table:table-cell table:style-name="ce289" office:value-type="string" calcext:value-type="string">
            <text:p>Detectron2-2L-smooth-29-9-relativeToPointDistances-norm</text:p>
          </table:table-cell>
          <table:table-cell table:style-name="ce251" office:value-type="float" office:value="95.489" calcext:value-type="float">
            <text:p>95,489</text:p>
          </table:table-cell>
          <table:table-cell table:style-name="ce262" office:value-type="float" office:value="93.565" calcext:value-type="float">
            <text:p>93,565</text:p>
          </table:table-cell>
          <table:table-cell table:style-name="ce270" office:value-type="string" calcext:value-type="string">
            <text:p>Detectron2-4L-removeZerosFromDataset-smooth-29-4-relativeToNextFrame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/>
          <table:table-cell table:style-name="ce263" office:value-type="float" office:value="84.835" calcext:value-type="float">
            <text:p>84,835</text:p>
          </table:table-cell>
          <table:table-cell table:style-name="ce263" office:value-type="float" office:value="82.477" calcext:value-type="float">
            <text:p>82,477</text:p>
          </table:table-cell>
          <table:table-cell table:style-name="ce263" office:value-type="string" calcext:value-type="string">
            <text:p>Detectron2-2L-smooth-29-1-relativeToNextFrame-norm</text:p>
          </table:table-cell>
          <table:table-cell table:style-name="ce288" office:value-type="float" office:value="91.502" calcext:value-type="float">
            <text:p>91,502</text:p>
          </table:table-cell>
          <table:table-cell table:style-name="ce288" office:value-type="float" office:value="91.7" calcext:value-type="float">
            <text:p>91,7</text:p>
          </table:table-cell>
          <table:table-cell table:style-name="ce288" office:value-type="string" calcext:value-type="string">
            <text:p>Detectron2-2L-smooth-29-8-relativeToPointDistances-norm</text:p>
          </table:table-cell>
          <table:table-cell table:style-name="ce307" office:value-type="float" office:value="90.183" calcext:value-type="float">
            <text:p>90,183</text:p>
          </table:table-cell>
          <table:table-cell table:style-name="ce478" office:value-type="float" office:value="88.933" calcext:value-type="float">
            <text:p>88,933</text:p>
          </table:table-cell>
          <table:table-cell table:style-name="ce478" office:value-type="string" calcext:value-type="string">
            <text:p>Detectron2-2L-smooth-29-3-relativeToUpperMiddleBottomCentersOfVideo</text:p>
          </table:table-cell>
          <table:table-cell table:style-name="Default" table:number-columns-repeated="3"/>
          <table:table-cell table:style-name="ce289" office:value-type="float" office:value="92.674" calcext:value-type="float">
            <text:p>92,674</text:p>
          </table:table-cell>
          <table:table-cell table:style-name="ce289" office:value-type="float" office:value="90.909" calcext:value-type="float">
            <text:p>90,909</text:p>
          </table:table-cell>
          <table:table-cell table:style-name="ce289" office:value-type="string" calcext:value-type="string">
            <text:p>Detectron2-3L-removeZerosFromDataset-smooth-29-6-relativeToUpperMiddleBottomCentersOfVideo-norm</text:p>
          </table:table-cell>
          <table:table-cell table:style-name="ce251" office:value-type="float" office:value="94.962" calcext:value-type="float">
            <text:p>94,962</text:p>
          </table:table-cell>
          <table:table-cell table:style-name="ce262" office:value-type="float" office:value="93.565" calcext:value-type="float">
            <text:p>93,565</text:p>
          </table:table-cell>
          <table:table-cell table:style-name="ce270" office:value-type="string" calcext:value-type="string">
            <text:p>Detectron2-2L-removeZerosFromDataset-smooth-29-2-relativeToUpperMiddleBottomCentersOfVideo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/>
          <table:table-cell table:style-name="ce307" office:value-type="float" office:value="23.15" calcext:value-type="float">
            <text:p>23,15</text:p>
          </table:table-cell>
          <table:table-cell table:style-name="ce315" office:value-type="float" office:value="23.188" calcext:value-type="float">
            <text:p>23,188</text:p>
          </table:table-cell>
          <table:table-cell table:style-name="ce315" office:value-type="string" calcext:value-type="string">
            <text:p>Detectron2-2L-relativeToNextFrame</text:p>
          </table:table-cell>
          <table:table-cell table:style-name="ce290" office:value-type="float" office:value="89.231" calcext:value-type="float">
            <text:p>89,231</text:p>
          </table:table-cell>
          <table:table-cell table:style-name="ce290" office:value-type="float" office:value="89.592" calcext:value-type="float">
            <text:p>89,592</text:p>
          </table:table-cell>
          <table:table-cell table:style-name="ce290" office:value-type="string" calcext:value-type="string">
            <text:p>Detectron2-2L-smooth-29-1-relativeToPointDistances-norm</text:p>
          </table:table-cell>
          <table:table-cell table:style-name="ce307" office:value-type="float" office:value="89.67" calcext:value-type="float">
            <text:p>89,67</text:p>
          </table:table-cell>
          <table:table-cell table:style-name="ce478" office:value-type="float" office:value="88.801" calcext:value-type="float">
            <text:p>88,801</text:p>
          </table:table-cell>
          <table:table-cell table:style-name="ce478" office:value-type="string" calcext:value-type="string">
            <text:p>Detectron2-2L-smooth-29-2-relativeToUpperMiddleBottomCentersOfVideo</text:p>
          </table:table-cell>
          <table:table-cell table:style-name="Default" table:number-columns-repeated="3"/>
          <table:table-cell table:style-name="ce289" office:value-type="float" office:value="91.575" calcext:value-type="float">
            <text:p>91,575</text:p>
          </table:table-cell>
          <table:table-cell table:style-name="ce289" office:value-type="float" office:value="90.909" calcext:value-type="float">
            <text:p>90,909</text:p>
          </table:table-cell>
          <table:table-cell table:style-name="ce289" office:value-type="string" calcext:value-type="string">
            <text:p>Detectron2-4L-smooth-29-2-relativeToPointDistances-norm</text:p>
          </table:table-cell>
          <table:table-cell table:style-name="ce251" office:value-type="float" office:value="95.372" calcext:value-type="float">
            <text:p>95,372</text:p>
          </table:table-cell>
          <table:table-cell table:style-name="ce262" office:value-type="float" office:value="93.354" calcext:value-type="float">
            <text:p>93,354</text:p>
          </table:table-cell>
          <table:table-cell table:style-name="ce270" office:value-type="string" calcext:value-type="string">
            <text:p>Detectron2-2L-removeZerosFromDataset-smooth-29-5-relativeToUpperMiddleBottomCentersOfVideo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/>
          <table:table-cell table:style-name="ce263" office:value-type="float" office:value="22.418" calcext:value-type="float">
            <text:p>22,418</text:p>
          </table:table-cell>
          <table:table-cell table:style-name="ce263" office:value-type="float" office:value="22.134" calcext:value-type="float">
            <text:p>22,134</text:p>
          </table:table-cell>
          <table:table-cell table:style-name="ce263" office:value-type="string" calcext:value-type="string">
            <text:p>Detectron2-2L-smooth-29-8-relativeToNextFrame-norm</text:p>
          </table:table-cell>
          <table:table-cell table:style-name="ce290" office:value-type="float" office:value="90.916" calcext:value-type="float">
            <text:p>90,916</text:p>
          </table:table-cell>
          <table:table-cell table:style-name="ce290" office:value-type="float" office:value="89.46" calcext:value-type="float">
            <text:p>89,46</text:p>
          </table:table-cell>
          <table:table-cell table:style-name="ce290" office:value-type="string" calcext:value-type="string">
            <text:p>Detectron2-2L-smooth-29-6-relativeToPointDistances-norm</text:p>
          </table:table-cell>
          <table:table-cell table:style-name="ce307" office:value-type="float" office:value="89.744" calcext:value-type="float">
            <text:p>89,744</text:p>
          </table:table-cell>
          <table:table-cell table:style-name="ce478" office:value-type="float" office:value="88.801" calcext:value-type="float">
            <text:p>88,801</text:p>
          </table:table-cell>
          <table:table-cell table:style-name="ce478" office:value-type="string" calcext:value-type="string">
            <text:p>Detectron2-2L-smooth-29-8-relativeToUpperMiddleBottomCentersOfVideo</text:p>
          </table:table-cell>
          <table:table-cell table:style-name="Default" table:number-columns-repeated="3"/>
          <table:table-cell table:style-name="ce289" office:value-type="float" office:value="91.575" calcext:value-type="float">
            <text:p>91,575</text:p>
          </table:table-cell>
          <table:table-cell table:style-name="ce289" office:value-type="float" office:value="90.909" calcext:value-type="float">
            <text:p>90,909</text:p>
          </table:table-cell>
          <table:table-cell table:style-name="ce289" office:value-type="string" calcext:value-type="string">
            <text:p>Detectron2-4L-smooth-29-3-relativeToPointDistances-norm</text:p>
          </table:table-cell>
          <table:table-cell table:style-name="ce251" office:value-type="float" office:value="95.138" calcext:value-type="float">
            <text:p>95,138</text:p>
          </table:table-cell>
          <table:table-cell table:style-name="ce262" office:value-type="float" office:value="93.354" calcext:value-type="float">
            <text:p>93,354</text:p>
          </table:table-cell>
          <table:table-cell table:style-name="ce270" office:value-type="string" calcext:value-type="string">
            <text:p>Detectron2-2L-removeZerosFromDataset-smooth-29-3-relativeToUpperMiddleBottomCentersOfVideo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 table:style-name="ce454"/>
          <table:table-cell table:style-name="ce263" office:value-type="float" office:value="22.344" calcext:value-type="float">
            <text:p>22,344</text:p>
          </table:table-cell>
          <table:table-cell table:style-name="ce263" office:value-type="float" office:value="21.739" calcext:value-type="float">
            <text:p>21,739</text:p>
          </table:table-cell>
          <table:table-cell table:style-name="ce263" office:value-type="string" calcext:value-type="string">
            <text:p>Detectron2-2L-smooth-29-6-relativeToNextFrame-norm</text:p>
          </table:table-cell>
          <table:table-cell table:style-name="ce290" office:value-type="float" office:value="90.33" calcext:value-type="float">
            <text:p>90,33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4-relativeToPointDistances-norm</text:p>
          </table:table-cell>
          <table:table-cell table:style-name="ce307" office:value-type="float" office:value="86.96" calcext:value-type="float">
            <text:p>86,96</text:p>
          </table:table-cell>
          <table:table-cell table:style-name="ce478" office:value-type="float" office:value="83.926" calcext:value-type="float">
            <text:p>83,926</text:p>
          </table:table-cell>
          <table:table-cell table:style-name="ce478" office:value-type="string" calcext:value-type="string">
            <text:p>Detectron2-2L-smooth-29-6-relativeToUpperMiddleBottomCentersOfVideo</text:p>
          </table:table-cell>
          <table:table-cell table:style-name="Default" table:number-columns-repeated="3"/>
          <table:table-cell table:style-name="ce289" office:value-type="float" office:value="90.476" calcext:value-type="float">
            <text:p>90,476</text:p>
          </table:table-cell>
          <table:table-cell table:style-name="ce289" office:value-type="float" office:value="90.777" calcext:value-type="float">
            <text:p>90,777</text:p>
          </table:table-cell>
          <table:table-cell table:style-name="ce289" office:value-type="string" calcext:value-type="string">
            <text:p>Detectron2-2L-smooth-29-9-relativeToUpperMiddleBottomCentersOfVideo-norm</text:p>
          </table:table-cell>
          <table:table-cell table:style-name="ce251" office:value-type="float" office:value="95.255" calcext:value-type="float">
            <text:p>95,255</text:p>
          </table:table-cell>
          <table:table-cell table:style-name="ce262" office:value-type="float" office:value="93.249" calcext:value-type="float">
            <text:p>93,249</text:p>
          </table:table-cell>
          <table:table-cell table:style-name="ce270" office:value-type="string" calcext:value-type="string">
            <text:p>Detectron2-2L-removeZerosFromDataset-smooth-29-4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454"/>
          <table:table-cell table:style-name="ce263" office:value-type="float" office:value="21.465" calcext:value-type="float">
            <text:p>21,465</text:p>
          </table:table-cell>
          <table:table-cell table:style-name="ce263" office:value-type="float" office:value="20.817" calcext:value-type="float">
            <text:p>20,817</text:p>
          </table:table-cell>
          <table:table-cell table:style-name="ce263" office:value-type="string" calcext:value-type="string">
            <text:p>Detectron2-2L-smooth-29-5-relativeToNextFrame-norm</text:p>
          </table:table-cell>
          <table:table-cell table:style-name="ce290" office:value-type="float" office:value="90.842" calcext:value-type="float">
            <text:p>90,842</text:p>
          </table:table-cell>
          <table:table-cell table:style-name="ce290" office:value-type="float" office:value="88.933" calcext:value-type="float">
            <text:p>88,933</text:p>
          </table:table-cell>
          <table:table-cell table:style-name="ce290" office:value-type="string" calcext:value-type="string">
            <text:p>Detectron2-2L-smooth-29-2-relativeToPointDistances-norm</text:p>
          </table:table-cell>
          <table:table-cell table:style-name="ce307" office:value-type="float" office:value="75.751" calcext:value-type="float">
            <text:p>75,751</text:p>
          </table:table-cell>
          <table:table-cell table:style-name="ce478" office:value-type="float" office:value="75.362" calcext:value-type="float">
            <text:p>75,362</text:p>
          </table:table-cell>
          <table:table-cell table:style-name="ce478" office:value-type="string" calcext:value-type="string">
            <text:p>Detectron2-2L-smooth-29-1-relativeToUpperMiddleBottomCentersOfVideo</text:p>
          </table:table-cell>
          <table:table-cell table:style-name="Default" table:number-columns-repeated="3"/>
          <table:table-cell table:style-name="ce289" office:value-type="float" office:value="91.355" calcext:value-type="float">
            <text:p>91,355</text:p>
          </table:table-cell>
          <table:table-cell table:style-name="ce289" office:value-type="float" office:value="90.777" calcext:value-type="float">
            <text:p>90,777</text:p>
          </table:table-cell>
          <table:table-cell table:style-name="ce289" office:value-type="string" calcext:value-type="string">
            <text:p>Detectron2-2L-smooth-29-3-relativeToPointDistances-norm</text:p>
          </table:table-cell>
          <table:table-cell table:style-name="ce251" office:value-type="float" office:value="95.255" calcext:value-type="float">
            <text:p>95,255</text:p>
          </table:table-cell>
          <table:table-cell table:style-name="ce262" office:value-type="float" office:value="93.249" calcext:value-type="float">
            <text:p>93,249</text:p>
          </table:table-cell>
          <table:table-cell table:style-name="ce270" office:value-type="string" calcext:value-type="string">
            <text:p>Detectron2-2L-removeZerosFromDataset-smooth-29-9-relativeToUpperMiddleBottomCentersOfVideo-norm</text:p>
          </table:table-cell>
          <table:table-cell table:number-columns-repeated="1000"/>
        </table:table-row>
        <table:table-row table:style-name="ro10">
          <table:covered-table-cell/>
          <table:table-cell/>
          <table:table-cell table:style-name="ce454"/>
          <table:table-cell table:style-name="ce306"/>
          <table:table-cell table:style-name="ce314" table:number-columns-repeated="2"/>
          <table:table-cell table:style-name="Default" table:number-columns-repeated="3"/>
          <table:table-cell table:style-name="ce397"/>
          <table:table-cell table:style-name="ce412" table:number-columns-repeated="2"/>
          <table:table-cell table:style-name="Default" table:number-columns-repeated="3"/>
          <table:table-cell table:style-name="ce289" office:value-type="float" office:value="92.015" calcext:value-type="float">
            <text:p>92,015</text:p>
          </table:table-cell>
          <table:table-cell table:style-name="ce289" office:value-type="float" office:value="89.855" calcext:value-type="float">
            <text:p>89,855</text:p>
          </table:table-cell>
          <table:table-cell table:style-name="ce289" office:value-type="string" calcext:value-type="string">
            <text:p>Detectron2-2L-relativeToPointDistances-norm</text:p>
          </table:table-cell>
          <table:table-cell table:style-name="ce251" office:value-type="float" office:value="94.552" calcext:value-type="float">
            <text:p>94,552</text:p>
          </table:table-cell>
          <table:table-cell table:style-name="ce262" office:value-type="float" office:value="93.249" calcext:value-type="float">
            <text:p>93,249</text:p>
          </table:table-cell>
          <table:table-cell table:style-name="ce270" office:value-type="string" calcext:value-type="string">
            <text:p>Detectron2-4L-removeZerosFromDataset-smooth-29-1-relativeToNextFrame-norm</text:p>
          </table:table-cell>
          <table:table-cell table:number-columns-repeated="1000"/>
        </table:table-row>
        <table:table-row table:style-name="ro2">
          <table:covered-table-cell/>
          <table:table-cell table:style-name="ce296" office:value-type="string" calcext:value-type="string" table:number-columns-spanned="1" table:number-rows-spanned="21">
            <text:p>PoseNet</text:p>
          </table:table-cell>
          <table:table-cell table:style-name="ce299" office:value-type="string" calcext:value-type="string" table:number-columns-spanned="1" table:number-rows-spanned="10">
            <text:p>4 layers</text:p>
          </table:table-cell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89" office:value-type="float" office:value="92.527" calcext:value-type="float">
            <text:p>92,527</text:p>
          </table:table-cell>
          <table:table-cell table:style-name="ce289" office:value-type="float" office:value="89.723" calcext:value-type="float">
            <text:p>89,723</text:p>
          </table:table-cell>
          <table:table-cell table:style-name="ce289" office:value-type="string" calcext:value-type="string">
            <text:p>Detectron2-4L-smooth-29-3-relativeToUpperMiddleBottomCentersOfVideo-norm</text:p>
          </table:table-cell>
          <table:table-cell table:style-name="ce251" office:value-type="float" office:value="94.318" calcext:value-type="float">
            <text:p>94,318</text:p>
          </table:table-cell>
          <table:table-cell table:style-name="ce262" office:value-type="float" office:value="93.143" calcext:value-type="float">
            <text:p>93,143</text:p>
          </table:table-cell>
          <table:table-cell table:style-name="ce270" office:value-type="string" calcext:value-type="string">
            <text:p>Detectron2-2L-removeZerosFromDataset-smooth-29-5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89" office:value-type="float" office:value="91.062" calcext:value-type="float">
            <text:p>91,062</text:p>
          </table:table-cell>
          <table:table-cell table:style-name="ce289" office:value-type="float" office:value="89.592" calcext:value-type="float">
            <text:p>89,592</text:p>
          </table:table-cell>
          <table:table-cell table:style-name="ce289" office:value-type="string" calcext:value-type="string">
            <text:p>Detectron2-2L-relativeToUpperMiddleBottomCentersOfVideo-norm</text:p>
          </table:table-cell>
          <table:table-cell table:style-name="ce251" office:value-type="float" office:value="95.723" calcext:value-type="float">
            <text:p>95,723</text:p>
          </table:table-cell>
          <table:table-cell table:style-name="ce262" office:value-type="float" office:value="93.143" calcext:value-type="float">
            <text:p>93,143</text:p>
          </table:table-cell>
          <table:table-cell table:style-name="ce270" office:value-type="string" calcext:value-type="string">
            <text:p>Detectron2-4L-removeZerosFromDataset-smooth-29-3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89.231" calcext:value-type="float">
            <text:p>89,231</text:p>
          </table:table-cell>
          <table:table-cell table:style-name="ce290" office:value-type="float" office:value="89.592" calcext:value-type="float">
            <text:p>89,592</text:p>
          </table:table-cell>
          <table:table-cell table:style-name="ce290" office:value-type="string" calcext:value-type="string">
            <text:p>Detectron2-2L-smooth-29-1-relativeToPointDistances-norm</text:p>
          </table:table-cell>
          <table:table-cell table:style-name="ce251" office:value-type="float" office:value="93.849" calcext:value-type="float">
            <text:p>93,849</text:p>
          </table:table-cell>
          <table:table-cell table:style-name="ce262" office:value-type="float" office:value="93.143" calcext:value-type="float">
            <text:p>93,143</text:p>
          </table:table-cell>
          <table:table-cell table:style-name="ce270" office:value-type="string" calcext:value-type="string">
            <text:p>Detectron2-2L-removeZerosFromDataset-smooth-29-8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916" calcext:value-type="float">
            <text:p>90,916</text:p>
          </table:table-cell>
          <table:table-cell table:style-name="ce290" office:value-type="float" office:value="89.46" calcext:value-type="float">
            <text:p>89,46</text:p>
          </table:table-cell>
          <table:table-cell table:style-name="ce290" office:value-type="string" calcext:value-type="string">
            <text:p>Detectron2-2L-smooth-29-6-relativeToPointDistances-norm</text:p>
          </table:table-cell>
          <table:table-cell table:style-name="ce251" office:value-type="float" office:value="93.673" calcext:value-type="float">
            <text:p>93,673</text:p>
          </table:table-cell>
          <table:table-cell table:style-name="ce262" office:value-type="float" office:value="93.143" calcext:value-type="float">
            <text:p>93,143</text:p>
          </table:table-cell>
          <table:table-cell table:style-name="ce270" office:value-type="string" calcext:value-type="string">
            <text:p>Detectron2-2L-removeZerosFromDataset-smooth-29-6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842" calcext:value-type="float">
            <text:p>90,842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7-relativeToPointDistances-norm</text:p>
          </table:table-cell>
          <table:table-cell table:style-name="ce251" office:value-type="float" office:value="95.782" calcext:value-type="float">
            <text:p>95,782</text:p>
          </table:table-cell>
          <table:table-cell table:style-name="ce262" office:value-type="float" office:value="93.038" calcext:value-type="float">
            <text:p>93,038</text:p>
          </table:table-cell>
          <table:table-cell table:style-name="ce270" office:value-type="string" calcext:value-type="string">
            <text:p>Detectron2-2L-removeZerosFromDataset-smooth-29-6-relativeToUpperMiddleBottomCentersOfVideo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 table:style-name="ce454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1.429" calcext:value-type="float">
            <text:p>91,429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7-relativeToUpperMiddleBottomCentersOfVideo-norm</text:p>
          </table:table-cell>
          <table:table-cell table:style-name="ce251" office:value-type="float" office:value="94.083" calcext:value-type="float">
            <text:p>94,083</text:p>
          </table:table-cell>
          <table:table-cell table:style-name="ce262" office:value-type="float" office:value="92.932" calcext:value-type="float">
            <text:p>92,932</text:p>
          </table:table-cell>
          <table:table-cell table:style-name="ce270" office:value-type="string" calcext:value-type="string">
            <text:p>Detectron2-2L-removeZerosFromDataset-smooth-29-3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842" calcext:value-type="float">
            <text:p>90,842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5-relativeToUpperMiddleBottomCentersOfVideo-norm</text:p>
          </table:table-cell>
          <table:table-cell table:style-name="ce251" office:value-type="float" office:value="94.962" calcext:value-type="float">
            <text:p>94,962</text:p>
          </table:table-cell>
          <table:table-cell table:style-name="ce262" office:value-type="float" office:value="92.932" calcext:value-type="float">
            <text:p>92,932</text:p>
          </table:table-cell>
          <table:table-cell table:style-name="ce270" office:value-type="string" calcext:value-type="string">
            <text:p>Detectron2-2L-removeZerosFromDataset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33" calcext:value-type="float">
            <text:p>90,33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4-relativeToPointDistances-norm</text:p>
          </table:table-cell>
          <table:table-cell table:style-name="ce251" office:value-type="float" office:value="95.021" calcext:value-type="float">
            <text:p>95,021</text:p>
          </table:table-cell>
          <table:table-cell table:style-name="ce262" office:value-type="float" office:value="92.932" calcext:value-type="float">
            <text:p>92,932</text:p>
          </table:table-cell>
          <table:table-cell table:style-name="ce270" office:value-type="string" calcext:value-type="string">
            <text:p>Detectron2-2L-removeZerosFromDataset-smooth-29-7-relativeToNextFrame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454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87.399" calcext:value-type="float">
            <text:p>87,399</text:p>
          </table:table-cell>
          <table:table-cell table:style-name="ce290" office:value-type="float" office:value="89.196" calcext:value-type="float">
            <text:p>89,196</text:p>
          </table:table-cell>
          <table:table-cell table:style-name="ce290" office:value-type="string" calcext:value-type="string">
            <text:p>Detectron2-2L-smooth-29-3-relativeToNextFrame-norm</text:p>
          </table:table-cell>
          <table:table-cell table:style-name="ce251" office:value-type="float" office:value="94.903" calcext:value-type="float">
            <text:p>94,903</text:p>
          </table:table-cell>
          <table:table-cell table:style-name="ce262" office:value-type="float" office:value="92.616" calcext:value-type="float">
            <text:p>92,616</text:p>
          </table:table-cell>
          <table:table-cell table:style-name="ce270" office:value-type="string" calcext:value-type="string">
            <text:p>Detectron2-2L-removeZerosFromDataset-smooth-29-7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454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403" calcext:value-type="float">
            <text:p>90,403</text:p>
          </table:table-cell>
          <table:table-cell table:style-name="ce290" office:value-type="float" office:value="89.065" calcext:value-type="float">
            <text:p>89,065</text:p>
          </table:table-cell>
          <table:table-cell table:style-name="ce290" office:value-type="string" calcext:value-type="string">
            <text:p>Detectron2-4L-smooth-29-1-relativeToPointDistances-norm</text:p>
          </table:table-cell>
          <table:table-cell table:style-name="ce251" office:value-type="float" office:value="93.966" calcext:value-type="float">
            <text:p>93,966</text:p>
          </table:table-cell>
          <table:table-cell table:style-name="ce262" office:value-type="float" office:value="92.616" calcext:value-type="float">
            <text:p>92,616</text:p>
          </table:table-cell>
          <table:table-cell table:style-name="ce270" office:value-type="string" calcext:value-type="string">
            <text:p>Detectron2-2L-removeZerosFromDataset-smooth-29-1-relativeToUpperMiddleBottomCentersOfVideo-norm</text:p>
          </table:table-cell>
          <table:table-cell table:number-columns-repeated="1000"/>
        </table:table-row>
        <table:table-row table:style-name="ro8">
          <table:covered-table-cell table:number-columns-repeated="2"/>
          <table:table-cell table:style-name="ce454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style-name="Default" table:number-columns-repeated="3"/>
          <table:table-cell table:style-name="ce290" office:value-type="float" office:value="89.524" calcext:value-type="float">
            <text:p>89,524</text:p>
          </table:table-cell>
          <table:table-cell table:style-name="ce290" office:value-type="float" office:value="89.065" calcext:value-type="float">
            <text:p>89,065</text:p>
          </table:table-cell>
          <table:table-cell table:style-name="ce290" office:value-type="string" calcext:value-type="string">
            <text:p>Detectron2-2L-smooth-29-4-relativeToUpperMiddleBottomCentersOfVideo-norm</text:p>
          </table:table-cell>
          <table:table-cell table:style-name="ce251" office:value-type="float" office:value="93.907" calcext:value-type="float">
            <text:p>93,907</text:p>
          </table:table-cell>
          <table:table-cell table:style-name="ce262" office:value-type="float" office:value="92.511" calcext:value-type="float">
            <text:p>92,511</text:p>
          </table:table-cell>
          <table:table-cell table:style-name="ce270" office:value-type="string" calcext:value-type="string">
            <text:p>Detectron2-2L-smooth-29-9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table:style-name="ce299" office:value-type="string" calcext:value-type="string" table:number-columns-spanned="1" table:number-rows-spanned="10">
            <text:p>2 layers</text:p>
          </table:table-cell>
          <table:table-cell table:style-name="ce270" office:value-type="float" office:value="81.905" calcext:value-type="float">
            <text:p>81,905</text:p>
          </table:table-cell>
          <table:table-cell table:style-name="ce270" office:value-type="float" office:value="80.237" calcext:value-type="float">
            <text:p>80,237</text:p>
          </table:table-cell>
          <table:table-cell table:style-name="ce270" office:value-type="string" calcext:value-type="string">
            <text:p>PoseNet-2L-smooth-29-3-relativeToNextFrame-norm</text:p>
          </table:table-cell>
          <table:table-cell table:style-name="ce307" office:value-type="float" office:value="88.132" calcext:value-type="float">
            <text:p>88,132</text:p>
          </table:table-cell>
          <table:table-cell table:style-name="ce393" office:value-type="float" office:value="86.825" calcext:value-type="float">
            <text:p>86,825</text:p>
          </table:table-cell>
          <table:table-cell table:style-name="ce393" office:value-type="string" calcext:value-type="string">
            <text:p>PoseNet-2L-relativeToPointDistances</text:p>
          </table:table-cell>
          <table:table-cell table:style-name="ce398" office:value-type="float" office:value="86.374" calcext:value-type="float">
            <text:p>86,374</text:p>
          </table:table-cell>
          <table:table-cell table:style-name="ce398" office:value-type="float" office:value="84.848" calcext:value-type="float">
            <text:p>84,848</text:p>
          </table:table-cell>
          <table:table-cell table:style-name="ce398" office:value-type="string" calcext:value-type="string">
            <text:p>PoseNet-2L-smooth-29-5-relativeToUpperMiddleBottomCentersOfVideo-norm</text:p>
          </table:table-cell>
          <table:table-cell table:style-name="Default" table:number-columns-repeated="3"/>
          <table:table-cell table:style-name="ce290" office:value-type="float" office:value="90.183" calcext:value-type="float">
            <text:p>90,183</text:p>
          </table:table-cell>
          <table:table-cell table:style-name="ce290" office:value-type="float" office:value="88.933" calcext:value-type="float">
            <text:p>88,933</text:p>
          </table:table-cell>
          <table:table-cell table:style-name="ce290" office:value-type="string" calcext:value-type="string">
            <text:p>Detectron2-2L-smooth-29-3-relativeToUpperMiddleBottomCentersOfVideo-norm</text:p>
          </table:table-cell>
          <table:table-cell table:style-name="ce251" office:value-type="float" office:value="93.38" calcext:value-type="float">
            <text:p>93,38</text:p>
          </table:table-cell>
          <table:table-cell table:style-name="ce262" office:value-type="float" office:value="92.405" calcext:value-type="float">
            <text:p>92,405</text:p>
          </table:table-cell>
          <table:table-cell table:style-name="ce270" office:value-type="string" calcext:value-type="string">
            <text:p>Detectron2-2L-smooth-29-7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270" office:value-type="float" office:value="73.333" calcext:value-type="float">
            <text:p>73,333</text:p>
          </table:table-cell>
          <table:table-cell table:style-name="ce270" office:value-type="float" office:value="72.596" calcext:value-type="float">
            <text:p>72,596</text:p>
          </table:table-cell>
          <table:table-cell table:style-name="ce270" office:value-type="string" calcext:value-type="string">
            <text:p>PoseNet-2L-smooth-29-9-relativeToNextFrame-norm</text:p>
          </table:table-cell>
          <table:table-cell table:style-name="ce270" office:value-type="float" office:value="87.912" calcext:value-type="float">
            <text:p>87,912</text:p>
          </table:table-cell>
          <table:table-cell table:style-name="ce270" office:value-type="float" office:value="86.561" calcext:value-type="float">
            <text:p>86,561</text:p>
          </table:table-cell>
          <table:table-cell table:style-name="ce270" office:value-type="string" calcext:value-type="string">
            <text:p>PoseNet-2L-smooth-29-9-relativeToPointDistances-norm</text:p>
          </table:table-cell>
          <table:table-cell table:style-name="ce399" office:value-type="float" office:value="87.106" calcext:value-type="float">
            <text:p>87,106</text:p>
          </table:table-cell>
          <table:table-cell table:style-name="ce399" office:value-type="float" office:value="84.717" calcext:value-type="float">
            <text:p>84,717</text:p>
          </table:table-cell>
          <table:table-cell table:style-name="ce399" office:value-type="string" calcext:value-type="string">
            <text:p>PoseNet-2L-smooth-29-7-relativeToUpperMiddleBottomCentersOfVideo-norm</text:p>
          </table:table-cell>
          <table:table-cell table:style-name="Default" table:number-columns-repeated="3"/>
          <table:table-cell table:style-name="ce290" office:value-type="float" office:value="90.842" calcext:value-type="float">
            <text:p>90,842</text:p>
          </table:table-cell>
          <table:table-cell table:style-name="ce290" office:value-type="float" office:value="88.933" calcext:value-type="float">
            <text:p>88,933</text:p>
          </table:table-cell>
          <table:table-cell table:style-name="ce290" office:value-type="string" calcext:value-type="string">
            <text:p>Detectron2-2L-smooth-29-2-relativeToPointDistances-norm</text:p>
          </table:table-cell>
          <table:table-cell table:style-name="ce251" office:value-type="float" office:value="93.556" calcext:value-type="float">
            <text:p>93,556</text:p>
          </table:table-cell>
          <table:table-cell table:style-name="ce262" office:value-type="float" office:value="92.405" calcext:value-type="float">
            <text:p>92,405</text:p>
          </table:table-cell>
          <table:table-cell table:style-name="ce270" office:value-type="string" calcext:value-type="string">
            <text:p>Detectron2-2L-removeZerosFromDataset-smooth-29-8-relativeToNextFrame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/>
          <table:table-cell table:style-name="ce270" office:value-type="float" office:value="29.158" calcext:value-type="float">
            <text:p>29,158</text:p>
          </table:table-cell>
          <table:table-cell table:style-name="ce270" office:value-type="float" office:value="26.877" calcext:value-type="float">
            <text:p>26,877</text:p>
          </table:table-cell>
          <table:table-cell table:style-name="ce270" office:value-type="string" calcext:value-type="string">
            <text:p>PoseNet-2L-smooth-29-7-relativeToNextFrame-norm</text:p>
          </table:table-cell>
          <table:table-cell table:style-name="ce270" office:value-type="float" office:value="87.326" calcext:value-type="float">
            <text:p>87,326</text:p>
          </table:table-cell>
          <table:table-cell table:style-name="ce270" office:value-type="float" office:value="86.166" calcext:value-type="float">
            <text:p>86,166</text:p>
          </table:table-cell>
          <table:table-cell table:style-name="ce270" office:value-type="string" calcext:value-type="string">
            <text:p>PoseNet-2L-smooth-29-7-relativeToPointDistances-norm</text:p>
          </table:table-cell>
          <table:table-cell table:style-name="ce270" office:value-type="float" office:value="87.766" calcext:value-type="float">
            <text:p>87,766</text:p>
          </table:table-cell>
          <table:table-cell table:style-name="ce270" office:value-type="float" office:value="83.531" calcext:value-type="float">
            <text:p>83,531</text:p>
          </table:table-cell>
          <table:table-cell table:style-name="ce270" office:value-type="string" calcext:value-type="string">
            <text:p>PoseNet-2L-smooth-29-9-relativeToUpperMiddleBottomCentersOfVideo-norm</text:p>
          </table:table-cell>
          <table:table-cell table:style-name="Default" table:number-columns-repeated="3"/>
          <table:table-cell table:style-name="ce270" office:value-type="float" office:value="89.744" calcext:value-type="float">
            <text:p>89,744</text:p>
          </table:table-cell>
          <table:table-cell table:style-name="ce270" office:value-type="float" office:value="88.801" calcext:value-type="float">
            <text:p>88,801</text:p>
          </table:table-cell>
          <table:table-cell table:style-name="ce270" office:value-type="string" calcext:value-type="string">
            <text:p>Detectron2-2L-smooth-29-8-relativeToUpperMiddleBottomCentersOfVideo-norm</text:p>
          </table:table-cell>
          <table:table-cell table:style-name="ce251" office:value-type="float" office:value="94.083" calcext:value-type="float">
            <text:p>94,083</text:p>
          </table:table-cell>
          <table:table-cell table:style-name="ce262" office:value-type="float" office:value="92.194" calcext:value-type="float">
            <text:p>92,194</text:p>
          </table:table-cell>
          <table:table-cell table:style-name="ce270" office:value-type="string" calcext:value-type="string">
            <text:p>Detectron2-2L-removeZerosFromDataset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270" office:value-type="float" office:value="16.923" calcext:value-type="float">
            <text:p>16,923</text:p>
          </table:table-cell>
          <table:table-cell table:style-name="ce270" office:value-type="float" office:value="17.128" calcext:value-type="float">
            <text:p>17,128</text:p>
          </table:table-cell>
          <table:table-cell table:style-name="ce270" office:value-type="string" calcext:value-type="string">
            <text:p>PoseNet-2L-relativeToNextFrame-norm</text:p>
          </table:table-cell>
          <table:table-cell table:style-name="ce270" office:value-type="float" office:value="86.081" calcext:value-type="float">
            <text:p>86,081</text:p>
          </table:table-cell>
          <table:table-cell table:style-name="ce270" office:value-type="float" office:value="84.585" calcext:value-type="float">
            <text:p>84,585</text:p>
          </table:table-cell>
          <table:table-cell table:style-name="ce270" office:value-type="string" calcext:value-type="string">
            <text:p>PoseNet-2L-smooth-29-5-relativeToPointDistances-norm</text:p>
          </table:table-cell>
          <table:table-cell table:style-name="ce270" office:value-type="float" office:value="88.425" calcext:value-type="float">
            <text:p>88,425</text:p>
          </table:table-cell>
          <table:table-cell table:style-name="ce270" office:value-type="float" office:value="81.159" calcext:value-type="float">
            <text:p>81,159</text:p>
          </table:table-cell>
          <table:table-cell table:style-name="ce270" office:value-type="string" calcext:value-type="string">
            <text:p>PoseNet-2L-relativeToUpperMiddleBottomCentersOfVideo-norm</text:p>
          </table:table-cell>
          <table:table-cell table:style-name="Default" table:number-columns-repeated="3"/>
          <table:table-cell table:style-name="ce270" office:value-type="float" office:value="89.67" calcext:value-type="float">
            <text:p>89,67</text:p>
          </table:table-cell>
          <table:table-cell table:style-name="ce270" office:value-type="float" office:value="88.801" calcext:value-type="float">
            <text:p>88,801</text:p>
          </table:table-cell>
          <table:table-cell table:style-name="ce270" office:value-type="string" calcext:value-type="string">
            <text:p>Detectron2-2L-smooth-29-2-relativeToUpperMiddleBottomCentersOfVideo-norm</text:p>
          </table:table-cell>
          <table:table-cell table:style-name="ce251" office:value-type="float" office:value="92.853" calcext:value-type="float">
            <text:p>92,853</text:p>
          </table:table-cell>
          <table:table-cell table:style-name="ce262" office:value-type="float" office:value="92.089" calcext:value-type="float">
            <text:p>92,089</text:p>
          </table:table-cell>
          <table:table-cell table:style-name="ce270" office:value-type="string" calcext:value-type="string">
            <text:p>Detectron2-2L-smooth-29-5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Default" table:number-columns-repeated="3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270" office:value-type="float" office:value="90.256" calcext:value-type="float">
            <text:p>90,256</text:p>
          </table:table-cell>
          <table:table-cell table:style-name="ce270" office:value-type="float" office:value="88.669" calcext:value-type="float">
            <text:p>88,669</text:p>
          </table:table-cell>
          <table:table-cell table:style-name="ce270" office:value-type="string" calcext:value-type="string">
            <text:p>Detectron2-2L-smooth-29-5-relativeToPointDistances-norm</text:p>
          </table:table-cell>
          <table:table-cell table:style-name="ce251" office:value-type="float" office:value="93.497" calcext:value-type="float">
            <text:p>93,497</text:p>
          </table:table-cell>
          <table:table-cell table:style-name="ce262" office:value-type="float" office:value="92.089" calcext:value-type="float">
            <text:p>92,089</text:p>
          </table:table-cell>
          <table:table-cell table:style-name="ce270" office:value-type="string" calcext:value-type="string">
            <text:p>Detectron2-2L-removeZerosFromDataset-smooth-29-9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Default" table:number-columns-repeated="3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270" office:value-type="float" office:value="90.037" calcext:value-type="float">
            <text:p>90,037</text:p>
          </table:table-cell>
          <table:table-cell table:style-name="ce270" office:value-type="float" office:value="88.142" calcext:value-type="float">
            <text:p>88,142</text:p>
          </table:table-cell>
          <table:table-cell table:style-name="ce270" office:value-type="string" calcext:value-type="string">
            <text:p>Detectron2-2L-smooth-29-9-relativeToNextFrame-norm</text:p>
          </table:table-cell>
          <table:table-cell table:style-name="ce251" office:value-type="float" office:value="93.146" calcext:value-type="float">
            <text:p>93,146</text:p>
          </table:table-cell>
          <table:table-cell table:style-name="ce262" office:value-type="float" office:value="91.878" calcext:value-type="float">
            <text:p>91,878</text:p>
          </table:table-cell>
          <table:table-cell table:style-name="ce270" office:value-type="string" calcext:value-type="string">
            <text:p>Detectron2-2L-removeZerosFromDataset-smooth-29-2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Default" table:number-columns-repeated="3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270" office:value-type="float" office:value="87.399" calcext:value-type="float">
            <text:p>87,399</text:p>
          </table:table-cell>
          <table:table-cell table:style-name="ce270" office:value-type="float" office:value="87.747" calcext:value-type="float">
            <text:p>87,747</text:p>
          </table:table-cell>
          <table:table-cell table:style-name="ce270" office:value-type="string" calcext:value-type="string">
            <text:p>Detectron2-2L-smooth-29-7-relativeToNextFrame-norm</text:p>
          </table:table-cell>
          <table:table-cell table:style-name="ce251" office:value-type="float" office:value="93.087" calcext:value-type="float">
            <text:p>93,087</text:p>
          </table:table-cell>
          <table:table-cell table:style-name="ce262" office:value-type="float" office:value="91.878" calcext:value-type="float">
            <text:p>91,878</text:p>
          </table:table-cell>
          <table:table-cell table:style-name="ce270" office:value-type="string" calcext:value-type="string">
            <text:p>Detectron2-2L-removeZerosFromDataset-smooth-29-3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Default" table:number-columns-repeated="3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270" office:value-type="float" office:value="88.132" calcext:value-type="float">
            <text:p>88,132</text:p>
          </table:table-cell>
          <table:table-cell table:style-name="ce270" office:value-type="float" office:value="86.825" calcext:value-type="float">
            <text:p>86,825</text:p>
          </table:table-cell>
          <table:table-cell table:style-name="ce270" office:value-type="string" calcext:value-type="string">
            <text:p>PoseNet-2L-relativeToPointDistances-norm</text:p>
          </table:table-cell>
          <table:table-cell table:style-name="ce251" office:value-type="float" office:value="94.2" calcext:value-type="float">
            <text:p>94,2</text:p>
          </table:table-cell>
          <table:table-cell table:style-name="ce262" office:value-type="float" office:value="91.878" calcext:value-type="float">
            <text:p>91,878</text:p>
          </table:table-cell>
          <table:table-cell table:style-name="ce270" office:value-type="string" calcext:value-type="string">
            <text:p>Detectron2-2L-removeZerosFromDataset-smooth-29-7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454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270" office:value-type="float" office:value="87.912" calcext:value-type="float">
            <text:p>87,912</text:p>
          </table:table-cell>
          <table:table-cell table:style-name="ce270" office:value-type="float" office:value="86.561" calcext:value-type="float">
            <text:p>86,561</text:p>
          </table:table-cell>
          <table:table-cell table:style-name="ce270" office:value-type="string" calcext:value-type="string">
            <text:p>PoseNet-2L-smooth-29-9-relativeToPointDistances-norm</text:p>
          </table:table-cell>
          <table:table-cell table:style-name="ce251" office:value-type="float" office:value="93.029" calcext:value-type="float">
            <text:p>93,029</text:p>
          </table:table-cell>
          <table:table-cell table:style-name="ce262" office:value-type="float" office:value="91.772" calcext:value-type="float">
            <text:p>91,772</text:p>
          </table:table-cell>
          <table:table-cell table:style-name="ce270" office:value-type="string" calcext:value-type="string">
            <text:p>Detectron2-2L-removeZerosFromDataset-smooth-29-2-relativeToNextFrame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454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270" office:value-type="float" office:value="88.352" calcext:value-type="float">
            <text:p>88,352</text:p>
          </table:table-cell>
          <table:table-cell table:style-name="ce270" office:value-type="float" office:value="86.298" calcext:value-type="float">
            <text:p>86,298</text:p>
          </table:table-cell>
          <table:table-cell table:style-name="ce270" office:value-type="string" calcext:value-type="string">
            <text:p>PoseNet-2L-removeZerosFromDataset-smooth-29-9-relativeToPointDistances-norm</text:p>
          </table:table-cell>
          <table:table-cell table:style-name="ce251" office:value-type="float" office:value="93.79" calcext:value-type="float">
            <text:p>93,79</text:p>
          </table:table-cell>
          <table:table-cell table:style-name="ce262" office:value-type="float" office:value="91.772" calcext:value-type="float">
            <text:p>91,772</text:p>
          </table:table-cell>
          <table:table-cell table:style-name="ce270" office:value-type="string" calcext:value-type="string">
            <text:p>Detectron2-2L-removeZerosFromDataset-smooth-29-5-relativeToPointDistances-norm</text:p>
          </table:table-cell>
          <table:table-cell table:number-columns-repeated="1000"/>
        </table:table-row>
        <table:table-row table:style-name="ro10">
          <table:table-cell table:number-columns-repeated="3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style-name="Default" table:number-columns-repeated="3"/>
          <table:table-cell table:style-name="ce270" office:value-type="float" office:value="87.326" calcext:value-type="float">
            <text:p>87,326</text:p>
          </table:table-cell>
          <table:table-cell table:style-name="ce270" office:value-type="float" office:value="86.166" calcext:value-type="float">
            <text:p>86,166</text:p>
          </table:table-cell>
          <table:table-cell table:style-name="ce270" office:value-type="string" calcext:value-type="string">
            <text:p>PoseNet-2L-smooth-29-7-relativeToPointDistances-norm</text:p>
          </table:table-cell>
          <table:table-cell table:style-name="ce251" office:value-type="float" office:value="93.79" calcext:value-type="float">
            <text:p>93,79</text:p>
          </table:table-cell>
          <table:table-cell table:style-name="ce262" office:value-type="float" office:value="91.667" calcext:value-type="float">
            <text:p>91,667</text:p>
          </table:table-cell>
          <table:table-cell table:style-name="ce270" office:value-type="string" calcext:value-type="string">
            <text:p>Detectron2-2L-removeZerosFromDataset-smooth-29-4-relativeToNextFrame-norm</text:p>
          </table:table-cell>
          <table:table-cell table:number-columns-repeated="1000"/>
        </table:table-row>
        <table:table-row table:style-name="ro6">
          <table:table-cell table:style-name="ce294" office:value-type="string" calcext:value-type="string" table:number-columns-spanned="1" table:number-rows-spanned="43">
            <text:p>Senesi</text:p>
          </table:table-cell>
          <table:table-cell table:style-name="ce296" office:value-type="string" calcext:value-type="string" table:number-columns-spanned="1" table:number-rows-spanned="21">
            <text:p>Detectron</text:p>
          </table:table-cell>
          <table:table-cell table:style-name="ce299" office:value-type="string" calcext:value-type="string" table:number-columns-spanned="1" table:number-rows-spanned="10">
            <text:p>4 layers</text:p>
          </table:table-cell>
          <table:table-cell table:style-name="ce305" office:value-type="float" office:value="95.899" calcext:value-type="float">
            <text:p>95,899</text:p>
          </table:table-cell>
          <table:table-cell table:style-name="ce313" office:value-type="float" office:value="94.726" calcext:value-type="float">
            <text:p>94,726</text:p>
          </table:table-cell>
          <table:table-cell table:style-name="ce313" office:value-type="string" calcext:value-type="string">
            <text:p>Detectron2-4L-smooth-29-2-relativeToNextFrame</text:p>
          </table:table-cell>
          <table:table-cell table:style-name="ce305" office:value-type="float" office:value="95.723" calcext:value-type="float">
            <text:p>95,723</text:p>
          </table:table-cell>
          <table:table-cell table:style-name="ce390" office:value-type="float" office:value="94.304" calcext:value-type="float">
            <text:p>94,304</text:p>
          </table:table-cell>
          <table:table-cell table:style-name="ce390" office:value-type="string" calcext:value-type="string">
            <text:p>Detectron2-4L-relativeToPointDistances</text:p>
          </table:table-cell>
          <table:table-cell table:style-name="ce305" office:value-type="float" office:value="95.841" calcext:value-type="float">
            <text:p>95,841</text:p>
          </table:table-cell>
          <table:table-cell table:style-name="ce497" office:value-type="float" office:value="95.675" calcext:value-type="float">
            <text:p>95,675</text:p>
          </table:table-cell>
          <table:table-cell table:style-name="ce409" office:value-type="string" calcext:value-type="string">
            <text:p>Detectron2-4L-smooth-29-8-relativeToUpperMiddleBottomCentersOfVideo</text:p>
          </table:table-cell>
          <table:table-cell table:style-name="Default" table:number-columns-repeated="3"/>
          <table:table-cell table:style-name="ce507" office:value-type="float" office:value="87.399" calcext:value-type="float">
            <text:p>87,399</text:p>
          </table:table-cell>
          <table:table-cell table:style-name="ce507" office:value-type="float" office:value="85.771" calcext:value-type="float">
            <text:p>85,771</text:p>
          </table:table-cell>
          <table:table-cell table:style-name="ce507" office:value-type="string" calcext:value-type="string">
            <text:p>PoseNet-2L-removeZerosFromDataset-smooth-29-7-relativeToPointDistances-norm</text:p>
          </table:table-cell>
          <table:table-cell table:style-name="ce251" office:value-type="float" office:value="94.259" calcext:value-type="float">
            <text:p>94,259</text:p>
          </table:table-cell>
          <table:table-cell table:style-name="ce262" office:value-type="float" office:value="91.667" calcext:value-type="float">
            <text:p>91,667</text:p>
          </table:table-cell>
          <table:table-cell table:style-name="ce270" office:value-type="string" calcext:value-type="string">
            <text:p>Detectron2-2L-removeZerosFromDataset-smooth-29-9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 office:value-type="float" office:value="95.958" calcext:value-type="float">
            <text:p>95,958</text:p>
          </table:table-cell>
          <table:table-cell table:style-name="ce313" office:value-type="float" office:value="94.198" calcext:value-type="float">
            <text:p>94,198</text:p>
          </table:table-cell>
          <table:table-cell table:style-name="ce313" office:value-type="string" calcext:value-type="string">
            <text:p>Detectron2-4L-relativeToNextFrame</text:p>
          </table:table-cell>
          <table:table-cell table:style-name="ce305" office:value-type="float" office:value="94.142" calcext:value-type="float">
            <text:p>94,142</text:p>
          </table:table-cell>
          <table:table-cell table:style-name="ce390" office:value-type="float" office:value="93.882" calcext:value-type="float">
            <text:p>93,882</text:p>
          </table:table-cell>
          <table:table-cell table:style-name="ce390" office:value-type="string" calcext:value-type="string">
            <text:p>Detectron2-4L-smooth-29-2-relativeToPointDistances</text:p>
          </table:table-cell>
          <table:table-cell table:style-name="ce305" office:value-type="float" office:value="96.778" calcext:value-type="float">
            <text:p>96,778</text:p>
          </table:table-cell>
          <table:table-cell table:style-name="ce409" office:value-type="float" office:value="95.042" calcext:value-type="float">
            <text:p>95,042</text:p>
          </table:table-cell>
          <table:table-cell table:style-name="ce409" office:value-type="string" calcext:value-type="string">
            <text:p>Detectron2-4L-smooth-29-9-relativeToUpperMiddleBottomCentersOfVideo</text:p>
          </table:table-cell>
          <table:table-cell table:style-name="ce270" office:value-type="float" office:value="16.923" calcext:value-type="float">
            <text:p>16,923</text:p>
          </table:table-cell>
          <table:table-cell table:style-name="ce270" office:value-type="float" office:value="17.128" calcext:value-type="float">
            <text:p>17,128</text:p>
          </table:table-cell>
          <table:table-cell table:style-name="ce270" office:value-type="string" calcext:value-type="string">
            <text:p>PoseNet-2L-relativeToNextFrame-norm</text:p>
          </table:table-cell>
          <table:table-cell table:style-name="ce508" office:value-type="float" office:value="86.227" calcext:value-type="float">
            <text:p>86,227</text:p>
          </table:table-cell>
          <table:table-cell table:style-name="ce508" office:value-type="float" office:value="85.507" calcext:value-type="float">
            <text:p>85,507</text:p>
          </table:table-cell>
          <table:table-cell table:style-name="ce508" office:value-type="string" calcext:value-type="string">
            <text:p>Detectron2-2L-smooth-29-4-relativeToNextFrame-norm</text:p>
          </table:table-cell>
          <table:table-cell table:style-name="ce251" office:value-type="float" office:value="93.204" calcext:value-type="float">
            <text:p>93,204</text:p>
          </table:table-cell>
          <table:table-cell table:style-name="ce262" office:value-type="float" office:value="91.456" calcext:value-type="float">
            <text:p>91,456</text:p>
          </table:table-cell>
          <table:table-cell table:style-name="ce270" office:value-type="string" calcext:value-type="string">
            <text:p>Detectron2-4L-removeZerosFromDataset-smooth-29-1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 office:value-type="float" office:value="95.489" calcext:value-type="float">
            <text:p>95,489</text:p>
          </table:table-cell>
          <table:table-cell table:style-name="ce313" office:value-type="float" office:value="93.565" calcext:value-type="float">
            <text:p>93,565</text:p>
          </table:table-cell>
          <table:table-cell table:style-name="ce313" office:value-type="string" calcext:value-type="string">
            <text:p>Detectron2-4L-smooth-29-4-relativeToNextFrame</text:p>
          </table:table-cell>
          <table:table-cell table:style-name="ce305" office:value-type="float" office:value="94.962" calcext:value-type="float">
            <text:p>94,962</text:p>
          </table:table-cell>
          <table:table-cell table:style-name="ce390" office:value-type="float" office:value="93.671" calcext:value-type="float">
            <text:p>93,671</text:p>
          </table:table-cell>
          <table:table-cell table:style-name="ce390" office:value-type="string" calcext:value-type="string">
            <text:p>Detectron2-4L-smooth-29-3-relativeToPointDistances</text:p>
          </table:table-cell>
          <table:table-cell table:style-name="ce262" office:value-type="float" office:value="96.075" calcext:value-type="float">
            <text:p>96,075</text:p>
          </table:table-cell>
          <table:table-cell table:style-name="ce262" office:value-type="float" office:value="94.831" calcext:value-type="float">
            <text:p>94,831</text:p>
          </table:table-cell>
          <table:table-cell table:style-name="ce262" office:value-type="string" calcext:value-type="string">
            <text:p>Detectron2-4L-removeZerosFromDataset-smooth-29-4-relativeToUpperMiddleBottomCentersOfVideo-norm</text:p>
          </table:table-cell>
          <table:table-cell table:style-name="Default" table:number-columns-repeated="3"/>
          <table:table-cell table:style-name="ce398" office:value-type="float" office:value="86.374" calcext:value-type="float">
            <text:p>86,374</text:p>
          </table:table-cell>
          <table:table-cell table:style-name="ce398" office:value-type="float" office:value="84.848" calcext:value-type="float">
            <text:p>84,848</text:p>
          </table:table-cell>
          <table:table-cell table:style-name="ce398" office:value-type="string" calcext:value-type="string">
            <text:p>PoseNet-2L-smooth-29-5-relativeToUpperMiddleBottomCentersOfVideo-norm</text:p>
          </table:table-cell>
          <table:table-cell table:style-name="ce251" office:value-type="float" office:value="93.38" calcext:value-type="float">
            <text:p>93,38</text:p>
          </table:table-cell>
          <table:table-cell table:style-name="ce262" office:value-type="float" office:value="91.35" calcext:value-type="float">
            <text:p>91,35</text:p>
          </table:table-cell>
          <table:table-cell table:style-name="ce270" office:value-type="string" calcext:value-type="string">
            <text:p>Detectron2-2L-removeZerosFromDataset-smooth-29-1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 office:value-type="float" office:value="94.552" calcext:value-type="float">
            <text:p>94,552</text:p>
          </table:table-cell>
          <table:table-cell table:style-name="ce313" office:value-type="float" office:value="93.249" calcext:value-type="float">
            <text:p>93,249</text:p>
          </table:table-cell>
          <table:table-cell table:style-name="ce313" office:value-type="string" calcext:value-type="string">
            <text:p>Detectron2-4L-smooth-29-1-relativeToNextFrame</text:p>
          </table:table-cell>
          <table:table-cell table:style-name="ce305" office:value-type="float" office:value="93.204" calcext:value-type="float">
            <text:p>93,204</text:p>
          </table:table-cell>
          <table:table-cell table:style-name="ce390" office:value-type="float" office:value="91.456" calcext:value-type="float">
            <text:p>91,456</text:p>
          </table:table-cell>
          <table:table-cell table:style-name="ce390" office:value-type="string" calcext:value-type="string">
            <text:p>Detectron2-4L-smooth-29-1-relativeToPointDistances</text:p>
          </table:table-cell>
          <table:table-cell table:style-name="ce305" office:value-type="float" office:value="96.075" calcext:value-type="float">
            <text:p>96,075</text:p>
          </table:table-cell>
          <table:table-cell table:style-name="ce409" office:value-type="float" office:value="94.304" calcext:value-type="float">
            <text:p>94,304</text:p>
          </table:table-cell>
          <table:table-cell table:style-name="ce409" office:value-type="string" calcext:value-type="string">
            <text:p>Detectron2-4L-smooth-29-6-relativeToUpperMiddleBottomCentersOfVideo</text:p>
          </table:table-cell>
          <table:table-cell table:style-name="Default" table:number-columns-repeated="3"/>
          <table:table-cell table:style-name="ce399" office:value-type="float" office:value="87.106" calcext:value-type="float">
            <text:p>87,106</text:p>
          </table:table-cell>
          <table:table-cell table:style-name="ce399" office:value-type="float" office:value="84.717" calcext:value-type="float">
            <text:p>84,717</text:p>
          </table:table-cell>
          <table:table-cell table:style-name="ce399" office:value-type="string" calcext:value-type="string">
            <text:p>PoseNet-2L-smooth-29-7-relativeToUpperMiddleBottomCentersOfVideo-norm</text:p>
          </table:table-cell>
          <table:table-cell table:style-name="ce251" office:value-type="float" office:value="93.38" calcext:value-type="float">
            <text:p>93,38</text:p>
          </table:table-cell>
          <table:table-cell table:style-name="ce262" office:value-type="float" office:value="90.928" calcext:value-type="float">
            <text:p>90,928</text:p>
          </table:table-cell>
          <table:table-cell table:style-name="ce270" office:value-type="string" calcext:value-type="string">
            <text:p>Detectron2-2L-removeZerosFromDataset-smooth-29-4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 office:value-type="float" office:value="95.723" calcext:value-type="float">
            <text:p>95,723</text:p>
          </table:table-cell>
          <table:table-cell table:style-name="ce313" office:value-type="float" office:value="93.143" calcext:value-type="float">
            <text:p>93,143</text:p>
          </table:table-cell>
          <table:table-cell table:style-name="ce313" office:value-type="string" calcext:value-type="string">
            <text:p>Detectron2-4L-smooth-29-3-relativeToNextFrame</text:p>
          </table:table-cell>
          <table:table-cell table:style-name="ce305"/>
          <table:table-cell table:style-name="ce390" table:number-columns-repeated="2"/>
          <table:table-cell table:style-name="ce262" office:value-type="float" office:value="95.841" calcext:value-type="float">
            <text:p>95,841</text:p>
          </table:table-cell>
          <table:table-cell table:style-name="ce262" office:value-type="float" office:value="94.304" calcext:value-type="float">
            <text:p>94,304</text:p>
          </table:table-cell>
          <table:table-cell table:style-name="ce262" office:value-type="string" calcext:value-type="string">
            <text:p>Detectron2-4L-removeZerosFromDataset-smooth-29-7-relativeToUpperMiddleBottomCentersOfVideo-norm</text:p>
          </table:table-cell>
          <table:table-cell table:style-name="Default" table:number-columns-repeated="3"/>
          <table:table-cell table:style-name="ce270" office:value-type="float" office:value="86.081" calcext:value-type="float">
            <text:p>86,081</text:p>
          </table:table-cell>
          <table:table-cell table:style-name="ce270" office:value-type="float" office:value="84.585" calcext:value-type="float">
            <text:p>84,585</text:p>
          </table:table-cell>
          <table:table-cell table:style-name="ce270" office:value-type="string" calcext:value-type="string">
            <text:p>PoseNet-2L-smooth-29-5-relativeToPointDistances-norm</text:p>
          </table:table-cell>
          <table:table-cell table:style-name="ce251" office:value-type="float" office:value="92.267" calcext:value-type="float">
            <text:p>92,267</text:p>
          </table:table-cell>
          <table:table-cell table:style-name="ce262" office:value-type="float" office:value="90.612" calcext:value-type="float">
            <text:p>90,612</text:p>
          </table:table-cell>
          <table:table-cell table:style-name="ce270" office:value-type="string" calcext:value-type="string">
            <text:p>Detectron2-2L-removeZerosFromDataset-smooth-29-1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454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 office:value-type="float" office:value="95.841" calcext:value-type="float">
            <text:p>95,841</text:p>
          </table:table-cell>
          <table:table-cell table:style-name="ce409" office:value-type="float" office:value="94.093" calcext:value-type="float">
            <text:p>94,093</text:p>
          </table:table-cell>
          <table:table-cell table:style-name="ce409" office:value-type="string" calcext:value-type="string">
            <text:p>Detectron2-4L-smooth-29-5-relativeToUpperMiddleBottomCentersOfVideo</text:p>
          </table:table-cell>
          <table:table-cell table:style-name="Default" table:number-columns-repeated="3"/>
          <table:table-cell table:style-name="ce270" office:value-type="float" office:value="87.106" calcext:value-type="float">
            <text:p>87,106</text:p>
          </table:table-cell>
          <table:table-cell table:style-name="ce270" office:value-type="float" office:value="84.453" calcext:value-type="float">
            <text:p>84,453</text:p>
          </table:table-cell>
          <table:table-cell table:style-name="ce270" office:value-type="string" calcext:value-type="string">
            <text:p>PoseNet-2L-removeZerosFromDataset-smooth-29-5-relativeToPointDistances-norm</text:p>
          </table:table-cell>
          <table:table-cell table:style-name="ce251" office:value-type="float" office:value="91.037" calcext:value-type="float">
            <text:p>91,037</text:p>
          </table:table-cell>
          <table:table-cell table:style-name="ce262" office:value-type="float" office:value="90.401" calcext:value-type="float">
            <text:p>90,401</text:p>
          </table:table-cell>
          <table:table-cell table:style-name="ce270" office:value-type="string" calcext:value-type="string">
            <text:p>PoseNet-2L-removeZerosFromDataset-smooth-29-9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 office:value-type="float" office:value="96.134" calcext:value-type="float">
            <text:p>96,134</text:p>
          </table:table-cell>
          <table:table-cell table:style-name="ce409" office:value-type="float" office:value="94.093" calcext:value-type="float">
            <text:p>94,093</text:p>
          </table:table-cell>
          <table:table-cell table:style-name="ce409" office:value-type="string" calcext:value-type="string">
            <text:p>Detectron2-4L-relativeToUpperMiddleBottomCentersOfVideo</text:p>
          </table:table-cell>
          <table:table-cell table:style-name="Default" table:number-columns-repeated="3"/>
          <table:table-cell table:style-name="ce270" office:value-type="float" office:value="87.253" calcext:value-type="float">
            <text:p>87,253</text:p>
          </table:table-cell>
          <table:table-cell table:style-name="ce270" office:value-type="float" office:value="84.058" calcext:value-type="float">
            <text:p>84,058</text:p>
          </table:table-cell>
          <table:table-cell table:style-name="ce270" office:value-type="string" calcext:value-type="string">
            <text:p>Detectron2-2L-smooth-29-2-relativeToNextFrame-norm</text:p>
          </table:table-cell>
          <table:table-cell table:style-name="ce251" office:value-type="float" office:value="89.69" calcext:value-type="float">
            <text:p>89,69</text:p>
          </table:table-cell>
          <table:table-cell table:style-name="ce262" office:value-type="float" office:value="89.135" calcext:value-type="float">
            <text:p>89,135</text:p>
          </table:table-cell>
          <table:table-cell table:style-name="ce270" office:value-type="string" calcext:value-type="string">
            <text:p>PoseNet-2L-removeZerosFromDataset-smooth-29-7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70" office:value-type="float" office:value="86.96" calcext:value-type="float">
            <text:p>86,96</text:p>
          </table:table-cell>
          <table:table-cell table:style-name="ce270" office:value-type="float" office:value="83.926" calcext:value-type="float">
            <text:p>83,926</text:p>
          </table:table-cell>
          <table:table-cell table:style-name="ce270" office:value-type="string" calcext:value-type="string">
            <text:p>Detectron2-2L-smooth-29-6-relativeToUpperMiddleBottomCentersOfVideo-norm</text:p>
          </table:table-cell>
          <table:table-cell table:style-name="ce251" office:value-type="float" office:value="89.924" calcext:value-type="float">
            <text:p>89,924</text:p>
          </table:table-cell>
          <table:table-cell table:style-name="ce262" office:value-type="float" office:value="88.502" calcext:value-type="float">
            <text:p>88,502</text:p>
          </table:table-cell>
          <table:table-cell table:style-name="ce270" office:value-type="string" calcext:value-type="string">
            <text:p>PoseNet-2L-removeZerosFromDataset-smooth-29-5-relativeToPointDistances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 table:style-name="ce454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70" office:value-type="float" office:value="87.766" calcext:value-type="float">
            <text:p>87,766</text:p>
          </table:table-cell>
          <table:table-cell table:style-name="ce270" office:value-type="float" office:value="83.531" calcext:value-type="float">
            <text:p>83,531</text:p>
          </table:table-cell>
          <table:table-cell table:style-name="ce270" office:value-type="string" calcext:value-type="string">
            <text:p>PoseNet-2L-smooth-29-9-relativeToUpperMiddleBottomCentersOfVideo-norm</text:p>
          </table:table-cell>
          <table:table-cell table:style-name="ce251" office:value-type="float" office:value="90.1" calcext:value-type="float">
            <text:p>90,1</text:p>
          </table:table-cell>
          <table:table-cell table:style-name="ce262" office:value-type="float" office:value="87.342" calcext:value-type="float">
            <text:p>87,342</text:p>
          </table:table-cell>
          <table:table-cell table:style-name="ce270" office:value-type="string" calcext:value-type="string">
            <text:p>PoseNet-2L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454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3"/>
          <table:table-cell table:style-name="ce270" office:value-type="float" office:value="84.835" calcext:value-type="float">
            <text:p>84,835</text:p>
          </table:table-cell>
          <table:table-cell table:style-name="ce270" office:value-type="float" office:value="82.477" calcext:value-type="float">
            <text:p>82,477</text:p>
          </table:table-cell>
          <table:table-cell table:style-name="ce270" office:value-type="string" calcext:value-type="string">
            <text:p>Detectron2-2L-smooth-29-1-relativeToNextFrame-norm</text:p>
          </table:table-cell>
          <table:table-cell table:style-name="ce251" office:value-type="float" office:value="44.347" calcext:value-type="float">
            <text:p>44,347</text:p>
          </table:table-cell>
          <table:table-cell table:style-name="ce262" office:value-type="float" office:value="40.19" calcext:value-type="float">
            <text:p>40,19</text:p>
          </table:table-cell>
          <table:table-cell table:style-name="ce270" office:value-type="string" calcext:value-type="string">
            <text:p>PoseNet-2L-relativeToPointDistances</text:p>
          </table:table-cell>
          <table:table-cell table:number-columns-repeated="1000"/>
        </table:table-row>
        <table:table-row table:style-name="ro8">
          <table:covered-table-cell table:number-columns-repeated="2"/>
          <table:table-cell table:style-name="ce454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number-columns-repeated="3"/>
          <table:table-cell table:style-name="ce270" office:value-type="float" office:value="88.425" calcext:value-type="float">
            <text:p>88,425</text:p>
          </table:table-cell>
          <table:table-cell table:style-name="ce270" office:value-type="float" office:value="81.159" calcext:value-type="float">
            <text:p>81,159</text:p>
          </table:table-cell>
          <table:table-cell table:style-name="ce270" office:value-type="string" calcext:value-type="string">
            <text:p>PoseNet-2L-relativeToUpperMiddleBottomCentersOfVideo-norm</text:p>
          </table:table-cell>
          <table:table-cell table:style-name="ce251" office:value-type="float" office:value="42.472" calcext:value-type="float">
            <text:p>42,472</text:p>
          </table:table-cell>
          <table:table-cell table:style-name="ce262" office:value-type="float" office:value="38.819" calcext:value-type="float">
            <text:p>38,819</text:p>
          </table:table-cell>
          <table:table-cell table:style-name="ce270" office:value-type="string" calcext:value-type="string">
            <text:p>Detectron2-2L-relativeToPointDistances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table:style-name="ce299" office:value-type="string" calcext:value-type="string" table:number-columns-spanned="1" table:number-rows-spanned="10">
            <text:p>2 layers</text:p>
          </table:table-cell>
          <table:table-cell table:style-name="ce263" office:value-type="float" office:value="95.138" calcext:value-type="float">
            <text:p>95,138</text:p>
          </table:table-cell>
          <table:table-cell table:style-name="ce263" office:value-type="float" office:value="93.987" calcext:value-type="float">
            <text:p>93,987</text:p>
          </table:table-cell>
          <table:table-cell table:style-name="ce263" office:value-type="string" calcext:value-type="string">
            <text:p>Detectron2-2L-removeZerosFromDataset-smooth-29-6-relativeToNextFrame-norm</text:p>
          </table:table-cell>
          <table:table-cell table:style-name="ce263" office:value-type="float" office:value="93.673" calcext:value-type="float">
            <text:p>93,673</text:p>
          </table:table-cell>
          <table:table-cell table:style-name="ce263" office:value-type="float" office:value="93.143" calcext:value-type="float">
            <text:p>93,143</text:p>
          </table:table-cell>
          <table:table-cell table:style-name="ce263" office:value-type="string" calcext:value-type="string">
            <text:p>Detectron2-2L-removeZerosFromDataset-smooth-29-6-relativeToPointDistances-norm</text:p>
          </table:table-cell>
          <table:table-cell table:style-name="ce307" office:value-type="float" office:value="95.489" calcext:value-type="float">
            <text:p>95,489</text:p>
          </table:table-cell>
          <table:table-cell table:style-name="ce478" office:value-type="float" office:value="94.093" calcext:value-type="float">
            <text:p>94,093</text:p>
          </table:table-cell>
          <table:table-cell table:style-name="ce478" office:value-type="string" calcext:value-type="string">
            <text:p>Detectron2-2L-relativeToUpperMiddleBottomCentersOfVideo</text:p>
          </table:table-cell>
          <table:table-cell table:number-columns-repeated="3"/>
          <table:table-cell table:style-name="ce270" office:value-type="float" office:value="81.905" calcext:value-type="float">
            <text:p>81,905</text:p>
          </table:table-cell>
          <table:table-cell table:style-name="ce270" office:value-type="float" office:value="80.237" calcext:value-type="float">
            <text:p>80,237</text:p>
          </table:table-cell>
          <table:table-cell table:style-name="ce270" office:value-type="string" calcext:value-type="string">
            <text:p>PoseNet-2L-smooth-29-3-relativeToNextFrame-norm</text:p>
          </table:table-cell>
          <table:table-cell table:number-columns-repeated="1003"/>
        </table:table-row>
        <table:table-row table:style-name="ro2">
          <table:covered-table-cell table:number-columns-repeated="3"/>
          <table:table-cell table:style-name="ce307" office:value-type="float" office:value="94.318" calcext:value-type="float">
            <text:p>94,318</text:p>
          </table:table-cell>
          <table:table-cell table:style-name="ce315" office:value-type="float" office:value="93.143" calcext:value-type="float">
            <text:p>93,143</text:p>
          </table:table-cell>
          <table:table-cell table:style-name="ce315" office:value-type="string" calcext:value-type="string">
            <text:p>Detectron2-2L-smooth-29-5-relativeToNextFrame</text:p>
          </table:table-cell>
          <table:table-cell table:style-name="ce307" office:value-type="float" office:value="93.907" calcext:value-type="float">
            <text:p>93,907</text:p>
          </table:table-cell>
          <table:table-cell table:style-name="ce393" office:value-type="float" office:value="92.511" calcext:value-type="float">
            <text:p>92,511</text:p>
          </table:table-cell>
          <table:table-cell table:style-name="ce393" office:value-type="string" calcext:value-type="string">
            <text:p>Detectron2-2L-smooth-29-9-relativeToPointDistances</text:p>
          </table:table-cell>
          <table:table-cell table:style-name="ce307" office:value-type="float" office:value="95.899" calcext:value-type="float">
            <text:p>95,899</text:p>
          </table:table-cell>
          <table:table-cell table:style-name="ce478" office:value-type="float" office:value="93.987" calcext:value-type="float">
            <text:p>93,987</text:p>
          </table:table-cell>
          <table:table-cell table:style-name="ce478" office:value-type="string" calcext:value-type="string">
            <text:p>Detectron2-2L-smooth-29-8-relativeToUpperMiddleBottomCentersOfVideo</text:p>
          </table:table-cell>
          <table:table-cell table:number-columns-repeated="3"/>
          <table:table-cell table:style-name="ce270" office:value-type="float" office:value="75.751" calcext:value-type="float">
            <text:p>75,751</text:p>
          </table:table-cell>
          <table:table-cell table:style-name="ce270" office:value-type="float" office:value="75.362" calcext:value-type="float">
            <text:p>75,362</text:p>
          </table:table-cell>
          <table:table-cell table:style-name="ce270" office:value-type="string" calcext:value-type="string">
            <text:p>Detectron2-2L-smooth-29-1-relativeToUpperMiddleBottomCentersOfVideo-norm</text:p>
          </table:table-cell>
          <table:table-cell table:number-columns-repeated="1003"/>
        </table:table-row>
        <table:table-row table:style-name="ro2">
          <table:covered-table-cell table:number-columns-repeated="3"/>
          <table:table-cell table:style-name="ce307" office:value-type="float" office:value="94.083" calcext:value-type="float">
            <text:p>94,083</text:p>
          </table:table-cell>
          <table:table-cell table:style-name="ce315" office:value-type="float" office:value="92.932" calcext:value-type="float">
            <text:p>92,932</text:p>
          </table:table-cell>
          <table:table-cell table:style-name="ce315" office:value-type="string" calcext:value-type="string">
            <text:p>Detectron2-2L-smooth-29-3-relativeToNextFrame</text:p>
          </table:table-cell>
          <table:table-cell table:style-name="ce307" office:value-type="float" office:value="93.38" calcext:value-type="float">
            <text:p>93,38</text:p>
          </table:table-cell>
          <table:table-cell table:style-name="ce393" office:value-type="float" office:value="92.405" calcext:value-type="float">
            <text:p>92,405</text:p>
          </table:table-cell>
          <table:table-cell table:style-name="ce393" office:value-type="string" calcext:value-type="string">
            <text:p>Detectron2-2L-smooth-29-7-relativeToPointDistances</text:p>
          </table:table-cell>
          <table:table-cell table:style-name="ce307" office:value-type="float" office:value="94.962" calcext:value-type="float">
            <text:p>94,962</text:p>
          </table:table-cell>
          <table:table-cell table:style-name="ce478" office:value-type="float" office:value="93.565" calcext:value-type="float">
            <text:p>93,565</text:p>
          </table:table-cell>
          <table:table-cell table:style-name="ce478" office:value-type="string" calcext:value-type="string">
            <text:p>Detectron2-2L-smooth-29-2-relativeToUpperMiddleBottomCentersOfVideo</text:p>
          </table:table-cell>
          <table:table-cell table:style-name="Default" table:number-columns-repeated="3"/>
          <table:table-cell table:style-name="ce270" office:value-type="float" office:value="73.333" calcext:value-type="float">
            <text:p>73,333</text:p>
          </table:table-cell>
          <table:table-cell table:style-name="ce270" office:value-type="float" office:value="72.596" calcext:value-type="float">
            <text:p>72,596</text:p>
          </table:table-cell>
          <table:table-cell table:style-name="ce270" office:value-type="string" calcext:value-type="string">
            <text:p>PoseNet-2L-smooth-29-9-relativeToNextFrame-norm</text:p>
          </table:table-cell>
          <table:table-cell table:number-columns-repeated="1003"/>
        </table:table-row>
        <table:table-row table:style-name="ro2">
          <table:covered-table-cell table:number-columns-repeated="3"/>
          <table:table-cell table:style-name="ce307" office:value-type="float" office:value="94.962" calcext:value-type="float">
            <text:p>94,962</text:p>
          </table:table-cell>
          <table:table-cell table:style-name="ce315" office:value-type="float" office:value="92.932" calcext:value-type="float">
            <text:p>92,932</text:p>
          </table:table-cell>
          <table:table-cell table:style-name="ce315" office:value-type="string" calcext:value-type="string">
            <text:p>Detectron2-2L-relativeToNextFrame</text:p>
          </table:table-cell>
          <table:table-cell table:style-name="ce307" office:value-type="float" office:value="94.083" calcext:value-type="float">
            <text:p>94,083</text:p>
          </table:table-cell>
          <table:table-cell table:style-name="ce393" office:value-type="float" office:value="92.194" calcext:value-type="float">
            <text:p>92,194</text:p>
          </table:table-cell>
          <table:table-cell table:style-name="ce393" office:value-type="string" calcext:value-type="string">
            <text:p>Detectron2-2L-relativeToPointDistances</text:p>
          </table:table-cell>
          <table:table-cell table:style-name="ce307" office:value-type="float" office:value="95.372" calcext:value-type="float">
            <text:p>95,372</text:p>
          </table:table-cell>
          <table:table-cell table:style-name="ce478" office:value-type="float" office:value="93.354" calcext:value-type="float">
            <text:p>93,354</text:p>
          </table:table-cell>
          <table:table-cell table:style-name="ce478" office:value-type="string" calcext:value-type="string">
            <text:p>Detectron2-2L-smooth-29-5-relativeToUpperMiddleBottomCentersOfVideo</text:p>
          </table:table-cell>
          <table:table-cell table:style-name="Default" table:number-columns-repeated="3"/>
          <table:table-cell table:style-name="ce270" office:value-type="float" office:value="46.886" calcext:value-type="float">
            <text:p>46,886</text:p>
          </table:table-cell>
          <table:table-cell table:style-name="ce270" office:value-type="float" office:value="42.292" calcext:value-type="float">
            <text:p>42,292</text:p>
          </table:table-cell>
          <table:table-cell table:style-name="ce270" office:value-type="string" calcext:value-type="string">
            <text:p>PoseNet-2L-relativeToPointDistances</text:p>
          </table:table-cell>
          <table:table-cell table:number-columns-repeated="1003"/>
        </table:table-row>
        <table:table-row table:style-name="ro2">
          <table:covered-table-cell table:number-columns-repeated="3"/>
          <table:table-cell table:style-name="ce263" office:value-type="float" office:value="95.021" calcext:value-type="float">
            <text:p>95,021</text:p>
          </table:table-cell>
          <table:table-cell table:style-name="ce263" office:value-type="float" office:value="92.932" calcext:value-type="float">
            <text:p>92,932</text:p>
          </table:table-cell>
          <table:table-cell table:style-name="ce263" office:value-type="string" calcext:value-type="string">
            <text:p>Detectron2-2L-removeZerosFromDataset-smooth-29-7-relativeToNextFrame-norm</text:p>
          </table:table-cell>
          <table:table-cell table:style-name="ce307" office:value-type="float" office:value="92.853" calcext:value-type="float">
            <text:p>92,853</text:p>
          </table:table-cell>
          <table:table-cell table:style-name="ce393" office:value-type="float" office:value="92.089" calcext:value-type="float">
            <text:p>92,089</text:p>
          </table:table-cell>
          <table:table-cell table:style-name="ce393" office:value-type="string" calcext:value-type="string">
            <text:p>Detectron2-2L-smooth-29-5-relativeToPointDistances</text:p>
          </table:table-cell>
          <table:table-cell table:style-name="ce307" office:value-type="float" office:value="95.138" calcext:value-type="float">
            <text:p>95,138</text:p>
          </table:table-cell>
          <table:table-cell table:style-name="ce478" office:value-type="float" office:value="93.354" calcext:value-type="float">
            <text:p>93,354</text:p>
          </table:table-cell>
          <table:table-cell table:style-name="ce478" office:value-type="string" calcext:value-type="string">
            <text:p>Detectron2-2L-smooth-29-3-relativeToUpperMiddleBottomCentersOfVideo</text:p>
          </table:table-cell>
          <table:table-cell table:style-name="Default" table:number-columns-repeated="3"/>
          <table:table-cell table:style-name="ce270" office:value-type="float" office:value="29.158" calcext:value-type="float">
            <text:p>29,158</text:p>
          </table:table-cell>
          <table:table-cell table:style-name="ce270" office:value-type="float" office:value="26.877" calcext:value-type="float">
            <text:p>26,877</text:p>
          </table:table-cell>
          <table:table-cell table:style-name="ce270" office:value-type="string" calcext:value-type="string">
            <text:p>PoseNet-2L-smooth-29-7-relativeToNextFrame-norm</text:p>
          </table:table-cell>
          <table:table-cell table:number-columns-repeated="1003"/>
        </table:table-row>
        <table:table-row table:style-name="ro2">
          <table:covered-table-cell/>
          <table:covered-table-cell table:style-name="ce298"/>
          <table:covered-table-cell/>
          <table:table-cell table:style-name="ce263" office:value-type="float" office:value="93.556" calcext:value-type="float">
            <text:p>93,556</text:p>
          </table:table-cell>
          <table:table-cell table:style-name="ce263" office:value-type="float" office:value="92.405" calcext:value-type="float">
            <text:p>92,405</text:p>
          </table:table-cell>
          <table:table-cell table:style-name="ce263" office:value-type="string" calcext:value-type="string">
            <text:p>Detectron2-2L-removeZerosFromDataset-smooth-29-8-relativeToNextFrame-norm</text:p>
          </table:table-cell>
          <table:table-cell table:style-name="ce307" office:value-type="float" office:value="93.146" calcext:value-type="float">
            <text:p>93,146</text:p>
          </table:table-cell>
          <table:table-cell table:style-name="ce393" office:value-type="float" office:value="91.878" calcext:value-type="float">
            <text:p>91,878</text:p>
          </table:table-cell>
          <table:table-cell table:style-name="ce393" office:value-type="string" calcext:value-type="string">
            <text:p>Detectron2-2L-smooth-29-2-relativeToPointDistances</text:p>
          </table:table-cell>
          <table:table-cell table:style-name="ce307" office:value-type="float" office:value="95.255" calcext:value-type="float">
            <text:p>95,255</text:p>
          </table:table-cell>
          <table:table-cell table:style-name="ce478" office:value-type="float" office:value="93.249" calcext:value-type="float">
            <text:p>93,249</text:p>
          </table:table-cell>
          <table:table-cell table:style-name="ce478" office:value-type="string" calcext:value-type="string">
            <text:p>Detectron2-2L-smooth-29-4-relativeToUpperMiddleBottomCentersOfVideo</text:p>
          </table:table-cell>
          <table:table-cell table:style-name="Default" table:number-columns-repeated="3"/>
          <table:table-cell table:style-name="ce270" office:value-type="float" office:value="28.205" calcext:value-type="float">
            <text:p>28,205</text:p>
          </table:table-cell>
          <table:table-cell table:style-name="ce270" office:value-type="float" office:value="25.428" calcext:value-type="float">
            <text:p>25,428</text:p>
          </table:table-cell>
          <table:table-cell table:style-name="ce270" office:value-type="string" calcext:value-type="string">
            <text:p>Detectron2-2L-relativeToPointDistances</text:p>
          </table:table-cell>
          <table:table-cell table:number-columns-repeated="1003"/>
        </table:table-row>
        <table:table-row table:style-name="ro2">
          <table:covered-table-cell/>
          <table:covered-table-cell table:style-name="ce298"/>
          <table:covered-table-cell/>
          <table:table-cell table:style-name="ce307" office:value-type="float" office:value="93.029" calcext:value-type="float">
            <text:p>93,029</text:p>
          </table:table-cell>
          <table:table-cell table:style-name="ce315" office:value-type="float" office:value="91.772" calcext:value-type="float">
            <text:p>91,772</text:p>
          </table:table-cell>
          <table:table-cell table:style-name="ce315" office:value-type="string" calcext:value-type="string">
            <text:p>Detectron2-2L-smooth-29-2-relativeToNextFrame</text:p>
          </table:table-cell>
          <table:table-cell table:style-name="ce307" office:value-type="float" office:value="93.087" calcext:value-type="float">
            <text:p>93,087</text:p>
          </table:table-cell>
          <table:table-cell table:style-name="ce393" office:value-type="float" office:value="91.878" calcext:value-type="float">
            <text:p>91,878</text:p>
          </table:table-cell>
          <table:table-cell table:style-name="ce393" office:value-type="string" calcext:value-type="string">
            <text:p>Detectron2-2L-smooth-29-3-relativeToPointDistances</text:p>
          </table:table-cell>
          <table:table-cell table:style-name="ce307" office:value-type="float" office:value="95.255" calcext:value-type="float">
            <text:p>95,255</text:p>
          </table:table-cell>
          <table:table-cell table:style-name="ce478" office:value-type="float" office:value="93.249" calcext:value-type="float">
            <text:p>93,249</text:p>
          </table:table-cell>
          <table:table-cell table:style-name="ce478" office:value-type="string" calcext:value-type="string">
            <text:p>Detectron2-2L-smooth-29-9-relativeToUpperMiddleBottomCentersOfVideo</text:p>
          </table:table-cell>
          <table:table-cell table:number-columns-repeated="3"/>
          <table:table-cell table:style-name="ce270" office:value-type="float" office:value="23.15" calcext:value-type="float">
            <text:p>23,15</text:p>
          </table:table-cell>
          <table:table-cell table:style-name="ce270" office:value-type="float" office:value="23.188" calcext:value-type="float">
            <text:p>23,188</text:p>
          </table:table-cell>
          <table:table-cell table:style-name="ce270" office:value-type="string" calcext:value-type="string">
            <text:p>Detectron2-2L-relativeToNextFrame-norm</text:p>
          </table:table-cell>
          <table:table-cell table:number-columns-repeated="1003"/>
        </table:table-row>
        <table:table-row table:style-name="ro2">
          <table:covered-table-cell/>
          <table:covered-table-cell table:style-name="ce298"/>
          <table:covered-table-cell/>
          <table:table-cell table:style-name="ce307" office:value-type="float" office:value="93.79" calcext:value-type="float">
            <text:p>93,79</text:p>
          </table:table-cell>
          <table:table-cell table:style-name="ce315" office:value-type="float" office:value="91.667" calcext:value-type="float">
            <text:p>91,667</text:p>
          </table:table-cell>
          <table:table-cell table:style-name="ce315" office:value-type="string" calcext:value-type="string">
            <text:p>Detectron2-2L-smooth-29-4-relativeToNextFrame</text:p>
          </table:table-cell>
          <table:table-cell table:style-name="ce307" office:value-type="float" office:value="93.38" calcext:value-type="float">
            <text:p>93,38</text:p>
          </table:table-cell>
          <table:table-cell table:style-name="ce393" office:value-type="float" office:value="90.928" calcext:value-type="float">
            <text:p>90,928</text:p>
          </table:table-cell>
          <table:table-cell table:style-name="ce393" office:value-type="string" calcext:value-type="string">
            <text:p>Detectron2-2L-smooth-29-4-relativeToPointDistances</text:p>
          </table:table-cell>
          <table:table-cell table:style-name="ce307" office:value-type="float" office:value="95.782" calcext:value-type="float">
            <text:p>95,782</text:p>
          </table:table-cell>
          <table:table-cell table:style-name="ce478" office:value-type="float" office:value="93.038" calcext:value-type="float">
            <text:p>93,038</text:p>
          </table:table-cell>
          <table:table-cell table:style-name="ce478" office:value-type="string" calcext:value-type="string">
            <text:p>Detectron2-2L-smooth-29-6-relativeToUpperMiddleBottomCentersOfVideo</text:p>
          </table:table-cell>
          <table:table-cell table:style-name="Default" table:number-columns-repeated="3"/>
          <table:table-cell table:style-name="ce270" office:value-type="float" office:value="22.418" calcext:value-type="float">
            <text:p>22,418</text:p>
          </table:table-cell>
          <table:table-cell table:style-name="ce270" office:value-type="float" office:value="22.134" calcext:value-type="float">
            <text:p>22,134</text:p>
          </table:table-cell>
          <table:table-cell table:style-name="ce270" office:value-type="string" calcext:value-type="string">
            <text:p>Detectron2-2L-smooth-29-8-relativeToNextFrame-norm</text:p>
          </table:table-cell>
          <table:table-cell table:number-columns-repeated="1003"/>
        </table:table-row>
        <table:table-row table:style-name="ro2">
          <table:covered-table-cell/>
          <table:covered-table-cell table:style-name="ce298"/>
          <table:covered-table-cell table:style-name="ce454"/>
          <table:table-cell table:style-name="ce307" office:value-type="float" office:value="94.259" calcext:value-type="float">
            <text:p>94,259</text:p>
          </table:table-cell>
          <table:table-cell table:style-name="ce315" office:value-type="float" office:value="91.667" calcext:value-type="float">
            <text:p>91,667</text:p>
          </table:table-cell>
          <table:table-cell table:style-name="ce315" office:value-type="string" calcext:value-type="string">
            <text:p>Detectron2-2L-smooth-29-9-relativeToNextFrame</text:p>
          </table:table-cell>
          <table:table-cell table:style-name="ce307" office:value-type="float" office:value="92.267" calcext:value-type="float">
            <text:p>92,267</text:p>
          </table:table-cell>
          <table:table-cell table:style-name="ce393" office:value-type="float" office:value="90.612" calcext:value-type="float">
            <text:p>90,612</text:p>
          </table:table-cell>
          <table:table-cell table:style-name="ce393" office:value-type="string" calcext:value-type="string">
            <text:p>Detectron2-2L-smooth-29-1-relativeToPointDistances</text:p>
          </table:table-cell>
          <table:table-cell table:style-name="ce307" office:value-type="float" office:value="94.903" calcext:value-type="float">
            <text:p>94,903</text:p>
          </table:table-cell>
          <table:table-cell table:style-name="ce478" office:value-type="float" office:value="92.616" calcext:value-type="float">
            <text:p>92,616</text:p>
          </table:table-cell>
          <table:table-cell table:style-name="ce478" office:value-type="string" calcext:value-type="string">
            <text:p>Detectron2-2L-smooth-29-7-relativeToUpperMiddleBottomCentersOfVideo</text:p>
          </table:table-cell>
          <table:table-cell table:style-name="Default" table:number-columns-repeated="3"/>
          <table:table-cell table:style-name="ce270" office:value-type="float" office:value="22.344" calcext:value-type="float">
            <text:p>22,344</text:p>
          </table:table-cell>
          <table:table-cell table:style-name="ce270" office:value-type="float" office:value="21.739" calcext:value-type="float">
            <text:p>21,739</text:p>
          </table:table-cell>
          <table:table-cell table:style-name="ce270" office:value-type="string" calcext:value-type="string">
            <text:p>Detectron2-2L-smooth-29-6-relativeToNextFrame-norm</text:p>
          </table:table-cell>
          <table:table-cell table:number-columns-repeated="1003"/>
        </table:table-row>
        <table:table-row table:style-name="ro2">
          <table:covered-table-cell table:number-columns-repeated="2"/>
          <table:covered-table-cell table:style-name="ce454"/>
          <table:table-cell table:style-name="ce307" office:value-type="float" office:value="93.38" calcext:value-type="float">
            <text:p>93,38</text:p>
          </table:table-cell>
          <table:table-cell table:style-name="ce315" office:value-type="float" office:value="91.35" calcext:value-type="float">
            <text:p>91,35</text:p>
          </table:table-cell>
          <table:table-cell table:style-name="ce315" office:value-type="string" calcext:value-type="string">
            <text:p>Detectron2-2L-smooth-29-1-relativeToNextFrame</text:p>
          </table:table-cell>
          <table:table-cell table:style-name="ce307" office:value-type="float" office:value="42.472" calcext:value-type="float">
            <text:p>42,472</text:p>
          </table:table-cell>
          <table:table-cell table:style-name="ce393" office:value-type="float" office:value="38.819" calcext:value-type="float">
            <text:p>38,819</text:p>
          </table:table-cell>
          <table:table-cell table:style-name="ce393" office:value-type="string" calcext:value-type="string">
            <text:p>Detectron2-2L-relativeToPointDistances</text:p>
          </table:table-cell>
          <table:table-cell table:style-name="ce307" office:value-type="float" office:value="93.966" calcext:value-type="float">
            <text:p>93,966</text:p>
          </table:table-cell>
          <table:table-cell table:style-name="ce478" office:value-type="float" office:value="92.616" calcext:value-type="float">
            <text:p>92,616</text:p>
          </table:table-cell>
          <table:table-cell table:style-name="ce478" office:value-type="string" calcext:value-type="string">
            <text:p>Detectron2-2L-smooth-29-1-relativeToUpperMiddleBottomCentersOfVideo</text:p>
          </table:table-cell>
          <table:table-cell table:style-name="Default" table:number-columns-repeated="3"/>
          <table:table-cell table:style-name="ce270" office:value-type="float" office:value="21.465" calcext:value-type="float">
            <text:p>21,465</text:p>
          </table:table-cell>
          <table:table-cell table:style-name="ce270" office:value-type="float" office:value="20.817" calcext:value-type="float">
            <text:p>20,817</text:p>
          </table:table-cell>
          <table:table-cell table:style-name="ce270" office:value-type="string" calcext:value-type="string">
            <text:p>Detectron2-2L-smooth-29-5-relativeToNextFrame-norm</text:p>
          </table:table-cell>
          <table:table-cell table:number-columns-repeated="1003"/>
        </table:table-row>
        <table:table-row table:style-name="ro10">
          <table:covered-table-cell/>
          <table:table-cell/>
          <table:table-cell table:style-name="ce454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style-name="Default" table:number-columns-repeated="3"/>
          <table:table-cell table:style-name="ce270" office:value-type="float" office:value="16.923" calcext:value-type="float">
            <text:p>16,923</text:p>
          </table:table-cell>
          <table:table-cell table:style-name="ce270" office:value-type="float" office:value="17.128" calcext:value-type="float">
            <text:p>17,128</text:p>
          </table:table-cell>
          <table:table-cell table:style-name="ce270" office:value-type="string" calcext:value-type="string">
            <text:p>PoseNet-2L-relativeToNextFrame-norm</text:p>
          </table:table-cell>
          <table:table-cell table:number-columns-repeated="1003"/>
        </table:table-row>
        <table:table-row table:style-name="ro2">
          <table:covered-table-cell/>
          <table:table-cell table:style-name="ce296" office:value-type="string" calcext:value-type="string" table:number-columns-spanned="1" table:number-rows-spanned="21">
            <text:p>PoseNet</text:p>
          </table:table-cell>
          <table:table-cell table:style-name="ce299" office:value-type="string" calcext:value-type="string" table:number-columns-spanned="1" table:number-rows-spanned="10">
            <text:p>4 layers</text:p>
          </table:table-cell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70" office:value-type="float" office:value="12.527" calcext:value-type="float">
            <text:p>12,527</text:p>
          </table:table-cell>
          <table:table-cell table:style-name="ce270" office:value-type="float" office:value="12.516" calcext:value-type="float">
            <text:p>12,516</text:p>
          </table:table-cell>
          <table:table-cell table:style-name="ce270" office:value-type="string" calcext:value-type="string">
            <text:p>Detectron2-4L-removeZerosFromDataset-relativeToNextFrame-norm</text:p>
          </table:table-cell>
          <table:table-cell table:number-columns-repeated="1003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/>
          <table:covered-table-cell table:style-name="ce298"/>
          <table:covered-table-cell table:style-name="ce454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1009"/>
        </table:table-row>
        <table:table-row table:style-name="ro2">
          <table:covered-table-cell table:number-columns-repeated="2"/>
          <table:covered-table-cell table:style-name="ce454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1009"/>
        </table:table-row>
        <table:table-row table:style-name="ro2">
          <table:covered-table-cell table:number-columns-repeated="2"/>
          <table:covered-table-cell table:style-name="ce454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1009"/>
        </table:table-row>
        <table:table-row table:style-name="ro8">
          <table:covered-table-cell table:number-columns-repeated="2"/>
          <table:table-cell table:style-name="ce454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number-columns-repeated="1009"/>
        </table:table-row>
        <table:table-row table:style-name="ro2">
          <table:covered-table-cell table:number-columns-repeated="2"/>
          <table:table-cell table:style-name="ce299" office:value-type="string" calcext:value-type="string" table:number-columns-spanned="1" table:number-rows-spanned="10">
            <text:p>2 layers</text:p>
          </table:table-cell>
          <table:table-cell table:style-name="ce307"/>
          <table:table-cell table:style-name="ce315" table:number-columns-repeated="2"/>
          <table:table-cell table:style-name="ce307" office:value-type="float" office:value="91.037" calcext:value-type="float">
            <text:p>91,037</text:p>
          </table:table-cell>
          <table:table-cell table:style-name="ce393" office:value-type="float" office:value="90.401" calcext:value-type="float">
            <text:p>90,401</text:p>
          </table:table-cell>
          <table:table-cell table:style-name="ce393" office:value-type="string" calcext:value-type="string">
            <text:p>PoseNet-2L-smooth-29-9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ce307" office:value-type="float" office:value="89.69" calcext:value-type="float">
            <text:p>89,69</text:p>
          </table:table-cell>
          <table:table-cell table:style-name="ce393" office:value-type="float" office:value="89.135" calcext:value-type="float">
            <text:p>89,135</text:p>
          </table:table-cell>
          <table:table-cell table:style-name="ce393" office:value-type="string" calcext:value-type="string">
            <text:p>PoseNet-2L-smooth-29-7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/>
          <table:covered-table-cell table:style-name="ce298"/>
          <table:covered-table-cell/>
          <table:table-cell table:style-name="ce307"/>
          <table:table-cell table:style-name="ce315" table:number-columns-repeated="2"/>
          <table:table-cell table:style-name="ce307" office:value-type="float" office:value="89.924" calcext:value-type="float">
            <text:p>89,924</text:p>
          </table:table-cell>
          <table:table-cell table:style-name="ce393" office:value-type="float" office:value="88.502" calcext:value-type="float">
            <text:p>88,502</text:p>
          </table:table-cell>
          <table:table-cell table:style-name="ce393" office:value-type="string" calcext:value-type="string">
            <text:p>PoseNet-2L-smooth-29-5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ce307" office:value-type="float" office:value="90.1" calcext:value-type="float">
            <text:p>90,1</text:p>
          </table:table-cell>
          <table:table-cell table:style-name="ce393" office:value-type="float" office:value="87.342" calcext:value-type="float">
            <text:p>87,342</text:p>
          </table:table-cell>
          <table:table-cell table:style-name="ce393" office:value-type="string" calcext:value-type="string">
            <text:p>PoseNet-2L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ce307" office:value-type="float" office:value="44.347" calcext:value-type="float">
            <text:p>44,347</text:p>
          </table:table-cell>
          <table:table-cell table:style-name="ce393" office:value-type="float" office:value="40.19" calcext:value-type="float">
            <text:p>40,19</text:p>
          </table:table-cell>
          <table:table-cell table:style-name="ce393" office:value-type="string" calcext:value-type="string">
            <text:p>PoseNet-2L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2"/>
          <table:covered-table-cell table:style-name="ce454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2"/>
          <table:covered-table-cell table:style-name="ce454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10" table:number-rows-repeated="3"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0" table:number-rows-repeated="1048483">
          <table:table-cell table:number-columns-repeated="1021"/>
        </table:table-row>
        <table:table-row table:style-name="ro10">
          <table:table-cell table:number-columns-repeated="1021"/>
        </table:table-row>
      </table:table>
      <table:table table:name="crossView crossSubject" table:style-name="ta1">
        <table:table-column table:style-name="co5" table:number-columns-repeated="2" table:default-cell-style-name="ce262"/>
        <table:table-column table:style-name="co41" table:default-cell-style-name="ce262"/>
        <table:table-column table:style-name="co5" table:number-columns-repeated="2" table:default-cell-style-name="ce262"/>
        <table:table-column table:style-name="co41" table:default-cell-style-name="ce262"/>
        <table:table-column table:style-name="co5" table:number-columns-repeated="1018" table:default-cell-style-name="ce262"/>
        <table:table-row table:style-name="ro9"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Cross-view</text:p>
          </table:table-cell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Cross-subject</text:p>
          </table:table-cell>
          <table:table-cell table:number-columns-repeated="1018"/>
        </table:table-row>
        <table:table-row table:style-name="ro2">
          <table:table-cell office:value-type="float" office:value="92.822" calcext:value-type="float">
            <text:p>92,82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ectron2-4L-removeZerosFromDataset-smooth-29-8-relativeToUpperMiddleBottomCentersOfVideo-norm</text:p>
          </table:table-cell>
          <table:table-cell office:value-type="float" office:value="94.966" calcext:value-type="float">
            <text:p>94,966</text:p>
          </table:table-cell>
          <table:table-cell office:value-type="float" office:value="87.821" calcext:value-type="float">
            <text:p>87,821</text:p>
          </table:table-cell>
          <table:table-cell office:value-type="string" calcext:value-type="string">
            <text:p>Detectron2-4L-removeZerosFromDataset-smooth-29-8-relativeToUpperMiddleBottomCentersOfVideo-norm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u" table:style-name="ta1">
        <office:forms form:automatic-focus="false" form:apply-design-mode="false"/>
        <table:shapes>
          <draw:frame draw:z-index="0" draw:style-name="gr1" draw:text-style-name="P1" svg:width="225.32mm" svg:height="109.22mm" svg:x="184.74mm" svg:y="0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5.94mm" svg:height="91.16mm" svg:x="188.34mm" svg:y="107.95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5" table:default-cell-style-name="ce358"/>
        <table:table-column table:style-name="co5" table:number-columns-repeated="2" table:default-cell-style-name="Default"/>
        <table:table-column table:style-name="co5" table:default-cell-style-name="ce363"/>
        <table:table-column table:style-name="co46" table:default-cell-style-name="Default"/>
        <table:table-column table:style-name="co47" table:default-cell-style-name="ce358"/>
        <table:table-column table:style-name="co45" table:default-cell-style-name="Default"/>
        <table:table-column table:style-name="co5" table:default-cell-style-name="Default"/>
        <table:table-column table:style-name="co5" table:default-cell-style-name="ce363"/>
        <table:table-column table:style-name="co47" table:default-cell-style-name="Default"/>
        <table:table-row table:style-name="ro2">
          <table:table-cell table:style-name="ce356" office:value-type="string" calcext:value-type="string" table:number-columns-spanned="4" table:number-rows-spanned="1">
            <text:p>FRAME</text:p>
          </table:table-cell>
          <table:covered-table-cell table:number-columns-repeated="2" table:style-name="ce360"/>
          <table:covered-table-cell table:style-name="ce362"/>
          <table:table-cell/>
          <table:table-cell table:style-name="ce365" office:value-type="string" calcext:value-type="string" table:number-columns-spanned="4" table:number-rows-spanned="1">
            <text:p>3BAR</text:p>
          </table:table-cell>
          <table:covered-table-cell table:number-columns-repeated="2" table:style-name="ce360"/>
          <table:covered-table-cell table:style-name="ce362"/>
          <table:table-cell/>
        </table:table-row>
        <table:table-row table:style-name="ro2">
          <table:table-cell table:style-name="ce357" office:value-type="string" calcext:value-type="string">
            <text:p>HU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s</text:p>
          </table:table-cell>
          <table:table-cell/>
          <table:table-cell office:value-type="string" calcext:value-type="string">
            <text:p>HU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8.753" calcext:value-type="float">
            <text:p>58,753</text:p>
          </table:table-cell>
          <table:table-cell office:value-type="float" office:value="62.025" calcext:value-type="float">
            <text:p>62,025</text:p>
          </table:table-cell>
          <table:table-cell office:value-type="float" office:value="55.48" calcext:value-type="float">
            <text:p>55,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1.486" calcext:value-type="float">
            <text:p>61,486</text:p>
          </table:table-cell>
          <table:table-cell office:value-type="float" office:value="62.737" calcext:value-type="float">
            <text:p>62,737</text:p>
          </table:table-cell>
          <table:table-cell office:value-type="float" office:value="60.236" calcext:value-type="float">
            <text:p>60,236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7.236" calcext:value-type="float">
            <text:p>57,236</text:p>
          </table:table-cell>
          <table:table-cell office:value-type="float" office:value="61.392" calcext:value-type="float">
            <text:p>61,392</text:p>
          </table:table-cell>
          <table:table-cell office:value-type="float" office:value="53.08" calcext:value-type="float">
            <text:p>53,0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7.311" calcext:value-type="float">
            <text:p>57,311</text:p>
          </table:table-cell>
          <table:table-cell office:value-type="float" office:value="60.047" calcext:value-type="float">
            <text:p>60,047</text:p>
          </table:table-cell>
          <table:table-cell office:value-type="float" office:value="54.574" calcext:value-type="float">
            <text:p>54,574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6.669" calcext:value-type="float">
            <text:p>66,669</text:p>
          </table:table-cell>
          <table:table-cell office:value-type="float" office:value="69.66" calcext:value-type="float">
            <text:p>69,66</text:p>
          </table:table-cell>
          <table:table-cell office:value-type="float" office:value="63.678" calcext:value-type="float">
            <text:p>63,67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3.206" calcext:value-type="float">
            <text:p>63,206</text:p>
          </table:table-cell>
          <table:table-cell office:value-type="float" office:value="64.003" calcext:value-type="float">
            <text:p>64,003</text:p>
          </table:table-cell>
          <table:table-cell office:value-type="float" office:value="62.409" calcext:value-type="float">
            <text:p>62,409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3.252" calcext:value-type="float">
            <text:p>63,252</text:p>
          </table:table-cell>
          <table:table-cell office:value-type="float" office:value="63.687" calcext:value-type="float">
            <text:p>63,687</text:p>
          </table:table-cell>
          <table:table-cell office:value-type="float" office:value="62.817" calcext:value-type="float">
            <text:p>62,81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.172" calcext:value-type="float">
            <text:p>60,172</text:p>
          </table:table-cell>
          <table:table-cell office:value-type="float" office:value="63.37" calcext:value-type="float">
            <text:p>63,37</text:p>
          </table:table-cell>
          <table:table-cell office:value-type="float" office:value="56.975" calcext:value-type="float">
            <text:p>56,975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68.343" calcext:value-type="float">
            <text:p>68,343</text:p>
          </table:table-cell>
          <table:table-cell office:value-type="float" office:value="71.242" calcext:value-type="float">
            <text:p>71,242</text:p>
          </table:table-cell>
          <table:table-cell office:value-type="float" office:value="65.444" calcext:value-type="float">
            <text:p>65,44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6.105" calcext:value-type="float">
            <text:p>66,105</text:p>
          </table:table-cell>
          <table:table-cell office:value-type="float" office:value="67.128" calcext:value-type="float">
            <text:p>67,128</text:p>
          </table:table-cell>
          <table:table-cell office:value-type="float" office:value="65.082" calcext:value-type="float">
            <text:p>65,082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65.157" calcext:value-type="float">
            <text:p>65,157</text:p>
          </table:table-cell>
          <table:table-cell office:value-type="float" office:value="70.214" calcext:value-type="float">
            <text:p>70,214</text:p>
          </table:table-cell>
          <table:table-cell office:value-type="float" office:value="60.1" calcext:value-type="float">
            <text:p>60,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3.609" calcext:value-type="float">
            <text:p>63,609</text:p>
          </table:table-cell>
          <table:table-cell office:value-type="float" office:value="63.449" calcext:value-type="float">
            <text:p>63,449</text:p>
          </table:table-cell>
          <table:table-cell office:value-type="float" office:value="63.768" calcext:value-type="float">
            <text:p>63,768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7.19" calcext:value-type="float">
            <text:p>67,19</text:p>
          </table:table-cell>
          <table:table-cell office:value-type="float" office:value="69.66" calcext:value-type="float">
            <text:p>69,66</text:p>
          </table:table-cell>
          <table:table-cell office:value-type="float" office:value="64.719" calcext:value-type="float">
            <text:p>64,71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7.677" calcext:value-type="float">
            <text:p>67,677</text:p>
          </table:table-cell>
          <table:table-cell office:value-type="float" office:value="69.502" calcext:value-type="float">
            <text:p>69,502</text:p>
          </table:table-cell>
          <table:table-cell office:value-type="float" office:value="65.851" calcext:value-type="float">
            <text:p>65,851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4.5" calcext:value-type="float">
            <text:p>64,5</text:p>
          </table:table-cell>
          <table:table-cell office:value-type="float" office:value="66.456" calcext:value-type="float">
            <text:p>66,456</text:p>
          </table:table-cell>
          <table:table-cell office:value-type="float" office:value="62.545" calcext:value-type="float">
            <text:p>62,54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3.777" calcext:value-type="float">
            <text:p>63,777</text:p>
          </table:table-cell>
          <table:table-cell office:value-type="float" office:value="64.873" calcext:value-type="float">
            <text:p>64,873</text:p>
          </table:table-cell>
          <table:table-cell office:value-type="float" office:value="62.681" calcext:value-type="float">
            <text:p>62,681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9.107" calcext:value-type="float">
            <text:p>69,107</text:p>
          </table:table-cell>
          <table:table-cell office:value-type="float" office:value="71.954" calcext:value-type="float">
            <text:p>71,954</text:p>
          </table:table-cell>
          <table:table-cell office:value-type="float" office:value="66.259" calcext:value-type="float">
            <text:p>66,25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7.356" calcext:value-type="float">
            <text:p>67,356</text:p>
          </table:table-cell>
          <table:table-cell office:value-type="float" office:value="70.174" calcext:value-type="float">
            <text:p>70,174</text:p>
          </table:table-cell>
          <table:table-cell office:value-type="float" office:value="64.538" calcext:value-type="float">
            <text:p>64,538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2.27" calcext:value-type="float">
            <text:p>62,27</text:p>
          </table:table-cell>
          <table:table-cell office:value-type="float" office:value="63.172" calcext:value-type="float">
            <text:p>63,172</text:p>
          </table:table-cell>
          <table:table-cell office:value-type="float" office:value="61.368" calcext:value-type="float">
            <text:p>61,36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9.281" calcext:value-type="float">
            <text:p>59,281</text:p>
          </table:table-cell>
          <table:table-cell office:value-type="float" office:value="54.114" calcext:value-type="float">
            <text:p>54,114</text:p>
          </table:table-cell>
          <table:table-cell office:value-type="float" office:value="64.447" calcext:value-type="float">
            <text:p>64,447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69.275" calcext:value-type="float">
            <text:p>69,275</text:p>
          </table:table-cell>
          <table:table-cell office:value-type="float" office:value="73.062" calcext:value-type="float">
            <text:p>73,062</text:p>
          </table:table-cell>
          <table:table-cell office:value-type="float" office:value="65.489" calcext:value-type="float">
            <text:p>65,48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9.142" calcext:value-type="float">
            <text:p>69,142</text:p>
          </table:table-cell>
          <table:table-cell office:value-type="float" office:value="70.53" calcext:value-type="float">
            <text:p>70,53</text:p>
          </table:table-cell>
          <table:table-cell office:value-type="float" office:value="67.754" calcext:value-type="float">
            <text:p>67,754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66.645" calcext:value-type="float">
            <text:p>66,645</text:p>
          </table:table-cell>
          <table:table-cell office:value-type="float" office:value="70.293" calcext:value-type="float">
            <text:p>70,293</text:p>
          </table:table-cell>
          <table:table-cell office:value-type="float" office:value="62.998" calcext:value-type="float">
            <text:p>62,99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2.693" calcext:value-type="float">
            <text:p>62,693</text:p>
          </table:table-cell>
          <table:table-cell office:value-type="float" office:value="64.834" calcext:value-type="float">
            <text:p>64,834</text:p>
          </table:table-cell>
          <table:table-cell office:value-type="float" office:value="60.553" calcext:value-type="float">
            <text:p>60,553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68.906" calcext:value-type="float">
            <text:p>68,906</text:p>
          </table:table-cell>
          <table:table-cell office:value-type="float" office:value="71.282" calcext:value-type="float">
            <text:p>71,282</text:p>
          </table:table-cell>
          <table:table-cell office:value-type="float" office:value="66.531" calcext:value-type="float">
            <text:p>66,53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71.174" calcext:value-type="float">
            <text:p>71,174</text:p>
          </table:table-cell>
          <table:table-cell office:value-type="float" office:value="74.367" calcext:value-type="float">
            <text:p>74,367</text:p>
          </table:table-cell>
          <table:table-cell office:value-type="float" office:value="67.98" calcext:value-type="float">
            <text:p>67,98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65.938" calcext:value-type="float">
            <text:p>65,938</text:p>
          </table:table-cell>
          <table:table-cell office:value-type="float" office:value="66.614" calcext:value-type="float">
            <text:p>66,614</text:p>
          </table:table-cell>
          <table:table-cell office:value-type="float" office:value="65.263" calcext:value-type="float">
            <text:p>65,26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67.409" calcext:value-type="float">
            <text:p>67,409</text:p>
          </table:table-cell>
          <table:table-cell office:value-type="float" office:value="71.005" calcext:value-type="float">
            <text:p>71,005</text:p>
          </table:table-cell>
          <table:table-cell office:value-type="float" office:value="63.813" calcext:value-type="float">
            <text:p>63,813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68.342" calcext:value-type="float">
            <text:p>68,342</text:p>
          </table:table-cell>
          <table:table-cell office:value-type="float" office:value="69.699" calcext:value-type="float">
            <text:p>69,699</text:p>
          </table:table-cell>
          <table:table-cell office:value-type="float" office:value="66.984" calcext:value-type="float">
            <text:p>66,98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69.225" calcext:value-type="float">
            <text:p>69,225</text:p>
          </table:table-cell>
          <table:table-cell office:value-type="float" office:value="72.508" calcext:value-type="float">
            <text:p>72,508</text:p>
          </table:table-cell>
          <table:table-cell office:value-type="float" office:value="65.942" calcext:value-type="float">
            <text:p>65,942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65.259" calcext:value-type="float">
            <text:p>65,259</text:p>
          </table:table-cell>
          <table:table-cell office:value-type="float" office:value="66.93" calcext:value-type="float">
            <text:p>66,93</text:p>
          </table:table-cell>
          <table:table-cell office:value-type="float" office:value="63.587" calcext:value-type="float">
            <text:p>63,58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63.628" calcext:value-type="float">
            <text:p>63,628</text:p>
          </table:table-cell>
          <table:table-cell office:value-type="float" office:value="63.805" calcext:value-type="float">
            <text:p>63,805</text:p>
          </table:table-cell>
          <table:table-cell office:value-type="float" office:value="63.451" calcext:value-type="float">
            <text:p>63,451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69.453" calcext:value-type="float">
            <text:p>69,453</text:p>
          </table:table-cell>
          <table:table-cell office:value-type="float" office:value="73.734" calcext:value-type="float">
            <text:p>73,734</text:p>
          </table:table-cell>
          <table:table-cell office:value-type="float" office:value="65.172" calcext:value-type="float">
            <text:p>65,17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69.445" calcext:value-type="float">
            <text:p>69,445</text:p>
          </table:table-cell>
          <table:table-cell office:value-type="float" office:value="73.22" calcext:value-type="float">
            <text:p>73,22</text:p>
          </table:table-cell>
          <table:table-cell office:value-type="float" office:value="65.67" calcext:value-type="float">
            <text:p>65,67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65.851" calcext:value-type="float">
            <text:p>65,851</text:p>
          </table:table-cell>
          <table:table-cell office:value-type="float" office:value="68.75" calcext:value-type="float">
            <text:p>68,75</text:p>
          </table:table-cell>
          <table:table-cell office:value-type="float" office:value="62.953" calcext:value-type="float">
            <text:p>62,95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67.044" calcext:value-type="float">
            <text:p>67,044</text:p>
          </table:table-cell>
          <table:table-cell office:value-type="float" office:value="71.361" calcext:value-type="float">
            <text:p>71,361</text:p>
          </table:table-cell>
          <table:table-cell office:value-type="float" office:value="62.726" calcext:value-type="float">
            <text:p>62,726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70.455" calcext:value-type="float">
            <text:p>70,455</text:p>
          </table:table-cell>
          <table:table-cell office:value-type="float" office:value="73.972" calcext:value-type="float">
            <text:p>73,972</text:p>
          </table:table-cell>
          <table:table-cell office:value-type="float" office:value="66.938" calcext:value-type="float">
            <text:p>66,93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71.694" calcext:value-type="float">
            <text:p>71,694</text:p>
          </table:table-cell>
          <table:table-cell office:value-type="float" office:value="75.316" calcext:value-type="float">
            <text:p>75,316</text:p>
          </table:table-cell>
          <table:table-cell office:value-type="float" office:value="68.071" calcext:value-type="float">
            <text:p>68,071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68.661" calcext:value-type="float">
            <text:p>68,661</text:p>
          </table:table-cell>
          <table:table-cell office:value-type="float" office:value="72.785" calcext:value-type="float">
            <text:p>72,785</text:p>
          </table:table-cell>
          <table:table-cell office:value-type="float" office:value="64.538" calcext:value-type="float">
            <text:p>64,53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66.361" calcext:value-type="float">
            <text:p>66,361</text:p>
          </table:table-cell>
          <table:table-cell office:value-type="float" office:value="68.908" calcext:value-type="float">
            <text:p>68,908</text:p>
          </table:table-cell>
          <table:table-cell office:value-type="float" office:value="63.813" calcext:value-type="float">
            <text:p>63,813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71.098" calcext:value-type="float">
            <text:p>71,098</text:p>
          </table:table-cell>
          <table:table-cell office:value-type="float" office:value="76.028" calcext:value-type="float">
            <text:p>76,028</text:p>
          </table:table-cell>
          <table:table-cell office:value-type="float" office:value="66.168" calcext:value-type="float">
            <text:p>66,16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70.607" calcext:value-type="float">
            <text:p>70,607</text:p>
          </table:table-cell>
          <table:table-cell office:value-type="float" office:value="75" calcext:value-type="float">
            <text:p>75</text:p>
          </table:table-cell>
          <table:table-cell office:value-type="float" office:value="66.214" calcext:value-type="float">
            <text:p>66,214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67.757" calcext:value-type="float">
            <text:p>67,757</text:p>
          </table:table-cell>
          <table:table-cell office:value-type="float" office:value="71.519" calcext:value-type="float">
            <text:p>71,519</text:p>
          </table:table-cell>
          <table:table-cell office:value-type="float" office:value="63.995" calcext:value-type="float">
            <text:p>63,99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68.591" calcext:value-type="float">
            <text:p>68,591</text:p>
          </table:table-cell>
          <table:table-cell office:value-type="float" office:value="72.191" calcext:value-type="float">
            <text:p>72,191</text:p>
          </table:table-cell>
          <table:table-cell office:value-type="float" office:value="64.991" calcext:value-type="float">
            <text:p>64,991</text:p>
          </table:table-cell>
          <table:table-cell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70.73" calcext:value-type="float">
            <text:p>70,73</text:p>
          </table:table-cell>
          <table:table-cell office:value-type="float" office:value="73.616" calcext:value-type="float">
            <text:p>73,616</text:p>
          </table:table-cell>
          <table:table-cell office:value-type="float" office:value="67.844" calcext:value-type="float">
            <text:p>67,844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70.645" calcext:value-type="float">
            <text:p>70,645</text:p>
          </table:table-cell>
          <table:table-cell office:value-type="float" office:value="73.853" calcext:value-type="float">
            <text:p>73,853</text:p>
          </table:table-cell>
          <table:table-cell office:value-type="float" office:value="67.437" calcext:value-type="float">
            <text:p>67,437</text:p>
          </table:table-cell>
          <table:table-cell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67.037" calcext:value-type="float">
            <text:p>67,037</text:p>
          </table:table-cell>
          <table:table-cell office:value-type="float" office:value="68.948" calcext:value-type="float">
            <text:p>68,948</text:p>
          </table:table-cell>
          <table:table-cell office:value-type="float" office:value="65.127" calcext:value-type="float">
            <text:p>65,127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67.496" calcext:value-type="float">
            <text:p>67,496</text:p>
          </table:table-cell>
          <table:table-cell office:value-type="float" office:value="69.185" calcext:value-type="float">
            <text:p>69,185</text:p>
          </table:table-cell>
          <table:table-cell office:value-type="float" office:value="65.806" calcext:value-type="float">
            <text:p>65,806</text:p>
          </table:table-cell>
          <table:table-cell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70.975" calcext:value-type="float">
            <text:p>70,975</text:p>
          </table:table-cell>
          <table:table-cell office:value-type="float" office:value="74.604" calcext:value-type="float">
            <text:p>74,604</text:p>
          </table:table-cell>
          <table:table-cell office:value-type="float" office:value="67.346" calcext:value-type="float">
            <text:p>67,346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71.246" calcext:value-type="float">
            <text:p>71,246</text:p>
          </table:table-cell>
          <table:table-cell office:value-type="float" office:value="75.237" calcext:value-type="float">
            <text:p>75,237</text:p>
          </table:table-cell>
          <table:table-cell office:value-type="float" office:value="67.255" calcext:value-type="float">
            <text:p>67,255</text:p>
          </table:table-cell>
          <table:table-cell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65.939" calcext:value-type="float">
            <text:p>65,939</text:p>
          </table:table-cell>
          <table:table-cell office:value-type="float" office:value="65.348" calcext:value-type="float">
            <text:p>65,348</text:p>
          </table:table-cell>
          <table:table-cell office:value-type="float" office:value="66.531" calcext:value-type="float">
            <text:p>66,531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67.877" calcext:value-type="float">
            <text:p>67,877</text:p>
          </table:table-cell>
          <table:table-cell office:value-type="float" office:value="69.858" calcext:value-type="float">
            <text:p>69,858</text:p>
          </table:table-cell>
          <table:table-cell office:value-type="float" office:value="65.897" calcext:value-type="float">
            <text:p>65,897</text:p>
          </table:table-cell>
          <table:table-cell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70.393" calcext:value-type="float">
            <text:p>70,393</text:p>
          </table:table-cell>
          <table:table-cell office:value-type="float" office:value="73.259" calcext:value-type="float">
            <text:p>73,259</text:p>
          </table:table-cell>
          <table:table-cell office:value-type="float" office:value="67.527" calcext:value-type="float">
            <text:p>67,52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71.023" calcext:value-type="float">
            <text:p>71,023</text:p>
          </table:table-cell>
          <table:table-cell office:value-type="float" office:value="74.565" calcext:value-type="float">
            <text:p>74,565</text:p>
          </table:table-cell>
          <table:table-cell office:value-type="float" office:value="67.482" calcext:value-type="float">
            <text:p>67,482</text:p>
          </table:table-cell>
          <table:table-cell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69.319" calcext:value-type="float">
            <text:p>69,319</text:p>
          </table:table-cell>
          <table:table-cell office:value-type="float" office:value="72.152" calcext:value-type="float">
            <text:p>72,152</text:p>
          </table:table-cell>
          <table:table-cell office:value-type="float" office:value="66.486" calcext:value-type="float">
            <text:p>66,48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68.582" calcext:value-type="float">
            <text:p>68,582</text:p>
          </table:table-cell>
          <table:table-cell office:value-type="float" office:value="70.134" calcext:value-type="float">
            <text:p>70,134</text:p>
          </table:table-cell>
          <table:table-cell office:value-type="float" office:value="67.029" calcext:value-type="float">
            <text:p>67,029</text:p>
          </table:table-cell>
          <table:table-cell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69.914" calcext:value-type="float">
            <text:p>69,914</text:p>
          </table:table-cell>
          <table:table-cell office:value-type="float" office:value="74.565" calcext:value-type="float">
            <text:p>74,565</text:p>
          </table:table-cell>
          <table:table-cell office:value-type="float" office:value="65.263" calcext:value-type="float">
            <text:p>65,26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71.7" calcext:value-type="float">
            <text:p>71,7</text:p>
          </table:table-cell>
          <table:table-cell office:value-type="float" office:value="74.921" calcext:value-type="float">
            <text:p>74,921</text:p>
          </table:table-cell>
          <table:table-cell office:value-type="float" office:value="68.478" calcext:value-type="float">
            <text:p>68,478</text:p>
          </table:table-cell>
          <table:table-cell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66.945" calcext:value-type="float">
            <text:p>66,945</text:p>
          </table:table-cell>
          <table:table-cell office:value-type="float" office:value="68.038" calcext:value-type="float">
            <text:p>68,038</text:p>
          </table:table-cell>
          <table:table-cell office:value-type="float" office:value="65.851" calcext:value-type="float">
            <text:p>65,851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69.191" calcext:value-type="float">
            <text:p>69,191</text:p>
          </table:table-cell>
          <table:table-cell office:value-type="float" office:value="72.983" calcext:value-type="float">
            <text:p>72,983</text:p>
          </table:table-cell>
          <table:table-cell office:value-type="float" office:value="65.399" calcext:value-type="float">
            <text:p>65,399</text:p>
          </table:table-cell>
          <table:table-cell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71.856" calcext:value-type="float">
            <text:p>71,856</text:p>
          </table:table-cell>
          <table:table-cell office:value-type="float" office:value="77.136" calcext:value-type="float">
            <text:p>77,136</text:p>
          </table:table-cell>
          <table:table-cell office:value-type="float" office:value="66.576" calcext:value-type="float">
            <text:p>66,576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71.705" calcext:value-type="float">
            <text:p>71,705</text:p>
          </table:table-cell>
          <table:table-cell office:value-type="float" office:value="74.842" calcext:value-type="float">
            <text:p>74,842</text:p>
          </table:table-cell>
          <table:table-cell office:value-type="float" office:value="68.569" calcext:value-type="float">
            <text:p>68,569</text:p>
          </table:table-cell>
          <table:table-cell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65.888" calcext:value-type="float">
            <text:p>65,888</text:p>
          </table:table-cell>
          <table:table-cell office:value-type="float" office:value="68.552" calcext:value-type="float">
            <text:p>68,552</text:p>
          </table:table-cell>
          <table:table-cell office:value-type="float" office:value="63.225" calcext:value-type="float">
            <text:p>63,225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69.441" calcext:value-type="float">
            <text:p>69,441</text:p>
          </table:table-cell>
          <table:table-cell office:value-type="float" office:value="71.717" calcext:value-type="float">
            <text:p>71,717</text:p>
          </table:table-cell>
          <table:table-cell office:value-type="float" office:value="67.165" calcext:value-type="float">
            <text:p>67,165</text:p>
          </table:table-cell>
          <table:table-cell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72.029" calcext:value-type="float">
            <text:p>72,029</text:p>
          </table:table-cell>
          <table:table-cell office:value-type="float" office:value="76.938" calcext:value-type="float">
            <text:p>76,938</text:p>
          </table:table-cell>
          <table:table-cell office:value-type="float" office:value="67.12" calcext:value-type="float">
            <text:p>67,12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72.081" calcext:value-type="float">
            <text:p>72,081</text:p>
          </table:table-cell>
          <table:table-cell office:value-type="float" office:value="75.91" calcext:value-type="float">
            <text:p>75,91</text:p>
          </table:table-cell>
          <table:table-cell office:value-type="float" office:value="68.252" calcext:value-type="float">
            <text:p>68,252</text:p>
          </table:table-cell>
          <table:table-cell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65.607" calcext:value-type="float">
            <text:p>65,607</text:p>
          </table:table-cell>
          <table:table-cell office:value-type="float" office:value="67.128" calcext:value-type="float">
            <text:p>67,128</text:p>
          </table:table-cell>
          <table:table-cell office:value-type="float" office:value="64.085" calcext:value-type="float">
            <text:p>64,085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66.198" calcext:value-type="float">
            <text:p>66,198</text:p>
          </table:table-cell>
          <table:table-cell office:value-type="float" office:value="70.847" calcext:value-type="float">
            <text:p>70,847</text:p>
          </table:table-cell>
          <table:table-cell office:value-type="float" office:value="61.549" calcext:value-type="float">
            <text:p>61,549</text:p>
          </table:table-cell>
          <table:table-cell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70.912" calcext:value-type="float">
            <text:p>70,912</text:p>
          </table:table-cell>
          <table:table-cell office:value-type="float" office:value="75.158" calcext:value-type="float">
            <text:p>75,158</text:p>
          </table:table-cell>
          <table:table-cell office:value-type="float" office:value="66.667" calcext:value-type="float">
            <text:p>66,667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71.202" calcext:value-type="float">
            <text:p>71,202</text:p>
          </table:table-cell>
          <table:table-cell office:value-type="float" office:value="73.972" calcext:value-type="float">
            <text:p>73,972</text:p>
          </table:table-cell>
          <table:table-cell office:value-type="float" office:value="68.433" calcext:value-type="float">
            <text:p>68,433</text:p>
          </table:table-cell>
          <table:table-cell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67.932" calcext:value-type="float">
            <text:p>67,932</text:p>
          </table:table-cell>
          <table:table-cell office:value-type="float" office:value="71.915" calcext:value-type="float">
            <text:p>71,915</text:p>
          </table:table-cell>
          <table:table-cell office:value-type="float" office:value="63.949" calcext:value-type="float">
            <text:p>63,949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67.558" calcext:value-type="float">
            <text:p>67,558</text:p>
          </table:table-cell>
          <table:table-cell office:value-type="float" office:value="69.581" calcext:value-type="float">
            <text:p>69,581</text:p>
          </table:table-cell>
          <table:table-cell office:value-type="float" office:value="65.534" calcext:value-type="float">
            <text:p>65,534</text:p>
          </table:table-cell>
          <table:table-cell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71.554" calcext:value-type="float">
            <text:p>71,554</text:p>
          </table:table-cell>
          <table:table-cell office:value-type="float" office:value="76.622" calcext:value-type="float">
            <text:p>76,622</text:p>
          </table:table-cell>
          <table:table-cell office:value-type="float" office:value="66.486" calcext:value-type="float">
            <text:p>66,48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70.916" calcext:value-type="float">
            <text:p>70,916</text:p>
          </table:table-cell>
          <table:table-cell office:value-type="float" office:value="74.802" calcext:value-type="float">
            <text:p>74,802</text:p>
          </table:table-cell>
          <table:table-cell office:value-type="float" office:value="67.029" calcext:value-type="float">
            <text:p>67,029</text:p>
          </table:table-cell>
          <table:table-cell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67.752" calcext:value-type="float">
            <text:p>67,752</text:p>
          </table:table-cell>
          <table:table-cell office:value-type="float" office:value="70.649" calcext:value-type="float">
            <text:p>70,649</text:p>
          </table:table-cell>
          <table:table-cell office:value-type="float" office:value="64.855" calcext:value-type="float">
            <text:p>64,85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68.835" calcext:value-type="float">
            <text:p>68,835</text:p>
          </table:table-cell>
          <table:table-cell office:value-type="float" office:value="72.271" calcext:value-type="float">
            <text:p>72,271</text:p>
          </table:table-cell>
          <table:table-cell office:value-type="float" office:value="65.399" calcext:value-type="float">
            <text:p>65,399</text:p>
          </table:table-cell>
          <table:table-cell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float" office:value="72.015" calcext:value-type="float">
            <text:p>72,015</text:p>
          </table:table-cell>
          <table:table-cell office:value-type="float" office:value="77.136" calcext:value-type="float">
            <text:p>77,136</text:p>
          </table:table-cell>
          <table:table-cell office:value-type="float" office:value="66.893" calcext:value-type="float">
            <text:p>66,893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71.895" calcext:value-type="float">
            <text:p>71,895</text:p>
          </table:table-cell>
          <table:table-cell office:value-type="float" office:value="75.04" calcext:value-type="float">
            <text:p>75,04</text:p>
          </table:table-cell>
          <table:table-cell office:value-type="float" office:value="68.75" calcext:value-type="float">
            <text:p>68,75</text:p>
          </table:table-cell>
          <table:table-cell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float" office:value="67.784" calcext:value-type="float">
            <text:p>67,784</text:p>
          </table:table-cell>
          <table:table-cell office:value-type="float" office:value="69.897" calcext:value-type="float">
            <text:p>69,897</text:p>
          </table:table-cell>
          <table:table-cell office:value-type="float" office:value="65.67" calcext:value-type="float">
            <text:p>65,67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68.186" calcext:value-type="float">
            <text:p>68,186</text:p>
          </table:table-cell>
          <table:table-cell office:value-type="float" office:value="69.343" calcext:value-type="float">
            <text:p>69,343</text:p>
          </table:table-cell>
          <table:table-cell office:value-type="float" office:value="67.029" calcext:value-type="float">
            <text:p>67,029</text:p>
          </table:table-cell>
          <table:table-cell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float" office:value="70.847" calcext:value-type="float">
            <text:p>70,847</text:p>
          </table:table-cell>
          <table:table-cell office:value-type="float" office:value="75.119" calcext:value-type="float">
            <text:p>75,119</text:p>
          </table:table-cell>
          <table:table-cell office:value-type="float" office:value="66.576" calcext:value-type="float">
            <text:p>66,576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71.455" calcext:value-type="float">
            <text:p>71,455</text:p>
          </table:table-cell>
          <table:table-cell office:value-type="float" office:value="76.108" calcext:value-type="float">
            <text:p>76,108</text:p>
          </table:table-cell>
          <table:table-cell office:value-type="float" office:value="66.803" calcext:value-type="float">
            <text:p>66,803</text:p>
          </table:table-cell>
          <table:table-cell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float" office:value="68.7" calcext:value-type="float">
            <text:p>68,7</text:p>
          </table:table-cell>
          <table:table-cell office:value-type="float" office:value="71.005" calcext:value-type="float">
            <text:p>71,005</text:p>
          </table:table-cell>
          <table:table-cell office:value-type="float" office:value="66.395" calcext:value-type="float">
            <text:p>66,395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67.258" calcext:value-type="float">
            <text:p>67,258</text:p>
          </table:table-cell>
          <table:table-cell office:value-type="float" office:value="69.027" calcext:value-type="float">
            <text:p>69,027</text:p>
          </table:table-cell>
          <table:table-cell office:value-type="float" office:value="65.489" calcext:value-type="float">
            <text:p>65,489</text:p>
          </table:table-cell>
          <table:table-cell/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float" office:value="51.181" calcext:value-type="float">
            <text:p>51,181</text:p>
          </table:table-cell>
          <table:table-cell office:value-type="float" office:value="36.511" calcext:value-type="float">
            <text:p>36,511</text:p>
          </table:table-cell>
          <table:table-cell office:value-type="float" office:value="65.851" calcext:value-type="float">
            <text:p>65,851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72.037" calcext:value-type="float">
            <text:p>72,037</text:p>
          </table:table-cell>
          <table:table-cell office:value-type="float" office:value="77.136" calcext:value-type="float">
            <text:p>77,136</text:p>
          </table:table-cell>
          <table:table-cell office:value-type="float" office:value="66.938" calcext:value-type="float">
            <text:p>66,938</text:p>
          </table:table-cell>
          <table:table-cell/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float" office:value="50.887" calcext:value-type="float">
            <text:p>50,887</text:p>
          </table:table-cell>
          <table:table-cell office:value-type="float" office:value="36.511" calcext:value-type="float">
            <text:p>36,511</text:p>
          </table:table-cell>
          <table:table-cell office:value-type="float" office:value="65.263" calcext:value-type="float">
            <text:p>65,263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69.583" calcext:value-type="float">
            <text:p>69,583</text:p>
          </table:table-cell>
          <table:table-cell office:value-type="float" office:value="74.13" calcext:value-type="float">
            <text:p>74,13</text:p>
          </table:table-cell>
          <table:table-cell office:value-type="float" office:value="65.036" calcext:value-type="float">
            <text:p>65,036</text:p>
          </table:table-cell>
          <table:table-cell/>
        </table:table-row>
        <table:table-row table:style-name="ro2">
          <table:table-cell table:style-name="ce357" office:value-type="float" office:value="880" calcext:value-type="float">
            <text:p>880</text:p>
          </table:table-cell>
          <table:table-cell office:value-type="float" office:value="72.091" calcext:value-type="float">
            <text:p>72,091</text:p>
          </table:table-cell>
          <table:table-cell office:value-type="float" office:value="77.65" calcext:value-type="float">
            <text:p>77,65</text:p>
          </table:table-cell>
          <table:table-cell office:value-type="float" office:value="66.531" calcext:value-type="float">
            <text:p>66,53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70.065" calcext:value-type="float">
            <text:p>70,065</text:p>
          </table:table-cell>
          <table:table-cell office:value-type="float" office:value="73.101" calcext:value-type="float">
            <text:p>73,101</text:p>
          </table:table-cell>
          <table:table-cell office:value-type="float" office:value="67.029" calcext:value-type="float">
            <text:p>67,029</text:p>
          </table:table-cell>
          <table:table-cell/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float" office:value="69.19" calcext:value-type="float">
            <text:p>69,19</text:p>
          </table:table-cell>
          <table:table-cell office:value-type="float" office:value="73.299" calcext:value-type="float">
            <text:p>73,299</text:p>
          </table:table-cell>
          <table:table-cell office:value-type="float" office:value="65.082" calcext:value-type="float">
            <text:p>65,082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66.28" calcext:value-type="float">
            <text:p>66,28</text:p>
          </table:table-cell>
          <table:table-cell office:value-type="float" office:value="67.84" calcext:value-type="float">
            <text:p>67,84</text:p>
          </table:table-cell>
          <table:table-cell office:value-type="float" office:value="64.719" calcext:value-type="float">
            <text:p>64,719</text:p>
          </table:table-cell>
          <table:table-cell/>
        </table:table-row>
        <table:table-row table:style-name="ro2">
          <table:table-cell office:value-type="float" office:value="1056" calcext:value-type="float">
            <text:p>1056</text:p>
          </table:table-cell>
          <table:table-cell office:value-type="float" office:value="71.967" calcext:value-type="float">
            <text:p>71,967</text:p>
          </table:table-cell>
          <table:table-cell office:value-type="float" office:value="76.543" calcext:value-type="float">
            <text:p>76,543</text:p>
          </table:table-cell>
          <table:table-cell office:value-type="float" office:value="67.391" calcext:value-type="float">
            <text:p>67,391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float" office:value="24.153" calcext:value-type="float">
            <text:p>24,153</text:p>
          </table:table-cell>
          <table:table-cell office:value-type="float" office:value="32.002" calcext:value-type="float">
            <text:p>32,002</text:p>
          </table:table-cell>
          <table:table-cell office:value-type="float" office:value="16.304" calcext:value-type="float">
            <text:p>16,304</text:p>
          </table:table-cell>
          <table:table-cell/>
        </table:table-row>
        <table:table-row table:style-name="ro2">
          <table:table-cell table:style-name="ce359" office:value-type="float" office:value="1056" calcext:value-type="float">
            <text:p>1056</text:p>
          </table:table-cell>
          <table:table-cell table:style-name="ce361" office:value-type="float" office:value="68.372" calcext:value-type="float">
            <text:p>68,372</text:p>
          </table:table-cell>
          <table:table-cell table:style-name="ce361" office:value-type="float" office:value="73.339" calcext:value-type="float">
            <text:p>73,339</text:p>
          </table:table-cell>
          <table:table-cell table:style-name="ce364" office:value-type="float" office:value="63.406" calcext:value-type="float">
            <text:p>63,406</text:p>
          </table:table-cell>
          <table:table-cell/>
          <table:table-cell table:style-name="ce359" office:value-type="float" office:value="1056" calcext:value-type="float">
            <text:p>1056</text:p>
          </table:table-cell>
          <table:table-cell table:style-name="ce361" office:value-type="float" office:value="20.672" calcext:value-type="float">
            <text:p>20,672</text:p>
          </table:table-cell>
          <table:table-cell table:style-name="ce361" office:value-type="float" office:value="25.04" calcext:value-type="float">
            <text:p>25,04</text:p>
          </table:table-cell>
          <table:table-cell table:style-name="ce364" office:value-type="float" office:value="16.304" calcext:value-type="float">
            <text:p>16,304</text:p>
          </table:table-cell>
          <table:table-cell/>
        </table:table-row>
      </table:table>
      <table:table table:name="number HU" table:style-name="ta1">
        <office:forms form:automatic-focus="false" form:apply-design-mode="false"/>
        <table:table-column table:style-name="co48" table:default-cell-style-name="ce262"/>
        <table:table-column table:style-name="co49" table:default-cell-style-name="ce262"/>
        <table:table-column table:style-name="co5" table:number-columns-repeated="2" table:default-cell-style-name="ce262"/>
        <table:table-column table:style-name="co5" table:default-cell-style-name="Default"/>
        <table:table-column table:style-name="co5" table:number-columns-repeated="1018" table:default-cell-style-name="ce262"/>
        <table:table-column table:style-name="co5" table:default-cell-style-name="Default"/>
        <table:table-row table:style-name="ro10">
          <table:table-cell table:style-name="ce574" office:value-type="string" calcext:value-type="string">
            <text:p>AZIONI</text:p>
          </table:table-cell>
          <table:table-cell table:style-name="ce479" office:value-type="float" office:value="8" calcext:value-type="float" table:number-columns-spanned="2" table:number-rows-spanned="1">
            <text:p>8</text:p>
          </table:table-cell>
          <table:covered-table-cell table:style-name="ce574"/>
          <table:table-cell table:style-name="ce479" office:value-type="float" office:value="60" calcext:value-type="float" table:number-columns-spanned="2" table:number-rows-spanned="1">
            <text:p>60</text:p>
          </table:table-cell>
          <table:covered-table-cell table:style-name="ce493"/>
          <table:table-cell table:style-name="Default"/>
          <table:table-cell table:style-name="ce240" table:number-columns-repeated="1017"/>
          <table:table-cell table:style-name="ce496"/>
        </table:table-row>
        <table:table-row table:style-name="ro2">
          <table:table-cell table:style-name="ce57"/>
          <table:table-cell table:style-name="ce206" office:value-type="string" calcext:value-type="string" table:number-columns-spanned="4" table:number-rows-spanned="1">
            <text:p>1L</text:p>
          </table:table-cell>
          <table:covered-table-cell table:style-name="ce57" office:value-type="string" calcext:value-type="string">
            <text:p>1L</text:p>
          </table:covered-table-cell>
          <table:covered-table-cell table:style-name="ce206" office:value-type="string" calcext:value-type="string">
            <text:p>1L</text:p>
          </table:covered-table-cell>
          <table:covered-table-cell table:style-name="ce57" office:value-type="string" calcext:value-type="string">
            <text:p>1L</text:p>
          </table:covered-table-cell>
          <table:table-cell table:style-name="Default"/>
          <table:table-cell table:style-name="ce125" table:number-columns-repeated="1017"/>
          <table:table-cell table:style-name="ce355"/>
        </table:table-row>
        <table:table-row table:style-name="ro2">
          <table:table-cell table:style-name="ce474" office:value-type="string" calcext:value-type="string">
            <text:p>input neurons</text:p>
          </table:table-cell>
          <table:table-cell table:style-name="ce480" table:formula="of:=34+(34*(11/60))" office:value-type="float" office:value="40.2333333333333" calcext:value-type="float">
            <text:p>40,233</text:p>
          </table:table-cell>
          <table:table-cell table:style-name="ce482" table:formula="of:=34+(34*(11/60))" office:value-type="float" office:value="40.2333333333333" calcext:value-type="float">
            <text:p>40,233</text:p>
          </table:table-cell>
          <table:table-cell table:style-name="ce356" table:formula="of:=34+(34*(11/60))" office:value-type="float" office:value="40.2333333333333" calcext:value-type="float" table:number-columns-spanned="2" table:number-rows-spanned="1">
            <text:p>40,2333333333333</text:p>
          </table:table-cell>
          <table:covered-table-cell table:style-name="ce494" table:formula="of:=34+(34*(11/60))" office:value-type="float" office:value="40.2333333333333" calcext:value-type="float">
            <text:p>40,2333333333333</text:p>
          </table:covered-table-cell>
          <table:table-cell table:style-name="Default"/>
          <table:table-cell table:number-columns-repeated="1018"/>
        </table:table-row>
        <table:table-row table:style-name="ro2">
          <table:table-cell table:style-name="ce474" office:value-type="string" calcext:value-type="string">
            <text:p>Output Neurons</text:p>
          </table:table-cell>
          <table:table-cell table:style-name="ce474" office:value-type="float" office:value="8" calcext:value-type="float">
            <text:p>8</text:p>
          </table:table-cell>
          <table:table-cell table:style-name="ce583" office:value-type="float" office:value="8" calcext:value-type="float">
            <text:p>8</text:p>
          </table:table-cell>
          <table:table-cell table:style-name="ce487" office:value-type="float" office:value="60" calcext:value-type="float" table:number-columns-spanned="2" table:number-rows-spanned="1">
            <text:p>60</text:p>
          </table:table-cell>
          <table:covered-table-cell table:style-name="ce583" office:value-type="float" office:value="60" calcext:value-type="float">
            <text:p>60</text:p>
          </table:covered-table-cell>
          <table:table-cell table:style-name="Default"/>
          <table:table-cell table:number-columns-repeated="1018"/>
        </table:table-row>
        <table:table-row table:style-name="ro2">
          <table:table-cell table:style-name="ce474" office:value-type="string" calcext:value-type="string">
            <text:p>alfa</text:p>
          </table:table-cell>
          <table:table-cell table:style-name="ce474" office:value-type="float" office:value="0.33172" calcext:value-type="float">
            <text:p>0,33172</text:p>
          </table:table-cell>
          <table:table-cell table:style-name="ce583" office:value-type="float" office:value="0.43" calcext:value-type="float">
            <text:p>0,43</text:p>
          </table:table-cell>
          <table:table-cell table:style-name="ce474" office:value-type="float" office:value="0.33172" calcext:value-type="float">
            <text:p>0,33172</text:p>
          </table:table-cell>
          <table:table-cell table:style-name="ce583" office:value-type="float" office:value="5" calcext:value-type="float">
            <text:p>5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474" office:value-type="string" calcext:value-type="string">
            <text:p>trianing samples</text:p>
          </table:table-cell>
          <table:table-cell table:style-name="ce474" office:value-type="float" office:value="4096" calcext:value-type="float">
            <text:p>4096</text:p>
          </table:table-cell>
          <table:table-cell table:style-name="ce583" office:value-type="float" office:value="4096" calcext:value-type="float">
            <text:p>4096</text:p>
          </table:table-cell>
          <table:table-cell table:style-name="ce487" table:formula="of:=39000*0.8" office:value-type="float" office:value="31200" calcext:value-type="float" table:number-columns-spanned="2" table:number-rows-spanned="1">
            <text:p>31200</text:p>
          </table:table-cell>
          <table:covered-table-cell table:style-name="ce583" table:formula="of:=39000*0.8" office:value-type="float" office:value="31200" calcext:value-type="float">
            <text:p>31200</text:p>
          </table:covered-table-cell>
          <table:table-cell table:style-name="Default"/>
          <table:table-cell table:number-columns-repeated="1018"/>
        </table:table-row>
        <table:table-row table:style-name="ro2" table:number-rows-repeated="2">
          <table:table-cell table:style-name="ce474" table:number-columns-repeated="2"/>
          <table:table-cell table:style-name="ce583"/>
          <table:table-cell table:style-name="ce474"/>
          <table:table-cell table:style-name="ce583"/>
          <table:table-cell table:style-name="Default"/>
          <table:table-cell table:number-columns-repeated="1018"/>
        </table:table-row>
        <table:table-row table:style-name="ro2">
          <table:table-cell table:style-name="ce474" office:value-type="string" calcext:value-type="string">
            <text:p>hidden units</text:p>
          </table:table-cell>
          <table:table-cell table:style-name="ce88" table:formula="of:=[.B6]/([.B5]*([.B3]+[.B4]))" office:value-type="float" office:value="256.000618668162" calcext:value-type="float">
            <text:p>256,00</text:p>
          </table:table-cell>
          <table:table-cell table:style-name="ce97" table:formula="of:=[.C6]/([.C5]*([.C3]+[.C4]))" office:value-type="float" office:value="197.489593545588" calcext:value-type="float">
            <text:p>197,49</text:p>
          </table:table-cell>
          <table:table-cell table:style-name="ce88" table:formula="of:=[.D6]/([.D5]*([.D3]+[.D4]))" office:value-type="float" office:value="938.362759894905" calcext:value-type="float">
            <text:p>938,36</text:p>
          </table:table-cell>
          <table:table-cell table:style-name="ce97" table:formula="of:=[.E6]/([.E5]*([.E3]+[.E4]))" office:value-type="float" office:value="62.2547389424676" calcext:value-type="float">
            <text:p>62,25</text:p>
          </table:table-cell>
          <table:table-cell table:style-name="Default"/>
          <table:table-cell table:number-columns-repeated="1018"/>
        </table:table-row>
        <table:table-row table:style-name="ro11">
          <table:table-cell table:style-name="ce475" office:value-type="string" calcext:value-type="string">
            <text:p>Number </text:p>
            <text:p>of parameters</text:p>
          </table:table-cell>
          <table:table-cell table:style-name="ce475" office:value-type="float" office:value="335880" calcext:value-type="float">
            <text:p>335880</text:p>
          </table:table-cell>
          <table:table-cell table:style-name="ce484"/>
          <table:table-cell table:style-name="ce491" office:value-type="float" office:value="4603764" calcext:value-type="float">
            <text:p>4603764</text:p>
          </table:table-cell>
          <table:table-cell table:style-name="ce495" office:value-type="float" office:value="967164" calcext:value-type="float">
            <text:p>967164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476"/>
          <table:table-cell table:style-name="ce206" office:value-type="string" calcext:value-type="string" table:number-columns-spanned="4" table:number-rows-spanned="1">
            <text:p>2L</text:p>
          </table:table-cell>
          <table:covered-table-cell table:style-name="ce485"/>
          <table:covered-table-cell table:style-name="ce492" office:value-type="string" calcext:value-type="string">
            <text:p>2L</text:p>
          </table:covered-table-cell>
          <table:covered-table-cell table:style-name="ce485" office:value-type="string" calcext:value-type="string">
            <text:p>2L</text:p>
          </table:covered-table-cell>
          <table:table-cell table:style-name="Default"/>
          <table:table-cell table:number-columns-repeated="1018"/>
        </table:table-row>
        <table:table-row table:style-name="ro2">
          <table:table-cell table:style-name="ce474" office:value-type="string" calcext:value-type="string">
            <text:p>hidden units</text:p>
          </table:table-cell>
          <table:table-cell table:style-name="ce474" office:value-type="float" office:value="155" calcext:value-type="float">
            <text:p>155</text:p>
          </table:table-cell>
          <table:table-cell table:style-name="ce583"/>
          <table:table-cell table:style-name="ce474" office:value-type="float" office:value="573" calcext:value-type="float">
            <text:p>573</text:p>
          </table:table-cell>
          <table:table-cell table:style-name="ce583" office:value-type="float" office:value="240" calcext:value-type="float">
            <text:p>240</text:p>
          </table:table-cell>
          <table:table-cell table:style-name="Default"/>
          <table:table-cell table:number-columns-repeated="1018"/>
        </table:table-row>
        <table:table-row table:style-name="ro11">
          <table:table-cell table:style-name="ce475" office:value-type="string" calcext:value-type="string">
            <text:p>Number </text:p>
            <text:p>of parameters</text:p>
          </table:table-cell>
          <table:table-cell table:style-name="ce475" office:value-type="float" office:value="334188" calcext:value-type="float">
            <text:p>334188</text:p>
          </table:table-cell>
          <table:table-cell table:style-name="ce484"/>
          <table:table-cell table:style-name="ce475" office:value-type="float" office:value="4606980" calcext:value-type="float">
            <text:p>4606980</text:p>
          </table:table-cell>
          <table:table-cell table:style-name="ce484" office:value-type="float" office:value="970620" calcext:value-type="float">
            <text:p>97062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476"/>
          <table:table-cell table:style-name="ce206" office:value-type="string" calcext:value-type="string" table:number-columns-spanned="4" table:number-rows-spanned="1">
            <text:p>3L</text:p>
          </table:table-cell>
          <table:covered-table-cell table:style-name="ce583"/>
          <table:covered-table-cell table:style-name="ce474"/>
          <table:covered-table-cell table:style-name="ce485"/>
          <table:table-cell table:number-columns-repeated="1019"/>
        </table:table-row>
        <table:table-row table:style-name="ro2">
          <table:table-cell table:style-name="ce474" office:value-type="string" calcext:value-type="string">
            <text:p>hidden units</text:p>
          </table:table-cell>
          <table:table-cell table:style-name="ce474"/>
          <table:table-cell table:style-name="ce583"/>
          <table:table-cell table:style-name="ce474"/>
          <table:table-cell table:style-name="ce583" office:value-type="float" office:value="193" calcext:value-type="float">
            <text:p>193</text:p>
          </table:table-cell>
          <table:table-cell table:number-columns-repeated="1019"/>
        </table:table-row>
        <table:table-row table:style-name="ro11">
          <table:table-cell table:style-name="ce477" office:value-type="string" calcext:value-type="string">
            <text:p>Number </text:p>
            <text:p>of parameters</text:p>
          </table:table-cell>
          <table:table-cell table:style-name="ce481"/>
          <table:table-cell table:style-name="ce486"/>
          <table:table-cell table:style-name="ce481"/>
          <table:table-cell table:style-name="ce486" office:value-type="float" office:value="971236" calcext:value-type="float">
            <text:p>971236</text:p>
          </table:table-cell>
          <table:table-cell table:number-columns-repeated="1019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ckup" table:style-name="ta1">
        <table:table-column table:style-name="co3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0" table:default-cell-style-name="Default"/>
        <table:table-column table:style-name="co5" table:number-columns-repeated="2" table:default-cell-style-name="Default"/>
        <table:table-column table:style-name="co50" table:default-cell-style-name="Default"/>
        <table:table-column table:style-name="co5" table:number-columns-repeated="2" table:default-cell-style-name="Default"/>
        <table:table-column table:style-name="co51" table:default-cell-style-name="Default"/>
        <table:table-row table:style-name="ro9">
          <table:table-cell table:style-name="ce595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nome</text:p>
          </table:table-cell>
          <table:table-cell table:number-columns-repeated="6"/>
        </table:table-row>
        <table:table-row table:style-name="ro2">
          <table:table-cell table:style-name="ce595" office:value-type="string" calcext:value-type="string" table:number-columns-spanned="1" table:number-rows-spanned="19">
            <text:p>Top-models</text:p>
          </table:table-cell>
          <table:table-cell table:style-name="ce510" office:value-type="float" office:value="95.311" calcext:value-type="float">
            <text:p>95,311</text:p>
          </table:table-cell>
          <table:table-cell table:style-name="ce512" office:value-type="float" office:value="94.071" calcext:value-type="float">
            <text:p>94,071</text:p>
          </table:table-cell>
          <table:table-cell table:style-name="ce517" office:value-type="string" calcext:value-type="string">
            <text:p>Detectron2-BEST-relativeToNextFrame-norm</text:p>
          </table:table-cell>
          <table:table-cell office:value-type="float" office:value="95.311" calcext:value-type="float">
            <text:p>95,311</text:p>
          </table:table-cell>
          <table:table-cell office:value-type="float" office:value="94.071" calcext:value-type="float">
            <text:p>94,071</text:p>
          </table:table-cell>
          <table:table-cell office:value-type="string" calcext:value-type="string">
            <text:p>Detectron2-BEST-relativeToNextFrame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4.652" calcext:value-type="float">
            <text:p>94,652</text:p>
          </table:table-cell>
          <table:table-cell table:style-name="ce513" office:value-type="float" office:value="92.622" calcext:value-type="float">
            <text:p>92,622</text:p>
          </table:table-cell>
          <table:table-cell table:style-name="ce518" office:value-type="string" calcext:value-type="string">
            <text:p>Detectron2-relativeToNextFrame-norm</text:p>
          </table:table-cell>
          <table:table-cell office:value-type="float" office:value="94.652" calcext:value-type="float">
            <text:p>94,652</text:p>
          </table:table-cell>
          <table:table-cell office:value-type="float" office:value="92.622" calcext:value-type="float">
            <text:p>92,622</text:p>
          </table:table-cell>
          <table:table-cell office:value-type="string" calcext:value-type="string">
            <text:p>Detectron2-relativeToNextFrame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3.846" calcext:value-type="float">
            <text:p>93,846</text:p>
          </table:table-cell>
          <table:table-cell table:style-name="ce513" office:value-type="float" office:value="92.622" calcext:value-type="float">
            <text:p>92,622</text:p>
          </table:table-cell>
          <table:table-cell table:style-name="ce519" office:value-type="string" calcext:value-type="string">
            <text:p>Detectron2-removeZerosFromDataset-smooth-29-9-relativeToUpperMiddleBottomCentersOfVideo-norm</text:p>
          </table:table-cell>
          <table:table-cell office:value-type="float" office:value="93.846" calcext:value-type="float">
            <text:p>93,846</text:p>
          </table:table-cell>
          <table:table-cell office:value-type="float" office:value="92.622" calcext:value-type="float">
            <text:p>92,622</text:p>
          </table:table-cell>
          <table:table-cell office:value-type="string" calcext:value-type="string">
            <text:p>Detectron2-removeZerosFromDataset-smooth-29-9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3.26" calcext:value-type="float">
            <text:p>93,26</text:p>
          </table:table-cell>
          <table:table-cell table:style-name="ce513" office:value-type="float" office:value="92.227" calcext:value-type="float">
            <text:p>92,227</text:p>
          </table:table-cell>
          <table:table-cell table:style-name="ce520" office:value-type="string" calcext:value-type="string">
            <text:p>Detectron2-removeZerosFromDataset-smooth-29-7-relativeToUpperMiddleBottomCentersOfVideo-norm</text:p>
          </table:table-cell>
          <table:table-cell office:value-type="float" office:value="93.26" calcext:value-type="float">
            <text:p>93,26</text:p>
          </table:table-cell>
          <table:table-cell office:value-type="float" office:value="92.227" calcext:value-type="float">
            <text:p>92,227</text:p>
          </table:table-cell>
          <table:table-cell office:value-type="string" calcext:value-type="string">
            <text:p>Detectron2-removeZerosFromDataset-smooth-29-7-relativeToUpperMiddleBottomCentersOfVideo-norm</text:p>
          </table:table-cell>
          <table:table-cell table:number-columns-repeated="3"/>
        </table:table-row>
        <table:table-row table:style-name="ro2">
          <table:covered-table-cell table:style-name="ce198"/>
          <table:table-cell table:style-name="ce511" office:value-type="float" office:value="92.454" calcext:value-type="float">
            <text:p>92,454</text:p>
          </table:table-cell>
          <table:table-cell table:style-name="ce513" office:value-type="float" office:value="91.831" calcext:value-type="float">
            <text:p>91,831</text:p>
          </table:table-cell>
          <table:table-cell table:style-name="ce519" office:value-type="string" calcext:value-type="string">
            <text:p>Detectron2-removeZerosFromDataset-smooth-29-5-relativeToUpperMiddleBottomCentersOfVideo-norm</text:p>
          </table:table-cell>
          <table:table-cell office:value-type="float" office:value="92.454" calcext:value-type="float">
            <text:p>92,454</text:p>
          </table:table-cell>
          <table:table-cell office:value-type="float" office:value="91.831" calcext:value-type="float">
            <text:p>91,831</text:p>
          </table:table-cell>
          <table:table-cell office:value-type="string" calcext:value-type="string">
            <text:p>Detectron2-removeZerosFromDataset-smooth-29-5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3.48" calcext:value-type="float">
            <text:p>93,48</text:p>
          </table:table-cell>
          <table:table-cell table:style-name="ce513" office:value-type="float" office:value="91.173" calcext:value-type="float">
            <text:p>91,173</text:p>
          </table:table-cell>
          <table:table-cell table:style-name="ce519" office:value-type="string" calcext:value-type="string">
            <text:p>Detectron2-removeZerosFromDataset-smooth-29-4-relativeToUpperMiddleBottomCentersOfVideo-norm</text:p>
          </table:table-cell>
          <table:table-cell office:value-type="float" office:value="93.26" calcext:value-type="float">
            <text:p>93,26</text:p>
          </table:table-cell>
          <table:table-cell office:value-type="float" office:value="91.436" calcext:value-type="float">
            <text:p>91,436</text:p>
          </table:table-cell>
          <table:table-cell office:value-type="string" calcext:value-type="string">
            <text:p>Detectron2-4L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3.114" calcext:value-type="float">
            <text:p>93,114</text:p>
          </table:table-cell>
          <table:table-cell table:style-name="ce513" office:value-type="float" office:value="91.041" calcext:value-type="float">
            <text:p>91,041</text:p>
          </table:table-cell>
          <table:table-cell table:style-name="ce519" office:value-type="string" calcext:value-type="string">
            <text:p>Detectron2-removeZerosFromDataset-smooth-29-8-relativeToUpperMiddleBottomCentersOfVideo-norm</text:p>
          </table:table-cell>
          <table:table-cell office:value-type="float" office:value="93.48" calcext:value-type="float">
            <text:p>93,48</text:p>
          </table:table-cell>
          <table:table-cell office:value-type="float" office:value="91.173" calcext:value-type="float">
            <text:p>91,173</text:p>
          </table:table-cell>
          <table:table-cell office:value-type="string" calcext:value-type="string">
            <text:p>Detectron2-removeZerosFromDataset-smooth-29-4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2.674" calcext:value-type="float">
            <text:p>92,674</text:p>
          </table:table-cell>
          <table:table-cell table:style-name="ce513" office:value-type="float" office:value="90.909" calcext:value-type="float">
            <text:p>90,909</text:p>
          </table:table-cell>
          <table:table-cell table:style-name="ce519" office:value-type="string" calcext:value-type="string">
            <text:p>Detectron2-removeZerosFromDataset-smooth-29-6-relativeToUpperMiddleBottomCentersOfVideo-norm</text:p>
          </table:table-cell>
          <table:table-cell office:value-type="float" office:value="93.114" calcext:value-type="float">
            <text:p>93,11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removeZerosFromDataset-smooth-29-8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0" office:value-type="float" office:value="91.429" calcext:value-type="float">
            <text:p>91,429</text:p>
          </table:table-cell>
          <table:table-cell table:style-name="ce512" office:value-type="float" office:value="90.909" calcext:value-type="float">
            <text:p>90,909</text:p>
          </table:table-cell>
          <table:table-cell table:style-name="ce521" office:value-type="string" calcext:value-type="string">
            <text:p>Detectron2-smooth-29-9-relativeToPointDistances-norm</text:p>
          </table:table-cell>
          <table:table-cell office:value-type="float" office:value="92.015" calcext:value-type="float">
            <text:p>92,015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4L-smooth-29-4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03" office:value-type="float" office:value="91.355" calcext:value-type="float">
            <text:p>91,355</text:p>
          </table:table-cell>
          <table:table-cell table:style-name="ce8" office:value-type="float" office:value="89.592" calcext:value-type="float">
            <text:p>89,592</text:p>
          </table:table-cell>
          <table:table-cell table:style-name="ce522" office:value-type="string" calcext:value-type="string">
            <text:p>Detectron2-relativeToPointDistances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4L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0.842" calcext:value-type="float">
            <text:p>90,842</text:p>
          </table:table-cell>
          <table:table-cell table:style-name="ce513" office:value-type="float" office:value="89.328" calcext:value-type="float">
            <text:p>89,328</text:p>
          </table:table-cell>
          <table:table-cell table:style-name="ce523" office:value-type="string" calcext:value-type="string">
            <text:p>Detectron2-smooth-29-7-relativeToPointDistances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removeZerosFromDataset-smooth-29-6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0.256" calcext:value-type="float">
            <text:p>90,256</text:p>
          </table:table-cell>
          <table:table-cell table:style-name="ce513" office:value-type="float" office:value="88.669" calcext:value-type="float">
            <text:p>88,669</text:p>
          </table:table-cell>
          <table:table-cell table:style-name="ce523" office:value-type="string" calcext:value-type="string">
            <text:p>Detectron2-smooth-29-5-relativeToPointDistances-norm</text:p>
          </table:table-cell>
          <table:table-cell office:value-type="float" office:value="91.429" calcext:value-type="float">
            <text:p>91,429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smooth-29-9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88.132" calcext:value-type="float">
            <text:p>88,132</text:p>
          </table:table-cell>
          <table:table-cell table:style-name="ce513" office:value-type="float" office:value="86.825" calcext:value-type="float">
            <text:p>86,825</text:p>
          </table:table-cell>
          <table:table-cell table:style-name="ce523" office:value-type="string" calcext:value-type="string">
            <text:p>PoseNet-relativeToPointDistances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4L-smooth-29-2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03" office:value-type="float" office:value="88.352" calcext:value-type="float">
            <text:p>88,352</text:p>
          </table:table-cell>
          <table:table-cell table:style-name="ce513" office:value-type="float" office:value="86.298" calcext:value-type="float">
            <text:p>86,298</text:p>
          </table:table-cell>
          <table:table-cell table:style-name="ce523" office:value-type="string" calcext:value-type="string">
            <text:p>PoseNet-removeZerosFromDataset-smooth-29-9-relativeToPointDistances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4L-smooth-29-3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03" office:value-type="float" office:value="87.399" calcext:value-type="float">
            <text:p>87,399</text:p>
          </table:table-cell>
          <table:table-cell table:style-name="ce8" office:value-type="float" office:value="85.771" calcext:value-type="float">
            <text:p>85,771</text:p>
          </table:table-cell>
          <table:table-cell table:style-name="ce522" office:value-type="string" calcext:value-type="string">
            <text:p>PoseNet-removeZerosFromDataset-smooth-29-7-relativeToPointDistances-norm</text:p>
          </table:table-cell>
          <table:table-cell office:value-type="float" office:value="91.355" calcext:value-type="float">
            <text:p>91,355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ectron2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03" office:value-type="float" office:value="87.106" calcext:value-type="float">
            <text:p>87,106</text:p>
          </table:table-cell>
          <table:table-cell table:style-name="ce8" office:value-type="float" office:value="84.453" calcext:value-type="float">
            <text:p>84,453</text:p>
          </table:table-cell>
          <table:table-cell table:style-name="ce522" office:value-type="string" calcext:value-type="string">
            <text:p>PoseNet-removeZerosFromDataset-smooth-29-5-relativeToPointDistances-norm</text:p>
          </table:table-cell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ectron2-smooth-29-7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03" office:value-type="float" office:value="46.886" calcext:value-type="float">
            <text:p>46,886</text:p>
          </table:table-cell>
          <table:table-cell table:style-name="ce8" office:value-type="float" office:value="42.292" calcext:value-type="float">
            <text:p>42,292</text:p>
          </table:table-cell>
          <table:table-cell table:style-name="ce522" office:value-type="string" calcext:value-type="string">
            <text:p>PoseNet-relativeToPointDistances</text:p>
          </table:table-cell>
          <table:table-cell office:value-type="float" office:value="90.403" calcext:value-type="float">
            <text:p>90,403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Detectron2-4L-smooth-29-1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03" office:value-type="float" office:value="28.205" calcext:value-type="float">
            <text:p>28,205</text:p>
          </table:table-cell>
          <table:table-cell table:style-name="ce8" office:value-type="float" office:value="25.428" calcext:value-type="float">
            <text:p>25,428</text:p>
          </table:table-cell>
          <table:table-cell table:style-name="ce522" office:value-type="string" calcext:value-type="string">
            <text:p>Detectron2-relativeToPointDistances</text:p>
          </table:table-cell>
          <table:table-cell office:value-type="float" office:value="90.256" calcext:value-type="float">
            <text:p>90,25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ectron2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03" office:value-type="float" office:value="12.527" calcext:value-type="float">
            <text:p>12,527</text:p>
          </table:table-cell>
          <table:table-cell table:style-name="ce8" office:value-type="float" office:value="12.516" calcext:value-type="float">
            <text:p>12,516</text:p>
          </table:table-cell>
          <table:table-cell table:style-name="ce524" office:value-type="string" calcext:value-type="string">
            <text:p>Detectron2-removeZerosFromDataset-relativeToNextFrame-norm</text:p>
          </table:table-cell>
          <table:table-cell office:value-type="float" office:value="88.132" calcext:value-type="float">
            <text:p>88,132</text:p>
          </table:table-cell>
          <table:table-cell office:value-type="float" office:value="86.825" calcext:value-type="float">
            <text:p>86,825</text:p>
          </table:table-cell>
          <table:table-cell office:value-type="string" calcext:value-type="string">
            <text:p>PoseNet-relativeToPointDistances-norm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88.352" calcext:value-type="float">
            <text:p>88,352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PoseNet-removeZerosFromDataset-smooth-29-9-relativeToPointDistances-norm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87.399" calcext:value-type="float">
            <text:p>87,399</text:p>
          </table:table-cell>
          <table:table-cell office:value-type="float" office:value="85.771" calcext:value-type="float">
            <text:p>85,771</text:p>
          </table:table-cell>
          <table:table-cell office:value-type="string" calcext:value-type="string">
            <text:p>PoseNet-removeZerosFromDataset-smooth-29-7-relativeToPointDistances-norm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87.106" calcext:value-type="float">
            <text:p>87,106</text:p>
          </table:table-cell>
          <table:table-cell office:value-type="float" office:value="84.453" calcext:value-type="float">
            <text:p>84,453</text:p>
          </table:table-cell>
          <table:table-cell office:value-type="string" calcext:value-type="string">
            <text:p>PoseNet-removeZerosFromDataset-smooth-29-5-relativeToPointDistances-n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 layers</text:p>
          </table:table-cell>
          <table:table-cell table:style-name="ce514"/>
          <table:table-cell/>
          <table:table-cell office:value-type="float" office:value="46.886" calcext:value-type="float">
            <text:p>46,886</text:p>
          </table:table-cell>
          <table:table-cell office:value-type="float" office:value="42.292" calcext:value-type="float">
            <text:p>42,292</text:p>
          </table:table-cell>
          <table:table-cell office:value-type="string" calcext:value-type="string">
            <text:p>PoseNet-relativeToPointDistanc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 layers</text:p>
          </table:table-cell>
          <table:table-cell table:style-name="ce515"/>
          <table:table-cell/>
          <table:table-cell office:value-type="float" office:value="28.205" calcext:value-type="float">
            <text:p>28,205</text:p>
          </table:table-cell>
          <table:table-cell office:value-type="float" office:value="25.428" calcext:value-type="float">
            <text:p>25,428</text:p>
          </table:table-cell>
          <table:table-cell office:value-type="string" calcext:value-type="string">
            <text:p>Detectron2-relativeToPointDistanc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4 layers</text:p>
          </table:table-cell>
          <table:table-cell table:style-name="ce516"/>
          <table:table-cell/>
          <table:table-cell office:value-type="float" office:value="12.527" calcext:value-type="float">
            <text:p>12,527</text:p>
          </table:table-cell>
          <table:table-cell office:value-type="float" office:value="12.516" calcext:value-type="float">
            <text:p>12,516</text:p>
          </table:table-cell>
          <table:table-cell office:value-type="string" calcext:value-type="string">
            <text:p>Detectron2-removeZerosFromDataset-relativeToNextFrame-norm</text:p>
          </table:table-cell>
          <table:table-cell table:number-columns-repeated="3"/>
        </table:table-row>
        <table:table-row table:style-name="ro2" table:number-rows-repeated="4">
          <table:table-cell table:number-columns-repeated="10"/>
        </table:table-row>
        <table:table-row table:style-name="ro9">
          <table:table-cell table:style-name="ce595" office:value-type="string" calcext:value-type="string" table:number-columns-spanned="1" table:number-rows-spanned="20">
            <text:p>Senesi’s</text:p>
          </table:table-cell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/>
          <table:table-cell table:number-columns-repeated="6"/>
        </table:table-row>
        <table:table-row table:style-name="ro2">
          <table:covered-table-cell/>
          <table:table-cell table:style-name="ce511" office:value-type="float" office:value="96.016" calcext:value-type="float">
            <text:p>96,016</text:p>
          </table:table-cell>
          <table:table-cell table:style-name="ce513" office:value-type="float" office:value="95.148" calcext:value-type="float">
            <text:p>95,148</text:p>
          </table:table-cell>
          <table:table-cell table:style-name="ce518" office:value-type="string" calcext:value-type="string">
            <text:p>Detectron2-removeZerosFromDataset-smooth-29-4-relativeToUpperMiddleBottomCentersOfVideo-norm</text:p>
          </table:table-cell>
          <table:table-cell table:style-name="ce527" office:value-type="string" calcext:value-type="string">
            <text:p>Detectron2-2L-removeZerosFromDataset-smooth-29-4-relativeToUpperMiddleBottomCentersOfVideo-norm</text:p>
          </table:table-cell>
          <table:table-cell table:number-columns-repeated="5"/>
        </table:table-row>
        <table:table-row table:style-name="ro2">
          <table:covered-table-cell/>
          <table:table-cell table:style-name="ce511" office:value-type="float" office:value="96.895" calcext:value-type="float">
            <text:p>96,895</text:p>
          </table:table-cell>
          <table:table-cell table:style-name="ce513" office:value-type="float" office:value="95.148" calcext:value-type="float">
            <text:p>95,148</text:p>
          </table:table-cell>
          <table:table-cell table:style-name="ce525" office:value-type="string" calcext:value-type="string">
            <text:p>Detectron2-removeZerosFromDataset-smooth-29-7-relativeToUpperMiddleBottomCentersOfVideo-norm</text:p>
          </table:table-cell>
          <table:table-cell office:value-type="float" office:value="96.895" calcext:value-type="float">
            <text:p>96,895</text:p>
          </table:table-cell>
          <table:table-cell office:value-type="float" office:value="95.148" calcext:value-type="float">
            <text:p>95,148</text:p>
          </table:table-cell>
          <table:table-cell office:value-type="string" calcext:value-type="string">
            <text:p>Detectron2-removeZerosFromDataset-smooth-29-7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6.192" calcext:value-type="float">
            <text:p>96,192</text:p>
          </table:table-cell>
          <table:table-cell table:style-name="ce513" office:value-type="float" office:value="95.042" calcext:value-type="float">
            <text:p>95,042</text:p>
          </table:table-cell>
          <table:table-cell table:style-name="ce518" office:value-type="string" calcext:value-type="string">
            <text:p>Detectron2-removeZerosFromDataset-smooth-29-8-relativeToUpperMiddleBottomCentersOfVideo-norm</text:p>
          </table:table-cell>
          <table:table-cell office:value-type="float" office:value="96.192" calcext:value-type="float">
            <text:p>96,192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Detectron2-removeZerosFromDataset-smooth-29-8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6.309" calcext:value-type="float">
            <text:p>96,309</text:p>
          </table:table-cell>
          <table:table-cell table:style-name="ce513" office:value-type="float" office:value="94.515" calcext:value-type="float">
            <text:p>94,515</text:p>
          </table:table-cell>
          <table:table-cell table:style-name="ce518" office:value-type="string" calcext:value-type="string">
            <text:p>Detectron2-removeZerosFromDataset-smooth-29-9-relativeToUpperMiddleBottomCentersOfVideo-norm</text:p>
          </table:table-cell>
          <table:table-cell office:value-type="float" office:value="96.309" calcext:value-type="float">
            <text:p>96,309</text:p>
          </table:table-cell>
          <table:table-cell office:value-type="float" office:value="94.515" calcext:value-type="float">
            <text:p>94,515</text:p>
          </table:table-cell>
          <table:table-cell office:value-type="string" calcext:value-type="string">
            <text:p>Detectron2-removeZerosFromDataset-smooth-29-9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6.075" calcext:value-type="float">
            <text:p>96,075</text:p>
          </table:table-cell>
          <table:table-cell table:style-name="ce513" office:value-type="float" office:value="94.304" calcext:value-type="float">
            <text:p>94,304</text:p>
          </table:table-cell>
          <table:table-cell table:style-name="ce518" office:value-type="string" calcext:value-type="string">
            <text:p>Detectron2-removeZerosFromDataset-smooth-29-6-relativeToUpperMiddleBottomCentersOfVideo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ectron2-removeZerosFromDataset-smooth-29-6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5.958" calcext:value-type="float">
            <text:p>95,958</text:p>
          </table:table-cell>
          <table:table-cell table:style-name="ce513" office:value-type="float" office:value="94.198" calcext:value-type="float">
            <text:p>94,198</text:p>
          </table:table-cell>
          <table:table-cell table:style-name="ce518" office:value-type="string" calcext:value-type="string">
            <text:p>Detectron2-relativeToNextFrame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ectron2-relativeToNextFrame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5.841" calcext:value-type="float">
            <text:p>95,841</text:p>
          </table:table-cell>
          <table:table-cell table:style-name="ce513" office:value-type="float" office:value="94.093" calcext:value-type="float">
            <text:p>94,093</text:p>
          </table:table-cell>
          <table:table-cell table:style-name="ce518" office:value-type="string" calcext:value-type="string">
            <text:p>Detectron2-removeZerosFromDataset-smooth-29-5-relativeToUpperMiddleBottomCentersOfVideo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ectron2-removeZerosFromDataset-smooth-29-5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4.2" calcext:value-type="float">
            <text:p>94,2</text:p>
          </table:table-cell>
          <table:table-cell table:style-name="ce513" office:value-type="float" office:value="92.722" calcext:value-type="float">
            <text:p>92,722</text:p>
          </table:table-cell>
          <table:table-cell table:style-name="ce526" office:value-type="string" calcext:value-type="string">
            <text:p>Detectron2-relativeToPointDistances-norm (SOVRASCRITTO)</text:p>
          </table:table-cell>
          <table:table-cell office:value-type="float" office:value="94.2" calcext:value-type="float">
            <text:p>94,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ectron2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3.907" calcext:value-type="float">
            <text:p>93,907</text:p>
          </table:table-cell>
          <table:table-cell table:style-name="ce513" office:value-type="float" office:value="92.511" calcext:value-type="float">
            <text:p>92,511</text:p>
          </table:table-cell>
          <table:table-cell table:style-name="ce523" office:value-type="string" calcext:value-type="string">
            <text:p>Detectron2-smooth-29-9-relativeToPointDistances-norm</text:p>
          </table:table-cell>
          <table:table-cell office:value-type="float" office:value="93.907" calcext:value-type="float">
            <text:p>93,907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Detectron2-smooth-29-9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3.38" calcext:value-type="float">
            <text:p>93,38</text:p>
          </table:table-cell>
          <table:table-cell table:style-name="ce513" office:value-type="float" office:value="92.405" calcext:value-type="float">
            <text:p>92,405</text:p>
          </table:table-cell>
          <table:table-cell table:style-name="ce523" office:value-type="string" calcext:value-type="string">
            <text:p>Detectron2-smooth-29-7-relativeToPointDistances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ectron2-smooth-29-7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2.853" calcext:value-type="float">
            <text:p>92,853</text:p>
          </table:table-cell>
          <table:table-cell table:style-name="ce513" office:value-type="float" office:value="92.089" calcext:value-type="float">
            <text:p>92,089</text:p>
          </table:table-cell>
          <table:table-cell table:style-name="ce523" office:value-type="string" calcext:value-type="string">
            <text:p>Detectron2-smooth-29-5-relativeToPointDistances-norm</text:p>
          </table:table-cell>
          <table:table-cell office:value-type="float" office:value="92.853" calcext:value-type="float">
            <text:p>92,853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ectron2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1.037" calcext:value-type="float">
            <text:p>91,037</text:p>
          </table:table-cell>
          <table:table-cell table:style-name="ce513" office:value-type="float" office:value="90.401" calcext:value-type="float">
            <text:p>90,401</text:p>
          </table:table-cell>
          <table:table-cell table:style-name="ce523" office:value-type="string" calcext:value-type="string">
            <text:p>PoseNet-removeZerosFromDataset-smooth-29-9-relativeToPointDistances-norm</text:p>
          </table:table-cell>
          <table:table-cell office:value-type="float" office:value="91.037" calcext:value-type="float">
            <text:p>91,037</text:p>
          </table:table-cell>
          <table:table-cell office:value-type="float" office:value="90.401" calcext:value-type="float">
            <text:p>90,401</text:p>
          </table:table-cell>
          <table:table-cell office:value-type="string" calcext:value-type="string">
            <text:p>PoseNet-removeZerosFromDataset-smooth-29-9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89.69" calcext:value-type="float">
            <text:p>89,69</text:p>
          </table:table-cell>
          <table:table-cell table:style-name="ce513" office:value-type="float" office:value="89.135" calcext:value-type="float">
            <text:p>89,135</text:p>
          </table:table-cell>
          <table:table-cell table:style-name="ce523" office:value-type="string" calcext:value-type="string">
            <text:p>PoseNet-removeZerosFromDataset-smooth-29-7-relativeToPointDistances-norm</text:p>
          </table:table-cell>
          <table:table-cell office:value-type="float" office:value="89.69" calcext:value-type="float">
            <text:p>89,69</text:p>
          </table:table-cell>
          <table:table-cell office:value-type="float" office:value="89.135" calcext:value-type="float">
            <text:p>89,135</text:p>
          </table:table-cell>
          <table:table-cell office:value-type="string" calcext:value-type="string">
            <text:p>PoseNet-removeZerosFromDataset-smooth-29-7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89.924" calcext:value-type="float">
            <text:p>89,924</text:p>
          </table:table-cell>
          <table:table-cell table:style-name="ce513" office:value-type="float" office:value="88.502" calcext:value-type="float">
            <text:p>88,502</text:p>
          </table:table-cell>
          <table:table-cell table:style-name="ce523" office:value-type="string" calcext:value-type="string">
            <text:p>PoseNet-removeZerosFromDataset-smooth-29-5-relativeToPointDistances-norm</text:p>
          </table:table-cell>
          <table:table-cell office:value-type="float" office:value="89.924" calcext:value-type="float">
            <text:p>89,924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eNet-removeZerosFromDataset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0.1" calcext:value-type="float">
            <text:p>90,1</text:p>
          </table:table-cell>
          <table:table-cell table:style-name="ce513" office:value-type="float" office:value="87.342" calcext:value-type="float">
            <text:p>87,342</text:p>
          </table:table-cell>
          <table:table-cell table:style-name="ce523" office:value-type="string" calcext:value-type="string">
            <text:p>PoseNet-relativeToPointDistances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7.342" calcext:value-type="float">
            <text:p>87,342</text:p>
          </table:table-cell>
          <table:table-cell office:value-type="string" calcext:value-type="string">
            <text:p>PoseNet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44.347" calcext:value-type="float">
            <text:p>44,347</text:p>
          </table:table-cell>
          <table:table-cell table:style-name="ce513" office:value-type="float" office:value="40.19" calcext:value-type="float">
            <text:p>40,19</text:p>
          </table:table-cell>
          <table:table-cell table:style-name="ce523" office:value-type="string" calcext:value-type="string">
            <text:p>PoseNet-relativeToPointDistances</text:p>
          </table:table-cell>
          <table:table-cell office:value-type="float" office:value="44.347" calcext:value-type="float">
            <text:p>44,347</text:p>
          </table:table-cell>
          <table:table-cell office:value-type="float" office:value="40.19" calcext:value-type="float">
            <text:p>40,19</text:p>
          </table:table-cell>
          <table:table-cell office:value-type="string" calcext:value-type="string">
            <text:p>PoseNet-relativeToPointDistances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42.472" calcext:value-type="float">
            <text:p>42,472</text:p>
          </table:table-cell>
          <table:table-cell table:style-name="ce513" office:value-type="float" office:value="38.819" calcext:value-type="float">
            <text:p>38,819</text:p>
          </table:table-cell>
          <table:table-cell table:style-name="ce523" office:value-type="string" calcext:value-type="string">
            <text:p>Detectron2-relativeToPointDistances</text:p>
          </table:table-cell>
          <table:table-cell office:value-type="float" office:value="42.472" calcext:value-type="float">
            <text:p>42,472</text:p>
          </table:table-cell>
          <table:table-cell office:value-type="float" office:value="38.819" calcext:value-type="float">
            <text:p>38,819</text:p>
          </table:table-cell>
          <table:table-cell office:value-type="string" calcext:value-type="string">
            <text:p>Detectron2-relativeToPointDistances</text:p>
          </table:table-cell>
          <table:table-cell table:number-columns-repeated="3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 table:number-rows-repeated="5">
          <table:table-cell table:number-columns-repeated="10"/>
        </table:table-row>
        <table:table-row table:style-name="ro2">
          <table:table-cell table:style-name="ce595" table:number-columns-spanned="1" table:number-rows-spanned="20"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</table:table>
      <table:table table:name="OLD MINI SPLITTING" table:style-name="ta1">
        <table:table-column table:style-name="co52" table:default-cell-style-name="ce262"/>
        <table:table-column table:style-name="co53" table:default-cell-style-name="ce262"/>
        <table:table-column table:style-name="co54" table:default-cell-style-name="ce262"/>
        <table:table-column table:style-name="co55" table:default-cell-style-name="ce262"/>
        <table:table-column table:style-name="co56" table:default-cell-style-name="ce262"/>
        <table:table-column table:style-name="co5" table:number-columns-repeated="2" table:default-cell-style-name="ce262"/>
        <table:table-column table:style-name="co57" table:default-cell-style-name="ce262"/>
        <table:table-column table:style-name="co5" table:number-columns-repeated="1016" table:default-cell-style-name="ce262"/>
        <table:table-row table:style-name="ro9">
          <table:table-cell table:style-name="ce341" office:value-type="string" calcext:value-type="string" table:number-columns-spanned="4" table:number-rows-spanned="1">
            <text:p>Cross view mini</text:p>
          </table:table-cell>
          <table:covered-table-cell table:number-columns-repeated="3"/>
          <table:table-cell table:style-name="ce341" office:value-type="string" calcext:value-type="string" table:number-columns-spanned="4" table:number-rows-spanned="1">
            <text:p>Cross subject mini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8" office:value-type="string" calcext:value-type="string" table:number-columns-spanned="4" table:number-rows-spanned="1">
            <text:p>0.000 test_acc for MIN LOSS model None</text:p>
          </table:table-cell>
          <table:covered-table-cell table:number-columns-repeated="3"/>
          <table:table-cell table:style-name="ce8" office:value-type="string" calcext:value-type="string" table:number-columns-spanned="4" table:number-rows-spanned="1">
            <text:p>0.000 test_acc for MIN LOSS model None</text:p>
          </table:table-cell>
          <table:covered-table-cell table:number-columns-repeated="3"/>
          <table:table-cell table:number-columns-repeated="1016"/>
        </table:table-row>
        <table:table-row table:style-name="ro8">
          <table:table-cell table:style-name="ce342" office:value-type="string" calcext:value-type="string">
            <text:p>Min Loss ACC</text:p>
          </table:table-cell>
          <table:table-cell table:style-name="ce343" office:value-type="string" calcext:value-type="string">
            <text:p>Val_acc</text:p>
          </table:table-cell>
          <table:table-cell table:style-name="ce342" office:value-type="string" calcext:value-type="string">
            <text:p>Test_ACC</text:p>
          </table:table-cell>
          <table:table-cell table:style-name="ce343" office:value-type="string" calcext:value-type="string">
            <text:p>Model</text:p>
          </table:table-cell>
          <table:table-cell table:style-name="ce342" office:value-type="string" calcext:value-type="string">
            <text:p>Min Loss ACC</text:p>
          </table:table-cell>
          <table:table-cell table:style-name="ce343" office:value-type="string" calcext:value-type="string">
            <text:p>Val_acc</text:p>
          </table:table-cell>
          <table:table-cell table:style-name="ce342" office:value-type="string" calcext:value-type="string">
            <text:p>Test_ACC</text:p>
          </table:table-cell>
          <table:table-cell table:style-name="ce343" office:value-type="string" calcext:value-type="string">
            <text:p>Model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4.595" calcext:value-type="float">
            <text:p>94,595</text:p>
          </table:table-cell>
          <table:table-cell office:value-type="float" office:value="95.939" calcext:value-type="float">
            <text:p>95,939</text:p>
          </table:table-cell>
          <table:table-cell table:style-name="ce270" office:value-type="string" calcext:value-type="string">
            <text:p>det-2L-3BAR-norm-drop-0,05-rec_drop-0,05</text:p>
          </table:table-cell>
          <table:table-cell office:value-type="float" office:value="0" calcext:value-type="float">
            <text:p>0</text:p>
          </table:table-cell>
          <table:table-cell office:value-type="float" office:value="96.032" calcext:value-type="float">
            <text:p>96,032</text:p>
          </table:table-cell>
          <table:table-cell office:value-type="float" office:value="90.7" calcext:value-type="float">
            <text:p>90,7</text:p>
          </table:table-cell>
          <table:table-cell table:style-name="ce270" office:value-type="string" calcext:value-type="string">
            <text:p>det-2L-3BAR-norm-drop-0,05-rec_drop-0,0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4.529" calcext:value-type="float">
            <text:p>94,529</text:p>
          </table:table-cell>
          <table:table-cell office:value-type="float" office:value="95.121" calcext:value-type="float">
            <text:p>95,121</text:p>
          </table:table-cell>
          <table:table-cell table:style-name="ce270" office:value-type="string" calcext:value-type="string">
            <text:p>det-2L-3BAR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5.164" calcext:value-type="float">
            <text:p>95,164</text:p>
          </table:table-cell>
          <table:table-cell office:value-type="float" office:value="90.64" calcext:value-type="float">
            <text:p>90,64</text:p>
          </table:table-cell>
          <table:table-cell table:style-name="ce270" office:value-type="string" calcext:value-type="string">
            <text:p>det-2L-3BAR-normXY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4.858" calcext:value-type="float">
            <text:p>94,858</text:p>
          </table:table-cell>
          <table:table-cell office:value-type="float" office:value="94.989" calcext:value-type="float">
            <text:p>94,989</text:p>
          </table:table-cell>
          <table:table-cell table:style-name="ce270" office:value-type="string" calcext:value-type="string">
            <text:p>det-2L-3BAR-norm-drop-0,1-rec_drop-0,1</text:p>
          </table:table-cell>
          <table:table-cell office:value-type="float" office:value="0" calcext:value-type="float">
            <text:p>0</text:p>
          </table:table-cell>
          <table:table-cell office:value-type="float" office:value="95.846" calcext:value-type="float">
            <text:p>95,846</text:p>
          </table:table-cell>
          <table:table-cell office:value-type="float" office:value="90.429" calcext:value-type="float">
            <text:p>90,429</text:p>
          </table:table-cell>
          <table:table-cell table:style-name="ce270" office:value-type="string" calcext:value-type="string">
            <text:p>det-2L-normXY-drop-0,05-rec_drop-0,0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4.463" calcext:value-type="float">
            <text:p>94,463</text:p>
          </table:table-cell>
          <table:table-cell office:value-type="float" office:value="94.884" calcext:value-type="float">
            <text:p>94,884</text:p>
          </table:table-cell>
          <table:table-cell table:style-name="ce270" office:value-type="string" calcext:value-type="string">
            <text:p>det-2L-3BAR-norm-drop-0,15-rec_drop-0,15</text:p>
          </table:table-cell>
          <table:table-cell office:value-type="float" office:value="0" calcext:value-type="float">
            <text:p>0</text:p>
          </table:table-cell>
          <table:table-cell office:value-type="float" office:value="95.722" calcext:value-type="float">
            <text:p>95,722</text:p>
          </table:table-cell>
          <table:table-cell office:value-type="float" office:value="90.338" calcext:value-type="float">
            <text:p>90,338</text:p>
          </table:table-cell>
          <table:table-cell table:style-name="ce270" office:value-type="string" calcext:value-type="string">
            <text:p>det-2L-3BAR-norm-drop-0,15-rec_drop-0,1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3.078" calcext:value-type="float">
            <text:p>93,078</text:p>
          </table:table-cell>
          <table:table-cell office:value-type="float" office:value="93.645" calcext:value-type="float">
            <text:p>93,645</text:p>
          </table:table-cell>
          <table:table-cell table:style-name="ce270" office:value-type="string" calcext:value-type="string">
            <text:p>det-2L-NEXT_5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5.412" calcext:value-type="float">
            <text:p>95,412</text:p>
          </table:table-cell>
          <table:table-cell office:value-type="float" office:value="90.308" calcext:value-type="float">
            <text:p>90,308</text:p>
          </table:table-cell>
          <table:table-cell table:style-name="ce270" office:value-type="string" calcext:value-type="string">
            <text:p>det-2L-normXY-drop-0,1-rec_drop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2.947" calcext:value-type="float">
            <text:p>92,947</text:p>
          </table:table-cell>
          <table:table-cell office:value-type="float" office:value="93.434" calcext:value-type="float">
            <text:p>93,434</text:p>
          </table:table-cell>
          <table:table-cell table:style-name="ce270" office:value-type="string" calcext:value-type="string">
            <text:p>det-2L-CUDA-NEXT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94.296" calcext:value-type="float">
            <text:p>94,296</text:p>
          </table:table-cell>
          <table:table-cell office:value-type="float" office:value="90.127" calcext:value-type="float">
            <text:p>90,127</text:p>
          </table:table-cell>
          <table:table-cell table:style-name="ce270" office:value-type="string" calcext:value-type="string">
            <text:p>det-2L-3BAR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3.342" calcext:value-type="float">
            <text:p>93,342</text:p>
          </table:table-cell>
          <table:table-cell office:value-type="float" office:value="93.354" calcext:value-type="float">
            <text:p>93,354</text:p>
          </table:table-cell>
          <table:table-cell table:style-name="ce270" office:value-type="string" calcext:value-type="string">
            <text:p>det-2L-3BAR-normXY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6.032" calcext:value-type="float">
            <text:p>96,032</text:p>
          </table:table-cell>
          <table:table-cell office:value-type="float" office:value="89.855" calcext:value-type="float">
            <text:p>89,855</text:p>
          </table:table-cell>
          <table:table-cell table:style-name="ce270" office:value-type="string" calcext:value-type="string">
            <text:p>det-2L-3BAR-norm-drop-0,1-rec_drop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2.485" calcext:value-type="float">
            <text:p>92,485</text:p>
          </table:table-cell>
          <table:table-cell office:value-type="float" office:value="93.143" calcext:value-type="float">
            <text:p>93,143</text:p>
          </table:table-cell>
          <table:table-cell table:style-name="ce270" office:value-type="string" calcext:value-type="string">
            <text:p>det-2L-NEXT_11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4.172" calcext:value-type="float">
            <text:p>94,172</text:p>
          </table:table-cell>
          <table:table-cell office:value-type="float" office:value="89.342" calcext:value-type="float">
            <text:p>89,342</text:p>
          </table:table-cell>
          <table:table-cell table:style-name="ce270" office:value-type="string" calcext:value-type="string">
            <text:p>det-2L-normXY-drop-0,15-rec_drop-0,1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2.815" calcext:value-type="float">
            <text:p>92,815</text:p>
          </table:table-cell>
          <table:table-cell office:value-type="float" office:value="93.038" calcext:value-type="float">
            <text:p>93,038</text:p>
          </table:table-cell>
          <table:table-cell table:style-name="ce270" office:value-type="string" calcext:value-type="string">
            <text:p>det-2L-CUDA-NEXT-norm-drop-0,4-reg-0</text:p>
          </table:table-cell>
          <table:table-cell office:value-type="float" office:value="0" calcext:value-type="float">
            <text:p>0</text:p>
          </table:table-cell>
          <table:table-cell office:value-type="float" office:value="90.701" calcext:value-type="float">
            <text:p>90,701</text:p>
          </table:table-cell>
          <table:table-cell office:value-type="float" office:value="88.225" calcext:value-type="float">
            <text:p>88,225</text:p>
          </table:table-cell>
          <table:table-cell table:style-name="ce270" office:value-type="string" calcext:value-type="string">
            <text:p>det-2L-NEXT-norm-drop-0,05-rec_drop-0,0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1.035" calcext:value-type="float">
            <text:p>91,035</text:p>
          </table:table-cell>
          <table:table-cell office:value-type="float" office:value="92.827" calcext:value-type="float">
            <text:p>92,827</text:p>
          </table:table-cell>
          <table:table-cell table:style-name="ce270" office:value-type="string" calcext:value-type="string">
            <text:p>det-2L-norm-drop-0,05-rec_drop-0,05</text:p>
          </table:table-cell>
          <table:table-cell office:value-type="float" office:value="0" calcext:value-type="float">
            <text:p>0</text:p>
          </table:table-cell>
          <table:table-cell office:value-type="float" office:value="92.87" calcext:value-type="float">
            <text:p>92,87</text:p>
          </table:table-cell>
          <table:table-cell office:value-type="float" office:value="87.591" calcext:value-type="float">
            <text:p>87,591</text:p>
          </table:table-cell>
          <table:table-cell table:style-name="ce270" office:value-type="string" calcext:value-type="string">
            <text:p>det-2L-normXY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1.694" calcext:value-type="float">
            <text:p>91,694</text:p>
          </table:table-cell>
          <table:table-cell office:value-type="float" office:value="92.168" calcext:value-type="float">
            <text:p>92,168</text:p>
          </table:table-cell>
          <table:table-cell table:style-name="ce270" office:value-type="string" calcext:value-type="string">
            <text:p>det-2L-NEXT-normXY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3.614" calcext:value-type="float">
            <text:p>93,614</text:p>
          </table:table-cell>
          <table:table-cell office:value-type="float" office:value="87.107" calcext:value-type="float">
            <text:p>87,107</text:p>
          </table:table-cell>
          <table:table-cell table:style-name="ce270" office:value-type="string" calcext:value-type="string">
            <text:p>det-2L-3BAR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0.771" calcext:value-type="float">
            <text:p>90,771</text:p>
          </table:table-cell>
          <table:table-cell office:value-type="float" office:value="91.64" calcext:value-type="float">
            <text:p>91,64</text:p>
          </table:table-cell>
          <table:table-cell table:style-name="ce270" office:value-type="string" calcext:value-type="string">
            <text:p>det-2L-CUDA-3BAR-norm-drop-0-reg-0</text:p>
          </table:table-cell>
          <table:table-cell office:value-type="float" office:value="0" calcext:value-type="float">
            <text:p>0</text:p>
          </table:table-cell>
          <table:table-cell office:value-type="float" office:value="93.924" calcext:value-type="float">
            <text:p>93,924</text:p>
          </table:table-cell>
          <table:table-cell office:value-type="float" office:value="86.896" calcext:value-type="float">
            <text:p>86,896</text:p>
          </table:table-cell>
          <table:table-cell table:style-name="ce270" office:value-type="string" calcext:value-type="string">
            <text:p>det-2L-CUDA-3BAR-norm-drop-0,2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1.299" calcext:value-type="float">
            <text:p>91,299</text:p>
          </table:table-cell>
          <table:table-cell office:value-type="float" office:value="91.64" calcext:value-type="float">
            <text:p>91,64</text:p>
          </table:table-cell>
          <table:table-cell table:style-name="ce270" office:value-type="string" calcext:value-type="string">
            <text:p>det-2L-NEXT_11-norm-drop-0,5-rec_drop-0,5</text:p>
          </table:table-cell>
          <table:table-cell office:value-type="float" office:value="0" calcext:value-type="float">
            <text:p>0</text:p>
          </table:table-cell>
          <table:table-cell office:value-type="float" office:value="93.614" calcext:value-type="float">
            <text:p>93,614</text:p>
          </table:table-cell>
          <table:table-cell office:value-type="float" office:value="86.775" calcext:value-type="float">
            <text:p>86,775</text:p>
          </table:table-cell>
          <table:table-cell table:style-name="ce270" office:value-type="string" calcext:value-type="string">
            <text:p>det-2L-CUDA-3BAR-norm-drop-0,1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1.365" calcext:value-type="float">
            <text:p>91,365</text:p>
          </table:table-cell>
          <table:table-cell office:value-type="float" office:value="91.271" calcext:value-type="float">
            <text:p>91,271</text:p>
          </table:table-cell>
          <table:table-cell table:style-name="ce270" office:value-type="string" calcext:value-type="string">
            <text:p>det-2L-CUDA-NEXT-norm-drop-0,3-reg-0</text:p>
          </table:table-cell>
          <table:table-cell office:value-type="float" office:value="0" calcext:value-type="float">
            <text:p>0</text:p>
          </table:table-cell>
          <table:table-cell office:value-type="float" office:value="94.172" calcext:value-type="float">
            <text:p>94,172</text:p>
          </table:table-cell>
          <table:table-cell office:value-type="float" office:value="86.504" calcext:value-type="float">
            <text:p>86,504</text:p>
          </table:table-cell>
          <table:table-cell table:style-name="ce270" office:value-type="string" calcext:value-type="string">
            <text:p>det-2L-norm-drop-0,05-rec_drop-0,0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1.892" calcext:value-type="float">
            <text:p>91,892</text:p>
          </table:table-cell>
          <table:table-cell office:value-type="float" office:value="91.192" calcext:value-type="float">
            <text:p>91,192</text:p>
          </table:table-cell>
          <table:table-cell table:style-name="ce270" office:value-type="string" calcext:value-type="string">
            <text:p>det-2L-NEXT_17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3.242" calcext:value-type="float">
            <text:p>93,242</text:p>
          </table:table-cell>
          <table:table-cell office:value-type="float" office:value="86.171" calcext:value-type="float">
            <text:p>86,171</text:p>
          </table:table-cell>
          <table:table-cell table:style-name="ce270" office:value-type="string" calcext:value-type="string">
            <text:p>det-2L-CUDA-3BAR-norm-drop-0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0.705" calcext:value-type="float">
            <text:p>90,705</text:p>
          </table:table-cell>
          <table:table-cell office:value-type="float" office:value="91.086" calcext:value-type="float">
            <text:p>91,086</text:p>
          </table:table-cell>
          <table:table-cell table:style-name="ce270" office:value-type="string" calcext:value-type="string">
            <text:p>det-2L-CUDA-3BAR-norm-drop-0,1-reg-0</text:p>
          </table:table-cell>
          <table:table-cell office:value-type="float" office:value="0" calcext:value-type="float">
            <text:p>0</text:p>
          </table:table-cell>
          <table:table-cell office:value-type="float" office:value="91.073" calcext:value-type="float">
            <text:p>91,073</text:p>
          </table:table-cell>
          <table:table-cell office:value-type="float" office:value="86.111" calcext:value-type="float">
            <text:p>86,111</text:p>
          </table:table-cell>
          <table:table-cell table:style-name="ce270" office:value-type="string" calcext:value-type="string">
            <text:p>det-2L-normXY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3.474" calcext:value-type="float">
            <text:p>93,474</text:p>
          </table:table-cell>
          <table:table-cell office:value-type="float" office:value="90.796" calcext:value-type="float">
            <text:p>90,796</text:p>
          </table:table-cell>
          <table:table-cell table:style-name="ce270" office:value-type="string" calcext:value-type="string">
            <text:p>det-2L-normXY-drop-0,1-rec_drop-0,1</text:p>
          </table:table-cell>
          <table:table-cell office:value-type="float" office:value="0" calcext:value-type="float">
            <text:p>0</text:p>
          </table:table-cell>
          <table:table-cell office:value-type="float" office:value="91.507" calcext:value-type="float">
            <text:p>91,507</text:p>
          </table:table-cell>
          <table:table-cell office:value-type="float" office:value="85.779" calcext:value-type="float">
            <text:p>85,779</text:p>
          </table:table-cell>
          <table:table-cell table:style-name="ce270" office:value-type="string" calcext:value-type="string">
            <text:p>det-2L-CUDA-3BAR-norm-drop-0,3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3.408" calcext:value-type="float">
            <text:p>93,408</text:p>
          </table:table-cell>
          <table:table-cell office:value-type="float" office:value="90.691" calcext:value-type="float">
            <text:p>90,691</text:p>
          </table:table-cell>
          <table:table-cell table:style-name="ce270" office:value-type="string" calcext:value-type="string">
            <text:p>det-2L-normXY-drop-0,05-rec_drop-0,05</text:p>
          </table:table-cell>
          <table:table-cell office:value-type="float" office:value="0" calcext:value-type="float">
            <text:p>0</text:p>
          </table:table-cell>
          <table:table-cell office:value-type="float" office:value="92.25" calcext:value-type="float">
            <text:p>92,25</text:p>
          </table:table-cell>
          <table:table-cell office:value-type="float" office:value="85.688" calcext:value-type="float">
            <text:p>85,688</text:p>
          </table:table-cell>
          <table:table-cell table:style-name="ce270" office:value-type="string" calcext:value-type="string">
            <text:p>det-2L-norm-drop-0,1-rec_drop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1.562" calcext:value-type="float">
            <text:p>91,562</text:p>
          </table:table-cell>
          <table:table-cell office:value-type="float" office:value="90.084" calcext:value-type="float">
            <text:p>90,084</text:p>
          </table:table-cell>
          <table:table-cell table:style-name="ce270" office:value-type="string" calcext:value-type="string">
            <text:p>det-2L-CUDA-3BAR-norm-drop-0,2-reg-0</text:p>
          </table:table-cell>
          <table:table-cell office:value-type="float" office:value="0" calcext:value-type="float">
            <text:p>0</text:p>
          </table:table-cell>
          <table:table-cell office:value-type="float" office:value="90.515" calcext:value-type="float">
            <text:p>90,515</text:p>
          </table:table-cell>
          <table:table-cell office:value-type="float" office:value="84.964" calcext:value-type="float">
            <text:p>84,964</text:p>
          </table:table-cell>
          <table:table-cell table:style-name="ce270" office:value-type="string" calcext:value-type="string">
            <text:p>det-2L-CUDA-3BAR-norm-drop-0,4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0.376" calcext:value-type="float">
            <text:p>90,376</text:p>
          </table:table-cell>
          <table:table-cell office:value-type="float" office:value="90.032" calcext:value-type="float">
            <text:p>90,032</text:p>
          </table:table-cell>
          <table:table-cell table:style-name="ce270" office:value-type="string" calcext:value-type="string">
            <text:p>det-2L-CUDA-3BAR-norm-drop-0,3-reg-0,001</text:p>
          </table:table-cell>
          <table:table-cell office:value-type="float" office:value="0" calcext:value-type="float">
            <text:p>0</text:p>
          </table:table-cell>
          <table:table-cell office:value-type="float" office:value="90.887" calcext:value-type="float">
            <text:p>90,887</text:p>
          </table:table-cell>
          <table:table-cell office:value-type="float" office:value="84.662" calcext:value-type="float">
            <text:p>84,662</text:p>
          </table:table-cell>
          <table:table-cell table:style-name="ce270" office:value-type="string" calcext:value-type="string">
            <text:p>det-2L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1.233" calcext:value-type="float">
            <text:p>91,233</text:p>
          </table:table-cell>
          <table:table-cell office:value-type="float" office:value="89.662" calcext:value-type="float">
            <text:p>89,662</text:p>
          </table:table-cell>
          <table:table-cell table:style-name="ce270" office:value-type="string" calcext:value-type="string">
            <text:p>det-2L-normXY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86.237" calcext:value-type="float">
            <text:p>86,237</text:p>
          </table:table-cell>
          <table:table-cell office:value-type="float" office:value="83.816" calcext:value-type="float">
            <text:p>83,816</text:p>
          </table:table-cell>
          <table:table-cell table:style-name="ce270" office:value-type="string" calcext:value-type="string">
            <text:p>det-2L-3BAR-norm-drop-0,5-rec_drop-0,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7.541" calcext:value-type="float">
            <text:p>87,541</text:p>
          </table:table-cell>
          <table:table-cell office:value-type="float" office:value="89.425" calcext:value-type="float">
            <text:p>89,425</text:p>
          </table:table-cell>
          <table:table-cell table:style-name="ce270" office:value-type="string" calcext:value-type="string">
            <text:p>det-2L-3BAR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4.129" calcext:value-type="float">
            <text:p>84,129</text:p>
          </table:table-cell>
          <table:table-cell office:value-type="float" office:value="81.975" calcext:value-type="float">
            <text:p>81,975</text:p>
          </table:table-cell>
          <table:table-cell table:style-name="ce270" office:value-type="string" calcext:value-type="string">
            <text:p>det-2L-NEXT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7.607" calcext:value-type="float">
            <text:p>87,607</text:p>
          </table:table-cell>
          <table:table-cell office:value-type="float" office:value="89.399" calcext:value-type="float">
            <text:p>89,399</text:p>
          </table:table-cell>
          <table:table-cell table:style-name="ce270" office:value-type="string" calcext:value-type="string">
            <text:p>det-2L-CUDA-3BAR-norm-drop-0,3-reg-0,01</text:p>
          </table:table-cell>
          <table:table-cell office:value-type="float" office:value="0" calcext:value-type="float">
            <text:p>0</text:p>
          </table:table-cell>
          <table:table-cell office:value-type="float" office:value="86.051" calcext:value-type="float">
            <text:p>86,051</text:p>
          </table:table-cell>
          <table:table-cell office:value-type="float" office:value="81.944" calcext:value-type="float">
            <text:p>81,944</text:p>
          </table:table-cell>
          <table:table-cell table:style-name="ce270" office:value-type="string" calcext:value-type="string">
            <text:p>det-2L-norm-drop-0,15-rec_drop-0,1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3.013" calcext:value-type="float">
            <text:p>93,013</text:p>
          </table:table-cell>
          <table:table-cell office:value-type="float" office:value="89.267" calcext:value-type="float">
            <text:p>89,267</text:p>
          </table:table-cell>
          <table:table-cell table:style-name="ce270" office:value-type="string" calcext:value-type="string">
            <text:p>det-2L-normXY-drop-0,15-rec_drop-0,15</text:p>
          </table:table-cell>
          <table:table-cell office:value-type="float" office:value="0" calcext:value-type="float">
            <text:p>0</text:p>
          </table:table-cell>
          <table:table-cell office:value-type="float" office:value="83.013" calcext:value-type="float">
            <text:p>83,013</text:p>
          </table:table-cell>
          <table:table-cell office:value-type="float" office:value="78.351" calcext:value-type="float">
            <text:p>78,351</text:p>
          </table:table-cell>
          <table:table-cell table:style-name="ce270" office:value-type="string" calcext:value-type="string">
            <text:p>det-2L-NEXT_11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9.123" calcext:value-type="float">
            <text:p>89,123</text:p>
          </table:table-cell>
          <table:table-cell office:value-type="float" office:value="89.214" calcext:value-type="float">
            <text:p>89,214</text:p>
          </table:table-cell>
          <table:table-cell table:style-name="ce270" office:value-type="string" calcext:value-type="string">
            <text:p>det-2L-CUDA-3BAR-norm-drop-0,4-reg-0</text:p>
          </table:table-cell>
          <table:table-cell office:value-type="float" office:value="0" calcext:value-type="float">
            <text:p>0</text:p>
          </table:table-cell>
          <table:table-cell office:value-type="float" office:value="82.083" calcext:value-type="float">
            <text:p>82,083</text:p>
          </table:table-cell>
          <table:table-cell office:value-type="float" office:value="76.902" calcext:value-type="float">
            <text:p>76,902</text:p>
          </table:table-cell>
          <table:table-cell table:style-name="ce270" office:value-type="string" calcext:value-type="string">
            <text:p>det-2L-CUDA-normXY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7.541" calcext:value-type="float">
            <text:p>87,541</text:p>
          </table:table-cell>
          <table:table-cell office:value-type="float" office:value="88.423" calcext:value-type="float">
            <text:p>88,423</text:p>
          </table:table-cell>
          <table:table-cell table:style-name="ce270" office:value-type="string" calcext:value-type="string">
            <text:p>det-2L-CUDA-3BAR-norm-drop-0-reg-0,01</text:p>
          </table:table-cell>
          <table:table-cell office:value-type="float" office:value="0" calcext:value-type="float">
            <text:p>0</text:p>
          </table:table-cell>
          <table:table-cell office:value-type="float" office:value="82.331" calcext:value-type="float">
            <text:p>82,331</text:p>
          </table:table-cell>
          <table:table-cell office:value-type="float" office:value="76.661" calcext:value-type="float">
            <text:p>76,661</text:p>
          </table:table-cell>
          <table:table-cell table:style-name="ce270" office:value-type="string" calcext:value-type="string">
            <text:p>det-2L-NEXT_17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7.607" calcext:value-type="float">
            <text:p>87,607</text:p>
          </table:table-cell>
          <table:table-cell office:value-type="float" office:value="88.291" calcext:value-type="float">
            <text:p>88,291</text:p>
          </table:table-cell>
          <table:table-cell table:style-name="ce270" office:value-type="string" calcext:value-type="string">
            <text:p>det-2L-CUDA-3BAR-norm-drop-0,2-reg-0,01</text:p>
          </table:table-cell>
          <table:table-cell office:value-type="float" office:value="0" calcext:value-type="float">
            <text:p>0</text:p>
          </table:table-cell>
          <table:table-cell office:value-type="float" office:value="78.549" calcext:value-type="float">
            <text:p>78,549</text:p>
          </table:table-cell>
          <table:table-cell office:value-type="float" office:value="74.547" calcext:value-type="float">
            <text:p>74,547</text:p>
          </table:table-cell>
          <table:table-cell table:style-name="ce270" office:value-type="string" calcext:value-type="string">
            <text:p>det-2L-normXY-drop-0,5-rec_drop-0,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6.75" calcext:value-type="float">
            <text:p>86,75</text:p>
          </table:table-cell>
          <table:table-cell office:value-type="float" office:value="88.212" calcext:value-type="float">
            <text:p>88,212</text:p>
          </table:table-cell>
          <table:table-cell table:style-name="ce270" office:value-type="string" calcext:value-type="string">
            <text:p>det-2L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69.064" calcext:value-type="float">
            <text:p>69,064</text:p>
          </table:table-cell>
          <table:table-cell office:value-type="float" office:value="65.791" calcext:value-type="float">
            <text:p>65,791</text:p>
          </table:table-cell>
          <table:table-cell table:style-name="ce270" office:value-type="string" calcext:value-type="string">
            <text:p>det-2L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9.321" calcext:value-type="float">
            <text:p>89,321</text:p>
          </table:table-cell>
          <table:table-cell office:value-type="float" office:value="88.133" calcext:value-type="float">
            <text:p>88,133</text:p>
          </table:table-cell>
          <table:table-cell table:style-name="ce270" office:value-type="string" calcext:value-type="string">
            <text:p>det-2L-CUDA-3BAR-norm-drop-0,3-reg-0</text:p>
          </table:table-cell>
          <table:table-cell office:value-type="float" office:value="0" calcext:value-type="float">
            <text:p>0</text:p>
          </table:table-cell>
          <table:table-cell office:value-type="float" office:value="53.069" calcext:value-type="float">
            <text:p>53,069</text:p>
          </table:table-cell>
          <table:table-cell office:value-type="float" office:value="48.007" calcext:value-type="float">
            <text:p>48,007</text:p>
          </table:table-cell>
          <table:table-cell table:style-name="ce270" office:value-type="string" calcext:value-type="string">
            <text:p>det-2L-CUDA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8.596" calcext:value-type="float">
            <text:p>88,596</text:p>
          </table:table-cell>
          <table:table-cell office:value-type="float" office:value="87.79" calcext:value-type="float">
            <text:p>87,79</text:p>
          </table:table-cell>
          <table:table-cell table:style-name="ce270" office:value-type="string" calcext:value-type="string">
            <text:p>det-2L-CUDA-3BAR-norm-drop-0,1-reg-0,01</text:p>
          </table:table-cell>
          <table:table-cell office:value-type="float" office:value="0" calcext:value-type="float">
            <text:p>0</text:p>
          </table:table-cell>
          <table:table-cell office:value-type="float" office:value="13.577" calcext:value-type="float">
            <text:p>13,577</text:p>
          </table:table-cell>
          <table:table-cell office:value-type="float" office:value="12.409" calcext:value-type="float">
            <text:p>12,409</text:p>
          </table:table-cell>
          <table:table-cell table:style-name="ce270" office:value-type="string" calcext:value-type="string">
            <text:p>det-2L-NEXT-norm-drop-0,1-rec_drop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7.395" calcext:value-type="float">
            <text:p>87,395</text:p>
          </table:table-cell>
          <table:table-cell table:style-name="ce270" office:value-type="string" calcext:value-type="string">
            <text:p>det-2L-CUDA-3BAR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13.515" calcext:value-type="float">
            <text:p>13,515</text:p>
          </table:table-cell>
          <table:table-cell office:value-type="float" office:value="12.379" calcext:value-type="float">
            <text:p>12,379</text:p>
          </table:table-cell>
          <table:table-cell table:style-name="ce270" office:value-type="string" calcext:value-type="string">
            <text:p>det-2L-NEXT-norm-drop-0,15-rec_drop-0,1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6.882" calcext:value-type="float">
            <text:p>86,882</text:p>
          </table:table-cell>
          <table:table-cell office:value-type="float" office:value="87.395" calcext:value-type="float">
            <text:p>87,395</text:p>
          </table:table-cell>
          <table:table-cell table:style-name="ce270" office:value-type="string" calcext:value-type="string">
            <text:p>det-2L-CUDA-3BAR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84" calcext:value-type="float">
            <text:p>8,484</text:p>
          </table:table-cell>
          <table:table-cell table:style-name="ce270" office:value-type="string" calcext:value-type="string">
            <text:p>det-2L-CUDA-3BAR-norm-drop-0,4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7.08" calcext:value-type="float">
            <text:p>87,08</text:p>
          </table:table-cell>
          <table:table-cell office:value-type="float" office:value="87.236" calcext:value-type="float">
            <text:p>87,236</text:p>
          </table:table-cell>
          <table:table-cell table:style-name="ce270" office:value-type="string" calcext:value-type="string">
            <text:p>det-2L-CUDA-3BAR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84" calcext:value-type="float">
            <text:p>8,484</text:p>
          </table:table-cell>
          <table:table-cell table:style-name="ce270" office:value-type="string" calcext:value-type="string">
            <text:p>det-2L-NEXT_17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6.157" calcext:value-type="float">
            <text:p>86,157</text:p>
          </table:table-cell>
          <table:table-cell office:value-type="float" office:value="86.999" calcext:value-type="float">
            <text:p>86,999</text:p>
          </table:table-cell>
          <table:table-cell table:style-name="ce270" office:value-type="string" calcext:value-type="string">
            <text:p>det-2L-NEXT_11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54" calcext:value-type="float">
            <text:p>8,454</text:p>
          </table:table-cell>
          <table:table-cell table:style-name="ce270" office:value-type="string" calcext:value-type="string">
            <text:p>det-2L-CUDA-3BAR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5.498" calcext:value-type="float">
            <text:p>85,498</text:p>
          </table:table-cell>
          <table:table-cell office:value-type="float" office:value="86.682" calcext:value-type="float">
            <text:p>86,682</text:p>
          </table:table-cell>
          <table:table-cell table:style-name="ce270" office:value-type="string" calcext:value-type="string">
            <text:p>det-2L-CUDA-3BAR-norm-drop-0,4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24" calcext:value-type="float">
            <text:p>8,424</text:p>
          </table:table-cell>
          <table:table-cell table:style-name="ce270" office:value-type="string" calcext:value-type="string">
            <text:p>det-2L-CUDA-3BAR-norm-drop-0,3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5.168" calcext:value-type="float">
            <text:p>85,168</text:p>
          </table:table-cell>
          <table:table-cell office:value-type="float" office:value="86.524" calcext:value-type="float">
            <text:p>86,524</text:p>
          </table:table-cell>
          <table:table-cell table:style-name="ce270" office:value-type="string" calcext:value-type="string">
            <text:p>det-2L-CUDA-3BAR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24" calcext:value-type="float">
            <text:p>8,424</text:p>
          </table:table-cell>
          <table:table-cell table:style-name="ce270" office:value-type="string" calcext:value-type="string">
            <text:p>det-2L-CUDA-NEXT-norm-drop-0,3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6.05" calcext:value-type="float">
            <text:p>86,05</text:p>
          </table:table-cell>
          <table:table-cell table:style-name="ce270" office:value-type="string" calcext:value-type="string">
            <text:p>det-2L-CUDA-3BAR-norm-drop-0,4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table:style-name="ce270" office:value-type="string" calcext:value-type="string">
            <text:p>det-2L-CUDA-3BAR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6.025" calcext:value-type="float">
            <text:p>86,025</text:p>
          </table:table-cell>
          <table:table-cell office:value-type="float" office:value="86.023" calcext:value-type="float">
            <text:p>86,023</text:p>
          </table:table-cell>
          <table:table-cell table:style-name="ce270" office:value-type="string" calcext:value-type="string">
            <text:p>det-2L-CUDA-3BAR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table:style-name="ce270" office:value-type="string" calcext:value-type="string">
            <text:p>det-2L-CUDA-normXY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3.586" calcext:value-type="float">
            <text:p>83,586</text:p>
          </table:table-cell>
          <table:table-cell office:value-type="float" office:value="85.97" calcext:value-type="float">
            <text:p>85,97</text:p>
          </table:table-cell>
          <table:table-cell table:style-name="ce270" office:value-type="string" calcext:value-type="string">
            <text:p>det-2LCUDA-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table:style-name="ce270" office:value-type="string" calcext:value-type="string">
            <text:p>det-2L-CUDA-NEXT-norm-drop-0,1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5.498" calcext:value-type="float">
            <text:p>85,498</text:p>
          </table:table-cell>
          <table:table-cell office:value-type="float" office:value="85.127" calcext:value-type="float">
            <text:p>85,127</text:p>
          </table:table-cell>
          <table:table-cell table:style-name="ce270" office:value-type="string" calcext:value-type="string">
            <text:p>det-2L-CUDA-normXY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table:style-name="ce270" office:value-type="string" calcext:value-type="string">
            <text:p>det-2L-NEXT_11-norm-drop-0,5-rec_drop-0,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6.486" calcext:value-type="float">
            <text:p>86,486</text:p>
          </table:table-cell>
          <table:table-cell office:value-type="float" office:value="84.916" calcext:value-type="float">
            <text:p>84,916</text:p>
          </table:table-cell>
          <table:table-cell table:style-name="ce270" office:value-type="string" calcext:value-type="string">
            <text:p>det-2L-CUDA-3BAR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table:style-name="ce270" office:value-type="string" calcext:value-type="string">
            <text:p>det-2L-NEXT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4.641" calcext:value-type="float">
            <text:p>84,641</text:p>
          </table:table-cell>
          <table:table-cell office:value-type="float" office:value="84.705" calcext:value-type="float">
            <text:p>84,705</text:p>
          </table:table-cell>
          <table:table-cell table:style-name="ce270" office:value-type="string" calcext:value-type="string">
            <text:p>det-2L-NEXT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table:style-name="ce270" office:value-type="string" calcext:value-type="string">
            <text:p>det-2L-CUDA-NEXT-norm-drop-0,2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5.564" calcext:value-type="float">
            <text:p>85,564</text:p>
          </table:table-cell>
          <table:table-cell office:value-type="float" office:value="84.705" calcext:value-type="float">
            <text:p>84,705</text:p>
          </table:table-cell>
          <table:table-cell table:style-name="ce270" office:value-type="string" calcext:value-type="string">
            <text:p>det-2L-CUDA-3BAR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table:style-name="ce270" office:value-type="string" calcext:value-type="string">
            <text:p>det-2L-CUDA-NEXT-norm-drop-0,1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4.652" calcext:value-type="float">
            <text:p>84,652</text:p>
          </table:table-cell>
          <table:table-cell table:style-name="ce270" office:value-type="string" calcext:value-type="string">
            <text:p>det-2L-normXY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table:style-name="ce270" office:value-type="string" calcext:value-type="string">
            <text:p>det-2L-CUDA-NEXT-norm-drop-0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3.586" calcext:value-type="float">
            <text:p>83,586</text:p>
          </table:table-cell>
          <table:table-cell office:value-type="float" office:value="84.124" calcext:value-type="float">
            <text:p>84,124</text:p>
          </table:table-cell>
          <table:table-cell table:style-name="ce270" office:value-type="string" calcext:value-type="string">
            <text:p>det-2L-NEXT_17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CUDA--normXY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4.047" calcext:value-type="float">
            <text:p>84,047</text:p>
          </table:table-cell>
          <table:table-cell office:value-type="float" office:value="83.36" calcext:value-type="float">
            <text:p>83,36</text:p>
          </table:table-cell>
          <table:table-cell table:style-name="ce270" office:value-type="string" calcext:value-type="string">
            <text:p>det-2L-CUDA-normXY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CUDA-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3.388" calcext:value-type="float">
            <text:p>83,388</text:p>
          </table:table-cell>
          <table:table-cell office:value-type="float" office:value="83.333" calcext:value-type="float">
            <text:p>83,333</text:p>
          </table:table-cell>
          <table:table-cell table:style-name="ce270" office:value-type="string" calcext:value-type="string">
            <text:p>det-2L-CUDA-3BAR-norm-drop-0,5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2.465" calcext:value-type="float">
            <text:p>82,465</text:p>
          </table:table-cell>
          <table:table-cell office:value-type="float" office:value="83.281" calcext:value-type="float">
            <text:p>83,281</text:p>
          </table:table-cell>
          <table:table-cell table:style-name="ce270" office:value-type="string" calcext:value-type="string">
            <text:p>det-2L-norm-drop-0,1-rec_drop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3.191" calcext:value-type="float">
            <text:p>83,191</text:p>
          </table:table-cell>
          <table:table-cell office:value-type="float" office:value="83.228" calcext:value-type="float">
            <text:p>83,228</text:p>
          </table:table-cell>
          <table:table-cell table:style-name="ce270" office:value-type="string" calcext:value-type="string">
            <text:p>det-2L-3BAR-norm-drop-0,5-rec_drop-0,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2.927" calcext:value-type="float">
            <text:p>82,927</text:p>
          </table:table-cell>
          <table:table-cell office:value-type="float" office:value="83.096" calcext:value-type="float">
            <text:p>83,096</text:p>
          </table:table-cell>
          <table:table-cell table:style-name="ce270" office:value-type="string" calcext:value-type="string">
            <text:p>det-2L-CUDA-normXY-drop-0,4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1.543" calcext:value-type="float">
            <text:p>81,543</text:p>
          </table:table-cell>
          <table:table-cell office:value-type="float" office:value="82.991" calcext:value-type="float">
            <text:p>82,991</text:p>
          </table:table-cell>
          <table:table-cell table:style-name="ce270" office:value-type="string" calcext:value-type="string">
            <text:p>det-2L-CUDA-normXY-drop-0,5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4.575" calcext:value-type="float">
            <text:p>84,575</text:p>
          </table:table-cell>
          <table:table-cell office:value-type="float" office:value="82.964" calcext:value-type="float">
            <text:p>82,964</text:p>
          </table:table-cell>
          <table:table-cell table:style-name="ce270" office:value-type="string" calcext:value-type="string">
            <text:p>det-2L-CUDA-normXY-drop-0,4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3.125" calcext:value-type="float">
            <text:p>83,125</text:p>
          </table:table-cell>
          <table:table-cell office:value-type="float" office:value="82.832" calcext:value-type="float">
            <text:p>82,832</text:p>
          </table:table-cell>
          <table:table-cell table:style-name="ce270" office:value-type="string" calcext:value-type="string">
            <text:p>det-2L-CUDA-normXY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3.652" calcext:value-type="float">
            <text:p>83,652</text:p>
          </table:table-cell>
          <table:table-cell office:value-type="float" office:value="82.78" calcext:value-type="float">
            <text:p>82,78</text:p>
          </table:table-cell>
          <table:table-cell table:style-name="ce270" office:value-type="string" calcext:value-type="string">
            <text:p>det-2L-CUDA-normXY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1.674" calcext:value-type="float">
            <text:p>81,674</text:p>
          </table:table-cell>
          <table:table-cell office:value-type="float" office:value="82.041" calcext:value-type="float">
            <text:p>82,041</text:p>
          </table:table-cell>
          <table:table-cell table:style-name="ce270" office:value-type="string" calcext:value-type="string">
            <text:p>det-2L-CUDA-normXY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2.136" calcext:value-type="float">
            <text:p>82,136</text:p>
          </table:table-cell>
          <table:table-cell office:value-type="float" office:value="81.857" calcext:value-type="float">
            <text:p>81,857</text:p>
          </table:table-cell>
          <table:table-cell table:style-name="ce270" office:value-type="string" calcext:value-type="string">
            <text:p>det-2LCUDA--normXY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4.838" calcext:value-type="float">
            <text:p>84,838</text:p>
          </table:table-cell>
          <table:table-cell office:value-type="float" office:value="81.408" calcext:value-type="float">
            <text:p>81,408</text:p>
          </table:table-cell>
          <table:table-cell table:style-name="ce270" office:value-type="string" calcext:value-type="string">
            <text:p>det-2L-CUDA-normXY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0.62" calcext:value-type="float">
            <text:p>80,62</text:p>
          </table:table-cell>
          <table:table-cell office:value-type="float" office:value="78.639" calcext:value-type="float">
            <text:p>78,639</text:p>
          </table:table-cell>
          <table:table-cell table:style-name="ce270" office:value-type="string" calcext:value-type="string">
            <text:p>det-2L-CUDA-NEXT-norm-drop-0,2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7.653" calcext:value-type="float">
            <text:p>77,653</text:p>
          </table:table-cell>
          <table:table-cell office:value-type="float" office:value="78.323" calcext:value-type="float">
            <text:p>78,323</text:p>
          </table:table-cell>
          <table:table-cell table:style-name="ce270" office:value-type="string" calcext:value-type="string">
            <text:p>det-2L-normXY-drop-0,5-rec_drop-0,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0.488" calcext:value-type="float">
            <text:p>80,488</text:p>
          </table:table-cell>
          <table:table-cell office:value-type="float" office:value="76.978" calcext:value-type="float">
            <text:p>76,978</text:p>
          </table:table-cell>
          <table:table-cell table:style-name="ce270" office:value-type="string" calcext:value-type="string">
            <text:p>det-2L-CUDA-normXY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5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5.742" calcext:value-type="float">
            <text:p>75,742</text:p>
          </table:table-cell>
          <table:table-cell office:value-type="float" office:value="74.815" calcext:value-type="float">
            <text:p>74,815</text:p>
          </table:table-cell>
          <table:table-cell table:style-name="ce270" office:value-type="string" calcext:value-type="string">
            <text:p>det-2L-CUDA-NEXT-norm-drop-0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3.896" calcext:value-type="float">
            <text:p>73,896</text:p>
          </table:table-cell>
          <table:table-cell office:value-type="float" office:value="73.892" calcext:value-type="float">
            <text:p>73,892</text:p>
          </table:table-cell>
          <table:table-cell table:style-name="ce270" office:value-type="string" calcext:value-type="string">
            <text:p>det-2L-norm-drop-0,15-rec_drop-0,1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8.425" calcext:value-type="float">
            <text:p>68,425</text:p>
          </table:table-cell>
          <table:table-cell office:value-type="float" office:value="69.119" calcext:value-type="float">
            <text:p>69,119</text:p>
          </table:table-cell>
          <table:table-cell table:style-name="ce270" office:value-type="string" calcext:value-type="string">
            <text:p>det-2L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1.767" calcext:value-type="float">
            <text:p>61,767</text:p>
          </table:table-cell>
          <table:table-cell office:value-type="float" office:value="62.236" calcext:value-type="float">
            <text:p>62,236</text:p>
          </table:table-cell>
          <table:table-cell table:style-name="ce270" office:value-type="string" calcext:value-type="string">
            <text:p>det-2L-CUDA-norm-drop-0,4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2.36" calcext:value-type="float">
            <text:p>62,36</text:p>
          </table:table-cell>
          <table:table-cell office:value-type="float" office:value="60.469" calcext:value-type="float">
            <text:p>60,469</text:p>
          </table:table-cell>
          <table:table-cell table:style-name="ce270" office:value-type="string" calcext:value-type="string">
            <text:p>det-2L-CUDA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6.625" calcext:value-type="float">
            <text:p>56,625</text:p>
          </table:table-cell>
          <table:table-cell office:value-type="float" office:value="56.883" calcext:value-type="float">
            <text:p>56,883</text:p>
          </table:table-cell>
          <table:table-cell table:style-name="ce270" office:value-type="string" calcext:value-type="string">
            <text:p>det-2L-CUDA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4.186" calcext:value-type="float">
            <text:p>54,186</text:p>
          </table:table-cell>
          <table:table-cell office:value-type="float" office:value="55.09" calcext:value-type="float">
            <text:p>55,09</text:p>
          </table:table-cell>
          <table:table-cell table:style-name="ce270" office:value-type="string" calcext:value-type="string">
            <text:p>det-2L-CUDA-norm-drop-0,5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4.252" calcext:value-type="float">
            <text:p>54,252</text:p>
          </table:table-cell>
          <table:table-cell office:value-type="float" office:value="53.771" calcext:value-type="float">
            <text:p>53,771</text:p>
          </table:table-cell>
          <table:table-cell table:style-name="ce270" office:value-type="string" calcext:value-type="string">
            <text:p>det-2L-CUDA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2.999" calcext:value-type="float">
            <text:p>52,999</text:p>
          </table:table-cell>
          <table:table-cell office:value-type="float" office:value="50.686" calcext:value-type="float">
            <text:p>50,686</text:p>
          </table:table-cell>
          <table:table-cell table:style-name="ce270" office:value-type="string" calcext:value-type="string">
            <text:p>det-2L-CUDA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6.473" calcext:value-type="float">
            <text:p>46,473</text:p>
          </table:table-cell>
          <table:table-cell office:value-type="float" office:value="48.365" calcext:value-type="float">
            <text:p>48,365</text:p>
          </table:table-cell>
          <table:table-cell table:style-name="ce270" office:value-type="string" calcext:value-type="string">
            <text:p>det-2L-CUDA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8.912" calcext:value-type="float">
            <text:p>48,912</text:p>
          </table:table-cell>
          <table:table-cell office:value-type="float" office:value="46.783" calcext:value-type="float">
            <text:p>46,783</text:p>
          </table:table-cell>
          <table:table-cell table:style-name="ce270" office:value-type="string" calcext:value-type="string">
            <text:p>det-2L-CUDA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.149" calcext:value-type="float">
            <text:p>22,149</text:p>
          </table:table-cell>
          <table:table-cell office:value-type="float" office:value="22.732" calcext:value-type="float">
            <text:p>22,732</text:p>
          </table:table-cell>
          <table:table-cell table:style-name="ce270" office:value-type="string" calcext:value-type="string">
            <text:p>det-2L-NEXT-norm-drop-0,1-rec_drop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.753" calcext:value-type="float">
            <text:p>21,753</text:p>
          </table:table-cell>
          <table:table-cell office:value-type="float" office:value="22.547" calcext:value-type="float">
            <text:p>22,547</text:p>
          </table:table-cell>
          <table:table-cell table:style-name="ce270" office:value-type="string" calcext:value-type="string">
            <text:p>det-2L-NEXT-norm-drop-0,05-rec_drop-0,0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.753" calcext:value-type="float">
            <text:p>21,753</text:p>
          </table:table-cell>
          <table:table-cell office:value-type="float" office:value="22.442" calcext:value-type="float">
            <text:p>22,442</text:p>
          </table:table-cell>
          <table:table-cell table:style-name="ce270" office:value-type="string" calcext:value-type="string">
            <text:p>det-2L-NEXT-norm-drop-0,15-rec_drop-0,1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.051" calcext:value-type="float">
            <text:p>19,051</text:p>
          </table:table-cell>
          <table:table-cell office:value-type="float" office:value="19.963" calcext:value-type="float">
            <text:p>19,963</text:p>
          </table:table-cell>
          <table:table-cell table:style-name="ce270" office:value-type="string" calcext:value-type="string">
            <text:p>det-2L-CUDA-NEXT-norm-drop-0,1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.953" calcext:value-type="float">
            <text:p>15,953</text:p>
          </table:table-cell>
          <table:table-cell office:value-type="float" office:value="16.06" calcext:value-type="float">
            <text:p>16,06</text:p>
          </table:table-cell>
          <table:table-cell table:style-name="ce270" office:value-type="string" calcext:value-type="string">
            <text:p>det-2L-NEXT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4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4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,4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,2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,2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,2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,1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3BAR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NEXT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NEXT-norm-drop-0,4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3BAR-norm-drop-0,3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NEXT-norm-drop-0,2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NEXT-norm-drop-0,1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3BAR-norm-drop-0,1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NEXT-norm-drop-0,1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NEXT-norm-drop-0,1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4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3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3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3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2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2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2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2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2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2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2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2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1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1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3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1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1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1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2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1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2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1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2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1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1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NEXT-normXY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NEXT_5-normXY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NEXT_11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NEXT_17-norm-drop-0,5-rec_drop-0,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hedule LR" table:style-name="ta1">
        <office:forms form:automatic-focus="false" form:apply-design-mode="false"/>
        <table:shapes>
          <draw:frame draw:z-index="0" draw:style-name="gr1" draw:text-style-name="P1" svg:width="159.9mm" svg:height="90.06mm" svg:x="65.55mm" svg:y="54.72mm">
            <draw:object draw:notify-on-update-of-ranges="'schedule LR'.D9:'schedule LR'.N9 'schedule LR'.C5:'schedule LR'.C5 'schedule LR'.D5:'schedule LR'.N5 'schedule LR'.D9:'schedule LR'.N9 'schedule LR'.C8:'schedule LR'.C8 'schedule LR'.D8:'schedule LR'.N8 'schedule LR'.D9:'schedule LR'.N9 'schedule LR'.C7:'schedule LR'.C7 'schedule LR'.D7:'schedule LR'.N7 'schedule LR'.D9:'schedule LR'.N9 'schedule LR'.C6:'schedule LR'.C6 'schedule LR'.D6:'schedule LR'.N6 'schedule LR'.D9:'schedule LR'.N9 'schedule LR'.C3:'schedule LR'.C3 'schedule LR'.D3:'schedule LR'.N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number-columns-repeated="2" table:default-cell-style-name="Default"/>
        <table:table-column table:style-name="co58" table:default-cell-style-name="Default"/>
        <table:table-column table:style-name="co5" table:default-cell-style-name="Default"/>
        <table:table-column table:style-name="co53" table:default-cell-style-name="Default"/>
        <table:table-column table:style-name="co45" table:default-cell-style-name="Default"/>
        <table:table-column table:style-name="co10" table:number-columns-repeated="2" table:default-cell-style-name="Default"/>
        <table:table-column table:style-name="co59" table:number-columns-repeated="3" table:default-cell-style-name="Default"/>
        <table:table-column table:style-name="co5" table:number-columns-repeated="5" table:default-cell-style-name="Default"/>
        <table:table-row table:style-name="ro2">
          <table:table-cell table:number-columns-repeated="16"/>
        </table:table-row>
        <table:table-row table:style-name="ro2">
          <table:table-cell/>
          <table:table-cell table:style-name="ce262" table:number-columns-repeated="3"/>
          <table:table-cell table:style-name="ce262" office:value-type="string" calcext:value-type="string">
            <text:p>epochs</text:p>
          </table:table-cell>
          <table:table-cell table:style-name="ce262" office:value-type="float" office:value="100" calcext:value-type="float">
            <text:p>100</text:p>
          </table:table-cell>
          <table:table-cell table:number-columns-repeated="10"/>
        </table:table-row>
        <table:table-row table:style-name="ro2">
          <table:table-cell/>
          <table:table-cell table:style-name="ce617" office:value-type="string" calcext:value-type="string" table:number-columns-spanned="1" table:number-rows-spanned="5">
            <text:p>Polinomial </text:p>
          </table:table-cell>
          <table:table-cell office:value-type="float" office:value="2" calcext:value-type="float">
            <text:p>2</text:p>
          </table:table-cell>
          <table:table-cell table:formula="of:=0.0075" office:value-type="float" office:value="0.0075" calcext:value-type="float">
            <text:p>0,0075</text:p>
          </table:table-cell>
          <table:table-cell table:style-name="ce551" table:formula="of:=[.$D$3]*(1-[.E$9]/[.$F$2])^[.$C3]" office:value-type="float" office:value="0.006075" calcext:value-type="float">
            <text:p>0,00608</text:p>
          </table:table-cell>
          <table:table-cell table:style-name="ce551" table:formula="of:=[.$D$3]*(1-[.F$9]/[.$F$2])^[.$C3]" office:value-type="float" office:value="0.0048" calcext:value-type="float">
            <text:p>0,00480</text:p>
          </table:table-cell>
          <table:table-cell table:style-name="ce551" table:formula="of:=[.$D$3]*(1-[.G$9]/[.$F$2])^[.$C3]" office:value-type="float" office:value="0.003675" calcext:value-type="float">
            <text:p>0,00368</text:p>
          </table:table-cell>
          <table:table-cell table:style-name="ce551" table:formula="of:=[.$D$3]*(1-[.H$9]/[.$F$2])^[.$C3]" office:value-type="float" office:value="0.0027" calcext:value-type="float">
            <text:p>0,00270</text:p>
          </table:table-cell>
          <table:table-cell table:style-name="ce551" table:formula="of:=[.$D$3]*(1-[.I$9]/[.$F$2])^[.$C3]" office:value-type="float" office:value="0.001875" calcext:value-type="float">
            <text:p>0,00188</text:p>
          </table:table-cell>
          <table:table-cell table:style-name="ce551" table:formula="of:=[.$D$3]*(1-[.J$9]/[.$F$2])^[.$C3]" office:value-type="float" office:value="0.0012" calcext:value-type="float">
            <text:p>0,00120</text:p>
          </table:table-cell>
          <table:table-cell table:style-name="ce551" table:formula="of:=[.$D$3]*(1-[.K$9]/[.$F$2])^[.$C3]" office:value-type="float" office:value="0.000675" calcext:value-type="float">
            <text:p>0,00068</text:p>
          </table:table-cell>
          <table:table-cell table:style-name="ce551" table:formula="of:=[.$D$3]*(1-[.L$9]/[.$F$2])^[.$C3]" office:value-type="float" office:value="0.0003" calcext:value-type="float">
            <text:p>0,00030</text:p>
          </table:table-cell>
          <table:table-cell table:style-name="ce551" table:formula="of:=[.$D$3]*(1-[.M$9]/[.$F$2])^[.$C3]" office:value-type="float" office:value="0.000075" calcext:value-type="float">
            <text:p>0,00007</text:p>
          </table:table-cell>
          <table:table-cell table:style-name="ce551" table:formula="of:=[.$D$3]*(1-[.N$9]/[.$F$2])^[.$C3]" office:value-type="float" office:value="0" calcext:value-type="float">
            <text:p>0,00000</text:p>
          </table:table-cell>
          <table:table-cell table:style-name="ce551" table:number-columns-repeated="2"/>
        </table:table-row>
        <table:table-row table:style-name="ro2">
          <table:table-cell table:style-name="ce262" office:value-type="string" calcext:value-type="string">
            <text:p>starting lr</text:p>
          </table:table-cell>
          <table:covered-table-cell table:style-name="ce617"/>
          <table:table-cell office:value-type="float" office:value="2" calcext:value-type="float">
            <text:p>2</text:p>
          </table:table-cell>
          <table:table-cell table:formula="of:=[.$A$5]" office:value-type="float" office:value="0.01" calcext:value-type="float">
            <text:p>0,01</text:p>
          </table:table-cell>
          <table:table-cell table:style-name="ce551" table:formula="of:=[.$D$4]*(1-[.E$9]/[.$F$2])^[.$C4]" office:value-type="float" office:value="0.0081" calcext:value-type="float">
            <text:p>0,00810</text:p>
          </table:table-cell>
          <table:table-cell table:style-name="ce551" table:formula="of:=[.$D$4]*(1-[.F$9]/[.$F$2])^[.$C4]" office:value-type="float" office:value="0.0064" calcext:value-type="float">
            <text:p>0,00640</text:p>
          </table:table-cell>
          <table:table-cell table:style-name="ce551" table:formula="of:=[.$D$4]*(1-[.G$9]/[.$F$2])^[.$C4]" office:value-type="float" office:value="0.0049" calcext:value-type="float">
            <text:p>0,00490</text:p>
          </table:table-cell>
          <table:table-cell table:style-name="ce551" table:formula="of:=[.$D$4]*(1-[.H$9]/[.$F$2])^[.$C4]" office:value-type="float" office:value="0.0036" calcext:value-type="float">
            <text:p>0,00360</text:p>
          </table:table-cell>
          <table:table-cell table:style-name="ce551" table:formula="of:=[.$D$4]*(1-[.I$9]/[.$F$2])^[.$C4]" office:value-type="float" office:value="0.0025" calcext:value-type="float">
            <text:p>0,00250</text:p>
          </table:table-cell>
          <table:table-cell table:style-name="ce551" table:formula="of:=[.$D$4]*(1-[.J$9]/[.$F$2])^[.$C4]" office:value-type="float" office:value="0.0016" calcext:value-type="float">
            <text:p>0,00160</text:p>
          </table:table-cell>
          <table:table-cell table:style-name="ce551" table:formula="of:=[.$D$4]*(1-[.K$9]/[.$F$2])^[.$C4]" office:value-type="float" office:value="0.0009" calcext:value-type="float">
            <text:p>0,00090</text:p>
          </table:table-cell>
          <table:table-cell table:style-name="ce551" table:formula="of:=[.$D$4]*(1-[.L$9]/[.$F$2])^[.$C4]" office:value-type="float" office:value="0.0004" calcext:value-type="float">
            <text:p>0,00040</text:p>
          </table:table-cell>
          <table:table-cell table:style-name="ce551" table:formula="of:=[.$D$4]*(1-[.M$9]/[.$F$2])^[.$C4]" office:value-type="float" office:value="0.0001" calcext:value-type="float">
            <text:p>0,00010</text:p>
          </table:table-cell>
          <table:table-cell table:style-name="ce551" table:formula="of:=[.$D$4]*(1-[.N$9]/[.$F$2])^[.$C4]" office:value-type="float" office:value="0" calcext:value-type="float">
            <text:p>0,00000</text:p>
          </table:table-cell>
          <table:table-cell table:style-name="ce551" table:number-columns-repeated="2"/>
        </table:table-row>
        <table:table-row table:style-name="ro2">
          <table:table-cell table:style-name="ce125" office:value-type="float" office:value="0.01" calcext:value-type="float">
            <text:p>0,01</text:p>
          </table:table-cell>
          <table:covered-table-cell/>
          <table:table-cell office:value-type="float" office:value="1.5" calcext:value-type="float">
            <text:p>1,5</text:p>
          </table:table-cell>
          <table:table-cell table:formula="of:=[.$A$5]-[.A7]" office:value-type="float" office:value="0.01" calcext:value-type="float">
            <text:p>0,01</text:p>
          </table:table-cell>
          <table:table-cell table:style-name="ce551" table:formula="of:=[.$D$5]*(1-[.E$9]/[.$F$2])^[.$C5]" office:value-type="float" office:value="0.00853814968245462" calcext:value-type="float">
            <text:p>0,00854</text:p>
          </table:table-cell>
          <table:table-cell table:style-name="ce551" table:formula="of:=[.$D$5]*(1-[.F$9]/[.$F$2])^[.$C5]" office:value-type="float" office:value="0.00715541752799933" calcext:value-type="float">
            <text:p>0,00716</text:p>
          </table:table-cell>
          <table:table-cell table:style-name="ce551" table:formula="of:=[.$D$5]*(1-[.G$9]/[.$F$2])^[.$C5]" office:value-type="float" office:value="0.00585662018573853" calcext:value-type="float">
            <text:p>0,00586</text:p>
          </table:table-cell>
          <table:table-cell table:style-name="ce551" table:formula="of:=[.$D$5]*(1-[.H$9]/[.$F$2])^[.$C5]" office:value-type="float" office:value="0.0046475800154489" calcext:value-type="float">
            <text:p>0,00465</text:p>
          </table:table-cell>
          <table:table-cell table:style-name="ce551" table:formula="of:=[.$D$5]*(1-[.I$9]/[.$F$2])^[.$C5]" office:value-type="float" office:value="0.00353553390593274" calcext:value-type="float">
            <text:p>0,00354</text:p>
          </table:table-cell>
          <table:table-cell table:style-name="ce551" table:formula="of:=[.$D$5]*(1-[.J$9]/[.$F$2])^[.$C5]" office:value-type="float" office:value="0.0025298221281347" calcext:value-type="float">
            <text:p>0,00253</text:p>
          </table:table-cell>
          <table:table-cell table:style-name="ce551" table:formula="of:=[.$D$5]*(1-[.K$9]/[.$F$2])^[.$C5]" office:value-type="float" office:value="0.0016431676725155" calcext:value-type="float">
            <text:p>0,00164</text:p>
          </table:table-cell>
          <table:table-cell table:style-name="ce551" table:formula="of:=[.$D$5]*(1-[.L$9]/[.$F$2])^[.$C5]" office:value-type="float" office:value="0.000894427190999916" calcext:value-type="float">
            <text:p>0,00089</text:p>
          </table:table-cell>
          <table:table-cell table:style-name="ce551" table:formula="of:=[.$D$5]*(1-[.M$9]/[.$F$2])^[.$C5]" office:value-type="float" office:value="0.000316227766016838" calcext:value-type="float">
            <text:p>0,00032</text:p>
          </table:table-cell>
          <table:table-cell table:style-name="ce551" table:formula="of:=[.$D$5]*(1-[.N$9]/[.$F$2])^[.$C5]" office:value-type="float" office:value="0" calcext:value-type="float">
            <text:p>0,00000</text:p>
          </table:table-cell>
          <table:table-cell table:number-columns-repeated="2"/>
        </table:table-row>
        <table:table-row table:style-name="ro2">
          <table:table-cell table:style-name="ce262" office:value-type="string" calcext:value-type="string">
            <text:p>offset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table:style-name="ce551" table:formula="of:=[.$D$6]*(1-[.E$9]/[.$F$2])^[.$C6]" office:value-type="float" office:value="0.009" calcext:value-type="float">
            <text:p>0,00900</text:p>
          </table:table-cell>
          <table:table-cell table:style-name="ce551" table:formula="of:=[.$D$6]*(1-[.F$9]/[.$F$2])^[.$C6]" office:value-type="float" office:value="0.008" calcext:value-type="float">
            <text:p>0,00800</text:p>
          </table:table-cell>
          <table:table-cell table:style-name="ce551" table:formula="of:=[.$D$6]*(1-[.G$9]/[.$F$2])^[.$C6]" office:value-type="float" office:value="0.007" calcext:value-type="float">
            <text:p>0,00700</text:p>
          </table:table-cell>
          <table:table-cell table:style-name="ce551" table:formula="of:=[.$D$6]*(1-[.H$9]/[.$F$2])^[.$C6]" office:value-type="float" office:value="0.006" calcext:value-type="float">
            <text:p>0,00600</text:p>
          </table:table-cell>
          <table:table-cell table:style-name="ce551" table:formula="of:=[.$D$6]*(1-[.I$9]/[.$F$2])^[.$C6]" office:value-type="float" office:value="0.005" calcext:value-type="float">
            <text:p>0,00500</text:p>
          </table:table-cell>
          <table:table-cell table:style-name="ce551" table:formula="of:=[.$D$6]*(1-[.J$9]/[.$F$2])^[.$C6]" office:value-type="float" office:value="0.004" calcext:value-type="float">
            <text:p>0,00400</text:p>
          </table:table-cell>
          <table:table-cell table:style-name="ce551" table:formula="of:=[.$D$6]*(1-[.K$9]/[.$F$2])^[.$C6]" office:value-type="float" office:value="0.003" calcext:value-type="float">
            <text:p>0,00300</text:p>
          </table:table-cell>
          <table:table-cell table:style-name="ce551" table:formula="of:=[.$D$6]*(1-[.L$9]/[.$F$2])^[.$C6]" office:value-type="float" office:value="0.002" calcext:value-type="float">
            <text:p>0,00200</text:p>
          </table:table-cell>
          <table:table-cell table:style-name="ce551" table:formula="of:=[.$D$6]*(1-[.M$9]/[.$F$2])^[.$C6]" office:value-type="float" office:value="0.001" calcext:value-type="float">
            <text:p>0,00100</text:p>
          </table:table-cell>
          <table:table-cell table:style-name="ce551" table:formula="of:=[.$D$6]*(1-[.N$9]/[.$F$2])^[.$C6]" office:value-type="float" office:value="0" calcext:value-type="float">
            <text:p>0,00000</text:p>
          </table:table-cell>
          <table:table-cell table:number-columns-repeated="2"/>
        </table:table-row>
        <table:table-row table:style-name="ro2">
          <table:table-cell table:style-name="ce125" office:value-type="float" office:value="0" calcext:value-type="float">
            <text:p>0</text:p>
          </table:table-cell>
          <table:covered-table-cell/>
          <table:table-cell office:value-type="string" calcext:value-type="string">
            <text:p>now</text:p>
          </table:table-cell>
          <table:table-cell table:style-name="ce551" table:formula="of:=[.A5]" office:value-type="float" office:value="0.01" calcext:value-type="float">
            <text:p>0,01000</text:p>
          </table:table-cell>
          <table:table-cell table:style-name="ce551" table:formula="of:=[.E5]+[.$A$7]" office:value-type="float" office:value="0.00853814968245462" calcext:value-type="float">
            <text:p>0,00854</text:p>
          </table:table-cell>
          <table:table-cell table:style-name="ce551" table:formula="of:=[.F5]+[.$A$7]" office:value-type="float" office:value="0.00715541752799933" calcext:value-type="float">
            <text:p>0,00716</text:p>
          </table:table-cell>
          <table:table-cell table:style-name="ce551" table:formula="of:=[.G5]+[.$A$7]" office:value-type="float" office:value="0.00585662018573853" calcext:value-type="float">
            <text:p>0,00586</text:p>
          </table:table-cell>
          <table:table-cell table:style-name="ce551" table:formula="of:=[.H5]+[.$A$7]" office:value-type="float" office:value="0.0046475800154489" calcext:value-type="float">
            <text:p>0,00465</text:p>
          </table:table-cell>
          <table:table-cell table:style-name="ce551" table:formula="of:=[.I5]+[.$A$7]" office:value-type="float" office:value="0.00353553390593274" calcext:value-type="float">
            <text:p>0,00354</text:p>
          </table:table-cell>
          <table:table-cell table:style-name="ce551" table:formula="of:=[.J5]+[.$A$7]" office:value-type="float" office:value="0.0025298221281347" calcext:value-type="float">
            <text:p>0,00253</text:p>
          </table:table-cell>
          <table:table-cell table:style-name="ce551" table:formula="of:=[.K5]+[.$A$7]" office:value-type="float" office:value="0.0016431676725155" calcext:value-type="float">
            <text:p>0,00164</text:p>
          </table:table-cell>
          <table:table-cell table:style-name="ce551" table:formula="of:=[.L5]+[.$A$7]" office:value-type="float" office:value="0.000894427190999916" calcext:value-type="float">
            <text:p>0,00089</text:p>
          </table:table-cell>
          <table:table-cell table:style-name="ce551" table:formula="of:=[.M5]+[.$A$7]" office:value-type="float" office:value="0.000316227766016838" calcext:value-type="float">
            <text:p>0,00032</text:p>
          </table:table-cell>
          <table:table-cell table:style-name="ce551" table:formula="of:=[.N5]+[.$A$7]" office:value-type="float" office:value="0" calcext:value-type="float">
            <text:p>0,00000</text:p>
          </table:table-cell>
          <table:table-cell table:number-columns-repeated="2"/>
        </table:table-row>
        <table:table-row table:style-name="ro2">
          <table:table-cell table:style-name="ce125"/>
          <table:table-cell/>
          <table:table-cell office:value-type="string" calcext:value-type="string">
            <text:p>next</text:p>
          </table:table-cell>
          <table:table-cell table:style-name="ce551" table:formula="of:=[.A12]+[.$A$10]" office:value-type="float" office:value="0.006" calcext:value-type="float">
            <text:p>0,00600</text:p>
          </table:table-cell>
          <table:table-cell table:style-name="ce551" table:formula="of:=[.$A$12]*(1-[.E$9]/[.$F$2])^[.$A14]+[.$A$10]" office:value-type="float" office:value="0.00541525987298185" calcext:value-type="float">
            <text:p>0,00542</text:p>
          </table:table-cell>
          <table:table-cell table:style-name="ce551" table:formula="of:=[.$A$12]*(1-[.F$9]/[.$F$2])^[.$A14]+[.$A$10]" office:value-type="float" office:value="0.00486216701119973" calcext:value-type="float">
            <text:p>0,00486</text:p>
          </table:table-cell>
          <table:table-cell table:style-name="ce551" table:formula="of:=[.$A$12]*(1-[.G$9]/[.$F$2])^[.$A14]+[.$A$10]" office:value-type="float" office:value="0.00434264807429541" calcext:value-type="float">
            <text:p>0,00434</text:p>
          </table:table-cell>
          <table:table-cell table:style-name="ce551" table:formula="of:=[.$A$12]*(1-[.H$9]/[.$F$2])^[.$A14]+[.$A$10]" office:value-type="float" office:value="0.00385903200617956" calcext:value-type="float">
            <text:p>0,00386</text:p>
          </table:table-cell>
          <table:table-cell table:style-name="ce551" table:formula="of:=[.$A$12]*(1-[.I$9]/[.$F$2])^[.$A14]+[.$A$10]" office:value-type="float" office:value="0.0034142135623731" calcext:value-type="float">
            <text:p>0,00341</text:p>
          </table:table-cell>
          <table:table-cell table:style-name="ce551" table:formula="of:=[.$A$12]*(1-[.J$9]/[.$F$2])^[.$A14]+[.$A$10]" office:value-type="float" office:value="0.00301192885125388" calcext:value-type="float">
            <text:p>0,00301</text:p>
          </table:table-cell>
          <table:table-cell table:style-name="ce551" table:formula="of:=[.$A$12]*(1-[.K$9]/[.$F$2])^[.$A14]+[.$A$10]" office:value-type="float" office:value="0.0026572670690062" calcext:value-type="float">
            <text:p>0,00266</text:p>
          </table:table-cell>
          <table:table-cell table:style-name="ce551" table:formula="of:=[.$A$12]*(1-[.L$9]/[.$F$2])^[.$A14]+[.$A$10]" office:value-type="float" office:value="0.00235777087639997" calcext:value-type="float">
            <text:p>0,00236</text:p>
          </table:table-cell>
          <table:table-cell table:style-name="ce551" table:formula="of:=[.$A$12]*(1-[.M$9]/[.$F$2])^[.$A14]+[.$A$10]" office:value-type="float" office:value="0.00212649110640673" calcext:value-type="float">
            <text:p>0,00213</text:p>
          </table:table-cell>
          <table:table-cell table:style-name="ce551" table:formula="of:=[.$A$12]*(1-[.N$9]/[.$F$2])^[.$A14]+[.$A$10]" office:value-type="float" office:value="0.002" calcext:value-type="float">
            <text:p>0,00200</text:p>
          </table:table-cell>
          <table:table-cell table:number-columns-repeated="2"/>
        </table:table-row>
        <table:table-row table:style-name="ro2">
          <table:table-cell table:style-name="ce270" office:value-type="string" calcext:value-type="string">
            <text:p>actual of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E9]+([.E9]-[.D9])" office:value-type="float" office:value="20" calcext:value-type="float">
            <text:p>20</text:p>
          </table:table-cell>
          <table:table-cell table:formula="of:=[.F9]+([.F9]-[.E9])" office:value-type="float" office:value="30" calcext:value-type="float">
            <text:p>30</text:p>
          </table:table-cell>
          <table:table-cell table:formula="of:=[.G9]+([.G9]-[.F9])" office:value-type="float" office:value="40" calcext:value-type="float">
            <text:p>40</text:p>
          </table:table-cell>
          <table:table-cell table:formula="of:=[.H9]+([.H9]-[.G9])" office:value-type="float" office:value="50" calcext:value-type="float">
            <text:p>50</text:p>
          </table:table-cell>
          <table:table-cell table:formula="of:=[.I9]+([.I9]-[.H9])" office:value-type="float" office:value="60" calcext:value-type="float">
            <text:p>60</text:p>
          </table:table-cell>
          <table:table-cell table:formula="of:=[.J9]+([.J9]-[.I9])" office:value-type="float" office:value="70" calcext:value-type="float">
            <text:p>70</text:p>
          </table:table-cell>
          <table:table-cell table:formula="of:=[.K9]+([.K9]-[.J9])" office:value-type="float" office:value="80" calcext:value-type="float">
            <text:p>80</text:p>
          </table:table-cell>
          <table:table-cell table:formula="of:=[.L9]+([.L9]-[.K9])" office:value-type="float" office:value="90" calcext:value-type="float">
            <text:p>90</text:p>
          </table:table-cell>
          <table:table-cell table:formula="of:=[.M9]+([.M9]-[.L9])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table:style-name="ce270" office:value-type="float" office:value="0.002" calcext:value-type="float">
            <text:p>0,00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tart next</text:p>
          </table:table-cell>
          <table:table-cell table:number-columns-repeated="15"/>
        </table:table-row>
        <table:table-row table:style-name="ro2">
          <table:table-cell office:value-type="float" office:value="0.004" calcext:value-type="float">
            <text:p>0,00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ow</text:p>
          </table:table-cell>
          <table:table-cell table:number-columns-repeated="15"/>
        </table:table-row>
        <table:table-row table:style-name="ro2">
          <table:table-cell office:value-type="float" office:value="1.5" calcext:value-type="float">
            <text:p>1,5</text:p>
          </table:table-cell>
          <table:table-cell table:number-columns-repeated="15"/>
        </table:table-row>
      </table:table>
      <table:table table:name="Sheet1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53"/>
        <table:table-column table:style-name="co3" table:default-cell-style-name="ce60"/>
        <table:table-column table:style-name="co3" table:default-cell-style-name="ce87"/>
        <table:table-column table:style-name="co2" table:default-cell-style-name="ce92"/>
        <table:table-column table:style-name="co3" table:default-cell-style-name="ce94"/>
        <table:table-column table:style-name="co3" table:default-cell-style-name="ce100"/>
        <table:table-column table:style-name="co2" table:default-cell-style-name="ce88"/>
        <table:table-column table:style-name="co3" table:number-columns-repeated="2" table:default-cell-style-name="ce345"/>
        <table:table-column table:style-name="co2" table:default-cell-style-name="ce345"/>
        <table:table-column table:style-name="co3" table:default-cell-style-name="ce345"/>
        <table:table-column table:style-name="co3" table:default-cell-style-name="ce97"/>
        <table:table-column table:style-name="co2" table:default-cell-style-name="ce345"/>
        <table:table-column table:style-name="co3" table:number-columns-repeated="2" table:default-cell-style-name="ce345"/>
        <table:table-column table:style-name="co2" table:default-cell-style-name="ce345"/>
        <table:table-column table:style-name="co3" table:default-cell-style-name="ce345"/>
        <table:table-column table:style-name="co3" table:default-cell-style-name="ce97"/>
        <table:table-column table:style-name="co5" table:number-columns-repeated="1002" table:default-cell-style-name="Default"/>
        <table:table-row table:style-name="ro1">
          <table:table-cell table:style-name="ce2" office:value-type="string" calcext:value-type="string" table:number-columns-spanned="1" table:number-rows-spanned="3">
            <text:p>TECNICA</text:p>
          </table:table-cell>
          <table:table-cell table:style-name="ce16" office:value-type="string" calcext:value-type="string" table:number-columns-spanned="6" table:number-rows-spanned="1">
            <text:p>1 <text:span text:style-name="T1">Livello LSTM</text:span></text:p>
          </table:table-cell>
          <table:covered-table-cell table:number-columns-repeated="4" table:style-name="ce56"/>
          <table:covered-table-cell table:style-name="ce95"/>
          <table:table-cell table:style-name="ce16" office:value-type="string" calcext:value-type="string" table:number-columns-spanned="6" table:number-rows-spanned="1">
            <text:p>2 <text:span text:style-name="T1">Livelli LSTM</text:span></text:p>
          </table:table-cell>
          <table:covered-table-cell table:number-columns-repeated="2" table:style-name="ce56"/>
          <table:covered-table-cell table:style-name="ce110" office:value-type="string" calcext:value-type="string">
            <text:p>2L</text:p>
          </table:covered-table-cell>
          <table:covered-table-cell table:style-name="ce56"/>
          <table:covered-table-cell table:style-name="ce95"/>
          <table:table-cell table:style-name="ce110" office:value-type="string" calcext:value-type="string" table:number-columns-spanned="6" table:number-rows-spanned="1">
            <text:p>3 <text:span text:style-name="T1">Livelli LSTM</text:span></text:p>
          </table:table-cell>
          <table:covered-table-cell table:number-columns-repeated="2" table:style-name="ce56"/>
          <table:covered-table-cell table:style-name="ce56" office:value-type="string" calcext:value-type="string">
            <text:p>3L</text:p>
          </table:covered-table-cell>
          <table:covered-table-cell table:number-columns-repeated="2" table:style-name="ce56"/>
          <table:table-cell table:style-name="ce125" table:number-columns-repeated="1002"/>
        </table:table-row>
        <table:table-row table:style-name="ro2">
          <table:covered-table-cell table:style-name="ce3"/>
          <table:table-cell table:style-name="ce20" office:value-type="string" calcext:value-type="string" table:number-columns-spanned="3" table:number-rows-spanned="1">
            <text:p>DETECTRON</text:p>
          </table:table-cell>
          <table:covered-table-cell table:number-columns-repeated="2" table:style-name="ce57"/>
          <table:table-cell table:style-name="ce89" office:value-type="string" calcext:value-type="string" table:number-columns-spanned="3" table:number-rows-spanned="1">
            <text:p>POSENET</text:p>
          </table:table-cell>
          <table:covered-table-cell table:style-name="ce57"/>
          <table:covered-table-cell table:style-name="ce96"/>
          <table:table-cell table:style-name="ce20" office:value-type="string" calcext:value-type="string" table:number-columns-spanned="3" table:number-rows-spanned="1">
            <text:p>DETECTRON</text:p>
          </table:table-cell>
          <table:covered-table-cell table:number-columns-repeated="2" table:style-name="ce57"/>
          <table:table-cell table:style-name="ce89" office:value-type="string" calcext:value-type="string" table:number-columns-spanned="3" table:number-rows-spanned="1">
            <text:p>POSENET</text:p>
          </table:table-cell>
          <table:covered-table-cell table:style-name="ce57"/>
          <table:covered-table-cell table:style-name="ce96"/>
          <table:table-cell table:style-name="ce20" office:value-type="string" calcext:value-type="string" table:number-columns-spanned="3" table:number-rows-spanned="1">
            <text:p>DETECTRON</text:p>
          </table:table-cell>
          <table:covered-table-cell table:number-columns-repeated="2" table:style-name="ce57"/>
          <table:table-cell table:style-name="ce121" office:value-type="string" calcext:value-type="string" table:number-columns-spanned="3" table:number-rows-spanned="1">
            <text:p>POSENET</text:p>
          </table:table-cell>
          <table:covered-table-cell table:number-columns-repeated="2" table:style-name="ce57"/>
          <table:table-cell table:style-name="ce125" table:number-columns-repeated="1002"/>
        </table:table-row>
        <table:table-row table:style-name="ro2">
          <table:covered-table-cell table:style-name="ce9"/>
          <table:table-cell table:style-name="ce30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85" office:value-type="string" calcext:value-type="string">
            <text:p>CS</text:p>
          </table:table-cell>
          <table:table-cell table:style-name="ce30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98" office:value-type="string" calcext:value-type="string">
            <text:p>CS</text:p>
          </table:table-cell>
          <table:table-cell table:style-name="ce58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58" office:value-type="string" calcext:value-type="string">
            <text:p>CS</text:p>
          </table:table-cell>
          <table:table-cell table:style-name="ce30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98" office:value-type="string" calcext:value-type="string">
            <text:p>CS</text:p>
          </table:table-cell>
          <table:table-cell table:style-name="ce30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85" office:value-type="string" calcext:value-type="string">
            <text:p>CS</text:p>
          </table:table-cell>
          <table:table-cell table:style-name="ce58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85" office:value-type="string" calcext:value-type="string">
            <text:p>C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VIDEO + norm</text:p>
          </table:table-cell>
          <table:table-cell table:style-name="ce51" office:value-type="float" office:value="63.527" calcext:value-type="float">
            <text:p>63,53</text:p>
          </table:table-cell>
          <table:table-cell table:style-name="ce59" office:value-type="float" office:value="66.139" calcext:value-type="float">
            <text:p>66,14</text:p>
          </table:table-cell>
          <table:table-cell table:style-name="ce86" office:value-type="float" office:value="60.915" calcext:value-type="float">
            <text:p>60,92</text:p>
          </table:table-cell>
          <table:table-cell table:style-name="ce90" office:value-type="float" office:value="53.884" calcext:value-type="float">
            <text:p>53,88</text:p>
          </table:table-cell>
          <table:table-cell table:style-name="ce93" office:value-type="float" office:value="59.217" calcext:value-type="float">
            <text:p>59,22</text:p>
          </table:table-cell>
          <table:table-cell table:style-name="ce99" office:value-type="float" office:value="48.551" calcext:value-type="float">
            <text:p>48,55</text:p>
          </table:table-cell>
          <table:table-cell table:style-name="ce52" office:value-type="float" office:value="60.429" calcext:value-type="float">
            <text:p>60,43</text:p>
          </table:table-cell>
          <table:table-cell table:style-name="ce59" office:value-type="float" office:value="61.709" calcext:value-type="float">
            <text:p>61,71</text:p>
          </table:table-cell>
          <table:table-cell table:style-name="ce86" office:value-type="float" office:value="59.149" calcext:value-type="float">
            <text:p>59,15</text:p>
          </table:table-cell>
          <table:table-cell table:style-name="ce91" office:value-type="float" office:value="56.996" calcext:value-type="float">
            <text:p>57,00</text:p>
          </table:table-cell>
          <table:table-cell table:style-name="ce93" office:value-type="float" office:value="57.832" calcext:value-type="float">
            <text:p>57,83</text:p>
          </table:table-cell>
          <table:table-cell table:style-name="ce99" office:value-type="float" office:value="56.159" calcext:value-type="float">
            <text:p>56,16</text:p>
          </table:table-cell>
          <table:table-cell table:style-name="ce52" office:value-type="float" office:value="59.239" calcext:value-type="float">
            <text:p>59,24</text:p>
          </table:table-cell>
          <table:table-cell table:style-name="ce59" office:value-type="float" office:value="62.816" calcext:value-type="float">
            <text:p>62,82</text:p>
          </table:table-cell>
          <table:table-cell table:style-name="ce86" office:value-type="float" office:value="55.661" calcext:value-type="float">
            <text:p>55,66</text:p>
          </table:table-cell>
          <table:table-cell table:style-name="ce90" office:value-type="float" office:value="56.855" calcext:value-type="float">
            <text:p>56,86</text:p>
          </table:table-cell>
          <table:table-cell table:style-name="ce93" office:value-type="float" office:value="60.087" calcext:value-type="float">
            <text:p>60,09</text:p>
          </table:table-cell>
          <table:table-cell table:style-name="ce122" office:value-type="float" office:value="53.623" calcext:value-type="float">
            <text:p>53,62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FRAME + norm</text:p>
          </table:table-cell>
          <table:table-cell table:style-name="ce52" office:value-type="float" office:value="63.289" calcext:value-type="float">
            <text:p>63,29</text:p>
          </table:table-cell>
          <table:table-cell table:style-name="ce59" office:value-type="float" office:value="65.981" calcext:value-type="float">
            <text:p>65,98</text:p>
          </table:table-cell>
          <table:table-cell table:style-name="ce86" office:value-type="float" office:value="60.598" calcext:value-type="float">
            <text:p>60,60</text:p>
          </table:table-cell>
          <table:table-cell table:style-name="ce91" office:value-type="float" office:value="57.956" calcext:value-type="float">
            <text:p>57,96</text:p>
          </table:table-cell>
          <table:table-cell table:style-name="ce93" office:value-type="float" office:value="59.889" calcext:value-type="float">
            <text:p>59,89</text:p>
          </table:table-cell>
          <table:table-cell table:style-name="ce99" office:value-type="float" office:value="56.024" calcext:value-type="float">
            <text:p>56,02</text:p>
          </table:table-cell>
          <table:table-cell table:style-name="ce51" office:value-type="float" office:value="63.426" calcext:value-type="float">
            <text:p>63,43</text:p>
          </table:table-cell>
          <table:table-cell table:style-name="ce59" office:value-type="float" office:value="64.715" calcext:value-type="float">
            <text:p>64,72</text:p>
          </table:table-cell>
          <table:table-cell table:style-name="ce86" office:value-type="float" office:value="62.138" calcext:value-type="float">
            <text:p>62,14</text:p>
          </table:table-cell>
          <table:table-cell table:style-name="ce90" office:value-type="float" office:value="56.914" calcext:value-type="float">
            <text:p>56,91</text:p>
          </table:table-cell>
          <table:table-cell table:style-name="ce93" office:value-type="float" office:value="58.03" calcext:value-type="float">
            <text:p>58,03</text:p>
          </table:table-cell>
          <table:table-cell table:style-name="ce99" office:value-type="float" office:value="55.797" calcext:value-type="float">
            <text:p>55,80</text:p>
          </table:table-cell>
          <table:table-cell table:style-name="ce52" office:value-type="float" office:value="33.016" calcext:value-type="float">
            <text:p>33,02</text:p>
          </table:table-cell>
          <table:table-cell table:style-name="ce59" office:value-type="float" office:value="12.5" calcext:value-type="float">
            <text:p>12,50</text:p>
          </table:table-cell>
          <table:table-cell table:style-name="ce86" office:value-type="float" office:value="53.533" calcext:value-type="float">
            <text:p>53,53</text:p>
          </table:table-cell>
          <table:table-cell table:style-name="ce90" office:value-type="float" office:value="12.5" calcext:value-type="float">
            <text:p>12,50</text:p>
          </table:table-cell>
          <table:table-cell table:style-name="ce93" office:value-type="float" office:value="12.5" calcext:value-type="float">
            <text:p>12,50</text:p>
          </table:table-cell>
          <table:table-cell table:style-name="ce122" office:value-type="float" office:value="12.5" calcext:value-type="float">
            <text:p>12,5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FRAME PERS + norm</text:p>
          </table:table-cell>
          <table:table-cell table:style-name="ce51" office:value-type="float" office:value="62.479" calcext:value-type="float">
            <text:p>62,48</text:p>
          </table:table-cell>
          <table:table-cell table:style-name="ce59" office:value-type="float" office:value="64.043" calcext:value-type="float">
            <text:p>64,04</text:p>
          </table:table-cell>
          <table:table-cell table:style-name="ce86" office:value-type="float" office:value="60.915" calcext:value-type="float">
            <text:p>60,92</text:p>
          </table:table-cell>
          <table:table-cell table:style-name="ce91" office:value-type="float" office:value="58.105" calcext:value-type="float">
            <text:p>58,11</text:p>
          </table:table-cell>
          <table:table-cell table:style-name="ce93" office:value-type="float" office:value="58.782" calcext:value-type="float">
            <text:p>58,78</text:p>
          </table:table-cell>
          <table:table-cell table:style-name="ce99" office:value-type="float" office:value="57.428" calcext:value-type="float">
            <text:p>57,43</text:p>
          </table:table-cell>
          <table:table-cell table:style-name="ce52" office:value-type="float" office:value="57.521" calcext:value-type="float">
            <text:p>57,52</text:p>
          </table:table-cell>
          <table:table-cell table:style-name="ce59" office:value-type="float" office:value="59.652" calcext:value-type="float">
            <text:p>59,65</text:p>
          </table:table-cell>
          <table:table-cell table:style-name="ce86" office:value-type="float" office:value="55.389" calcext:value-type="float">
            <text:p>55,39</text:p>
          </table:table-cell>
          <table:table-cell table:style-name="ce90" office:value-type="float" office:value="57.883" calcext:value-type="float">
            <text:p>57,88</text:p>
          </table:table-cell>
          <table:table-cell table:style-name="ce93" office:value-type="float" office:value="59.652" calcext:value-type="float">
            <text:p>59,65</text:p>
          </table:table-cell>
          <table:table-cell table:style-name="ce99" office:value-type="float" office:value="56.114" calcext:value-type="float">
            <text:p>56,11</text:p>
          </table:table-cell>
          <table:table-cell table:style-name="ce52" office:value-type="float" office:value="36.155" calcext:value-type="float">
            <text:p>36,16</text:p>
          </table:table-cell>
          <table:table-cell table:style-name="ce59" office:value-type="float" office:value="59.81" calcext:value-type="float">
            <text:p>59,81</text:p>
          </table:table-cell>
          <table:table-cell table:style-name="ce86" office:value-type="float" office:value="12.5" calcext:value-type="float">
            <text:p>12,50</text:p>
          </table:table-cell>
          <table:table-cell table:style-name="ce90" office:value-type="float" office:value="55.304" calcext:value-type="float">
            <text:p>55,30</text:p>
          </table:table-cell>
          <table:table-cell table:style-name="ce93" office:value-type="float" office:value="56.804" calcext:value-type="float">
            <text:p>56,80</text:p>
          </table:table-cell>
          <table:table-cell table:style-name="ce122" office:value-type="float" office:value="53.804" calcext:value-type="float">
            <text:p>53,8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FRAME + norm <text:s/>(MIN LOSS)</text:p>
          </table:table-cell>
          <table:table-cell table:style-name="ce51" office:value-type="float" office:value="62.166" calcext:value-type="float">
            <text:p>62,17</text:p>
          </table:table-cell>
          <table:table-cell table:style-name="ce59" office:value-type="float" office:value="65.229" calcext:value-type="float">
            <text:p>65,23</text:p>
          </table:table-cell>
          <table:table-cell table:style-name="ce86" office:value-type="float" office:value="59.103" calcext:value-type="float">
            <text:p>59,10</text:p>
          </table:table-cell>
          <table:table-cell table:style-name="ce91" office:value-type="float" office:value="57.182" calcext:value-type="float">
            <text:p>57,18</text:p>
          </table:table-cell>
          <table:table-cell table:style-name="ce93" office:value-type="float" office:value="59.019" calcext:value-type="float">
            <text:p>59,02</text:p>
          </table:table-cell>
          <table:table-cell table:style-name="ce99" office:value-type="float" office:value="55.344" calcext:value-type="float">
            <text:p>55,34</text:p>
          </table:table-cell>
          <table:table-cell table:style-name="ce52" office:value-type="float" office:value="61.283" calcext:value-type="float">
            <text:p>61,28</text:p>
          </table:table-cell>
          <table:table-cell table:style-name="ce59" office:value-type="float" office:value="62.104" calcext:value-type="float">
            <text:p>62,10</text:p>
          </table:table-cell>
          <table:table-cell table:style-name="ce86" office:value-type="float" office:value="60.462" calcext:value-type="float">
            <text:p>60,46</text:p>
          </table:table-cell>
          <table:table-cell table:style-name="ce90" office:value-type="float" office:value="55.275" calcext:value-type="float">
            <text:p>55,28</text:p>
          </table:table-cell>
          <table:table-cell table:style-name="ce93" office:value-type="float" office:value="57.199" calcext:value-type="float">
            <text:p>57,20</text:p>
          </table:table-cell>
          <table:table-cell table:style-name="ce99" office:value-type="float" office:value="53.351" calcext:value-type="float">
            <text:p>53,35</text:p>
          </table:table-cell>
          <table:table-cell table:style-name="ce52" office:value-type="float" office:value="32.767" calcext:value-type="float">
            <text:p>32,77</text:p>
          </table:table-cell>
          <table:table-cell table:style-name="ce59" office:value-type="float" office:value="12.5" calcext:value-type="float">
            <text:p>12,50</text:p>
          </table:table-cell>
          <table:table-cell table:style-name="ce86" office:value-type="float" office:value="53.034" calcext:value-type="float">
            <text:p>53,03</text:p>
          </table:table-cell>
          <table:table-cell table:style-name="ce90" office:value-type="float" office:value="12.5" calcext:value-type="float">
            <text:p>12,50</text:p>
          </table:table-cell>
          <table:table-cell table:style-name="ce93" office:value-type="float" office:value="12.5" calcext:value-type="float">
            <text:p>12,50</text:p>
          </table:table-cell>
          <table:table-cell table:style-name="ce122" office:value-type="float" office:value="12.5" calcext:value-type="float">
            <text:p>12,5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VIDEO PERS + norm</text:p>
          </table:table-cell>
          <table:table-cell office:value-type="float" office:value="61.003" calcext:value-type="float">
            <text:p>61,00</text:p>
          </table:table-cell>
          <table:table-cell office:value-type="float" office:value="62.223" calcext:value-type="float">
            <text:p>62,22</text:p>
          </table:table-cell>
          <table:table-cell office:value-type="float" office:value="59.783" calcext:value-type="float">
            <text:p>59,78</text:p>
          </table:table-cell>
          <table:table-cell table:style-name="ce91" office:value-type="float" office:value="59.63" calcext:value-type="float">
            <text:p>59,63</text:p>
          </table:table-cell>
          <table:table-cell office:value-type="float" office:value="62.737" calcext:value-type="float">
            <text:p>62,74</text:p>
          </table:table-cell>
          <table:table-cell office:value-type="float" office:value="56.522" calcext:value-type="float">
            <text:p>56,52</text:p>
          </table:table-cell>
          <table:table-cell table:style-name="ce53" office:value-type="float" office:value="60.831" calcext:value-type="float">
            <text:p>60,83</text:p>
          </table:table-cell>
          <table:table-cell table:style-name="ce60" office:value-type="float" office:value="64.913" calcext:value-type="float">
            <text:p>64,91</text:p>
          </table:table-cell>
          <table:table-cell table:style-name="ce87" office:value-type="float" office:value="56.748" calcext:value-type="float">
            <text:p>56,75</text:p>
          </table:table-cell>
          <table:table-cell table:style-name="ce92" office:value-type="float" office:value="58.521" calcext:value-type="float">
            <text:p>58,52</text:p>
          </table:table-cell>
          <table:table-cell table:style-name="ce94" office:value-type="float" office:value="58.347" calcext:value-type="float">
            <text:p>58,35</text:p>
          </table:table-cell>
          <table:table-cell table:style-name="ce100" office:value-type="float" office:value="58.696" calcext:value-type="float">
            <text:p>58,70</text:p>
          </table:table-cell>
          <table:table-cell table:style-name="ce51" office:value-type="float" office:value="61.139" calcext:value-type="float">
            <text:p>61,14</text:p>
          </table:table-cell>
          <table:table-cell table:style-name="ce60" office:value-type="float" office:value="61.907" calcext:value-type="float">
            <text:p>61,91</text:p>
          </table:table-cell>
          <table:table-cell table:style-name="ce87" office:value-type="float" office:value="60.371" calcext:value-type="float">
            <text:p>60,37</text:p>
          </table:table-cell>
          <table:table-cell table:style-name="ce92" office:value-type="float" office:value="32.812" calcext:value-type="float">
            <text:p>32,81</text:p>
          </table:table-cell>
          <table:table-cell table:style-name="ce94" office:value-type="float" office:value="12.5" calcext:value-type="float">
            <text:p>12,50</text:p>
          </table:table-cell>
          <table:table-cell table:style-name="ce123" office:value-type="float" office:value="53.125" calcext:value-type="float">
            <text:p>53,13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FRAME PERS + norm <text:s/>(MIN LOSS)</text:p>
          </table:table-cell>
          <table:table-cell table:style-name="ce51" office:value-type="float" office:value="60.92" calcext:value-type="float">
            <text:p>60,92</text:p>
          </table:table-cell>
          <table:table-cell table:style-name="ce59" office:value-type="float" office:value="63.054" calcext:value-type="float">
            <text:p>63,05</text:p>
          </table:table-cell>
          <table:table-cell table:style-name="ce86" office:value-type="float" office:value="58.786" calcext:value-type="float">
            <text:p>58,79</text:p>
          </table:table-cell>
          <table:table-cell table:style-name="ce90" office:value-type="float" office:value="55.63" calcext:value-type="float">
            <text:p>55,63</text:p>
          </table:table-cell>
          <table:table-cell table:style-name="ce93" office:value-type="float" office:value="56.685" calcext:value-type="float">
            <text:p>56,69</text:p>
          </table:table-cell>
          <table:table-cell table:style-name="ce99" office:value-type="float" office:value="54.574" calcext:value-type="float">
            <text:p>54,57</text:p>
          </table:table-cell>
          <table:table-cell table:style-name="ce52" office:value-type="float" office:value="56.708" calcext:value-type="float">
            <text:p>56,71</text:p>
          </table:table-cell>
          <table:table-cell table:style-name="ce59" office:value-type="float" office:value="59.612" calcext:value-type="float">
            <text:p>59,61</text:p>
          </table:table-cell>
          <table:table-cell table:style-name="ce86" office:value-type="float" office:value="53.804" calcext:value-type="float">
            <text:p>53,80</text:p>
          </table:table-cell>
          <table:table-cell table:style-name="ce91" office:value-type="float" office:value="56.763" calcext:value-type="float">
            <text:p>56,76</text:p>
          </table:table-cell>
          <table:table-cell table:style-name="ce93" office:value-type="float" office:value="56.052" calcext:value-type="float">
            <text:p>56,05</text:p>
          </table:table-cell>
          <table:table-cell table:style-name="ce99" office:value-type="float" office:value="57.473" calcext:value-type="float">
            <text:p>57,47</text:p>
          </table:table-cell>
          <table:table-cell table:style-name="ce52" office:value-type="float" office:value="33.9" calcext:value-type="float">
            <text:p>33,90</text:p>
          </table:table-cell>
          <table:table-cell table:style-name="ce59" office:value-type="float" office:value="55.301" calcext:value-type="float">
            <text:p>55,30</text:p>
          </table:table-cell>
          <table:table-cell table:style-name="ce86" office:value-type="float" office:value="12.5" calcext:value-type="float">
            <text:p>12,50</text:p>
          </table:table-cell>
          <table:table-cell table:style-name="ce90" office:value-type="float" office:value="54.769" calcext:value-type="float">
            <text:p>54,77</text:p>
          </table:table-cell>
          <table:table-cell table:style-name="ce93" office:value-type="float" office:value="56.685" calcext:value-type="float">
            <text:p>56,69</text:p>
          </table:table-cell>
          <table:table-cell table:style-name="ce122" office:value-type="float" office:value="52.853" calcext:value-type="float">
            <text:p>52,85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DIST REL + norm</text:p>
          </table:table-cell>
          <table:table-cell table:style-name="ce51" office:value-type="float" office:value="60.222" calcext:value-type="float">
            <text:p>60,22</text:p>
          </table:table-cell>
          <table:table-cell table:style-name="ce59" office:value-type="float" office:value="64.557" calcext:value-type="float">
            <text:p>64,56</text:p>
          </table:table-cell>
          <table:table-cell table:style-name="ce86" office:value-type="float" office:value="55.888" calcext:value-type="float">
            <text:p>55,89</text:p>
          </table:table-cell>
          <table:table-cell table:style-name="ce90" office:value-type="float" office:value="51.28" calcext:value-type="float">
            <text:p>51,28</text:p>
          </table:table-cell>
          <table:table-cell table:style-name="ce93" office:value-type="float" office:value="48.892" calcext:value-type="float">
            <text:p>48,89</text:p>
          </table:table-cell>
          <table:table-cell table:style-name="ce99" office:value-type="float" office:value="53.668" calcext:value-type="float">
            <text:p>53,67</text:p>
          </table:table-cell>
          <table:table-cell table:style-name="ce52" office:value-type="float" office:value="59.875" calcext:value-type="float">
            <text:p>59,88</text:p>
          </table:table-cell>
          <table:table-cell table:style-name="ce59" office:value-type="float" office:value="59.968" calcext:value-type="float">
            <text:p>59,97</text:p>
          </table:table-cell>
          <table:table-cell table:style-name="ce86" office:value-type="float" office:value="59.783" calcext:value-type="float">
            <text:p>59,78</text:p>
          </table:table-cell>
          <table:table-cell table:style-name="ce90" office:value-type="float" office:value="55.958" calcext:value-type="float">
            <text:p>55,96</text:p>
          </table:table-cell>
          <table:table-cell table:style-name="ce93" office:value-type="float" office:value="57.16" calcext:value-type="float">
            <text:p>57,16</text:p>
          </table:table-cell>
          <table:table-cell table:style-name="ce99" office:value-type="float" office:value="54.755" calcext:value-type="float">
            <text:p>54,76</text:p>
          </table:table-cell>
          <table:table-cell table:style-name="ce52" office:value-type="float" office:value="59.001" calcext:value-type="float">
            <text:p>59,00</text:p>
          </table:table-cell>
          <table:table-cell table:style-name="ce59" office:value-type="float" office:value="62.658" calcext:value-type="float">
            <text:p>62,66</text:p>
          </table:table-cell>
          <table:table-cell table:style-name="ce86" office:value-type="float" office:value="55.344" calcext:value-type="float">
            <text:p>55,34</text:p>
          </table:table-cell>
          <table:table-cell table:style-name="ce91" office:value-type="float" office:value="58.639" calcext:value-type="float">
            <text:p>58,64</text:p>
          </table:table-cell>
          <table:table-cell table:style-name="ce93" office:value-type="float" office:value="62.658" calcext:value-type="float">
            <text:p>62,66</text:p>
          </table:table-cell>
          <table:table-cell table:style-name="ce122" office:value-type="float" office:value="54.62" calcext:value-type="float">
            <text:p>54,62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3BAR + norm</text:p>
          </table:table-cell>
          <table:table-cell table:style-name="ce52" office:value-type="float" office:value="60.172" calcext:value-type="float">
            <text:p>60,17</text:p>
          </table:table-cell>
          <table:table-cell table:style-name="ce59" office:value-type="float" office:value="66.812" calcext:value-type="float">
            <text:p>66,81</text:p>
          </table:table-cell>
          <table:table-cell table:style-name="ce86" office:value-type="float" office:value="53.533" calcext:value-type="float">
            <text:p>53,53</text:p>
          </table:table-cell>
          <table:table-cell table:style-name="ce90" office:value-type="float" office:value="57.385" calcext:value-type="float">
            <text:p>57,39</text:p>
          </table:table-cell>
          <table:table-cell table:style-name="ce93" office:value-type="float" office:value="53.402" calcext:value-type="float">
            <text:p>53,40</text:p>
          </table:table-cell>
          <table:table-cell table:style-name="ce99" office:value-type="float" office:value="61.368" calcext:value-type="float">
            <text:p>61,37</text:p>
          </table:table-cell>
          <table:table-cell table:style-name="ce51" office:value-type="float" office:value="62.625" calcext:value-type="float">
            <text:p>62,63</text:p>
          </table:table-cell>
          <table:table-cell table:style-name="ce59" office:value-type="float" office:value="61.709" calcext:value-type="float">
            <text:p>61,71</text:p>
          </table:table-cell>
          <table:table-cell table:style-name="ce86" office:value-type="float" office:value="63.542" calcext:value-type="float">
            <text:p>63,54</text:p>
          </table:table-cell>
          <table:table-cell table:style-name="ce91" office:value-type="float" office:value="60.354" calcext:value-type="float">
            <text:p>60,35</text:p>
          </table:table-cell>
          <table:table-cell table:style-name="ce93" office:value-type="float" office:value="62.737" calcext:value-type="float">
            <text:p>62,74</text:p>
          </table:table-cell>
          <table:table-cell table:style-name="ce99" office:value-type="float" office:value="57.971" calcext:value-type="float">
            <text:p>57,97</text:p>
          </table:table-cell>
          <table:table-cell table:style-name="ce52" office:value-type="float" office:value="59.441" calcext:value-type="float">
            <text:p>59,44</text:p>
          </table:table-cell>
          <table:table-cell table:style-name="ce59" office:value-type="float" office:value="61.274" calcext:value-type="float">
            <text:p>61,27</text:p>
          </table:table-cell>
          <table:table-cell table:style-name="ce86" office:value-type="float" office:value="57.609" calcext:value-type="float">
            <text:p>57,61</text:p>
          </table:table-cell>
          <table:table-cell table:style-name="ce90" office:value-type="float" office:value="58.635" calcext:value-type="float">
            <text:p>58,64</text:p>
          </table:table-cell>
          <table:table-cell table:style-name="ce93" office:value-type="float" office:value="58.03" calcext:value-type="float">
            <text:p>58,03</text:p>
          </table:table-cell>
          <table:table-cell table:style-name="ce122" office:value-type="float" office:value="59.239" calcext:value-type="float">
            <text:p>59,24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3BAR ASS + norm <text:s/>(MIN LOSS)</text:p>
          </table:table-cell>
          <table:table-cell office:value-type="float" office:value="59.595" calcext:value-type="float">
            <text:p>59,60</text:p>
          </table:table-cell>
          <table:table-cell office:value-type="float" office:value="63.845" calcext:value-type="float">
            <text:p>63,85</text:p>
          </table:table-cell>
          <table:table-cell office:value-type="float" office:value="55.344" calcext:value-type="float">
            <text:p>55,34</text:p>
          </table:table-cell>
          <table:table-cell table:style-name="ce91" office:value-type="float" office:value="62.027" calcext:value-type="float">
            <text:p>62,03</text:p>
          </table:table-cell>
          <table:table-cell office:value-type="float" office:value="62.46" calcext:value-type="float">
            <text:p>62,46</text:p>
          </table:table-cell>
          <table:table-cell office:value-type="float" office:value="61.594" calcext:value-type="float">
            <text:p>61,59</text:p>
          </table:table-cell>
          <table:table-cell table:style-name="ce53" office:value-type="float" office:value="59.112" calcext:value-type="float">
            <text:p>59,11</text:p>
          </table:table-cell>
          <table:table-cell table:style-name="ce60" office:value-type="float" office:value="62.065" calcext:value-type="float">
            <text:p>62,07</text:p>
          </table:table-cell>
          <table:table-cell table:style-name="ce87" office:value-type="float" office:value="56.159" calcext:value-type="float">
            <text:p>56,16</text:p>
          </table:table-cell>
          <table:table-cell table:style-name="ce92" office:value-type="float" office:value="61.699" calcext:value-type="float">
            <text:p>61,70</text:p>
          </table:table-cell>
          <table:table-cell table:style-name="ce94" office:value-type="float" office:value="61.986" calcext:value-type="float">
            <text:p>61,99</text:p>
          </table:table-cell>
          <table:table-cell table:style-name="ce100" office:value-type="float" office:value="61.413" calcext:value-type="float">
            <text:p>61,41</text:p>
          </table:table-cell>
          <table:table-cell table:style-name="ce51" office:value-type="float" office:value="61.633" calcext:value-type="float">
            <text:p>61,63</text:p>
          </table:table-cell>
          <table:table-cell table:style-name="ce60" office:value-type="float" office:value="60.72" calcext:value-type="float">
            <text:p>60,72</text:p>
          </table:table-cell>
          <table:table-cell table:style-name="ce87" office:value-type="float" office:value="62.545" calcext:value-type="float">
            <text:p>62,55</text:p>
          </table:table-cell>
          <table:table-cell table:style-name="ce92" office:value-type="float" office:value="59.178" calcext:value-type="float">
            <text:p>59,18</text:p>
          </table:table-cell>
          <table:table-cell table:style-name="ce94" office:value-type="float" office:value="60.839" calcext:value-type="float">
            <text:p>60,84</text:p>
          </table:table-cell>
          <table:table-cell table:style-name="ce123" office:value-type="float" office:value="57.518" calcext:value-type="float">
            <text:p>57,52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3BAR ASS + norm</text:p>
          </table:table-cell>
          <table:table-cell office:value-type="float" office:value="59.469" calcext:value-type="float">
            <text:p>59,47</text:p>
          </table:table-cell>
          <table:table-cell office:value-type="float" office:value="64.636" calcext:value-type="float">
            <text:p>64,64</text:p>
          </table:table-cell>
          <table:table-cell office:value-type="float" office:value="54.303" calcext:value-type="float">
            <text:p>54,30</text:p>
          </table:table-cell>
          <table:table-cell table:style-name="ce91" office:value-type="float" office:value="63.036" calcext:value-type="float">
            <text:p>63,04</text:p>
          </table:table-cell>
          <table:table-cell office:value-type="float" office:value="61.669" calcext:value-type="float">
            <text:p>61,67</text:p>
          </table:table-cell>
          <table:table-cell office:value-type="float" office:value="64.402" calcext:value-type="float">
            <text:p>64,40</text:p>
          </table:table-cell>
          <table:table-cell table:style-name="ce53" office:value-type="float" office:value="61.863" calcext:value-type="float">
            <text:p>61,86</text:p>
          </table:table-cell>
          <table:table-cell table:style-name="ce60" office:value-type="float" office:value="59.415" calcext:value-type="float">
            <text:p>59,42</text:p>
          </table:table-cell>
          <table:table-cell table:style-name="ce87" office:value-type="float" office:value="64.312" calcext:value-type="float">
            <text:p>64,31</text:p>
          </table:table-cell>
          <table:table-cell table:style-name="ce92" office:value-type="float" office:value="60.89" calcext:value-type="float">
            <text:p>60,89</text:p>
          </table:table-cell>
          <table:table-cell table:style-name="ce94" office:value-type="float" office:value="61.59" calcext:value-type="float">
            <text:p>61,59</text:p>
          </table:table-cell>
          <table:table-cell table:style-name="ce100" office:value-type="float" office:value="60.19" calcext:value-type="float">
            <text:p>60,19</text:p>
          </table:table-cell>
          <table:table-cell table:style-name="ce51" office:value-type="float" office:value="62.221" calcext:value-type="float">
            <text:p>62,22</text:p>
          </table:table-cell>
          <table:table-cell table:style-name="ce60" office:value-type="float" office:value="61.353" calcext:value-type="float">
            <text:p>61,35</text:p>
          </table:table-cell>
          <table:table-cell table:style-name="ce87" office:value-type="float" office:value="63.089" calcext:value-type="float">
            <text:p>63,09</text:p>
          </table:table-cell>
          <table:table-cell table:style-name="ce92" office:value-type="float" office:value="61.217" calcext:value-type="float">
            <text:p>61,22</text:p>
          </table:table-cell>
          <table:table-cell table:style-name="ce94" office:value-type="float" office:value="60.522" calcext:value-type="float">
            <text:p>60,52</text:p>
          </table:table-cell>
          <table:table-cell table:style-name="ce123" office:value-type="float" office:value="61.911" calcext:value-type="float">
            <text:p>61,91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VIDEO + norm <text:s/>(MIN LOSS)</text:p>
          </table:table-cell>
          <table:table-cell table:style-name="ce52" office:value-type="float" office:value="59.305" calcext:value-type="float">
            <text:p>59,31</text:p>
          </table:table-cell>
          <table:table-cell table:style-name="ce59" office:value-type="float" office:value="61.274" calcext:value-type="float">
            <text:p>61,27</text:p>
          </table:table-cell>
          <table:table-cell table:style-name="ce86" office:value-type="float" office:value="57.337" calcext:value-type="float">
            <text:p>57,34</text:p>
          </table:table-cell>
          <table:table-cell table:style-name="ce90" office:value-type="float" office:value="52.525" calcext:value-type="float">
            <text:p>52,53</text:p>
          </table:table-cell>
          <table:table-cell table:style-name="ce93" office:value-type="float" office:value="59.217" calcext:value-type="float">
            <text:p>59,22</text:p>
          </table:table-cell>
          <table:table-cell table:style-name="ce99" office:value-type="float" office:value="45.833" calcext:value-type="float">
            <text:p>45,83</text:p>
          </table:table-cell>
          <table:table-cell table:style-name="ce51" office:value-type="float" office:value="59.487" calcext:value-type="float">
            <text:p>59,49</text:p>
          </table:table-cell>
          <table:table-cell table:style-name="ce59" office:value-type="float" office:value="60.641" calcext:value-type="float">
            <text:p>60,64</text:p>
          </table:table-cell>
          <table:table-cell table:style-name="ce86" office:value-type="float" office:value="58.333" calcext:value-type="float">
            <text:p>58,33</text:p>
          </table:table-cell>
          <table:table-cell table:style-name="ce91" office:value-type="float" office:value="55.543" calcext:value-type="float">
            <text:p>55,54</text:p>
          </table:table-cell>
          <table:table-cell table:style-name="ce93" office:value-type="float" office:value="55.38" calcext:value-type="float">
            <text:p>55,38</text:p>
          </table:table-cell>
          <table:table-cell table:style-name="ce99" office:value-type="float" office:value="55.707" calcext:value-type="float">
            <text:p>55,71</text:p>
          </table:table-cell>
          <table:table-cell table:style-name="ce52" office:value-type="float" office:value="59.315" calcext:value-type="float">
            <text:p>59,32</text:p>
          </table:table-cell>
          <table:table-cell table:style-name="ce59" office:value-type="float" office:value="60.522" calcext:value-type="float">
            <text:p>60,52</text:p>
          </table:table-cell>
          <table:table-cell table:style-name="ce86" office:value-type="float" office:value="58.107" calcext:value-type="float">
            <text:p>58,11</text:p>
          </table:table-cell>
          <table:table-cell table:style-name="ce90" office:value-type="float" office:value="55.037" calcext:value-type="float">
            <text:p>55,04</text:p>
          </table:table-cell>
          <table:table-cell table:style-name="ce93" office:value-type="float" office:value="57.991" calcext:value-type="float">
            <text:p>57,99</text:p>
          </table:table-cell>
          <table:table-cell table:style-name="ce122" office:value-type="float" office:value="52.083" calcext:value-type="float">
            <text:p>52,08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5BAR + norm</text:p>
          </table:table-cell>
          <table:table-cell table:style-name="ce52" office:value-type="float" office:value="59.055" calcext:value-type="float">
            <text:p>59,06</text:p>
          </table:table-cell>
          <table:table-cell table:style-name="ce59" office:value-type="float" office:value="56.29" calcext:value-type="float">
            <text:p>56,29</text:p>
          </table:table-cell>
          <table:table-cell table:style-name="ce86" office:value-type="float" office:value="61.821" calcext:value-type="float">
            <text:p>61,82</text:p>
          </table:table-cell>
          <table:table-cell table:style-name="ce91" office:value-type="float" office:value="60.587" calcext:value-type="float">
            <text:p>60,59</text:p>
          </table:table-cell>
          <table:table-cell table:style-name="ce93" office:value-type="float" office:value="62.342" calcext:value-type="float">
            <text:p>62,34</text:p>
          </table:table-cell>
          <table:table-cell table:style-name="ce99" office:value-type="float" office:value="58.832" calcext:value-type="float">
            <text:p>58,83</text:p>
          </table:table-cell>
          <table:table-cell table:style-name="ce51" office:value-type="float" office:value="63.918" calcext:value-type="float">
            <text:p>63,92</text:p>
          </table:table-cell>
          <table:table-cell table:style-name="ce59" office:value-type="float" office:value="68.869" calcext:value-type="float">
            <text:p>68,87</text:p>
          </table:table-cell>
          <table:table-cell table:style-name="ce86" office:value-type="float" office:value="58.967" calcext:value-type="float">
            <text:p>58,97</text:p>
          </table:table-cell>
          <table:table-cell table:style-name="ce90" office:value-type="float" office:value="57.861" calcext:value-type="float">
            <text:p>57,86</text:p>
          </table:table-cell>
          <table:table-cell table:style-name="ce93" office:value-type="float" office:value="56.21" calcext:value-type="float">
            <text:p>56,21</text:p>
          </table:table-cell>
          <table:table-cell table:style-name="ce99" office:value-type="float" office:value="59.511" calcext:value-type="float">
            <text:p>59,51</text:p>
          </table:table-cell>
          <table:table-cell table:style-name="ce52" office:value-type="float" office:value="34.845" calcext:value-type="float">
            <text:p>34,85</text:p>
          </table:table-cell>
          <table:table-cell table:style-name="ce59" office:value-type="float" office:value="12.579" calcext:value-type="float">
            <text:p>12,58</text:p>
          </table:table-cell>
          <table:table-cell table:style-name="ce86" office:value-type="float" office:value="57.111" calcext:value-type="float">
            <text:p>57,11</text:p>
          </table:table-cell>
          <table:table-cell table:style-name="ce90" office:value-type="float" office:value="33.129" calcext:value-type="float">
            <text:p>33,13</text:p>
          </table:table-cell>
          <table:table-cell table:style-name="ce93" office:value-type="float" office:value="53.758" calcext:value-type="float">
            <text:p>53,76</text:p>
          </table:table-cell>
          <table:table-cell table:style-name="ce122" office:value-type="float" office:value="12.5" calcext:value-type="float">
            <text:p>12,5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DIST CUM + norm</text:p>
          </table:table-cell>
          <table:table-cell table:style-name="ce51" office:value-type="float" office:value="58.637" calcext:value-type="float">
            <text:p>58,64</text:p>
          </table:table-cell>
          <table:table-cell office:value-type="float" office:value="61.748" calcext:value-type="float">
            <text:p>61,75</text:p>
          </table:table-cell>
          <table:table-cell office:value-type="float" office:value="55.525" calcext:value-type="float">
            <text:p>55,53</text:p>
          </table:table-cell>
          <table:table-cell office:value-type="float" office:value="32.926" calcext:value-type="float">
            <text:p>32,93</text:p>
          </table:table-cell>
          <table:table-cell office:value-type="float" office:value="12.5" calcext:value-type="float">
            <text:p>12,50</text:p>
          </table:table-cell>
          <table:table-cell office:value-type="float" office:value="53.351" calcext:value-type="float">
            <text:p>53,35</text:p>
          </table:table-cell>
          <table:table-cell table:style-name="ce53" office:value-type="float" office:value="56.698" calcext:value-type="float">
            <text:p>56,70</text:p>
          </table:table-cell>
          <table:table-cell table:style-name="ce60" office:value-type="float" office:value="58.821" calcext:value-type="float">
            <text:p>58,82</text:p>
          </table:table-cell>
          <table:table-cell table:style-name="ce87" office:value-type="float" office:value="54.574" calcext:value-type="float">
            <text:p>54,57</text:p>
          </table:table-cell>
          <table:table-cell table:style-name="ce91" office:value-type="float" office:value="56.328" calcext:value-type="float">
            <text:p>56,33</text:p>
          </table:table-cell>
          <table:table-cell table:style-name="ce94" office:value-type="float" office:value="57.674" calcext:value-type="float">
            <text:p>57,67</text:p>
          </table:table-cell>
          <table:table-cell table:style-name="ce100" office:value-type="float" office:value="54.982" calcext:value-type="float">
            <text:p>54,98</text:p>
          </table:table-cell>
          <table:table-cell table:style-name="ce53" office:value-type="float" office:value="35.997" calcext:value-type="float">
            <text:p>36,00</text:p>
          </table:table-cell>
          <table:table-cell table:style-name="ce60" office:value-type="float" office:value="59.494" calcext:value-type="float">
            <text:p>59,49</text:p>
          </table:table-cell>
          <table:table-cell table:style-name="ce87" office:value-type="float" office:value="12.5" calcext:value-type="float">
            <text:p>12,50</text:p>
          </table:table-cell>
          <table:table-cell table:style-name="ce92" office:value-type="float" office:value="54.445" calcext:value-type="float">
            <text:p>54,45</text:p>
          </table:table-cell>
          <table:table-cell table:style-name="ce94" office:value-type="float" office:value="54.905" calcext:value-type="float">
            <text:p>54,91</text:p>
          </table:table-cell>
          <table:table-cell table:style-name="ce123" office:value-type="float" office:value="53.986" calcext:value-type="float">
            <text:p>53,99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DIST REL + norm <text:s/>(MIN LOSS)</text:p>
          </table:table-cell>
          <table:table-cell table:style-name="ce52" office:value-type="float" office:value="58.459" calcext:value-type="float">
            <text:p>58,46</text:p>
          </table:table-cell>
          <table:table-cell table:style-name="ce59" office:value-type="float" office:value="61.709" calcext:value-type="float">
            <text:p>61,71</text:p>
          </table:table-cell>
          <table:table-cell table:style-name="ce86" office:value-type="float" office:value="55.208" calcext:value-type="float">
            <text:p>55,21</text:p>
          </table:table-cell>
          <table:table-cell table:style-name="ce90" office:value-type="float" office:value="51.611" calcext:value-type="float">
            <text:p>51,61</text:p>
          </table:table-cell>
          <table:table-cell table:style-name="ce93" office:value-type="float" office:value="49.644" calcext:value-type="float">
            <text:p>49,64</text:p>
          </table:table-cell>
          <table:table-cell table:style-name="ce99" office:value-type="float" office:value="53.578" calcext:value-type="float">
            <text:p>53,58</text:p>
          </table:table-cell>
          <table:table-cell table:style-name="ce51" office:value-type="float" office:value="59.839" calcext:value-type="float">
            <text:p>59,84</text:p>
          </table:table-cell>
          <table:table-cell table:style-name="ce59" office:value-type="float" office:value="59.533" calcext:value-type="float">
            <text:p>59,53</text:p>
          </table:table-cell>
          <table:table-cell table:style-name="ce86" office:value-type="float" office:value="60.145" calcext:value-type="float">
            <text:p>60,15</text:p>
          </table:table-cell>
          <table:table-cell table:style-name="ce90" office:value-type="float" office:value="56.252" calcext:value-type="float">
            <text:p>56,25</text:p>
          </table:table-cell>
          <table:table-cell table:style-name="ce93" office:value-type="float" office:value="57.16" calcext:value-type="float">
            <text:p>57,16</text:p>
          </table:table-cell>
          <table:table-cell table:style-name="ce99" office:value-type="float" office:value="55.344" calcext:value-type="float">
            <text:p>55,34</text:p>
          </table:table-cell>
          <table:table-cell table:style-name="ce52" office:value-type="float" office:value="57.337" calcext:value-type="float">
            <text:p>57,34</text:p>
          </table:table-cell>
          <table:table-cell table:style-name="ce59" office:value-type="float" office:value="59.059" calcext:value-type="float">
            <text:p>59,06</text:p>
          </table:table-cell>
          <table:table-cell table:style-name="ce86" office:value-type="float" office:value="55.616" calcext:value-type="float">
            <text:p>55,62</text:p>
          </table:table-cell>
          <table:table-cell table:style-name="ce91" office:value-type="float" office:value="57.596" calcext:value-type="float">
            <text:p>57,60</text:p>
          </table:table-cell>
          <table:table-cell table:style-name="ce93" office:value-type="float" office:value="60.799" calcext:value-type="float">
            <text:p>60,80</text:p>
          </table:table-cell>
          <table:table-cell table:style-name="ce122" office:value-type="float" office:value="54.393" calcext:value-type="float">
            <text:p>54,39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VIDEO PERS + norm <text:s/>(MIN LOSS)</text:p>
          </table:table-cell>
          <table:table-cell office:value-type="float" office:value="58.124" calcext:value-type="float">
            <text:p>58,12</text:p>
          </table:table-cell>
          <table:table-cell office:value-type="float" office:value="59.138" calcext:value-type="float">
            <text:p>59,14</text:p>
          </table:table-cell>
          <table:table-cell office:value-type="float" office:value="57.111" calcext:value-type="float">
            <text:p>57,11</text:p>
          </table:table-cell>
          <table:table-cell office:value-type="float" office:value="57.865" calcext:value-type="float">
            <text:p>57,87</text:p>
          </table:table-cell>
          <table:table-cell office:value-type="float" office:value="60.522" calcext:value-type="float">
            <text:p>60,52</text:p>
          </table:table-cell>
          <table:table-cell office:value-type="float" office:value="55.208" calcext:value-type="float">
            <text:p>55,21</text:p>
          </table:table-cell>
          <table:table-cell table:style-name="ce53" office:value-type="float" office:value="60.831" calcext:value-type="float">
            <text:p>60,83</text:p>
          </table:table-cell>
          <table:table-cell table:style-name="ce60" office:value-type="float" office:value="64.913" calcext:value-type="float">
            <text:p>64,91</text:p>
          </table:table-cell>
          <table:table-cell table:style-name="ce87" office:value-type="float" office:value="56.748" calcext:value-type="float">
            <text:p>56,75</text:p>
          </table:table-cell>
          <table:table-cell table:style-name="ce91" office:value-type="float" office:value="58.521" calcext:value-type="float">
            <text:p>58,52</text:p>
          </table:table-cell>
          <table:table-cell table:style-name="ce94" office:value-type="float" office:value="58.347" calcext:value-type="float">
            <text:p>58,35</text:p>
          </table:table-cell>
          <table:table-cell table:style-name="ce100" office:value-type="float" office:value="58.696" calcext:value-type="float">
            <text:p>58,70</text:p>
          </table:table-cell>
          <table:table-cell table:style-name="ce51" office:value-type="float" office:value="61.139" calcext:value-type="float">
            <text:p>61,14</text:p>
          </table:table-cell>
          <table:table-cell table:style-name="ce60" office:value-type="float" office:value="61.907" calcext:value-type="float">
            <text:p>61,91</text:p>
          </table:table-cell>
          <table:table-cell table:style-name="ce87" office:value-type="float" office:value="60.371" calcext:value-type="float">
            <text:p>60,37</text:p>
          </table:table-cell>
          <table:table-cell table:style-name="ce92" office:value-type="float" office:value="32.812" calcext:value-type="float">
            <text:p>32,81</text:p>
          </table:table-cell>
          <table:table-cell table:style-name="ce94" office:value-type="float" office:value="12.5" calcext:value-type="float">
            <text:p>12,50</text:p>
          </table:table-cell>
          <table:table-cell table:style-name="ce123" office:value-type="float" office:value="53.125" calcext:value-type="float">
            <text:p>53,13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3BAR + norm <text:s/>(MIN LOSS)</text:p>
          </table:table-cell>
          <table:table-cell table:style-name="ce52" office:value-type="float" office:value="57.604" calcext:value-type="float">
            <text:p>57,60</text:p>
          </table:table-cell>
          <table:table-cell table:style-name="ce59" office:value-type="float" office:value="64.438" calcext:value-type="float">
            <text:p>64,44</text:p>
          </table:table-cell>
          <table:table-cell table:style-name="ce86" office:value-type="float" office:value="50.77" calcext:value-type="float">
            <text:p>50,77</text:p>
          </table:table-cell>
          <table:table-cell table:style-name="ce90" office:value-type="float" office:value="55.755" calcext:value-type="float">
            <text:p>55,76</text:p>
          </table:table-cell>
          <table:table-cell table:style-name="ce93" office:value-type="float" office:value="49.96" calcext:value-type="float">
            <text:p>49,96</text:p>
          </table:table-cell>
          <table:table-cell table:style-name="ce99" office:value-type="float" office:value="61.549" calcext:value-type="float">
            <text:p>61,55</text:p>
          </table:table-cell>
          <table:table-cell table:style-name="ce51" office:value-type="float" office:value="60.099" calcext:value-type="float">
            <text:p>60,10</text:p>
          </table:table-cell>
          <table:table-cell table:style-name="ce59" office:value-type="float" office:value="60.324" calcext:value-type="float">
            <text:p>60,32</text:p>
          </table:table-cell>
          <table:table-cell table:style-name="ce86" office:value-type="float" office:value="59.873" calcext:value-type="float">
            <text:p>59,87</text:p>
          </table:table-cell>
          <table:table-cell table:style-name="ce91" office:value-type="float" office:value="58.368" calcext:value-type="float">
            <text:p>58,37</text:p>
          </table:table-cell>
          <table:table-cell table:style-name="ce93" office:value-type="float" office:value="62.025" calcext:value-type="float">
            <text:p>62,03</text:p>
          </table:table-cell>
          <table:table-cell table:style-name="ce99" office:value-type="float" office:value="54.71" calcext:value-type="float">
            <text:p>54,71</text:p>
          </table:table-cell>
          <table:table-cell table:style-name="ce52" office:value-type="float" office:value="56.295" calcext:value-type="float">
            <text:p>56,30</text:p>
          </table:table-cell>
          <table:table-cell table:style-name="ce59" office:value-type="float" office:value="56.883" calcext:value-type="float">
            <text:p>56,88</text:p>
          </table:table-cell>
          <table:table-cell table:style-name="ce86" office:value-type="float" office:value="55.707" calcext:value-type="float">
            <text:p>55,71</text:p>
          </table:table-cell>
          <table:table-cell table:style-name="ce90" office:value-type="float" office:value="58.06" calcext:value-type="float">
            <text:p>58,06</text:p>
          </table:table-cell>
          <table:table-cell table:style-name="ce93" office:value-type="float" office:value="58.465" calcext:value-type="float">
            <text:p>58,47</text:p>
          </table:table-cell>
          <table:table-cell table:style-name="ce122" office:value-type="float" office:value="57.654" calcext:value-type="float">
            <text:p>57,65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17BAR ASS + norm</text:p>
          </table:table-cell>
          <table:table-cell office:value-type="float" office:value="57.034" calcext:value-type="float">
            <text:p>57,03</text:p>
          </table:table-cell>
          <table:table-cell office:value-type="float" office:value="62.302" calcext:value-type="float">
            <text:p>62,30</text:p>
          </table:table-cell>
          <table:table-cell office:value-type="float" office:value="51.766" calcext:value-type="float">
            <text:p>51,77</text:p>
          </table:table-cell>
          <table:table-cell office:value-type="float" office:value="54.706" calcext:value-type="float">
            <text:p>54,71</text:p>
          </table:table-cell>
          <table:table-cell office:value-type="float" office:value="58.188" calcext:value-type="float">
            <text:p>58,19</text:p>
          </table:table-cell>
          <table:table-cell office:value-type="float" office:value="51.223" calcext:value-type="float">
            <text:p>51,2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5BAR + norm <text:s/>(MIN LOSS)</text:p>
          </table:table-cell>
          <table:table-cell table:style-name="ce52" office:value-type="float" office:value="55.412" calcext:value-type="float">
            <text:p>55,41</text:p>
          </table:table-cell>
          <table:table-cell table:style-name="ce59" office:value-type="float" office:value="53.125" calcext:value-type="float">
            <text:p>53,13</text:p>
          </table:table-cell>
          <table:table-cell table:style-name="ce86" office:value-type="float" office:value="57.699" calcext:value-type="float">
            <text:p>57,70</text:p>
          </table:table-cell>
          <table:table-cell table:style-name="ce90" office:value-type="float" office:value="54.827" calcext:value-type="float">
            <text:p>54,83</text:p>
          </table:table-cell>
          <table:table-cell table:style-name="ce93" office:value-type="float" office:value="55.578" calcext:value-type="float">
            <text:p>55,58</text:p>
          </table:table-cell>
          <table:table-cell table:style-name="ce99" office:value-type="float" office:value="54.076" calcext:value-type="float">
            <text:p>54,08</text:p>
          </table:table-cell>
          <table:table-cell table:style-name="ce103" office:value-type="float" office:value="61.591" calcext:value-type="float">
            <text:p>61,59</text:p>
          </table:table-cell>
          <table:table-cell table:style-name="ce108" office:value-type="float" office:value="65.665" calcext:value-type="float">
            <text:p>65,67</text:p>
          </table:table-cell>
          <table:table-cell table:style-name="ce108" office:value-type="float" office:value="57.518" calcext:value-type="float">
            <text:p>57,52</text:p>
          </table:table-cell>
          <table:table-cell table:style-name="ce111" office:value-type="float" office:value="56.992" calcext:value-type="float">
            <text:p>56,99</text:p>
          </table:table-cell>
          <table:table-cell table:style-name="ce115" office:value-type="float" office:value="55.696" calcext:value-type="float">
            <text:p>55,70</text:p>
          </table:table-cell>
          <table:table-cell table:style-name="ce118" office:value-type="float" office:value="58.288" calcext:value-type="float">
            <text:p>58,29</text:p>
          </table:table-cell>
          <table:table-cell table:style-name="ce120" office:value-type="float" office:value="30.82" calcext:value-type="float">
            <text:p>30,82</text:p>
          </table:table-cell>
          <table:table-cell table:style-name="ce108" office:value-type="float" office:value="12.5" calcext:value-type="float">
            <text:p>12,50</text:p>
          </table:table-cell>
          <table:table-cell table:style-name="ce108" office:value-type="float" office:value="49.139" calcext:value-type="float">
            <text:p>49,14</text:p>
          </table:table-cell>
          <table:table-cell table:style-name="ce113" office:value-type="float" office:value="33.445" calcext:value-type="float">
            <text:p>33,45</text:p>
          </table:table-cell>
          <table:table-cell table:style-name="ce115" office:value-type="float" office:value="54.391" calcext:value-type="float">
            <text:p>54,39</text:p>
          </table:table-cell>
          <table:table-cell table:style-name="ce118" office:value-type="float" office:value="12.5" calcext:value-type="float">
            <text:p>12,5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ormXY</text:p>
          </table:table-cell>
          <table:table-cell office:value-type="float" office:value="55.041" calcext:value-type="float">
            <text:p>55,04</text:p>
          </table:table-cell>
          <table:table-cell office:value-type="float" office:value="60.127" calcext:value-type="float">
            <text:p>60,13</text:p>
          </table:table-cell>
          <table:table-cell office:value-type="float" office:value="49.955" calcext:value-type="float">
            <text:p>49,96</text:p>
          </table:table-cell>
          <table:table-cell office:value-type="float" office:value="57.148" calcext:value-type="float">
            <text:p>57,15</text:p>
          </table:table-cell>
          <table:table-cell office:value-type="float" office:value="55.103" calcext:value-type="float">
            <text:p>55,10</text:p>
          </table:table-cell>
          <table:table-cell office:value-type="float" office:value="59.194" calcext:value-type="float">
            <text:p>59,19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normXY  (MIN LOSS)</text:p>
          </table:table-cell>
          <table:table-cell office:value-type="float" office:value="54.69" calcext:value-type="float">
            <text:p>54,69</text:p>
          </table:table-cell>
          <table:table-cell office:value-type="float" office:value="59.652" calcext:value-type="float">
            <text:p>59,65</text:p>
          </table:table-cell>
          <table:table-cell office:value-type="float" office:value="49.728" calcext:value-type="float">
            <text:p>49,73</text:p>
          </table:table-cell>
          <table:table-cell office:value-type="float" office:value="52.886" calcext:value-type="float">
            <text:p>52,89</text:p>
          </table:table-cell>
          <table:table-cell office:value-type="float" office:value="54.549" calcext:value-type="float">
            <text:p>54,55</text:p>
          </table:table-cell>
          <table:table-cell office:value-type="float" office:value="51.223" calcext:value-type="float">
            <text:p>51,2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norm</text:p>
          </table:table-cell>
          <table:table-cell office:value-type="float" office:value="53.961" calcext:value-type="float">
            <text:p>53,96</text:p>
          </table:table-cell>
          <table:table-cell office:value-type="float" office:value="55.657" calcext:value-type="float">
            <text:p>55,66</text:p>
          </table:table-cell>
          <table:table-cell office:value-type="float" office:value="52.264" calcext:value-type="float">
            <text:p>52,26</text:p>
          </table:table-cell>
          <table:table-cell office:value-type="float" office:value="53.884" calcext:value-type="float">
            <text:p>53,88</text:p>
          </table:table-cell>
          <table:table-cell office:value-type="float" office:value="55.459" calcext:value-type="float">
            <text:p>55,46</text:p>
          </table:table-cell>
          <table:table-cell office:value-type="float" office:value="52.31" calcext:value-type="float">
            <text:p>52,3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norm  (MIN LOSS)</text:p>
          </table:table-cell>
          <table:table-cell office:value-type="float" office:value="53.76" calcext:value-type="float">
            <text:p>53,76</text:p>
          </table:table-cell>
          <table:table-cell office:value-type="float" office:value="55.617" calcext:value-type="float">
            <text:p>55,62</text:p>
          </table:table-cell>
          <table:table-cell office:value-type="float" office:value="51.902" calcext:value-type="float">
            <text:p>51,90</text:p>
          </table:table-cell>
          <table:table-cell office:value-type="float" office:value="53.457" calcext:value-type="float">
            <text:p>53,46</text:p>
          </table:table-cell>
          <table:table-cell office:value-type="float" office:value="55.103" calcext:value-type="float">
            <text:p>55,10</text:p>
          </table:table-cell>
          <table:table-cell office:value-type="float" office:value="51.812" calcext:value-type="float">
            <text:p>51,8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orm <text:s/>(MIN LOSS)</text:p>
          </table:table-cell>
          <table:table-cell office:value-type="float" office:value="53.555" calcext:value-type="float">
            <text:p>53,56</text:p>
          </table:table-cell>
          <table:table-cell office:value-type="float" office:value="53.441" calcext:value-type="float">
            <text:p>53,44</text:p>
          </table:table-cell>
          <table:table-cell office:value-type="float" office:value="53.668" calcext:value-type="float">
            <text:p>53,67</text:p>
          </table:table-cell>
          <table:table-cell office:value-type="float" office:value="52.641" calcext:value-type="float">
            <text:p>52,64</text:p>
          </table:table-cell>
          <table:table-cell office:value-type="float" office:value="53.244" calcext:value-type="float">
            <text:p>53,24</text:p>
          </table:table-cell>
          <table:table-cell office:value-type="float" office:value="52.038" calcext:value-type="float">
            <text:p>52,0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EXT 3 + norm</text:p>
          </table:table-cell>
          <table:table-cell office:value-type="float" office:value="52.654" calcext:value-type="float">
            <text:p>52,65</text:p>
          </table:table-cell>
          <table:table-cell office:value-type="float" office:value="57.12" calcext:value-type="float">
            <text:p>57,12</text:p>
          </table:table-cell>
          <table:table-cell office:value-type="float" office:value="48.188" calcext:value-type="float">
            <text:p>48,19</text:p>
          </table:table-cell>
          <table:table-cell office:value-type="float" office:value="14.988" calcext:value-type="float">
            <text:p>14,99</text:p>
          </table:table-cell>
          <table:table-cell office:value-type="float" office:value="12.54" calcext:value-type="float">
            <text:p>12,54</text:p>
          </table:table-cell>
          <table:table-cell office:value-type="float" office:value="17.437" calcext:value-type="float">
            <text:p>17,4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DIST CUM + norm <text:s/>(MIN LOSS)</text:p>
          </table:table-cell>
          <table:table-cell office:value-type="float" office:value="52.409" calcext:value-type="float">
            <text:p>52,41</text:p>
          </table:table-cell>
          <table:table-cell office:value-type="float" office:value="59.256" calcext:value-type="float">
            <text:p>59,26</text:p>
          </table:table-cell>
          <table:table-cell office:value-type="float" office:value="45.562" calcext:value-type="float">
            <text:p>45,56</text:p>
          </table:table-cell>
          <table:table-cell office:value-type="float" office:value="30.16" calcext:value-type="float">
            <text:p>30,16</text:p>
          </table:table-cell>
          <table:table-cell office:value-type="float" office:value="12.54" calcext:value-type="float">
            <text:p>12,54</text:p>
          </table:table-cell>
          <table:table-cell office:value-type="float" office:value="47.781" calcext:value-type="float">
            <text:p>47,78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orm</text:p>
          </table:table-cell>
          <table:table-cell office:value-type="float" office:value="52.288" calcext:value-type="float">
            <text:p>52,29</text:p>
          </table:table-cell>
          <table:table-cell office:value-type="float" office:value="54.984" calcext:value-type="float">
            <text:p>54,98</text:p>
          </table:table-cell>
          <table:table-cell office:value-type="float" office:value="49.592" calcext:value-type="float">
            <text:p>49,59</text:p>
          </table:table-cell>
          <table:table-cell office:value-type="float" office:value="51.984" calcext:value-type="float">
            <text:p>51,98</text:p>
          </table:table-cell>
          <table:table-cell office:value-type="float" office:value="53.244" calcext:value-type="float">
            <text:p>53,24</text:p>
          </table:table-cell>
          <table:table-cell office:value-type="float" office:value="50.725" calcext:value-type="float">
            <text:p>50,73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5BAR ASS + norm</text:p>
          </table:table-cell>
          <table:table-cell table:style-name="ce52" office:value-type="float" office:value="51.174" calcext:value-type="float">
            <text:p>51,17</text:p>
          </table:table-cell>
          <table:table-cell table:style-name="ce59" office:value-type="float" office:value="47.231" calcext:value-type="float">
            <text:p>47,23</text:p>
          </table:table-cell>
          <table:table-cell table:style-name="ce86" office:value-type="float" office:value="55.118" calcext:value-type="float">
            <text:p>55,12</text:p>
          </table:table-cell>
          <table:table-cell table:style-name="ce90" office:value-type="float" office:value="53.416" calcext:value-type="float">
            <text:p>53,42</text:p>
          </table:table-cell>
          <table:table-cell table:style-name="ce93" office:value-type="float" office:value="53.797" calcext:value-type="float">
            <text:p>53,80</text:p>
          </table:table-cell>
          <table:table-cell table:style-name="ce99" office:value-type="float" office:value="53.034" calcext:value-type="float">
            <text:p>53,03</text:p>
          </table:table-cell>
          <table:table-cell table:style-name="ce103" office:value-type="float" office:value="54.567" calcext:value-type="float">
            <text:p>54,57</text:p>
          </table:table-cell>
          <table:table-cell table:style-name="ce108" office:value-type="float" office:value="55.103" calcext:value-type="float">
            <text:p>55,10</text:p>
          </table:table-cell>
          <table:table-cell table:style-name="ce108" office:value-type="float" office:value="54.031" calcext:value-type="float">
            <text:p>54,03</text:p>
          </table:table-cell>
          <table:table-cell table:style-name="ce113" office:value-type="float" office:value="50.387" calcext:value-type="float">
            <text:p>50,39</text:p>
          </table:table-cell>
          <table:table-cell table:style-name="ce115" office:value-type="float" office:value="50.91" calcext:value-type="float">
            <text:p>50,91</text:p>
          </table:table-cell>
          <table:table-cell table:style-name="ce118" office:value-type="float" office:value="49.864" calcext:value-type="float">
            <text:p>49,86</text:p>
          </table:table-cell>
          <table:table-cell table:style-name="ce120" office:value-type="float" office:value="33.492" calcext:value-type="float">
            <text:p>33,49</text:p>
          </table:table-cell>
          <table:table-cell table:style-name="ce108" office:value-type="float" office:value="12.5" calcext:value-type="float">
            <text:p>12,50</text:p>
          </table:table-cell>
          <table:table-cell table:style-name="ce108" office:value-type="float" office:value="54.484" calcext:value-type="float">
            <text:p>54,48</text:p>
          </table:table-cell>
          <table:table-cell table:style-name="ce113" office:value-type="float" office:value="49.572" calcext:value-type="float">
            <text:p>49,57</text:p>
          </table:table-cell>
          <table:table-cell table:style-name="ce115" office:value-type="float" office:value="50.277" calcext:value-type="float">
            <text:p>50,28</text:p>
          </table:table-cell>
          <table:table-cell table:style-name="ce118" office:value-type="float" office:value="48.868" calcext:value-type="float">
            <text:p>48,87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17BAR ASS + norm <text:s/>(MIN LOSS)</text:p>
          </table:table-cell>
          <table:table-cell office:value-type="float" office:value="49.93" calcext:value-type="float">
            <text:p>49,93</text:p>
          </table:table-cell>
          <table:table-cell office:value-type="float" office:value="55.34" calcext:value-type="float">
            <text:p>55,34</text:p>
          </table:table-cell>
          <table:table-cell office:value-type="float" office:value="44.52" calcext:value-type="float">
            <text:p>44,52</text:p>
          </table:table-cell>
          <table:table-cell office:value-type="float" office:value="50.524" calcext:value-type="float">
            <text:p>50,52</text:p>
          </table:table-cell>
          <table:table-cell office:value-type="float" office:value="56.21" calcext:value-type="float">
            <text:p>56,21</text:p>
          </table:table-cell>
          <table:table-cell office:value-type="float" office:value="44.837" calcext:value-type="float">
            <text:p>44,8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5BAR ASS + norm <text:s/>(MIN LOSS)</text:p>
          </table:table-cell>
          <table:table-cell table:style-name="ce52" office:value-type="float" office:value="48.8" calcext:value-type="float">
            <text:p>48,80</text:p>
          </table:table-cell>
          <table:table-cell table:style-name="ce59" office:value-type="float" office:value="46.559" calcext:value-type="float">
            <text:p>46,56</text:p>
          </table:table-cell>
          <table:table-cell table:style-name="ce86" office:value-type="float" office:value="51.042" calcext:value-type="float">
            <text:p>51,04</text:p>
          </table:table-cell>
          <table:table-cell table:style-name="ce90" office:value-type="float" office:value="47.776" calcext:value-type="float">
            <text:p>47,78</text:p>
          </table:table-cell>
          <table:table-cell table:style-name="ce93" office:value-type="float" office:value="45.688" calcext:value-type="float">
            <text:p>45,69</text:p>
          </table:table-cell>
          <table:table-cell table:style-name="ce99" office:value-type="float" office:value="49.864" calcext:value-type="float">
            <text:p>49,86</text:p>
          </table:table-cell>
          <table:table-cell table:style-name="ce103" office:value-type="float" office:value="51.924" calcext:value-type="float">
            <text:p>51,92</text:p>
          </table:table-cell>
          <table:table-cell table:style-name="ce108" office:value-type="float" office:value="53.758" calcext:value-type="float">
            <text:p>53,76</text:p>
          </table:table-cell>
          <table:table-cell table:style-name="ce108" office:value-type="float" office:value="50.091" calcext:value-type="float">
            <text:p>50,09</text:p>
          </table:table-cell>
          <table:table-cell table:style-name="ce113" office:value-type="float" office:value="46.027" calcext:value-type="float">
            <text:p>46,03</text:p>
          </table:table-cell>
          <table:table-cell table:style-name="ce115" office:value-type="float" office:value="42.009" calcext:value-type="float">
            <text:p>42,01</text:p>
          </table:table-cell>
          <table:table-cell table:style-name="ce118" office:value-type="float" office:value="50.045" calcext:value-type="float">
            <text:p>50,05</text:p>
          </table:table-cell>
          <table:table-cell table:style-name="ce120" office:value-type="float" office:value="31.907" calcext:value-type="float">
            <text:p>31,91</text:p>
          </table:table-cell>
          <table:table-cell table:style-name="ce108" office:value-type="float" office:value="12.5" calcext:value-type="float">
            <text:p>12,50</text:p>
          </table:table-cell>
          <table:table-cell table:style-name="ce108" office:value-type="float" office:value="51.313" calcext:value-type="float">
            <text:p>51,31</text:p>
          </table:table-cell>
          <table:table-cell table:style-name="ce111" office:value-type="float" office:value="47.785" calcext:value-type="float">
            <text:p>47,79</text:p>
          </table:table-cell>
          <table:table-cell table:style-name="ce115" office:value-type="float" office:value="49.011" calcext:value-type="float">
            <text:p>49,01</text:p>
          </table:table-cell>
          <table:table-cell table:style-name="ce118" office:value-type="float" office:value="46.558" calcext:value-type="float">
            <text:p>46,56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NEXT 3 + norm <text:s/>(MIN LOSS)</text:p>
          </table:table-cell>
          <table:table-cell office:value-type="float" office:value="47.158" calcext:value-type="float">
            <text:p>47,16</text:p>
          </table:table-cell>
          <table:table-cell office:value-type="float" office:value="46.717" calcext:value-type="float">
            <text:p>46,72</text:p>
          </table:table-cell>
          <table:table-cell office:value-type="float" office:value="47.6" calcext:value-type="float">
            <text:p>47,60</text:p>
          </table:table-cell>
          <table:table-cell office:value-type="float" office:value="12.565" calcext:value-type="float">
            <text:p>12,57</text:p>
          </table:table-cell>
          <table:table-cell office:value-type="float" office:value="12.54" calcext:value-type="float">
            <text:p>12,54</text:p>
          </table:table-cell>
          <table:table-cell office:value-type="float" office:value="12.591" calcext:value-type="float">
            <text:p>12,59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emplice</text:p>
          </table:table-cell>
          <table:table-cell office:value-type="float" office:value="39.49" calcext:value-type="float">
            <text:p>39,49</text:p>
          </table:table-cell>
          <table:table-cell office:value-type="float" office:value="43.473" calcext:value-type="float">
            <text:p>43,47</text:p>
          </table:table-cell>
          <table:table-cell office:value-type="float" office:value="35.507" calcext:value-type="float">
            <text:p>35,51</text:p>
          </table:table-cell>
          <table:table-cell office:value-type="float" office:value="42.091" calcext:value-type="float">
            <text:p>42,09</text:p>
          </table:table-cell>
          <table:table-cell office:value-type="float" office:value="43.513" calcext:value-type="float">
            <text:p>43,51</text:p>
          </table:table-cell>
          <table:table-cell office:value-type="float" office:value="40.67" calcext:value-type="float">
            <text:p>40,6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emplice <text:s/>(MIN LOSS)</text:p>
          </table:table-cell>
          <table:table-cell office:value-type="float" office:value="39.377" calcext:value-type="float">
            <text:p>39,38</text:p>
          </table:table-cell>
          <table:table-cell office:value-type="float" office:value="43.157" calcext:value-type="float">
            <text:p>43,16</text:p>
          </table:table-cell>
          <table:table-cell office:value-type="float" office:value="35.598" calcext:value-type="float">
            <text:p>35,60</text:p>
          </table:table-cell>
          <table:table-cell office:value-type="float" office:value="42.205" calcext:value-type="float">
            <text:p>42,21</text:p>
          </table:table-cell>
          <table:table-cell office:value-type="float" office:value="42.88" calcext:value-type="float">
            <text:p>42,88</text:p>
          </table:table-cell>
          <table:table-cell office:value-type="float" office:value="41.531" calcext:value-type="float">
            <text:p>41,53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17BAR + norm</text:p>
          </table:table-cell>
          <table:table-cell office:value-type="float" office:value="34.961" calcext:value-type="float">
            <text:p>34,96</text:p>
          </table:table-cell>
          <table:table-cell office:value-type="float" office:value="12.54" calcext:value-type="float">
            <text:p>12,54</text:p>
          </table:table-cell>
          <table:table-cell office:value-type="float" office:value="57.382" calcext:value-type="float">
            <text:p>57,38</text:p>
          </table:table-cell>
          <table:table-cell office:value-type="float" office:value="33.175" calcext:value-type="float">
            <text:p>33,18</text:p>
          </table:table-cell>
          <table:table-cell office:value-type="float" office:value="12.5" calcext:value-type="float">
            <text:p>12,50</text:p>
          </table:table-cell>
          <table:table-cell office:value-type="float" office:value="53.85" calcext:value-type="float">
            <text:p>53,8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17BAR + norm <text:s/>(MIN LOSS)</text:p>
          </table:table-cell>
          <table:table-cell office:value-type="float" office:value="33.987" calcext:value-type="float">
            <text:p>33,99</text:p>
          </table:table-cell>
          <table:table-cell office:value-type="float" office:value="12.54" calcext:value-type="float">
            <text:p>12,54</text:p>
          </table:table-cell>
          <table:table-cell office:value-type="float" office:value="55.435" calcext:value-type="float">
            <text:p>55,44</text:p>
          </table:table-cell>
          <table:table-cell office:value-type="float" office:value="32.855" calcext:value-type="float">
            <text:p>32,86</text:p>
          </table:table-cell>
          <table:table-cell office:value-type="float" office:value="12.54" calcext:value-type="float">
            <text:p>12,54</text:p>
          </table:table-cell>
          <table:table-cell office:value-type="float" office:value="53.17" calcext:value-type="float">
            <text:p>53,1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EXT 7 + norm</text:p>
          </table:table-cell>
          <table:table-cell office:value-type="float" office:value="12.54" calcext:value-type="float">
            <text:p>12,54</text:p>
          </table:table-cell>
          <table:table-cell office:value-type="float" office:value="12.579" calcext:value-type="float">
            <text:p>12,58</text:p>
          </table:table-cell>
          <table:table-cell office:value-type="float" office:value="12.5" calcext:value-type="float">
            <text:p>12,50</text:p>
          </table:table-cell>
          <table:table-cell office:value-type="float" office:value="29.499" calcext:value-type="float">
            <text:p>29,50</text:p>
          </table:table-cell>
          <table:table-cell office:value-type="float" office:value="13.845" calcext:value-type="float">
            <text:p>13,85</text:p>
          </table:table-cell>
          <table:table-cell office:value-type="float" office:value="45.154" calcext:value-type="float">
            <text:p>45,1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EXT 15 + norm</text:p>
          </table:table-cell>
          <table:table-cell office:value-type="float" office:value="12.52" calcext:value-type="float">
            <text:p>12,52</text:p>
          </table:table-cell>
          <table:table-cell office:value-type="float" office:value="12.54" calcext:value-type="float">
            <text:p>12,54</text:p>
          </table:table-cell>
          <table:table-cell office:value-type="float" office:value="12.5" calcext:value-type="float">
            <text:p>12,50</text:p>
          </table:table-cell>
          <table:table-cell office:value-type="float" office:value="21.4" calcext:value-type="float">
            <text:p>21,40</text:p>
          </table:table-cell>
          <table:table-cell office:value-type="float" office:value="30.301" calcext:value-type="float">
            <text:p>30,30</text:p>
          </table:table-cell>
          <table:table-cell office:value-type="float" office:value="12.5" calcext:value-type="float">
            <text:p>12,5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EXT 15 + norm <text:s/>(MIN LOSS)</text:p>
          </table:table-cell>
          <table:table-cell office:value-type="float" office:value="12.52" calcext:value-type="float">
            <text:p>12,52</text:p>
          </table:table-cell>
          <table:table-cell office:value-type="float" office:value="12.54" calcext:value-type="float">
            <text:p>12,54</text:p>
          </table:table-cell>
          <table:table-cell office:value-type="float" office:value="12.5" calcext:value-type="float">
            <text:p>12,50</text:p>
          </table:table-cell>
          <table:table-cell office:value-type="float" office:value="21.479" calcext:value-type="float">
            <text:p>21,48</text:p>
          </table:table-cell>
          <table:table-cell office:value-type="float" office:value="30.459" calcext:value-type="float">
            <text:p>30,46</text:p>
          </table:table-cell>
          <table:table-cell office:value-type="float" office:value="12.5" calcext:value-type="float">
            <text:p>12,5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EXT 7 + norm <text:s/>(MIN LOSS)</text:p>
          </table:table-cell>
          <table:table-cell office:value-type="float" office:value="12.52" calcext:value-type="float">
            <text:p>12,52</text:p>
          </table:table-cell>
          <table:table-cell office:value-type="float" office:value="12.54" calcext:value-type="float">
            <text:p>12,54</text:p>
          </table:table-cell>
          <table:table-cell office:value-type="float" office:value="12.5" calcext:value-type="float">
            <text:p>12,50</text:p>
          </table:table-cell>
          <table:table-cell office:value-type="float" office:value="25.401" calcext:value-type="float">
            <text:p>25,40</text:p>
          </table:table-cell>
          <table:table-cell office:value-type="float" office:value="13.845" calcext:value-type="float">
            <text:p>13,85</text:p>
          </table:table-cell>
          <table:table-cell office:value-type="float" office:value="36.957" calcext:value-type="float">
            <text:p>36,96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EXT + norm <text:s/>(MIN LOSS)</text:p>
          </table:table-cell>
          <table:table-cell office:value-type="float" office:value="12.52" calcext:value-type="float">
            <text:p>12,52</text:p>
          </table:table-cell>
          <table:table-cell office:value-type="float" office:value="12.54" calcext:value-type="float">
            <text:p>12,54</text:p>
          </table:table-cell>
          <table:table-cell office:value-type="float" office:value="12.5" calcext:value-type="float">
            <text:p>12,50</text:p>
          </table:table-cell>
          <table:table-cell office:value-type="float" office:value="12.523" calcext:value-type="float">
            <text:p>12,52</text:p>
          </table:table-cell>
          <table:table-cell office:value-type="float" office:value="12.5" calcext:value-type="float">
            <text:p>12,50</text:p>
          </table:table-cell>
          <table:table-cell office:value-type="float" office:value="12.545" calcext:value-type="float">
            <text:p>12,5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EXT + norm</text:p>
          </table:table-cell>
          <table:table-cell office:value-type="float" office:value="12.474" calcext:value-type="float">
            <text:p>12,47</text:p>
          </table:table-cell>
          <table:table-cell office:value-type="float" office:value="12.54" calcext:value-type="float">
            <text:p>12,54</text:p>
          </table:table-cell>
          <table:table-cell office:value-type="float" office:value="12.409" calcext:value-type="float">
            <text:p>12,41</text:p>
          </table:table-cell>
          <table:table-cell office:value-type="float" office:value="12.542" calcext:value-type="float">
            <text:p>12,54</text:p>
          </table:table-cell>
          <table:table-cell office:value-type="float" office:value="12.54" calcext:value-type="float">
            <text:p>12,54</text:p>
          </table:table-cell>
          <table:table-cell office:value-type="float" office:value="12.545" calcext:value-type="float">
            <text:p>12,55</text:p>
          </table:table-cell>
          <table:table-cell table:style-name="ce104"/>
          <table:table-cell table:style-name="ce109" table:number-columns-repeated="4"/>
          <table:table-cell table:style-name="ce119"/>
          <table:table-cell table:style-name="ce109" table:number-columns-repeated="5"/>
          <table:table-cell table:style-name="ce119"/>
          <table:table-cell table:number-columns-repeated="1002"/>
        </table:table-row>
      </table:table>
      <table:named-expressions/>
      <table:database-ranges>
        <table:database-range table:name="__Anonymous_Sheet_DB__0" table:target-range-address="uniformedRecap.A4:uniformedRecap.T43" table:contains-header="false">
          <table:sort>
            <table:sort-by table:field-number="19" table:order="descending" table:data-type="automatic"/>
          </table:sort>
        </table:database-range>
        <table:database-range table:name="__Anonymous_Sheet_DB__2" table:target-range-address="recapByLayers.A7:recapByLayers.J48" table:contains-header="false">
          <table:sort>
            <table:sort-by table:field-number="3" table:order="descending" table:data-type="automatic"/>
          </table:sort>
        </table:database-range>
        <table:database-range table:name="__Anonymous_Sheet_DB__5" table:target-range-address="'divided by tests'.D58:'divided by tests'.F6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AppleSystemUIFont" svg:font-family=".AppleSystemUIFont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2" loext:min-decimal-places="12" number:min-integer-digits="1"/>
    </number:number-style>
    <number:number-style style:name="N105">
      <number:number number:decimal-places="11" loext:min-decimal-places="11" number:min-integer-digits="1"/>
    </number:number-style>
    <number:number-style style:name="N106">
      <number:number number:decimal-places="10" loext:min-decimal-places="10" number:min-integer-digits="1"/>
    </number:number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11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/00/0000</text:date>, <text:time style:data-style-name="N2" text:time-value="11:16:02.6311186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8:59:03.786841792</meta:creation-date>
    <dc:date>2020-03-15T23:13:31.548093388</dc:date>
    <meta:editing-duration>P5DT4H34M55S</meta:editing-duration>
    <meta:editing-cycles>50</meta:editing-cycles>
    <meta:generator>LibreOffice/6.0.1.1$MacOSX_X86_64 LibreOffice_project/60bfb1526849283ce2491346ed2aa51c465abfe6</meta:generator>
    <meta:document-statistic meta:table-count="13" meta:cell-count="778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33cm" svg:height="10.923cm" xlink:href="." xlink:type="simple" chart:class="chart:scatter" chart:style-name="ch1">
        <chart:title svg:x="10.386cm" svg:y="0.353cm" chart:style-name="ch2">
          <text:p>FRAME</text:p>
        </chart:title>
        <chart:legend chart:legend-position="end" svg:x="21.224cm" svg:y="4.67cm" style:legend-expansion="high" chart:style-name="ch3"/>
        <chart:plot-area chart:style-name="ch4" chart:data-source-has-labels="both" svg:x="0.925cm" svg:y="0.184cm" svg:width="19.413cm" svg:height="10.627cm">
          <chartooo:coordinate-region svg:x="1.545cm" svg:y="0.381cm" svg:width="18.422cm" svg:height="9.787cm"/>
          <chart:axis chart:dimension="x" chart:name="primary-x" chart:style-name="ch5" chartooo:axis-type="auto">
            <chart:categories table:cell-range-address="local-table.$A$2:.$A$5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50" chart:label-cell-address="local-table.$C$1" chart:class="chart:scatter">
            <chart:domain table:cell-range-address="local-table.$B$2:.$B$50"/>
            <chart:data-point chart:repeated="49"/>
          </chart:series>
          <chart:series chart:style-name="ch9" chart:values-cell-range-address="local-table.$D$2:.$D$50" chart:label-cell-address="local-table.$D$1" chart:class="chart:scatter">
            <chart:data-point chart:repeated="49"/>
          </chart:series>
          <chart:series chart:style-name="ch10" chart:values-cell-range-address="local-table.$F$2:.$F$50" chart:label-cell-address="local-table.$F$1" chart:class="chart:scatter">
            <chart:domain table:cell-range-address="local-table.$E$2:.$E$50"/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cs</text:p>
              </table:table-cell>
              <table:table-cell office:value-type="string">
                <text:p/>
              </table:table-cell>
              <table:table-cell office:value-type="string">
                <text:p>c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62.025">
                <text:p>62.0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58.753">
                <text:p>58.753</text:p>
              </table:table-cell>
              <table:table-cell office:value-type="float" office:value="55.48">
                <text:p>55.48</text:p>
              </table:table-cell>
              <table:table-cell office:value-type="float" office:value="16">
                <text:p>16</text:p>
              </table:table-cell>
              <table:table-cell office:value-type="float" office:value="61.392">
                <text:p>61.3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57.236">
                <text:p>57.236</text:p>
              </table:table-cell>
              <table:table-cell office:value-type="float" office:value="53.08">
                <text:p>53.08</text:p>
              </table:table-cell>
              <table:table-cell office:value-type="float" office:value="32">
                <text:p>32</text:p>
              </table:table-cell>
              <table:table-cell office:value-type="float" office:value="69.66">
                <text:p>69.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66.669">
                <text:p>66.669</text:p>
              </table:table-cell>
              <table:table-cell office:value-type="float" office:value="63.678">
                <text:p>63.678</text:p>
              </table:table-cell>
              <table:table-cell office:value-type="float" office:value="32">
                <text:p>32</text:p>
              </table:table-cell>
              <table:table-cell office:value-type="float" office:value="63.687">
                <text:p>63.6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63.252">
                <text:p>63.252</text:p>
              </table:table-cell>
              <table:table-cell office:value-type="float" office:value="62.817">
                <text:p>62.817</text:p>
              </table:table-cell>
              <table:table-cell office:value-type="float" office:value="48">
                <text:p>48</text:p>
              </table:table-cell>
              <table:table-cell office:value-type="float" office:value="71.242">
                <text:p>71.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68.343">
                <text:p>68.343</text:p>
              </table:table-cell>
              <table:table-cell office:value-type="float" office:value="65.444">
                <text:p>65.444</text:p>
              </table:table-cell>
              <table:table-cell office:value-type="float" office:value="48">
                <text:p>48</text:p>
              </table:table-cell>
              <table:table-cell office:value-type="float" office:value="70.214">
                <text:p>70.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65.157">
                <text:p>65.157</text:p>
              </table:table-cell>
              <table:table-cell office:value-type="float" office:value="60.1">
                <text:p>60.1</text:p>
              </table:table-cell>
              <table:table-cell office:value-type="float" office:value="64">
                <text:p>64</text:p>
              </table:table-cell>
              <table:table-cell office:value-type="float" office:value="69.66">
                <text:p>69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67.19">
                <text:p>67.19</text:p>
              </table:table-cell>
              <table:table-cell office:value-type="float" office:value="64.719">
                <text:p>64.719</text:p>
              </table:table-cell>
              <table:table-cell office:value-type="float" office:value="64">
                <text:p>64</text:p>
              </table:table-cell>
              <table:table-cell office:value-type="float" office:value="66.456">
                <text:p>66.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64.5">
                <text:p>64.5</text:p>
              </table:table-cell>
              <table:table-cell office:value-type="float" office:value="62.545">
                <text:p>62.545</text:p>
              </table:table-cell>
              <table:table-cell office:value-type="float" office:value="80">
                <text:p>80</text:p>
              </table:table-cell>
              <table:table-cell office:value-type="float" office:value="71.954">
                <text:p>71.9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69.107">
                <text:p>69.107</text:p>
              </table:table-cell>
              <table:table-cell office:value-type="float" office:value="66.259">
                <text:p>66.259</text:p>
              </table:table-cell>
              <table:table-cell office:value-type="float" office:value="80">
                <text:p>80</text:p>
              </table:table-cell>
              <table:table-cell office:value-type="float" office:value="63.172">
                <text:p>63.1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62.27">
                <text:p>62.27</text:p>
              </table:table-cell>
              <table:table-cell office:value-type="float" office:value="61.368">
                <text:p>61.368</text:p>
              </table:table-cell>
              <table:table-cell office:value-type="float" office:value="96">
                <text:p>96</text:p>
              </table:table-cell>
              <table:table-cell office:value-type="float" office:value="73.062">
                <text:p>73.0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">
                <text:p>96</text:p>
              </table:table-cell>
              <table:table-cell office:value-type="float" office:value="69.275">
                <text:p>69.275</text:p>
              </table:table-cell>
              <table:table-cell office:value-type="float" office:value="65.489">
                <text:p>65.489</text:p>
              </table:table-cell>
              <table:table-cell office:value-type="float" office:value="96">
                <text:p>96</text:p>
              </table:table-cell>
              <table:table-cell office:value-type="float" office:value="70.293">
                <text:p>70.2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">
                <text:p>96</text:p>
              </table:table-cell>
              <table:table-cell office:value-type="float" office:value="66.645">
                <text:p>66.645</text:p>
              </table:table-cell>
              <table:table-cell office:value-type="float" office:value="62.998">
                <text:p>62.998</text:p>
              </table:table-cell>
              <table:table-cell office:value-type="float" office:value="112">
                <text:p>112</text:p>
              </table:table-cell>
              <table:table-cell office:value-type="float" office:value="71.282">
                <text:p>71.2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2">
                <text:p>112</text:p>
              </table:table-cell>
              <table:table-cell office:value-type="float" office:value="68.906">
                <text:p>68.906</text:p>
              </table:table-cell>
              <table:table-cell office:value-type="float" office:value="66.531">
                <text:p>66.531</text:p>
              </table:table-cell>
              <table:table-cell office:value-type="float" office:value="112">
                <text:p>112</text:p>
              </table:table-cell>
              <table:table-cell office:value-type="float" office:value="66.614">
                <text:p>66.6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">
                <text:p>112</text:p>
              </table:table-cell>
              <table:table-cell office:value-type="float" office:value="65.938">
                <text:p>65.938</text:p>
              </table:table-cell>
              <table:table-cell office:value-type="float" office:value="65.263">
                <text:p>65.263</text:p>
              </table:table-cell>
              <table:table-cell office:value-type="float" office:value="128">
                <text:p>128</text:p>
              </table:table-cell>
              <table:table-cell office:value-type="float" office:value="69.699">
                <text:p>69.6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8">
                <text:p>128</text:p>
              </table:table-cell>
              <table:table-cell office:value-type="float" office:value="68.342">
                <text:p>68.342</text:p>
              </table:table-cell>
              <table:table-cell office:value-type="float" office:value="66.984">
                <text:p>66.984</text:p>
              </table:table-cell>
              <table:table-cell office:value-type="float" office:value="128">
                <text:p>128</text:p>
              </table:table-cell>
              <table:table-cell office:value-type="float" office:value="66.93">
                <text:p>66.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8">
                <text:p>128</text:p>
              </table:table-cell>
              <table:table-cell office:value-type="float" office:value="65.259">
                <text:p>65.259</text:p>
              </table:table-cell>
              <table:table-cell office:value-type="float" office:value="63.587">
                <text:p>63.587</text:p>
              </table:table-cell>
              <table:table-cell office:value-type="float" office:value="144">
                <text:p>144</text:p>
              </table:table-cell>
              <table:table-cell office:value-type="float" office:value="73.734">
                <text:p>73.7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4">
                <text:p>144</text:p>
              </table:table-cell>
              <table:table-cell office:value-type="float" office:value="69.453">
                <text:p>69.453</text:p>
              </table:table-cell>
              <table:table-cell office:value-type="float" office:value="65.172">
                <text:p>65.172</text:p>
              </table:table-cell>
              <table:table-cell office:value-type="float" office:value="144">
                <text:p>144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4">
                <text:p>144</text:p>
              </table:table-cell>
              <table:table-cell office:value-type="float" office:value="65.851">
                <text:p>65.851</text:p>
              </table:table-cell>
              <table:table-cell office:value-type="float" office:value="62.953">
                <text:p>62.953</text:p>
              </table:table-cell>
              <table:table-cell office:value-type="float" office:value="160">
                <text:p>160</text:p>
              </table:table-cell>
              <table:table-cell office:value-type="float" office:value="73.972">
                <text:p>73.9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0">
                <text:p>160</text:p>
              </table:table-cell>
              <table:table-cell office:value-type="float" office:value="70.455">
                <text:p>70.455</text:p>
              </table:table-cell>
              <table:table-cell office:value-type="float" office:value="66.938">
                <text:p>66.938</text:p>
              </table:table-cell>
              <table:table-cell office:value-type="float" office:value="160">
                <text:p>160</text:p>
              </table:table-cell>
              <table:table-cell office:value-type="float" office:value="72.785">
                <text:p>72.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0">
                <text:p>160</text:p>
              </table:table-cell>
              <table:table-cell office:value-type="float" office:value="68.661">
                <text:p>68.661</text:p>
              </table:table-cell>
              <table:table-cell office:value-type="float" office:value="64.538">
                <text:p>64.538</text:p>
              </table:table-cell>
              <table:table-cell office:value-type="float" office:value="192">
                <text:p>192</text:p>
              </table:table-cell>
              <table:table-cell office:value-type="float" office:value="76.028">
                <text:p>76.0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2">
                <text:p>192</text:p>
              </table:table-cell>
              <table:table-cell office:value-type="float" office:value="71.098">
                <text:p>71.098</text:p>
              </table:table-cell>
              <table:table-cell office:value-type="float" office:value="66.168">
                <text:p>66.168</text:p>
              </table:table-cell>
              <table:table-cell office:value-type="float" office:value="192">
                <text:p>192</text:p>
              </table:table-cell>
              <table:table-cell office:value-type="float" office:value="71.519">
                <text:p>71.5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2">
                <text:p>192</text:p>
              </table:table-cell>
              <table:table-cell office:value-type="float" office:value="67.757">
                <text:p>67.757</text:p>
              </table:table-cell>
              <table:table-cell office:value-type="float" office:value="63.995">
                <text:p>63.995</text:p>
              </table:table-cell>
              <table:table-cell office:value-type="float" office:value="208">
                <text:p>208</text:p>
              </table:table-cell>
              <table:table-cell office:value-type="float" office:value="73.616">
                <text:p>73.6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8">
                <text:p>208</text:p>
              </table:table-cell>
              <table:table-cell office:value-type="float" office:value="70.73">
                <text:p>70.73</text:p>
              </table:table-cell>
              <table:table-cell office:value-type="float" office:value="67.844">
                <text:p>67.844</text:p>
              </table:table-cell>
              <table:table-cell office:value-type="float" office:value="208">
                <text:p>208</text:p>
              </table:table-cell>
              <table:table-cell office:value-type="float" office:value="68.948">
                <text:p>68.9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8">
                <text:p>208</text:p>
              </table:table-cell>
              <table:table-cell office:value-type="float" office:value="67.037">
                <text:p>67.037</text:p>
              </table:table-cell>
              <table:table-cell office:value-type="float" office:value="65.127">
                <text:p>65.127</text:p>
              </table:table-cell>
              <table:table-cell office:value-type="float" office:value="224">
                <text:p>224</text:p>
              </table:table-cell>
              <table:table-cell office:value-type="float" office:value="74.604">
                <text:p>74.6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4">
                <text:p>224</text:p>
              </table:table-cell>
              <table:table-cell office:value-type="float" office:value="70.975">
                <text:p>70.975</text:p>
              </table:table-cell>
              <table:table-cell office:value-type="float" office:value="67.346">
                <text:p>67.346</text:p>
              </table:table-cell>
              <table:table-cell office:value-type="float" office:value="224">
                <text:p>224</text:p>
              </table:table-cell>
              <table:table-cell office:value-type="float" office:value="65.348">
                <text:p>65.3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4">
                <text:p>224</text:p>
              </table:table-cell>
              <table:table-cell office:value-type="float" office:value="65.939">
                <text:p>65.939</text:p>
              </table:table-cell>
              <table:table-cell office:value-type="float" office:value="66.531">
                <text:p>66.531</text:p>
              </table:table-cell>
              <table:table-cell office:value-type="float" office:value="240">
                <text:p>240</text:p>
              </table:table-cell>
              <table:table-cell office:value-type="float" office:value="73.259">
                <text:p>73.2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70.393">
                <text:p>70.393</text:p>
              </table:table-cell>
              <table:table-cell office:value-type="float" office:value="67.527">
                <text:p>67.527</text:p>
              </table:table-cell>
              <table:table-cell office:value-type="float" office:value="240">
                <text:p>240</text:p>
              </table:table-cell>
              <table:table-cell office:value-type="float" office:value="72.152">
                <text:p>72.1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0">
                <text:p>240</text:p>
              </table:table-cell>
              <table:table-cell office:value-type="float" office:value="69.319">
                <text:p>69.319</text:p>
              </table:table-cell>
              <table:table-cell office:value-type="float" office:value="66.486">
                <text:p>66.486</text:p>
              </table:table-cell>
              <table:table-cell office:value-type="float" office:value="256">
                <text:p>256</text:p>
              </table:table-cell>
              <table:table-cell office:value-type="float" office:value="74.565">
                <text:p>74.5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6">
                <text:p>256</text:p>
              </table:table-cell>
              <table:table-cell office:value-type="float" office:value="69.914">
                <text:p>69.914</text:p>
              </table:table-cell>
              <table:table-cell office:value-type="float" office:value="65.263">
                <text:p>65.263</text:p>
              </table:table-cell>
              <table:table-cell office:value-type="float" office:value="256">
                <text:p>256</text:p>
              </table:table-cell>
              <table:table-cell office:value-type="float" office:value="68.038">
                <text:p>68.0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6">
                <text:p>256</text:p>
              </table:table-cell>
              <table:table-cell office:value-type="float" office:value="66.945">
                <text:p>66.945</text:p>
              </table:table-cell>
              <table:table-cell office:value-type="float" office:value="65.851">
                <text:p>65.851</text:p>
              </table:table-cell>
              <table:table-cell office:value-type="float" office:value="272">
                <text:p>272</text:p>
              </table:table-cell>
              <table:table-cell office:value-type="float" office:value="77.136">
                <text:p>77.1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2">
                <text:p>272</text:p>
              </table:table-cell>
              <table:table-cell office:value-type="float" office:value="71.856">
                <text:p>71.856</text:p>
              </table:table-cell>
              <table:table-cell office:value-type="float" office:value="66.576">
                <text:p>66.576</text:p>
              </table:table-cell>
              <table:table-cell office:value-type="float" office:value="272">
                <text:p>272</text:p>
              </table:table-cell>
              <table:table-cell office:value-type="float" office:value="68.552">
                <text:p>68.5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2">
                <text:p>272</text:p>
              </table:table-cell>
              <table:table-cell office:value-type="float" office:value="65.888">
                <text:p>65.888</text:p>
              </table:table-cell>
              <table:table-cell office:value-type="float" office:value="63.225">
                <text:p>63.225</text:p>
              </table:table-cell>
              <table:table-cell office:value-type="float" office:value="288">
                <text:p>288</text:p>
              </table:table-cell>
              <table:table-cell office:value-type="float" office:value="76.938">
                <text:p>76.9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8">
                <text:p>288</text:p>
              </table:table-cell>
              <table:table-cell office:value-type="float" office:value="72.029">
                <text:p>72.029</text:p>
              </table:table-cell>
              <table:table-cell office:value-type="float" office:value="67.12">
                <text:p>67.12</text:p>
              </table:table-cell>
              <table:table-cell office:value-type="float" office:value="288">
                <text:p>288</text:p>
              </table:table-cell>
              <table:table-cell office:value-type="float" office:value="67.128">
                <text:p>67.1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8">
                <text:p>288</text:p>
              </table:table-cell>
              <table:table-cell office:value-type="float" office:value="65.607">
                <text:p>65.607</text:p>
              </table:table-cell>
              <table:table-cell office:value-type="float" office:value="64.085">
                <text:p>64.085</text:p>
              </table:table-cell>
              <table:table-cell office:value-type="float" office:value="304">
                <text:p>304</text:p>
              </table:table-cell>
              <table:table-cell office:value-type="float" office:value="75.158">
                <text:p>75.1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4">
                <text:p>304</text:p>
              </table:table-cell>
              <table:table-cell office:value-type="float" office:value="70.912">
                <text:p>70.912</text:p>
              </table:table-cell>
              <table:table-cell office:value-type="float" office:value="66.667">
                <text:p>66.667</text:p>
              </table:table-cell>
              <table:table-cell office:value-type="float" office:value="304">
                <text:p>304</text:p>
              </table:table-cell>
              <table:table-cell office:value-type="float" office:value="71.915">
                <text:p>71.9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4">
                <text:p>304</text:p>
              </table:table-cell>
              <table:table-cell office:value-type="float" office:value="67.932">
                <text:p>67.932</text:p>
              </table:table-cell>
              <table:table-cell office:value-type="float" office:value="63.949">
                <text:p>63.949</text:p>
              </table:table-cell>
              <table:table-cell office:value-type="float" office:value="320">
                <text:p>320</text:p>
              </table:table-cell>
              <table:table-cell office:value-type="float" office:value="76.622">
                <text:p>76.6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0">
                <text:p>320</text:p>
              </table:table-cell>
              <table:table-cell office:value-type="float" office:value="71.554">
                <text:p>71.554</text:p>
              </table:table-cell>
              <table:table-cell office:value-type="float" office:value="66.486">
                <text:p>66.486</text:p>
              </table:table-cell>
              <table:table-cell office:value-type="float" office:value="320">
                <text:p>320</text:p>
              </table:table-cell>
              <table:table-cell office:value-type="float" office:value="70.649">
                <text:p>70.6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0">
                <text:p>320</text:p>
              </table:table-cell>
              <table:table-cell office:value-type="float" office:value="67.752">
                <text:p>67.752</text:p>
              </table:table-cell>
              <table:table-cell office:value-type="float" office:value="64.855">
                <text:p>64.855</text:p>
              </table:table-cell>
              <table:table-cell office:value-type="float" office:value="352">
                <text:p>352</text:p>
              </table:table-cell>
              <table:table-cell office:value-type="float" office:value="77.136">
                <text:p>77.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2">
                <text:p>352</text:p>
              </table:table-cell>
              <table:table-cell office:value-type="float" office:value="72.015">
                <text:p>72.015</text:p>
              </table:table-cell>
              <table:table-cell office:value-type="float" office:value="66.893">
                <text:p>66.893</text:p>
              </table:table-cell>
              <table:table-cell office:value-type="float" office:value="352">
                <text:p>352</text:p>
              </table:table-cell>
              <table:table-cell office:value-type="float" office:value="69.897">
                <text:p>69.8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2">
                <text:p>352</text:p>
              </table:table-cell>
              <table:table-cell office:value-type="float" office:value="67.784">
                <text:p>67.784</text:p>
              </table:table-cell>
              <table:table-cell office:value-type="float" office:value="65.67">
                <text:p>65.67</text:p>
              </table:table-cell>
              <table:table-cell office:value-type="float" office:value="544">
                <text:p>544</text:p>
              </table:table-cell>
              <table:table-cell office:value-type="float" office:value="75.119">
                <text:p>75.1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4">
                <text:p>544</text:p>
              </table:table-cell>
              <table:table-cell office:value-type="float" office:value="70.847">
                <text:p>70.847</text:p>
              </table:table-cell>
              <table:table-cell office:value-type="float" office:value="66.576">
                <text:p>66.576</text:p>
              </table:table-cell>
              <table:table-cell office:value-type="float" office:value="544">
                <text:p>544</text:p>
              </table:table-cell>
              <table:table-cell office:value-type="float" office:value="71.005">
                <text:p>71.0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4">
                <text:p>544</text:p>
              </table:table-cell>
              <table:table-cell office:value-type="float" office:value="68.7">
                <text:p>68.7</text:p>
              </table:table-cell>
              <table:table-cell office:value-type="float" office:value="66.395">
                <text:p>66.395</text:p>
              </table:table-cell>
              <table:table-cell office:value-type="float" office:value="704">
                <text:p>704</text:p>
              </table:table-cell>
              <table:table-cell office:value-type="float" office:value="36.511">
                <text:p>36.5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4">
                <text:p>704</text:p>
              </table:table-cell>
              <table:table-cell office:value-type="float" office:value="51.181">
                <text:p>51.181</text:p>
              </table:table-cell>
              <table:table-cell office:value-type="float" office:value="65.851">
                <text:p>65.851</text:p>
              </table:table-cell>
              <table:table-cell office:value-type="float" office:value="704">
                <text:p>704</text:p>
              </table:table-cell>
              <table:table-cell office:value-type="float" office:value="36.511">
                <text:p>36.5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4">
                <text:p>704</text:p>
              </table:table-cell>
              <table:table-cell office:value-type="float" office:value="50.887">
                <text:p>50.887</text:p>
              </table:table-cell>
              <table:table-cell office:value-type="float" office:value="65.263">
                <text:p>65.263</text:p>
              </table:table-cell>
              <table:table-cell office:value-type="float" office:value="880">
                <text:p>880</text:p>
              </table:table-cell>
              <table:table-cell office:value-type="float" office:value="77.65">
                <text:p>77.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0">
                <text:p>880</text:p>
              </table:table-cell>
              <table:table-cell office:value-type="float" office:value="72.091">
                <text:p>72.091</text:p>
              </table:table-cell>
              <table:table-cell office:value-type="float" office:value="66.531">
                <text:p>66.531</text:p>
              </table:table-cell>
              <table:table-cell office:value-type="float" office:value="880">
                <text:p>880</text:p>
              </table:table-cell>
              <table:table-cell office:value-type="float" office:value="73.299">
                <text:p>73.2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80">
                <text:p>880</text:p>
              </table:table-cell>
              <table:table-cell office:value-type="float" office:value="69.19">
                <text:p>69.19</text:p>
              </table:table-cell>
              <table:table-cell office:value-type="float" office:value="65.082">
                <text:p>65.082</text:p>
              </table:table-cell>
              <table:table-cell office:value-type="float" office:value="1056">
                <text:p>1056</text:p>
              </table:table-cell>
              <table:table-cell office:value-type="float" office:value="76.543">
                <text:p>76.5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56">
                <text:p>1056</text:p>
              </table:table-cell>
              <table:table-cell office:value-type="float" office:value="71.967">
                <text:p>71.967</text:p>
              </table:table-cell>
              <table:table-cell office:value-type="float" office:value="67.391">
                <text:p>67.391</text:p>
              </table:table-cell>
              <table:table-cell office:value-type="float" office:value="1056">
                <text:p>1056</text:p>
              </table:table-cell>
              <table:table-cell office:value-type="float" office:value="73.339">
                <text:p>73.3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56">
                <text:p>1056</text:p>
              </table:table-cell>
              <table:table-cell office:value-type="float" office:value="68.372">
                <text:p>68.372</text:p>
              </table:table-cell>
              <table:table-cell office:value-type="float" office:value="63.406">
                <text:p>63.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21409a" draw:fill-color="#21409a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595cm" svg:height="9.117cm" xlink:href="." xlink:type="simple" chart:class="chart:scatter" chart:style-name="ch1">
        <chart:title svg:x="10.125cm" svg:y="0.317cm" chart:style-name="ch2">
          <text:p>3BAR</text:p>
        </chart:title>
        <chart:legend chart:legend-position="end" svg:x="20.286cm" svg:y="3.767cm" style:legend-expansion="high" chart:style-name="ch3"/>
        <chart:plot-area chart:style-name="ch4" chart:data-source-has-labels="both" svg:x="0.431cm" svg:y="1.284cm" svg:width="19.424cm" svg:height="7.651cm">
          <chartooo:coordinate-region svg:x="1.051cm" svg:y="1.481cm" svg:width="18.433cm" svg:height="6.811cm"/>
          <chart:axis chart:dimension="x" chart:name="primary-x" chart:style-name="ch5" chartooo:axis-type="auto">
            <chart:categories table:cell-range-address="local-table.$A$2:.$A$4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49" chart:label-cell-address="local-table.$C$1" chart:class="chart:scatter">
            <chart:domain table:cell-range-address="local-table.$B$2:.$B$49"/>
            <chart:data-point chart:repeated="48"/>
          </chart:series>
          <chart:series chart:style-name="ch9" chart:values-cell-range-address="local-table.$D$2:.$D$49" chart:label-cell-address="local-table.$D$1" chart:class="chart:scatter">
            <chart:data-point chart:repeated="48"/>
          </chart:series>
          <chart:series chart:style-name="ch10" chart:values-cell-range-address="local-table.$E$2:.$E$49" chart:label-cell-address="local-table.$E$1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cv</text:p>
              </table:table-cell>
              <table:table-cell office:value-type="string">
                <text:p>c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61.486">
                <text:p>61.486</text:p>
              </table:table-cell>
              <table:table-cell office:value-type="float" office:value="62.737">
                <text:p>62.737</text:p>
              </table:table-cell>
              <table:table-cell office:value-type="float" office:value="60.236">
                <text:p>60.2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57.311">
                <text:p>57.311</text:p>
              </table:table-cell>
              <table:table-cell office:value-type="float" office:value="60.047">
                <text:p>60.047</text:p>
              </table:table-cell>
              <table:table-cell office:value-type="float" office:value="54.574">
                <text:p>54.5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63.206">
                <text:p>63.206</text:p>
              </table:table-cell>
              <table:table-cell office:value-type="float" office:value="64.003">
                <text:p>64.003</text:p>
              </table:table-cell>
              <table:table-cell office:value-type="float" office:value="62.409">
                <text:p>62.4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60.172">
                <text:p>60.172</text:p>
              </table:table-cell>
              <table:table-cell office:value-type="float" office:value="63.37">
                <text:p>63.37</text:p>
              </table:table-cell>
              <table:table-cell office:value-type="float" office:value="56.975">
                <text:p>56.9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66.105">
                <text:p>66.105</text:p>
              </table:table-cell>
              <table:table-cell office:value-type="float" office:value="67.128">
                <text:p>67.128</text:p>
              </table:table-cell>
              <table:table-cell office:value-type="float" office:value="65.082">
                <text:p>65.0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63.609">
                <text:p>63.609</text:p>
              </table:table-cell>
              <table:table-cell office:value-type="float" office:value="63.449">
                <text:p>63.449</text:p>
              </table:table-cell>
              <table:table-cell office:value-type="float" office:value="63.768">
                <text:p>63.7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7.677">
                <text:p>67.677</text:p>
              </table:table-cell>
              <table:table-cell office:value-type="float" office:value="69.502">
                <text:p>69.502</text:p>
              </table:table-cell>
              <table:table-cell office:value-type="float" office:value="65.851">
                <text:p>65.8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63.777">
                <text:p>63.777</text:p>
              </table:table-cell>
              <table:table-cell office:value-type="float" office:value="64.873">
                <text:p>64.873</text:p>
              </table:table-cell>
              <table:table-cell office:value-type="float" office:value="62.681">
                <text:p>62.6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67.356">
                <text:p>67.356</text:p>
              </table:table-cell>
              <table:table-cell office:value-type="float" office:value="70.174">
                <text:p>70.174</text:p>
              </table:table-cell>
              <table:table-cell office:value-type="float" office:value="64.538">
                <text:p>64.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59.281">
                <text:p>59.281</text:p>
              </table:table-cell>
              <table:table-cell office:value-type="float" office:value="54.114">
                <text:p>54.114</text:p>
              </table:table-cell>
              <table:table-cell office:value-type="float" office:value="64.447">
                <text:p>64.4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">
                <text:p>96</text:p>
              </table:table-cell>
              <table:table-cell office:value-type="float" office:value="69.142">
                <text:p>69.142</text:p>
              </table:table-cell>
              <table:table-cell office:value-type="float" office:value="70.53">
                <text:p>70.53</text:p>
              </table:table-cell>
              <table:table-cell office:value-type="float" office:value="67.754">
                <text:p>67.7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">
                <text:p>96</text:p>
              </table:table-cell>
              <table:table-cell office:value-type="float" office:value="62.693">
                <text:p>62.693</text:p>
              </table:table-cell>
              <table:table-cell office:value-type="float" office:value="64.834">
                <text:p>64.834</text:p>
              </table:table-cell>
              <table:table-cell office:value-type="float" office:value="60.553">
                <text:p>60.5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2">
                <text:p>112</text:p>
              </table:table-cell>
              <table:table-cell office:value-type="float" office:value="71.174">
                <text:p>71.174</text:p>
              </table:table-cell>
              <table:table-cell office:value-type="float" office:value="74.367">
                <text:p>74.367</text:p>
              </table:table-cell>
              <table:table-cell office:value-type="float" office:value="67.98">
                <text:p>67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2">
                <text:p>112</text:p>
              </table:table-cell>
              <table:table-cell office:value-type="float" office:value="67.409">
                <text:p>67.409</text:p>
              </table:table-cell>
              <table:table-cell office:value-type="float" office:value="71.005">
                <text:p>71.005</text:p>
              </table:table-cell>
              <table:table-cell office:value-type="float" office:value="63.813">
                <text:p>63.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8">
                <text:p>128</text:p>
              </table:table-cell>
              <table:table-cell office:value-type="float" office:value="69.225">
                <text:p>69.225</text:p>
              </table:table-cell>
              <table:table-cell office:value-type="float" office:value="72.508">
                <text:p>72.508</text:p>
              </table:table-cell>
              <table:table-cell office:value-type="float" office:value="65.942">
                <text:p>65.9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8">
                <text:p>128</text:p>
              </table:table-cell>
              <table:table-cell office:value-type="float" office:value="63.628">
                <text:p>63.628</text:p>
              </table:table-cell>
              <table:table-cell office:value-type="float" office:value="63.805">
                <text:p>63.805</text:p>
              </table:table-cell>
              <table:table-cell office:value-type="float" office:value="63.451">
                <text:p>63.4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4">
                <text:p>144</text:p>
              </table:table-cell>
              <table:table-cell office:value-type="float" office:value="69.445">
                <text:p>69.445</text:p>
              </table:table-cell>
              <table:table-cell office:value-type="float" office:value="73.22">
                <text:p>73.22</text:p>
              </table:table-cell>
              <table:table-cell office:value-type="float" office:value="65.67">
                <text:p>65.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4">
                <text:p>144</text:p>
              </table:table-cell>
              <table:table-cell office:value-type="float" office:value="67.044">
                <text:p>67.044</text:p>
              </table:table-cell>
              <table:table-cell office:value-type="float" office:value="71.361">
                <text:p>71.361</text:p>
              </table:table-cell>
              <table:table-cell office:value-type="float" office:value="62.726">
                <text:p>62.7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">
                <text:p>160</text:p>
              </table:table-cell>
              <table:table-cell office:value-type="float" office:value="71.694">
                <text:p>71.694</text:p>
              </table:table-cell>
              <table:table-cell office:value-type="float" office:value="75.316">
                <text:p>75.316</text:p>
              </table:table-cell>
              <table:table-cell office:value-type="float" office:value="68.071">
                <text:p>68.0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0">
                <text:p>160</text:p>
              </table:table-cell>
              <table:table-cell office:value-type="float" office:value="66.361">
                <text:p>66.361</text:p>
              </table:table-cell>
              <table:table-cell office:value-type="float" office:value="68.908">
                <text:p>68.908</text:p>
              </table:table-cell>
              <table:table-cell office:value-type="float" office:value="63.813">
                <text:p>63.8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2">
                <text:p>192</text:p>
              </table:table-cell>
              <table:table-cell office:value-type="float" office:value="70.607">
                <text:p>70.607</text:p>
              </table:table-cell>
              <table:table-cell office:value-type="float" office:value="75">
                <text:p>75</text:p>
              </table:table-cell>
              <table:table-cell office:value-type="float" office:value="66.214">
                <text:p>66.2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2">
                <text:p>192</text:p>
              </table:table-cell>
              <table:table-cell office:value-type="float" office:value="68.591">
                <text:p>68.591</text:p>
              </table:table-cell>
              <table:table-cell office:value-type="float" office:value="72.191">
                <text:p>72.191</text:p>
              </table:table-cell>
              <table:table-cell office:value-type="float" office:value="64.991">
                <text:p>64.9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8">
                <text:p>208</text:p>
              </table:table-cell>
              <table:table-cell office:value-type="float" office:value="70.645">
                <text:p>70.645</text:p>
              </table:table-cell>
              <table:table-cell office:value-type="float" office:value="73.853">
                <text:p>73.853</text:p>
              </table:table-cell>
              <table:table-cell office:value-type="float" office:value="67.437">
                <text:p>67.4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8">
                <text:p>208</text:p>
              </table:table-cell>
              <table:table-cell office:value-type="float" office:value="67.496">
                <text:p>67.496</text:p>
              </table:table-cell>
              <table:table-cell office:value-type="float" office:value="69.185">
                <text:p>69.185</text:p>
              </table:table-cell>
              <table:table-cell office:value-type="float" office:value="65.806">
                <text:p>65.8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4">
                <text:p>224</text:p>
              </table:table-cell>
              <table:table-cell office:value-type="float" office:value="71.246">
                <text:p>71.246</text:p>
              </table:table-cell>
              <table:table-cell office:value-type="float" office:value="75.237">
                <text:p>75.237</text:p>
              </table:table-cell>
              <table:table-cell office:value-type="float" office:value="67.255">
                <text:p>67.2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4">
                <text:p>224</text:p>
              </table:table-cell>
              <table:table-cell office:value-type="float" office:value="67.877">
                <text:p>67.877</text:p>
              </table:table-cell>
              <table:table-cell office:value-type="float" office:value="69.858">
                <text:p>69.858</text:p>
              </table:table-cell>
              <table:table-cell office:value-type="float" office:value="65.897">
                <text:p>65.8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0">
                <text:p>240</text:p>
              </table:table-cell>
              <table:table-cell office:value-type="float" office:value="71.023">
                <text:p>71.023</text:p>
              </table:table-cell>
              <table:table-cell office:value-type="float" office:value="74.565">
                <text:p>74.565</text:p>
              </table:table-cell>
              <table:table-cell office:value-type="float" office:value="67.482">
                <text:p>67.4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68.582">
                <text:p>68.582</text:p>
              </table:table-cell>
              <table:table-cell office:value-type="float" office:value="70.134">
                <text:p>70.134</text:p>
              </table:table-cell>
              <table:table-cell office:value-type="float" office:value="67.029">
                <text:p>67.0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6">
                <text:p>256</text:p>
              </table:table-cell>
              <table:table-cell office:value-type="float" office:value="71.7">
                <text:p>71.7</text:p>
              </table:table-cell>
              <table:table-cell office:value-type="float" office:value="74.921">
                <text:p>74.921</text:p>
              </table:table-cell>
              <table:table-cell office:value-type="float" office:value="68.478">
                <text:p>68.4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6">
                <text:p>256</text:p>
              </table:table-cell>
              <table:table-cell office:value-type="float" office:value="69.191">
                <text:p>69.191</text:p>
              </table:table-cell>
              <table:table-cell office:value-type="float" office:value="72.983">
                <text:p>72.983</text:p>
              </table:table-cell>
              <table:table-cell office:value-type="float" office:value="65.399">
                <text:p>65.3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2">
                <text:p>272</text:p>
              </table:table-cell>
              <table:table-cell office:value-type="float" office:value="71.705">
                <text:p>71.705</text:p>
              </table:table-cell>
              <table:table-cell office:value-type="float" office:value="74.842">
                <text:p>74.842</text:p>
              </table:table-cell>
              <table:table-cell office:value-type="float" office:value="68.569">
                <text:p>68.5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2">
                <text:p>272</text:p>
              </table:table-cell>
              <table:table-cell office:value-type="float" office:value="69.441">
                <text:p>69.441</text:p>
              </table:table-cell>
              <table:table-cell office:value-type="float" office:value="71.717">
                <text:p>71.717</text:p>
              </table:table-cell>
              <table:table-cell office:value-type="float" office:value="67.165">
                <text:p>67.1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8">
                <text:p>288</text:p>
              </table:table-cell>
              <table:table-cell office:value-type="float" office:value="72.081">
                <text:p>72.081</text:p>
              </table:table-cell>
              <table:table-cell office:value-type="float" office:value="75.91">
                <text:p>75.91</text:p>
              </table:table-cell>
              <table:table-cell office:value-type="float" office:value="68.252">
                <text:p>68.2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8">
                <text:p>288</text:p>
              </table:table-cell>
              <table:table-cell office:value-type="float" office:value="66.198">
                <text:p>66.198</text:p>
              </table:table-cell>
              <table:table-cell office:value-type="float" office:value="70.847">
                <text:p>70.847</text:p>
              </table:table-cell>
              <table:table-cell office:value-type="float" office:value="61.549">
                <text:p>61.5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4">
                <text:p>304</text:p>
              </table:table-cell>
              <table:table-cell office:value-type="float" office:value="71.202">
                <text:p>71.202</text:p>
              </table:table-cell>
              <table:table-cell office:value-type="float" office:value="73.972">
                <text:p>73.972</text:p>
              </table:table-cell>
              <table:table-cell office:value-type="float" office:value="68.433">
                <text:p>68.4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4">
                <text:p>304</text:p>
              </table:table-cell>
              <table:table-cell office:value-type="float" office:value="67.558">
                <text:p>67.558</text:p>
              </table:table-cell>
              <table:table-cell office:value-type="float" office:value="69.581">
                <text:p>69.581</text:p>
              </table:table-cell>
              <table:table-cell office:value-type="float" office:value="65.534">
                <text:p>65.5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0">
                <text:p>320</text:p>
              </table:table-cell>
              <table:table-cell office:value-type="float" office:value="70.916">
                <text:p>70.916</text:p>
              </table:table-cell>
              <table:table-cell office:value-type="float" office:value="74.802">
                <text:p>74.802</text:p>
              </table:table-cell>
              <table:table-cell office:value-type="float" office:value="67.029">
                <text:p>67.0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0">
                <text:p>320</text:p>
              </table:table-cell>
              <table:table-cell office:value-type="float" office:value="68.835">
                <text:p>68.835</text:p>
              </table:table-cell>
              <table:table-cell office:value-type="float" office:value="72.271">
                <text:p>72.271</text:p>
              </table:table-cell>
              <table:table-cell office:value-type="float" office:value="65.399">
                <text:p>65.3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2">
                <text:p>352</text:p>
              </table:table-cell>
              <table:table-cell office:value-type="float" office:value="71.895">
                <text:p>71.895</text:p>
              </table:table-cell>
              <table:table-cell office:value-type="float" office:value="75.04">
                <text:p>75.04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2">
                <text:p>352</text:p>
              </table:table-cell>
              <table:table-cell office:value-type="float" office:value="68.186">
                <text:p>68.186</text:p>
              </table:table-cell>
              <table:table-cell office:value-type="float" office:value="69.343">
                <text:p>69.343</text:p>
              </table:table-cell>
              <table:table-cell office:value-type="float" office:value="67.029">
                <text:p>67.0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4">
                <text:p>544</text:p>
              </table:table-cell>
              <table:table-cell office:value-type="float" office:value="71.455">
                <text:p>71.455</text:p>
              </table:table-cell>
              <table:table-cell office:value-type="float" office:value="76.108">
                <text:p>76.108</text:p>
              </table:table-cell>
              <table:table-cell office:value-type="float" office:value="66.803">
                <text:p>66.8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4">
                <text:p>544</text:p>
              </table:table-cell>
              <table:table-cell office:value-type="float" office:value="67.258">
                <text:p>67.258</text:p>
              </table:table-cell>
              <table:table-cell office:value-type="float" office:value="69.027">
                <text:p>69.027</text:p>
              </table:table-cell>
              <table:table-cell office:value-type="float" office:value="65.489">
                <text:p>65.4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4">
                <text:p>704</text:p>
              </table:table-cell>
              <table:table-cell office:value-type="float" office:value="72.037">
                <text:p>72.037</text:p>
              </table:table-cell>
              <table:table-cell office:value-type="float" office:value="77.136">
                <text:p>77.136</text:p>
              </table:table-cell>
              <table:table-cell office:value-type="float" office:value="66.938">
                <text:p>66.9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4">
                <text:p>704</text:p>
              </table:table-cell>
              <table:table-cell office:value-type="float" office:value="69.583">
                <text:p>69.583</text:p>
              </table:table-cell>
              <table:table-cell office:value-type="float" office:value="74.13">
                <text:p>74.13</text:p>
              </table:table-cell>
              <table:table-cell office:value-type="float" office:value="65.036">
                <text:p>65.0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">
                <text:p>880</text:p>
              </table:table-cell>
              <table:table-cell office:value-type="float" office:value="70.065">
                <text:p>70.065</text:p>
              </table:table-cell>
              <table:table-cell office:value-type="float" office:value="73.101">
                <text:p>73.101</text:p>
              </table:table-cell>
              <table:table-cell office:value-type="float" office:value="67.029">
                <text:p>67.0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0">
                <text:p>880</text:p>
              </table:table-cell>
              <table:table-cell office:value-type="float" office:value="66.28">
                <text:p>66.28</text:p>
              </table:table-cell>
              <table:table-cell office:value-type="float" office:value="67.84">
                <text:p>67.84</text:p>
              </table:table-cell>
              <table:table-cell office:value-type="float" office:value="64.719">
                <text:p>64.7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56">
                <text:p>1056</text:p>
              </table:table-cell>
              <table:table-cell office:value-type="float" office:value="24.153">
                <text:p>24.153</text:p>
              </table:table-cell>
              <table:table-cell office:value-type="float" office:value="32.002">
                <text:p>32.002</text:p>
              </table:table-cell>
              <table:table-cell office:value-type="float" office:value="16.304">
                <text:p>16.3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56">
                <text:p>1056</text:p>
              </table:table-cell>
              <table:table-cell office:value-type="float" office:value="20.672">
                <text:p>20.672</text:p>
              </table:table-cell>
              <table:table-cell office:value-type="float" office:value="25.04">
                <text:p>25.04</text:p>
              </table:table-cell>
              <table:table-cell office:value-type="float" office:value="16.304">
                <text:p>16.3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bd7cb5" draw:fill-color="#bd7cb5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1cm" svg:height="9.007cm" xlink:href=".." xlink:type="simple" chart:class="chart:scatter" chart:style-name="ch1">
        <chart:legend chart:legend-position="end" svg:x="14cm" svg:y="3.218cm" style:legend-expansion="high" chart:style-name="ch2"/>
        <chart:plot-area chart:style-name="ch3" table:cell-range-address="'schedule LR'.D6:'schedule LR'.N9 'schedule LR'.C5:'schedule LR'.N5 'schedule LR'.C6:'schedule LR'.C8 'schedule LR'.C3:'schedule LR'.N3" chart:data-source-has-labels="column" svg:x="0.319cm" svg:y="0.18cm" svg:width="13.362cm" svg:height="8.647cm">
          <chartooo:coordinate-region svg:x="1.401cm" svg:y="0.378cm" svg:width="12.001cm" svg:height="7.8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chedule LR'.D5:'schedule LR'.N5" chart:label-cell-address="'schedule LR'.C5:'schedule LR'.C5" chart:class="chart:scatter">
            <chart:domain table:cell-range-address="'schedule LR'.D9:'schedule LR'.N9"/>
            <chart:data-point chart:repeated="11"/>
          </chart:series>
          <chart:series chart:style-name="ch8" chart:values-cell-range-address="'schedule LR'.D8:'schedule LR'.N8" chart:label-cell-address="'schedule LR'.C8:'schedule LR'.C8" chart:class="chart:scatter">
            <chart:data-point chart:repeated="11"/>
          </chart:series>
          <chart:series chart:style-name="ch9" chart:values-cell-range-address="'schedule LR'.D7:'schedule LR'.N7" chart:label-cell-address="'schedule LR'.C7:'schedule LR'.C7" chart:class="chart:scatter">
            <chart:data-point chart:repeated="11"/>
          </chart:series>
          <chart:series chart:style-name="ch10" chart:values-cell-range-address="'schedule LR'.D6:'schedule LR'.N6" chart:label-cell-address="'schedule LR'.C6:'schedule LR'.C6" chart:class="chart:scatter">
            <chart:data-point chart:repeated="11"/>
          </chart:series>
          <chart:series chart:style-name="ch11" chart:values-cell-range-address="'schedule LR'.D3:'schedule LR'.N3" chart:label-cell-address="'schedule LR'.C3:'schedule LR'.C3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chedule LR'.D9:'schedule LR'.N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,5</text:p>
                <draw:g>
                  <svg:desc>'schedule LR'.C5:'schedule LR'.C5</svg:desc>
                </draw:g>
              </table:table-cell>
              <table:table-cell office:value-type="float" office:value="0.01">
                <text:p>0.01</text:p>
                <draw:g>
                  <svg:desc>'schedule LR'.D5:'schedule LR'.N5</svg:desc>
                </draw:g>
              </table:table-cell>
              <table:table-cell office:value-type="float" office:value="0.00853814968245462">
                <text:p>0.00853814968245462</text:p>
              </table:table-cell>
              <table:table-cell office:value-type="float" office:value="0.00715541752799933">
                <text:p>0.00715541752799933</text:p>
              </table:table-cell>
              <table:table-cell office:value-type="float" office:value="0.00585662018573853">
                <text:p>0.00585662018573853</text:p>
              </table:table-cell>
              <table:table-cell office:value-type="float" office:value="0.0046475800154489">
                <text:p>0.0046475800154489</text:p>
              </table:table-cell>
              <table:table-cell office:value-type="float" office:value="0.00353553390593274">
                <text:p>0.00353553390593274</text:p>
              </table:table-cell>
              <table:table-cell office:value-type="float" office:value="0.0025298221281347">
                <text:p>0.0025298221281347</text:p>
              </table:table-cell>
              <table:table-cell office:value-type="float" office:value="0.0016431676725155">
                <text:p>0.0016431676725155</text:p>
              </table:table-cell>
              <table:table-cell office:value-type="float" office:value="0.000894427190999916">
                <text:p>0.000894427190999916</text:p>
              </table:table-cell>
              <table:table-cell office:value-type="float" office:value="0.000316227766016838">
                <text:p>0.000316227766016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xt</text:p>
                <draw:g>
                  <svg:desc>'schedule LR'.C8:'schedule LR'.C8</svg:desc>
                </draw:g>
              </table:table-cell>
              <table:table-cell office:value-type="float" office:value="0.006">
                <text:p>0.006</text:p>
                <draw:g>
                  <svg:desc>'schedule LR'.D8:'schedule LR'.N8</svg:desc>
                </draw:g>
              </table:table-cell>
              <table:table-cell office:value-type="float" office:value="0.00541525987298185">
                <text:p>0.00541525987298185</text:p>
              </table:table-cell>
              <table:table-cell office:value-type="float" office:value="0.00486216701119973">
                <text:p>0.00486216701119973</text:p>
              </table:table-cell>
              <table:table-cell office:value-type="float" office:value="0.00434264807429541">
                <text:p>0.00434264807429541</text:p>
              </table:table-cell>
              <table:table-cell office:value-type="float" office:value="0.00385903200617956">
                <text:p>0.00385903200617956</text:p>
              </table:table-cell>
              <table:table-cell office:value-type="float" office:value="0.0034142135623731">
                <text:p>0.0034142135623731</text:p>
              </table:table-cell>
              <table:table-cell office:value-type="float" office:value="0.00301192885125388">
                <text:p>0.00301192885125388</text:p>
              </table:table-cell>
              <table:table-cell office:value-type="float" office:value="0.0026572670690062">
                <text:p>0.0026572670690062</text:p>
              </table:table-cell>
              <table:table-cell office:value-type="float" office:value="0.00235777087639997">
                <text:p>0.00235777087639997</text:p>
              </table:table-cell>
              <table:table-cell office:value-type="float" office:value="0.00212649110640673">
                <text:p>0.0021264911064067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now</text:p>
                <draw:g>
                  <svg:desc>'schedule LR'.C7:'schedule LR'.C7</svg:desc>
                </draw:g>
              </table:table-cell>
              <table:table-cell office:value-type="float" office:value="0.01">
                <text:p>0.01</text:p>
                <draw:g>
                  <svg:desc>'schedule LR'.D7:'schedule LR'.N7</svg:desc>
                </draw:g>
              </table:table-cell>
              <table:table-cell office:value-type="float" office:value="0.00853814968245462">
                <text:p>0.00853814968245462</text:p>
              </table:table-cell>
              <table:table-cell office:value-type="float" office:value="0.00715541752799933">
                <text:p>0.00715541752799933</text:p>
              </table:table-cell>
              <table:table-cell office:value-type="float" office:value="0.00585662018573853">
                <text:p>0.00585662018573853</text:p>
              </table:table-cell>
              <table:table-cell office:value-type="float" office:value="0.0046475800154489">
                <text:p>0.0046475800154489</text:p>
              </table:table-cell>
              <table:table-cell office:value-type="float" office:value="0.00353553390593274">
                <text:p>0.00353553390593274</text:p>
              </table:table-cell>
              <table:table-cell office:value-type="float" office:value="0.0025298221281347">
                <text:p>0.0025298221281347</text:p>
              </table:table-cell>
              <table:table-cell office:value-type="float" office:value="0.0016431676725155">
                <text:p>0.0016431676725155</text:p>
              </table:table-cell>
              <table:table-cell office:value-type="float" office:value="0.000894427190999916">
                <text:p>0.000894427190999916</text:p>
              </table:table-cell>
              <table:table-cell office:value-type="float" office:value="0.000316227766016838">
                <text:p>0.000316227766016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  <draw:g>
                  <svg:desc>'schedule LR'.C6:'schedule LR'.C6</svg:desc>
                </draw:g>
              </table:table-cell>
              <table:table-cell office:value-type="float" office:value="0.01">
                <text:p>0.01</text:p>
                <draw:g>
                  <svg:desc>'schedule LR'.D6:'schedule LR'.N6</svg:desc>
                </draw:g>
              </table:table-cell>
              <table:table-cell office:value-type="float" office:value="0.009">
                <text:p>0.009</text:p>
              </table:table-cell>
              <table:table-cell office:value-type="float" office:value="0.008">
                <text:p>0.008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'schedule LR'.C3:'schedule LR'.C3</svg:desc>
                </draw:g>
              </table:table-cell>
              <table:table-cell office:value-type="float" office:value="0.0075">
                <text:p>0.0075</text:p>
                <draw:g>
                  <svg:desc>'schedule LR'.D3:'schedule LR'.N3</svg:desc>
                </draw:g>
              </table:table-cell>
              <table:table-cell office:value-type="float" office:value="0.006075">
                <text:p>0.006075</text:p>
              </table:table-cell>
              <table:table-cell office:value-type="float" office:value="0.0048">
                <text:p>0.0048</text:p>
              </table:table-cell>
              <table:table-cell office:value-type="float" office:value="0.003675">
                <text:p>0.003675</text:p>
              </table:table-cell>
              <table:table-cell office:value-type="float" office:value="0.0027">
                <text:p>0.0027</text:p>
              </table:table-cell>
              <table:table-cell office:value-type="float" office:value="0.001875">
                <text:p>0.001875</text:p>
              </table:table-cell>
              <table:table-cell office:value-type="float" office:value="0.0012">
                <text:p>0.0012</text:p>
              </table:table-cell>
              <table:table-cell office:value-type="float" office:value="0.000675">
                <text:p>0.000675</text:p>
              </table:table-cell>
              <table:table-cell office:value-type="float" office:value="0.0003">
                <text:p>0.0003</text:p>
              </table:table-cell>
              <table:table-cell office:value-type="float" office:value="0.000075">
                <text:p>0.0000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